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ellWorst" style:data-style-name="N0">
      <style:table-cell-properties style:vertical-align="automatic" fo:background-color="#FF0000"/>
    </style:style>
    <style:style style:name="ce3" style:family="table-cell" style:parent-style-name="cellBest" style:data-style-name="N0">
      <style:table-cell-properties style:vertical-align="automatic" fo:background-color="#00FF00"/>
    </style:style>
    <style:style style:name="co1" style:family="table-column">
      <style:table-column-properties fo:break-before="auto" style:column-width="5.87375cm"/>
    </style:style>
    <style:style style:name="co2" style:family="table-column">
      <style:table-column-properties fo:break-before="auto" style:column-width="6.03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5.68854166666667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6.905625cm"/>
    </style:style>
    <style:style style:name="co7" style:family="table-column">
      <style:table-column-properties fo:break-before="auto" style:column-width="6.56166666666667cm"/>
    </style:style>
    <style:style style:name="co8" style:family="table-column">
      <style:table-column-properties fo:break-before="auto" style:column-width="7.62cm"/>
    </style:style>
    <style:style style:name="co9" style:family="table-column">
      <style:table-column-properties fo:break-before="auto" style:column-width="7.27604166666667cm"/>
    </style:style>
    <style:style style:name="co10" style:family="table-column">
      <style:table-column-properties fo:break-before="auto" style:column-width="7.43479166666667cm"/>
    </style:style>
    <style:style style:name="co11" style:family="table-column">
      <style:table-column-properties fo:break-before="auto" style:column-width="6.37645833333333cm"/>
    </style:style>
    <style:style style:name="co12" style:family="table-column">
      <style:table-column-properties fo:break-before="auto" style:column-width="7.77875cm"/>
    </style:style>
    <style:style style:name="co13" style:family="table-column">
      <style:table-column-properties fo:break-before="auto" style:column-width="5.50333333333333cm"/>
    </style:style>
    <style:style style:name="co14" style:family="table-column">
      <style:table-column-properties fo:break-before="auto" style:column-width="4.63020833333333cm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sta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12" table:default-cell-style-name="ce1"/>
        <table:table-column table:style-name="co15" table:number-columns-repeated="16288" table:default-cell-style-name="ce1"/>
        <table:table-row table:style-name="ro1">
          <table:table-cell table:style-name="ce1"/>
          <table:table-cell office:value-type="string" table:style-name="ce1">
            <text:p>clingo-1/setting-hDistance-factor</text:p>
          </table:table-cell>
          <table:table-cell table:number-columns-repeated="2" table:style-name="ce1"/>
          <table:table-cell office:value-type="string" table:style-name="ce1">
            <text:p>clingo-1/setting-hDistance-init</text:p>
          </table:table-cell>
          <table:table-cell table:number-columns-repeated="2" table:style-name="ce1"/>
          <table:table-cell office:value-type="string" table:style-name="ce1">
            <text:p>clingo-1/setting-hDistance-level</text:p>
          </table:table-cell>
          <table:table-cell table:number-columns-repeated="2" table:style-name="ce1"/>
          <table:table-cell office:value-type="string" table:style-name="ce1">
            <text:p>clingo-1/setting-hDistance</text:p>
          </table:table-cell>
          <table:table-cell table:number-columns-repeated="2" table:style-name="ce1"/>
          <table:table-cell office:value-type="string" table:style-name="ce1">
            <text:p>clingo-1/setting-hForbiddenNode-factor</text:p>
          </table:table-cell>
          <table:table-cell table:number-columns-repeated="2" table:style-name="ce1"/>
          <table:table-cell office:value-type="string" table:style-name="ce1">
            <text:p>clingo-1/setting-hForbiddenNode-init</text:p>
          </table:table-cell>
          <table:table-cell table:number-columns-repeated="2" table:style-name="ce1"/>
          <table:table-cell office:value-type="string" table:style-name="ce1">
            <text:p>clingo-1/setting-hForbiddenNode-sign</text:p>
          </table:table-cell>
          <table:table-cell table:number-columns-repeated="2" table:style-name="ce1"/>
          <table:table-cell office:value-type="string" table:style-name="ce1">
            <text:p>clingo-1/setting-hForbiddenNode</text:p>
          </table:table-cell>
          <table:table-cell table:number-columns-repeated="2" table:style-name="ce1"/>
          <table:table-cell office:value-type="string" table:style-name="ce1">
            <text:p>clingo-1/setting-hNaivePathDistance-factor</text:p>
          </table:table-cell>
          <table:table-cell table:number-columns-repeated="2" table:style-name="ce1"/>
          <table:table-cell office:value-type="string" table:style-name="ce1">
            <text:p>clingo-1/setting-hNaivePathDistance-init</text:p>
          </table:table-cell>
          <table:table-cell table:number-columns-repeated="2" table:style-name="ce1"/>
          <table:table-cell office:value-type="string" table:style-name="ce1">
            <text:p>clingo-1/setting-hNaivePathDistance-level</text:p>
          </table:table-cell>
          <table:table-cell table:number-columns-repeated="2" table:style-name="ce1"/>
          <table:table-cell office:value-type="string" table:style-name="ce1">
            <text:p>clingo-1/setting-hNaivePathDistance</text:p>
          </table:table-cell>
          <table:table-cell table:number-columns-repeated="2" table:style-name="ce1"/>
          <table:table-cell office:value-type="string" table:style-name="ce1">
            <text:p>clingo-1/setting-hNaivePathDistance2-factor</text:p>
          </table:table-cell>
          <table:table-cell table:number-columns-repeated="2" table:style-name="ce1"/>
          <table:table-cell office:value-type="string" table:style-name="ce1">
            <text:p>clingo-1/setting-hNaivePathDistance2-init</text:p>
          </table:table-cell>
          <table:table-cell table:number-columns-repeated="2" table:style-name="ce1"/>
          <table:table-cell office:value-type="string" table:style-name="ce1">
            <text:p>clingo-1/setting-hNaivePathDistance2-sign</text:p>
          </table:table-cell>
          <table:table-cell table:number-columns-repeated="2" table:style-name="ce1"/>
          <table:table-cell office:value-type="string" table:style-name="ce1">
            <text:p>clingo-1/setting-hNaivePathDistance2</text:p>
          </table:table-cell>
          <table:table-cell table:number-columns-repeated="2" table:style-name="ce1"/>
          <table:table-cell office:value-type="string" table:style-name="ce1">
            <text:p>clingo-1/setting-hNodeCost-factor</text:p>
          </table:table-cell>
          <table:table-cell table:number-columns-repeated="2" table:style-name="ce1"/>
          <table:table-cell office:value-type="string" table:style-name="ce1">
            <text:p>clingo-1/setting-hNodeCost-init</text:p>
          </table:table-cell>
          <table:table-cell table:number-columns-repeated="2" table:style-name="ce1"/>
          <table:table-cell office:value-type="string" table:style-name="ce1">
            <text:p>clingo-1/setting-hNodeCost-sign</text:p>
          </table:table-cell>
          <table:table-cell table:number-columns-repeated="2" table:style-name="ce1"/>
          <table:table-cell office:value-type="string" table:style-name="ce1">
            <text:p>clingo-1/setting-hNodeCost</text:p>
          </table:table-cell>
          <table:table-cell table:number-columns-repeated="2" table:style-name="ce1"/>
          <table:table-cell office:value-type="string" table:style-name="ce1">
            <text:p>clingo-1/setting-hPathArea-factor</text:p>
          </table:table-cell>
          <table:table-cell table:number-columns-repeated="2" table:style-name="ce1"/>
          <table:table-cell office:value-type="string" table:style-name="ce1">
            <text:p>clingo-1/setting-hPathArea-init</text:p>
          </table:table-cell>
          <table:table-cell table:number-columns-repeated="2" table:style-name="ce1"/>
          <table:table-cell office:value-type="string" table:style-name="ce1">
            <text:p>clingo-1/setting-hPathArea-level</text:p>
          </table:table-cell>
          <table:table-cell table:number-columns-repeated="2" table:style-name="ce1"/>
          <table:table-cell office:value-type="string" table:style-name="ce1">
            <text:p>clingo-1/setting-hPathArea</text:p>
          </table:table-cell>
          <table:table-cell table:number-columns-repeated="2" table:style-name="ce1"/>
          <table:table-cell office:value-type="string" table:style-name="ce1">
            <text:p>clingo-1/setting-hStrange-factor</text:p>
          </table:table-cell>
          <table:table-cell table:number-columns-repeated="2" table:style-name="ce1"/>
          <table:table-cell office:value-type="string" table:style-name="ce1">
            <text:p>clingo-1/setting-hStrange-init</text:p>
          </table:table-cell>
          <table:table-cell table:number-columns-repeated="2" table:style-name="ce1"/>
          <table:table-cell office:value-type="string" table:style-name="ce1">
            <text:p>clingo-1/setting-hStrange-level</text:p>
          </table:table-cell>
          <table:table-cell table:number-columns-repeated="2" table:style-name="ce1"/>
          <table:table-cell office:value-type="string" table:style-name="ce1">
            <text:p>clingo-1/setting-hStrange</text:p>
          </table:table-cell>
          <table:table-cell table:number-columns-repeated="2" table:style-name="ce1"/>
          <table:table-cell office:value-type="string" table:style-name="ce1">
            <text:p>clingo-1/setting-Standard</text:p>
          </table:table-cell>
          <table:table-cell table:number-columns-repeated="2"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string" table:style-name="ce1">
            <text:p>median</text:p>
          </table:table-cell>
          <table:table-cell table:number-columns-repeated="2" table:style-name="ce1"/>
          <table:table-cell office:value-type="string" table:style-name="ce1">
            <text:p>max</text:p>
          </table:table-cell>
          <table:table-cell table:number-columns-repeated="16289" table:style-name="ce1"/>
        </table:table-row>
        <table:table-row table:style-name="ro1">
          <table:table-cell table:style-name="ce1"/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table:number-columns-repeated="2" table:style-name="ce1"/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10_a1_h1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,03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3];[.$E3];[.$H3];[.$K3];[.$N3];[.$Q3];[.$T3];[.$W3];[.$Z3];[.$AC3];[.$AF3];[.$AI3];[.$AL3];[.$AO3];[.$AR3];[.$AU3];[.$AX3];[.$BA3];[.$BD3];[.$BG3];[.$BJ3];[.$BM3];[.$BP3];[.$BS3];[.$BV3];[.$BY3];[.$CB3];[.$CE3];[.$CH3])" table:style-name="ce1">
            <text:p>0</text:p>
          </table:table-cell>
          <table:table-cell office:value-type="float" office:value="0" table:formula="of:=MIN([.$C3];[.$F3];[.$I3];[.$L3];[.$O3];[.$R3];[.$U3];[.$X3];[.$AA3];[.$AD3];[.$AG3];[.$AJ3];[.$AM3];[.$AP3];[.$AV3];[.$AY3];[.$BB3];[.$BE3];[.$BH3];[.$BK3];[.$BN3];[.$BQ3];[.$BT3];[.$BW3];[.$BZ3];[.$CC3];[.$CF3];[.$CI3])" table:style-name="ce1">
            <text:p>0</text:p>
          </table:table-cell>
          <table:table-cell office:value-type="float" office:value="0" table:formula="of:=MIN([.$D3];[.$G3];[.$J3];[.$M3];[.$P3];[.$S3];[.$V3];[.$Y3];[.$AB3];[.$AE3];[.$AH3];[.$AK3];[.$AN3];[.$AQ3];[.$AW3];[.$AZ3];[.$BC3];[.$BF3];[.$BI3];[.$BL3];[.$BO3];[.$BR3];[.$BU3];[.$BX3];[.$CA3];[.$CD3];[.$CG3];[.$CJ3])" table:style-name="ce1">
            <text:p>0</text:p>
          </table:table-cell>
          <table:table-cell office:value-type="float" office:value="0" table:formula="of:=MEDIAN([.$B3];[.$E3];[.$H3];[.$K3];[.$N3];[.$Q3];[.$T3];[.$W3];[.$Z3];[.$AC3];[.$AF3];[.$AI3];[.$AL3];[.$AO3];[.$AR3];[.$AU3];[.$AX3];[.$BA3];[.$BD3];[.$BG3];[.$BJ3];[.$BM3];[.$BP3];[.$BS3];[.$BV3];[.$BY3];[.$CB3];[.$CE3];[.$CH3])" table:style-name="ce1">
            <text:p>0</text:p>
          </table:table-cell>
          <table:table-cell office:value-type="float" office:value="0" table:formula="of:=MEDIAN([.$C3];[.$F3];[.$I3];[.$L3];[.$O3];[.$R3];[.$U3];[.$X3];[.$AA3];[.$AD3];[.$AG3];[.$AJ3];[.$AM3];[.$AP3];[.$AV3];[.$AY3];[.$BB3];[.$BE3];[.$BH3];[.$BK3];[.$BN3];[.$BQ3];[.$BT3];[.$BW3];[.$BZ3];[.$CC3];[.$CF3];[.$CI3])" table:style-name="ce1">
            <text:p>0</text:p>
          </table:table-cell>
          <table:table-cell office:value-type="float" office:value="0" table:formula="of:=MEDIAN([.$D3];[.$G3];[.$J3];[.$M3];[.$P3];[.$S3];[.$V3];[.$Y3];[.$AB3];[.$AE3];[.$AH3];[.$AK3];[.$AN3];[.$AQ3];[.$AW3];[.$AZ3];[.$BC3];[.$BF3];[.$BI3];[.$BL3];[.$BO3];[.$BR3];[.$BU3];[.$BX3];[.$CA3];[.$CD3];[.$CG3];[.$CJ3])" table:style-name="ce1">
            <text:p>0</text:p>
          </table:table-cell>
          <table:table-cell office:value-type="float" office:value="1200" table:formula="of:=MAX([.$B3];[.$E3];[.$H3];[.$K3];[.$N3];[.$Q3];[.$T3];[.$W3];[.$Z3];[.$AC3];[.$AF3];[.$AI3];[.$AL3];[.$AO3];[.$AR3];[.$AU3];[.$AX3];[.$BA3];[.$BD3];[.$BG3];[.$BJ3];[.$BM3];[.$BP3];[.$BS3];[.$BV3];[.$BY3];[.$CB3];[.$CE3];[.$CH3])" table:style-name="ce1">
            <text:p>1200</text:p>
          </table:table-cell>
          <table:table-cell office:value-type="float" office:value="79" table:formula="of:=MAX([.$C3];[.$F3];[.$I3];[.$L3];[.$O3];[.$R3];[.$U3];[.$X3];[.$AA3];[.$AD3];[.$AG3];[.$AJ3];[.$AM3];[.$AP3];[.$AV3];[.$AY3];[.$BB3];[.$BE3];[.$BH3];[.$BK3];[.$BN3];[.$BQ3];[.$BT3];[.$BW3];[.$BZ3];[.$CC3];[.$CF3];[.$CI3])" table:style-name="ce1">
            <text:p>79</text:p>
          </table:table-cell>
          <table:table-cell office:value-type="float" office:value="0" table:formula="of:=MAX([.$D3];[.$G3];[.$J3];[.$M3];[.$P3];[.$S3];[.$V3];[.$Y3];[.$AB3];[.$AE3];[.$AH3];[.$AK3];[.$AN3];[.$AQ3];[.$AW3];[.$AZ3];[.$BC3];[.$BF3];[.$BI3];[.$BL3];[.$BO3];[.$BR3];[.$BU3];[.$BX3];[.$CA3];[.$CD3];[.$CG3];[.$CJ3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10_a2_h15.lp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.03" table:style-name="ce1">
            <text:p>0,03</text:p>
          </table:table-cell>
          <table:table-cell office:value-type="float" office:value="768" table:style-name="ce1">
            <text:p>768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768" table:style-name="ce1">
            <text:p>768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,04</text:p>
          </table:table-cell>
          <table:table-cell office:value-type="float" office:value="770" table:style-name="ce2">
            <text:p>770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767" table:style-name="ce1">
            <text:p>767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,04</text:p>
          </table:table-cell>
          <table:table-cell office:value-type="float" office:value="768" table:style-name="ce1">
            <text:p>768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,04</text:p>
          </table:table-cell>
          <table:table-cell office:value-type="float" office:value="768" table:style-name="ce1">
            <text:p>768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4" table:style-name="ce1">
            <text:p>0,04</text:p>
          </table:table-cell>
          <table:table-cell office:value-type="float" office:value="767" table:style-name="ce1">
            <text:p>76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4];[.$E4];[.$H4];[.$K4];[.$N4];[.$Q4];[.$T4];[.$W4];[.$Z4];[.$AC4];[.$AF4];[.$AI4];[.$AL4];[.$AO4];[.$AR4];[.$AU4];[.$AX4];[.$BA4];[.$BD4];[.$BG4];[.$BJ4];[.$BM4];[.$BP4];[.$BS4];[.$BV4];[.$BY4];[.$CB4];[.$CE4];[.$CH4])" table:style-name="ce1">
            <text:p>0</text:p>
          </table:table-cell>
          <table:table-cell office:value-type="float" office:value="5" table:formula="of:=MIN([.$C4];[.$F4];[.$I4];[.$L4];[.$O4];[.$R4];[.$U4];[.$X4];[.$AA4];[.$AD4];[.$AG4];[.$AJ4];[.$AM4];[.$AP4];[.$AV4];[.$AY4];[.$BB4];[.$BE4];[.$BH4];[.$BK4];[.$BN4];[.$BQ4];[.$BT4];[.$BW4];[.$BZ4];[.$CC4];[.$CF4];[.$CI4])" table:style-name="ce1">
            <text:p>5</text:p>
          </table:table-cell>
          <table:table-cell office:value-type="float" office:value="0" table:formula="of:=MIN([.$D4];[.$G4];[.$J4];[.$M4];[.$P4];[.$S4];[.$V4];[.$Y4];[.$AB4];[.$AE4];[.$AH4];[.$AK4];[.$AN4];[.$AQ4];[.$AW4];[.$AZ4];[.$BC4];[.$BF4];[.$BI4];[.$BL4];[.$BO4];[.$BR4];[.$BU4];[.$BX4];[.$CA4];[.$CD4];[.$CG4];[.$CJ4])" table:style-name="ce1">
            <text:p>0</text:p>
          </table:table-cell>
          <table:table-cell office:value-type="float" office:value="0" table:formula="of:=MEDIAN([.$B4];[.$E4];[.$H4];[.$K4];[.$N4];[.$Q4];[.$T4];[.$W4];[.$Z4];[.$AC4];[.$AF4];[.$AI4];[.$AL4];[.$AO4];[.$AR4];[.$AU4];[.$AX4];[.$BA4];[.$BD4];[.$BG4];[.$BJ4];[.$BM4];[.$BP4];[.$BS4];[.$BV4];[.$BY4];[.$CB4];[.$CE4];[.$CH4])" table:style-name="ce1">
            <text:p>0</text:p>
          </table:table-cell>
          <table:table-cell office:value-type="float" office:value="6" table:formula="of:=MEDIAN([.$C4];[.$F4];[.$I4];[.$L4];[.$O4];[.$R4];[.$U4];[.$X4];[.$AA4];[.$AD4];[.$AG4];[.$AJ4];[.$AM4];[.$AP4];[.$AV4];[.$AY4];[.$BB4];[.$BE4];[.$BH4];[.$BK4];[.$BN4];[.$BQ4];[.$BT4];[.$BW4];[.$BZ4];[.$CC4];[.$CF4];[.$CI4])" table:style-name="ce1">
            <text:p>6</text:p>
          </table:table-cell>
          <table:table-cell office:value-type="float" office:value="1" table:formula="of:=MEDIAN([.$D4];[.$G4];[.$J4];[.$M4];[.$P4];[.$S4];[.$V4];[.$Y4];[.$AB4];[.$AE4];[.$AH4];[.$AK4];[.$AN4];[.$AQ4];[.$AW4];[.$AZ4];[.$BC4];[.$BF4];[.$BI4];[.$BL4];[.$BO4];[.$BR4];[.$BU4];[.$BX4];[.$CA4];[.$CD4];[.$CG4];[.$CJ4])" table:style-name="ce1">
            <text:p>1</text:p>
          </table:table-cell>
          <table:table-cell office:value-type="float" office:value="1200" table:formula="of:=MAX([.$B4];[.$E4];[.$H4];[.$K4];[.$N4];[.$Q4];[.$T4];[.$W4];[.$Z4];[.$AC4];[.$AF4];[.$AI4];[.$AL4];[.$AO4];[.$AR4];[.$AU4];[.$AX4];[.$BA4];[.$BD4];[.$BG4];[.$BJ4];[.$BM4];[.$BP4];[.$BS4];[.$BV4];[.$BY4];[.$CB4];[.$CE4];[.$CH4])" table:style-name="ce1">
            <text:p>1200</text:p>
          </table:table-cell>
          <table:table-cell office:value-type="float" office:value="770" table:formula="of:=MAX([.$C4];[.$F4];[.$I4];[.$L4];[.$O4];[.$R4];[.$U4];[.$X4];[.$AA4];[.$AD4];[.$AG4];[.$AJ4];[.$AM4];[.$AP4];[.$AV4];[.$AY4];[.$BB4];[.$BE4];[.$BH4];[.$BK4];[.$BN4];[.$BQ4];[.$BT4];[.$BW4];[.$BZ4];[.$CC4];[.$CF4];[.$CI4])" table:style-name="ce1">
            <text:p>770</text:p>
          </table:table-cell>
          <table:table-cell office:value-type="float" office:value="2" table:formula="of:=MAX([.$D4];[.$G4];[.$J4];[.$M4];[.$P4];[.$S4];[.$V4];[.$Y4];[.$AB4];[.$AE4];[.$AH4];[.$AK4];[.$AN4];[.$AQ4];[.$AW4];[.$AZ4];[.$BC4];[.$BF4];[.$BI4];[.$BL4];[.$BO4];[.$BR4];[.$BU4];[.$BX4];[.$CA4];[.$CD4];[.$CG4];[.$CJ4])" table:style-name="ce1">
            <text:p>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10_a3_h14.lp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5];[.$E5];[.$H5];[.$K5];[.$N5];[.$Q5];[.$T5];[.$W5];[.$Z5];[.$AC5];[.$AF5];[.$AI5];[.$AL5];[.$AO5];[.$AR5];[.$AU5];[.$AX5];[.$BA5];[.$BD5];[.$BG5];[.$BJ5];[.$BM5];[.$BP5];[.$BS5];[.$BV5];[.$BY5];[.$CB5];[.$CE5];[.$CH5])" table:style-name="ce1">
            <text:p>0</text:p>
          </table:table-cell>
          <table:table-cell office:value-type="float" office:value="24" table:formula="of:=MIN([.$C5];[.$F5];[.$I5];[.$L5];[.$O5];[.$R5];[.$U5];[.$X5];[.$AA5];[.$AD5];[.$AG5];[.$AJ5];[.$AM5];[.$AP5];[.$AV5];[.$AY5];[.$BB5];[.$BE5];[.$BH5];[.$BK5];[.$BN5];[.$BQ5];[.$BT5];[.$BW5];[.$BZ5];[.$CC5];[.$CF5];[.$CI5])" table:style-name="ce1">
            <text:p>24</text:p>
          </table:table-cell>
          <table:table-cell office:value-type="float" office:value="0" table:formula="of:=MIN([.$D5];[.$G5];[.$J5];[.$M5];[.$P5];[.$S5];[.$V5];[.$Y5];[.$AB5];[.$AE5];[.$AH5];[.$AK5];[.$AN5];[.$AQ5];[.$AW5];[.$AZ5];[.$BC5];[.$BF5];[.$BI5];[.$BL5];[.$BO5];[.$BR5];[.$BU5];[.$BX5];[.$CA5];[.$CD5];[.$CG5];[.$CJ5])" table:style-name="ce1">
            <text:p>0</text:p>
          </table:table-cell>
          <table:table-cell office:value-type="float" office:value="0" table:formula="of:=MEDIAN([.$B5];[.$E5];[.$H5];[.$K5];[.$N5];[.$Q5];[.$T5];[.$W5];[.$Z5];[.$AC5];[.$AF5];[.$AI5];[.$AL5];[.$AO5];[.$AR5];[.$AU5];[.$AX5];[.$BA5];[.$BD5];[.$BG5];[.$BJ5];[.$BM5];[.$BP5];[.$BS5];[.$BV5];[.$BY5];[.$CB5];[.$CE5];[.$CH5])" table:style-name="ce1">
            <text:p>0</text:p>
          </table:table-cell>
          <table:table-cell office:value-type="float" office:value="35" table:formula="of:=MEDIAN([.$C5];[.$F5];[.$I5];[.$L5];[.$O5];[.$R5];[.$U5];[.$X5];[.$AA5];[.$AD5];[.$AG5];[.$AJ5];[.$AM5];[.$AP5];[.$AV5];[.$AY5];[.$BB5];[.$BE5];[.$BH5];[.$BK5];[.$BN5];[.$BQ5];[.$BT5];[.$BW5];[.$BZ5];[.$CC5];[.$CF5];[.$CI5])" table:style-name="ce1">
            <text:p>35</text:p>
          </table:table-cell>
          <table:table-cell office:value-type="float" office:value="0" table:formula="of:=MEDIAN([.$D5];[.$G5];[.$J5];[.$M5];[.$P5];[.$S5];[.$V5];[.$Y5];[.$AB5];[.$AE5];[.$AH5];[.$AK5];[.$AN5];[.$AQ5];[.$AW5];[.$AZ5];[.$BC5];[.$BF5];[.$BI5];[.$BL5];[.$BO5];[.$BR5];[.$BU5];[.$BX5];[.$CA5];[.$CD5];[.$CG5];[.$CJ5])" table:style-name="ce1">
            <text:p>0</text:p>
          </table:table-cell>
          <table:table-cell office:value-type="float" office:value="1200" table:formula="of:=MAX([.$B5];[.$E5];[.$H5];[.$K5];[.$N5];[.$Q5];[.$T5];[.$W5];[.$Z5];[.$AC5];[.$AF5];[.$AI5];[.$AL5];[.$AO5];[.$AR5];[.$AU5];[.$AX5];[.$BA5];[.$BD5];[.$BG5];[.$BJ5];[.$BM5];[.$BP5];[.$BS5];[.$BV5];[.$BY5];[.$CB5];[.$CE5];[.$CH5])" table:style-name="ce1">
            <text:p>1200</text:p>
          </table:table-cell>
          <table:table-cell office:value-type="float" office:value="869" table:formula="of:=MAX([.$C5];[.$F5];[.$I5];[.$L5];[.$O5];[.$R5];[.$U5];[.$X5];[.$AA5];[.$AD5];[.$AG5];[.$AJ5];[.$AM5];[.$AP5];[.$AV5];[.$AY5];[.$BB5];[.$BE5];[.$BH5];[.$BK5];[.$BN5];[.$BQ5];[.$BT5];[.$BW5];[.$BZ5];[.$CC5];[.$CF5];[.$CI5])" table:style-name="ce1">
            <text:p>869</text:p>
          </table:table-cell>
          <table:table-cell office:value-type="float" office:value="2" table:formula="of:=MAX([.$D5];[.$G5];[.$J5];[.$M5];[.$P5];[.$S5];[.$V5];[.$Y5];[.$AB5];[.$AE5];[.$AH5];[.$AK5];[.$AN5];[.$AQ5];[.$AW5];[.$AZ5];[.$BC5];[.$BF5];[.$BI5];[.$BL5];[.$BO5];[.$BR5];[.$BU5];[.$BX5];[.$CA5];[.$CD5];[.$CG5];[.$CJ5])" table:style-name="ce1">
            <text:p>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10_h42.lp</text:p>
          </table:table-cell>
          <table:table-cell office:value-type="float" office:value="0.01" table:style-name="ce3">
            <text:p>0,01</text:p>
          </table:table-cell>
          <table:table-cell office:value-type="float" office:value="268" table:style-name="ce1">
            <text:p>268</text:p>
          </table:table-cell>
          <table:table-cell office:value-type="float" office:value="5" table:style-name="ce3">
            <text:p>5</text:p>
          </table:table-cell>
          <table:table-cell office:value-type="float" office:value="0.05" table:style-name="ce1">
            <text:p>0,05</text:p>
          </table:table-cell>
          <table:table-cell office:value-type="float" office:value="5001" table:style-name="ce1">
            <text:p>5001</text:p>
          </table:table-cell>
          <table:table-cell office:value-type="float" office:value="141" table:style-name="ce1">
            <text:p>141</text:p>
          </table:table-cell>
          <table:table-cell office:value-type="float" office:value="0.39" table:style-name="ce1">
            <text:p>0,39</text:p>
          </table:table-cell>
          <table:table-cell office:value-type="float" office:value="12255" table:style-name="ce1">
            <text:p>12255</text:p>
          </table:table-cell>
          <table:table-cell office:value-type="float" office:value="379" table:style-name="ce2">
            <text:p>379</text:p>
          </table:table-cell>
          <table:table-cell office:value-type="float" office:value="0.44" table:style-name="ce1">
            <text:p>0,44</text:p>
          </table:table-cell>
          <table:table-cell office:value-type="float" office:value="12255" table:style-name="ce1">
            <text:p>12255</text:p>
          </table:table-cell>
          <table:table-cell office:value-type="float" office:value="379" table:style-name="ce2">
            <text:p>379</text:p>
          </table:table-cell>
          <table:table-cell office:value-type="float" office:value="0.06" table:style-name="ce1">
            <text:p>0,06</text:p>
          </table:table-cell>
          <table:table-cell office:value-type="float" office:value="855" table:style-name="ce1">
            <text:p>855</text:p>
          </table:table-cell>
          <table:table-cell office:value-type="float" office:value="168" table:style-name="ce1">
            <text:p>168</text:p>
          </table:table-cell>
          <table:table-cell office:value-type="float" office:value="0.02" table:style-name="ce1">
            <text:p>0,02</text:p>
          </table:table-cell>
          <table:table-cell office:value-type="float" office:value="1977" table:style-name="ce1">
            <text:p>1977</text:p>
          </table:table-cell>
          <table:table-cell office:value-type="float" office:value="19" table:style-name="ce1">
            <text:p>19</text:p>
          </table:table-cell>
          <table:table-cell office:value-type="float" office:value="0.02" table:style-name="ce1">
            <text:p>0,02</text:p>
          </table:table-cell>
          <table:table-cell office:value-type="float" office:value="264" table:style-name="ce3">
            <text:p>264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855" table:style-name="ce1">
            <text:p>855</text:p>
          </table:table-cell>
          <table:table-cell office:value-type="float" office:value="168" table:style-name="ce1">
            <text:p>168</text:p>
          </table:table-cell>
          <table:table-cell office:value-type="float" office:value="0.27" table:style-name="ce1">
            <text:p>0,27</text:p>
          </table:table-cell>
          <table:table-cell office:value-type="float" office:value="4719" table:style-name="ce1">
            <text:p>4719</text:p>
          </table:table-cell>
          <table:table-cell office:value-type="float" office:value="6" table:style-name="ce1">
            <text:p>6</text:p>
          </table:table-cell>
          <table:table-cell office:value-type="float" office:value="0.33" table:style-name="ce1">
            <text:p>0,33</text:p>
          </table:table-cell>
          <table:table-cell office:value-type="float" office:value="4721" table:style-name="ce1">
            <text:p>4721</text:p>
          </table:table-cell>
          <table:table-cell office:value-type="float" office:value="6" table:style-name="ce1">
            <text:p>6</text:p>
          </table:table-cell>
          <table:table-cell office:value-type="float" office:value="0.35" table:style-name="ce1">
            <text:p>0,35</text:p>
          </table:table-cell>
          <table:table-cell office:value-type="float" office:value="4721" table:style-name="ce1">
            <text:p>4721</text:p>
          </table:table-cell>
          <table:table-cell office:value-type="float" office:value="6" table:style-name="ce1">
            <text:p>6</text:p>
          </table:table-cell>
          <table:table-cell office:value-type="float" office:value="0.27" table:style-name="ce1">
            <text:p>0,27</text:p>
          </table:table-cell>
          <table:table-cell office:value-type="float" office:value="4721" table:style-name="ce1">
            <text:p>4721</text:p>
          </table:table-cell>
          <table:table-cell office:value-type="float" office:value="6" table:style-name="ce1">
            <text:p>6</text:p>
          </table:table-cell>
          <table:table-cell office:value-type="float" office:value="0.31" table:style-name="ce1">
            <text:p>0,31</text:p>
          </table:table-cell>
          <table:table-cell office:value-type="float" office:value="4719" table:style-name="ce1">
            <text:p>4719</text:p>
          </table:table-cell>
          <table:table-cell office:value-type="float" office:value="6" table:style-name="ce1">
            <text:p>6</text:p>
          </table:table-cell>
          <table:table-cell office:value-type="float" office:value="0.31" table:style-name="ce1">
            <text:p>0,31</text:p>
          </table:table-cell>
          <table:table-cell office:value-type="float" office:value="4721" table:style-name="ce1">
            <text:p>472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3" table:style-name="ce1">
            <text:p>0,33</text:p>
          </table:table-cell>
          <table:table-cell office:value-type="float" office:value="4721" table:style-name="ce1">
            <text:p>4721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279" table:style-name="ce1">
            <text:p>279</text:p>
          </table:table-cell>
          <table:table-cell office:value-type="float" office:value="5" table:style-name="ce3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279" table:style-name="ce1">
            <text:p>279</text:p>
          </table:table-cell>
          <table:table-cell office:value-type="float" office:value="5" table:style-name="ce3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279" table:style-name="ce1">
            <text:p>279</text:p>
          </table:table-cell>
          <table:table-cell office:value-type="float" office:value="5" table:style-name="ce3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279" table:style-name="ce1">
            <text:p>279</text:p>
          </table:table-cell>
          <table:table-cell office:value-type="float" office:value="5" table:style-name="ce3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269" table:style-name="ce1">
            <text:p>269</text:p>
          </table:table-cell>
          <table:table-cell office:value-type="float" office:value="5" table:style-name="ce3">
            <text:p>5</text:p>
          </table:table-cell>
          <table:table-cell office:value-type="float" office:value="0.04" table:style-name="ce1">
            <text:p>0,04</text:p>
          </table:table-cell>
          <table:table-cell office:value-type="float" office:value="5536" table:style-name="ce1">
            <text:p>5536</text:p>
          </table:table-cell>
          <table:table-cell office:value-type="float" office:value="99" table:style-name="ce1">
            <text:p>99</text:p>
          </table:table-cell>
          <table:table-cell office:value-type="float" office:value="0.1" table:style-name="ce1">
            <text:p>0,1</text:p>
          </table:table-cell>
          <table:table-cell office:value-type="float" office:value="24539" table:style-name="ce2">
            <text:p>24539</text:p>
          </table:table-cell>
          <table:table-cell office:value-type="float" office:value="284" table:style-name="ce1">
            <text:p>284</text:p>
          </table:table-cell>
          <table:table-cell office:value-type="float" office:value="0.05" table:style-name="ce1">
            <text:p>0,05</text:p>
          </table:table-cell>
          <table:table-cell office:value-type="float" office:value="1104" table:style-name="ce1">
            <text:p>1104</text:p>
          </table:table-cell>
          <table:table-cell office:value-type="float" office:value="55" table:style-name="ce1">
            <text:p>55</text:p>
          </table:table-cell>
          <table:table-cell office:value-type="float" office:value="0.01" table:style-name="ce3">
            <text:p>0,01</text:p>
          </table:table-cell>
          <table:table-cell office:value-type="float" office:value="273" table:style-name="ce1">
            <text:p>273</text:p>
          </table:table-cell>
          <table:table-cell office:value-type="float" office:value="5" table:style-name="ce3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977" table:style-name="ce1">
            <text:p>1977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1977" table:style-name="ce1">
            <text:p>1977</text:p>
          </table:table-cell>
          <table:table-cell office:value-type="float" office:value="19" table:style-name="ce1">
            <text:p>19</text:p>
          </table:table-cell>
          <table:table-cell office:value-type="float" office:value="0.06" table:style-name="ce1">
            <text:p>0,06</text:p>
          </table:table-cell>
          <table:table-cell office:value-type="float" office:value="855" table:style-name="ce1">
            <text:p>855</text:p>
          </table:table-cell>
          <table:table-cell office:value-type="float" office:value="168" table:style-name="ce1">
            <text:p>168</text:p>
          </table:table-cell>
          <table:table-cell office:value-type="float" office:value="0.01" table:style-name="ce3">
            <text:p>0,01</text:p>
          </table:table-cell>
          <table:table-cell office:value-type="float" office:value="273" table:style-name="ce1">
            <text:p>273</text:p>
          </table:table-cell>
          <table:table-cell office:value-type="float" office:value="5" table:style-name="ce3">
            <text:p>5</text:p>
          </table:table-cell>
          <table:table-cell office:value-type="float" office:value="0.01" table:formula="of:=MIN([.$B6];[.$E6];[.$H6];[.$K6];[.$N6];[.$Q6];[.$T6];[.$W6];[.$Z6];[.$AC6];[.$AF6];[.$AI6];[.$AL6];[.$AO6];[.$AR6];[.$AU6];[.$AX6];[.$BA6];[.$BD6];[.$BG6];[.$BJ6];[.$BM6];[.$BP6];[.$BS6];[.$BV6];[.$BY6];[.$CB6];[.$CE6];[.$CH6])" table:style-name="ce1">
            <text:p>0,01</text:p>
          </table:table-cell>
          <table:table-cell office:value-type="float" office:value="264" table:formula="of:=MIN([.$C6];[.$F6];[.$I6];[.$L6];[.$O6];[.$R6];[.$U6];[.$X6];[.$AA6];[.$AD6];[.$AG6];[.$AJ6];[.$AM6];[.$AP6];[.$AV6];[.$AY6];[.$BB6];[.$BE6];[.$BH6];[.$BK6];[.$BN6];[.$BQ6];[.$BT6];[.$BW6];[.$BZ6];[.$CC6];[.$CF6];[.$CI6])" table:style-name="ce1">
            <text:p>264</text:p>
          </table:table-cell>
          <table:table-cell office:value-type="float" office:value="5" table:formula="of:=MIN([.$D6];[.$G6];[.$J6];[.$M6];[.$P6];[.$S6];[.$V6];[.$Y6];[.$AB6];[.$AE6];[.$AH6];[.$AK6];[.$AN6];[.$AQ6];[.$AW6];[.$AZ6];[.$BC6];[.$BF6];[.$BI6];[.$BL6];[.$BO6];[.$BR6];[.$BU6];[.$BX6];[.$CA6];[.$CD6];[.$CG6];[.$CJ6])" table:style-name="ce1">
            <text:p>5</text:p>
          </table:table-cell>
          <table:table-cell office:value-type="float" office:value="0.05" table:formula="of:=MEDIAN([.$B6];[.$E6];[.$H6];[.$K6];[.$N6];[.$Q6];[.$T6];[.$W6];[.$Z6];[.$AC6];[.$AF6];[.$AI6];[.$AL6];[.$AO6];[.$AR6];[.$AU6];[.$AX6];[.$BA6];[.$BD6];[.$BG6];[.$BJ6];[.$BM6];[.$BP6];[.$BS6];[.$BV6];[.$BY6];[.$CB6];[.$CE6];[.$CH6])" table:style-name="ce1">
            <text:p>0,05</text:p>
          </table:table-cell>
          <table:table-cell office:value-type="float" office:value="1977" table:formula="of:=MEDIAN([.$C6];[.$F6];[.$I6];[.$L6];[.$O6];[.$R6];[.$U6];[.$X6];[.$AA6];[.$AD6];[.$AG6];[.$AJ6];[.$AM6];[.$AP6];[.$AV6];[.$AY6];[.$BB6];[.$BE6];[.$BH6];[.$BK6];[.$BN6];[.$BQ6];[.$BT6];[.$BW6];[.$BZ6];[.$CC6];[.$CF6];[.$CI6])" table:style-name="ce1">
            <text:p>1977</text:p>
          </table:table-cell>
          <table:table-cell office:value-type="float" office:value="6" table:formula="of:=MEDIAN([.$D6];[.$G6];[.$J6];[.$M6];[.$P6];[.$S6];[.$V6];[.$Y6];[.$AB6];[.$AE6];[.$AH6];[.$AK6];[.$AN6];[.$AQ6];[.$AW6];[.$AZ6];[.$BC6];[.$BF6];[.$BI6];[.$BL6];[.$BO6];[.$BR6];[.$BU6];[.$BX6];[.$CA6];[.$CD6];[.$CG6];[.$CJ6])" table:style-name="ce1">
            <text:p>6</text:p>
          </table:table-cell>
          <table:table-cell office:value-type="float" office:value="1200" table:formula="of:=MAX([.$B6];[.$E6];[.$H6];[.$K6];[.$N6];[.$Q6];[.$T6];[.$W6];[.$Z6];[.$AC6];[.$AF6];[.$AI6];[.$AL6];[.$AO6];[.$AR6];[.$AU6];[.$AX6];[.$BA6];[.$BD6];[.$BG6];[.$BJ6];[.$BM6];[.$BP6];[.$BS6];[.$BV6];[.$BY6];[.$CB6];[.$CE6];[.$CH6])" table:style-name="ce1">
            <text:p>1200</text:p>
          </table:table-cell>
          <table:table-cell office:value-type="float" office:value="24539" table:formula="of:=MAX([.$C6];[.$F6];[.$I6];[.$L6];[.$O6];[.$R6];[.$U6];[.$X6];[.$AA6];[.$AD6];[.$AG6];[.$AJ6];[.$AM6];[.$AP6];[.$AV6];[.$AY6];[.$BB6];[.$BE6];[.$BH6];[.$BK6];[.$BN6];[.$BQ6];[.$BT6];[.$BW6];[.$BZ6];[.$CC6];[.$CF6];[.$CI6])" table:style-name="ce1">
            <text:p>24539</text:p>
          </table:table-cell>
          <table:table-cell office:value-type="float" office:value="379" table:formula="of:=MAX([.$D6];[.$G6];[.$J6];[.$M6];[.$P6];[.$S6];[.$V6];[.$Y6];[.$AB6];[.$AE6];[.$AH6];[.$AK6];[.$AN6];[.$AQ6];[.$AW6];[.$AZ6];[.$BC6];[.$BF6];[.$BI6];[.$BL6];[.$BO6];[.$BR6];[.$BU6];[.$BX6];[.$CA6];[.$CD6];[.$CG6];[.$CJ6])" table:style-name="ce1">
            <text:p>379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4_h22.lp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6" table:style-name="ce1">
            <text:p>33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2">
            <text:p>10</text:p>
          </table:table-cell>
          <table:table-cell office:value-type="float" office:value="0.06" table:style-name="ce1">
            <text:p>0,06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.05" table:style-name="ce1">
            <text:p>0,05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.05" table:style-name="ce1">
            <text:p>0,05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5" table:style-name="ce1">
            <text:p>0,05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MIN([.$B7];[.$E7];[.$H7];[.$K7];[.$N7];[.$Q7];[.$T7];[.$W7];[.$Z7];[.$AC7];[.$AF7];[.$AI7];[.$AL7];[.$AO7];[.$AR7];[.$AU7];[.$AX7];[.$BA7];[.$BD7];[.$BG7];[.$BJ7];[.$BM7];[.$BP7];[.$BS7];[.$BV7];[.$BY7];[.$CB7];[.$CE7];[.$CH7])" table:style-name="ce1">
            <text:p>0</text:p>
          </table:table-cell>
          <table:table-cell office:value-type="float" office:value="48" table:formula="of:=MIN([.$C7];[.$F7];[.$I7];[.$L7];[.$O7];[.$R7];[.$U7];[.$X7];[.$AA7];[.$AD7];[.$AG7];[.$AJ7];[.$AM7];[.$AP7];[.$AV7];[.$AY7];[.$BB7];[.$BE7];[.$BH7];[.$BK7];[.$BN7];[.$BQ7];[.$BT7];[.$BW7];[.$BZ7];[.$CC7];[.$CF7];[.$CI7])" table:style-name="ce1">
            <text:p>48</text:p>
          </table:table-cell>
          <table:table-cell office:value-type="float" office:value="0" table:formula="of:=MIN([.$D7];[.$G7];[.$J7];[.$M7];[.$P7];[.$S7];[.$V7];[.$Y7];[.$AB7];[.$AE7];[.$AH7];[.$AK7];[.$AN7];[.$AQ7];[.$AW7];[.$AZ7];[.$BC7];[.$BF7];[.$BI7];[.$BL7];[.$BO7];[.$BR7];[.$BU7];[.$BX7];[.$CA7];[.$CD7];[.$CG7];[.$CJ7])" table:style-name="ce1">
            <text:p>0</text:p>
          </table:table-cell>
          <table:table-cell office:value-type="float" office:value="0" table:formula="of:=MEDIAN([.$B7];[.$E7];[.$H7];[.$K7];[.$N7];[.$Q7];[.$T7];[.$W7];[.$Z7];[.$AC7];[.$AF7];[.$AI7];[.$AL7];[.$AO7];[.$AR7];[.$AU7];[.$AX7];[.$BA7];[.$BD7];[.$BG7];[.$BJ7];[.$BM7];[.$BP7];[.$BS7];[.$BV7];[.$BY7];[.$CB7];[.$CE7];[.$CH7])" table:style-name="ce1">
            <text:p>0</text:p>
          </table:table-cell>
          <table:table-cell office:value-type="float" office:value="78.5" table:formula="of:=MEDIAN([.$C7];[.$F7];[.$I7];[.$L7];[.$O7];[.$R7];[.$U7];[.$X7];[.$AA7];[.$AD7];[.$AG7];[.$AJ7];[.$AM7];[.$AP7];[.$AV7];[.$AY7];[.$BB7];[.$BE7];[.$BH7];[.$BK7];[.$BN7];[.$BQ7];[.$BT7];[.$BW7];[.$BZ7];[.$CC7];[.$CF7];[.$CI7])" table:style-name="ce1">
            <text:p>78,5</text:p>
          </table:table-cell>
          <table:table-cell office:value-type="float" office:value="1.5" table:formula="of:=MEDIAN([.$D7];[.$G7];[.$J7];[.$M7];[.$P7];[.$S7];[.$V7];[.$Y7];[.$AB7];[.$AE7];[.$AH7];[.$AK7];[.$AN7];[.$AQ7];[.$AW7];[.$AZ7];[.$BC7];[.$BF7];[.$BI7];[.$BL7];[.$BO7];[.$BR7];[.$BU7];[.$BX7];[.$CA7];[.$CD7];[.$CG7];[.$CJ7])" table:style-name="ce1">
            <text:p>1,5</text:p>
          </table:table-cell>
          <table:table-cell office:value-type="float" office:value="1200" table:formula="of:=MAX([.$B7];[.$E7];[.$H7];[.$K7];[.$N7];[.$Q7];[.$T7];[.$W7];[.$Z7];[.$AC7];[.$AF7];[.$AI7];[.$AL7];[.$AO7];[.$AR7];[.$AU7];[.$AX7];[.$BA7];[.$BD7];[.$BG7];[.$BJ7];[.$BM7];[.$BP7];[.$BS7];[.$BV7];[.$BY7];[.$CB7];[.$CE7];[.$CH7])" table:style-name="ce1">
            <text:p>1200</text:p>
          </table:table-cell>
          <table:table-cell office:value-type="float" office:value="1798" table:formula="of:=MAX([.$C7];[.$F7];[.$I7];[.$L7];[.$O7];[.$R7];[.$U7];[.$X7];[.$AA7];[.$AD7];[.$AG7];[.$AJ7];[.$AM7];[.$AP7];[.$AV7];[.$AY7];[.$BB7];[.$BE7];[.$BH7];[.$BK7];[.$BN7];[.$BQ7];[.$BT7];[.$BW7];[.$BZ7];[.$CC7];[.$CF7];[.$CI7])" table:style-name="ce1">
            <text:p>1798</text:p>
          </table:table-cell>
          <table:table-cell office:value-type="float" office:value="10" table:formula="of:=MAX([.$D7];[.$G7];[.$J7];[.$M7];[.$P7];[.$S7];[.$V7];[.$Y7];[.$AB7];[.$AE7];[.$AH7];[.$AK7];[.$AN7];[.$AQ7];[.$AW7];[.$AZ7];[.$BC7];[.$BF7];[.$BI7];[.$BL7];[.$BO7];[.$BR7];[.$BU7];[.$BX7];[.$CA7];[.$CD7];[.$CG7];[.$CJ7])" table:style-name="ce1">
            <text:p>1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5_h35.lp</text:p>
          </table:table-cell>
          <table:table-cell office:value-type="float" office:value="0.01" table:style-name="ce1">
            <text:p>0,01</text:p>
          </table:table-cell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946" table:style-name="ce1">
            <text:p>94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21" table:style-name="ce3">
            <text:p>121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21" table:style-name="ce3">
            <text:p>121</text:p>
          </table:table-cell>
          <table:table-cell office:value-type="float" office:value="0" table:style-name="ce3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358" table:style-name="ce1">
            <text:p>358</text:p>
          </table:table-cell>
          <table:table-cell office:value-type="float" office:value="28" table:style-name="ce2">
            <text:p>28</text:p>
          </table:table-cell>
          <table:table-cell office:value-type="float" office:value="0.01" table:style-name="ce1">
            <text:p>0,01</text:p>
          </table:table-cell>
          <table:table-cell office:value-type="float" office:value="1224" table:style-name="ce1">
            <text:p>1224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358" table:style-name="ce1">
            <text:p>358</text:p>
          </table:table-cell>
          <table:table-cell office:value-type="float" office:value="28" table:style-name="ce2">
            <text:p>28</text:p>
          </table:table-cell>
          <table:table-cell office:value-type="float" office:value="0.09" table:style-name="ce1">
            <text:p>0,09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13" table:style-name="ce1">
            <text:p>0,13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,1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09" table:style-name="ce1">
            <text:p>0,09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,1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9" table:style-name="ce1">
            <text:p>0,09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692" table:style-name="ce1">
            <text:p>69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691" table:style-name="ce1">
            <text:p>69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224" table:style-name="ce1">
            <text:p>1224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224" table:style-name="ce1">
            <text:p>1224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358" table:style-name="ce1">
            <text:p>358</text:p>
          </table:table-cell>
          <table:table-cell office:value-type="float" office:value="28" table:style-name="ce2">
            <text:p>28</text:p>
          </table:table-cell>
          <table:table-cell office:value-type="float" office:value="0.01" table:style-name="ce1">
            <text:p>0,01</text:p>
          </table:table-cell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0.01" table:formula="of:=MIN([.$B8];[.$E8];[.$H8];[.$K8];[.$N8];[.$Q8];[.$T8];[.$W8];[.$Z8];[.$AC8];[.$AF8];[.$AI8];[.$AL8];[.$AO8];[.$AR8];[.$AU8];[.$AX8];[.$BA8];[.$BD8];[.$BG8];[.$BJ8];[.$BM8];[.$BP8];[.$BS8];[.$BV8];[.$BY8];[.$CB8];[.$CE8];[.$CH8])" table:style-name="ce1">
            <text:p>0,01</text:p>
          </table:table-cell>
          <table:table-cell office:value-type="float" office:value="121" table:formula="of:=MIN([.$C8];[.$F8];[.$I8];[.$L8];[.$O8];[.$R8];[.$U8];[.$X8];[.$AA8];[.$AD8];[.$AG8];[.$AJ8];[.$AM8];[.$AP8];[.$AV8];[.$AY8];[.$BB8];[.$BE8];[.$BH8];[.$BK8];[.$BN8];[.$BQ8];[.$BT8];[.$BW8];[.$BZ8];[.$CC8];[.$CF8];[.$CI8])" table:style-name="ce1">
            <text:p>121</text:p>
          </table:table-cell>
          <table:table-cell office:value-type="float" office:value="0" table:formula="of:=MIN([.$D8];[.$G8];[.$J8];[.$M8];[.$P8];[.$S8];[.$V8];[.$Y8];[.$AB8];[.$AE8];[.$AH8];[.$AK8];[.$AN8];[.$AQ8];[.$AW8];[.$AZ8];[.$BC8];[.$BF8];[.$BI8];[.$BL8];[.$BO8];[.$BR8];[.$BU8];[.$BX8];[.$CA8];[.$CD8];[.$CG8];[.$CJ8])" table:style-name="ce1">
            <text:p>0</text:p>
          </table:table-cell>
          <table:table-cell office:value-type="float" office:value="0.01" table:formula="of:=MEDIAN([.$B8];[.$E8];[.$H8];[.$K8];[.$N8];[.$Q8];[.$T8];[.$W8];[.$Z8];[.$AC8];[.$AF8];[.$AI8];[.$AL8];[.$AO8];[.$AR8];[.$AU8];[.$AX8];[.$BA8];[.$BD8];[.$BG8];[.$BJ8];[.$BM8];[.$BP8];[.$BS8];[.$BV8];[.$BY8];[.$CB8];[.$CE8];[.$CH8])" table:style-name="ce1">
            <text:p>0,01</text:p>
          </table:table-cell>
          <table:table-cell office:value-type="float" office:value="358" table:formula="of:=MEDIAN([.$C8];[.$F8];[.$I8];[.$L8];[.$O8];[.$R8];[.$U8];[.$X8];[.$AA8];[.$AD8];[.$AG8];[.$AJ8];[.$AM8];[.$AP8];[.$AV8];[.$AY8];[.$BB8];[.$BE8];[.$BH8];[.$BK8];[.$BN8];[.$BQ8];[.$BT8];[.$BW8];[.$BZ8];[.$CC8];[.$CF8];[.$CI8])" table:style-name="ce1">
            <text:p>358</text:p>
          </table:table-cell>
          <table:table-cell office:value-type="float" office:value="2" table:formula="of:=MEDIAN([.$D8];[.$G8];[.$J8];[.$M8];[.$P8];[.$S8];[.$V8];[.$Y8];[.$AB8];[.$AE8];[.$AH8];[.$AK8];[.$AN8];[.$AQ8];[.$AW8];[.$AZ8];[.$BC8];[.$BF8];[.$BI8];[.$BL8];[.$BO8];[.$BR8];[.$BU8];[.$BX8];[.$CA8];[.$CD8];[.$CG8];[.$CJ8])" table:style-name="ce1">
            <text:p>2</text:p>
          </table:table-cell>
          <table:table-cell office:value-type="float" office:value="1200" table:formula="of:=MAX([.$B8];[.$E8];[.$H8];[.$K8];[.$N8];[.$Q8];[.$T8];[.$W8];[.$Z8];[.$AC8];[.$AF8];[.$AI8];[.$AL8];[.$AO8];[.$AR8];[.$AU8];[.$AX8];[.$BA8];[.$BD8];[.$BG8];[.$BJ8];[.$BM8];[.$BP8];[.$BS8];[.$BV8];[.$BY8];[.$CB8];[.$CE8];[.$CH8])" table:style-name="ce1">
            <text:p>1200</text:p>
          </table:table-cell>
          <table:table-cell office:value-type="float" office:value="1985" table:formula="of:=MAX([.$C8];[.$F8];[.$I8];[.$L8];[.$O8];[.$R8];[.$U8];[.$X8];[.$AA8];[.$AD8];[.$AG8];[.$AJ8];[.$AM8];[.$AP8];[.$AV8];[.$AY8];[.$BB8];[.$BE8];[.$BH8];[.$BK8];[.$BN8];[.$BQ8];[.$BT8];[.$BW8];[.$BZ8];[.$CC8];[.$CF8];[.$CI8])" table:style-name="ce1">
            <text:p>1985</text:p>
          </table:table-cell>
          <table:table-cell office:value-type="float" office:value="28" table:formula="of:=MAX([.$D8];[.$G8];[.$J8];[.$M8];[.$P8];[.$S8];[.$V8];[.$Y8];[.$AB8];[.$AE8];[.$AH8];[.$AK8];[.$AN8];[.$AQ8];[.$AW8];[.$AZ8];[.$BC8];[.$BF8];[.$BI8];[.$BL8];[.$BO8];[.$BR8];[.$BU8];[.$BX8];[.$CA8];[.$CD8];[.$CG8];[.$CJ8])" table:style-name="ce1">
            <text:p>2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6_h28.lp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513" table:style-name="ce1">
            <text:p>513</text:p>
          </table:table-cell>
          <table:table-cell office:value-type="float" office:value="58" table:style-name="ce1">
            <text:p>58</text:p>
          </table:table-cell>
          <table:table-cell office:value-type="float" office:value="0.03" table:style-name="ce1">
            <text:p>0,03</text:p>
          </table:table-cell>
          <table:table-cell office:value-type="float" office:value="632" table:style-name="ce1">
            <text:p>632</text:p>
          </table:table-cell>
          <table:table-cell office:value-type="float" office:value="38" table:style-name="ce1">
            <text:p>38</text:p>
          </table:table-cell>
          <table:table-cell office:value-type="float" office:value="0.03" table:style-name="ce1">
            <text:p>0,03</text:p>
          </table:table-cell>
          <table:table-cell office:value-type="float" office:value="632" table:style-name="ce1">
            <text:p>632</text:p>
          </table:table-cell>
          <table:table-cell office:value-type="float" office:value="38" table:style-name="ce1">
            <text:p>38</text:p>
          </table:table-cell>
          <table:table-cell office:value-type="float" office:value="0.01" table:style-name="ce1">
            <text:p>0,01</text:p>
          </table:table-cell>
          <table:table-cell office:value-type="float" office:value="296" table:style-name="ce1">
            <text:p>296</text:p>
          </table:table-cell>
          <table:table-cell office:value-type="float" office:value="27" table:style-name="ce1">
            <text:p>27</text:p>
          </table:table-cell>
          <table:table-cell office:value-type="float" office:value="0.01" table:style-name="ce1">
            <text:p>0,01</text:p>
          </table:table-cell>
          <table:table-cell office:value-type="float" office:value="1109" table:style-name="ce1">
            <text:p>1109</text:p>
          </table:table-cell>
          <table:table-cell office:value-type="float" office:value="62" table:style-name="ce2">
            <text:p>62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3">
            <text:p>79</text:p>
          </table:table-cell>
          <table:table-cell office:value-type="float" office:value="2" table:style-name="ce3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296" table:style-name="ce1">
            <text:p>296</text:p>
          </table:table-cell>
          <table:table-cell office:value-type="float" office:value="27" table:style-name="ce1">
            <text:p>27</text:p>
          </table:table-cell>
          <table:table-cell office:value-type="float" office:value="0.13" table:style-name="ce1">
            <text:p>0,13</text:p>
          </table:table-cell>
          <table:table-cell office:value-type="float" office:value="3241" table:style-name="ce1">
            <text:p>3241</text:p>
          </table:table-cell>
          <table:table-cell office:value-type="float" office:value="14" table:style-name="ce1">
            <text:p>14</text:p>
          </table:table-cell>
          <table:table-cell office:value-type="float" office:value="0.18" table:style-name="ce1">
            <text:p>0,18</text:p>
          </table:table-cell>
          <table:table-cell office:value-type="float" office:value="3247" table:style-name="ce2">
            <text:p>3247</text:p>
          </table:table-cell>
          <table:table-cell office:value-type="float" office:value="15" table:style-name="ce1">
            <text:p>15</text:p>
          </table:table-cell>
          <table:table-cell office:value-type="float" office:value="0.13" table:style-name="ce1">
            <text:p>0,13</text:p>
          </table:table-cell>
          <table:table-cell office:value-type="float" office:value="3247" table:style-name="ce2">
            <text:p>3247</text:p>
          </table:table-cell>
          <table:table-cell office:value-type="float" office:value="15" table:style-name="ce1">
            <text:p>15</text:p>
          </table:table-cell>
          <table:table-cell office:value-type="float" office:value="0.13" table:style-name="ce1">
            <text:p>0,13</text:p>
          </table:table-cell>
          <table:table-cell office:value-type="float" office:value="3229" table:style-name="ce1">
            <text:p>3229</text:p>
          </table:table-cell>
          <table:table-cell office:value-type="float" office:value="14" table:style-name="ce1">
            <text:p>1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3241" table:style-name="ce1">
            <text:p>3241</text:p>
          </table:table-cell>
          <table:table-cell office:value-type="float" office:value="14" table:style-name="ce1">
            <text:p>14</text:p>
          </table:table-cell>
          <table:table-cell office:value-type="float" office:value="0.13" table:style-name="ce1">
            <text:p>0,13</text:p>
          </table:table-cell>
          <table:table-cell office:value-type="float" office:value="3247" table:style-name="ce2">
            <text:p>3247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5" table:style-name="ce1">
            <text:p>0,15</text:p>
          </table:table-cell>
          <table:table-cell office:value-type="float" office:value="3229" table:style-name="ce1">
            <text:p>3229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895" table:style-name="ce1">
            <text:p>89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95" table:style-name="ce1">
            <text:p>895</text:p>
          </table:table-cell>
          <table:table-cell office:value-type="float" office:value="7" table:style-name="ce1">
            <text:p>7</text:p>
          </table:table-cell>
          <table:table-cell office:value-type="float" office:value="0.04" table:style-name="ce1">
            <text:p>0,04</text:p>
          </table:table-cell>
          <table:table-cell office:value-type="float" office:value="334" table:style-name="ce1">
            <text:p>334</text:p>
          </table:table-cell>
          <table:table-cell office:value-type="float" office:value="30" table:style-name="ce1">
            <text:p>30</text:p>
          </table:table-cell>
          <table:table-cell office:value-type="float" office:value="0.01" table:style-name="ce1">
            <text:p>0,01</text:p>
          </table:table-cell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109" table:style-name="ce1">
            <text:p>1109</text:p>
          </table:table-cell>
          <table:table-cell office:value-type="float" office:value="62" table:style-name="ce2">
            <text:p>62</text:p>
          </table:table-cell>
          <table:table-cell office:value-type="float" office:value="0.01" table:style-name="ce1">
            <text:p>0,01</text:p>
          </table:table-cell>
          <table:table-cell office:value-type="float" office:value="1094" table:style-name="ce1">
            <text:p>1094</text:p>
          </table:table-cell>
          <table:table-cell office:value-type="float" office:value="59" table:style-name="ce1">
            <text:p>59</text:p>
          </table:table-cell>
          <table:table-cell office:value-type="float" office:value="0.02" table:style-name="ce1">
            <text:p>0,02</text:p>
          </table:table-cell>
          <table:table-cell office:value-type="float" office:value="296" table:style-name="ce1">
            <text:p>296</text:p>
          </table:table-cell>
          <table:table-cell office:value-type="float" office:value="27" table:style-name="ce1">
            <text:p>27</text:p>
          </table:table-cell>
          <table:table-cell office:value-type="float" office:value="0.01" table:style-name="ce1">
            <text:p>0,01</text:p>
          </table:table-cell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0.01" table:formula="of:=MIN([.$B9];[.$E9];[.$H9];[.$K9];[.$N9];[.$Q9];[.$T9];[.$W9];[.$Z9];[.$AC9];[.$AF9];[.$AI9];[.$AL9];[.$AO9];[.$AR9];[.$AU9];[.$AX9];[.$BA9];[.$BD9];[.$BG9];[.$BJ9];[.$BM9];[.$BP9];[.$BS9];[.$BV9];[.$BY9];[.$CB9];[.$CE9];[.$CH9])" table:style-name="ce1">
            <text:p>0,01</text:p>
          </table:table-cell>
          <table:table-cell office:value-type="float" office:value="79" table:formula="of:=MIN([.$C9];[.$F9];[.$I9];[.$L9];[.$O9];[.$R9];[.$U9];[.$X9];[.$AA9];[.$AD9];[.$AG9];[.$AJ9];[.$AM9];[.$AP9];[.$AV9];[.$AY9];[.$BB9];[.$BE9];[.$BH9];[.$BK9];[.$BN9];[.$BQ9];[.$BT9];[.$BW9];[.$BZ9];[.$CC9];[.$CF9];[.$CI9])" table:style-name="ce1">
            <text:p>79</text:p>
          </table:table-cell>
          <table:table-cell office:value-type="float" office:value="2" table:formula="of:=MIN([.$D9];[.$G9];[.$J9];[.$M9];[.$P9];[.$S9];[.$V9];[.$Y9];[.$AB9];[.$AE9];[.$AH9];[.$AK9];[.$AN9];[.$AQ9];[.$AW9];[.$AZ9];[.$BC9];[.$BF9];[.$BI9];[.$BL9];[.$BO9];[.$BR9];[.$BU9];[.$BX9];[.$CA9];[.$CD9];[.$CG9];[.$CJ9])" table:style-name="ce1">
            <text:p>2</text:p>
          </table:table-cell>
          <table:table-cell office:value-type="float" office:value="0.01" table:formula="of:=MEDIAN([.$B9];[.$E9];[.$H9];[.$K9];[.$N9];[.$Q9];[.$T9];[.$W9];[.$Z9];[.$AC9];[.$AF9];[.$AI9];[.$AL9];[.$AO9];[.$AR9];[.$AU9];[.$AX9];[.$BA9];[.$BD9];[.$BG9];[.$BJ9];[.$BM9];[.$BP9];[.$BS9];[.$BV9];[.$BY9];[.$CB9];[.$CE9];[.$CH9])" table:style-name="ce1">
            <text:p>0,01</text:p>
          </table:table-cell>
          <table:table-cell office:value-type="float" office:value="572.5" table:formula="of:=MEDIAN([.$C9];[.$F9];[.$I9];[.$L9];[.$O9];[.$R9];[.$U9];[.$X9];[.$AA9];[.$AD9];[.$AG9];[.$AJ9];[.$AM9];[.$AP9];[.$AV9];[.$AY9];[.$BB9];[.$BE9];[.$BH9];[.$BK9];[.$BN9];[.$BQ9];[.$BT9];[.$BW9];[.$BZ9];[.$CC9];[.$CF9];[.$CI9])" table:style-name="ce1">
            <text:p>572,5</text:p>
          </table:table-cell>
          <table:table-cell office:value-type="float" office:value="14" table:formula="of:=MEDIAN([.$D9];[.$G9];[.$J9];[.$M9];[.$P9];[.$S9];[.$V9];[.$Y9];[.$AB9];[.$AE9];[.$AH9];[.$AK9];[.$AN9];[.$AQ9];[.$AW9];[.$AZ9];[.$BC9];[.$BF9];[.$BI9];[.$BL9];[.$BO9];[.$BR9];[.$BU9];[.$BX9];[.$CA9];[.$CD9];[.$CG9];[.$CJ9])" table:style-name="ce1">
            <text:p>14</text:p>
          </table:table-cell>
          <table:table-cell office:value-type="float" office:value="1200" table:formula="of:=MAX([.$B9];[.$E9];[.$H9];[.$K9];[.$N9];[.$Q9];[.$T9];[.$W9];[.$Z9];[.$AC9];[.$AF9];[.$AI9];[.$AL9];[.$AO9];[.$AR9];[.$AU9];[.$AX9];[.$BA9];[.$BD9];[.$BG9];[.$BJ9];[.$BM9];[.$BP9];[.$BS9];[.$BV9];[.$BY9];[.$CB9];[.$CE9];[.$CH9])" table:style-name="ce1">
            <text:p>1200</text:p>
          </table:table-cell>
          <table:table-cell office:value-type="float" office:value="3247" table:formula="of:=MAX([.$C9];[.$F9];[.$I9];[.$L9];[.$O9];[.$R9];[.$U9];[.$X9];[.$AA9];[.$AD9];[.$AG9];[.$AJ9];[.$AM9];[.$AP9];[.$AV9];[.$AY9];[.$BB9];[.$BE9];[.$BH9];[.$BK9];[.$BN9];[.$BQ9];[.$BT9];[.$BW9];[.$BZ9];[.$CC9];[.$CF9];[.$CI9])" table:style-name="ce1">
            <text:p>3247</text:p>
          </table:table-cell>
          <table:table-cell office:value-type="float" office:value="62" table:formula="of:=MAX([.$D9];[.$G9];[.$J9];[.$M9];[.$P9];[.$S9];[.$V9];[.$Y9];[.$AB9];[.$AE9];[.$AH9];[.$AK9];[.$AN9];[.$AQ9];[.$AW9];[.$AZ9];[.$BC9];[.$BF9];[.$BI9];[.$BL9];[.$BO9];[.$BR9];[.$BU9];[.$BX9];[.$CA9];[.$CD9];[.$CG9];[.$CJ9])" table:style-name="ce1">
            <text:p>6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7_h22.lp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368" table:style-name="ce1">
            <text:p>368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76" table:style-name="ce1">
            <text:p>276</text:p>
          </table:table-cell>
          <table:table-cell office:value-type="float" office:value="25" table:style-name="ce1">
            <text:p>25</text:p>
          </table:table-cell>
          <table:table-cell office:value-type="float" office:value="0.01" table:style-name="ce1">
            <text:p>0,01</text:p>
          </table:table-cell>
          <table:table-cell office:value-type="float" office:value="1278" table:style-name="ce1">
            <text:p>1278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276" table:style-name="ce1">
            <text:p>276</text:p>
          </table:table-cell>
          <table:table-cell office:value-type="float" office:value="25" table:style-name="ce1">
            <text:p>25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156890" table:style-name="ce2">
            <text:p>156890</text:p>
          </table:table-cell>
          <table:table-cell office:value-type="float" office:value="65834" table:style-name="ce2">
            <text:p>65834</text:p>
          </table:table-cell>
          <table:table-cell office:value-type="float" office:value="1.49" table:style-name="ce1">
            <text:p>1,49</text:p>
          </table:table-cell>
          <table:table-cell office:value-type="float" office:value="15345" table:style-name="ce1">
            <text:p>15345</text:p>
          </table:table-cell>
          <table:table-cell office:value-type="float" office:value="5055" table:style-name="ce1">
            <text:p>5055</text:p>
          </table:table-cell>
          <table:table-cell office:value-type="float" office:value="0.78" table:style-name="ce1">
            <text:p>0,78</text:p>
          </table:table-cell>
          <table:table-cell office:value-type="float" office:value="20496" table:style-name="ce1">
            <text:p>20496</text:p>
          </table:table-cell>
          <table:table-cell office:value-type="float" office:value="1618" table:style-name="ce1">
            <text:p>1618</text:p>
          </table:table-cell>
          <table:table-cell office:value-type="float" office:value="0.95" table:style-name="ce1">
            <text:p>0,95</text:p>
          </table:table-cell>
          <table:table-cell office:value-type="float" office:value="26488" table:style-name="ce1">
            <text:p>26488</text:p>
          </table:table-cell>
          <table:table-cell office:value-type="float" office:value="2087" table:style-name="ce1">
            <text:p>2087</text:p>
          </table:table-cell>
          <table:table-cell office:value-type="float" office:value="2.36" table:style-name="ce1">
            <text:p>2,36</text:p>
          </table:table-cell>
          <table:table-cell office:value-type="float" office:value="156890" table:style-name="ce2">
            <text:p>156890</text:p>
          </table:table-cell>
          <table:table-cell office:value-type="float" office:value="65834" table:style-name="ce2">
            <text:p>65834</text:p>
          </table:table-cell>
          <table:table-cell office:value-type="float" office:value="1.56" table:style-name="ce1">
            <text:p>1,56</text:p>
          </table:table-cell>
          <table:table-cell office:value-type="float" office:value="15345" table:style-name="ce1">
            <text:p>15345</text:p>
          </table:table-cell>
          <table:table-cell office:value-type="float" office:value="5055" table:style-name="ce1">
            <text:p>5055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84" table:style-name="ce1">
            <text:p>0,84</text:p>
          </table:table-cell>
          <table:table-cell office:value-type="float" office:value="26488" table:style-name="ce1">
            <text:p>26488</text:p>
          </table:table-cell>
          <table:table-cell office:value-type="float" office:value="2087" table:style-name="ce1">
            <text:p>2087</text:p>
          </table:table-cell>
          <table:table-cell office:value-type="float" office:value="0.01" table:style-name="ce1">
            <text:p>0,0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526" table:style-name="ce1">
            <text:p>526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525" table:style-name="ce1">
            <text:p>525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278" table:style-name="ce1">
            <text:p>1278</text:p>
          </table:table-cell>
          <table:table-cell office:value-type="float" office:value="68" table:style-name="ce1">
            <text:p>68</text:p>
          </table:table-cell>
          <table:table-cell office:value-type="float" office:value="0.01" table:style-name="ce1">
            <text:p>0,01</text:p>
          </table:table-cell>
          <table:table-cell office:value-type="float" office:value="1561" table:style-name="ce1">
            <text:p>1561</text:p>
          </table:table-cell>
          <table:table-cell office:value-type="float" office:value="77" table:style-name="ce1">
            <text:p>77</text:p>
          </table:table-cell>
          <table:table-cell office:value-type="float" office:value="0.01" table:style-name="ce1">
            <text:p>0,01</text:p>
          </table:table-cell>
          <table:table-cell office:value-type="float" office:value="276" table:style-name="ce1">
            <text:p>276</text:p>
          </table:table-cell>
          <table:table-cell office:value-type="float" office:value="25" table:style-name="ce1">
            <text:p>25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MIN([.$B10];[.$E10];[.$H10];[.$K10];[.$N10];[.$Q10];[.$T10];[.$W10];[.$Z10];[.$AC10];[.$AF10];[.$AI10];[.$AL10];[.$AO10];[.$AR10];[.$AU10];[.$AX10];[.$BA10];[.$BD10];[.$BG10];[.$BJ10];[.$BM10];[.$BP10];[.$BS10];[.$BV10];[.$BY10];[.$CB10];[.$CE10];[.$CH10])" table:style-name="ce1">
            <text:p>0</text:p>
          </table:table-cell>
          <table:table-cell office:value-type="float" office:value="60" table:formula="of:=MIN([.$C10];[.$F10];[.$I10];[.$L10];[.$O10];[.$R10];[.$U10];[.$X10];[.$AA10];[.$AD10];[.$AG10];[.$AJ10];[.$AM10];[.$AP10];[.$AV10];[.$AY10];[.$BB10];[.$BE10];[.$BH10];[.$BK10];[.$BN10];[.$BQ10];[.$BT10];[.$BW10];[.$BZ10];[.$CC10];[.$CF10];[.$CI10])" table:style-name="ce1">
            <text:p>60</text:p>
          </table:table-cell>
          <table:table-cell office:value-type="float" office:value="0" table:formula="of:=MIN([.$D10];[.$G10];[.$J10];[.$M10];[.$P10];[.$S10];[.$V10];[.$Y10];[.$AB10];[.$AE10];[.$AH10];[.$AK10];[.$AN10];[.$AQ10];[.$AW10];[.$AZ10];[.$BC10];[.$BF10];[.$BI10];[.$BL10];[.$BO10];[.$BR10];[.$BU10];[.$BX10];[.$CA10];[.$CD10];[.$CG10];[.$CJ10])" table:style-name="ce1">
            <text:p>0</text:p>
          </table:table-cell>
          <table:table-cell office:value-type="float" office:value="0.01" table:formula="of:=MEDIAN([.$B10];[.$E10];[.$H10];[.$K10];[.$N10];[.$Q10];[.$T10];[.$W10];[.$Z10];[.$AC10];[.$AF10];[.$AI10];[.$AL10];[.$AO10];[.$AR10];[.$AU10];[.$AX10];[.$BA10];[.$BD10];[.$BG10];[.$BJ10];[.$BM10];[.$BP10];[.$BS10];[.$BV10];[.$BY10];[.$CB10];[.$CE10];[.$CH10])" table:style-name="ce1">
            <text:p>0,01</text:p>
          </table:table-cell>
          <table:table-cell office:value-type="float" office:value="276" table:formula="of:=MEDIAN([.$C10];[.$F10];[.$I10];[.$L10];[.$O10];[.$R10];[.$U10];[.$X10];[.$AA10];[.$AD10];[.$AG10];[.$AJ10];[.$AM10];[.$AP10];[.$AV10];[.$AY10];[.$BB10];[.$BE10];[.$BH10];[.$BK10];[.$BN10];[.$BQ10];[.$BT10];[.$BW10];[.$BZ10];[.$CC10];[.$CF10];[.$CI10])" table:style-name="ce1">
            <text:p>276</text:p>
          </table:table-cell>
          <table:table-cell office:value-type="float" office:value="11" table:formula="of:=MEDIAN([.$D10];[.$G10];[.$J10];[.$M10];[.$P10];[.$S10];[.$V10];[.$Y10];[.$AB10];[.$AE10];[.$AH10];[.$AK10];[.$AN10];[.$AQ10];[.$AW10];[.$AZ10];[.$BC10];[.$BF10];[.$BI10];[.$BL10];[.$BO10];[.$BR10];[.$BU10];[.$BX10];[.$CA10];[.$CD10];[.$CG10];[.$CJ10])" table:style-name="ce1">
            <text:p>11</text:p>
          </table:table-cell>
          <table:table-cell office:value-type="float" office:value="1200" table:formula="of:=MAX([.$B10];[.$E10];[.$H10];[.$K10];[.$N10];[.$Q10];[.$T10];[.$W10];[.$Z10];[.$AC10];[.$AF10];[.$AI10];[.$AL10];[.$AO10];[.$AR10];[.$AU10];[.$AX10];[.$BA10];[.$BD10];[.$BG10];[.$BJ10];[.$BM10];[.$BP10];[.$BS10];[.$BV10];[.$BY10];[.$CB10];[.$CE10];[.$CH10])" table:style-name="ce1">
            <text:p>1200</text:p>
          </table:table-cell>
          <table:table-cell office:value-type="float" office:value="156890" table:formula="of:=MAX([.$C10];[.$F10];[.$I10];[.$L10];[.$O10];[.$R10];[.$U10];[.$X10];[.$AA10];[.$AD10];[.$AG10];[.$AJ10];[.$AM10];[.$AP10];[.$AV10];[.$AY10];[.$BB10];[.$BE10];[.$BH10];[.$BK10];[.$BN10];[.$BQ10];[.$BT10];[.$BW10];[.$BZ10];[.$CC10];[.$CF10];[.$CI10])" table:style-name="ce1">
            <text:p>156890</text:p>
          </table:table-cell>
          <table:table-cell office:value-type="float" office:value="65834" table:formula="of:=MAX([.$D10];[.$G10];[.$J10];[.$M10];[.$P10];[.$S10];[.$V10];[.$Y10];[.$AB10];[.$AE10];[.$AH10];[.$AK10];[.$AN10];[.$AQ10];[.$AW10];[.$AZ10];[.$BC10];[.$BF10];[.$BI10];[.$BL10];[.$BO10];[.$BR10];[.$BU10];[.$BX10];[.$CA10];[.$CD10];[.$CG10];[.$CJ10])" table:style-name="ce1">
            <text:p>65834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8_h24.lp</text:p>
          </table:table-cell>
          <table:table-cell office:value-type="float" office:value="0.03" table:style-name="ce1">
            <text:p>0,03</text:p>
          </table:table-cell>
          <table:table-cell office:value-type="float" office:value="1122" table:style-name="ce1">
            <text:p>1122</text:p>
          </table:table-cell>
          <table:table-cell office:value-type="float" office:value="345" table:style-name="ce1">
            <text:p>345</text:p>
          </table:table-cell>
          <table:table-cell office:value-type="float" office:value="0.03" table:style-name="ce1">
            <text:p>0,03</text:p>
          </table:table-cell>
          <table:table-cell office:value-type="float" office:value="2006" table:style-name="ce1">
            <text:p>2006</text:p>
          </table:table-cell>
          <table:table-cell office:value-type="float" office:value="314" table:style-name="ce1">
            <text:p>314</text:p>
          </table:table-cell>
          <table:table-cell office:value-type="float" office:value="0.02" table:style-name="ce3">
            <text:p>0,02</text:p>
          </table:table-cell>
          <table:table-cell office:value-type="float" office:value="468" table:style-name="ce1">
            <text:p>468</text:p>
          </table:table-cell>
          <table:table-cell office:value-type="float" office:value="72" table:style-name="ce1">
            <text:p>72</text:p>
          </table:table-cell>
          <table:table-cell office:value-type="float" office:value="0.02" table:style-name="ce3">
            <text:p>0,02</text:p>
          </table:table-cell>
          <table:table-cell office:value-type="float" office:value="468" table:style-name="ce1">
            <text:p>468</text:p>
          </table:table-cell>
          <table:table-cell office:value-type="float" office:value="72" table:style-name="ce1">
            <text:p>72</text:p>
          </table:table-cell>
          <table:table-cell office:value-type="float" office:value="0.02" table:style-name="ce3">
            <text:p>0,02</text:p>
          </table:table-cell>
          <table:table-cell office:value-type="float" office:value="435" table:style-name="ce3">
            <text:p>435</text:p>
          </table:table-cell>
          <table:table-cell office:value-type="float" office:value="44" table:style-name="ce3">
            <text:p>44</text:p>
          </table:table-cell>
          <table:table-cell office:value-type="float" office:value="0.02" table:style-name="ce3">
            <text:p>0,02</text:p>
          </table:table-cell>
          <table:table-cell office:value-type="float" office:value="1651" table:style-name="ce1">
            <text:p>1651</text:p>
          </table:table-cell>
          <table:table-cell office:value-type="float" office:value="153" table:style-name="ce1">
            <text:p>153</text:p>
          </table:table-cell>
          <table:table-cell office:value-type="float" office:value="0.02" table:style-name="ce3">
            <text:p>0,02</text:p>
          </table:table-cell>
          <table:table-cell office:value-type="float" office:value="547" table:style-name="ce1">
            <text:p>547</text:p>
          </table:table-cell>
          <table:table-cell office:value-type="float" office:value="158" table:style-name="ce1">
            <text:p>158</text:p>
          </table:table-cell>
          <table:table-cell office:value-type="float" office:value="0.02" table:style-name="ce3">
            <text:p>0,02</text:p>
          </table:table-cell>
          <table:table-cell office:value-type="float" office:value="435" table:style-name="ce3">
            <text:p>435</text:p>
          </table:table-cell>
          <table:table-cell office:value-type="float" office:value="44" table:style-name="ce3">
            <text:p>44</text:p>
          </table:table-cell>
          <table:table-cell office:value-type="float" office:value="1.76" table:style-name="ce1">
            <text:p>1,76</text:p>
          </table:table-cell>
          <table:table-cell office:value-type="float" office:value="14920" table:style-name="ce1">
            <text:p>14920</text:p>
          </table:table-cell>
          <table:table-cell office:value-type="float" office:value="4391" table:style-name="ce2">
            <text:p>4391</text:p>
          </table:table-cell>
          <table:table-cell office:value-type="float" office:value="0.11" table:style-name="ce1">
            <text:p>0,11</text:p>
          </table:table-cell>
          <table:table-cell office:value-type="float" office:value="3349" table:style-name="ce1">
            <text:p>3349</text:p>
          </table:table-cell>
          <table:table-cell office:value-type="float" office:value="286" table:style-name="ce1">
            <text:p>286</text:p>
          </table:table-cell>
          <table:table-cell office:value-type="float" office:value="0.44" table:style-name="ce1">
            <text:p>0,44</text:p>
          </table:table-cell>
          <table:table-cell office:value-type="float" office:value="19027" table:style-name="ce1">
            <text:p>19027</text:p>
          </table:table-cell>
          <table:table-cell office:value-type="float" office:value="669" table:style-name="ce1">
            <text:p>669</text:p>
          </table:table-cell>
          <table:table-cell office:value-type="float" office:value="0.15" table:style-name="ce1">
            <text:p>0,15</text:p>
          </table:table-cell>
          <table:table-cell office:value-type="float" office:value="3386" table:style-name="ce1">
            <text:p>3386</text:p>
          </table:table-cell>
          <table:table-cell office:value-type="float" office:value="397" table:style-name="ce1">
            <text:p>397</text:p>
          </table:table-cell>
          <table:table-cell office:value-type="float" office:value="1.72" table:style-name="ce1">
            <text:p>1,72</text:p>
          </table:table-cell>
          <table:table-cell office:value-type="float" office:value="14920" table:style-name="ce1">
            <text:p>14920</text:p>
          </table:table-cell>
          <table:table-cell office:value-type="float" office:value="4391" table:style-name="ce2">
            <text:p>4391</text:p>
          </table:table-cell>
          <table:table-cell office:value-type="float" office:value="0.12" table:style-name="ce1">
            <text:p>0,12</text:p>
          </table:table-cell>
          <table:table-cell office:value-type="float" office:value="3349" table:style-name="ce1">
            <text:p>3349</text:p>
          </table:table-cell>
          <table:table-cell office:value-type="float" office:value="286" table:style-name="ce1">
            <text:p>28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1" table:style-name="ce1">
            <text:p>0,11</text:p>
          </table:table-cell>
          <table:table-cell office:value-type="float" office:value="3386" table:style-name="ce1">
            <text:p>3386</text:p>
          </table:table-cell>
          <table:table-cell office:value-type="float" office:value="397" table:style-name="ce1">
            <text:p>397</text:p>
          </table:table-cell>
          <table:table-cell office:value-type="float" office:value="0.03" table:style-name="ce1">
            <text:p>0,03</text:p>
          </table:table-cell>
          <table:table-cell office:value-type="float" office:value="825" table:style-name="ce1">
            <text:p>825</text:p>
          </table:table-cell>
          <table:table-cell office:value-type="float" office:value="208" table:style-name="ce1">
            <text:p>208</text:p>
          </table:table-cell>
          <table:table-cell office:value-type="float" office:value="0.02" table:style-name="ce3">
            <text:p>0,02</text:p>
          </table:table-cell>
          <table:table-cell office:value-type="float" office:value="825" table:style-name="ce1">
            <text:p>825</text:p>
          </table:table-cell>
          <table:table-cell office:value-type="float" office:value="208" table:style-name="ce1">
            <text:p>208</text:p>
          </table:table-cell>
          <table:table-cell office:value-type="float" office:value="0.02" table:style-name="ce3">
            <text:p>0,02</text:p>
          </table:table-cell>
          <table:table-cell office:value-type="float" office:value="825" table:style-name="ce1">
            <text:p>825</text:p>
          </table:table-cell>
          <table:table-cell office:value-type="float" office:value="208" table:style-name="ce1">
            <text:p>208</text:p>
          </table:table-cell>
          <table:table-cell office:value-type="float" office:value="0.02" table:style-name="ce3">
            <text:p>0,02</text:p>
          </table:table-cell>
          <table:table-cell office:value-type="float" office:value="825" table:style-name="ce1">
            <text:p>825</text:p>
          </table:table-cell>
          <table:table-cell office:value-type="float" office:value="208" table:style-name="ce1">
            <text:p>208</text:p>
          </table:table-cell>
          <table:table-cell office:value-type="float" office:value="0.06" table:style-name="ce1">
            <text:p>0,06</text:p>
          </table:table-cell>
          <table:table-cell office:value-type="float" office:value="2154" table:style-name="ce1">
            <text:p>2154</text:p>
          </table:table-cell>
          <table:table-cell office:value-type="float" office:value="1002" table:style-name="ce1">
            <text:p>1002</text:p>
          </table:table-cell>
          <table:table-cell office:value-type="float" office:value="0.05" table:style-name="ce1">
            <text:p>0,05</text:p>
          </table:table-cell>
          <table:table-cell office:value-type="float" office:value="3072" table:style-name="ce1">
            <text:p>3072</text:p>
          </table:table-cell>
          <table:table-cell office:value-type="float" office:value="622" table:style-name="ce1">
            <text:p>622</text:p>
          </table:table-cell>
          <table:table-cell office:value-type="float" office:value="0.04" table:style-name="ce1">
            <text:p>0,04</text:p>
          </table:table-cell>
          <table:table-cell office:value-type="float" office:value="3100" table:style-name="ce1">
            <text:p>3100</text:p>
          </table:table-cell>
          <table:table-cell office:value-type="float" office:value="278" table:style-name="ce1">
            <text:p>278</text:p>
          </table:table-cell>
          <table:table-cell office:value-type="float" office:value="0.75" table:style-name="ce1">
            <text:p>0,75</text:p>
          </table:table-cell>
          <table:table-cell office:value-type="float" office:value="28487" table:style-name="ce2">
            <text:p>28487</text:p>
          </table:table-cell>
          <table:table-cell office:value-type="float" office:value="2513" table:style-name="ce1">
            <text:p>2513</text:p>
          </table:table-cell>
          <table:table-cell office:value-type="float" office:value="0.03" table:style-name="ce1">
            <text:p>0,03</text:p>
          </table:table-cell>
          <table:table-cell office:value-type="float" office:value="1059" table:style-name="ce1">
            <text:p>1059</text:p>
          </table:table-cell>
          <table:table-cell office:value-type="float" office:value="342" table:style-name="ce1">
            <text:p>342</text:p>
          </table:table-cell>
          <table:table-cell office:value-type="float" office:value="0.02" table:style-name="ce3">
            <text:p>0,02</text:p>
          </table:table-cell>
          <table:table-cell office:value-type="float" office:value="1651" table:style-name="ce1">
            <text:p>1651</text:p>
          </table:table-cell>
          <table:table-cell office:value-type="float" office:value="153" table:style-name="ce1">
            <text:p>153</text:p>
          </table:table-cell>
          <table:table-cell office:value-type="float" office:value="0.02" table:style-name="ce3">
            <text:p>0,02</text:p>
          </table:table-cell>
          <table:table-cell office:value-type="float" office:value="1762" table:style-name="ce1">
            <text:p>1762</text:p>
          </table:table-cell>
          <table:table-cell office:value-type="float" office:value="150" table:style-name="ce1">
            <text:p>150</text:p>
          </table:table-cell>
          <table:table-cell office:value-type="float" office:value="0.02" table:style-name="ce3">
            <text:p>0,02</text:p>
          </table:table-cell>
          <table:table-cell office:value-type="float" office:value="435" table:style-name="ce3">
            <text:p>435</text:p>
          </table:table-cell>
          <table:table-cell office:value-type="float" office:value="44" table:style-name="ce3">
            <text:p>4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133" table:style-name="ce1">
            <text:p>4133</text:p>
          </table:table-cell>
          <table:table-cell office:value-type="float" office:value="517" table:style-name="ce1">
            <text:p>517</text:p>
          </table:table-cell>
          <table:table-cell office:value-type="float" office:value="0.02" table:formula="of:=MIN([.$B11];[.$E11];[.$H11];[.$K11];[.$N11];[.$Q11];[.$T11];[.$W11];[.$Z11];[.$AC11];[.$AF11];[.$AI11];[.$AL11];[.$AO11];[.$AR11];[.$AU11];[.$AX11];[.$BA11];[.$BD11];[.$BG11];[.$BJ11];[.$BM11];[.$BP11];[.$BS11];[.$BV11];[.$BY11];[.$CB11];[.$CE11];[.$CH11])" table:style-name="ce1">
            <text:p>0,02</text:p>
          </table:table-cell>
          <table:table-cell office:value-type="float" office:value="435" table:formula="of:=MIN([.$C11];[.$F11];[.$I11];[.$L11];[.$O11];[.$R11];[.$U11];[.$X11];[.$AA11];[.$AD11];[.$AG11];[.$AJ11];[.$AM11];[.$AP11];[.$AV11];[.$AY11];[.$BB11];[.$BE11];[.$BH11];[.$BK11];[.$BN11];[.$BQ11];[.$BT11];[.$BW11];[.$BZ11];[.$CC11];[.$CF11];[.$CI11])" table:style-name="ce1">
            <text:p>435</text:p>
          </table:table-cell>
          <table:table-cell office:value-type="float" office:value="44" table:formula="of:=MIN([.$D11];[.$G11];[.$J11];[.$M11];[.$P11];[.$S11];[.$V11];[.$Y11];[.$AB11];[.$AE11];[.$AH11];[.$AK11];[.$AN11];[.$AQ11];[.$AW11];[.$AZ11];[.$BC11];[.$BF11];[.$BI11];[.$BL11];[.$BO11];[.$BR11];[.$BU11];[.$BX11];[.$CA11];[.$CD11];[.$CG11];[.$CJ11])" table:style-name="ce1">
            <text:p>44</text:p>
          </table:table-cell>
          <table:table-cell office:value-type="float" office:value="0.03" table:formula="of:=MEDIAN([.$B11];[.$E11];[.$H11];[.$K11];[.$N11];[.$Q11];[.$T11];[.$W11];[.$Z11];[.$AC11];[.$AF11];[.$AI11];[.$AL11];[.$AO11];[.$AR11];[.$AU11];[.$AX11];[.$BA11];[.$BD11];[.$BG11];[.$BJ11];[.$BM11];[.$BP11];[.$BS11];[.$BV11];[.$BY11];[.$CB11];[.$CE11];[.$CH11])" table:style-name="ce1">
            <text:p>0,03</text:p>
          </table:table-cell>
          <table:table-cell office:value-type="float" office:value="1706.5" table:formula="of:=MEDIAN([.$C11];[.$F11];[.$I11];[.$L11];[.$O11];[.$R11];[.$U11];[.$X11];[.$AA11];[.$AD11];[.$AG11];[.$AJ11];[.$AM11];[.$AP11];[.$AV11];[.$AY11];[.$BB11];[.$BE11];[.$BH11];[.$BK11];[.$BN11];[.$BQ11];[.$BT11];[.$BW11];[.$BZ11];[.$CC11];[.$CF11];[.$CI11])" table:style-name="ce1">
            <text:p>1706,5</text:p>
          </table:table-cell>
          <table:table-cell office:value-type="float" office:value="282" table:formula="of:=MEDIAN([.$D11];[.$G11];[.$J11];[.$M11];[.$P11];[.$S11];[.$V11];[.$Y11];[.$AB11];[.$AE11];[.$AH11];[.$AK11];[.$AN11];[.$AQ11];[.$AW11];[.$AZ11];[.$BC11];[.$BF11];[.$BI11];[.$BL11];[.$BO11];[.$BR11];[.$BU11];[.$BX11];[.$CA11];[.$CD11];[.$CG11];[.$CJ11])" table:style-name="ce1">
            <text:p>282</text:p>
          </table:table-cell>
          <table:table-cell office:value-type="float" office:value="1200" table:formula="of:=MAX([.$B11];[.$E11];[.$H11];[.$K11];[.$N11];[.$Q11];[.$T11];[.$W11];[.$Z11];[.$AC11];[.$AF11];[.$AI11];[.$AL11];[.$AO11];[.$AR11];[.$AU11];[.$AX11];[.$BA11];[.$BD11];[.$BG11];[.$BJ11];[.$BM11];[.$BP11];[.$BS11];[.$BV11];[.$BY11];[.$CB11];[.$CE11];[.$CH11])" table:style-name="ce1">
            <text:p>1200</text:p>
          </table:table-cell>
          <table:table-cell office:value-type="float" office:value="28487" table:formula="of:=MAX([.$C11];[.$F11];[.$I11];[.$L11];[.$O11];[.$R11];[.$U11];[.$X11];[.$AA11];[.$AD11];[.$AG11];[.$AJ11];[.$AM11];[.$AP11];[.$AV11];[.$AY11];[.$BB11];[.$BE11];[.$BH11];[.$BK11];[.$BN11];[.$BQ11];[.$BT11];[.$BW11];[.$BZ11];[.$CC11];[.$CF11];[.$CI11])" table:style-name="ce1">
            <text:p>28487</text:p>
          </table:table-cell>
          <table:table-cell office:value-type="float" office:value="4391" table:formula="of:=MAX([.$D11];[.$G11];[.$J11];[.$M11];[.$P11];[.$S11];[.$V11];[.$Y11];[.$AB11];[.$AE11];[.$AH11];[.$AK11];[.$AN11];[.$AQ11];[.$AW11];[.$AZ11];[.$BC11];[.$BF11];[.$BI11];[.$BL11];[.$BO11];[.$BR11];[.$BU11];[.$BX11];[.$CA11];[.$CD11];[.$CG11];[.$CJ11])" table:style-name="ce1">
            <text:p>439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9_h38.lp</text:p>
          </table:table-cell>
          <table:table-cell office:value-type="float" office:value="0.38" table:style-name="ce1">
            <text:p>0,38</text:p>
          </table:table-cell>
          <table:table-cell office:value-type="float" office:value="21280" table:style-name="ce1">
            <text:p>21280</text:p>
          </table:table-cell>
          <table:table-cell office:value-type="float" office:value="3077" table:style-name="ce1">
            <text:p>3077</text:p>
          </table:table-cell>
          <table:table-cell office:value-type="float" office:value="0.02" table:style-name="ce3">
            <text:p>0,02</text:p>
          </table:table-cell>
          <table:table-cell office:value-type="float" office:value="1783" table:style-name="ce3">
            <text:p>1783</text:p>
          </table:table-cell>
          <table:table-cell office:value-type="float" office:value="31" table:style-name="ce3">
            <text:p>31</text:p>
          </table:table-cell>
          <table:table-cell office:value-type="float" office:value="13.6" table:style-name="ce1">
            <text:p>13,6</text:p>
          </table:table-cell>
          <table:table-cell office:value-type="float" office:value="417564" table:style-name="ce1">
            <text:p>417564</text:p>
          </table:table-cell>
          <table:table-cell office:value-type="float" office:value="10392" table:style-name="ce1">
            <text:p>10392</text:p>
          </table:table-cell>
          <table:table-cell office:value-type="float" office:value="13.6" table:style-name="ce1">
            <text:p>13,6</text:p>
          </table:table-cell>
          <table:table-cell office:value-type="float" office:value="417564" table:style-name="ce1">
            <text:p>417564</text:p>
          </table:table-cell>
          <table:table-cell office:value-type="float" office:value="10392" table:style-name="ce1">
            <text:p>10392</text:p>
          </table:table-cell>
          <table:table-cell office:value-type="float" office:value="0.23" table:style-name="ce1">
            <text:p>0,23</text:p>
          </table:table-cell>
          <table:table-cell office:value-type="float" office:value="2674" table:style-name="ce1">
            <text:p>2674</text:p>
          </table:table-cell>
          <table:table-cell office:value-type="float" office:value="1209" table:style-name="ce1">
            <text:p>1209</text:p>
          </table:table-cell>
          <table:table-cell office:value-type="float" office:value="0.19" table:style-name="ce1">
            <text:p>0,19</text:p>
          </table:table-cell>
          <table:table-cell office:value-type="float" office:value="11017" table:style-name="ce1">
            <text:p>11017</text:p>
          </table:table-cell>
          <table:table-cell office:value-type="float" office:value="1223" table:style-name="ce1">
            <text:p>1223</text:p>
          </table:table-cell>
          <table:table-cell office:value-type="float" office:value="6.02" table:style-name="ce1">
            <text:p>6,02</text:p>
          </table:table-cell>
          <table:table-cell office:value-type="float" office:value="289711" table:style-name="ce1">
            <text:p>289711</text:p>
          </table:table-cell>
          <table:table-cell office:value-type="float" office:value="42117" table:style-name="ce1">
            <text:p>42117</text:p>
          </table:table-cell>
          <table:table-cell office:value-type="float" office:value="0.18" table:style-name="ce1">
            <text:p>0,18</text:p>
          </table:table-cell>
          <table:table-cell office:value-type="float" office:value="2674" table:style-name="ce1">
            <text:p>2674</text:p>
          </table:table-cell>
          <table:table-cell office:value-type="float" office:value="1209" table:style-name="ce1">
            <text:p>1209</text:p>
          </table:table-cell>
          <table:table-cell office:value-type="float" office:value="0.79" table:style-name="ce1">
            <text:p>0,79</text:p>
          </table:table-cell>
          <table:table-cell office:value-type="float" office:value="20970" table:style-name="ce1">
            <text:p>20970</text:p>
          </table:table-cell>
          <table:table-cell office:value-type="float" office:value="524" table:style-name="ce1">
            <text:p>524</text:p>
          </table:table-cell>
          <table:table-cell office:value-type="float" office:value="0.69" table:style-name="ce1">
            <text:p>0,69</text:p>
          </table:table-cell>
          <table:table-cell office:value-type="float" office:value="20970" table:style-name="ce1">
            <text:p>20970</text:p>
          </table:table-cell>
          <table:table-cell office:value-type="float" office:value="524" table:style-name="ce1">
            <text:p>524</text:p>
          </table:table-cell>
          <table:table-cell office:value-type="float" office:value="1.51" table:style-name="ce1">
            <text:p>1,51</text:p>
          </table:table-cell>
          <table:table-cell office:value-type="float" office:value="70980" table:style-name="ce1">
            <text:p>70980</text:p>
          </table:table-cell>
          <table:table-cell office:value-type="float" office:value="1489" table:style-name="ce1">
            <text:p>1489</text:p>
          </table:table-cell>
          <table:table-cell office:value-type="float" office:value="6.16" table:style-name="ce1">
            <text:p>6,16</text:p>
          </table:table-cell>
          <table:table-cell office:value-type="float" office:value="317325" table:style-name="ce1">
            <text:p>317325</text:p>
          </table:table-cell>
          <table:table-cell office:value-type="float" office:value="10471" table:style-name="ce1">
            <text:p>10471</text:p>
          </table:table-cell>
          <table:table-cell office:value-type="float" office:value="0.72" table:style-name="ce1">
            <text:p>0,72</text:p>
          </table:table-cell>
          <table:table-cell office:value-type="float" office:value="20970" table:style-name="ce1">
            <text:p>20970</text:p>
          </table:table-cell>
          <table:table-cell office:value-type="float" office:value="524" table:style-name="ce1">
            <text:p>524</text:p>
          </table:table-cell>
          <table:table-cell office:value-type="float" office:value="0.73" table:style-name="ce1">
            <text:p>0,73</text:p>
          </table:table-cell>
          <table:table-cell office:value-type="float" office:value="20970" table:style-name="ce1">
            <text:p>20970</text:p>
          </table:table-cell>
          <table:table-cell office:value-type="float" office:value="524" table:style-name="ce1">
            <text:p>52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6.78" table:style-name="ce1">
            <text:p>6,78</text:p>
          </table:table-cell>
          <table:table-cell office:value-type="float" office:value="317325" table:style-name="ce1">
            <text:p>317325</text:p>
          </table:table-cell>
          <table:table-cell office:value-type="float" office:value="10471" table:style-name="ce1">
            <text:p>10471</text:p>
          </table:table-cell>
          <table:table-cell office:value-type="float" office:value="0.67" table:style-name="ce1">
            <text:p>0,67</text:p>
          </table:table-cell>
          <table:table-cell office:value-type="float" office:value="59141" table:style-name="ce1">
            <text:p>59141</text:p>
          </table:table-cell>
          <table:table-cell office:value-type="float" office:value="3290" table:style-name="ce1">
            <text:p>3290</text:p>
          </table:table-cell>
          <table:table-cell office:value-type="float" office:value="0.73" table:style-name="ce1">
            <text:p>0,73</text:p>
          </table:table-cell>
          <table:table-cell office:value-type="float" office:value="59141" table:style-name="ce1">
            <text:p>59141</text:p>
          </table:table-cell>
          <table:table-cell office:value-type="float" office:value="3290" table:style-name="ce1">
            <text:p>3290</text:p>
          </table:table-cell>
          <table:table-cell office:value-type="float" office:value="0.66" table:style-name="ce1">
            <text:p>0,66</text:p>
          </table:table-cell>
          <table:table-cell office:value-type="float" office:value="59141" table:style-name="ce1">
            <text:p>59141</text:p>
          </table:table-cell>
          <table:table-cell office:value-type="float" office:value="3290" table:style-name="ce1">
            <text:p>3290</text:p>
          </table:table-cell>
          <table:table-cell office:value-type="float" office:value="0.69" table:style-name="ce1">
            <text:p>0,69</text:p>
          </table:table-cell>
          <table:table-cell office:value-type="float" office:value="59141" table:style-name="ce1">
            <text:p>59141</text:p>
          </table:table-cell>
          <table:table-cell office:value-type="float" office:value="3290" table:style-name="ce1">
            <text:p>3290</text:p>
          </table:table-cell>
          <table:table-cell office:value-type="float" office:value="0.32" table:style-name="ce1">
            <text:p>0,32</text:p>
          </table:table-cell>
          <table:table-cell office:value-type="float" office:value="20664" table:style-name="ce1">
            <text:p>20664</text:p>
          </table:table-cell>
          <table:table-cell office:value-type="float" office:value="1572" table:style-name="ce1">
            <text:p>1572</text:p>
          </table:table-cell>
          <table:table-cell office:value-type="float" office:value="0.17" table:style-name="ce1">
            <text:p>0,17</text:p>
          </table:table-cell>
          <table:table-cell office:value-type="float" office:value="9315" table:style-name="ce1">
            <text:p>9315</text:p>
          </table:table-cell>
          <table:table-cell office:value-type="float" office:value="1021" table:style-name="ce1">
            <text:p>1021</text:p>
          </table:table-cell>
          <table:table-cell office:value-type="float" office:value="1200" table:style-name="ce2">
            <text:p>1200</text:p>
          </table:table-cell>
          <table:table-cell office:value-type="float" office:value="192814826" table:style-name="ce2">
            <text:p>192814826</text:p>
          </table:table-cell>
          <table:table-cell office:value-type="float" office:value="5107856" table:style-name="ce2">
            <text:p>5107856</text:p>
          </table:table-cell>
          <table:table-cell office:value-type="float" office:value="21.19" table:style-name="ce1">
            <text:p>21,19</text:p>
          </table:table-cell>
          <table:table-cell office:value-type="float" office:value="546445" table:style-name="ce1">
            <text:p>546445</text:p>
          </table:table-cell>
          <table:table-cell office:value-type="float" office:value="82046" table:style-name="ce1">
            <text:p>82046</text:p>
          </table:table-cell>
          <table:table-cell office:value-type="float" office:value="0.49" table:style-name="ce1">
            <text:p>0,49</text:p>
          </table:table-cell>
          <table:table-cell office:value-type="float" office:value="38595" table:style-name="ce1">
            <text:p>38595</text:p>
          </table:table-cell>
          <table:table-cell office:value-type="float" office:value="2499" table:style-name="ce1">
            <text:p>2499</text:p>
          </table:table-cell>
          <table:table-cell office:value-type="float" office:value="0.17" table:style-name="ce1">
            <text:p>0,17</text:p>
          </table:table-cell>
          <table:table-cell office:value-type="float" office:value="11017" table:style-name="ce1">
            <text:p>11017</text:p>
          </table:table-cell>
          <table:table-cell office:value-type="float" office:value="1223" table:style-name="ce1">
            <text:p>1223</text:p>
          </table:table-cell>
          <table:table-cell office:value-type="float" office:value="0.1" table:style-name="ce1">
            <text:p>0,1</text:p>
          </table:table-cell>
          <table:table-cell office:value-type="float" office:value="5865" table:style-name="ce1">
            <text:p>5865</text:p>
          </table:table-cell>
          <table:table-cell office:value-type="float" office:value="813" table:style-name="ce1">
            <text:p>813</text:p>
          </table:table-cell>
          <table:table-cell office:value-type="float" office:value="0.18" table:style-name="ce1">
            <text:p>0,18</text:p>
          </table:table-cell>
          <table:table-cell office:value-type="float" office:value="2674" table:style-name="ce1">
            <text:p>2674</text:p>
          </table:table-cell>
          <table:table-cell office:value-type="float" office:value="1209" table:style-name="ce1">
            <text:p>1209</text:p>
          </table:table-cell>
          <table:table-cell office:value-type="float" office:value="0.65" table:style-name="ce1">
            <text:p>0,65</text:p>
          </table:table-cell>
          <table:table-cell office:value-type="float" office:value="59668" table:style-name="ce1">
            <text:p>59668</text:p>
          </table:table-cell>
          <table:table-cell office:value-type="float" office:value="6332" table:style-name="ce1">
            <text:p>6332</text:p>
          </table:table-cell>
          <table:table-cell office:value-type="float" office:value="0.02" table:formula="of:=MIN([.$B12];[.$E12];[.$H12];[.$K12];[.$N12];[.$Q12];[.$T12];[.$W12];[.$Z12];[.$AC12];[.$AF12];[.$AI12];[.$AL12];[.$AO12];[.$AR12];[.$AU12];[.$AX12];[.$BA12];[.$BD12];[.$BG12];[.$BJ12];[.$BM12];[.$BP12];[.$BS12];[.$BV12];[.$BY12];[.$CB12];[.$CE12];[.$CH12])" table:style-name="ce1">
            <text:p>0,02</text:p>
          </table:table-cell>
          <table:table-cell office:value-type="float" office:value="1783" table:formula="of:=MIN([.$C12];[.$F12];[.$I12];[.$L12];[.$O12];[.$R12];[.$U12];[.$X12];[.$AA12];[.$AD12];[.$AG12];[.$AJ12];[.$AM12];[.$AP12];[.$AV12];[.$AY12];[.$BB12];[.$BE12];[.$BH12];[.$BK12];[.$BN12];[.$BQ12];[.$BT12];[.$BW12];[.$BZ12];[.$CC12];[.$CF12];[.$CI12])" table:style-name="ce1">
            <text:p>1783</text:p>
          </table:table-cell>
          <table:table-cell office:value-type="float" office:value="31" table:formula="of:=MIN([.$D12];[.$G12];[.$J12];[.$M12];[.$P12];[.$S12];[.$V12];[.$Y12];[.$AB12];[.$AE12];[.$AH12];[.$AK12];[.$AN12];[.$AQ12];[.$AW12];[.$AZ12];[.$BC12];[.$BF12];[.$BI12];[.$BL12];[.$BO12];[.$BR12];[.$BU12];[.$BX12];[.$CA12];[.$CD12];[.$CG12];[.$CJ12])" table:style-name="ce1">
            <text:p>31</text:p>
          </table:table-cell>
          <table:table-cell office:value-type="float" office:value="0.69" table:formula="of:=MEDIAN([.$B12];[.$E12];[.$H12];[.$K12];[.$N12];[.$Q12];[.$T12];[.$W12];[.$Z12];[.$AC12];[.$AF12];[.$AI12];[.$AL12];[.$AO12];[.$AR12];[.$AU12];[.$AX12];[.$BA12];[.$BD12];[.$BG12];[.$BJ12];[.$BM12];[.$BP12];[.$BS12];[.$BV12];[.$BY12];[.$CB12];[.$CE12];[.$CH12])" table:style-name="ce1">
            <text:p>0,69</text:p>
          </table:table-cell>
          <table:table-cell office:value-type="float" office:value="29937.5" table:formula="of:=MEDIAN([.$C12];[.$F12];[.$I12];[.$L12];[.$O12];[.$R12];[.$U12];[.$X12];[.$AA12];[.$AD12];[.$AG12];[.$AJ12];[.$AM12];[.$AP12];[.$AV12];[.$AY12];[.$BB12];[.$BE12];[.$BH12];[.$BK12];[.$BN12];[.$BQ12];[.$BT12];[.$BW12];[.$BZ12];[.$CC12];[.$CF12];[.$CI12])" table:style-name="ce1">
            <text:p>29937,5</text:p>
          </table:table-cell>
          <table:table-cell office:value-type="float" office:value="2035.5" table:formula="of:=MEDIAN([.$D12];[.$G12];[.$J12];[.$M12];[.$P12];[.$S12];[.$V12];[.$Y12];[.$AB12];[.$AE12];[.$AH12];[.$AK12];[.$AN12];[.$AQ12];[.$AW12];[.$AZ12];[.$BC12];[.$BF12];[.$BI12];[.$BL12];[.$BO12];[.$BR12];[.$BU12];[.$BX12];[.$CA12];[.$CD12];[.$CG12];[.$CJ12])" table:style-name="ce1">
            <text:p>2035,5</text:p>
          </table:table-cell>
          <table:table-cell office:value-type="float" office:value="1200" table:formula="of:=MAX([.$B12];[.$E12];[.$H12];[.$K12];[.$N12];[.$Q12];[.$T12];[.$W12];[.$Z12];[.$AC12];[.$AF12];[.$AI12];[.$AL12];[.$AO12];[.$AR12];[.$AU12];[.$AX12];[.$BA12];[.$BD12];[.$BG12];[.$BJ12];[.$BM12];[.$BP12];[.$BS12];[.$BV12];[.$BY12];[.$CB12];[.$CE12];[.$CH12])" table:style-name="ce1">
            <text:p>1200</text:p>
          </table:table-cell>
          <table:table-cell office:value-type="float" office:value="192814826" table:formula="of:=MAX([.$C12];[.$F12];[.$I12];[.$L12];[.$O12];[.$R12];[.$U12];[.$X12];[.$AA12];[.$AD12];[.$AG12];[.$AJ12];[.$AM12];[.$AP12];[.$AV12];[.$AY12];[.$BB12];[.$BE12];[.$BH12];[.$BK12];[.$BN12];[.$BQ12];[.$BT12];[.$BW12];[.$BZ12];[.$CC12];[.$CF12];[.$CI12])" table:style-name="ce1">
            <text:p>192814826</text:p>
          </table:table-cell>
          <table:table-cell office:value-type="float" office:value="5107856" table:formula="of:=MAX([.$D12];[.$G12];[.$J12];[.$M12];[.$P12];[.$S12];[.$V12];[.$Y12];[.$AB12];[.$AE12];[.$AH12];[.$AK12];[.$AN12];[.$AQ12];[.$AW12];[.$AZ12];[.$BC12];[.$BF12];[.$BI12];[.$BL12];[.$BO12];[.$BR12];[.$BU12];[.$BX12];[.$CA12];[.$CD12];[.$CG12];[.$CJ12])" table:style-name="ce1">
            <text:p>5107856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10_h26.lp</text:p>
          </table:table-cell>
          <table:table-cell office:value-type="float" office:value="0.01" table:style-name="ce3">
            <text:p>0,01</text:p>
          </table:table-cell>
          <table:table-cell office:value-type="float" office:value="196" table:style-name="ce3">
            <text:p>196</text:p>
          </table:table-cell>
          <table:table-cell office:value-type="float" office:value="8" table:style-name="ce3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2438" table:style-name="ce1">
            <text:p>2438</text:p>
          </table:table-cell>
          <table:table-cell office:value-type="float" office:value="149" table:style-name="ce2">
            <text:p>149</text:p>
          </table:table-cell>
          <table:table-cell office:value-type="float" office:value="0.03" table:style-name="ce1">
            <text:p>0,03</text:p>
          </table:table-cell>
          <table:table-cell office:value-type="float" office:value="633" table:style-name="ce1">
            <text:p>633</text:p>
          </table:table-cell>
          <table:table-cell office:value-type="float" office:value="22" table:style-name="ce1">
            <text:p>22</text:p>
          </table:table-cell>
          <table:table-cell office:value-type="float" office:value="0.03" table:style-name="ce1">
            <text:p>0,03</text:p>
          </table:table-cell>
          <table:table-cell office:value-type="float" office:value="633" table:style-name="ce1">
            <text:p>633</text:p>
          </table:table-cell>
          <table:table-cell office:value-type="float" office:value="22" table:style-name="ce1">
            <text:p>22</text:p>
          </table:table-cell>
          <table:table-cell office:value-type="float" office:value="0.03" table:style-name="ce1">
            <text:p>0,03</text:p>
          </table:table-cell>
          <table:table-cell office:value-type="float" office:value="526" table:style-name="ce1">
            <text:p>526</text:p>
          </table:table-cell>
          <table:table-cell office:value-type="float" office:value="46" table:style-name="ce1">
            <text:p>46</text:p>
          </table:table-cell>
          <table:table-cell office:value-type="float" office:value="0.02" table:style-name="ce1">
            <text:p>0,02</text:p>
          </table:table-cell>
          <table:table-cell office:value-type="float" office:value="2319" table:style-name="ce1">
            <text:p>2319</text:p>
          </table:table-cell>
          <table:table-cell office:value-type="float" office:value="8" table:style-name="ce3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324" table:style-name="ce1">
            <text:p>324</text:p>
          </table:table-cell>
          <table:table-cell office:value-type="float" office:value="20" table:style-name="ce1">
            <text:p>20</text:p>
          </table:table-cell>
          <table:table-cell office:value-type="float" office:value="0.03" table:style-name="ce1">
            <text:p>0,03</text:p>
          </table:table-cell>
          <table:table-cell office:value-type="float" office:value="526" table:style-name="ce1">
            <text:p>526</text:p>
          </table:table-cell>
          <table:table-cell office:value-type="float" office:value="46" table:style-name="ce1">
            <text:p>46</text:p>
          </table:table-cell>
          <table:table-cell office:value-type="float" office:value="0.22" table:style-name="ce1">
            <text:p>0,22</text:p>
          </table:table-cell>
          <table:table-cell office:value-type="float" office:value="5063" table:style-name="ce1">
            <text:p>5063</text:p>
          </table:table-cell>
          <table:table-cell office:value-type="float" office:value="10" table:style-name="ce1">
            <text:p>10</text:p>
          </table:table-cell>
          <table:table-cell office:value-type="float" office:value="0.24" table:style-name="ce1">
            <text:p>0,24</text:p>
          </table:table-cell>
          <table:table-cell office:value-type="float" office:value="5087" table:style-name="ce1">
            <text:p>5087</text:p>
          </table:table-cell>
          <table:table-cell office:value-type="float" office:value="10" table:style-name="ce1">
            <text:p>10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5110" table:style-name="ce1">
            <text:p>5110</text:p>
          </table:table-cell>
          <table:table-cell office:value-type="float" office:value="10" table:style-name="ce1">
            <text:p>10</text:p>
          </table:table-cell>
          <table:table-cell office:value-type="float" office:value="0.27" table:style-name="ce1">
            <text:p>0,27</text:p>
          </table:table-cell>
          <table:table-cell office:value-type="float" office:value="7026" table:style-name="ce2">
            <text:p>7026</text:p>
          </table:table-cell>
          <table:table-cell office:value-type="float" office:value="22" table:style-name="ce1">
            <text:p>22</text:p>
          </table:table-cell>
          <table:table-cell office:value-type="float" office:value="0.2" table:style-name="ce1">
            <text:p>0,2</text:p>
          </table:table-cell>
          <table:table-cell office:value-type="float" office:value="5063" table:style-name="ce1">
            <text:p>5063</text:p>
          </table:table-cell>
          <table:table-cell office:value-type="float" office:value="10" table:style-name="ce1">
            <text:p>10</text:p>
          </table:table-cell>
          <table:table-cell office:value-type="float" office:value="0.25" table:style-name="ce1">
            <text:p>0,25</text:p>
          </table:table-cell>
          <table:table-cell office:value-type="float" office:value="5087" table:style-name="ce1">
            <text:p>5087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2" table:style-name="ce1">
            <text:p>0,32</text:p>
          </table:table-cell>
          <table:table-cell office:value-type="float" office:value="7026" table:style-name="ce2">
            <text:p>7026</text:p>
          </table:table-cell>
          <table:table-cell office:value-type="float" office:value="22" table:style-name="ce1">
            <text:p>22</text:p>
          </table:table-cell>
          <table:table-cell office:value-type="float" office:value="0.01" table:style-name="ce3">
            <text:p>0,01</text:p>
          </table:table-cell>
          <table:table-cell office:value-type="float" office:value="212" table:style-name="ce1">
            <text:p>212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3">
            <text:p>0,01</text:p>
          </table:table-cell>
          <table:table-cell office:value-type="float" office:value="212" table:style-name="ce1">
            <text:p>212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3">
            <text:p>0,01</text:p>
          </table:table-cell>
          <table:table-cell office:value-type="float" office:value="212" table:style-name="ce1">
            <text:p>212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3">
            <text:p>0,01</text:p>
          </table:table-cell>
          <table:table-cell office:value-type="float" office:value="212" table:style-name="ce1">
            <text:p>212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3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8" table:style-name="ce3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1009" table:style-name="ce1">
            <text:p>1009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3">
            <text:p>0,01</text:p>
          </table:table-cell>
          <table:table-cell office:value-type="float" office:value="1017" table:style-name="ce1">
            <text:p>1017</text:p>
          </table:table-cell>
          <table:table-cell office:value-type="float" office:value="21" table:style-name="ce1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332" table:style-name="ce1">
            <text:p>332</text:p>
          </table:table-cell>
          <table:table-cell office:value-type="float" office:value="28" table:style-name="ce1">
            <text:p>28</text:p>
          </table:table-cell>
          <table:table-cell office:value-type="float" office:value="0.01" table:style-name="ce3">
            <text:p>0,01</text:p>
          </table:table-cell>
          <table:table-cell office:value-type="float" office:value="202" table:style-name="ce1">
            <text:p>202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2319" table:style-name="ce1">
            <text:p>2319</text:p>
          </table:table-cell>
          <table:table-cell office:value-type="float" office:value="8" table:style-name="ce3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319" table:style-name="ce1">
            <text:p>2319</text:p>
          </table:table-cell>
          <table:table-cell office:value-type="float" office:value="8" table:style-name="ce3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526" table:style-name="ce1">
            <text:p>526</text:p>
          </table:table-cell>
          <table:table-cell office:value-type="float" office:value="46" table:style-name="ce1">
            <text:p>46</text:p>
          </table:table-cell>
          <table:table-cell office:value-type="float" office:value="0.01" table:style-name="ce3">
            <text:p>0,01</text:p>
          </table:table-cell>
          <table:table-cell office:value-type="float" office:value="204" table:style-name="ce1">
            <text:p>204</text:p>
          </table:table-cell>
          <table:table-cell office:value-type="float" office:value="10" table:style-name="ce1">
            <text:p>10</text:p>
          </table:table-cell>
          <table:table-cell office:value-type="float" office:value="0.01" table:formula="of:=MIN([.$B13];[.$E13];[.$H13];[.$K13];[.$N13];[.$Q13];[.$T13];[.$W13];[.$Z13];[.$AC13];[.$AF13];[.$AI13];[.$AL13];[.$AO13];[.$AR13];[.$AU13];[.$AX13];[.$BA13];[.$BD13];[.$BG13];[.$BJ13];[.$BM13];[.$BP13];[.$BS13];[.$BV13];[.$BY13];[.$CB13];[.$CE13];[.$CH13])" table:style-name="ce1">
            <text:p>0,01</text:p>
          </table:table-cell>
          <table:table-cell office:value-type="float" office:value="196" table:formula="of:=MIN([.$C13];[.$F13];[.$I13];[.$L13];[.$O13];[.$R13];[.$U13];[.$X13];[.$AA13];[.$AD13];[.$AG13];[.$AJ13];[.$AM13];[.$AP13];[.$AV13];[.$AY13];[.$BB13];[.$BE13];[.$BH13];[.$BK13];[.$BN13];[.$BQ13];[.$BT13];[.$BW13];[.$BZ13];[.$CC13];[.$CF13];[.$CI13])" table:style-name="ce1">
            <text:p>196</text:p>
          </table:table-cell>
          <table:table-cell office:value-type="float" office:value="8" table:formula="of:=MIN([.$D13];[.$G13];[.$J13];[.$M13];[.$P13];[.$S13];[.$V13];[.$Y13];[.$AB13];[.$AE13];[.$AH13];[.$AK13];[.$AN13];[.$AQ13];[.$AW13];[.$AZ13];[.$BC13];[.$BF13];[.$BI13];[.$BL13];[.$BO13];[.$BR13];[.$BU13];[.$BX13];[.$CA13];[.$CD13];[.$CG13];[.$CJ13])" table:style-name="ce1">
            <text:p>8</text:p>
          </table:table-cell>
          <table:table-cell office:value-type="float" office:value="0.02" table:formula="of:=MEDIAN([.$B13];[.$E13];[.$H13];[.$K13];[.$N13];[.$Q13];[.$T13];[.$W13];[.$Z13];[.$AC13];[.$AF13];[.$AI13];[.$AL13];[.$AO13];[.$AR13];[.$AU13];[.$AX13];[.$BA13];[.$BD13];[.$BG13];[.$BJ13];[.$BM13];[.$BP13];[.$BS13];[.$BV13];[.$BY13];[.$CB13];[.$CE13];[.$CH13])" table:style-name="ce1">
            <text:p>0,02</text:p>
          </table:table-cell>
          <table:table-cell office:value-type="float" office:value="633" table:formula="of:=MEDIAN([.$C13];[.$F13];[.$I13];[.$L13];[.$O13];[.$R13];[.$U13];[.$X13];[.$AA13];[.$AD13];[.$AG13];[.$AJ13];[.$AM13];[.$AP13];[.$AV13];[.$AY13];[.$BB13];[.$BE13];[.$BH13];[.$BK13];[.$BN13];[.$BQ13];[.$BT13];[.$BW13];[.$BZ13];[.$CC13];[.$CF13];[.$CI13])" table:style-name="ce1">
            <text:p>633</text:p>
          </table:table-cell>
          <table:table-cell office:value-type="float" office:value="10" table:formula="of:=MEDIAN([.$D13];[.$G13];[.$J13];[.$M13];[.$P13];[.$S13];[.$V13];[.$Y13];[.$AB13];[.$AE13];[.$AH13];[.$AK13];[.$AN13];[.$AQ13];[.$AW13];[.$AZ13];[.$BC13];[.$BF13];[.$BI13];[.$BL13];[.$BO13];[.$BR13];[.$BU13];[.$BX13];[.$CA13];[.$CD13];[.$CG13];[.$CJ13])" table:style-name="ce1">
            <text:p>10</text:p>
          </table:table-cell>
          <table:table-cell office:value-type="float" office:value="1200" table:formula="of:=MAX([.$B13];[.$E13];[.$H13];[.$K13];[.$N13];[.$Q13];[.$T13];[.$W13];[.$Z13];[.$AC13];[.$AF13];[.$AI13];[.$AL13];[.$AO13];[.$AR13];[.$AU13];[.$AX13];[.$BA13];[.$BD13];[.$BG13];[.$BJ13];[.$BM13];[.$BP13];[.$BS13];[.$BV13];[.$BY13];[.$CB13];[.$CE13];[.$CH13])" table:style-name="ce1">
            <text:p>1200</text:p>
          </table:table-cell>
          <table:table-cell office:value-type="float" office:value="7026" table:formula="of:=MAX([.$C13];[.$F13];[.$I13];[.$L13];[.$O13];[.$R13];[.$U13];[.$X13];[.$AA13];[.$AD13];[.$AG13];[.$AJ13];[.$AM13];[.$AP13];[.$AV13];[.$AY13];[.$BB13];[.$BE13];[.$BH13];[.$BK13];[.$BN13];[.$BQ13];[.$BT13];[.$BW13];[.$BZ13];[.$CC13];[.$CF13];[.$CI13])" table:style-name="ce1">
            <text:p>7026</text:p>
          </table:table-cell>
          <table:table-cell office:value-type="float" office:value="149" table:formula="of:=MAX([.$D13];[.$G13];[.$J13];[.$M13];[.$P13];[.$S13];[.$V13];[.$Y13];[.$AB13];[.$AE13];[.$AH13];[.$AK13];[.$AN13];[.$AQ13];[.$AW13];[.$AZ13];[.$BC13];[.$BF13];[.$BI13];[.$BL13];[.$BO13];[.$BR13];[.$BU13];[.$BX13];[.$CA13];[.$CD13];[.$CG13];[.$CJ13])" table:style-name="ce1">
            <text:p>149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1_h2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4];[.$E14];[.$H14];[.$K14];[.$N14];[.$Q14];[.$T14];[.$W14];[.$Z14];[.$AC14];[.$AF14];[.$AI14];[.$AL14];[.$AO14];[.$AR14];[.$AU14];[.$AX14];[.$BA14];[.$BD14];[.$BG14];[.$BJ14];[.$BM14];[.$BP14];[.$BS14];[.$BV14];[.$BY14];[.$CB14];[.$CE14];[.$CH14])" table:style-name="ce1">
            <text:p>0</text:p>
          </table:table-cell>
          <table:table-cell office:value-type="float" office:value="0" table:formula="of:=MIN([.$C14];[.$F14];[.$I14];[.$L14];[.$O14];[.$R14];[.$U14];[.$X14];[.$AA14];[.$AD14];[.$AG14];[.$AJ14];[.$AM14];[.$AP14];[.$AV14];[.$AY14];[.$BB14];[.$BE14];[.$BH14];[.$BK14];[.$BN14];[.$BQ14];[.$BT14];[.$BW14];[.$BZ14];[.$CC14];[.$CF14];[.$CI14])" table:style-name="ce1">
            <text:p>0</text:p>
          </table:table-cell>
          <table:table-cell office:value-type="float" office:value="0" table:formula="of:=MIN([.$D14];[.$G14];[.$J14];[.$M14];[.$P14];[.$S14];[.$V14];[.$Y14];[.$AB14];[.$AE14];[.$AH14];[.$AK14];[.$AN14];[.$AQ14];[.$AW14];[.$AZ14];[.$BC14];[.$BF14];[.$BI14];[.$BL14];[.$BO14];[.$BR14];[.$BU14];[.$BX14];[.$CA14];[.$CD14];[.$CG14];[.$CJ14])" table:style-name="ce1">
            <text:p>0</text:p>
          </table:table-cell>
          <table:table-cell office:value-type="float" office:value="0" table:formula="of:=MEDIAN([.$B14];[.$E14];[.$H14];[.$K14];[.$N14];[.$Q14];[.$T14];[.$W14];[.$Z14];[.$AC14];[.$AF14];[.$AI14];[.$AL14];[.$AO14];[.$AR14];[.$AU14];[.$AX14];[.$BA14];[.$BD14];[.$BG14];[.$BJ14];[.$BM14];[.$BP14];[.$BS14];[.$BV14];[.$BY14];[.$CB14];[.$CE14];[.$CH14])" table:style-name="ce1">
            <text:p>0</text:p>
          </table:table-cell>
          <table:table-cell office:value-type="float" office:value="0" table:formula="of:=MEDIAN([.$C14];[.$F14];[.$I14];[.$L14];[.$O14];[.$R14];[.$U14];[.$X14];[.$AA14];[.$AD14];[.$AG14];[.$AJ14];[.$AM14];[.$AP14];[.$AV14];[.$AY14];[.$BB14];[.$BE14];[.$BH14];[.$BK14];[.$BN14];[.$BQ14];[.$BT14];[.$BW14];[.$BZ14];[.$CC14];[.$CF14];[.$CI14])" table:style-name="ce1">
            <text:p>0</text:p>
          </table:table-cell>
          <table:table-cell office:value-type="float" office:value="0" table:formula="of:=MEDIAN([.$D14];[.$G14];[.$J14];[.$M14];[.$P14];[.$S14];[.$V14];[.$Y14];[.$AB14];[.$AE14];[.$AH14];[.$AK14];[.$AN14];[.$AQ14];[.$AW14];[.$AZ14];[.$BC14];[.$BF14];[.$BI14];[.$BL14];[.$BO14];[.$BR14];[.$BU14];[.$BX14];[.$CA14];[.$CD14];[.$CG14];[.$CJ14])" table:style-name="ce1">
            <text:p>0</text:p>
          </table:table-cell>
          <table:table-cell office:value-type="float" office:value="1200" table:formula="of:=MAX([.$B14];[.$E14];[.$H14];[.$K14];[.$N14];[.$Q14];[.$T14];[.$W14];[.$Z14];[.$AC14];[.$AF14];[.$AI14];[.$AL14];[.$AO14];[.$AR14];[.$AU14];[.$AX14];[.$BA14];[.$BD14];[.$BG14];[.$BJ14];[.$BM14];[.$BP14];[.$BS14];[.$BV14];[.$BY14];[.$CB14];[.$CE14];[.$CH14])" table:style-name="ce1">
            <text:p>1200</text:p>
          </table:table-cell>
          <table:table-cell office:value-type="float" office:value="15" table:formula="of:=MAX([.$C14];[.$F14];[.$I14];[.$L14];[.$O14];[.$R14];[.$U14];[.$X14];[.$AA14];[.$AD14];[.$AG14];[.$AJ14];[.$AM14];[.$AP14];[.$AV14];[.$AY14];[.$BB14];[.$BE14];[.$BH14];[.$BK14];[.$BN14];[.$BQ14];[.$BT14];[.$BW14];[.$BZ14];[.$CC14];[.$CF14];[.$CI14])" table:style-name="ce1">
            <text:p>15</text:p>
          </table:table-cell>
          <table:table-cell office:value-type="float" office:value="0" table:formula="of:=MAX([.$D14];[.$G14];[.$J14];[.$M14];[.$P14];[.$S14];[.$V14];[.$Y14];[.$AB14];[.$AE14];[.$AH14];[.$AK14];[.$AN14];[.$AQ14];[.$AW14];[.$AZ14];[.$BC14];[.$BF14];[.$BI14];[.$BL14];[.$BO14];[.$BR14];[.$BU14];[.$BX14];[.$CA14];[.$CD14];[.$CG14];[.$CJ14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2_h24.lp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5" table:style-name="ce1">
            <text:p>18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85" table:style-name="ce1">
            <text:p>18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5];[.$E15];[.$H15];[.$K15];[.$N15];[.$Q15];[.$T15];[.$W15];[.$Z15];[.$AC15];[.$AF15];[.$AI15];[.$AL15];[.$AO15];[.$AR15];[.$AU15];[.$AX15];[.$BA15];[.$BD15];[.$BG15];[.$BJ15];[.$BM15];[.$BP15];[.$BS15];[.$BV15];[.$BY15];[.$CB15];[.$CE15];[.$CH15])" table:style-name="ce1">
            <text:p>0</text:p>
          </table:table-cell>
          <table:table-cell office:value-type="float" office:value="14" table:formula="of:=MIN([.$C15];[.$F15];[.$I15];[.$L15];[.$O15];[.$R15];[.$U15];[.$X15];[.$AA15];[.$AD15];[.$AG15];[.$AJ15];[.$AM15];[.$AP15];[.$AV15];[.$AY15];[.$BB15];[.$BE15];[.$BH15];[.$BK15];[.$BN15];[.$BQ15];[.$BT15];[.$BW15];[.$BZ15];[.$CC15];[.$CF15];[.$CI15])" table:style-name="ce1">
            <text:p>14</text:p>
          </table:table-cell>
          <table:table-cell office:value-type="float" office:value="0" table:formula="of:=MIN([.$D15];[.$G15];[.$J15];[.$M15];[.$P15];[.$S15];[.$V15];[.$Y15];[.$AB15];[.$AE15];[.$AH15];[.$AK15];[.$AN15];[.$AQ15];[.$AW15];[.$AZ15];[.$BC15];[.$BF15];[.$BI15];[.$BL15];[.$BO15];[.$BR15];[.$BU15];[.$BX15];[.$CA15];[.$CD15];[.$CG15];[.$CJ15])" table:style-name="ce1">
            <text:p>0</text:p>
          </table:table-cell>
          <table:table-cell office:value-type="float" office:value="0" table:formula="of:=MEDIAN([.$B15];[.$E15];[.$H15];[.$K15];[.$N15];[.$Q15];[.$T15];[.$W15];[.$Z15];[.$AC15];[.$AF15];[.$AI15];[.$AL15];[.$AO15];[.$AR15];[.$AU15];[.$AX15];[.$BA15];[.$BD15];[.$BG15];[.$BJ15];[.$BM15];[.$BP15];[.$BS15];[.$BV15];[.$BY15];[.$CB15];[.$CE15];[.$CH15])" table:style-name="ce1">
            <text:p>0</text:p>
          </table:table-cell>
          <table:table-cell office:value-type="float" office:value="17" table:formula="of:=MEDIAN([.$C15];[.$F15];[.$I15];[.$L15];[.$O15];[.$R15];[.$U15];[.$X15];[.$AA15];[.$AD15];[.$AG15];[.$AJ15];[.$AM15];[.$AP15];[.$AV15];[.$AY15];[.$BB15];[.$BE15];[.$BH15];[.$BK15];[.$BN15];[.$BQ15];[.$BT15];[.$BW15];[.$BZ15];[.$CC15];[.$CF15];[.$CI15])" table:style-name="ce1">
            <text:p>17</text:p>
          </table:table-cell>
          <table:table-cell office:value-type="float" office:value="0" table:formula="of:=MEDIAN([.$D15];[.$G15];[.$J15];[.$M15];[.$P15];[.$S15];[.$V15];[.$Y15];[.$AB15];[.$AE15];[.$AH15];[.$AK15];[.$AN15];[.$AQ15];[.$AW15];[.$AZ15];[.$BC15];[.$BF15];[.$BI15];[.$BL15];[.$BO15];[.$BR15];[.$BU15];[.$BX15];[.$CA15];[.$CD15];[.$CG15];[.$CJ15])" table:style-name="ce1">
            <text:p>0</text:p>
          </table:table-cell>
          <table:table-cell office:value-type="float" office:value="1200" table:formula="of:=MAX([.$B15];[.$E15];[.$H15];[.$K15];[.$N15];[.$Q15];[.$T15];[.$W15];[.$Z15];[.$AC15];[.$AF15];[.$AI15];[.$AL15];[.$AO15];[.$AR15];[.$AU15];[.$AX15];[.$BA15];[.$BD15];[.$BG15];[.$BJ15];[.$BM15];[.$BP15];[.$BS15];[.$BV15];[.$BY15];[.$CB15];[.$CE15];[.$CH15])" table:style-name="ce1">
            <text:p>1200</text:p>
          </table:table-cell>
          <table:table-cell office:value-type="float" office:value="504" table:formula="of:=MAX([.$C15];[.$F15];[.$I15];[.$L15];[.$O15];[.$R15];[.$U15];[.$X15];[.$AA15];[.$AD15];[.$AG15];[.$AJ15];[.$AM15];[.$AP15];[.$AV15];[.$AY15];[.$BB15];[.$BE15];[.$BH15];[.$BK15];[.$BN15];[.$BQ15];[.$BT15];[.$BW15];[.$BZ15];[.$CC15];[.$CF15];[.$CI15])" table:style-name="ce1">
            <text:p>504</text:p>
          </table:table-cell>
          <table:table-cell office:value-type="float" office:value="3" table:formula="of:=MAX([.$D15];[.$G15];[.$J15];[.$M15];[.$P15];[.$S15];[.$V15];[.$Y15];[.$AB15];[.$AE15];[.$AH15];[.$AK15];[.$AN15];[.$AQ15];[.$AW15];[.$AZ15];[.$BC15];[.$BF15];[.$BI15];[.$BL15];[.$BO15];[.$BR15];[.$BU15];[.$BX15];[.$CA15];[.$CD15];[.$CG15];[.$CJ15])" table:style-name="ce1">
            <text:p>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3_h36.lp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79" table:style-name="ce1">
            <text:p>37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9" table:style-name="ce2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624" table:style-name="ce1">
            <text:p>62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9" table:style-name="ce2">
            <text:p>9</text:p>
          </table:table-cell>
          <table:table-cell office:value-type="float" office:value="0.04" table:style-name="ce1">
            <text:p>0,04</text:p>
          </table:table-cell>
          <table:table-cell office:value-type="float" office:value="1133" table:style-name="ce1">
            <text:p>113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1134" table:style-name="ce2">
            <text:p>1134</text:p>
          </table:table-cell>
          <table:table-cell office:value-type="float" office:value="3" table:style-name="ce1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1134" table:style-name="ce2">
            <text:p>1134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1134" table:style-name="ce2">
            <text:p>1134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1133" table:style-name="ce1">
            <text:p>113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1134" table:style-name="ce2">
            <text:p>113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6" table:style-name="ce1">
            <text:p>0,06</text:p>
          </table:table-cell>
          <table:table-cell office:value-type="float" office:value="1134" table:style-name="ce2">
            <text:p>113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514" table:style-name="ce1">
            <text:p>5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14" table:style-name="ce1">
            <text:p>5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624" table:style-name="ce1">
            <text:p>624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624" table:style-name="ce1">
            <text:p>624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3">
            <text:p>1</text:p>
          </table:table-cell>
          <table:table-cell office:value-type="float" office:value="0" table:formula="of:=MIN([.$B16];[.$E16];[.$H16];[.$K16];[.$N16];[.$Q16];[.$T16];[.$W16];[.$Z16];[.$AC16];[.$AF16];[.$AI16];[.$AL16];[.$AO16];[.$AR16];[.$AU16];[.$AX16];[.$BA16];[.$BD16];[.$BG16];[.$BJ16];[.$BM16];[.$BP16];[.$BS16];[.$BV16];[.$BY16];[.$CB16];[.$CE16];[.$CH16])" table:style-name="ce1">
            <text:p>0</text:p>
          </table:table-cell>
          <table:table-cell office:value-type="float" office:value="47" table:formula="of:=MIN([.$C16];[.$F16];[.$I16];[.$L16];[.$O16];[.$R16];[.$U16];[.$X16];[.$AA16];[.$AD16];[.$AG16];[.$AJ16];[.$AM16];[.$AP16];[.$AV16];[.$AY16];[.$BB16];[.$BE16];[.$BH16];[.$BK16];[.$BN16];[.$BQ16];[.$BT16];[.$BW16];[.$BZ16];[.$CC16];[.$CF16];[.$CI16])" table:style-name="ce1">
            <text:p>47</text:p>
          </table:table-cell>
          <table:table-cell office:value-type="float" office:value="1" table:formula="of:=MIN([.$D16];[.$G16];[.$J16];[.$M16];[.$P16];[.$S16];[.$V16];[.$Y16];[.$AB16];[.$AE16];[.$AH16];[.$AK16];[.$AN16];[.$AQ16];[.$AW16];[.$AZ16];[.$BC16];[.$BF16];[.$BI16];[.$BL16];[.$BO16];[.$BR16];[.$BU16];[.$BX16];[.$CA16];[.$CD16];[.$CG16];[.$CJ16])" table:style-name="ce1">
            <text:p>1</text:p>
          </table:table-cell>
          <table:table-cell office:value-type="float" office:value="0.01" table:formula="of:=MEDIAN([.$B16];[.$E16];[.$H16];[.$K16];[.$N16];[.$Q16];[.$T16];[.$W16];[.$Z16];[.$AC16];[.$AF16];[.$AI16];[.$AL16];[.$AO16];[.$AR16];[.$AU16];[.$AX16];[.$BA16];[.$BD16];[.$BG16];[.$BJ16];[.$BM16];[.$BP16];[.$BS16];[.$BV16];[.$BY16];[.$CB16];[.$CE16];[.$CH16])" table:style-name="ce1">
            <text:p>0,01</text:p>
          </table:table-cell>
          <table:table-cell office:value-type="float" office:value="178" table:formula="of:=MEDIAN([.$C16];[.$F16];[.$I16];[.$L16];[.$O16];[.$R16];[.$U16];[.$X16];[.$AA16];[.$AD16];[.$AG16];[.$AJ16];[.$AM16];[.$AP16];[.$AV16];[.$AY16];[.$BB16];[.$BE16];[.$BH16];[.$BK16];[.$BN16];[.$BQ16];[.$BT16];[.$BW16];[.$BZ16];[.$CC16];[.$CF16];[.$CI16])" table:style-name="ce1">
            <text:p>178</text:p>
          </table:table-cell>
          <table:table-cell office:value-type="float" office:value="2" table:formula="of:=MEDIAN([.$D16];[.$G16];[.$J16];[.$M16];[.$P16];[.$S16];[.$V16];[.$Y16];[.$AB16];[.$AE16];[.$AH16];[.$AK16];[.$AN16];[.$AQ16];[.$AW16];[.$AZ16];[.$BC16];[.$BF16];[.$BI16];[.$BL16];[.$BO16];[.$BR16];[.$BU16];[.$BX16];[.$CA16];[.$CD16];[.$CG16];[.$CJ16])" table:style-name="ce1">
            <text:p>2</text:p>
          </table:table-cell>
          <table:table-cell office:value-type="float" office:value="1200" table:formula="of:=MAX([.$B16];[.$E16];[.$H16];[.$K16];[.$N16];[.$Q16];[.$T16];[.$W16];[.$Z16];[.$AC16];[.$AF16];[.$AI16];[.$AL16];[.$AO16];[.$AR16];[.$AU16];[.$AX16];[.$BA16];[.$BD16];[.$BG16];[.$BJ16];[.$BM16];[.$BP16];[.$BS16];[.$BV16];[.$BY16];[.$CB16];[.$CE16];[.$CH16])" table:style-name="ce1">
            <text:p>1200</text:p>
          </table:table-cell>
          <table:table-cell office:value-type="float" office:value="1134" table:formula="of:=MAX([.$C16];[.$F16];[.$I16];[.$L16];[.$O16];[.$R16];[.$U16];[.$X16];[.$AA16];[.$AD16];[.$AG16];[.$AJ16];[.$AM16];[.$AP16];[.$AV16];[.$AY16];[.$BB16];[.$BE16];[.$BH16];[.$BK16];[.$BN16];[.$BQ16];[.$BT16];[.$BW16];[.$BZ16];[.$CC16];[.$CF16];[.$CI16])" table:style-name="ce1">
            <text:p>1134</text:p>
          </table:table-cell>
          <table:table-cell office:value-type="float" office:value="9" table:formula="of:=MAX([.$D16];[.$G16];[.$J16];[.$M16];[.$P16];[.$S16];[.$V16];[.$Y16];[.$AB16];[.$AE16];[.$AH16];[.$AK16];[.$AN16];[.$AQ16];[.$AW16];[.$AZ16];[.$BC16];[.$BF16];[.$BI16];[.$BL16];[.$BO16];[.$BR16];[.$BU16];[.$BX16];[.$CA16];[.$CD16];[.$CG16];[.$CJ16])" table:style-name="ce1">
            <text:p>9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4_h16.lp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32" table:style-name="ce1">
            <text:p>232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3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3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54" table:style-name="ce1">
            <text:p>25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3" table:style-name="ce1">
            <text:p>0,03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4" table:style-name="ce1">
            <text:p>25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4" table:style-name="ce1">
            <text:p>25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17];[.$E17];[.$H17];[.$K17];[.$N17];[.$Q17];[.$T17];[.$W17];[.$Z17];[.$AC17];[.$AF17];[.$AI17];[.$AL17];[.$AO17];[.$AR17];[.$AU17];[.$AX17];[.$BA17];[.$BD17];[.$BG17];[.$BJ17];[.$BM17];[.$BP17];[.$BS17];[.$BV17];[.$BY17];[.$CB17];[.$CE17];[.$CH17])" table:style-name="ce1">
            <text:p>0</text:p>
          </table:table-cell>
          <table:table-cell office:value-type="float" office:value="38" table:formula="of:=MIN([.$C17];[.$F17];[.$I17];[.$L17];[.$O17];[.$R17];[.$U17];[.$X17];[.$AA17];[.$AD17];[.$AG17];[.$AJ17];[.$AM17];[.$AP17];[.$AV17];[.$AY17];[.$BB17];[.$BE17];[.$BH17];[.$BK17];[.$BN17];[.$BQ17];[.$BT17];[.$BW17];[.$BZ17];[.$CC17];[.$CF17];[.$CI17])" table:style-name="ce1">
            <text:p>38</text:p>
          </table:table-cell>
          <table:table-cell office:value-type="float" office:value="1" table:formula="of:=MIN([.$D17];[.$G17];[.$J17];[.$M17];[.$P17];[.$S17];[.$V17];[.$Y17];[.$AB17];[.$AE17];[.$AH17];[.$AK17];[.$AN17];[.$AQ17];[.$AW17];[.$AZ17];[.$BC17];[.$BF17];[.$BI17];[.$BL17];[.$BO17];[.$BR17];[.$BU17];[.$BX17];[.$CA17];[.$CD17];[.$CG17];[.$CJ17])" table:style-name="ce1">
            <text:p>1</text:p>
          </table:table-cell>
          <table:table-cell office:value-type="float" office:value="0" table:formula="of:=MEDIAN([.$B17];[.$E17];[.$H17];[.$K17];[.$N17];[.$Q17];[.$T17];[.$W17];[.$Z17];[.$AC17];[.$AF17];[.$AI17];[.$AL17];[.$AO17];[.$AR17];[.$AU17];[.$AX17];[.$BA17];[.$BD17];[.$BG17];[.$BJ17];[.$BM17];[.$BP17];[.$BS17];[.$BV17];[.$BY17];[.$CB17];[.$CE17];[.$CH17])" table:style-name="ce1">
            <text:p>0</text:p>
          </table:table-cell>
          <table:table-cell office:value-type="float" office:value="89" table:formula="of:=MEDIAN([.$C17];[.$F17];[.$I17];[.$L17];[.$O17];[.$R17];[.$U17];[.$X17];[.$AA17];[.$AD17];[.$AG17];[.$AJ17];[.$AM17];[.$AP17];[.$AV17];[.$AY17];[.$BB17];[.$BE17];[.$BH17];[.$BK17];[.$BN17];[.$BQ17];[.$BT17];[.$BW17];[.$BZ17];[.$CC17];[.$CF17];[.$CI17])" table:style-name="ce1">
            <text:p>89</text:p>
          </table:table-cell>
          <table:table-cell office:value-type="float" office:value="4" table:formula="of:=MEDIAN([.$D17];[.$G17];[.$J17];[.$M17];[.$P17];[.$S17];[.$V17];[.$Y17];[.$AB17];[.$AE17];[.$AH17];[.$AK17];[.$AN17];[.$AQ17];[.$AW17];[.$AZ17];[.$BC17];[.$BF17];[.$BI17];[.$BL17];[.$BO17];[.$BR17];[.$BU17];[.$BX17];[.$CA17];[.$CD17];[.$CG17];[.$CJ17])" table:style-name="ce1">
            <text:p>4</text:p>
          </table:table-cell>
          <table:table-cell office:value-type="float" office:value="1200" table:formula="of:=MAX([.$B17];[.$E17];[.$H17];[.$K17];[.$N17];[.$Q17];[.$T17];[.$W17];[.$Z17];[.$AC17];[.$AF17];[.$AI17];[.$AL17];[.$AO17];[.$AR17];[.$AU17];[.$AX17];[.$BA17];[.$BD17];[.$BG17];[.$BJ17];[.$BM17];[.$BP17];[.$BS17];[.$BV17];[.$BY17];[.$CB17];[.$CE17];[.$CH17])" table:style-name="ce1">
            <text:p>1200</text:p>
          </table:table-cell>
          <table:table-cell office:value-type="float" office:value="917" table:formula="of:=MAX([.$C17];[.$F17];[.$I17];[.$L17];[.$O17];[.$R17];[.$U17];[.$X17];[.$AA17];[.$AD17];[.$AG17];[.$AJ17];[.$AM17];[.$AP17];[.$AV17];[.$AY17];[.$BB17];[.$BE17];[.$BH17];[.$BK17];[.$BN17];[.$BQ17];[.$BT17];[.$BW17];[.$BZ17];[.$CC17];[.$CF17];[.$CI17])" table:style-name="ce1">
            <text:p>917</text:p>
          </table:table-cell>
          <table:table-cell office:value-type="float" office:value="7" table:formula="of:=MAX([.$D17];[.$G17];[.$J17];[.$M17];[.$P17];[.$S17];[.$V17];[.$Y17];[.$AB17];[.$AE17];[.$AH17];[.$AK17];[.$AN17];[.$AQ17];[.$AW17];[.$AZ17];[.$BC17];[.$BF17];[.$BI17];[.$BL17];[.$BO17];[.$BR17];[.$BU17];[.$BX17];[.$CA17];[.$CD17];[.$CG17];[.$CJ17])" table:style-name="ce1">
            <text:p>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5_h19.lp</text:p>
          </table:table-cell>
          <table:table-cell office:value-type="float" office:value="0.02" table:style-name="ce1">
            <text:p>0,02</text:p>
          </table:table-cell>
          <table:table-cell office:value-type="float" office:value="462" table:style-name="ce1">
            <text:p>462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3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52" table:style-name="ce3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52" table:style-name="ce3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30" table:style-name="ce1">
            <text:p>30</text:p>
          </table:table-cell>
          <table:table-cell office:value-type="float" office:value="0.02" table:style-name="ce1">
            <text:p>0,02</text:p>
          </table:table-cell>
          <table:table-cell office:value-type="float" office:value="813" table:style-name="ce1">
            <text:p>813</text:p>
          </table:table-cell>
          <table:table-cell office:value-type="float" office:value="93" table:style-name="ce1">
            <text:p>93</text:p>
          </table:table-cell>
          <table:table-cell office:value-type="float" office:value="0.02" table:style-name="ce1">
            <text:p>0,02</text:p>
          </table:table-cell>
          <table:table-cell office:value-type="float" office:value="225" table:style-name="ce1">
            <text:p>225</text:p>
          </table:table-cell>
          <table:table-cell office:value-type="float" office:value="119" table:style-name="ce1">
            <text:p>119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30" table:style-name="ce1">
            <text:p>30</text:p>
          </table:table-cell>
          <table:table-cell office:value-type="float" office:value="0.04" table:style-name="ce1">
            <text:p>0,04</text:p>
          </table:table-cell>
          <table:table-cell office:value-type="float" office:value="1738" table:style-name="ce1">
            <text:p>1738</text:p>
          </table:table-cell>
          <table:table-cell office:value-type="float" office:value="16" table:style-name="ce1">
            <text:p>16</text:p>
          </table:table-cell>
          <table:table-cell office:value-type="float" office:value="0.06" table:style-name="ce1">
            <text:p>0,06</text:p>
          </table:table-cell>
          <table:table-cell office:value-type="float" office:value="1968" table:style-name="ce2">
            <text:p>1968</text:p>
          </table:table-cell>
          <table:table-cell office:value-type="float" office:value="132" table:style-name="ce1">
            <text:p>13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968" table:style-name="ce2">
            <text:p>1968</text:p>
          </table:table-cell>
          <table:table-cell office:value-type="float" office:value="132" table:style-name="ce1">
            <text:p>132</text:p>
          </table:table-cell>
          <table:table-cell office:value-type="float" office:value="0.04" table:style-name="ce1">
            <text:p>0,04</text:p>
          </table:table-cell>
          <table:table-cell office:value-type="float" office:value="1744" table:style-name="ce1">
            <text:p>1744</text:p>
          </table:table-cell>
          <table:table-cell office:value-type="float" office:value="16" table:style-name="ce1">
            <text:p>16</text:p>
          </table:table-cell>
          <table:table-cell office:value-type="float" office:value="0.05" table:style-name="ce1">
            <text:p>0,05</text:p>
          </table:table-cell>
          <table:table-cell office:value-type="float" office:value="1738" table:style-name="ce1">
            <text:p>1738</text:p>
          </table:table-cell>
          <table:table-cell office:value-type="float" office:value="16" table:style-name="ce1">
            <text:p>1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968" table:style-name="ce2">
            <text:p>1968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5" table:style-name="ce1">
            <text:p>0,05</text:p>
          </table:table-cell>
          <table:table-cell office:value-type="float" office:value="1744" table:style-name="ce1">
            <text:p>1744</text:p>
          </table:table-cell>
          <table:table-cell office:value-type="float" office:value="16" table:style-name="ce1">
            <text:p>16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29" table:style-name="ce1">
            <text:p>129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770" table:style-name="ce1">
            <text:p>770</text:p>
          </table:table-cell>
          <table:table-cell office:value-type="float" office:value="160" table:style-name="ce2">
            <text:p>160</text:p>
          </table:table-cell>
          <table:table-cell office:value-type="float" office:value="0.02" table:style-name="ce1">
            <text:p>0,02</text:p>
          </table:table-cell>
          <table:table-cell office:value-type="float" office:value="1792" table:style-name="ce1">
            <text:p>1792</text:p>
          </table:table-cell>
          <table:table-cell office:value-type="float" office:value="112" table:style-name="ce1">
            <text:p>112</text:p>
          </table:table-cell>
          <table:table-cell office:value-type="float" office:value="0.02" table:style-name="ce1">
            <text:p>0,02</text:p>
          </table:table-cell>
          <table:table-cell office:value-type="float" office:value="368" table:style-name="ce1">
            <text:p>368</text:p>
          </table:table-cell>
          <table:table-cell office:value-type="float" office:value="115" table:style-name="ce1">
            <text:p>115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813" table:style-name="ce1">
            <text:p>813</text:p>
          </table:table-cell>
          <table:table-cell office:value-type="float" office:value="93" table:style-name="ce1">
            <text:p>93</text:p>
          </table:table-cell>
          <table:table-cell office:value-type="float" office:value="0.02" table:style-name="ce1">
            <text:p>0,02</text:p>
          </table:table-cell>
          <table:table-cell office:value-type="float" office:value="746" table:style-name="ce1">
            <text:p>746</text:p>
          </table:table-cell>
          <table:table-cell office:value-type="float" office:value="74" table:style-name="ce1">
            <text:p>74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30" table:style-name="ce1">
            <text:p>30</text:p>
          </table:table-cell>
          <table:table-cell office:value-type="float" office:value="0.01" table:style-name="ce1">
            <text:p>0,01</text:p>
          </table:table-cell>
          <table:table-cell office:value-type="float" office:value="127" table:style-name="ce1">
            <text:p>127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MIN([.$B18];[.$E18];[.$H18];[.$K18];[.$N18];[.$Q18];[.$T18];[.$W18];[.$Z18];[.$AC18];[.$AF18];[.$AI18];[.$AL18];[.$AO18];[.$AR18];[.$AU18];[.$AX18];[.$BA18];[.$BD18];[.$BG18];[.$BJ18];[.$BM18];[.$BP18];[.$BS18];[.$BV18];[.$BY18];[.$CB18];[.$CE18];[.$CH18])" table:style-name="ce1">
            <text:p>0</text:p>
          </table:table-cell>
          <table:table-cell office:value-type="float" office:value="52" table:formula="of:=MIN([.$C18];[.$F18];[.$I18];[.$L18];[.$O18];[.$R18];[.$U18];[.$X18];[.$AA18];[.$AD18];[.$AG18];[.$AJ18];[.$AM18];[.$AP18];[.$AV18];[.$AY18];[.$BB18];[.$BE18];[.$BH18];[.$BK18];[.$BN18];[.$BQ18];[.$BT18];[.$BW18];[.$BZ18];[.$CC18];[.$CF18];[.$CI18])" table:style-name="ce1">
            <text:p>52</text:p>
          </table:table-cell>
          <table:table-cell office:value-type="float" office:value="0" table:formula="of:=MIN([.$D18];[.$G18];[.$J18];[.$M18];[.$P18];[.$S18];[.$V18];[.$Y18];[.$AB18];[.$AE18];[.$AH18];[.$AK18];[.$AN18];[.$AQ18];[.$AW18];[.$AZ18];[.$BC18];[.$BF18];[.$BI18];[.$BL18];[.$BO18];[.$BR18];[.$BU18];[.$BX18];[.$CA18];[.$CD18];[.$CG18];[.$CJ18])" table:style-name="ce1">
            <text:p>0</text:p>
          </table:table-cell>
          <table:table-cell office:value-type="float" office:value="0.02" table:formula="of:=MEDIAN([.$B18];[.$E18];[.$H18];[.$K18];[.$N18];[.$Q18];[.$T18];[.$W18];[.$Z18];[.$AC18];[.$AF18];[.$AI18];[.$AL18];[.$AO18];[.$AR18];[.$AU18];[.$AX18];[.$BA18];[.$BD18];[.$BG18];[.$BJ18];[.$BM18];[.$BP18];[.$BS18];[.$BV18];[.$BY18];[.$CB18];[.$CE18];[.$CH18])" table:style-name="ce1">
            <text:p>0,02</text:p>
          </table:table-cell>
          <table:table-cell office:value-type="float" office:value="296.5" table:formula="of:=MEDIAN([.$C18];[.$F18];[.$I18];[.$L18];[.$O18];[.$R18];[.$U18];[.$X18];[.$AA18];[.$AD18];[.$AG18];[.$AJ18];[.$AM18];[.$AP18];[.$AV18];[.$AY18];[.$BB18];[.$BE18];[.$BH18];[.$BK18];[.$BN18];[.$BQ18];[.$BT18];[.$BW18];[.$BZ18];[.$CC18];[.$CF18];[.$CI18])" table:style-name="ce1">
            <text:p>296,5</text:p>
          </table:table-cell>
          <table:table-cell office:value-type="float" office:value="23" table:formula="of:=MEDIAN([.$D18];[.$G18];[.$J18];[.$M18];[.$P18];[.$S18];[.$V18];[.$Y18];[.$AB18];[.$AE18];[.$AH18];[.$AK18];[.$AN18];[.$AQ18];[.$AW18];[.$AZ18];[.$BC18];[.$BF18];[.$BI18];[.$BL18];[.$BO18];[.$BR18];[.$BU18];[.$BX18];[.$CA18];[.$CD18];[.$CG18];[.$CJ18])" table:style-name="ce1">
            <text:p>23</text:p>
          </table:table-cell>
          <table:table-cell office:value-type="float" office:value="1200" table:formula="of:=MAX([.$B18];[.$E18];[.$H18];[.$K18];[.$N18];[.$Q18];[.$T18];[.$W18];[.$Z18];[.$AC18];[.$AF18];[.$AI18];[.$AL18];[.$AO18];[.$AR18];[.$AU18];[.$AX18];[.$BA18];[.$BD18];[.$BG18];[.$BJ18];[.$BM18];[.$BP18];[.$BS18];[.$BV18];[.$BY18];[.$CB18];[.$CE18];[.$CH18])" table:style-name="ce1">
            <text:p>1200</text:p>
          </table:table-cell>
          <table:table-cell office:value-type="float" office:value="1968" table:formula="of:=MAX([.$C18];[.$F18];[.$I18];[.$L18];[.$O18];[.$R18];[.$U18];[.$X18];[.$AA18];[.$AD18];[.$AG18];[.$AJ18];[.$AM18];[.$AP18];[.$AV18];[.$AY18];[.$BB18];[.$BE18];[.$BH18];[.$BK18];[.$BN18];[.$BQ18];[.$BT18];[.$BW18];[.$BZ18];[.$CC18];[.$CF18];[.$CI18])" table:style-name="ce1">
            <text:p>1968</text:p>
          </table:table-cell>
          <table:table-cell office:value-type="float" office:value="160" table:formula="of:=MAX([.$D18];[.$G18];[.$J18];[.$M18];[.$P18];[.$S18];[.$V18];[.$Y18];[.$AB18];[.$AE18];[.$AH18];[.$AK18];[.$AN18];[.$AQ18];[.$AW18];[.$AZ18];[.$BC18];[.$BF18];[.$BI18];[.$BL18];[.$BO18];[.$BR18];[.$BU18];[.$BX18];[.$CA18];[.$CD18];[.$CG18];[.$CJ18])" table:style-name="ce1">
            <text:p>16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6_h18.lp</text:p>
          </table:table-cell>
          <table:table-cell office:value-type="float" office:value="0" table:style-name="ce3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06" table:style-name="ce1">
            <text:p>206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3" table:style-name="ce3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53" table:style-name="ce3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34" table:style-name="ce1">
            <text:p>234</text:p>
          </table:table-cell>
          <table:table-cell office:value-type="float" office:value="20" table:style-name="ce2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443" table:style-name="ce1">
            <text:p>44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34" table:style-name="ce1">
            <text:p>234</text:p>
          </table:table-cell>
          <table:table-cell office:value-type="float" office:value="20" table:style-name="ce2">
            <text:p>20</text:p>
          </table:table-cell>
          <table:table-cell office:value-type="float" office:value="0.05" table:style-name="ce1">
            <text:p>0,05</text:p>
          </table:table-cell>
          <table:table-cell office:value-type="float" office:value="792" table:style-name="ce1">
            <text:p>792</text:p>
          </table:table-cell>
          <table:table-cell office:value-type="float" office:value="3" table:style-name="ce3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797" table:style-name="ce2">
            <text:p>797</text:p>
          </table:table-cell>
          <table:table-cell office:value-type="float" office:value="3" table:style-name="ce3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797" table:style-name="ce2">
            <text:p>797</text:p>
          </table:table-cell>
          <table:table-cell office:value-type="float" office:value="3" table:style-name="ce3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796" table:style-name="ce1">
            <text:p>796</text:p>
          </table:table-cell>
          <table:table-cell office:value-type="float" office:value="3" table:style-name="ce3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792" table:style-name="ce1">
            <text:p>792</text:p>
          </table:table-cell>
          <table:table-cell office:value-type="float" office:value="3" table:style-name="ce3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797" table:style-name="ce2">
            <text:p>797</text:p>
          </table:table-cell>
          <table:table-cell office:value-type="float" office:value="3" table:style-name="ce3">
            <text:p>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6" table:style-name="ce1">
            <text:p>0,06</text:p>
          </table:table-cell>
          <table:table-cell office:value-type="float" office:value="796" table:style-name="ce1">
            <text:p>796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61" table:style-name="ce1">
            <text:p>36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347" table:style-name="ce1">
            <text:p>34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09" table:style-name="ce1">
            <text:p>109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43" table:style-name="ce1">
            <text:p>443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43" table:style-name="ce1">
            <text:p>443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34" table:style-name="ce1">
            <text:p>234</text:p>
          </table:table-cell>
          <table:table-cell office:value-type="float" office:value="20" table:style-name="ce2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19];[.$E19];[.$H19];[.$K19];[.$N19];[.$Q19];[.$T19];[.$W19];[.$Z19];[.$AC19];[.$AF19];[.$AI19];[.$AL19];[.$AO19];[.$AR19];[.$AU19];[.$AX19];[.$BA19];[.$BD19];[.$BG19];[.$BJ19];[.$BM19];[.$BP19];[.$BS19];[.$BV19];[.$BY19];[.$CB19];[.$CE19];[.$CH19])" table:style-name="ce1">
            <text:p>0</text:p>
          </table:table-cell>
          <table:table-cell office:value-type="float" office:value="53" table:formula="of:=MIN([.$C19];[.$F19];[.$I19];[.$L19];[.$O19];[.$R19];[.$U19];[.$X19];[.$AA19];[.$AD19];[.$AG19];[.$AJ19];[.$AM19];[.$AP19];[.$AV19];[.$AY19];[.$BB19];[.$BE19];[.$BH19];[.$BK19];[.$BN19];[.$BQ19];[.$BT19];[.$BW19];[.$BZ19];[.$CC19];[.$CF19];[.$CI19])" table:style-name="ce1">
            <text:p>53</text:p>
          </table:table-cell>
          <table:table-cell office:value-type="float" office:value="3" table:formula="of:=MIN([.$D19];[.$G19];[.$J19];[.$M19];[.$P19];[.$S19];[.$V19];[.$Y19];[.$AB19];[.$AE19];[.$AH19];[.$AK19];[.$AN19];[.$AQ19];[.$AW19];[.$AZ19];[.$BC19];[.$BF19];[.$BI19];[.$BL19];[.$BO19];[.$BR19];[.$BU19];[.$BX19];[.$CA19];[.$CD19];[.$CG19];[.$CJ19])" table:style-name="ce1">
            <text:p>3</text:p>
          </table:table-cell>
          <table:table-cell office:value-type="float" office:value="0.01" table:formula="of:=MEDIAN([.$B19];[.$E19];[.$H19];[.$K19];[.$N19];[.$Q19];[.$T19];[.$W19];[.$Z19];[.$AC19];[.$AF19];[.$AI19];[.$AL19];[.$AO19];[.$AR19];[.$AU19];[.$AX19];[.$BA19];[.$BD19];[.$BG19];[.$BJ19];[.$BM19];[.$BP19];[.$BS19];[.$BV19];[.$BY19];[.$CB19];[.$CE19];[.$CH19])" table:style-name="ce1">
            <text:p>0,01</text:p>
          </table:table-cell>
          <table:table-cell office:value-type="float" office:value="234" table:formula="of:=MEDIAN([.$C19];[.$F19];[.$I19];[.$L19];[.$O19];[.$R19];[.$U19];[.$X19];[.$AA19];[.$AD19];[.$AG19];[.$AJ19];[.$AM19];[.$AP19];[.$AV19];[.$AY19];[.$BB19];[.$BE19];[.$BH19];[.$BK19];[.$BN19];[.$BQ19];[.$BT19];[.$BW19];[.$BZ19];[.$CC19];[.$CF19];[.$CI19])" table:style-name="ce1">
            <text:p>234</text:p>
          </table:table-cell>
          <table:table-cell office:value-type="float" office:value="4" table:formula="of:=MEDIAN([.$D19];[.$G19];[.$J19];[.$M19];[.$P19];[.$S19];[.$V19];[.$Y19];[.$AB19];[.$AE19];[.$AH19];[.$AK19];[.$AN19];[.$AQ19];[.$AW19];[.$AZ19];[.$BC19];[.$BF19];[.$BI19];[.$BL19];[.$BO19];[.$BR19];[.$BU19];[.$BX19];[.$CA19];[.$CD19];[.$CG19];[.$CJ19])" table:style-name="ce1">
            <text:p>4</text:p>
          </table:table-cell>
          <table:table-cell office:value-type="float" office:value="1200" table:formula="of:=MAX([.$B19];[.$E19];[.$H19];[.$K19];[.$N19];[.$Q19];[.$T19];[.$W19];[.$Z19];[.$AC19];[.$AF19];[.$AI19];[.$AL19];[.$AO19];[.$AR19];[.$AU19];[.$AX19];[.$BA19];[.$BD19];[.$BG19];[.$BJ19];[.$BM19];[.$BP19];[.$BS19];[.$BV19];[.$BY19];[.$CB19];[.$CE19];[.$CH19])" table:style-name="ce1">
            <text:p>1200</text:p>
          </table:table-cell>
          <table:table-cell office:value-type="float" office:value="797" table:formula="of:=MAX([.$C19];[.$F19];[.$I19];[.$L19];[.$O19];[.$R19];[.$U19];[.$X19];[.$AA19];[.$AD19];[.$AG19];[.$AJ19];[.$AM19];[.$AP19];[.$AV19];[.$AY19];[.$BB19];[.$BE19];[.$BH19];[.$BK19];[.$BN19];[.$BQ19];[.$BT19];[.$BW19];[.$BZ19];[.$CC19];[.$CF19];[.$CI19])" table:style-name="ce1">
            <text:p>797</text:p>
          </table:table-cell>
          <table:table-cell office:value-type="float" office:value="20" table:formula="of:=MAX([.$D19];[.$G19];[.$J19];[.$M19];[.$P19];[.$S19];[.$V19];[.$Y19];[.$AB19];[.$AE19];[.$AH19];[.$AK19];[.$AN19];[.$AQ19];[.$AW19];[.$AZ19];[.$BC19];[.$BF19];[.$BI19];[.$BL19];[.$BO19];[.$BR19];[.$BU19];[.$BX19];[.$CA19];[.$CD19];[.$CG19];[.$CJ19])" table:style-name="ce1">
            <text:p>2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7_h38.lp</text:p>
          </table:table-cell>
          <table:table-cell office:value-type="float" office:value="0.01" table:style-name="ce3">
            <text:p>0,01</text:p>
          </table:table-cell>
          <table:table-cell office:value-type="float" office:value="285" table:style-name="ce1">
            <text:p>285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1">
            <text:p>0,02</text:p>
          </table:table-cell>
          <table:table-cell office:value-type="float" office:value="1404" table:style-name="ce1">
            <text:p>1404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299" table:style-name="ce1">
            <text:p>299</text:p>
          </table:table-cell>
          <table:table-cell office:value-type="float" office:value="40" table:style-name="ce1">
            <text:p>40</text:p>
          </table:table-cell>
          <table:table-cell office:value-type="float" office:value="0.02" table:style-name="ce1">
            <text:p>0,02</text:p>
          </table:table-cell>
          <table:table-cell office:value-type="float" office:value="299" table:style-name="ce1">
            <text:p>299</text:p>
          </table:table-cell>
          <table:table-cell office:value-type="float" office:value="40" table:style-name="ce1">
            <text:p>40</text:p>
          </table:table-cell>
          <table:table-cell office:value-type="float" office:value="0.03" table:style-name="ce1">
            <text:p>0,03</text:p>
          </table:table-cell>
          <table:table-cell office:value-type="float" office:value="209" table:style-name="ce3">
            <text:p>209</text:p>
          </table:table-cell>
          <table:table-cell office:value-type="float" office:value="31" table:style-name="ce1">
            <text:p>31</text:p>
          </table:table-cell>
          <table:table-cell office:value-type="float" office:value="0.02" table:style-name="ce1">
            <text:p>0,02</text:p>
          </table:table-cell>
          <table:table-cell office:value-type="float" office:value="1282" table:style-name="ce1">
            <text:p>1282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3">
            <text:p>0,01</text:p>
          </table:table-cell>
          <table:table-cell office:value-type="float" office:value="213" table:style-name="ce1">
            <text:p>213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209" table:style-name="ce3">
            <text:p>209</text:p>
          </table:table-cell>
          <table:table-cell office:value-type="float" office:value="31" table:style-name="ce1">
            <text:p>31</text:p>
          </table:table-cell>
          <table:table-cell office:value-type="float" office:value="0.86" table:style-name="ce1">
            <text:p>0,86</text:p>
          </table:table-cell>
          <table:table-cell office:value-type="float" office:value="25147" table:style-name="ce1">
            <text:p>25147</text:p>
          </table:table-cell>
          <table:table-cell office:value-type="float" office:value="628" table:style-name="ce1">
            <text:p>628</text:p>
          </table:table-cell>
          <table:table-cell office:value-type="float" office:value="1" table:style-name="ce1">
            <text:p>1</text:p>
          </table:table-cell>
          <table:table-cell office:value-type="float" office:value="25147" table:style-name="ce1">
            <text:p>25147</text:p>
          </table:table-cell>
          <table:table-cell office:value-type="float" office:value="628" table:style-name="ce1">
            <text:p>628</text:p>
          </table:table-cell>
          <table:table-cell office:value-type="float" office:value="1.46" table:style-name="ce1">
            <text:p>1,46</text:p>
          </table:table-cell>
          <table:table-cell office:value-type="float" office:value="50204" table:style-name="ce2">
            <text:p>50204</text:p>
          </table:table-cell>
          <table:table-cell office:value-type="float" office:value="1455" table:style-name="ce2">
            <text:p>1455</text:p>
          </table:table-cell>
          <table:table-cell office:value-type="float" office:value="0.92" table:style-name="ce1">
            <text:p>0,92</text:p>
          </table:table-cell>
          <table:table-cell office:value-type="float" office:value="32095" table:style-name="ce1">
            <text:p>32095</text:p>
          </table:table-cell>
          <table:table-cell office:value-type="float" office:value="452" table:style-name="ce1">
            <text:p>452</text:p>
          </table:table-cell>
          <table:table-cell office:value-type="float" office:value="0.99" table:style-name="ce1">
            <text:p>0,99</text:p>
          </table:table-cell>
          <table:table-cell office:value-type="float" office:value="25147" table:style-name="ce1">
            <text:p>25147</text:p>
          </table:table-cell>
          <table:table-cell office:value-type="float" office:value="628" table:style-name="ce1">
            <text:p>628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25147" table:style-name="ce1">
            <text:p>25147</text:p>
          </table:table-cell>
          <table:table-cell office:value-type="float" office:value="628" table:style-name="ce1">
            <text:p>62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76" table:style-name="ce1">
            <text:p>0,76</text:p>
          </table:table-cell>
          <table:table-cell office:value-type="float" office:value="32095" table:style-name="ce1">
            <text:p>32095</text:p>
          </table:table-cell>
          <table:table-cell office:value-type="float" office:value="452" table:style-name="ce1">
            <text:p>452</text:p>
          </table:table-cell>
          <table:table-cell office:value-type="float" office:value="0.01" table:style-name="ce3">
            <text:p>0,01</text:p>
          </table:table-cell>
          <table:table-cell office:value-type="float" office:value="353" table:style-name="ce1">
            <text:p>353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353" table:style-name="ce1">
            <text:p>353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353" table:style-name="ce1">
            <text:p>353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353" table:style-name="ce1">
            <text:p>353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275" table:style-name="ce1">
            <text:p>275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1">
            <text:p>0,02</text:p>
          </table:table-cell>
          <table:table-cell office:value-type="float" office:value="1422" table:style-name="ce1">
            <text:p>1422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422" table:style-name="ce1">
            <text:p>1422</text:p>
          </table:table-cell>
          <table:table-cell office:value-type="float" office:value="4" table:style-name="ce3">
            <text:p>4</text:p>
          </table:table-cell>
          <table:table-cell office:value-type="float" office:value="0.06" table:style-name="ce1">
            <text:p>0,06</text:p>
          </table:table-cell>
          <table:table-cell office:value-type="float" office:value="1295" table:style-name="ce1">
            <text:p>1295</text:p>
          </table:table-cell>
          <table:table-cell office:value-type="float" office:value="175" table:style-name="ce1">
            <text:p>175</text:p>
          </table:table-cell>
          <table:table-cell office:value-type="float" office:value="0.01" table:style-name="ce3">
            <text:p>0,01</text:p>
          </table:table-cell>
          <table:table-cell office:value-type="float" office:value="348" table:style-name="ce1">
            <text:p>348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1282" table:style-name="ce1">
            <text:p>1282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1">
            <text:p>0,02</text:p>
          </table:table-cell>
          <table:table-cell office:value-type="float" office:value="1282" table:style-name="ce1">
            <text:p>1282</text:p>
          </table:table-cell>
          <table:table-cell office:value-type="float" office:value="12" table:style-name="ce1">
            <text:p>12</text:p>
          </table:table-cell>
          <table:table-cell office:value-type="float" office:value="0.03" table:style-name="ce1">
            <text:p>0,03</text:p>
          </table:table-cell>
          <table:table-cell office:value-type="float" office:value="209" table:style-name="ce3">
            <text:p>209</text:p>
          </table:table-cell>
          <table:table-cell office:value-type="float" office:value="31" table:style-name="ce1">
            <text:p>31</text:p>
          </table:table-cell>
          <table:table-cell office:value-type="float" office:value="0.01" table:style-name="ce3">
            <text:p>0,01</text:p>
          </table:table-cell>
          <table:table-cell office:value-type="float" office:value="352" table:style-name="ce1">
            <text:p>352</text:p>
          </table:table-cell>
          <table:table-cell office:value-type="float" office:value="18" table:style-name="ce1">
            <text:p>18</text:p>
          </table:table-cell>
          <table:table-cell office:value-type="float" office:value="0.01" table:formula="of:=MIN([.$B20];[.$E20];[.$H20];[.$K20];[.$N20];[.$Q20];[.$T20];[.$W20];[.$Z20];[.$AC20];[.$AF20];[.$AI20];[.$AL20];[.$AO20];[.$AR20];[.$AU20];[.$AX20];[.$BA20];[.$BD20];[.$BG20];[.$BJ20];[.$BM20];[.$BP20];[.$BS20];[.$BV20];[.$BY20];[.$CB20];[.$CE20];[.$CH20])" table:style-name="ce1">
            <text:p>0,01</text:p>
          </table:table-cell>
          <table:table-cell office:value-type="float" office:value="209" table:formula="of:=MIN([.$C20];[.$F20];[.$I20];[.$L20];[.$O20];[.$R20];[.$U20];[.$X20];[.$AA20];[.$AD20];[.$AG20];[.$AJ20];[.$AM20];[.$AP20];[.$AV20];[.$AY20];[.$BB20];[.$BE20];[.$BH20];[.$BK20];[.$BN20];[.$BQ20];[.$BT20];[.$BW20];[.$BZ20];[.$CC20];[.$CF20];[.$CI20])" table:style-name="ce1">
            <text:p>209</text:p>
          </table:table-cell>
          <table:table-cell office:value-type="float" office:value="4" table:formula="of:=MIN([.$D20];[.$G20];[.$J20];[.$M20];[.$P20];[.$S20];[.$V20];[.$Y20];[.$AB20];[.$AE20];[.$AH20];[.$AK20];[.$AN20];[.$AQ20];[.$AW20];[.$AZ20];[.$BC20];[.$BF20];[.$BI20];[.$BL20];[.$BO20];[.$BR20];[.$BU20];[.$BX20];[.$CA20];[.$CD20];[.$CG20];[.$CJ20])" table:style-name="ce1">
            <text:p>4</text:p>
          </table:table-cell>
          <table:table-cell office:value-type="float" office:value="0.02" table:formula="of:=MEDIAN([.$B20];[.$E20];[.$H20];[.$K20];[.$N20];[.$Q20];[.$T20];[.$W20];[.$Z20];[.$AC20];[.$AF20];[.$AI20];[.$AL20];[.$AO20];[.$AR20];[.$AU20];[.$AX20];[.$BA20];[.$BD20];[.$BG20];[.$BJ20];[.$BM20];[.$BP20];[.$BS20];[.$BV20];[.$BY20];[.$CB20];[.$CE20];[.$CH20])" table:style-name="ce1">
            <text:p>0,02</text:p>
          </table:table-cell>
          <table:table-cell office:value-type="float" office:value="817.5" table:formula="of:=MEDIAN([.$C20];[.$F20];[.$I20];[.$L20];[.$O20];[.$R20];[.$U20];[.$X20];[.$AA20];[.$AD20];[.$AG20];[.$AJ20];[.$AM20];[.$AP20];[.$AV20];[.$AY20];[.$BB20];[.$BE20];[.$BH20];[.$BK20];[.$BN20];[.$BQ20];[.$BT20];[.$BW20];[.$BZ20];[.$CC20];[.$CF20];[.$CI20])" table:style-name="ce1">
            <text:p>817,5</text:p>
          </table:table-cell>
          <table:table-cell office:value-type="float" office:value="18.5" table:formula="of:=MEDIAN([.$D20];[.$G20];[.$J20];[.$M20];[.$P20];[.$S20];[.$V20];[.$Y20];[.$AB20];[.$AE20];[.$AH20];[.$AK20];[.$AN20];[.$AQ20];[.$AW20];[.$AZ20];[.$BC20];[.$BF20];[.$BI20];[.$BL20];[.$BO20];[.$BR20];[.$BU20];[.$BX20];[.$CA20];[.$CD20];[.$CG20];[.$CJ20])" table:style-name="ce1">
            <text:p>18,5</text:p>
          </table:table-cell>
          <table:table-cell office:value-type="float" office:value="1200" table:formula="of:=MAX([.$B20];[.$E20];[.$H20];[.$K20];[.$N20];[.$Q20];[.$T20];[.$W20];[.$Z20];[.$AC20];[.$AF20];[.$AI20];[.$AL20];[.$AO20];[.$AR20];[.$AU20];[.$AX20];[.$BA20];[.$BD20];[.$BG20];[.$BJ20];[.$BM20];[.$BP20];[.$BS20];[.$BV20];[.$BY20];[.$CB20];[.$CE20];[.$CH20])" table:style-name="ce1">
            <text:p>1200</text:p>
          </table:table-cell>
          <table:table-cell office:value-type="float" office:value="50204" table:formula="of:=MAX([.$C20];[.$F20];[.$I20];[.$L20];[.$O20];[.$R20];[.$U20];[.$X20];[.$AA20];[.$AD20];[.$AG20];[.$AJ20];[.$AM20];[.$AP20];[.$AV20];[.$AY20];[.$BB20];[.$BE20];[.$BH20];[.$BK20];[.$BN20];[.$BQ20];[.$BT20];[.$BW20];[.$BZ20];[.$CC20];[.$CF20];[.$CI20])" table:style-name="ce1">
            <text:p>50204</text:p>
          </table:table-cell>
          <table:table-cell office:value-type="float" office:value="1455" table:formula="of:=MAX([.$D20];[.$G20];[.$J20];[.$M20];[.$P20];[.$S20];[.$V20];[.$Y20];[.$AB20];[.$AE20];[.$AH20];[.$AK20];[.$AN20];[.$AQ20];[.$AW20];[.$AZ20];[.$BC20];[.$BF20];[.$BI20];[.$BL20];[.$BO20];[.$BR20];[.$BU20];[.$BX20];[.$CA20];[.$CD20];[.$CG20];[.$CJ20])" table:style-name="ce1">
            <text:p>145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8_h28.lp</text:p>
          </table:table-cell>
          <table:table-cell office:value-type="float" office:value="0.01" table:style-name="ce3">
            <text:p>0,01</text:p>
          </table:table-cell>
          <table:table-cell office:value-type="float" office:value="99" table:style-name="ce3">
            <text:p>99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061" table:style-name="ce1">
            <text:p>1061</text:p>
          </table:table-cell>
          <table:table-cell office:value-type="float" office:value="34" table:style-name="ce1">
            <text:p>3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367" table:style-name="ce1">
            <text:p>1367</text:p>
          </table:table-cell>
          <table:table-cell office:value-type="float" office:value="44" table:style-name="ce1">
            <text:p>4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367" table:style-name="ce1">
            <text:p>1367</text:p>
          </table:table-cell>
          <table:table-cell office:value-type="float" office:value="44" table:style-name="ce1">
            <text:p>44</text:p>
          </table:table-cell>
          <table:table-cell office:value-type="float" office:value="0.05" table:style-name="ce1">
            <text:p>0,05</text:p>
          </table:table-cell>
          <table:table-cell office:value-type="float" office:value="893" table:style-name="ce1">
            <text:p>893</text:p>
          </table:table-cell>
          <table:table-cell office:value-type="float" office:value="78" table:style-name="ce1">
            <text:p>78</text:p>
          </table:table-cell>
          <table:table-cell office:value-type="float" office:value="0.02" table:style-name="ce1">
            <text:p>0,02</text:p>
          </table:table-cell>
          <table:table-cell office:value-type="float" office:value="1217" table:style-name="ce1">
            <text:p>1217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126" table:style-name="ce1">
            <text:p>126</text:p>
          </table:table-cell>
          <table:table-cell office:value-type="float" office:value="13" table:style-name="ce1">
            <text:p>13</text:p>
          </table:table-cell>
          <table:table-cell office:value-type="float" office:value="0.06" table:style-name="ce1">
            <text:p>0,06</text:p>
          </table:table-cell>
          <table:table-cell office:value-type="float" office:value="893" table:style-name="ce1">
            <text:p>893</text:p>
          </table:table-cell>
          <table:table-cell office:value-type="float" office:value="78" table:style-name="ce1">
            <text:p>78</text:p>
          </table:table-cell>
          <table:table-cell office:value-type="float" office:value="0.92" table:style-name="ce1">
            <text:p>0,92</text:p>
          </table:table-cell>
          <table:table-cell office:value-type="float" office:value="29848" table:style-name="ce2">
            <text:p>29848</text:p>
          </table:table-cell>
          <table:table-cell office:value-type="float" office:value="557" table:style-name="ce2">
            <text:p>557</text:p>
          </table:table-cell>
          <table:table-cell office:value-type="float" office:value="0.48" table:style-name="ce1">
            <text:p>0,48</text:p>
          </table:table-cell>
          <table:table-cell office:value-type="float" office:value="13870" table:style-name="ce1">
            <text:p>13870</text:p>
          </table:table-cell>
          <table:table-cell office:value-type="float" office:value="409" table:style-name="ce1">
            <text:p>409</text:p>
          </table:table-cell>
          <table:table-cell office:value-type="float" office:value="0.69" table:style-name="ce1">
            <text:p>0,69</text:p>
          </table:table-cell>
          <table:table-cell office:value-type="float" office:value="25060" table:style-name="ce1">
            <text:p>25060</text:p>
          </table:table-cell>
          <table:table-cell office:value-type="float" office:value="344" table:style-name="ce1">
            <text:p>344</text:p>
          </table:table-cell>
          <table:table-cell office:value-type="float" office:value="0.74" table:style-name="ce1">
            <text:p>0,74</text:p>
          </table:table-cell>
          <table:table-cell office:value-type="float" office:value="18911" table:style-name="ce1">
            <text:p>18911</text:p>
          </table:table-cell>
          <table:table-cell office:value-type="float" office:value="523" table:style-name="ce1">
            <text:p>523</text:p>
          </table:table-cell>
          <table:table-cell office:value-type="float" office:value="0.98" table:style-name="ce1">
            <text:p>0,98</text:p>
          </table:table-cell>
          <table:table-cell office:value-type="float" office:value="29848" table:style-name="ce2">
            <text:p>29848</text:p>
          </table:table-cell>
          <table:table-cell office:value-type="float" office:value="557" table:style-name="ce2">
            <text:p>557</text:p>
          </table:table-cell>
          <table:table-cell office:value-type="float" office:value="0.54" table:style-name="ce1">
            <text:p>0,54</text:p>
          </table:table-cell>
          <table:table-cell office:value-type="float" office:value="13870" table:style-name="ce1">
            <text:p>13870</text:p>
          </table:table-cell>
          <table:table-cell office:value-type="float" office:value="409" table:style-name="ce1">
            <text:p>40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76" table:style-name="ce1">
            <text:p>0,76</text:p>
          </table:table-cell>
          <table:table-cell office:value-type="float" office:value="18911" table:style-name="ce1">
            <text:p>18911</text:p>
          </table:table-cell>
          <table:table-cell office:value-type="float" office:value="523" table:style-name="ce1">
            <text:p>523</text:p>
          </table:table-cell>
          <table:table-cell office:value-type="float" office:value="0.01" table:style-name="ce3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3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3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3">
            <text:p>0,01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2283" table:style-name="ce1">
            <text:p>2283</text:p>
          </table:table-cell>
          <table:table-cell office:value-type="float" office:value="49" table:style-name="ce1">
            <text:p>49</text:p>
          </table:table-cell>
          <table:table-cell office:value-type="float" office:value="0.1" table:style-name="ce1">
            <text:p>0,1</text:p>
          </table:table-cell>
          <table:table-cell office:value-type="float" office:value="11740" table:style-name="ce1">
            <text:p>11740</text:p>
          </table:table-cell>
          <table:table-cell office:value-type="float" office:value="313" table:style-name="ce1">
            <text:p>313</text:p>
          </table:table-cell>
          <table:table-cell office:value-type="float" office:value="0.11" table:style-name="ce1">
            <text:p>0,11</text:p>
          </table:table-cell>
          <table:table-cell office:value-type="float" office:value="1864" table:style-name="ce1">
            <text:p>1864</text:p>
          </table:table-cell>
          <table:table-cell office:value-type="float" office:value="117" table:style-name="ce1">
            <text:p>117</text:p>
          </table:table-cell>
          <table:table-cell office:value-type="float" office:value="0.01" table:style-name="ce3">
            <text:p>0,01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217" table:style-name="ce1">
            <text:p>1217</text:p>
          </table:table-cell>
          <table:table-cell office:value-type="float" office:value="23" table:style-name="ce1">
            <text:p>23</text:p>
          </table:table-cell>
          <table:table-cell office:value-type="float" office:value="0.03" table:style-name="ce1">
            <text:p>0,03</text:p>
          </table:table-cell>
          <table:table-cell office:value-type="float" office:value="1217" table:style-name="ce1">
            <text:p>1217</text:p>
          </table:table-cell>
          <table:table-cell office:value-type="float" office:value="23" table:style-name="ce1">
            <text:p>23</text:p>
          </table:table-cell>
          <table:table-cell office:value-type="float" office:value="0.06" table:style-name="ce1">
            <text:p>0,06</text:p>
          </table:table-cell>
          <table:table-cell office:value-type="float" office:value="893" table:style-name="ce1">
            <text:p>893</text:p>
          </table:table-cell>
          <table:table-cell office:value-type="float" office:value="78" table:style-name="ce1">
            <text:p>78</text:p>
          </table:table-cell>
          <table:table-cell office:value-type="float" office:value="0.01" table:style-name="ce3">
            <text:p>0,01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3">
            <text:p>1</text:p>
          </table:table-cell>
          <table:table-cell office:value-type="float" office:value="0.01" table:formula="of:=MIN([.$B21];[.$E21];[.$H21];[.$K21];[.$N21];[.$Q21];[.$T21];[.$W21];[.$Z21];[.$AC21];[.$AF21];[.$AI21];[.$AL21];[.$AO21];[.$AR21];[.$AU21];[.$AX21];[.$BA21];[.$BD21];[.$BG21];[.$BJ21];[.$BM21];[.$BP21];[.$BS21];[.$BV21];[.$BY21];[.$CB21];[.$CE21];[.$CH21])" table:style-name="ce1">
            <text:p>0,01</text:p>
          </table:table-cell>
          <table:table-cell office:value-type="float" office:value="99" table:formula="of:=MIN([.$C21];[.$F21];[.$I21];[.$L21];[.$O21];[.$R21];[.$U21];[.$X21];[.$AA21];[.$AD21];[.$AG21];[.$AJ21];[.$AM21];[.$AP21];[.$AV21];[.$AY21];[.$BB21];[.$BE21];[.$BH21];[.$BK21];[.$BN21];[.$BQ21];[.$BT21];[.$BW21];[.$BZ21];[.$CC21];[.$CF21];[.$CI21])" table:style-name="ce1">
            <text:p>99</text:p>
          </table:table-cell>
          <table:table-cell office:value-type="float" office:value="1" table:formula="of:=MIN([.$D21];[.$G21];[.$J21];[.$M21];[.$P21];[.$S21];[.$V21];[.$Y21];[.$AB21];[.$AE21];[.$AH21];[.$AK21];[.$AN21];[.$AQ21];[.$AW21];[.$AZ21];[.$BC21];[.$BF21];[.$BI21];[.$BL21];[.$BO21];[.$BR21];[.$BU21];[.$BX21];[.$CA21];[.$CD21];[.$CG21];[.$CJ21])" table:style-name="ce1">
            <text:p>1</text:p>
          </table:table-cell>
          <table:table-cell office:value-type="float" office:value="0.05" table:formula="of:=MEDIAN([.$B21];[.$E21];[.$H21];[.$K21];[.$N21];[.$Q21];[.$T21];[.$W21];[.$Z21];[.$AC21];[.$AF21];[.$AI21];[.$AL21];[.$AO21];[.$AR21];[.$AU21];[.$AX21];[.$BA21];[.$BD21];[.$BG21];[.$BJ21];[.$BM21];[.$BP21];[.$BS21];[.$BV21];[.$BY21];[.$CB21];[.$CE21];[.$CH21])" table:style-name="ce1">
            <text:p>0,05</text:p>
          </table:table-cell>
          <table:table-cell office:value-type="float" office:value="1217" table:formula="of:=MEDIAN([.$C21];[.$F21];[.$I21];[.$L21];[.$O21];[.$R21];[.$U21];[.$X21];[.$AA21];[.$AD21];[.$AG21];[.$AJ21];[.$AM21];[.$AP21];[.$AV21];[.$AY21];[.$BB21];[.$BE21];[.$BH21];[.$BK21];[.$BN21];[.$BQ21];[.$BT21];[.$BW21];[.$BZ21];[.$CC21];[.$CF21];[.$CI21])" table:style-name="ce1">
            <text:p>1217</text:p>
          </table:table-cell>
          <table:table-cell office:value-type="float" office:value="44" table:formula="of:=MEDIAN([.$D21];[.$G21];[.$J21];[.$M21];[.$P21];[.$S21];[.$V21];[.$Y21];[.$AB21];[.$AE21];[.$AH21];[.$AK21];[.$AN21];[.$AQ21];[.$AW21];[.$AZ21];[.$BC21];[.$BF21];[.$BI21];[.$BL21];[.$BO21];[.$BR21];[.$BU21];[.$BX21];[.$CA21];[.$CD21];[.$CG21];[.$CJ21])" table:style-name="ce1">
            <text:p>44</text:p>
          </table:table-cell>
          <table:table-cell office:value-type="float" office:value="1200" table:formula="of:=MAX([.$B21];[.$E21];[.$H21];[.$K21];[.$N21];[.$Q21];[.$T21];[.$W21];[.$Z21];[.$AC21];[.$AF21];[.$AI21];[.$AL21];[.$AO21];[.$AR21];[.$AU21];[.$AX21];[.$BA21];[.$BD21];[.$BG21];[.$BJ21];[.$BM21];[.$BP21];[.$BS21];[.$BV21];[.$BY21];[.$CB21];[.$CE21];[.$CH21])" table:style-name="ce1">
            <text:p>1200</text:p>
          </table:table-cell>
          <table:table-cell office:value-type="float" office:value="29848" table:formula="of:=MAX([.$C21];[.$F21];[.$I21];[.$L21];[.$O21];[.$R21];[.$U21];[.$X21];[.$AA21];[.$AD21];[.$AG21];[.$AJ21];[.$AM21];[.$AP21];[.$AV21];[.$AY21];[.$BB21];[.$BE21];[.$BH21];[.$BK21];[.$BN21];[.$BQ21];[.$BT21];[.$BW21];[.$BZ21];[.$CC21];[.$CF21];[.$CI21])" table:style-name="ce1">
            <text:p>29848</text:p>
          </table:table-cell>
          <table:table-cell office:value-type="float" office:value="557" table:formula="of:=MAX([.$D21];[.$G21];[.$J21];[.$M21];[.$P21];[.$S21];[.$V21];[.$Y21];[.$AB21];[.$AE21];[.$AH21];[.$AK21];[.$AN21];[.$AQ21];[.$AW21];[.$AZ21];[.$BC21];[.$BF21];[.$BI21];[.$BL21];[.$BO21];[.$BR21];[.$BU21];[.$BX21];[.$CA21];[.$CD21];[.$CG21];[.$CJ21])" table:style-name="ce1">
            <text:p>55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9_h20.lp</text:p>
          </table:table-cell>
          <table:table-cell office:value-type="float" office:value="0.01" table:style-name="ce3">
            <text:p>0,01</text:p>
          </table:table-cell>
          <table:table-cell office:value-type="float" office:value="164" table:style-name="ce1">
            <text:p>164</text:p>
          </table:table-cell>
          <table:table-cell office:value-type="float" office:value="21" table:style-name="ce1">
            <text:p>21</text:p>
          </table:table-cell>
          <table:table-cell office:value-type="float" office:value="0.01" table:style-name="ce3">
            <text:p>0,01</text:p>
          </table:table-cell>
          <table:table-cell office:value-type="float" office:value="402" table:style-name="ce1">
            <text:p>402</text:p>
          </table:table-cell>
          <table:table-cell office:value-type="float" office:value="9" table:style-name="ce3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231" table:style-name="ce1">
            <text:p>231</text:p>
          </table:table-cell>
          <table:table-cell office:value-type="float" office:value="21" table:style-name="ce1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231" table:style-name="ce1">
            <text:p>231</text:p>
          </table:table-cell>
          <table:table-cell office:value-type="float" office:value="21" table:style-name="ce1">
            <text:p>21</text:p>
          </table:table-cell>
          <table:table-cell office:value-type="float" office:value="0.04" table:style-name="ce1">
            <text:p>0,04</text:p>
          </table:table-cell>
          <table:table-cell office:value-type="float" office:value="460" table:style-name="ce1">
            <text:p>460</text:p>
          </table:table-cell>
          <table:table-cell office:value-type="float" office:value="100" table:style-name="ce1">
            <text:p>100</text:p>
          </table:table-cell>
          <table:table-cell office:value-type="float" office:value="0.02" table:style-name="ce1">
            <text:p>0,02</text:p>
          </table:table-cell>
          <table:table-cell office:value-type="float" office:value="1285" table:style-name="ce1">
            <text:p>1285</text:p>
          </table:table-cell>
          <table:table-cell office:value-type="float" office:value="74" table:style-name="ce1">
            <text:p>74</text:p>
          </table:table-cell>
          <table:table-cell office:value-type="float" office:value="0.01" table:style-name="ce3">
            <text:p>0,01</text:p>
          </table:table-cell>
          <table:table-cell office:value-type="float" office:value="149" table:style-name="ce3">
            <text:p>149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460" table:style-name="ce1">
            <text:p>460</text:p>
          </table:table-cell>
          <table:table-cell office:value-type="float" office:value="100" table:style-name="ce1">
            <text:p>100</text:p>
          </table:table-cell>
          <table:table-cell office:value-type="float" office:value="0.24" table:style-name="ce1">
            <text:p>0,24</text:p>
          </table:table-cell>
          <table:table-cell office:value-type="float" office:value="9220" table:style-name="ce1">
            <text:p>9220</text:p>
          </table:table-cell>
          <table:table-cell office:value-type="float" office:value="170" table:style-name="ce1">
            <text:p>170</text:p>
          </table:table-cell>
          <table:table-cell office:value-type="float" office:value="0.21" table:style-name="ce1">
            <text:p>0,21</text:p>
          </table:table-cell>
          <table:table-cell office:value-type="float" office:value="7252" table:style-name="ce1">
            <text:p>7252</text:p>
          </table:table-cell>
          <table:table-cell office:value-type="float" office:value="112" table:style-name="ce1">
            <text:p>112</text:p>
          </table:table-cell>
          <table:table-cell office:value-type="float" office:value="0.5" table:style-name="ce1">
            <text:p>0,5</text:p>
          </table:table-cell>
          <table:table-cell office:value-type="float" office:value="23327" table:style-name="ce1">
            <text:p>23327</text:p>
          </table:table-cell>
          <table:table-cell office:value-type="float" office:value="395" table:style-name="ce1">
            <text:p>395</text:p>
          </table:table-cell>
          <table:table-cell office:value-type="float" office:value="1.28" table:style-name="ce1">
            <text:p>1,28</text:p>
          </table:table-cell>
          <table:table-cell office:value-type="float" office:value="53473" table:style-name="ce2">
            <text:p>53473</text:p>
          </table:table-cell>
          <table:table-cell office:value-type="float" office:value="986" table:style-name="ce2">
            <text:p>986</text:p>
          </table:table-cell>
          <table:table-cell office:value-type="float" office:value="0.26" table:style-name="ce1">
            <text:p>0,26</text:p>
          </table:table-cell>
          <table:table-cell office:value-type="float" office:value="9220" table:style-name="ce1">
            <text:p>9220</text:p>
          </table:table-cell>
          <table:table-cell office:value-type="float" office:value="170" table:style-name="ce1">
            <text:p>170</text:p>
          </table:table-cell>
          <table:table-cell office:value-type="float" office:value="0.22" table:style-name="ce1">
            <text:p>0,22</text:p>
          </table:table-cell>
          <table:table-cell office:value-type="float" office:value="7252" table:style-name="ce1">
            <text:p>7252</text:p>
          </table:table-cell>
          <table:table-cell office:value-type="float" office:value="112" table:style-name="ce1">
            <text:p>11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1100000000000001" table:style-name="ce1">
            <text:p>1,11</text:p>
          </table:table-cell>
          <table:table-cell office:value-type="float" office:value="53473" table:style-name="ce2">
            <text:p>53473</text:p>
          </table:table-cell>
          <table:table-cell office:value-type="float" office:value="986" table:style-name="ce2">
            <text:p>986</text:p>
          </table:table-cell>
          <table:table-cell office:value-type="float" office:value="0.01" table:style-name="ce3">
            <text:p>0,01</text:p>
          </table:table-cell>
          <table:table-cell office:value-type="float" office:value="192" table:style-name="ce1">
            <text:p>19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3">
            <text:p>0,01</text:p>
          </table:table-cell>
          <table:table-cell office:value-type="float" office:value="192" table:style-name="ce1">
            <text:p>19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3">
            <text:p>0,01</text:p>
          </table:table-cell>
          <table:table-cell office:value-type="float" office:value="192" table:style-name="ce1">
            <text:p>19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3">
            <text:p>0,01</text:p>
          </table:table-cell>
          <table:table-cell office:value-type="float" office:value="192" table:style-name="ce1">
            <text:p>19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3">
            <text:p>0,01</text:p>
          </table:table-cell>
          <table:table-cell office:value-type="float" office:value="180" table:style-name="ce1">
            <text:p>180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3">
            <text:p>0,01</text:p>
          </table:table-cell>
          <table:table-cell office:value-type="float" office:value="363" table:style-name="ce1">
            <text:p>363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3">
            <text:p>0,01</text:p>
          </table:table-cell>
          <table:table-cell office:value-type="float" office:value="347" table:style-name="ce1">
            <text:p>347</text:p>
          </table:table-cell>
          <table:table-cell office:value-type="float" office:value="10" table:style-name="ce1">
            <text:p>10</text:p>
          </table:table-cell>
          <table:table-cell office:value-type="float" office:value="0.05" table:style-name="ce1">
            <text:p>0,05</text:p>
          </table:table-cell>
          <table:table-cell office:value-type="float" office:value="936" table:style-name="ce1">
            <text:p>936</text:p>
          </table:table-cell>
          <table:table-cell office:value-type="float" office:value="134" table:style-name="ce1">
            <text:p>134</text:p>
          </table:table-cell>
          <table:table-cell office:value-type="float" office:value="0.01" table:style-name="ce3">
            <text:p>0,01</text:p>
          </table:table-cell>
          <table:table-cell office:value-type="float" office:value="189" table:style-name="ce1">
            <text:p>189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1285" table:style-name="ce1">
            <text:p>1285</text:p>
          </table:table-cell>
          <table:table-cell office:value-type="float" office:value="74" table:style-name="ce1">
            <text:p>74</text:p>
          </table:table-cell>
          <table:table-cell office:value-type="float" office:value="0.02" table:style-name="ce1">
            <text:p>0,02</text:p>
          </table:table-cell>
          <table:table-cell office:value-type="float" office:value="1464" table:style-name="ce1">
            <text:p>1464</text:p>
          </table:table-cell>
          <table:table-cell office:value-type="float" office:value="83" table:style-name="ce1">
            <text:p>83</text:p>
          </table:table-cell>
          <table:table-cell office:value-type="float" office:value="0.04" table:style-name="ce1">
            <text:p>0,04</text:p>
          </table:table-cell>
          <table:table-cell office:value-type="float" office:value="460" table:style-name="ce1">
            <text:p>460</text:p>
          </table:table-cell>
          <table:table-cell office:value-type="float" office:value="100" table:style-name="ce1">
            <text:p>100</text:p>
          </table:table-cell>
          <table:table-cell office:value-type="float" office:value="0.01" table:style-name="ce3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11" table:style-name="ce1">
            <text:p>11</text:p>
          </table:table-cell>
          <table:table-cell office:value-type="float" office:value="0.01" table:formula="of:=MIN([.$B22];[.$E22];[.$H22];[.$K22];[.$N22];[.$Q22];[.$T22];[.$W22];[.$Z22];[.$AC22];[.$AF22];[.$AI22];[.$AL22];[.$AO22];[.$AR22];[.$AU22];[.$AX22];[.$BA22];[.$BD22];[.$BG22];[.$BJ22];[.$BM22];[.$BP22];[.$BS22];[.$BV22];[.$BY22];[.$CB22];[.$CE22];[.$CH22])" table:style-name="ce1">
            <text:p>0,01</text:p>
          </table:table-cell>
          <table:table-cell office:value-type="float" office:value="149" table:formula="of:=MIN([.$C22];[.$F22];[.$I22];[.$L22];[.$O22];[.$R22];[.$U22];[.$X22];[.$AA22];[.$AD22];[.$AG22];[.$AJ22];[.$AM22];[.$AP22];[.$AV22];[.$AY22];[.$BB22];[.$BE22];[.$BH22];[.$BK22];[.$BN22];[.$BQ22];[.$BT22];[.$BW22];[.$BZ22];[.$CC22];[.$CF22];[.$CI22])" table:style-name="ce1">
            <text:p>149</text:p>
          </table:table-cell>
          <table:table-cell office:value-type="float" office:value="9" table:formula="of:=MIN([.$D22];[.$G22];[.$J22];[.$M22];[.$P22];[.$S22];[.$V22];[.$Y22];[.$AB22];[.$AE22];[.$AH22];[.$AK22];[.$AN22];[.$AQ22];[.$AW22];[.$AZ22];[.$BC22];[.$BF22];[.$BI22];[.$BL22];[.$BO22];[.$BR22];[.$BU22];[.$BX22];[.$CA22];[.$CD22];[.$CG22];[.$CJ22])" table:style-name="ce1">
            <text:p>9</text:p>
          </table:table-cell>
          <table:table-cell office:value-type="float" office:value="0.02" table:formula="of:=MEDIAN([.$B22];[.$E22];[.$H22];[.$K22];[.$N22];[.$Q22];[.$T22];[.$W22];[.$Z22];[.$AC22];[.$AF22];[.$AI22];[.$AL22];[.$AO22];[.$AR22];[.$AU22];[.$AX22];[.$BA22];[.$BD22];[.$BG22];[.$BJ22];[.$BM22];[.$BP22];[.$BS22];[.$BV22];[.$BY22];[.$CB22];[.$CE22];[.$CH22])" table:style-name="ce1">
            <text:p>0,02</text:p>
          </table:table-cell>
          <table:table-cell office:value-type="float" office:value="431" table:formula="of:=MEDIAN([.$C22];[.$F22];[.$I22];[.$L22];[.$O22];[.$R22];[.$U22];[.$X22];[.$AA22];[.$AD22];[.$AG22];[.$AJ22];[.$AM22];[.$AP22];[.$AV22];[.$AY22];[.$BB22];[.$BE22];[.$BH22];[.$BK22];[.$BN22];[.$BQ22];[.$BT22];[.$BW22];[.$BZ22];[.$CC22];[.$CF22];[.$CI22])" table:style-name="ce1">
            <text:p>431</text:p>
          </table:table-cell>
          <table:table-cell office:value-type="float" office:value="47.5" table:formula="of:=MEDIAN([.$D22];[.$G22];[.$J22];[.$M22];[.$P22];[.$S22];[.$V22];[.$Y22];[.$AB22];[.$AE22];[.$AH22];[.$AK22];[.$AN22];[.$AQ22];[.$AW22];[.$AZ22];[.$BC22];[.$BF22];[.$BI22];[.$BL22];[.$BO22];[.$BR22];[.$BU22];[.$BX22];[.$CA22];[.$CD22];[.$CG22];[.$CJ22])" table:style-name="ce1">
            <text:p>47,5</text:p>
          </table:table-cell>
          <table:table-cell office:value-type="float" office:value="1200" table:formula="of:=MAX([.$B22];[.$E22];[.$H22];[.$K22];[.$N22];[.$Q22];[.$T22];[.$W22];[.$Z22];[.$AC22];[.$AF22];[.$AI22];[.$AL22];[.$AO22];[.$AR22];[.$AU22];[.$AX22];[.$BA22];[.$BD22];[.$BG22];[.$BJ22];[.$BM22];[.$BP22];[.$BS22];[.$BV22];[.$BY22];[.$CB22];[.$CE22];[.$CH22])" table:style-name="ce1">
            <text:p>1200</text:p>
          </table:table-cell>
          <table:table-cell office:value-type="float" office:value="53473" table:formula="of:=MAX([.$C22];[.$F22];[.$I22];[.$L22];[.$O22];[.$R22];[.$U22];[.$X22];[.$AA22];[.$AD22];[.$AG22];[.$AJ22];[.$AM22];[.$AP22];[.$AV22];[.$AY22];[.$BB22];[.$BE22];[.$BH22];[.$BK22];[.$BN22];[.$BQ22];[.$BT22];[.$BW22];[.$BZ22];[.$CC22];[.$CF22];[.$CI22])" table:style-name="ce1">
            <text:p>53473</text:p>
          </table:table-cell>
          <table:table-cell office:value-type="float" office:value="986" table:formula="of:=MAX([.$D22];[.$G22];[.$J22];[.$M22];[.$P22];[.$S22];[.$V22];[.$Y22];[.$AB22];[.$AE22];[.$AH22];[.$AK22];[.$AN22];[.$AQ22];[.$AW22];[.$AZ22];[.$BC22];[.$BF22];[.$BI22];[.$BL22];[.$BO22];[.$BR22];[.$BU22];[.$BX22];[.$CA22];[.$CD22];[.$CG22];[.$CJ22])" table:style-name="ce1">
            <text:p>986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10_h49.lp</text:p>
          </table:table-cell>
          <table:table-cell office:value-type="float" office:value="0.16" table:style-name="ce1">
            <text:p>0,16</text:p>
          </table:table-cell>
          <table:table-cell office:value-type="float" office:value="2146" table:style-name="ce1">
            <text:p>2146</text:p>
          </table:table-cell>
          <table:table-cell office:value-type="float" office:value="163" table:style-name="ce1">
            <text:p>163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3207" table:style-name="ce1">
            <text:p>3207</text:p>
          </table:table-cell>
          <table:table-cell office:value-type="float" office:value="110" table:style-name="ce3">
            <text:p>110</text:p>
          </table:table-cell>
          <table:table-cell office:value-type="float" office:value="7.61" table:style-name="ce1">
            <text:p>7,61</text:p>
          </table:table-cell>
          <table:table-cell office:value-type="float" office:value="117039" table:style-name="ce1">
            <text:p>117039</text:p>
          </table:table-cell>
          <table:table-cell office:value-type="float" office:value="3146" table:style-name="ce1">
            <text:p>3146</text:p>
          </table:table-cell>
          <table:table-cell office:value-type="float" office:value="7.55" table:style-name="ce1">
            <text:p>7,55</text:p>
          </table:table-cell>
          <table:table-cell office:value-type="float" office:value="117039" table:style-name="ce1">
            <text:p>117039</text:p>
          </table:table-cell>
          <table:table-cell office:value-type="float" office:value="3146" table:style-name="ce1">
            <text:p>3146</text:p>
          </table:table-cell>
          <table:table-cell office:value-type="float" office:value="0.42" table:style-name="ce1">
            <text:p>0,42</text:p>
          </table:table-cell>
          <table:table-cell office:value-type="float" office:value="3719" table:style-name="ce1">
            <text:p>3719</text:p>
          </table:table-cell>
          <table:table-cell office:value-type="float" office:value="1107" table:style-name="ce1">
            <text:p>1107</text:p>
          </table:table-cell>
          <table:table-cell office:value-type="float" office:value="0.43" table:style-name="ce1">
            <text:p>0,43</text:p>
          </table:table-cell>
          <table:table-cell office:value-type="float" office:value="18188" table:style-name="ce1">
            <text:p>18188</text:p>
          </table:table-cell>
          <table:table-cell office:value-type="float" office:value="827" table:style-name="ce1">
            <text:p>827</text:p>
          </table:table-cell>
          <table:table-cell office:value-type="float" office:value="0.16" table:style-name="ce1">
            <text:p>0,16</text:p>
          </table:table-cell>
          <table:table-cell office:value-type="float" office:value="1532" table:style-name="ce3">
            <text:p>1532</text:p>
          </table:table-cell>
          <table:table-cell office:value-type="float" office:value="362" table:style-name="ce1">
            <text:p>362</text:p>
          </table:table-cell>
          <table:table-cell office:value-type="float" office:value="0.4" table:style-name="ce1">
            <text:p>0,4</text:p>
          </table:table-cell>
          <table:table-cell office:value-type="float" office:value="3719" table:style-name="ce1">
            <text:p>3719</text:p>
          </table:table-cell>
          <table:table-cell office:value-type="float" office:value="1107" table:style-name="ce1">
            <text:p>1107</text:p>
          </table:table-cell>
          <table:table-cell office:value-type="float" office:value="1.28" table:style-name="ce1">
            <text:p>1,28</text:p>
          </table:table-cell>
          <table:table-cell office:value-type="float" office:value="26295" table:style-name="ce1">
            <text:p>26295</text:p>
          </table:table-cell>
          <table:table-cell office:value-type="float" office:value="423" table:style-name="ce1">
            <text:p>423</text:p>
          </table:table-cell>
          <table:table-cell office:value-type="float" office:value="0.89" table:style-name="ce1">
            <text:p>0,89</text:p>
          </table:table-cell>
          <table:table-cell office:value-type="float" office:value="19083" table:style-name="ce1">
            <text:p>19083</text:p>
          </table:table-cell>
          <table:table-cell office:value-type="float" office:value="222" table:style-name="ce1">
            <text:p>222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25786" table:style-name="ce1">
            <text:p>25786</text:p>
          </table:table-cell>
          <table:table-cell office:value-type="float" office:value="207" table:style-name="ce1">
            <text:p>207</text:p>
          </table:table-cell>
          <table:table-cell office:value-type="float" office:value="1.4" table:style-name="ce1">
            <text:p>1,4</text:p>
          </table:table-cell>
          <table:table-cell office:value-type="float" office:value="30826" table:style-name="ce1">
            <text:p>30826</text:p>
          </table:table-cell>
          <table:table-cell office:value-type="float" office:value="550" table:style-name="ce1">
            <text:p>550</text:p>
          </table:table-cell>
          <table:table-cell office:value-type="float" office:value="1.25" table:style-name="ce1">
            <text:p>1,25</text:p>
          </table:table-cell>
          <table:table-cell office:value-type="float" office:value="26295" table:style-name="ce1">
            <text:p>26295</text:p>
          </table:table-cell>
          <table:table-cell office:value-type="float" office:value="423" table:style-name="ce1">
            <text:p>423</text:p>
          </table:table-cell>
          <table:table-cell office:value-type="float" office:value="0.83" table:style-name="ce1">
            <text:p>0,83</text:p>
          </table:table-cell>
          <table:table-cell office:value-type="float" office:value="19083" table:style-name="ce1">
            <text:p>19083</text:p>
          </table:table-cell>
          <table:table-cell office:value-type="float" office:value="222" table:style-name="ce1">
            <text:p>22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38" table:style-name="ce1">
            <text:p>1,38</text:p>
          </table:table-cell>
          <table:table-cell office:value-type="float" office:value="30826" table:style-name="ce1">
            <text:p>30826</text:p>
          </table:table-cell>
          <table:table-cell office:value-type="float" office:value="550" table:style-name="ce1">
            <text:p>550</text:p>
          </table:table-cell>
          <table:table-cell office:value-type="float" office:value="0.35" table:style-name="ce1">
            <text:p>0,35</text:p>
          </table:table-cell>
          <table:table-cell office:value-type="float" office:value="3603" table:style-name="ce1">
            <text:p>3603</text:p>
          </table:table-cell>
          <table:table-cell office:value-type="float" office:value="759" table:style-name="ce1">
            <text:p>759</text:p>
          </table:table-cell>
          <table:table-cell office:value-type="float" office:value="0.32" table:style-name="ce1">
            <text:p>0,32</text:p>
          </table:table-cell>
          <table:table-cell office:value-type="float" office:value="3603" table:style-name="ce1">
            <text:p>3603</text:p>
          </table:table-cell>
          <table:table-cell office:value-type="float" office:value="759" table:style-name="ce1">
            <text:p>759</text:p>
          </table:table-cell>
          <table:table-cell office:value-type="float" office:value="0.33" table:style-name="ce1">
            <text:p>0,33</text:p>
          </table:table-cell>
          <table:table-cell office:value-type="float" office:value="3603" table:style-name="ce1">
            <text:p>3603</text:p>
          </table:table-cell>
          <table:table-cell office:value-type="float" office:value="759" table:style-name="ce1">
            <text:p>759</text:p>
          </table:table-cell>
          <table:table-cell office:value-type="float" office:value="0.4" table:style-name="ce1">
            <text:p>0,4</text:p>
          </table:table-cell>
          <table:table-cell office:value-type="float" office:value="3603" table:style-name="ce1">
            <text:p>3603</text:p>
          </table:table-cell>
          <table:table-cell office:value-type="float" office:value="759" table:style-name="ce1">
            <text:p>759</text:p>
          </table:table-cell>
          <table:table-cell office:value-type="float" office:value="0.36" table:style-name="ce1">
            <text:p>0,36</text:p>
          </table:table-cell>
          <table:table-cell office:value-type="float" office:value="8838" table:style-name="ce1">
            <text:p>8838</text:p>
          </table:table-cell>
          <table:table-cell office:value-type="float" office:value="501" table:style-name="ce1">
            <text:p>501</text:p>
          </table:table-cell>
          <table:table-cell office:value-type="float" office:value="0.08" table:style-name="ce1">
            <text:p>0,08</text:p>
          </table:table-cell>
          <table:table-cell office:value-type="float" office:value="3982" table:style-name="ce1">
            <text:p>3982</text:p>
          </table:table-cell>
          <table:table-cell office:value-type="float" office:value="195" table:style-name="ce1">
            <text:p>195</text:p>
          </table:table-cell>
          <table:table-cell office:value-type="float" office:value="6.81" table:style-name="ce1">
            <text:p>6,81</text:p>
          </table:table-cell>
          <table:table-cell office:value-type="float" office:value="562023" table:style-name="ce2">
            <text:p>562023</text:p>
          </table:table-cell>
          <table:table-cell office:value-type="float" office:value="21117" table:style-name="ce2">
            <text:p>21117</text:p>
          </table:table-cell>
          <table:table-cell office:value-type="float" office:value="0.42" table:style-name="ce1">
            <text:p>0,42</text:p>
          </table:table-cell>
          <table:table-cell office:value-type="float" office:value="7516" table:style-name="ce1">
            <text:p>7516</text:p>
          </table:table-cell>
          <table:table-cell office:value-type="float" office:value="501" table:style-name="ce1">
            <text:p>501</text:p>
          </table:table-cell>
          <table:table-cell office:value-type="float" office:value="0.22" table:style-name="ce1">
            <text:p>0,22</text:p>
          </table:table-cell>
          <table:table-cell office:value-type="float" office:value="3813" table:style-name="ce1">
            <text:p>3813</text:p>
          </table:table-cell>
          <table:table-cell office:value-type="float" office:value="249" table:style-name="ce1">
            <text:p>249</text:p>
          </table:table-cell>
          <table:table-cell office:value-type="float" office:value="0.43" table:style-name="ce1">
            <text:p>0,43</text:p>
          </table:table-cell>
          <table:table-cell office:value-type="float" office:value="18188" table:style-name="ce1">
            <text:p>18188</text:p>
          </table:table-cell>
          <table:table-cell office:value-type="float" office:value="827" table:style-name="ce1">
            <text:p>827</text:p>
          </table:table-cell>
          <table:table-cell office:value-type="float" office:value="0.23" table:style-name="ce1">
            <text:p>0,23</text:p>
          </table:table-cell>
          <table:table-cell office:value-type="float" office:value="7168" table:style-name="ce1">
            <text:p>7168</text:p>
          </table:table-cell>
          <table:table-cell office:value-type="float" office:value="770" table:style-name="ce1">
            <text:p>770</text:p>
          </table:table-cell>
          <table:table-cell office:value-type="float" office:value="0.39" table:style-name="ce1">
            <text:p>0,39</text:p>
          </table:table-cell>
          <table:table-cell office:value-type="float" office:value="3719" table:style-name="ce1">
            <text:p>3719</text:p>
          </table:table-cell>
          <table:table-cell office:value-type="float" office:value="1107" table:style-name="ce1">
            <text:p>1107</text:p>
          </table:table-cell>
          <table:table-cell office:value-type="float" office:value="0.15" table:style-name="ce1">
            <text:p>0,15</text:p>
          </table:table-cell>
          <table:table-cell office:value-type="float" office:value="1637" table:style-name="ce1">
            <text:p>1637</text:p>
          </table:table-cell>
          <table:table-cell office:value-type="float" office:value="324" table:style-name="ce1">
            <text:p>324</text:p>
          </table:table-cell>
          <table:table-cell office:value-type="float" office:value="7.0000000000000007E-2" table:formula="of:=MIN([.$B23];[.$E23];[.$H23];[.$K23];[.$N23];[.$Q23];[.$T23];[.$W23];[.$Z23];[.$AC23];[.$AF23];[.$AI23];[.$AL23];[.$AO23];[.$AR23];[.$AU23];[.$AX23];[.$BA23];[.$BD23];[.$BG23];[.$BJ23];[.$BM23];[.$BP23];[.$BS23];[.$BV23];[.$BY23];[.$CB23];[.$CE23];[.$CH23])" table:style-name="ce1">
            <text:p>0,07</text:p>
          </table:table-cell>
          <table:table-cell office:value-type="float" office:value="1532" table:formula="of:=MIN([.$C23];[.$F23];[.$I23];[.$L23];[.$O23];[.$R23];[.$U23];[.$X23];[.$AA23];[.$AD23];[.$AG23];[.$AJ23];[.$AM23];[.$AP23];[.$AV23];[.$AY23];[.$BB23];[.$BE23];[.$BH23];[.$BK23];[.$BN23];[.$BQ23];[.$BT23];[.$BW23];[.$BZ23];[.$CC23];[.$CF23];[.$CI23])" table:style-name="ce1">
            <text:p>1532</text:p>
          </table:table-cell>
          <table:table-cell office:value-type="float" office:value="110" table:formula="of:=MIN([.$D23];[.$G23];[.$J23];[.$M23];[.$P23];[.$S23];[.$V23];[.$Y23];[.$AB23];[.$AE23];[.$AH23];[.$AK23];[.$AN23];[.$AQ23];[.$AW23];[.$AZ23];[.$BC23];[.$BF23];[.$BI23];[.$BL23];[.$BO23];[.$BR23];[.$BU23];[.$BX23];[.$CA23];[.$CD23];[.$CG23];[.$CJ23])" table:style-name="ce1">
            <text:p>110</text:p>
          </table:table-cell>
          <table:table-cell office:value-type="float" office:value="0.42" table:formula="of:=MEDIAN([.$B23];[.$E23];[.$H23];[.$K23];[.$N23];[.$Q23];[.$T23];[.$W23];[.$Z23];[.$AC23];[.$AF23];[.$AI23];[.$AL23];[.$AO23];[.$AR23];[.$AU23];[.$AX23];[.$BA23];[.$BD23];[.$BG23];[.$BJ23];[.$BM23];[.$BP23];[.$BS23];[.$BV23];[.$BY23];[.$CB23];[.$CE23];[.$CH23])" table:style-name="ce1">
            <text:p>0,42</text:p>
          </table:table-cell>
          <table:table-cell office:value-type="float" office:value="7342" table:formula="of:=MEDIAN([.$C23];[.$F23];[.$I23];[.$L23];[.$O23];[.$R23];[.$U23];[.$X23];[.$AA23];[.$AD23];[.$AG23];[.$AJ23];[.$AM23];[.$AP23];[.$AV23];[.$AY23];[.$BB23];[.$BE23];[.$BH23];[.$BK23];[.$BN23];[.$BQ23];[.$BT23];[.$BW23];[.$BZ23];[.$CC23];[.$CF23];[.$CI23])" table:style-name="ce1">
            <text:p>7342</text:p>
          </table:table-cell>
          <table:table-cell office:value-type="float" office:value="550" table:formula="of:=MEDIAN([.$D23];[.$G23];[.$J23];[.$M23];[.$P23];[.$S23];[.$V23];[.$Y23];[.$AB23];[.$AE23];[.$AH23];[.$AK23];[.$AN23];[.$AQ23];[.$AW23];[.$AZ23];[.$BC23];[.$BF23];[.$BI23];[.$BL23];[.$BO23];[.$BR23];[.$BU23];[.$BX23];[.$CA23];[.$CD23];[.$CG23];[.$CJ23])" table:style-name="ce1">
            <text:p>550</text:p>
          </table:table-cell>
          <table:table-cell office:value-type="float" office:value="1200" table:formula="of:=MAX([.$B23];[.$E23];[.$H23];[.$K23];[.$N23];[.$Q23];[.$T23];[.$W23];[.$Z23];[.$AC23];[.$AF23];[.$AI23];[.$AL23];[.$AO23];[.$AR23];[.$AU23];[.$AX23];[.$BA23];[.$BD23];[.$BG23];[.$BJ23];[.$BM23];[.$BP23];[.$BS23];[.$BV23];[.$BY23];[.$CB23];[.$CE23];[.$CH23])" table:style-name="ce1">
            <text:p>1200</text:p>
          </table:table-cell>
          <table:table-cell office:value-type="float" office:value="562023" table:formula="of:=MAX([.$C23];[.$F23];[.$I23];[.$L23];[.$O23];[.$R23];[.$U23];[.$X23];[.$AA23];[.$AD23];[.$AG23];[.$AJ23];[.$AM23];[.$AP23];[.$AV23];[.$AY23];[.$BB23];[.$BE23];[.$BH23];[.$BK23];[.$BN23];[.$BQ23];[.$BT23];[.$BW23];[.$BZ23];[.$CC23];[.$CF23];[.$CI23])" table:style-name="ce1">
            <text:p>562023</text:p>
          </table:table-cell>
          <table:table-cell office:value-type="float" office:value="21117" table:formula="of:=MAX([.$D23];[.$G23];[.$J23];[.$M23];[.$P23];[.$S23];[.$V23];[.$Y23];[.$AB23];[.$AE23];[.$AH23];[.$AK23];[.$AN23];[.$AQ23];[.$AW23];[.$AZ23];[.$BC23];[.$BF23];[.$BI23];[.$BL23];[.$BO23];[.$BR23];[.$BU23];[.$BX23];[.$CA23];[.$CD23];[.$CG23];[.$CJ23])" table:style-name="ce1">
            <text:p>2111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1_h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4];[.$E24];[.$H24];[.$K24];[.$N24];[.$Q24];[.$T24];[.$W24];[.$Z24];[.$AC24];[.$AF24];[.$AI24];[.$AL24];[.$AO24];[.$AR24];[.$AU24];[.$AX24];[.$BA24];[.$BD24];[.$BG24];[.$BJ24];[.$BM24];[.$BP24];[.$BS24];[.$BV24];[.$BY24];[.$CB24];[.$CE24];[.$CH24])" table:style-name="ce1">
            <text:p>0</text:p>
          </table:table-cell>
          <table:table-cell office:value-type="float" office:value="0" table:formula="of:=MIN([.$C24];[.$F24];[.$I24];[.$L24];[.$O24];[.$R24];[.$U24];[.$X24];[.$AA24];[.$AD24];[.$AG24];[.$AJ24];[.$AM24];[.$AP24];[.$AV24];[.$AY24];[.$BB24];[.$BE24];[.$BH24];[.$BK24];[.$BN24];[.$BQ24];[.$BT24];[.$BW24];[.$BZ24];[.$CC24];[.$CF24];[.$CI24])" table:style-name="ce1">
            <text:p>0</text:p>
          </table:table-cell>
          <table:table-cell office:value-type="float" office:value="0" table:formula="of:=MIN([.$D24];[.$G24];[.$J24];[.$M24];[.$P24];[.$S24];[.$V24];[.$Y24];[.$AB24];[.$AE24];[.$AH24];[.$AK24];[.$AN24];[.$AQ24];[.$AW24];[.$AZ24];[.$BC24];[.$BF24];[.$BI24];[.$BL24];[.$BO24];[.$BR24];[.$BU24];[.$BX24];[.$CA24];[.$CD24];[.$CG24];[.$CJ24])" table:style-name="ce1">
            <text:p>0</text:p>
          </table:table-cell>
          <table:table-cell office:value-type="float" office:value="0" table:formula="of:=MEDIAN([.$B24];[.$E24];[.$H24];[.$K24];[.$N24];[.$Q24];[.$T24];[.$W24];[.$Z24];[.$AC24];[.$AF24];[.$AI24];[.$AL24];[.$AO24];[.$AR24];[.$AU24];[.$AX24];[.$BA24];[.$BD24];[.$BG24];[.$BJ24];[.$BM24];[.$BP24];[.$BS24];[.$BV24];[.$BY24];[.$CB24];[.$CE24];[.$CH24])" table:style-name="ce1">
            <text:p>0</text:p>
          </table:table-cell>
          <table:table-cell office:value-type="float" office:value="0" table:formula="of:=MEDIAN([.$C24];[.$F24];[.$I24];[.$L24];[.$O24];[.$R24];[.$U24];[.$X24];[.$AA24];[.$AD24];[.$AG24];[.$AJ24];[.$AM24];[.$AP24];[.$AV24];[.$AY24];[.$BB24];[.$BE24];[.$BH24];[.$BK24];[.$BN24];[.$BQ24];[.$BT24];[.$BW24];[.$BZ24];[.$CC24];[.$CF24];[.$CI24])" table:style-name="ce1">
            <text:p>0</text:p>
          </table:table-cell>
          <table:table-cell office:value-type="float" office:value="0" table:formula="of:=MEDIAN([.$D24];[.$G24];[.$J24];[.$M24];[.$P24];[.$S24];[.$V24];[.$Y24];[.$AB24];[.$AE24];[.$AH24];[.$AK24];[.$AN24];[.$AQ24];[.$AW24];[.$AZ24];[.$BC24];[.$BF24];[.$BI24];[.$BL24];[.$BO24];[.$BR24];[.$BU24];[.$BX24];[.$CA24];[.$CD24];[.$CG24];[.$CJ24])" table:style-name="ce1">
            <text:p>0</text:p>
          </table:table-cell>
          <table:table-cell office:value-type="float" office:value="1200" table:formula="of:=MAX([.$B24];[.$E24];[.$H24];[.$K24];[.$N24];[.$Q24];[.$T24];[.$W24];[.$Z24];[.$AC24];[.$AF24];[.$AI24];[.$AL24];[.$AO24];[.$AR24];[.$AU24];[.$AX24];[.$BA24];[.$BD24];[.$BG24];[.$BJ24];[.$BM24];[.$BP24];[.$BS24];[.$BV24];[.$BY24];[.$CB24];[.$CE24];[.$CH24])" table:style-name="ce1">
            <text:p>1200</text:p>
          </table:table-cell>
          <table:table-cell office:value-type="float" office:value="37" table:formula="of:=MAX([.$C24];[.$F24];[.$I24];[.$L24];[.$O24];[.$R24];[.$U24];[.$X24];[.$AA24];[.$AD24];[.$AG24];[.$AJ24];[.$AM24];[.$AP24];[.$AV24];[.$AY24];[.$BB24];[.$BE24];[.$BH24];[.$BK24];[.$BN24];[.$BQ24];[.$BT24];[.$BW24];[.$BZ24];[.$CC24];[.$CF24];[.$CI24])" table:style-name="ce1">
            <text:p>37</text:p>
          </table:table-cell>
          <table:table-cell office:value-type="float" office:value="0" table:formula="of:=MAX([.$D24];[.$G24];[.$J24];[.$M24];[.$P24];[.$S24];[.$V24];[.$Y24];[.$AB24];[.$AE24];[.$AH24];[.$AK24];[.$AN24];[.$AQ24];[.$AW24];[.$AZ24];[.$BC24];[.$BF24];[.$BI24];[.$BL24];[.$BO24];[.$BR24];[.$BU24];[.$BX24];[.$CA24];[.$CD24];[.$CG24];[.$CJ24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2_h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5];[.$E25];[.$H25];[.$K25];[.$N25];[.$Q25];[.$T25];[.$W25];[.$Z25];[.$AC25];[.$AF25];[.$AI25];[.$AL25];[.$AO25];[.$AR25];[.$AU25];[.$AX25];[.$BA25];[.$BD25];[.$BG25];[.$BJ25];[.$BM25];[.$BP25];[.$BS25];[.$BV25];[.$BY25];[.$CB25];[.$CE25];[.$CH25])" table:style-name="ce1">
            <text:p>0</text:p>
          </table:table-cell>
          <table:table-cell office:value-type="float" office:value="0" table:formula="of:=MIN([.$C25];[.$F25];[.$I25];[.$L25];[.$O25];[.$R25];[.$U25];[.$X25];[.$AA25];[.$AD25];[.$AG25];[.$AJ25];[.$AM25];[.$AP25];[.$AV25];[.$AY25];[.$BB25];[.$BE25];[.$BH25];[.$BK25];[.$BN25];[.$BQ25];[.$BT25];[.$BW25];[.$BZ25];[.$CC25];[.$CF25];[.$CI25])" table:style-name="ce1">
            <text:p>0</text:p>
          </table:table-cell>
          <table:table-cell office:value-type="float" office:value="0" table:formula="of:=MIN([.$D25];[.$G25];[.$J25];[.$M25];[.$P25];[.$S25];[.$V25];[.$Y25];[.$AB25];[.$AE25];[.$AH25];[.$AK25];[.$AN25];[.$AQ25];[.$AW25];[.$AZ25];[.$BC25];[.$BF25];[.$BI25];[.$BL25];[.$BO25];[.$BR25];[.$BU25];[.$BX25];[.$CA25];[.$CD25];[.$CG25];[.$CJ25])" table:style-name="ce1">
            <text:p>0</text:p>
          </table:table-cell>
          <table:table-cell office:value-type="float" office:value="0" table:formula="of:=MEDIAN([.$B25];[.$E25];[.$H25];[.$K25];[.$N25];[.$Q25];[.$T25];[.$W25];[.$Z25];[.$AC25];[.$AF25];[.$AI25];[.$AL25];[.$AO25];[.$AR25];[.$AU25];[.$AX25];[.$BA25];[.$BD25];[.$BG25];[.$BJ25];[.$BM25];[.$BP25];[.$BS25];[.$BV25];[.$BY25];[.$CB25];[.$CE25];[.$CH25])" table:style-name="ce1">
            <text:p>0</text:p>
          </table:table-cell>
          <table:table-cell office:value-type="float" office:value="0" table:formula="of:=MEDIAN([.$C25];[.$F25];[.$I25];[.$L25];[.$O25];[.$R25];[.$U25];[.$X25];[.$AA25];[.$AD25];[.$AG25];[.$AJ25];[.$AM25];[.$AP25];[.$AV25];[.$AY25];[.$BB25];[.$BE25];[.$BH25];[.$BK25];[.$BN25];[.$BQ25];[.$BT25];[.$BW25];[.$BZ25];[.$CC25];[.$CF25];[.$CI25])" table:style-name="ce1">
            <text:p>0</text:p>
          </table:table-cell>
          <table:table-cell office:value-type="float" office:value="0" table:formula="of:=MEDIAN([.$D25];[.$G25];[.$J25];[.$M25];[.$P25];[.$S25];[.$V25];[.$Y25];[.$AB25];[.$AE25];[.$AH25];[.$AK25];[.$AN25];[.$AQ25];[.$AW25];[.$AZ25];[.$BC25];[.$BF25];[.$BI25];[.$BL25];[.$BO25];[.$BR25];[.$BU25];[.$BX25];[.$CA25];[.$CD25];[.$CG25];[.$CJ25])" table:style-name="ce1">
            <text:p>0</text:p>
          </table:table-cell>
          <table:table-cell office:value-type="float" office:value="1200" table:formula="of:=MAX([.$B25];[.$E25];[.$H25];[.$K25];[.$N25];[.$Q25];[.$T25];[.$W25];[.$Z25];[.$AC25];[.$AF25];[.$AI25];[.$AL25];[.$AO25];[.$AR25];[.$AU25];[.$AX25];[.$BA25];[.$BD25];[.$BG25];[.$BJ25];[.$BM25];[.$BP25];[.$BS25];[.$BV25];[.$BY25];[.$CB25];[.$CE25];[.$CH25])" table:style-name="ce1">
            <text:p>1200</text:p>
          </table:table-cell>
          <table:table-cell office:value-type="float" office:value="61" table:formula="of:=MAX([.$C25];[.$F25];[.$I25];[.$L25];[.$O25];[.$R25];[.$U25];[.$X25];[.$AA25];[.$AD25];[.$AG25];[.$AJ25];[.$AM25];[.$AP25];[.$AV25];[.$AY25];[.$BB25];[.$BE25];[.$BH25];[.$BK25];[.$BN25];[.$BQ25];[.$BT25];[.$BW25];[.$BZ25];[.$CC25];[.$CF25];[.$CI25])" table:style-name="ce1">
            <text:p>61</text:p>
          </table:table-cell>
          <table:table-cell office:value-type="float" office:value="0" table:formula="of:=MAX([.$D25];[.$G25];[.$J25];[.$M25];[.$P25];[.$S25];[.$V25];[.$Y25];[.$AB25];[.$AE25];[.$AH25];[.$AK25];[.$AN25];[.$AQ25];[.$AW25];[.$AZ25];[.$BC25];[.$BF25];[.$BI25];[.$BL25];[.$BO25];[.$BR25];[.$BU25];[.$BX25];[.$CA25];[.$CD25];[.$CG25];[.$CJ25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3_h51.lp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2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019" table:style-name="ce1">
            <text:p>1019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2">
            <text:p>7</text:p>
          </table:table-cell>
          <table:table-cell office:value-type="float" office:value="0.15" table:style-name="ce1">
            <text:p>0,15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,18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,18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,18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,17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7" table:style-name="ce1">
            <text:p>0,17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019" table:style-name="ce1">
            <text:p>1019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019" table:style-name="ce1">
            <text:p>1019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2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formula="of:=MIN([.$B26];[.$E26];[.$H26];[.$K26];[.$N26];[.$Q26];[.$T26];[.$W26];[.$Z26];[.$AC26];[.$AF26];[.$AI26];[.$AL26];[.$AO26];[.$AR26];[.$AU26];[.$AX26];[.$BA26];[.$BD26];[.$BG26];[.$BJ26];[.$BM26];[.$BP26];[.$BS26];[.$BV26];[.$BY26];[.$CB26];[.$CE26];[.$CH26])" table:style-name="ce1">
            <text:p>0,01</text:p>
          </table:table-cell>
          <table:table-cell office:value-type="float" office:value="86" table:formula="of:=MIN([.$C26];[.$F26];[.$I26];[.$L26];[.$O26];[.$R26];[.$U26];[.$X26];[.$AA26];[.$AD26];[.$AG26];[.$AJ26];[.$AM26];[.$AP26];[.$AV26];[.$AY26];[.$BB26];[.$BE26];[.$BH26];[.$BK26];[.$BN26];[.$BQ26];[.$BT26];[.$BW26];[.$BZ26];[.$CC26];[.$CF26];[.$CI26])" table:style-name="ce1">
            <text:p>86</text:p>
          </table:table-cell>
          <table:table-cell office:value-type="float" office:value="0" table:formula="of:=MIN([.$D26];[.$G26];[.$J26];[.$M26];[.$P26];[.$S26];[.$V26];[.$Y26];[.$AB26];[.$AE26];[.$AH26];[.$AK26];[.$AN26];[.$AQ26];[.$AW26];[.$AZ26];[.$BC26];[.$BF26];[.$BI26];[.$BL26];[.$BO26];[.$BR26];[.$BU26];[.$BX26];[.$CA26];[.$CD26];[.$CG26];[.$CJ26])" table:style-name="ce1">
            <text:p>0</text:p>
          </table:table-cell>
          <table:table-cell office:value-type="float" office:value="0.01" table:formula="of:=MEDIAN([.$B26];[.$E26];[.$H26];[.$K26];[.$N26];[.$Q26];[.$T26];[.$W26];[.$Z26];[.$AC26];[.$AF26];[.$AI26];[.$AL26];[.$AO26];[.$AR26];[.$AU26];[.$AX26];[.$BA26];[.$BD26];[.$BG26];[.$BJ26];[.$BM26];[.$BP26];[.$BS26];[.$BV26];[.$BY26];[.$CB26];[.$CE26];[.$CH26])" table:style-name="ce1">
            <text:p>0,01</text:p>
          </table:table-cell>
          <table:table-cell office:value-type="float" office:value="89" table:formula="of:=MEDIAN([.$C26];[.$F26];[.$I26];[.$L26];[.$O26];[.$R26];[.$U26];[.$X26];[.$AA26];[.$AD26];[.$AG26];[.$AJ26];[.$AM26];[.$AP26];[.$AV26];[.$AY26];[.$BB26];[.$BE26];[.$BH26];[.$BK26];[.$BN26];[.$BQ26];[.$BT26];[.$BW26];[.$BZ26];[.$CC26];[.$CF26];[.$CI26])" table:style-name="ce1">
            <text:p>89</text:p>
          </table:table-cell>
          <table:table-cell office:value-type="float" office:value="0" table:formula="of:=MEDIAN([.$D26];[.$G26];[.$J26];[.$M26];[.$P26];[.$S26];[.$V26];[.$Y26];[.$AB26];[.$AE26];[.$AH26];[.$AK26];[.$AN26];[.$AQ26];[.$AW26];[.$AZ26];[.$BC26];[.$BF26];[.$BI26];[.$BL26];[.$BO26];[.$BR26];[.$BU26];[.$BX26];[.$CA26];[.$CD26];[.$CG26];[.$CJ26])" table:style-name="ce1">
            <text:p>0</text:p>
          </table:table-cell>
          <table:table-cell office:value-type="float" office:value="1200" table:formula="of:=MAX([.$B26];[.$E26];[.$H26];[.$K26];[.$N26];[.$Q26];[.$T26];[.$W26];[.$Z26];[.$AC26];[.$AF26];[.$AI26];[.$AL26];[.$AO26];[.$AR26];[.$AU26];[.$AX26];[.$BA26];[.$BD26];[.$BG26];[.$BJ26];[.$BM26];[.$BP26];[.$BS26];[.$BV26];[.$BY26];[.$CB26];[.$CE26];[.$CH26])" table:style-name="ce1">
            <text:p>1200</text:p>
          </table:table-cell>
          <table:table-cell office:value-type="float" office:value="2270" table:formula="of:=MAX([.$C26];[.$F26];[.$I26];[.$L26];[.$O26];[.$R26];[.$U26];[.$X26];[.$AA26];[.$AD26];[.$AG26];[.$AJ26];[.$AM26];[.$AP26];[.$AV26];[.$AY26];[.$BB26];[.$BE26];[.$BH26];[.$BK26];[.$BN26];[.$BQ26];[.$BT26];[.$BW26];[.$BZ26];[.$CC26];[.$CF26];[.$CI26])" table:style-name="ce1">
            <text:p>2270</text:p>
          </table:table-cell>
          <table:table-cell office:value-type="float" office:value="7" table:formula="of:=MAX([.$D26];[.$G26];[.$J26];[.$M26];[.$P26];[.$S26];[.$V26];[.$Y26];[.$AB26];[.$AE26];[.$AH26];[.$AK26];[.$AN26];[.$AQ26];[.$AW26];[.$AZ26];[.$BC26];[.$BF26];[.$BI26];[.$BL26];[.$BO26];[.$BR26];[.$BU26];[.$BX26];[.$CA26];[.$CD26];[.$CG26];[.$CJ26])" table:style-name="ce1">
            <text:p>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4_h20.lp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03" table:style-name="ce1">
            <text:p>203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2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59" table:style-name="ce1">
            <text:p>25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0.04" table:style-name="ce1">
            <text:p>0,04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,05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,05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4" table:style-name="ce1">
            <text:p>0,04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27" table:style-name="ce1">
            <text:p>22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28" table:style-name="ce1">
            <text:p>22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59" table:style-name="ce1">
            <text:p>25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59" table:style-name="ce1">
            <text:p>25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27];[.$E27];[.$H27];[.$K27];[.$N27];[.$Q27];[.$T27];[.$W27];[.$Z27];[.$AC27];[.$AF27];[.$AI27];[.$AL27];[.$AO27];[.$AR27];[.$AU27];[.$AX27];[.$BA27];[.$BD27];[.$BG27];[.$BJ27];[.$BM27];[.$BP27];[.$BS27];[.$BV27];[.$BY27];[.$CB27];[.$CE27];[.$CH27])" table:style-name="ce1">
            <text:p>0</text:p>
          </table:table-cell>
          <table:table-cell office:value-type="float" office:value="47" table:formula="of:=MIN([.$C27];[.$F27];[.$I27];[.$L27];[.$O27];[.$R27];[.$U27];[.$X27];[.$AA27];[.$AD27];[.$AG27];[.$AJ27];[.$AM27];[.$AP27];[.$AV27];[.$AY27];[.$BB27];[.$BE27];[.$BH27];[.$BK27];[.$BN27];[.$BQ27];[.$BT27];[.$BW27];[.$BZ27];[.$CC27];[.$CF27];[.$CI27])" table:style-name="ce1">
            <text:p>47</text:p>
          </table:table-cell>
          <table:table-cell office:value-type="float" office:value="2" table:formula="of:=MIN([.$D27];[.$G27];[.$J27];[.$M27];[.$P27];[.$S27];[.$V27];[.$Y27];[.$AB27];[.$AE27];[.$AH27];[.$AK27];[.$AN27];[.$AQ27];[.$AW27];[.$AZ27];[.$BC27];[.$BF27];[.$BI27];[.$BL27];[.$BO27];[.$BR27];[.$BU27];[.$BX27];[.$CA27];[.$CD27];[.$CG27];[.$CJ27])" table:style-name="ce1">
            <text:p>2</text:p>
          </table:table-cell>
          <table:table-cell office:value-type="float" office:value="0" table:formula="of:=MEDIAN([.$B27];[.$E27];[.$H27];[.$K27];[.$N27];[.$Q27];[.$T27];[.$W27];[.$Z27];[.$AC27];[.$AF27];[.$AI27];[.$AL27];[.$AO27];[.$AR27];[.$AU27];[.$AX27];[.$BA27];[.$BD27];[.$BG27];[.$BJ27];[.$BM27];[.$BP27];[.$BS27];[.$BV27];[.$BY27];[.$CB27];[.$CE27];[.$CH27])" table:style-name="ce1">
            <text:p>0</text:p>
          </table:table-cell>
          <table:table-cell office:value-type="float" office:value="64" table:formula="of:=MEDIAN([.$C27];[.$F27];[.$I27];[.$L27];[.$O27];[.$R27];[.$U27];[.$X27];[.$AA27];[.$AD27];[.$AG27];[.$AJ27];[.$AM27];[.$AP27];[.$AV27];[.$AY27];[.$BB27];[.$BE27];[.$BH27];[.$BK27];[.$BN27];[.$BQ27];[.$BT27];[.$BW27];[.$BZ27];[.$CC27];[.$CF27];[.$CI27])" table:style-name="ce1">
            <text:p>64</text:p>
          </table:table-cell>
          <table:table-cell office:value-type="float" office:value="4" table:formula="of:=MEDIAN([.$D27];[.$G27];[.$J27];[.$M27];[.$P27];[.$S27];[.$V27];[.$Y27];[.$AB27];[.$AE27];[.$AH27];[.$AK27];[.$AN27];[.$AQ27];[.$AW27];[.$AZ27];[.$BC27];[.$BF27];[.$BI27];[.$BL27];[.$BO27];[.$BR27];[.$BU27];[.$BX27];[.$CA27];[.$CD27];[.$CG27];[.$CJ27])" table:style-name="ce1">
            <text:p>4</text:p>
          </table:table-cell>
          <table:table-cell office:value-type="float" office:value="1200" table:formula="of:=MAX([.$B27];[.$E27];[.$H27];[.$K27];[.$N27];[.$Q27];[.$T27];[.$W27];[.$Z27];[.$AC27];[.$AF27];[.$AI27];[.$AL27];[.$AO27];[.$AR27];[.$AU27];[.$AX27];[.$BA27];[.$BD27];[.$BG27];[.$BJ27];[.$BM27];[.$BP27];[.$BS27];[.$BV27];[.$BY27];[.$CB27];[.$CE27];[.$CH27])" table:style-name="ce1">
            <text:p>1200</text:p>
          </table:table-cell>
          <table:table-cell office:value-type="float" office:value="1338" table:formula="of:=MAX([.$C27];[.$F27];[.$I27];[.$L27];[.$O27];[.$R27];[.$U27];[.$X27];[.$AA27];[.$AD27];[.$AG27];[.$AJ27];[.$AM27];[.$AP27];[.$AV27];[.$AY27];[.$BB27];[.$BE27];[.$BH27];[.$BK27];[.$BN27];[.$BQ27];[.$BT27];[.$BW27];[.$BZ27];[.$CC27];[.$CF27];[.$CI27])" table:style-name="ce1">
            <text:p>1338</text:p>
          </table:table-cell>
          <table:table-cell office:value-type="float" office:value="11" table:formula="of:=MAX([.$D27];[.$G27];[.$J27];[.$M27];[.$P27];[.$S27];[.$V27];[.$Y27];[.$AB27];[.$AE27];[.$AH27];[.$AK27];[.$AN27];[.$AQ27];[.$AW27];[.$AZ27];[.$BC27];[.$BF27];[.$BI27];[.$BL27];[.$BO27];[.$BR27];[.$BU27];[.$BX27];[.$CA27];[.$CD27];[.$CG27];[.$CJ27])" table:style-name="ce1">
            <text:p>1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5_h44.lp</text:p>
          </table:table-cell>
          <table:table-cell office:value-type="float" office:value="0.03" table:style-name="ce1">
            <text:p>0,03</text:p>
          </table:table-cell>
          <table:table-cell office:value-type="float" office:value="306" table:style-name="ce1">
            <text:p>306</text:p>
          </table:table-cell>
          <table:table-cell office:value-type="float" office:value="56" table:style-name="ce1">
            <text:p>56</text:p>
          </table:table-cell>
          <table:table-cell office:value-type="float" office:value="0.02" table:style-name="ce3">
            <text:p>0,02</text:p>
          </table:table-cell>
          <table:table-cell office:value-type="float" office:value="1215" table:style-name="ce1">
            <text:p>1215</text:p>
          </table:table-cell>
          <table:table-cell office:value-type="float" office:value="2" table:style-name="ce3">
            <text:p>2</text:p>
          </table:table-cell>
          <table:table-cell office:value-type="float" office:value="0.08" table:style-name="ce1">
            <text:p>0,08</text:p>
          </table:table-cell>
          <table:table-cell office:value-type="float" office:value="1296" table:style-name="ce1">
            <text:p>1296</text:p>
          </table:table-cell>
          <table:table-cell office:value-type="float" office:value="28" table:style-name="ce1">
            <text:p>28</text:p>
          </table:table-cell>
          <table:table-cell office:value-type="float" office:value="0.08" table:style-name="ce1">
            <text:p>0,08</text:p>
          </table:table-cell>
          <table:table-cell office:value-type="float" office:value="1296" table:style-name="ce1">
            <text:p>1296</text:p>
          </table:table-cell>
          <table:table-cell office:value-type="float" office:value="28" table:style-name="ce1">
            <text:p>28</text:p>
          </table:table-cell>
          <table:table-cell office:value-type="float" office:value="0.03" table:style-name="ce1">
            <text:p>0,03</text:p>
          </table:table-cell>
          <table:table-cell office:value-type="float" office:value="235" table:style-name="ce1">
            <text:p>235</text:p>
          </table:table-cell>
          <table:table-cell office:value-type="float" office:value="22" table:style-name="ce1">
            <text:p>22</text:p>
          </table:table-cell>
          <table:table-cell office:value-type="float" office:value="0.02" table:style-name="ce3">
            <text:p>0,02</text:p>
          </table:table-cell>
          <table:table-cell office:value-type="float" office:value="2615" table:style-name="ce1">
            <text:p>2615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3">
            <text:p>0,02</text:p>
          </table:table-cell>
          <table:table-cell office:value-type="float" office:value="212" table:style-name="ce1">
            <text:p>212</text:p>
          </table:table-cell>
          <table:table-cell office:value-type="float" office:value="48" table:style-name="ce1">
            <text:p>48</text:p>
          </table:table-cell>
          <table:table-cell office:value-type="float" office:value="0.03" table:style-name="ce1">
            <text:p>0,03</text:p>
          </table:table-cell>
          <table:table-cell office:value-type="float" office:value="235" table:style-name="ce1">
            <text:p>235</text:p>
          </table:table-cell>
          <table:table-cell office:value-type="float" office:value="22" table:style-name="ce1">
            <text:p>22</text:p>
          </table:table-cell>
          <table:table-cell office:value-type="float" office:value="1.47" table:style-name="ce1">
            <text:p>1,47</text:p>
          </table:table-cell>
          <table:table-cell office:value-type="float" office:value="25982" table:style-name="ce1">
            <text:p>25982</text:p>
          </table:table-cell>
          <table:table-cell office:value-type="float" office:value="781" table:style-name="ce1">
            <text:p>781</text:p>
          </table:table-cell>
          <table:table-cell office:value-type="float" office:value="1.43" table:style-name="ce1">
            <text:p>1,43</text:p>
          </table:table-cell>
          <table:table-cell office:value-type="float" office:value="25982" table:style-name="ce1">
            <text:p>25982</text:p>
          </table:table-cell>
          <table:table-cell office:value-type="float" office:value="781" table:style-name="ce1">
            <text:p>781</text:p>
          </table:table-cell>
          <table:table-cell office:value-type="float" office:value="4.22" table:style-name="ce1">
            <text:p>4,22</text:p>
          </table:table-cell>
          <table:table-cell office:value-type="float" office:value="146490" table:style-name="ce2">
            <text:p>146490</text:p>
          </table:table-cell>
          <table:table-cell office:value-type="float" office:value="4784" table:style-name="ce2">
            <text:p>4784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57271" table:style-name="ce1">
            <text:p>57271</text:p>
          </table:table-cell>
          <table:table-cell office:value-type="float" office:value="775" table:style-name="ce1">
            <text:p>775</text:p>
          </table:table-cell>
          <table:table-cell office:value-type="float" office:value="1.47" table:style-name="ce1">
            <text:p>1,47</text:p>
          </table:table-cell>
          <table:table-cell office:value-type="float" office:value="25982" table:style-name="ce1">
            <text:p>25982</text:p>
          </table:table-cell>
          <table:table-cell office:value-type="float" office:value="781" table:style-name="ce1">
            <text:p>781</text:p>
          </table:table-cell>
          <table:table-cell office:value-type="float" office:value="1.59" table:style-name="ce1">
            <text:p>1,59</text:p>
          </table:table-cell>
          <table:table-cell office:value-type="float" office:value="25982" table:style-name="ce1">
            <text:p>25982</text:p>
          </table:table-cell>
          <table:table-cell office:value-type="float" office:value="781" table:style-name="ce1">
            <text:p>78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94" table:style-name="ce1">
            <text:p>1,94</text:p>
          </table:table-cell>
          <table:table-cell office:value-type="float" office:value="57271" table:style-name="ce1">
            <text:p>57271</text:p>
          </table:table-cell>
          <table:table-cell office:value-type="float" office:value="775" table:style-name="ce1">
            <text:p>775</text:p>
          </table:table-cell>
          <table:table-cell office:value-type="float" office:value="0.03" table:style-name="ce1">
            <text:p>0,03</text:p>
          </table:table-cell>
          <table:table-cell office:value-type="float" office:value="455" table:style-name="ce1">
            <text:p>455</text:p>
          </table:table-cell>
          <table:table-cell office:value-type="float" office:value="65" table:style-name="ce1">
            <text:p>65</text:p>
          </table:table-cell>
          <table:table-cell office:value-type="float" office:value="0.03" table:style-name="ce1">
            <text:p>0,03</text:p>
          </table:table-cell>
          <table:table-cell office:value-type="float" office:value="455" table:style-name="ce1">
            <text:p>455</text:p>
          </table:table-cell>
          <table:table-cell office:value-type="float" office:value="65" table:style-name="ce1">
            <text:p>65</text:p>
          </table:table-cell>
          <table:table-cell office:value-type="float" office:value="0.03" table:style-name="ce1">
            <text:p>0,03</text:p>
          </table:table-cell>
          <table:table-cell office:value-type="float" office:value="455" table:style-name="ce1">
            <text:p>455</text:p>
          </table:table-cell>
          <table:table-cell office:value-type="float" office:value="65" table:style-name="ce1">
            <text:p>65</text:p>
          </table:table-cell>
          <table:table-cell office:value-type="float" office:value="0.03" table:style-name="ce1">
            <text:p>0,03</text:p>
          </table:table-cell>
          <table:table-cell office:value-type="float" office:value="455" table:style-name="ce1">
            <text:p>455</text:p>
          </table:table-cell>
          <table:table-cell office:value-type="float" office:value="65" table:style-name="ce1">
            <text:p>65</text:p>
          </table:table-cell>
          <table:table-cell office:value-type="float" office:value="0.03" table:style-name="ce1">
            <text:p>0,03</text:p>
          </table:table-cell>
          <table:table-cell office:value-type="float" office:value="284" table:style-name="ce1">
            <text:p>284</text:p>
          </table:table-cell>
          <table:table-cell office:value-type="float" office:value="58" table:style-name="ce1">
            <text:p>58</text:p>
          </table:table-cell>
          <table:table-cell office:value-type="float" office:value="0.02" table:style-name="ce3">
            <text:p>0,02</text:p>
          </table:table-cell>
          <table:table-cell office:value-type="float" office:value="1414" table:style-name="ce1">
            <text:p>1414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3">
            <text:p>0,02</text:p>
          </table:table-cell>
          <table:table-cell office:value-type="float" office:value="1414" table:style-name="ce1">
            <text:p>1414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3">
            <text:p>0,02</text:p>
          </table:table-cell>
          <table:table-cell office:value-type="float" office:value="191" table:style-name="ce3">
            <text:p>191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301" table:style-name="ce1">
            <text:p>301</text:p>
          </table:table-cell>
          <table:table-cell office:value-type="float" office:value="56" table:style-name="ce1">
            <text:p>56</text:p>
          </table:table-cell>
          <table:table-cell office:value-type="float" office:value="0.02" table:style-name="ce3">
            <text:p>0,02</text:p>
          </table:table-cell>
          <table:table-cell office:value-type="float" office:value="2615" table:style-name="ce1">
            <text:p>2615</text:p>
          </table:table-cell>
          <table:table-cell office:value-type="float" office:value="13" table:style-name="ce1">
            <text:p>13</text:p>
          </table:table-cell>
          <table:table-cell office:value-type="float" office:value="0.03" table:style-name="ce1">
            <text:p>0,03</text:p>
          </table:table-cell>
          <table:table-cell office:value-type="float" office:value="2615" table:style-name="ce1">
            <text:p>2615</text:p>
          </table:table-cell>
          <table:table-cell office:value-type="float" office:value="13" table:style-name="ce1">
            <text:p>13</text:p>
          </table:table-cell>
          <table:table-cell office:value-type="float" office:value="0.03" table:style-name="ce1">
            <text:p>0,03</text:p>
          </table:table-cell>
          <table:table-cell office:value-type="float" office:value="235" table:style-name="ce1">
            <text:p>235</text:p>
          </table:table-cell>
          <table:table-cell office:value-type="float" office:value="22" table:style-name="ce1">
            <text:p>22</text:p>
          </table:table-cell>
          <table:table-cell office:value-type="float" office:value="0.03" table:style-name="ce1">
            <text:p>0,03</text:p>
          </table:table-cell>
          <table:table-cell office:value-type="float" office:value="283" table:style-name="ce1">
            <text:p>283</text:p>
          </table:table-cell>
          <table:table-cell office:value-type="float" office:value="53" table:style-name="ce1">
            <text:p>53</text:p>
          </table:table-cell>
          <table:table-cell office:value-type="float" office:value="0.02" table:formula="of:=MIN([.$B28];[.$E28];[.$H28];[.$K28];[.$N28];[.$Q28];[.$T28];[.$W28];[.$Z28];[.$AC28];[.$AF28];[.$AI28];[.$AL28];[.$AO28];[.$AR28];[.$AU28];[.$AX28];[.$BA28];[.$BD28];[.$BG28];[.$BJ28];[.$BM28];[.$BP28];[.$BS28];[.$BV28];[.$BY28];[.$CB28];[.$CE28];[.$CH28])" table:style-name="ce1">
            <text:p>0,02</text:p>
          </table:table-cell>
          <table:table-cell office:value-type="float" office:value="191" table:formula="of:=MIN([.$C28];[.$F28];[.$I28];[.$L28];[.$O28];[.$R28];[.$U28];[.$X28];[.$AA28];[.$AD28];[.$AG28];[.$AJ28];[.$AM28];[.$AP28];[.$AV28];[.$AY28];[.$BB28];[.$BE28];[.$BH28];[.$BK28];[.$BN28];[.$BQ28];[.$BT28];[.$BW28];[.$BZ28];[.$CC28];[.$CF28];[.$CI28])" table:style-name="ce1">
            <text:p>191</text:p>
          </table:table-cell>
          <table:table-cell office:value-type="float" office:value="2" table:formula="of:=MIN([.$D28];[.$G28];[.$J28];[.$M28];[.$P28];[.$S28];[.$V28];[.$Y28];[.$AB28];[.$AE28];[.$AH28];[.$AK28];[.$AN28];[.$AQ28];[.$AW28];[.$AZ28];[.$BC28];[.$BF28];[.$BI28];[.$BL28];[.$BO28];[.$BR28];[.$BU28];[.$BX28];[.$CA28];[.$CD28];[.$CG28];[.$CJ28])" table:style-name="ce1">
            <text:p>2</text:p>
          </table:table-cell>
          <table:table-cell office:value-type="float" office:value="0.03" table:formula="of:=MEDIAN([.$B28];[.$E28];[.$H28];[.$K28];[.$N28];[.$Q28];[.$T28];[.$W28];[.$Z28];[.$AC28];[.$AF28];[.$AI28];[.$AL28];[.$AO28];[.$AR28];[.$AU28];[.$AX28];[.$BA28];[.$BD28];[.$BG28];[.$BJ28];[.$BM28];[.$BP28];[.$BS28];[.$BV28];[.$BY28];[.$CB28];[.$CE28];[.$CH28])" table:style-name="ce1">
            <text:p>0,03</text:p>
          </table:table-cell>
          <table:table-cell office:value-type="float" office:value="1255.5" table:formula="of:=MEDIAN([.$C28];[.$F28];[.$I28];[.$L28];[.$O28];[.$R28];[.$U28];[.$X28];[.$AA28];[.$AD28];[.$AG28];[.$AJ28];[.$AM28];[.$AP28];[.$AV28];[.$AY28];[.$BB28];[.$BE28];[.$BH28];[.$BK28];[.$BN28];[.$BQ28];[.$BT28];[.$BW28];[.$BZ28];[.$CC28];[.$CF28];[.$CI28])" table:style-name="ce1">
            <text:p>1255,5</text:p>
          </table:table-cell>
          <table:table-cell office:value-type="float" office:value="54.5" table:formula="of:=MEDIAN([.$D28];[.$G28];[.$J28];[.$M28];[.$P28];[.$S28];[.$V28];[.$Y28];[.$AB28];[.$AE28];[.$AH28];[.$AK28];[.$AN28];[.$AQ28];[.$AW28];[.$AZ28];[.$BC28];[.$BF28];[.$BI28];[.$BL28];[.$BO28];[.$BR28];[.$BU28];[.$BX28];[.$CA28];[.$CD28];[.$CG28];[.$CJ28])" table:style-name="ce1">
            <text:p>54,5</text:p>
          </table:table-cell>
          <table:table-cell office:value-type="float" office:value="1200" table:formula="of:=MAX([.$B28];[.$E28];[.$H28];[.$K28];[.$N28];[.$Q28];[.$T28];[.$W28];[.$Z28];[.$AC28];[.$AF28];[.$AI28];[.$AL28];[.$AO28];[.$AR28];[.$AU28];[.$AX28];[.$BA28];[.$BD28];[.$BG28];[.$BJ28];[.$BM28];[.$BP28];[.$BS28];[.$BV28];[.$BY28];[.$CB28];[.$CE28];[.$CH28])" table:style-name="ce1">
            <text:p>1200</text:p>
          </table:table-cell>
          <table:table-cell office:value-type="float" office:value="146490" table:formula="of:=MAX([.$C28];[.$F28];[.$I28];[.$L28];[.$O28];[.$R28];[.$U28];[.$X28];[.$AA28];[.$AD28];[.$AG28];[.$AJ28];[.$AM28];[.$AP28];[.$AV28];[.$AY28];[.$BB28];[.$BE28];[.$BH28];[.$BK28];[.$BN28];[.$BQ28];[.$BT28];[.$BW28];[.$BZ28];[.$CC28];[.$CF28];[.$CI28])" table:style-name="ce1">
            <text:p>146490</text:p>
          </table:table-cell>
          <table:table-cell office:value-type="float" office:value="4784" table:formula="of:=MAX([.$D28];[.$G28];[.$J28];[.$M28];[.$P28];[.$S28];[.$V28];[.$Y28];[.$AB28];[.$AE28];[.$AH28];[.$AK28];[.$AN28];[.$AQ28];[.$AW28];[.$AZ28];[.$BC28];[.$BF28];[.$BI28];[.$BL28];[.$BO28];[.$BR28];[.$BU28];[.$BX28];[.$CA28];[.$CD28];[.$CG28];[.$CJ28])" table:style-name="ce1">
            <text:p>4784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6_h50.lp</text:p>
          </table:table-cell>
          <table:table-cell office:value-type="float" office:value="0.02" table:style-name="ce3">
            <text:p>0,02</text:p>
          </table:table-cell>
          <table:table-cell office:value-type="float" office:value="133" table:style-name="ce3">
            <text:p>133</text:p>
          </table:table-cell>
          <table:table-cell office:value-type="float" office:value="1" table:style-name="ce3">
            <text:p>1</text:p>
          </table:table-cell>
          <table:table-cell office:value-type="float" office:value="0.03" table:style-name="ce1">
            <text:p>0,03</text:p>
          </table:table-cell>
          <table:table-cell office:value-type="float" office:value="1097" table:style-name="ce1">
            <text:p>1097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3">
            <text:p>0,02</text:p>
          </table:table-cell>
          <table:table-cell office:value-type="float" office:value="158" table:style-name="ce1">
            <text:p>158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3">
            <text:p>0,02</text:p>
          </table:table-cell>
          <table:table-cell office:value-type="float" office:value="158" table:style-name="ce1">
            <text:p>158</text:p>
          </table:table-cell>
          <table:table-cell office:value-type="float" office:value="1" table:style-name="ce3">
            <text:p>1</text:p>
          </table:table-cell>
          <table:table-cell office:value-type="float" office:value="0.05" table:style-name="ce1">
            <text:p>0,05</text:p>
          </table:table-cell>
          <table:table-cell office:value-type="float" office:value="620" table:style-name="ce1">
            <text:p>620</text:p>
          </table:table-cell>
          <table:table-cell office:value-type="float" office:value="55" table:style-name="ce2">
            <text:p>55</text:p>
          </table:table-cell>
          <table:table-cell office:value-type="float" office:value="0.03" table:style-name="ce1">
            <text:p>0,03</text:p>
          </table:table-cell>
          <table:table-cell office:value-type="float" office:value="1768" table:style-name="ce1">
            <text:p>1768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3">
            <text:p>0,02</text:p>
          </table:table-cell>
          <table:table-cell office:value-type="float" office:value="183" table:style-name="ce1">
            <text:p>183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620" table:style-name="ce1">
            <text:p>620</text:p>
          </table:table-cell>
          <table:table-cell office:value-type="float" office:value="55" table:style-name="ce2">
            <text:p>55</text:p>
          </table:table-cell>
          <table:table-cell office:value-type="float" office:value="0.39" table:style-name="ce1">
            <text:p>0,39</text:p>
          </table:table-cell>
          <table:table-cell office:value-type="float" office:value="3974" table:style-name="ce1">
            <text:p>3974</text:p>
          </table:table-cell>
          <table:table-cell office:value-type="float" office:value="1" table:style-name="ce3">
            <text:p>1</text:p>
          </table:table-cell>
          <table:table-cell office:value-type="float" office:value="0.39" table:style-name="ce1">
            <text:p>0,39</text:p>
          </table:table-cell>
          <table:table-cell office:value-type="float" office:value="3975" table:style-name="ce1">
            <text:p>3975</text:p>
          </table:table-cell>
          <table:table-cell office:value-type="float" office:value="2" table:style-name="ce1">
            <text:p>2</text:p>
          </table:table-cell>
          <table:table-cell office:value-type="float" office:value="0.48" table:style-name="ce1">
            <text:p>0,48</text:p>
          </table:table-cell>
          <table:table-cell office:value-type="float" office:value="3975" table:style-name="ce1">
            <text:p>3975</text:p>
          </table:table-cell>
          <table:table-cell office:value-type="float" office:value="2" table:style-name="ce1">
            <text:p>2</text:p>
          </table:table-cell>
          <table:table-cell office:value-type="float" office:value="0.38" table:style-name="ce1">
            <text:p>0,38</text:p>
          </table:table-cell>
          <table:table-cell office:value-type="float" office:value="3976" table:style-name="ce2">
            <text:p>3976</text:p>
          </table:table-cell>
          <table:table-cell office:value-type="float" office:value="2" table:style-name="ce1">
            <text:p>2</text:p>
          </table:table-cell>
          <table:table-cell office:value-type="float" office:value="0.53" table:style-name="ce1">
            <text:p>0,53</text:p>
          </table:table-cell>
          <table:table-cell office:value-type="float" office:value="3974" table:style-name="ce1">
            <text:p>3974</text:p>
          </table:table-cell>
          <table:table-cell office:value-type="float" office:value="1" table:style-name="ce3">
            <text:p>1</text:p>
          </table:table-cell>
          <table:table-cell office:value-type="float" office:value="0.48" table:style-name="ce1">
            <text:p>0,48</text:p>
          </table:table-cell>
          <table:table-cell office:value-type="float" office:value="3975" table:style-name="ce1">
            <text:p>3975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44" table:style-name="ce1">
            <text:p>0,44</text:p>
          </table:table-cell>
          <table:table-cell office:value-type="float" office:value="3976" table:style-name="ce2">
            <text:p>3976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3">
            <text:p>0,02</text:p>
          </table:table-cell>
          <table:table-cell office:value-type="float" office:value="203" table:style-name="ce1">
            <text:p>203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3">
            <text:p>0,02</text:p>
          </table:table-cell>
          <table:table-cell office:value-type="float" office:value="203" table:style-name="ce1">
            <text:p>203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3">
            <text:p>0,02</text:p>
          </table:table-cell>
          <table:table-cell office:value-type="float" office:value="203" table:style-name="ce1">
            <text:p>203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3">
            <text:p>0,02</text:p>
          </table:table-cell>
          <table:table-cell office:value-type="float" office:value="203" table:style-name="ce1">
            <text:p>203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3">
            <text:p>0,02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3">
            <text:p>1</text:p>
          </table:table-cell>
          <table:table-cell office:value-type="float" office:value="0.03" table:style-name="ce1">
            <text:p>0,03</text:p>
          </table:table-cell>
          <table:table-cell office:value-type="float" office:value="2134" table:style-name="ce1">
            <text:p>2134</text:p>
          </table:table-cell>
          <table:table-cell office:value-type="float" office:value="12" table:style-name="ce1">
            <text:p>12</text:p>
          </table:table-cell>
          <table:table-cell office:value-type="float" office:value="0.03" table:style-name="ce1">
            <text:p>0,03</text:p>
          </table:table-cell>
          <table:table-cell office:value-type="float" office:value="2232" table:style-name="ce1">
            <text:p>2232</text:p>
          </table:table-cell>
          <table:table-cell office:value-type="float" office:value="13" table:style-name="ce1">
            <text:p>13</text:p>
          </table:table-cell>
          <table:table-cell office:value-type="float" office:value="0.03" table:style-name="ce1">
            <text:p>0,03</text:p>
          </table:table-cell>
          <table:table-cell office:value-type="float" office:value="194" table:style-name="ce1">
            <text:p>194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3">
            <text:p>0,02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3">
            <text:p>0,02</text:p>
          </table:table-cell>
          <table:table-cell office:value-type="float" office:value="1768" table:style-name="ce1">
            <text:p>1768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1768" table:style-name="ce1">
            <text:p>1768</text:p>
          </table:table-cell>
          <table:table-cell office:value-type="float" office:value="5" table:style-name="ce1">
            <text:p>5</text:p>
          </table:table-cell>
          <table:table-cell office:value-type="float" office:value="0.05" table:style-name="ce1">
            <text:p>0,05</text:p>
          </table:table-cell>
          <table:table-cell office:value-type="float" office:value="620" table:style-name="ce1">
            <text:p>620</text:p>
          </table:table-cell>
          <table:table-cell office:value-type="float" office:value="55" table:style-name="ce2">
            <text:p>55</text:p>
          </table:table-cell>
          <table:table-cell office:value-type="float" office:value="0.02" table:style-name="ce3">
            <text:p>0,02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3">
            <text:p>1</text:p>
          </table:table-cell>
          <table:table-cell office:value-type="float" office:value="0.02" table:formula="of:=MIN([.$B29];[.$E29];[.$H29];[.$K29];[.$N29];[.$Q29];[.$T29];[.$W29];[.$Z29];[.$AC29];[.$AF29];[.$AI29];[.$AL29];[.$AO29];[.$AR29];[.$AU29];[.$AX29];[.$BA29];[.$BD29];[.$BG29];[.$BJ29];[.$BM29];[.$BP29];[.$BS29];[.$BV29];[.$BY29];[.$CB29];[.$CE29];[.$CH29])" table:style-name="ce1">
            <text:p>0,02</text:p>
          </table:table-cell>
          <table:table-cell office:value-type="float" office:value="133" table:formula="of:=MIN([.$C29];[.$F29];[.$I29];[.$L29];[.$O29];[.$R29];[.$U29];[.$X29];[.$AA29];[.$AD29];[.$AG29];[.$AJ29];[.$AM29];[.$AP29];[.$AV29];[.$AY29];[.$BB29];[.$BE29];[.$BH29];[.$BK29];[.$BN29];[.$BQ29];[.$BT29];[.$BW29];[.$BZ29];[.$CC29];[.$CF29];[.$CI29])" table:style-name="ce1">
            <text:p>133</text:p>
          </table:table-cell>
          <table:table-cell office:value-type="float" office:value="1" table:formula="of:=MIN([.$D29];[.$G29];[.$J29];[.$M29];[.$P29];[.$S29];[.$V29];[.$Y29];[.$AB29];[.$AE29];[.$AH29];[.$AK29];[.$AN29];[.$AQ29];[.$AW29];[.$AZ29];[.$BC29];[.$BF29];[.$BI29];[.$BL29];[.$BO29];[.$BR29];[.$BU29];[.$BX29];[.$CA29];[.$CD29];[.$CG29];[.$CJ29])" table:style-name="ce1">
            <text:p>1</text:p>
          </table:table-cell>
          <table:table-cell office:value-type="float" office:value="0.03" table:formula="of:=MEDIAN([.$B29];[.$E29];[.$H29];[.$K29];[.$N29];[.$Q29];[.$T29];[.$W29];[.$Z29];[.$AC29];[.$AF29];[.$AI29];[.$AL29];[.$AO29];[.$AR29];[.$AU29];[.$AX29];[.$BA29];[.$BD29];[.$BG29];[.$BJ29];[.$BM29];[.$BP29];[.$BS29];[.$BV29];[.$BY29];[.$CB29];[.$CE29];[.$CH29])" table:style-name="ce1">
            <text:p>0,03</text:p>
          </table:table-cell>
          <table:table-cell office:value-type="float" office:value="620" table:formula="of:=MEDIAN([.$C29];[.$F29];[.$I29];[.$L29];[.$O29];[.$R29];[.$U29];[.$X29];[.$AA29];[.$AD29];[.$AG29];[.$AJ29];[.$AM29];[.$AP29];[.$AV29];[.$AY29];[.$BB29];[.$BE29];[.$BH29];[.$BK29];[.$BN29];[.$BQ29];[.$BT29];[.$BW29];[.$BZ29];[.$CC29];[.$CF29];[.$CI29])" table:style-name="ce1">
            <text:p>620</text:p>
          </table:table-cell>
          <table:table-cell office:value-type="float" office:value="2" table:formula="of:=MEDIAN([.$D29];[.$G29];[.$J29];[.$M29];[.$P29];[.$S29];[.$V29];[.$Y29];[.$AB29];[.$AE29];[.$AH29];[.$AK29];[.$AN29];[.$AQ29];[.$AW29];[.$AZ29];[.$BC29];[.$BF29];[.$BI29];[.$BL29];[.$BO29];[.$BR29];[.$BU29];[.$BX29];[.$CA29];[.$CD29];[.$CG29];[.$CJ29])" table:style-name="ce1">
            <text:p>2</text:p>
          </table:table-cell>
          <table:table-cell office:value-type="float" office:value="1200" table:formula="of:=MAX([.$B29];[.$E29];[.$H29];[.$K29];[.$N29];[.$Q29];[.$T29];[.$W29];[.$Z29];[.$AC29];[.$AF29];[.$AI29];[.$AL29];[.$AO29];[.$AR29];[.$AU29];[.$AX29];[.$BA29];[.$BD29];[.$BG29];[.$BJ29];[.$BM29];[.$BP29];[.$BS29];[.$BV29];[.$BY29];[.$CB29];[.$CE29];[.$CH29])" table:style-name="ce1">
            <text:p>1200</text:p>
          </table:table-cell>
          <table:table-cell office:value-type="float" office:value="3976" table:formula="of:=MAX([.$C29];[.$F29];[.$I29];[.$L29];[.$O29];[.$R29];[.$U29];[.$X29];[.$AA29];[.$AD29];[.$AG29];[.$AJ29];[.$AM29];[.$AP29];[.$AV29];[.$AY29];[.$BB29];[.$BE29];[.$BH29];[.$BK29];[.$BN29];[.$BQ29];[.$BT29];[.$BW29];[.$BZ29];[.$CC29];[.$CF29];[.$CI29])" table:style-name="ce1">
            <text:p>3976</text:p>
          </table:table-cell>
          <table:table-cell office:value-type="float" office:value="55" table:formula="of:=MAX([.$D29];[.$G29];[.$J29];[.$M29];[.$P29];[.$S29];[.$V29];[.$Y29];[.$AB29];[.$AE29];[.$AH29];[.$AK29];[.$AN29];[.$AQ29];[.$AW29];[.$AZ29];[.$BC29];[.$BF29];[.$BI29];[.$BL29];[.$BO29];[.$BR29];[.$BU29];[.$BX29];[.$CA29];[.$CD29];[.$CG29];[.$CJ29])" table:style-name="ce1">
            <text:p>5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7_h43.lp</text:p>
          </table:table-cell>
          <table:table-cell office:value-type="float" office:value="0.13" table:style-name="ce1">
            <text:p>0,13</text:p>
          </table:table-cell>
          <table:table-cell office:value-type="float" office:value="1843" table:style-name="ce1">
            <text:p>1843</text:p>
          </table:table-cell>
          <table:table-cell office:value-type="float" office:value="386" table:style-name="ce1">
            <text:p>386</text:p>
          </table:table-cell>
          <table:table-cell office:value-type="float" office:value="0.03" table:style-name="ce3">
            <text:p>0,03</text:p>
          </table:table-cell>
          <table:table-cell office:value-type="float" office:value="931" table:style-name="ce1">
            <text:p>931</text:p>
          </table:table-cell>
          <table:table-cell office:value-type="float" office:value="3" table:style-name="ce3">
            <text:p>3</text:p>
          </table:table-cell>
          <table:table-cell office:value-type="float" office:value="0.12" table:style-name="ce1">
            <text:p>0,12</text:p>
          </table:table-cell>
          <table:table-cell office:value-type="float" office:value="1424" table:style-name="ce1">
            <text:p>1424</text:p>
          </table:table-cell>
          <table:table-cell office:value-type="float" office:value="43" table:style-name="ce1">
            <text:p>43</text:p>
          </table:table-cell>
          <table:table-cell office:value-type="float" office:value="0.12" table:style-name="ce1">
            <text:p>0,12</text:p>
          </table:table-cell>
          <table:table-cell office:value-type="float" office:value="1424" table:style-name="ce1">
            <text:p>1424</text:p>
          </table:table-cell>
          <table:table-cell office:value-type="float" office:value="43" table:style-name="ce1">
            <text:p>43</text:p>
          </table:table-cell>
          <table:table-cell office:value-type="float" office:value="0.21" table:style-name="ce1">
            <text:p>0,21</text:p>
          </table:table-cell>
          <table:table-cell office:value-type="float" office:value="2352" table:style-name="ce1">
            <text:p>2352</text:p>
          </table:table-cell>
          <table:table-cell office:value-type="float" office:value="707" table:style-name="ce1">
            <text:p>707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7408" table:style-name="ce1">
            <text:p>17408</text:p>
          </table:table-cell>
          <table:table-cell office:value-type="float" office:value="1526" table:style-name="ce1">
            <text:p>1526</text:p>
          </table:table-cell>
          <table:table-cell office:value-type="float" office:value="0.1" table:style-name="ce1">
            <text:p>0,1</text:p>
          </table:table-cell>
          <table:table-cell office:value-type="float" office:value="863" table:style-name="ce1">
            <text:p>863</text:p>
          </table:table-cell>
          <table:table-cell office:value-type="float" office:value="196" table:style-name="ce1">
            <text:p>196</text:p>
          </table:table-cell>
          <table:table-cell office:value-type="float" office:value="0.25" table:style-name="ce1">
            <text:p>0,25</text:p>
          </table:table-cell>
          <table:table-cell office:value-type="float" office:value="2352" table:style-name="ce1">
            <text:p>2352</text:p>
          </table:table-cell>
          <table:table-cell office:value-type="float" office:value="707" table:style-name="ce1">
            <text:p>707</text:p>
          </table:table-cell>
          <table:table-cell office:value-type="float" office:value="2.76" table:style-name="ce1">
            <text:p>2,76</text:p>
          </table:table-cell>
          <table:table-cell office:value-type="float" office:value="66868" table:style-name="ce1">
            <text:p>66868</text:p>
          </table:table-cell>
          <table:table-cell office:value-type="float" office:value="1672" table:style-name="ce1">
            <text:p>1672</text:p>
          </table:table-cell>
          <table:table-cell office:value-type="float" office:value="0.9" table:style-name="ce1">
            <text:p>0,9</text:p>
          </table:table-cell>
          <table:table-cell office:value-type="float" office:value="25254" table:style-name="ce1">
            <text:p>25254</text:p>
          </table:table-cell>
          <table:table-cell office:value-type="float" office:value="766" table:style-name="ce1">
            <text:p>766</text:p>
          </table:table-cell>
          <table:table-cell office:value-type="float" office:value="3.16" table:style-name="ce1">
            <text:p>3,16</text:p>
          </table:table-cell>
          <table:table-cell office:value-type="float" office:value="132298" table:style-name="ce2">
            <text:p>132298</text:p>
          </table:table-cell>
          <table:table-cell office:value-type="float" office:value="2905" table:style-name="ce2">
            <text:p>2905</text:p>
          </table:table-cell>
          <table:table-cell office:value-type="float" office:value="2.75" table:style-name="ce1">
            <text:p>2,75</text:p>
          </table:table-cell>
          <table:table-cell office:value-type="float" office:value="93849" table:style-name="ce1">
            <text:p>93849</text:p>
          </table:table-cell>
          <table:table-cell office:value-type="float" office:value="1320" table:style-name="ce1">
            <text:p>1320</text:p>
          </table:table-cell>
          <table:table-cell office:value-type="float" office:value="2.64" table:style-name="ce1">
            <text:p>2,64</text:p>
          </table:table-cell>
          <table:table-cell office:value-type="float" office:value="66868" table:style-name="ce1">
            <text:p>66868</text:p>
          </table:table-cell>
          <table:table-cell office:value-type="float" office:value="1672" table:style-name="ce1">
            <text:p>1672</text:p>
          </table:table-cell>
          <table:table-cell office:value-type="float" office:value="1.17" table:style-name="ce1">
            <text:p>1,17</text:p>
          </table:table-cell>
          <table:table-cell office:value-type="float" office:value="25254" table:style-name="ce1">
            <text:p>25254</text:p>
          </table:table-cell>
          <table:table-cell office:value-type="float" office:value="766" table:style-name="ce1">
            <text:p>76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3.42" table:style-name="ce1">
            <text:p>3,42</text:p>
          </table:table-cell>
          <table:table-cell office:value-type="float" office:value="93849" table:style-name="ce1">
            <text:p>93849</text:p>
          </table:table-cell>
          <table:table-cell office:value-type="float" office:value="1320" table:style-name="ce1">
            <text:p>132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05" table:style-name="ce1">
            <text:p>705</text:p>
          </table:table-cell>
          <table:table-cell office:value-type="float" office:value="92" table:style-name="ce1">
            <text:p>92</text:p>
          </table:table-cell>
          <table:table-cell office:value-type="float" office:value="0.08" table:style-name="ce1">
            <text:p>0,08</text:p>
          </table:table-cell>
          <table:table-cell office:value-type="float" office:value="705" table:style-name="ce1">
            <text:p>705</text:p>
          </table:table-cell>
          <table:table-cell office:value-type="float" office:value="92" table:style-name="ce1">
            <text:p>9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05" table:style-name="ce1">
            <text:p>705</text:p>
          </table:table-cell>
          <table:table-cell office:value-type="float" office:value="92" table:style-name="ce1">
            <text:p>92</text:p>
          </table:table-cell>
          <table:table-cell office:value-type="float" office:value="0.08" table:style-name="ce1">
            <text:p>0,08</text:p>
          </table:table-cell>
          <table:table-cell office:value-type="float" office:value="705" table:style-name="ce1">
            <text:p>705</text:p>
          </table:table-cell>
          <table:table-cell office:value-type="float" office:value="92" table:style-name="ce1">
            <text:p>92</text:p>
          </table:table-cell>
          <table:table-cell office:value-type="float" office:value="0.06" table:style-name="ce1">
            <text:p>0,06</text:p>
          </table:table-cell>
          <table:table-cell office:value-type="float" office:value="740" table:style-name="ce1">
            <text:p>740</text:p>
          </table:table-cell>
          <table:table-cell office:value-type="float" office:value="64" table:style-name="ce1">
            <text:p>64</text:p>
          </table:table-cell>
          <table:table-cell office:value-type="float" office:value="0.33" table:style-name="ce1">
            <text:p>0,33</text:p>
          </table:table-cell>
          <table:table-cell office:value-type="float" office:value="14823" table:style-name="ce1">
            <text:p>14823</text:p>
          </table:table-cell>
          <table:table-cell office:value-type="float" office:value="805" table:style-name="ce1">
            <text:p>805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2123" table:style-name="ce1">
            <text:p>22123</text:p>
          </table:table-cell>
          <table:table-cell office:value-type="float" office:value="680" table:style-name="ce1">
            <text:p>680</text:p>
          </table:table-cell>
          <table:table-cell office:value-type="float" office:value="0.1" table:style-name="ce1">
            <text:p>0,1</text:p>
          </table:table-cell>
          <table:table-cell office:value-type="float" office:value="940" table:style-name="ce1">
            <text:p>940</text:p>
          </table:table-cell>
          <table:table-cell office:value-type="float" office:value="245" table:style-name="ce1">
            <text:p>245</text:p>
          </table:table-cell>
          <table:table-cell office:value-type="float" office:value="0.06" table:style-name="ce1">
            <text:p>0,06</text:p>
          </table:table-cell>
          <table:table-cell office:value-type="float" office:value="693" table:style-name="ce1">
            <text:p>693</text:p>
          </table:table-cell>
          <table:table-cell office:value-type="float" office:value="88" table:style-name="ce1">
            <text:p>88</text:p>
          </table:table-cell>
          <table:table-cell office:value-type="float" office:value="0.5" table:style-name="ce1">
            <text:p>0,5</text:p>
          </table:table-cell>
          <table:table-cell office:value-type="float" office:value="17408" table:style-name="ce1">
            <text:p>17408</text:p>
          </table:table-cell>
          <table:table-cell office:value-type="float" office:value="1526" table:style-name="ce1">
            <text:p>1526</text:p>
          </table:table-cell>
          <table:table-cell office:value-type="float" office:value="0.11" table:style-name="ce1">
            <text:p>0,11</text:p>
          </table:table-cell>
          <table:table-cell office:value-type="float" office:value="4773" table:style-name="ce1">
            <text:p>4773</text:p>
          </table:table-cell>
          <table:table-cell office:value-type="float" office:value="238" table:style-name="ce1">
            <text:p>238</text:p>
          </table:table-cell>
          <table:table-cell office:value-type="float" office:value="0.23" table:style-name="ce1">
            <text:p>0,23</text:p>
          </table:table-cell>
          <table:table-cell office:value-type="float" office:value="2352" table:style-name="ce1">
            <text:p>2352</text:p>
          </table:table-cell>
          <table:table-cell office:value-type="float" office:value="707" table:style-name="ce1">
            <text:p>707</text:p>
          </table:table-cell>
          <table:table-cell office:value-type="float" office:value="0.06" table:style-name="ce1">
            <text:p>0,06</text:p>
          </table:table-cell>
          <table:table-cell office:value-type="float" office:value="646" table:style-name="ce3">
            <text:p>646</text:p>
          </table:table-cell>
          <table:table-cell office:value-type="float" office:value="121" table:style-name="ce1">
            <text:p>121</text:p>
          </table:table-cell>
          <table:table-cell office:value-type="float" office:value="0.03" table:formula="of:=MIN([.$B30];[.$E30];[.$H30];[.$K30];[.$N30];[.$Q30];[.$T30];[.$W30];[.$Z30];[.$AC30];[.$AF30];[.$AI30];[.$AL30];[.$AO30];[.$AR30];[.$AU30];[.$AX30];[.$BA30];[.$BD30];[.$BG30];[.$BJ30];[.$BM30];[.$BP30];[.$BS30];[.$BV30];[.$BY30];[.$CB30];[.$CE30];[.$CH30])" table:style-name="ce1">
            <text:p>0,03</text:p>
          </table:table-cell>
          <table:table-cell office:value-type="float" office:value="646" table:formula="of:=MIN([.$C30];[.$F30];[.$I30];[.$L30];[.$O30];[.$R30];[.$U30];[.$X30];[.$AA30];[.$AD30];[.$AG30];[.$AJ30];[.$AM30];[.$AP30];[.$AV30];[.$AY30];[.$BB30];[.$BE30];[.$BH30];[.$BK30];[.$BN30];[.$BQ30];[.$BT30];[.$BW30];[.$BZ30];[.$CC30];[.$CF30];[.$CI30])" table:style-name="ce1">
            <text:p>646</text:p>
          </table:table-cell>
          <table:table-cell office:value-type="float" office:value="3" table:formula="of:=MIN([.$D30];[.$G30];[.$J30];[.$M30];[.$P30];[.$S30];[.$V30];[.$Y30];[.$AB30];[.$AE30];[.$AH30];[.$AK30];[.$AN30];[.$AQ30];[.$AW30];[.$AZ30];[.$BC30];[.$BF30];[.$BI30];[.$BL30];[.$BO30];[.$BR30];[.$BU30];[.$BX30];[.$CA30];[.$CD30];[.$CG30];[.$CJ30])" table:style-name="ce1">
            <text:p>3</text:p>
          </table:table-cell>
          <table:table-cell office:value-type="float" office:value="0.21" table:formula="of:=MEDIAN([.$B30];[.$E30];[.$H30];[.$K30];[.$N30];[.$Q30];[.$T30];[.$W30];[.$Z30];[.$AC30];[.$AF30];[.$AI30];[.$AL30];[.$AO30];[.$AR30];[.$AU30];[.$AX30];[.$BA30];[.$BD30];[.$BG30];[.$BJ30];[.$BM30];[.$BP30];[.$BS30];[.$BV30];[.$BY30];[.$CB30];[.$CE30];[.$CH30])" table:style-name="ce1">
            <text:p>0,21</text:p>
          </table:table-cell>
          <table:table-cell office:value-type="float" office:value="2352" table:formula="of:=MEDIAN([.$C30];[.$F30];[.$I30];[.$L30];[.$O30];[.$R30];[.$U30];[.$X30];[.$AA30];[.$AD30];[.$AG30];[.$AJ30];[.$AM30];[.$AP30];[.$AV30];[.$AY30];[.$BB30];[.$BE30];[.$BH30];[.$BK30];[.$BN30];[.$BQ30];[.$BT30];[.$BW30];[.$BZ30];[.$CC30];[.$CF30];[.$CI30])" table:style-name="ce1">
            <text:p>2352</text:p>
          </table:table-cell>
          <table:table-cell office:value-type="float" office:value="533" table:formula="of:=MEDIAN([.$D30];[.$G30];[.$J30];[.$M30];[.$P30];[.$S30];[.$V30];[.$Y30];[.$AB30];[.$AE30];[.$AH30];[.$AK30];[.$AN30];[.$AQ30];[.$AW30];[.$AZ30];[.$BC30];[.$BF30];[.$BI30];[.$BL30];[.$BO30];[.$BR30];[.$BU30];[.$BX30];[.$CA30];[.$CD30];[.$CG30];[.$CJ30])" table:style-name="ce1">
            <text:p>533</text:p>
          </table:table-cell>
          <table:table-cell office:value-type="float" office:value="1200" table:formula="of:=MAX([.$B30];[.$E30];[.$H30];[.$K30];[.$N30];[.$Q30];[.$T30];[.$W30];[.$Z30];[.$AC30];[.$AF30];[.$AI30];[.$AL30];[.$AO30];[.$AR30];[.$AU30];[.$AX30];[.$BA30];[.$BD30];[.$BG30];[.$BJ30];[.$BM30];[.$BP30];[.$BS30];[.$BV30];[.$BY30];[.$CB30];[.$CE30];[.$CH30])" table:style-name="ce1">
            <text:p>1200</text:p>
          </table:table-cell>
          <table:table-cell office:value-type="float" office:value="132298" table:formula="of:=MAX([.$C30];[.$F30];[.$I30];[.$L30];[.$O30];[.$R30];[.$U30];[.$X30];[.$AA30];[.$AD30];[.$AG30];[.$AJ30];[.$AM30];[.$AP30];[.$AV30];[.$AY30];[.$BB30];[.$BE30];[.$BH30];[.$BK30];[.$BN30];[.$BQ30];[.$BT30];[.$BW30];[.$BZ30];[.$CC30];[.$CF30];[.$CI30])" table:style-name="ce1">
            <text:p>132298</text:p>
          </table:table-cell>
          <table:table-cell office:value-type="float" office:value="2905" table:formula="of:=MAX([.$D30];[.$G30];[.$J30];[.$M30];[.$P30];[.$S30];[.$V30];[.$Y30];[.$AB30];[.$AE30];[.$AH30];[.$AK30];[.$AN30];[.$AQ30];[.$AW30];[.$AZ30];[.$BC30];[.$BF30];[.$BI30];[.$BL30];[.$BO30];[.$BR30];[.$BU30];[.$BX30];[.$CA30];[.$CD30];[.$CG30];[.$CJ30])" table:style-name="ce1">
            <text:p>290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8_h50.lp</text:p>
          </table:table-cell>
          <table:table-cell office:value-type="float" office:value="0.02" table:style-name="ce3">
            <text:p>0,02</text:p>
          </table:table-cell>
          <table:table-cell office:value-type="float" office:value="329" table:style-name="ce3">
            <text:p>329</text:p>
          </table:table-cell>
          <table:table-cell office:value-type="float" office:value="10" table:style-name="ce1">
            <text:p>10</text:p>
          </table:table-cell>
          <table:table-cell office:value-type="float" office:value="0.04" table:style-name="ce1">
            <text:p>0,04</text:p>
          </table:table-cell>
          <table:table-cell office:value-type="float" office:value="2276" table:style-name="ce1">
            <text:p>2276</text:p>
          </table:table-cell>
          <table:table-cell office:value-type="float" office:value="15" table:style-name="ce1">
            <text:p>15</text:p>
          </table:table-cell>
          <table:table-cell office:value-type="float" office:value="0.08" table:style-name="ce1">
            <text:p>0,08</text:p>
          </table:table-cell>
          <table:table-cell office:value-type="float" office:value="741" table:style-name="ce1">
            <text:p>741</text:p>
          </table:table-cell>
          <table:table-cell office:value-type="float" office:value="15" table:style-name="ce1">
            <text:p>1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41" table:style-name="ce1">
            <text:p>741</text:p>
          </table:table-cell>
          <table:table-cell office:value-type="float" office:value="15" table:style-name="ce1">
            <text:p>15</text:p>
          </table:table-cell>
          <table:table-cell office:value-type="float" office:value="0.16" table:style-name="ce1">
            <text:p>0,16</text:p>
          </table:table-cell>
          <table:table-cell office:value-type="float" office:value="1367" table:style-name="ce1">
            <text:p>1367</text:p>
          </table:table-cell>
          <table:table-cell office:value-type="float" office:value="163" table:style-name="ce1">
            <text:p>163</text:p>
          </table:table-cell>
          <table:table-cell office:value-type="float" office:value="0.04" table:style-name="ce1">
            <text:p>0,04</text:p>
          </table:table-cell>
          <table:table-cell office:value-type="float" office:value="4477" table:style-name="ce1">
            <text:p>4477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621" table:style-name="ce1">
            <text:p>621</text:p>
          </table:table-cell>
          <table:table-cell office:value-type="float" office:value="20" table:style-name="ce1">
            <text:p>20</text:p>
          </table:table-cell>
          <table:table-cell office:value-type="float" office:value="0.16" table:style-name="ce1">
            <text:p>0,16</text:p>
          </table:table-cell>
          <table:table-cell office:value-type="float" office:value="1367" table:style-name="ce1">
            <text:p>1367</text:p>
          </table:table-cell>
          <table:table-cell office:value-type="float" office:value="163" table:style-name="ce1">
            <text:p>163</text:p>
          </table:table-cell>
          <table:table-cell office:value-type="float" office:value="1.17" table:style-name="ce1">
            <text:p>1,17</text:p>
          </table:table-cell>
          <table:table-cell office:value-type="float" office:value="13820" table:style-name="ce1">
            <text:p>13820</text:p>
          </table:table-cell>
          <table:table-cell office:value-type="float" office:value="226" table:style-name="ce1">
            <text:p>226</text:p>
          </table:table-cell>
          <table:table-cell office:value-type="float" office:value="2.33" table:style-name="ce1">
            <text:p>2,33</text:p>
          </table:table-cell>
          <table:table-cell office:value-type="float" office:value="35315" table:style-name="ce1">
            <text:p>35315</text:p>
          </table:table-cell>
          <table:table-cell office:value-type="float" office:value="842" table:style-name="ce2">
            <text:p>842</text:p>
          </table:table-cell>
          <table:table-cell office:value-type="float" office:value="1.86" table:style-name="ce1">
            <text:p>1,86</text:p>
          </table:table-cell>
          <table:table-cell office:value-type="float" office:value="26187" table:style-name="ce1">
            <text:p>26187</text:p>
          </table:table-cell>
          <table:table-cell office:value-type="float" office:value="448" table:style-name="ce1">
            <text:p>448</text:p>
          </table:table-cell>
          <table:table-cell office:value-type="float" office:value="2.08" table:style-name="ce1">
            <text:p>2,08</text:p>
          </table:table-cell>
          <table:table-cell office:value-type="float" office:value="42235" table:style-name="ce2">
            <text:p>42235</text:p>
          </table:table-cell>
          <table:table-cell office:value-type="float" office:value="432" table:style-name="ce1">
            <text:p>432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3820" table:style-name="ce1">
            <text:p>13820</text:p>
          </table:table-cell>
          <table:table-cell office:value-type="float" office:value="226" table:style-name="ce1">
            <text:p>226</text:p>
          </table:table-cell>
          <table:table-cell office:value-type="float" office:value="2.15" table:style-name="ce1">
            <text:p>2,15</text:p>
          </table:table-cell>
          <table:table-cell office:value-type="float" office:value="35315" table:style-name="ce1">
            <text:p>35315</text:p>
          </table:table-cell>
          <table:table-cell office:value-type="float" office:value="842" table:style-name="ce2">
            <text:p>84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2.4500000000000002" table:style-name="ce1">
            <text:p>2,45</text:p>
          </table:table-cell>
          <table:table-cell office:value-type="float" office:value="42235" table:style-name="ce2">
            <text:p>42235</text:p>
          </table:table-cell>
          <table:table-cell office:value-type="float" office:value="432" table:style-name="ce1">
            <text:p>432</text:p>
          </table:table-cell>
          <table:table-cell office:value-type="float" office:value="0.02" table:style-name="ce3">
            <text:p>0,02</text:p>
          </table:table-cell>
          <table:table-cell office:value-type="float" office:value="388" table:style-name="ce1">
            <text:p>388</text:p>
          </table:table-cell>
          <table:table-cell office:value-type="float" office:value="7" table:style-name="ce3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388" table:style-name="ce1">
            <text:p>388</text:p>
          </table:table-cell>
          <table:table-cell office:value-type="float" office:value="7" table:style-name="ce3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388" table:style-name="ce1">
            <text:p>388</text:p>
          </table:table-cell>
          <table:table-cell office:value-type="float" office:value="7" table:style-name="ce3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388" table:style-name="ce1">
            <text:p>388</text:p>
          </table:table-cell>
          <table:table-cell office:value-type="float" office:value="7" table:style-name="ce3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445" table:style-name="ce1">
            <text:p>445</text:p>
          </table:table-cell>
          <table:table-cell office:value-type="float" office:value="10" table:style-name="ce1">
            <text:p>10</text:p>
          </table:table-cell>
          <table:table-cell office:value-type="float" office:value="0.05" table:style-name="ce1">
            <text:p>0,05</text:p>
          </table:table-cell>
          <table:table-cell office:value-type="float" office:value="3389" table:style-name="ce1">
            <text:p>3389</text:p>
          </table:table-cell>
          <table:table-cell office:value-type="float" office:value="72" table:style-name="ce1">
            <text:p>72</text:p>
          </table:table-cell>
          <table:table-cell office:value-type="float" office:value="0.05" table:style-name="ce1">
            <text:p>0,05</text:p>
          </table:table-cell>
          <table:table-cell office:value-type="float" office:value="4256" table:style-name="ce1">
            <text:p>4256</text:p>
          </table:table-cell>
          <table:table-cell office:value-type="float" office:value="65" table:style-name="ce1">
            <text:p>65</text:p>
          </table:table-cell>
          <table:table-cell office:value-type="float" office:value="0.06" table:style-name="ce1">
            <text:p>0,06</text:p>
          </table:table-cell>
          <table:table-cell office:value-type="float" office:value="335" table:style-name="ce1">
            <text:p>335</text:p>
          </table:table-cell>
          <table:table-cell office:value-type="float" office:value="25" table:style-name="ce1">
            <text:p>25</text:p>
          </table:table-cell>
          <table:table-cell office:value-type="float" office:value="0.03" table:style-name="ce1">
            <text:p>0,03</text:p>
          </table:table-cell>
          <table:table-cell office:value-type="float" office:value="379" table:style-name="ce1">
            <text:p>379</text:p>
          </table:table-cell>
          <table:table-cell office:value-type="float" office:value="7" table:style-name="ce3">
            <text:p>7</text:p>
          </table:table-cell>
          <table:table-cell office:value-type="float" office:value="0.04" table:style-name="ce1">
            <text:p>0,04</text:p>
          </table:table-cell>
          <table:table-cell office:value-type="float" office:value="4477" table:style-name="ce1">
            <text:p>4477</text:p>
          </table:table-cell>
          <table:table-cell office:value-type="float" office:value="9" table:style-name="ce1">
            <text:p>9</text:p>
          </table:table-cell>
          <table:table-cell office:value-type="float" office:value="0.05" table:style-name="ce1">
            <text:p>0,05</text:p>
          </table:table-cell>
          <table:table-cell office:value-type="float" office:value="4477" table:style-name="ce1">
            <text:p>4477</text:p>
          </table:table-cell>
          <table:table-cell office:value-type="float" office:value="9" table:style-name="ce1">
            <text:p>9</text:p>
          </table:table-cell>
          <table:table-cell office:value-type="float" office:value="0.15" table:style-name="ce1">
            <text:p>0,15</text:p>
          </table:table-cell>
          <table:table-cell office:value-type="float" office:value="1367" table:style-name="ce1">
            <text:p>1367</text:p>
          </table:table-cell>
          <table:table-cell office:value-type="float" office:value="163" table:style-name="ce1">
            <text:p>163</text:p>
          </table:table-cell>
          <table:table-cell office:value-type="float" office:value="0.03" table:style-name="ce1">
            <text:p>0,03</text:p>
          </table:table-cell>
          <table:table-cell office:value-type="float" office:value="380" table:style-name="ce1">
            <text:p>380</text:p>
          </table:table-cell>
          <table:table-cell office:value-type="float" office:value="7" table:style-name="ce3">
            <text:p>7</text:p>
          </table:table-cell>
          <table:table-cell office:value-type="float" office:value="0.02" table:formula="of:=MIN([.$B31];[.$E31];[.$H31];[.$K31];[.$N31];[.$Q31];[.$T31];[.$W31];[.$Z31];[.$AC31];[.$AF31];[.$AI31];[.$AL31];[.$AO31];[.$AR31];[.$AU31];[.$AX31];[.$BA31];[.$BD31];[.$BG31];[.$BJ31];[.$BM31];[.$BP31];[.$BS31];[.$BV31];[.$BY31];[.$CB31];[.$CE31];[.$CH31])" table:style-name="ce1">
            <text:p>0,02</text:p>
          </table:table-cell>
          <table:table-cell office:value-type="float" office:value="329" table:formula="of:=MIN([.$C31];[.$F31];[.$I31];[.$L31];[.$O31];[.$R31];[.$U31];[.$X31];[.$AA31];[.$AD31];[.$AG31];[.$AJ31];[.$AM31];[.$AP31];[.$AV31];[.$AY31];[.$BB31];[.$BE31];[.$BH31];[.$BK31];[.$BN31];[.$BQ31];[.$BT31];[.$BW31];[.$BZ31];[.$CC31];[.$CF31];[.$CI31])" table:style-name="ce1">
            <text:p>329</text:p>
          </table:table-cell>
          <table:table-cell office:value-type="float" office:value="7" table:formula="of:=MIN([.$D31];[.$G31];[.$J31];[.$M31];[.$P31];[.$S31];[.$V31];[.$Y31];[.$AB31];[.$AE31];[.$AH31];[.$AK31];[.$AN31];[.$AQ31];[.$AW31];[.$AZ31];[.$BC31];[.$BF31];[.$BI31];[.$BL31];[.$BO31];[.$BR31];[.$BU31];[.$BX31];[.$CA31];[.$CD31];[.$CG31];[.$CJ31])" table:style-name="ce1">
            <text:p>7</text:p>
          </table:table-cell>
          <table:table-cell office:value-type="float" office:value="0.05" table:formula="of:=MEDIAN([.$B31];[.$E31];[.$H31];[.$K31];[.$N31];[.$Q31];[.$T31];[.$W31];[.$Z31];[.$AC31];[.$AF31];[.$AI31];[.$AL31];[.$AO31];[.$AR31];[.$AU31];[.$AX31];[.$BA31];[.$BD31];[.$BG31];[.$BJ31];[.$BM31];[.$BP31];[.$BS31];[.$BV31];[.$BY31];[.$CB31];[.$CE31];[.$CH31])" table:style-name="ce1">
            <text:p>0,05</text:p>
          </table:table-cell>
          <table:table-cell office:value-type="float" office:value="1367" table:formula="of:=MEDIAN([.$C31];[.$F31];[.$I31];[.$L31];[.$O31];[.$R31];[.$U31];[.$X31];[.$AA31];[.$AD31];[.$AG31];[.$AJ31];[.$AM31];[.$AP31];[.$AV31];[.$AY31];[.$BB31];[.$BE31];[.$BH31];[.$BK31];[.$BN31];[.$BQ31];[.$BT31];[.$BW31];[.$BZ31];[.$CC31];[.$CF31];[.$CI31])" table:style-name="ce1">
            <text:p>1367</text:p>
          </table:table-cell>
          <table:table-cell office:value-type="float" office:value="17.5" table:formula="of:=MEDIAN([.$D31];[.$G31];[.$J31];[.$M31];[.$P31];[.$S31];[.$V31];[.$Y31];[.$AB31];[.$AE31];[.$AH31];[.$AK31];[.$AN31];[.$AQ31];[.$AW31];[.$AZ31];[.$BC31];[.$BF31];[.$BI31];[.$BL31];[.$BO31];[.$BR31];[.$BU31];[.$BX31];[.$CA31];[.$CD31];[.$CG31];[.$CJ31])" table:style-name="ce1">
            <text:p>17,5</text:p>
          </table:table-cell>
          <table:table-cell office:value-type="float" office:value="1200" table:formula="of:=MAX([.$B31];[.$E31];[.$H31];[.$K31];[.$N31];[.$Q31];[.$T31];[.$W31];[.$Z31];[.$AC31];[.$AF31];[.$AI31];[.$AL31];[.$AO31];[.$AR31];[.$AU31];[.$AX31];[.$BA31];[.$BD31];[.$BG31];[.$BJ31];[.$BM31];[.$BP31];[.$BS31];[.$BV31];[.$BY31];[.$CB31];[.$CE31];[.$CH31])" table:style-name="ce1">
            <text:p>1200</text:p>
          </table:table-cell>
          <table:table-cell office:value-type="float" office:value="42235" table:formula="of:=MAX([.$C31];[.$F31];[.$I31];[.$L31];[.$O31];[.$R31];[.$U31];[.$X31];[.$AA31];[.$AD31];[.$AG31];[.$AJ31];[.$AM31];[.$AP31];[.$AV31];[.$AY31];[.$BB31];[.$BE31];[.$BH31];[.$BK31];[.$BN31];[.$BQ31];[.$BT31];[.$BW31];[.$BZ31];[.$CC31];[.$CF31];[.$CI31])" table:style-name="ce1">
            <text:p>42235</text:p>
          </table:table-cell>
          <table:table-cell office:value-type="float" office:value="842" table:formula="of:=MAX([.$D31];[.$G31];[.$J31];[.$M31];[.$P31];[.$S31];[.$V31];[.$Y31];[.$AB31];[.$AE31];[.$AH31];[.$AK31];[.$AN31];[.$AQ31];[.$AW31];[.$AZ31];[.$BC31];[.$BF31];[.$BI31];[.$BL31];[.$BO31];[.$BR31];[.$BU31];[.$BX31];[.$CA31];[.$CD31];[.$CG31];[.$CJ31])" table:style-name="ce1">
            <text:p>84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9_h42.lp</text:p>
          </table:table-cell>
          <table:table-cell office:value-type="float" office:value="0.02" table:style-name="ce3">
            <text:p>0,02</text:p>
          </table:table-cell>
          <table:table-cell office:value-type="float" office:value="231" table:style-name="ce1">
            <text:p>231</text:p>
          </table:table-cell>
          <table:table-cell office:value-type="float" office:value="7" table:style-name="ce1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1792" table:style-name="ce1">
            <text:p>1792</text:p>
          </table:table-cell>
          <table:table-cell office:value-type="float" office:value="25" table:style-name="ce1">
            <text:p>25</text:p>
          </table:table-cell>
          <table:table-cell office:value-type="float" office:value="0.12" table:style-name="ce1">
            <text:p>0,12</text:p>
          </table:table-cell>
          <table:table-cell office:value-type="float" office:value="1729" table:style-name="ce1">
            <text:p>1729</text:p>
          </table:table-cell>
          <table:table-cell office:value-type="float" office:value="65" table:style-name="ce1">
            <text:p>65</text:p>
          </table:table-cell>
          <table:table-cell office:value-type="float" office:value="0.15" table:style-name="ce1">
            <text:p>0,15</text:p>
          </table:table-cell>
          <table:table-cell office:value-type="float" office:value="1729" table:style-name="ce1">
            <text:p>1729</text:p>
          </table:table-cell>
          <table:table-cell office:value-type="float" office:value="65" table:style-name="ce1">
            <text:p>65</text:p>
          </table:table-cell>
          <table:table-cell office:value-type="float" office:value="0.15" table:style-name="ce1">
            <text:p>0,15</text:p>
          </table:table-cell>
          <table:table-cell office:value-type="float" office:value="1808" table:style-name="ce1">
            <text:p>1808</text:p>
          </table:table-cell>
          <table:table-cell office:value-type="float" office:value="90" table:style-name="ce2">
            <text:p>90</text:p>
          </table:table-cell>
          <table:table-cell office:value-type="float" office:value="0.05" table:style-name="ce1">
            <text:p>0,05</text:p>
          </table:table-cell>
          <table:table-cell office:value-type="float" office:value="2599" table:style-name="ce1">
            <text:p>2599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3">
            <text:p>0,02</text:p>
          </table:table-cell>
          <table:table-cell office:value-type="float" office:value="230" table:style-name="ce3">
            <text:p>230</text:p>
          </table:table-cell>
          <table:table-cell office:value-type="float" office:value="6" table:style-name="ce3">
            <text:p>6</text:p>
          </table:table-cell>
          <table:table-cell office:value-type="float" office:value="0.17" table:style-name="ce1">
            <text:p>0,17</text:p>
          </table:table-cell>
          <table:table-cell office:value-type="float" office:value="1808" table:style-name="ce1">
            <text:p>1808</text:p>
          </table:table-cell>
          <table:table-cell office:value-type="float" office:value="90" table:style-name="ce2">
            <text:p>90</text:p>
          </table:table-cell>
          <table:table-cell office:value-type="float" office:value="0.64" table:style-name="ce1">
            <text:p>0,64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7" table:style-name="ce1">
            <text:p>0,7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66" table:style-name="ce1">
            <text:p>0,66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65" table:style-name="ce1">
            <text:p>0,65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68" table:style-name="ce1">
            <text:p>0,68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63" table:style-name="ce1">
            <text:p>0,63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56999999999999995" table:style-name="ce1">
            <text:p>0,57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02" table:style-name="ce3">
            <text:p>0,02</text:p>
          </table:table-cell>
          <table:table-cell office:value-type="float" office:value="248" table:style-name="ce1">
            <text:p>248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248" table:style-name="ce1">
            <text:p>248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248" table:style-name="ce1">
            <text:p>248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248" table:style-name="ce1">
            <text:p>248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239" table:style-name="ce1">
            <text:p>239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1679" table:style-name="ce1">
            <text:p>1679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1677" table:style-name="ce1">
            <text:p>1677</text:p>
          </table:table-cell>
          <table:table-cell office:value-type="float" office:value="11" table:style-name="ce1">
            <text:p>11</text:p>
          </table:table-cell>
          <table:table-cell office:value-type="float" office:value="0.04" table:style-name="ce1">
            <text:p>0,04</text:p>
          </table:table-cell>
          <table:table-cell office:value-type="float" office:value="427" table:style-name="ce1">
            <text:p>427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3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10" table:style-name="ce1">
            <text:p>10</text:p>
          </table:table-cell>
          <table:table-cell office:value-type="float" office:value="0.05" table:style-name="ce1">
            <text:p>0,05</text:p>
          </table:table-cell>
          <table:table-cell office:value-type="float" office:value="2599" table:style-name="ce1">
            <text:p>2599</text:p>
          </table:table-cell>
          <table:table-cell office:value-type="float" office:value="23" table:style-name="ce1">
            <text:p>2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599" table:style-name="ce1">
            <text:p>2599</text:p>
          </table:table-cell>
          <table:table-cell office:value-type="float" office:value="23" table:style-name="ce1">
            <text:p>23</text:p>
          </table:table-cell>
          <table:table-cell office:value-type="float" office:value="0.15" table:style-name="ce1">
            <text:p>0,15</text:p>
          </table:table-cell>
          <table:table-cell office:value-type="float" office:value="1808" table:style-name="ce1">
            <text:p>1808</text:p>
          </table:table-cell>
          <table:table-cell office:value-type="float" office:value="90" table:style-name="ce2">
            <text:p>90</text:p>
          </table:table-cell>
          <table:table-cell office:value-type="float" office:value="0.02" table:style-name="ce3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10" table:style-name="ce1">
            <text:p>10</text:p>
          </table:table-cell>
          <table:table-cell office:value-type="float" office:value="0.02" table:formula="of:=MIN([.$B32];[.$E32];[.$H32];[.$K32];[.$N32];[.$Q32];[.$T32];[.$W32];[.$Z32];[.$AC32];[.$AF32];[.$AI32];[.$AL32];[.$AO32];[.$AR32];[.$AU32];[.$AX32];[.$BA32];[.$BD32];[.$BG32];[.$BJ32];[.$BM32];[.$BP32];[.$BS32];[.$BV32];[.$BY32];[.$CB32];[.$CE32];[.$CH32])" table:style-name="ce1">
            <text:p>0,02</text:p>
          </table:table-cell>
          <table:table-cell office:value-type="float" office:value="230" table:formula="of:=MIN([.$C32];[.$F32];[.$I32];[.$L32];[.$O32];[.$R32];[.$U32];[.$X32];[.$AA32];[.$AD32];[.$AG32];[.$AJ32];[.$AM32];[.$AP32];[.$AV32];[.$AY32];[.$BB32];[.$BE32];[.$BH32];[.$BK32];[.$BN32];[.$BQ32];[.$BT32];[.$BW32];[.$BZ32];[.$CC32];[.$CF32];[.$CI32])" table:style-name="ce1">
            <text:p>230</text:p>
          </table:table-cell>
          <table:table-cell office:value-type="float" office:value="6" table:formula="of:=MIN([.$D32];[.$G32];[.$J32];[.$M32];[.$P32];[.$S32];[.$V32];[.$Y32];[.$AB32];[.$AE32];[.$AH32];[.$AK32];[.$AN32];[.$AQ32];[.$AW32];[.$AZ32];[.$BC32];[.$BF32];[.$BI32];[.$BL32];[.$BO32];[.$BR32];[.$BU32];[.$BX32];[.$CA32];[.$CD32];[.$CG32];[.$CJ32])" table:style-name="ce1">
            <text:p>6</text:p>
          </table:table-cell>
          <table:table-cell office:value-type="float" office:value="0.05" table:formula="of:=MEDIAN([.$B32];[.$E32];[.$H32];[.$K32];[.$N32];[.$Q32];[.$T32];[.$W32];[.$Z32];[.$AC32];[.$AF32];[.$AI32];[.$AL32];[.$AO32];[.$AR32];[.$AU32];[.$AX32];[.$BA32];[.$BD32];[.$BG32];[.$BJ32];[.$BM32];[.$BP32];[.$BS32];[.$BV32];[.$BY32];[.$CB32];[.$CE32];[.$CH32])" table:style-name="ce1">
            <text:p>0,05</text:p>
          </table:table-cell>
          <table:table-cell office:value-type="float" office:value="1760.5" table:formula="of:=MEDIAN([.$C32];[.$F32];[.$I32];[.$L32];[.$O32];[.$R32];[.$U32];[.$X32];[.$AA32];[.$AD32];[.$AG32];[.$AJ32];[.$AM32];[.$AP32];[.$AV32];[.$AY32];[.$BB32];[.$BE32];[.$BH32];[.$BK32];[.$BN32];[.$BQ32];[.$BT32];[.$BW32];[.$BZ32];[.$CC32];[.$CF32];[.$CI32])" table:style-name="ce1">
            <text:p>1760,5</text:p>
          </table:table-cell>
          <table:table-cell office:value-type="float" office:value="23" table:formula="of:=MEDIAN([.$D32];[.$G32];[.$J32];[.$M32];[.$P32];[.$S32];[.$V32];[.$Y32];[.$AB32];[.$AE32];[.$AH32];[.$AK32];[.$AN32];[.$AQ32];[.$AW32];[.$AZ32];[.$BC32];[.$BF32];[.$BI32];[.$BL32];[.$BO32];[.$BR32];[.$BU32];[.$BX32];[.$CA32];[.$CD32];[.$CG32];[.$CJ32])" table:style-name="ce1">
            <text:p>23</text:p>
          </table:table-cell>
          <table:table-cell office:value-type="float" office:value="1200" table:formula="of:=MAX([.$B32];[.$E32];[.$H32];[.$K32];[.$N32];[.$Q32];[.$T32];[.$W32];[.$Z32];[.$AC32];[.$AF32];[.$AI32];[.$AL32];[.$AO32];[.$AR32];[.$AU32];[.$AX32];[.$BA32];[.$BD32];[.$BG32];[.$BJ32];[.$BM32];[.$BP32];[.$BS32];[.$BV32];[.$BY32];[.$CB32];[.$CE32];[.$CH32])" table:style-name="ce1">
            <text:p>1200</text:p>
          </table:table-cell>
          <table:table-cell office:value-type="float" office:value="10548" table:formula="of:=MAX([.$C32];[.$F32];[.$I32];[.$L32];[.$O32];[.$R32];[.$U32];[.$X32];[.$AA32];[.$AD32];[.$AG32];[.$AJ32];[.$AM32];[.$AP32];[.$AV32];[.$AY32];[.$BB32];[.$BE32];[.$BH32];[.$BK32];[.$BN32];[.$BQ32];[.$BT32];[.$BW32];[.$BZ32];[.$CC32];[.$CF32];[.$CI32])" table:style-name="ce1">
            <text:p>10548</text:p>
          </table:table-cell>
          <table:table-cell office:value-type="float" office:value="90" table:formula="of:=MAX([.$D32];[.$G32];[.$J32];[.$M32];[.$P32];[.$S32];[.$V32];[.$Y32];[.$AB32];[.$AE32];[.$AH32];[.$AK32];[.$AN32];[.$AQ32];[.$AW32];[.$AZ32];[.$BC32];[.$BF32];[.$BI32];[.$BL32];[.$BO32];[.$BR32];[.$BU32];[.$BX32];[.$CA32];[.$CD32];[.$CG32];[.$CJ32])" table:style-name="ce1">
            <text:p>9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1_a12_c61_h16.lp</text:p>
          </table:table-cell>
          <table:table-cell office:value-type="float" office:value="0.02" table:style-name="ce3">
            <text:p>0,02</text:p>
          </table:table-cell>
          <table:table-cell office:value-type="float" office:value="528" table:style-name="ce3">
            <text:p>528</text:p>
          </table:table-cell>
          <table:table-cell office:value-type="float" office:value="49" table:style-name="ce3">
            <text:p>49</text:p>
          </table:table-cell>
          <table:table-cell office:value-type="float" office:value="0.03" table:style-name="ce1">
            <text:p>0,03</text:p>
          </table:table-cell>
          <table:table-cell office:value-type="float" office:value="1956" table:style-name="ce1">
            <text:p>1956</text:p>
          </table:table-cell>
          <table:table-cell office:value-type="float" office:value="155" table:style-name="ce1">
            <text:p>155</text:p>
          </table:table-cell>
          <table:table-cell office:value-type="float" office:value="0.08" table:style-name="ce1">
            <text:p>0,08</text:p>
          </table:table-cell>
          <table:table-cell office:value-type="float" office:value="3463" table:style-name="ce1">
            <text:p>3463</text:p>
          </table:table-cell>
          <table:table-cell office:value-type="float" office:value="200" table:style-name="ce1">
            <text:p>200</text:p>
          </table:table-cell>
          <table:table-cell office:value-type="float" office:value="0.08" table:style-name="ce1">
            <text:p>0,08</text:p>
          </table:table-cell>
          <table:table-cell office:value-type="float" office:value="3463" table:style-name="ce1">
            <text:p>3463</text:p>
          </table:table-cell>
          <table:table-cell office:value-type="float" office:value="200" table:style-name="ce1">
            <text:p>200</text:p>
          </table:table-cell>
          <table:table-cell office:value-type="float" office:value="0.04" table:style-name="ce1">
            <text:p>0,04</text:p>
          </table:table-cell>
          <table:table-cell office:value-type="float" office:value="1199" table:style-name="ce1">
            <text:p>1199</text:p>
          </table:table-cell>
          <table:table-cell office:value-type="float" office:value="120" table:style-name="ce1">
            <text:p>120</text:p>
          </table:table-cell>
          <table:table-cell office:value-type="float" office:value="0.02" table:style-name="ce3">
            <text:p>0,02</text:p>
          </table:table-cell>
          <table:table-cell office:value-type="float" office:value="1181" table:style-name="ce1">
            <text:p>1181</text:p>
          </table:table-cell>
          <table:table-cell office:value-type="float" office:value="59" table:style-name="ce1">
            <text:p>59</text:p>
          </table:table-cell>
          <table:table-cell office:value-type="float" office:value="0.03" table:style-name="ce1">
            <text:p>0,03</text:p>
          </table:table-cell>
          <table:table-cell office:value-type="float" office:value="899" table:style-name="ce1">
            <text:p>899</text:p>
          </table:table-cell>
          <table:table-cell office:value-type="float" office:value="94" table:style-name="ce1">
            <text:p>94</text:p>
          </table:table-cell>
          <table:table-cell office:value-type="float" office:value="0.03" table:style-name="ce1">
            <text:p>0,03</text:p>
          </table:table-cell>
          <table:table-cell office:value-type="float" office:value="1199" table:style-name="ce1">
            <text:p>1199</text:p>
          </table:table-cell>
          <table:table-cell office:value-type="float" office:value="120" table:style-name="ce1">
            <text:p>120</text:p>
          </table:table-cell>
          <table:table-cell office:value-type="float" office:value="0.1" table:style-name="ce1">
            <text:p>0,1</text:p>
          </table:table-cell>
          <table:table-cell office:value-type="float" office:value="6779" table:style-name="ce1">
            <text:p>6779</text:p>
          </table:table-cell>
          <table:table-cell office:value-type="float" office:value="59" table:style-name="ce1">
            <text:p>59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5247" table:style-name="ce1">
            <text:p>25247</text:p>
          </table:table-cell>
          <table:table-cell office:value-type="float" office:value="114" table:style-name="ce1">
            <text:p>114</text:p>
          </table:table-cell>
          <table:table-cell office:value-type="float" office:value="0.34" table:style-name="ce1">
            <text:p>0,34</text:p>
          </table:table-cell>
          <table:table-cell office:value-type="float" office:value="25250" table:style-name="ce1">
            <text:p>25250</text:p>
          </table:table-cell>
          <table:table-cell office:value-type="float" office:value="114" table:style-name="ce1">
            <text:p>114</text:p>
          </table:table-cell>
          <table:table-cell office:value-type="float" office:value="0.21" table:style-name="ce1">
            <text:p>0,21</text:p>
          </table:table-cell>
          <table:table-cell office:value-type="float" office:value="13292" table:style-name="ce1">
            <text:p>13292</text:p>
          </table:table-cell>
          <table:table-cell office:value-type="float" office:value="77" table:style-name="ce1">
            <text:p>77</text:p>
          </table:table-cell>
          <table:table-cell office:value-type="float" office:value="0.12" table:style-name="ce1">
            <text:p>0,12</text:p>
          </table:table-cell>
          <table:table-cell office:value-type="float" office:value="6779" table:style-name="ce1">
            <text:p>6779</text:p>
          </table:table-cell>
          <table:table-cell office:value-type="float" office:value="59" table:style-name="ce1">
            <text:p>59</text:p>
          </table:table-cell>
          <table:table-cell office:value-type="float" office:value="0.31" table:style-name="ce1">
            <text:p>0,31</text:p>
          </table:table-cell>
          <table:table-cell office:value-type="float" office:value="25247" table:style-name="ce1">
            <text:p>25247</text:p>
          </table:table-cell>
          <table:table-cell office:value-type="float" office:value="114" table:style-name="ce1">
            <text:p>11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2" table:style-name="ce1">
            <text:p>0,22</text:p>
          </table:table-cell>
          <table:table-cell office:value-type="float" office:value="13292" table:style-name="ce1">
            <text:p>13292</text:p>
          </table:table-cell>
          <table:table-cell office:value-type="float" office:value="77" table:style-name="ce1">
            <text:p>77</text:p>
          </table:table-cell>
          <table:table-cell office:value-type="float" office:value="0.04" table:style-name="ce1">
            <text:p>0,04</text:p>
          </table:table-cell>
          <table:table-cell office:value-type="float" office:value="1739" table:style-name="ce1">
            <text:p>1739</text:p>
          </table:table-cell>
          <table:table-cell office:value-type="float" office:value="112" table:style-name="ce1">
            <text:p>112</text:p>
          </table:table-cell>
          <table:table-cell office:value-type="float" office:value="0.03" table:style-name="ce1">
            <text:p>0,03</text:p>
          </table:table-cell>
          <table:table-cell office:value-type="float" office:value="1739" table:style-name="ce1">
            <text:p>1739</text:p>
          </table:table-cell>
          <table:table-cell office:value-type="float" office:value="112" table:style-name="ce1">
            <text:p>112</text:p>
          </table:table-cell>
          <table:table-cell office:value-type="float" office:value="0.04" table:style-name="ce1">
            <text:p>0,04</text:p>
          </table:table-cell>
          <table:table-cell office:value-type="float" office:value="1739" table:style-name="ce1">
            <text:p>1739</text:p>
          </table:table-cell>
          <table:table-cell office:value-type="float" office:value="112" table:style-name="ce1">
            <text:p>112</text:p>
          </table:table-cell>
          <table:table-cell office:value-type="float" office:value="0.03" table:style-name="ce1">
            <text:p>0,03</text:p>
          </table:table-cell>
          <table:table-cell office:value-type="float" office:value="1739" table:style-name="ce1">
            <text:p>1739</text:p>
          </table:table-cell>
          <table:table-cell office:value-type="float" office:value="112" table:style-name="ce1">
            <text:p>112</text:p>
          </table:table-cell>
          <table:table-cell office:value-type="float" office:value="0.02" table:style-name="ce3">
            <text:p>0,02</text:p>
          </table:table-cell>
          <table:table-cell office:value-type="float" office:value="898" table:style-name="ce1">
            <text:p>898</text:p>
          </table:table-cell>
          <table:table-cell office:value-type="float" office:value="56" table:style-name="ce1">
            <text:p>56</text:p>
          </table:table-cell>
          <table:table-cell office:value-type="float" office:value="0.03" table:style-name="ce1">
            <text:p>0,03</text:p>
          </table:table-cell>
          <table:table-cell office:value-type="float" office:value="2623" table:style-name="ce1">
            <text:p>2623</text:p>
          </table:table-cell>
          <table:table-cell office:value-type="float" office:value="128" table:style-name="ce1">
            <text:p>128</text:p>
          </table:table-cell>
          <table:table-cell office:value-type="float" office:value="0.41" table:style-name="ce1">
            <text:p>0,41</text:p>
          </table:table-cell>
          <table:table-cell office:value-type="float" office:value="51455" table:style-name="ce2">
            <text:p>51455</text:p>
          </table:table-cell>
          <table:table-cell office:value-type="float" office:value="2468" table:style-name="ce2">
            <text:p>2468</text:p>
          </table:table-cell>
          <table:table-cell office:value-type="float" office:value="0.05" table:style-name="ce1">
            <text:p>0,05</text:p>
          </table:table-cell>
          <table:table-cell office:value-type="float" office:value="1450" table:style-name="ce1">
            <text:p>1450</text:p>
          </table:table-cell>
          <table:table-cell office:value-type="float" office:value="209" table:style-name="ce1">
            <text:p>209</text:p>
          </table:table-cell>
          <table:table-cell office:value-type="float" office:value="0.03" table:style-name="ce1">
            <text:p>0,03</text:p>
          </table:table-cell>
          <table:table-cell office:value-type="float" office:value="1017" table:style-name="ce1">
            <text:p>1017</text:p>
          </table:table-cell>
          <table:table-cell office:value-type="float" office:value="56" table:style-name="ce1">
            <text:p>56</text:p>
          </table:table-cell>
          <table:table-cell office:value-type="float" office:value="0.02" table:style-name="ce3">
            <text:p>0,02</text:p>
          </table:table-cell>
          <table:table-cell office:value-type="float" office:value="1181" table:style-name="ce1">
            <text:p>1181</text:p>
          </table:table-cell>
          <table:table-cell office:value-type="float" office:value="59" table:style-name="ce1">
            <text:p>59</text:p>
          </table:table-cell>
          <table:table-cell office:value-type="float" office:value="0.02" table:style-name="ce3">
            <text:p>0,02</text:p>
          </table:table-cell>
          <table:table-cell office:value-type="float" office:value="1272" table:style-name="ce1">
            <text:p>1272</text:p>
          </table:table-cell>
          <table:table-cell office:value-type="float" office:value="65" table:style-name="ce1">
            <text:p>65</text:p>
          </table:table-cell>
          <table:table-cell office:value-type="float" office:value="0.04" table:style-name="ce1">
            <text:p>0,04</text:p>
          </table:table-cell>
          <table:table-cell office:value-type="float" office:value="1199" table:style-name="ce1">
            <text:p>1199</text:p>
          </table:table-cell>
          <table:table-cell office:value-type="float" office:value="120" table:style-name="ce1">
            <text:p>120</text:p>
          </table:table-cell>
          <table:table-cell office:value-type="float" office:value="0.05" table:style-name="ce1">
            <text:p>0,05</text:p>
          </table:table-cell>
          <table:table-cell office:value-type="float" office:value="2095" table:style-name="ce1">
            <text:p>2095</text:p>
          </table:table-cell>
          <table:table-cell office:value-type="float" office:value="153" table:style-name="ce1">
            <text:p>153</text:p>
          </table:table-cell>
          <table:table-cell office:value-type="float" office:value="0.02" table:formula="of:=MIN([.$B33];[.$E33];[.$H33];[.$K33];[.$N33];[.$Q33];[.$T33];[.$W33];[.$Z33];[.$AC33];[.$AF33];[.$AI33];[.$AL33];[.$AO33];[.$AR33];[.$AU33];[.$AX33];[.$BA33];[.$BD33];[.$BG33];[.$BJ33];[.$BM33];[.$BP33];[.$BS33];[.$BV33];[.$BY33];[.$CB33];[.$CE33];[.$CH33])" table:style-name="ce1">
            <text:p>0,02</text:p>
          </table:table-cell>
          <table:table-cell office:value-type="float" office:value="528" table:formula="of:=MIN([.$C33];[.$F33];[.$I33];[.$L33];[.$O33];[.$R33];[.$U33];[.$X33];[.$AA33];[.$AD33];[.$AG33];[.$AJ33];[.$AM33];[.$AP33];[.$AV33];[.$AY33];[.$BB33];[.$BE33];[.$BH33];[.$BK33];[.$BN33];[.$BQ33];[.$BT33];[.$BW33];[.$BZ33];[.$CC33];[.$CF33];[.$CI33])" table:style-name="ce1">
            <text:p>528</text:p>
          </table:table-cell>
          <table:table-cell office:value-type="float" office:value="49" table:formula="of:=MIN([.$D33];[.$G33];[.$J33];[.$M33];[.$P33];[.$S33];[.$V33];[.$Y33];[.$AB33];[.$AE33];[.$AH33];[.$AK33];[.$AN33];[.$AQ33];[.$AW33];[.$AZ33];[.$BC33];[.$BF33];[.$BI33];[.$BL33];[.$BO33];[.$BR33];[.$BU33];[.$BX33];[.$CA33];[.$CD33];[.$CG33];[.$CJ33])" table:style-name="ce1">
            <text:p>49</text:p>
          </table:table-cell>
          <table:table-cell office:value-type="float" office:value="0.04" table:formula="of:=MEDIAN([.$B33];[.$E33];[.$H33];[.$K33];[.$N33];[.$Q33];[.$T33];[.$W33];[.$Z33];[.$AC33];[.$AF33];[.$AI33];[.$AL33];[.$AO33];[.$AR33];[.$AU33];[.$AX33];[.$BA33];[.$BD33];[.$BG33];[.$BJ33];[.$BM33];[.$BP33];[.$BS33];[.$BV33];[.$BY33];[.$CB33];[.$CE33];[.$CH33])" table:style-name="ce1">
            <text:p>0,04</text:p>
          </table:table-cell>
          <table:table-cell office:value-type="float" office:value="1739" table:formula="of:=MEDIAN([.$C33];[.$F33];[.$I33];[.$L33];[.$O33];[.$R33];[.$U33];[.$X33];[.$AA33];[.$AD33];[.$AG33];[.$AJ33];[.$AM33];[.$AP33];[.$AV33];[.$AY33];[.$BB33];[.$BE33];[.$BH33];[.$BK33];[.$BN33];[.$BQ33];[.$BT33];[.$BW33];[.$BZ33];[.$CC33];[.$CF33];[.$CI33])" table:style-name="ce1">
            <text:p>1739</text:p>
          </table:table-cell>
          <table:table-cell office:value-type="float" office:value="112" table:formula="of:=MEDIAN([.$D33];[.$G33];[.$J33];[.$M33];[.$P33];[.$S33];[.$V33];[.$Y33];[.$AB33];[.$AE33];[.$AH33];[.$AK33];[.$AN33];[.$AQ33];[.$AW33];[.$AZ33];[.$BC33];[.$BF33];[.$BI33];[.$BL33];[.$BO33];[.$BR33];[.$BU33];[.$BX33];[.$CA33];[.$CD33];[.$CG33];[.$CJ33])" table:style-name="ce1">
            <text:p>112</text:p>
          </table:table-cell>
          <table:table-cell office:value-type="float" office:value="1200" table:formula="of:=MAX([.$B33];[.$E33];[.$H33];[.$K33];[.$N33];[.$Q33];[.$T33];[.$W33];[.$Z33];[.$AC33];[.$AF33];[.$AI33];[.$AL33];[.$AO33];[.$AR33];[.$AU33];[.$AX33];[.$BA33];[.$BD33];[.$BG33];[.$BJ33];[.$BM33];[.$BP33];[.$BS33];[.$BV33];[.$BY33];[.$CB33];[.$CE33];[.$CH33])" table:style-name="ce1">
            <text:p>1200</text:p>
          </table:table-cell>
          <table:table-cell office:value-type="float" office:value="51455" table:formula="of:=MAX([.$C33];[.$F33];[.$I33];[.$L33];[.$O33];[.$R33];[.$U33];[.$X33];[.$AA33];[.$AD33];[.$AG33];[.$AJ33];[.$AM33];[.$AP33];[.$AV33];[.$AY33];[.$BB33];[.$BE33];[.$BH33];[.$BK33];[.$BN33];[.$BQ33];[.$BT33];[.$BW33];[.$BZ33];[.$CC33];[.$CF33];[.$CI33])" table:style-name="ce1">
            <text:p>51455</text:p>
          </table:table-cell>
          <table:table-cell office:value-type="float" office:value="2468" table:formula="of:=MAX([.$D33];[.$G33];[.$J33];[.$M33];[.$P33];[.$S33];[.$V33];[.$Y33];[.$AB33];[.$AE33];[.$AH33];[.$AK33];[.$AN33];[.$AQ33];[.$AW33];[.$AZ33];[.$BC33];[.$BF33];[.$BI33];[.$BL33];[.$BO33];[.$BR33];[.$BU33];[.$BX33];[.$CA33];[.$CD33];[.$CG33];[.$CJ33])" table:style-name="ce1">
            <text:p>246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2_a14_c62_h37.lp</text:p>
          </table:table-cell>
          <table:table-cell office:value-type="float" office:value="0.12" table:style-name="ce1">
            <text:p>0,12</text:p>
          </table:table-cell>
          <table:table-cell office:value-type="float" office:value="2970" table:style-name="ce1">
            <text:p>2970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12439" table:style-name="ce1">
            <text:p>12439</text:p>
          </table:table-cell>
          <table:table-cell office:value-type="float" office:value="57" table:style-name="ce3">
            <text:p>57</text:p>
          </table:table-cell>
          <table:table-cell office:value-type="float" office:value="6.47" table:style-name="ce1">
            <text:p>6,47</text:p>
          </table:table-cell>
          <table:table-cell office:value-type="float" office:value="134652" table:style-name="ce1">
            <text:p>134652</text:p>
          </table:table-cell>
          <table:table-cell office:value-type="float" office:value="5429" table:style-name="ce1">
            <text:p>5429</text:p>
          </table:table-cell>
          <table:table-cell office:value-type="float" office:value="6.63" table:style-name="ce1">
            <text:p>6,63</text:p>
          </table:table-cell>
          <table:table-cell office:value-type="float" office:value="134652" table:style-name="ce1">
            <text:p>134652</text:p>
          </table:table-cell>
          <table:table-cell office:value-type="float" office:value="5429" table:style-name="ce1">
            <text:p>5429</text:p>
          </table:table-cell>
          <table:table-cell office:value-type="float" office:value="0.2" table:style-name="ce1">
            <text:p>0,2</text:p>
          </table:table-cell>
          <table:table-cell office:value-type="float" office:value="3356" table:style-name="ce1">
            <text:p>3356</text:p>
          </table:table-cell>
          <table:table-cell office:value-type="float" office:value="313" table:style-name="ce1">
            <text:p>313</text:p>
          </table:table-cell>
          <table:table-cell office:value-type="float" office:value="0.1" table:style-name="ce1">
            <text:p>0,1</text:p>
          </table:table-cell>
          <table:table-cell office:value-type="float" office:value="6156" table:style-name="ce1">
            <text:p>6156</text:p>
          </table:table-cell>
          <table:table-cell office:value-type="float" office:value="253" table:style-name="ce1">
            <text:p>253</text:p>
          </table:table-cell>
          <table:table-cell office:value-type="float" office:value="0.24" table:style-name="ce1">
            <text:p>0,24</text:p>
          </table:table-cell>
          <table:table-cell office:value-type="float" office:value="3770" table:style-name="ce1">
            <text:p>3770</text:p>
          </table:table-cell>
          <table:table-cell office:value-type="float" office:value="339" table:style-name="ce1">
            <text:p>339</text:p>
          </table:table-cell>
          <table:table-cell office:value-type="float" office:value="0.2" table:style-name="ce1">
            <text:p>0,2</text:p>
          </table:table-cell>
          <table:table-cell office:value-type="float" office:value="3356" table:style-name="ce1">
            <text:p>3356</text:p>
          </table:table-cell>
          <table:table-cell office:value-type="float" office:value="313" table:style-name="ce1">
            <text:p>313</text:p>
          </table:table-cell>
          <table:table-cell office:value-type="float" office:value="3.36" table:style-name="ce1">
            <text:p>3,36</text:p>
          </table:table-cell>
          <table:table-cell office:value-type="float" office:value="115633" table:style-name="ce1">
            <text:p>115633</text:p>
          </table:table-cell>
          <table:table-cell office:value-type="float" office:value="3595" table:style-name="ce1">
            <text:p>3595</text:p>
          </table:table-cell>
          <table:table-cell office:value-type="float" office:value="3.04" table:style-name="ce1">
            <text:p>3,04</text:p>
          </table:table-cell>
          <table:table-cell office:value-type="float" office:value="115633" table:style-name="ce1">
            <text:p>115633</text:p>
          </table:table-cell>
          <table:table-cell office:value-type="float" office:value="3595" table:style-name="ce1">
            <text:p>3595</text:p>
          </table:table-cell>
          <table:table-cell office:value-type="float" office:value="3.34" table:style-name="ce1">
            <text:p>3,34</text:p>
          </table:table-cell>
          <table:table-cell office:value-type="float" office:value="179584" table:style-name="ce1">
            <text:p>179584</text:p>
          </table:table-cell>
          <table:table-cell office:value-type="float" office:value="1391" table:style-name="ce1">
            <text:p>1391</text:p>
          </table:table-cell>
          <table:table-cell office:value-type="float" office:value="2.59" table:style-name="ce1">
            <text:p>2,59</text:p>
          </table:table-cell>
          <table:table-cell office:value-type="float" office:value="173799" table:style-name="ce1">
            <text:p>173799</text:p>
          </table:table-cell>
          <table:table-cell office:value-type="float" office:value="751" table:style-name="ce1">
            <text:p>751</text:p>
          </table:table-cell>
          <table:table-cell office:value-type="float" office:value="3.33" table:style-name="ce1">
            <text:p>3,33</text:p>
          </table:table-cell>
          <table:table-cell office:value-type="float" office:value="115633" table:style-name="ce1">
            <text:p>115633</text:p>
          </table:table-cell>
          <table:table-cell office:value-type="float" office:value="3595" table:style-name="ce1">
            <text:p>3595</text:p>
          </table:table-cell>
          <table:table-cell office:value-type="float" office:value="3.47" table:style-name="ce1">
            <text:p>3,47</text:p>
          </table:table-cell>
          <table:table-cell office:value-type="float" office:value="115633" table:style-name="ce1">
            <text:p>115633</text:p>
          </table:table-cell>
          <table:table-cell office:value-type="float" office:value="3595" table:style-name="ce1">
            <text:p>3595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2.58" table:style-name="ce1">
            <text:p>2,58</text:p>
          </table:table-cell>
          <table:table-cell office:value-type="float" office:value="173799" table:style-name="ce1">
            <text:p>173799</text:p>
          </table:table-cell>
          <table:table-cell office:value-type="float" office:value="751" table:style-name="ce1">
            <text:p>751</text:p>
          </table:table-cell>
          <table:table-cell office:value-type="float" office:value="0.1" table:style-name="ce1">
            <text:p>0,1</text:p>
          </table:table-cell>
          <table:table-cell office:value-type="float" office:value="1586" table:style-name="ce3">
            <text:p>1586</text:p>
          </table:table-cell>
          <table:table-cell office:value-type="float" office:value="152" table:style-name="ce1">
            <text:p>152</text:p>
          </table:table-cell>
          <table:table-cell office:value-type="float" office:value="0.11" table:style-name="ce1">
            <text:p>0,11</text:p>
          </table:table-cell>
          <table:table-cell office:value-type="float" office:value="1586" table:style-name="ce3">
            <text:p>1586</text:p>
          </table:table-cell>
          <table:table-cell office:value-type="float" office:value="152" table:style-name="ce1">
            <text:p>152</text:p>
          </table:table-cell>
          <table:table-cell office:value-type="float" office:value="0.09" table:style-name="ce3">
            <text:p>0,09</text:p>
          </table:table-cell>
          <table:table-cell office:value-type="float" office:value="1586" table:style-name="ce3">
            <text:p>1586</text:p>
          </table:table-cell>
          <table:table-cell office:value-type="float" office:value="152" table:style-name="ce1">
            <text:p>152</text:p>
          </table:table-cell>
          <table:table-cell office:value-type="float" office:value="0.12" table:style-name="ce1">
            <text:p>0,12</text:p>
          </table:table-cell>
          <table:table-cell office:value-type="float" office:value="1586" table:style-name="ce3">
            <text:p>1586</text:p>
          </table:table-cell>
          <table:table-cell office:value-type="float" office:value="152" table:style-name="ce1">
            <text:p>15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4341" table:style-name="ce1">
            <text:p>4341</text:p>
          </table:table-cell>
          <table:table-cell office:value-type="float" office:value="151" table:style-name="ce1">
            <text:p>151</text:p>
          </table:table-cell>
          <table:table-cell office:value-type="float" office:value="0.12" table:style-name="ce1">
            <text:p>0,12</text:p>
          </table:table-cell>
          <table:table-cell office:value-type="float" office:value="8496" table:style-name="ce1">
            <text:p>8496</text:p>
          </table:table-cell>
          <table:table-cell office:value-type="float" office:value="214" table:style-name="ce1">
            <text:p>214</text:p>
          </table:table-cell>
          <table:table-cell office:value-type="float" office:value="44.63" table:style-name="ce1">
            <text:p>44,63</text:p>
          </table:table-cell>
          <table:table-cell office:value-type="float" office:value="6866882" table:style-name="ce2">
            <text:p>6866882</text:p>
          </table:table-cell>
          <table:table-cell office:value-type="float" office:value="71731" table:style-name="ce2">
            <text:p>71731</text:p>
          </table:table-cell>
          <table:table-cell office:value-type="float" office:value="1.42" table:style-name="ce1">
            <text:p>1,42</text:p>
          </table:table-cell>
          <table:table-cell office:value-type="float" office:value="30111" table:style-name="ce1">
            <text:p>30111</text:p>
          </table:table-cell>
          <table:table-cell office:value-type="float" office:value="1083" table:style-name="ce1">
            <text:p>1083</text:p>
          </table:table-cell>
          <table:table-cell office:value-type="float" office:value="0.17" table:style-name="ce1">
            <text:p>0,17</text:p>
          </table:table-cell>
          <table:table-cell office:value-type="float" office:value="4896" table:style-name="ce1">
            <text:p>4896</text:p>
          </table:table-cell>
          <table:table-cell office:value-type="float" office:value="182" table:style-name="ce1">
            <text:p>182</text:p>
          </table:table-cell>
          <table:table-cell office:value-type="float" office:value="0.1" table:style-name="ce1">
            <text:p>0,1</text:p>
          </table:table-cell>
          <table:table-cell office:value-type="float" office:value="6156" table:style-name="ce1">
            <text:p>6156</text:p>
          </table:table-cell>
          <table:table-cell office:value-type="float" office:value="253" table:style-name="ce1">
            <text:p>253</text:p>
          </table:table-cell>
          <table:table-cell office:value-type="float" office:value="0.11" table:style-name="ce1">
            <text:p>0,11</text:p>
          </table:table-cell>
          <table:table-cell office:value-type="float" office:value="5039" table:style-name="ce1">
            <text:p>5039</text:p>
          </table:table-cell>
          <table:table-cell office:value-type="float" office:value="216" table:style-name="ce1">
            <text:p>216</text:p>
          </table:table-cell>
          <table:table-cell office:value-type="float" office:value="0.21" table:style-name="ce1">
            <text:p>0,21</text:p>
          </table:table-cell>
          <table:table-cell office:value-type="float" office:value="3356" table:style-name="ce1">
            <text:p>3356</text:p>
          </table:table-cell>
          <table:table-cell office:value-type="float" office:value="313" table:style-name="ce1">
            <text:p>313</text:p>
          </table:table-cell>
          <table:table-cell office:value-type="float" office:value="0.25" table:style-name="ce1">
            <text:p>0,25</text:p>
          </table:table-cell>
          <table:table-cell office:value-type="float" office:value="6844" table:style-name="ce1">
            <text:p>6844</text:p>
          </table:table-cell>
          <table:table-cell office:value-type="float" office:value="380" table:style-name="ce1">
            <text:p>380</text:p>
          </table:table-cell>
          <table:table-cell office:value-type="float" office:value="0.09" table:formula="of:=MIN([.$B34];[.$E34];[.$H34];[.$K34];[.$N34];[.$Q34];[.$T34];[.$W34];[.$Z34];[.$AC34];[.$AF34];[.$AI34];[.$AL34];[.$AO34];[.$AR34];[.$AU34];[.$AX34];[.$BA34];[.$BD34];[.$BG34];[.$BJ34];[.$BM34];[.$BP34];[.$BS34];[.$BV34];[.$BY34];[.$CB34];[.$CE34];[.$CH34])" table:style-name="ce1">
            <text:p>0,09</text:p>
          </table:table-cell>
          <table:table-cell office:value-type="float" office:value="1586" table:formula="of:=MIN([.$C34];[.$F34];[.$I34];[.$L34];[.$O34];[.$R34];[.$U34];[.$X34];[.$AA34];[.$AD34];[.$AG34];[.$AJ34];[.$AM34];[.$AP34];[.$AV34];[.$AY34];[.$BB34];[.$BE34];[.$BH34];[.$BK34];[.$BN34];[.$BQ34];[.$BT34];[.$BW34];[.$BZ34];[.$CC34];[.$CF34];[.$CI34])" table:style-name="ce1">
            <text:p>1586</text:p>
          </table:table-cell>
          <table:table-cell office:value-type="float" office:value="57" table:formula="of:=MIN([.$D34];[.$G34];[.$J34];[.$M34];[.$P34];[.$S34];[.$V34];[.$Y34];[.$AB34];[.$AE34];[.$AH34];[.$AK34];[.$AN34];[.$AQ34];[.$AW34];[.$AZ34];[.$BC34];[.$BF34];[.$BI34];[.$BL34];[.$BO34];[.$BR34];[.$BU34];[.$BX34];[.$CA34];[.$CD34];[.$CG34];[.$CJ34])" table:style-name="ce1">
            <text:p>57</text:p>
          </table:table-cell>
          <table:table-cell office:value-type="float" office:value="0.21" table:formula="of:=MEDIAN([.$B34];[.$E34];[.$H34];[.$K34];[.$N34];[.$Q34];[.$T34];[.$W34];[.$Z34];[.$AC34];[.$AF34];[.$AI34];[.$AL34];[.$AO34];[.$AR34];[.$AU34];[.$AX34];[.$BA34];[.$BD34];[.$BG34];[.$BJ34];[.$BM34];[.$BP34];[.$BS34];[.$BV34];[.$BY34];[.$CB34];[.$CE34];[.$CH34])" table:style-name="ce1">
            <text:p>0,21</text:p>
          </table:table-cell>
          <table:table-cell office:value-type="float" office:value="6500" table:formula="of:=MEDIAN([.$C34];[.$F34];[.$I34];[.$L34];[.$O34];[.$R34];[.$U34];[.$X34];[.$AA34];[.$AD34];[.$AG34];[.$AJ34];[.$AM34];[.$AP34];[.$AV34];[.$AY34];[.$BB34];[.$BE34];[.$BH34];[.$BK34];[.$BN34];[.$BQ34];[.$BT34];[.$BW34];[.$BZ34];[.$CC34];[.$CF34];[.$CI34])" table:style-name="ce1">
            <text:p>6500</text:p>
          </table:table-cell>
          <table:table-cell office:value-type="float" office:value="313" table:formula="of:=MEDIAN([.$D34];[.$G34];[.$J34];[.$M34];[.$P34];[.$S34];[.$V34];[.$Y34];[.$AB34];[.$AE34];[.$AH34];[.$AK34];[.$AN34];[.$AQ34];[.$AW34];[.$AZ34];[.$BC34];[.$BF34];[.$BI34];[.$BL34];[.$BO34];[.$BR34];[.$BU34];[.$BX34];[.$CA34];[.$CD34];[.$CG34];[.$CJ34])" table:style-name="ce1">
            <text:p>313</text:p>
          </table:table-cell>
          <table:table-cell office:value-type="float" office:value="1200" table:formula="of:=MAX([.$B34];[.$E34];[.$H34];[.$K34];[.$N34];[.$Q34];[.$T34];[.$W34];[.$Z34];[.$AC34];[.$AF34];[.$AI34];[.$AL34];[.$AO34];[.$AR34];[.$AU34];[.$AX34];[.$BA34];[.$BD34];[.$BG34];[.$BJ34];[.$BM34];[.$BP34];[.$BS34];[.$BV34];[.$BY34];[.$CB34];[.$CE34];[.$CH34])" table:style-name="ce1">
            <text:p>1200</text:p>
          </table:table-cell>
          <table:table-cell office:value-type="float" office:value="6866882" table:formula="of:=MAX([.$C34];[.$F34];[.$I34];[.$L34];[.$O34];[.$R34];[.$U34];[.$X34];[.$AA34];[.$AD34];[.$AG34];[.$AJ34];[.$AM34];[.$AP34];[.$AV34];[.$AY34];[.$BB34];[.$BE34];[.$BH34];[.$BK34];[.$BN34];[.$BQ34];[.$BT34];[.$BW34];[.$BZ34];[.$CC34];[.$CF34];[.$CI34])" table:style-name="ce1">
            <text:p>6866882</text:p>
          </table:table-cell>
          <table:table-cell office:value-type="float" office:value="71731" table:formula="of:=MAX([.$D34];[.$G34];[.$J34];[.$M34];[.$P34];[.$S34];[.$V34];[.$Y34];[.$AB34];[.$AE34];[.$AH34];[.$AK34];[.$AN34];[.$AQ34];[.$AW34];[.$AZ34];[.$BC34];[.$BF34];[.$BI34];[.$BL34];[.$BO34];[.$BR34];[.$BU34];[.$BX34];[.$CA34];[.$CD34];[.$CG34];[.$CJ34])" table:style-name="ce1">
            <text:p>7173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2_a3_c70_h25.lp</text:p>
          </table:table-cell>
          <table:table-cell office:value-type="float" office:value="0" table:style-name="ce3">
            <text:p>0</text:p>
          </table:table-cell>
          <table:table-cell office:value-type="float" office:value="136" table:style-name="ce1">
            <text:p>136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910" table:style-name="ce1">
            <text:p>91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3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777" table:style-name="ce1">
            <text:p>77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3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0.11" table:style-name="ce1">
            <text:p>0,11</text:p>
          </table:table-cell>
          <table:table-cell office:value-type="float" office:value="9120" table:style-name="ce1">
            <text:p>9120</text:p>
          </table:table-cell>
          <table:table-cell office:value-type="float" office:value="9" table:style-name="ce1">
            <text:p>9</text:p>
          </table:table-cell>
          <table:table-cell office:value-type="float" office:value="0.12" table:style-name="ce1">
            <text:p>0,12</text:p>
          </table:table-cell>
          <table:table-cell office:value-type="float" office:value="9120" table:style-name="ce1">
            <text:p>9120</text:p>
          </table:table-cell>
          <table:table-cell office:value-type="float" office:value="9" table:style-name="ce1">
            <text:p>9</text:p>
          </table:table-cell>
          <table:table-cell office:value-type="float" office:value="0.13" table:style-name="ce1">
            <text:p>0,13</text:p>
          </table:table-cell>
          <table:table-cell office:value-type="float" office:value="9080" table:style-name="ce1">
            <text:p>9080</text:p>
          </table:table-cell>
          <table:table-cell office:value-type="float" office:value="9" table:style-name="ce1">
            <text:p>9</text:p>
          </table:table-cell>
          <table:table-cell office:value-type="float" office:value="0.15" table:style-name="ce1">
            <text:p>0,15</text:p>
          </table:table-cell>
          <table:table-cell office:value-type="float" office:value="10447" table:style-name="ce2">
            <text:p>10447</text:p>
          </table:table-cell>
          <table:table-cell office:value-type="float" office:value="10" table:style-name="ce1">
            <text:p>10</text:p>
          </table:table-cell>
          <table:table-cell office:value-type="float" office:value="0.12" table:style-name="ce1">
            <text:p>0,12</text:p>
          </table:table-cell>
          <table:table-cell office:value-type="float" office:value="9120" table:style-name="ce1">
            <text:p>9120</text:p>
          </table:table-cell>
          <table:table-cell office:value-type="float" office:value="9" table:style-name="ce1">
            <text:p>9</text:p>
          </table:table-cell>
          <table:table-cell office:value-type="float" office:value="0.11" table:style-name="ce1">
            <text:p>0,11</text:p>
          </table:table-cell>
          <table:table-cell office:value-type="float" office:value="9120" table:style-name="ce1">
            <text:p>9120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5" table:style-name="ce1">
            <text:p>0,15</text:p>
          </table:table-cell>
          <table:table-cell office:value-type="float" office:value="10447" table:style-name="ce2">
            <text:p>10447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79" table:style-name="ce1">
            <text:p>17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79" table:style-name="ce1">
            <text:p>17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79" table:style-name="ce1">
            <text:p>17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79" table:style-name="ce1">
            <text:p>17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18" table:style-name="ce1">
            <text:p>21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758" table:style-name="ce1">
            <text:p>75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60" table:style-name="ce1">
            <text:p>760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595" table:style-name="ce1">
            <text:p>595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777" table:style-name="ce1">
            <text:p>77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777" table:style-name="ce1">
            <text:p>77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3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177" table:style-name="ce1">
            <text:p>177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35];[.$E35];[.$H35];[.$K35];[.$N35];[.$Q35];[.$T35];[.$W35];[.$Z35];[.$AC35];[.$AF35];[.$AI35];[.$AL35];[.$AO35];[.$AR35];[.$AU35];[.$AX35];[.$BA35];[.$BD35];[.$BG35];[.$BJ35];[.$BM35];[.$BP35];[.$BS35];[.$BV35];[.$BY35];[.$CB35];[.$CE35];[.$CH35])" table:style-name="ce1">
            <text:p>0</text:p>
          </table:table-cell>
          <table:table-cell office:value-type="float" office:value="89" table:formula="of:=MIN([.$C35];[.$F35];[.$I35];[.$L35];[.$O35];[.$R35];[.$U35];[.$X35];[.$AA35];[.$AD35];[.$AG35];[.$AJ35];[.$AM35];[.$AP35];[.$AV35];[.$AY35];[.$BB35];[.$BE35];[.$BH35];[.$BK35];[.$BN35];[.$BQ35];[.$BT35];[.$BW35];[.$BZ35];[.$CC35];[.$CF35];[.$CI35])" table:style-name="ce1">
            <text:p>89</text:p>
          </table:table-cell>
          <table:table-cell office:value-type="float" office:value="2" table:formula="of:=MIN([.$D35];[.$G35];[.$J35];[.$M35];[.$P35];[.$S35];[.$V35];[.$Y35];[.$AB35];[.$AE35];[.$AH35];[.$AK35];[.$AN35];[.$AQ35];[.$AW35];[.$AZ35];[.$BC35];[.$BF35];[.$BI35];[.$BL35];[.$BO35];[.$BR35];[.$BU35];[.$BX35];[.$CA35];[.$CD35];[.$CG35];[.$CJ35])" table:style-name="ce1">
            <text:p>2</text:p>
          </table:table-cell>
          <table:table-cell office:value-type="float" office:value="0.01" table:formula="of:=MEDIAN([.$B35];[.$E35];[.$H35];[.$K35];[.$N35];[.$Q35];[.$T35];[.$W35];[.$Z35];[.$AC35];[.$AF35];[.$AI35];[.$AL35];[.$AO35];[.$AR35];[.$AU35];[.$AX35];[.$BA35];[.$BD35];[.$BG35];[.$BJ35];[.$BM35];[.$BP35];[.$BS35];[.$BV35];[.$BY35];[.$CB35];[.$CE35];[.$CH35])" table:style-name="ce1">
            <text:p>0,01</text:p>
          </table:table-cell>
          <table:table-cell office:value-type="float" office:value="406.5" table:formula="of:=MEDIAN([.$C35];[.$F35];[.$I35];[.$L35];[.$O35];[.$R35];[.$U35];[.$X35];[.$AA35];[.$AD35];[.$AG35];[.$AJ35];[.$AM35];[.$AP35];[.$AV35];[.$AY35];[.$BB35];[.$BE35];[.$BH35];[.$BK35];[.$BN35];[.$BQ35];[.$BT35];[.$BW35];[.$BZ35];[.$CC35];[.$CF35];[.$CI35])" table:style-name="ce1">
            <text:p>406,5</text:p>
          </table:table-cell>
          <table:table-cell office:value-type="float" office:value="8" table:formula="of:=MEDIAN([.$D35];[.$G35];[.$J35];[.$M35];[.$P35];[.$S35];[.$V35];[.$Y35];[.$AB35];[.$AE35];[.$AH35];[.$AK35];[.$AN35];[.$AQ35];[.$AW35];[.$AZ35];[.$BC35];[.$BF35];[.$BI35];[.$BL35];[.$BO35];[.$BR35];[.$BU35];[.$BX35];[.$CA35];[.$CD35];[.$CG35];[.$CJ35])" table:style-name="ce1">
            <text:p>8</text:p>
          </table:table-cell>
          <table:table-cell office:value-type="float" office:value="1200" table:formula="of:=MAX([.$B35];[.$E35];[.$H35];[.$K35];[.$N35];[.$Q35];[.$T35];[.$W35];[.$Z35];[.$AC35];[.$AF35];[.$AI35];[.$AL35];[.$AO35];[.$AR35];[.$AU35];[.$AX35];[.$BA35];[.$BD35];[.$BG35];[.$BJ35];[.$BM35];[.$BP35];[.$BS35];[.$BV35];[.$BY35];[.$CB35];[.$CE35];[.$CH35])" table:style-name="ce1">
            <text:p>1200</text:p>
          </table:table-cell>
          <table:table-cell office:value-type="float" office:value="10447" table:formula="of:=MAX([.$C35];[.$F35];[.$I35];[.$L35];[.$O35];[.$R35];[.$U35];[.$X35];[.$AA35];[.$AD35];[.$AG35];[.$AJ35];[.$AM35];[.$AP35];[.$AV35];[.$AY35];[.$BB35];[.$BE35];[.$BH35];[.$BK35];[.$BN35];[.$BQ35];[.$BT35];[.$BW35];[.$BZ35];[.$CC35];[.$CF35];[.$CI35])" table:style-name="ce1">
            <text:p>10447</text:p>
          </table:table-cell>
          <table:table-cell office:value-type="float" office:value="17" table:formula="of:=MAX([.$D35];[.$G35];[.$J35];[.$M35];[.$P35];[.$S35];[.$V35];[.$Y35];[.$AB35];[.$AE35];[.$AH35];[.$AK35];[.$AN35];[.$AQ35];[.$AW35];[.$AZ35];[.$BC35];[.$BF35];[.$BI35];[.$BL35];[.$BO35];[.$BR35];[.$BU35];[.$BX35];[.$CA35];[.$CD35];[.$CG35];[.$CJ35])" table:style-name="ce1">
            <text:p>1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3_a16_c63_h14.lp</text:p>
          </table:table-cell>
          <table:table-cell office:value-type="float" office:value="0.01" table:style-name="ce3">
            <text:p>0,01</text:p>
          </table:table-cell>
          <table:table-cell office:value-type="float" office:value="330" table:style-name="ce1">
            <text:p>330</text:p>
          </table:table-cell>
          <table:table-cell office:value-type="float" office:value="19" table:style-name="ce1">
            <text:p>19</text:p>
          </table:table-cell>
          <table:table-cell office:value-type="float" office:value="0.01" table:style-name="ce3">
            <text:p>0,01</text:p>
          </table:table-cell>
          <table:table-cell office:value-type="float" office:value="701" table:style-name="ce1">
            <text:p>701</text:p>
          </table:table-cell>
          <table:table-cell office:value-type="float" office:value="13" table:style-name="ce1">
            <text:p>13</text:p>
          </table:table-cell>
          <table:table-cell office:value-type="float" office:value="0.03" table:style-name="ce1">
            <text:p>0,03</text:p>
          </table:table-cell>
          <table:table-cell office:value-type="float" office:value="541" table:style-name="ce1">
            <text:p>541</text:p>
          </table:table-cell>
          <table:table-cell office:value-type="float" office:value="9" table:style-name="ce3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541" table:style-name="ce1">
            <text:p>541</text:p>
          </table:table-cell>
          <table:table-cell office:value-type="float" office:value="9" table:style-name="ce3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457" table:style-name="ce1">
            <text:p>457</text:p>
          </table:table-cell>
          <table:table-cell office:value-type="float" office:value="41" table:style-name="ce1">
            <text:p>41</text:p>
          </table:table-cell>
          <table:table-cell office:value-type="float" office:value="0.03" table:style-name="ce1">
            <text:p>0,03</text:p>
          </table:table-cell>
          <table:table-cell office:value-type="float" office:value="2167" table:style-name="ce1">
            <text:p>2167</text:p>
          </table:table-cell>
          <table:table-cell office:value-type="float" office:value="84" table:style-name="ce1">
            <text:p>84</text:p>
          </table:table-cell>
          <table:table-cell office:value-type="float" office:value="0.02" table:style-name="ce1">
            <text:p>0,02</text:p>
          </table:table-cell>
          <table:table-cell office:value-type="float" office:value="560" table:style-name="ce1">
            <text:p>560</text:p>
          </table:table-cell>
          <table:table-cell office:value-type="float" office:value="57" table:style-name="ce1">
            <text:p>57</text:p>
          </table:table-cell>
          <table:table-cell office:value-type="float" office:value="0.03" table:style-name="ce1">
            <text:p>0,03</text:p>
          </table:table-cell>
          <table:table-cell office:value-type="float" office:value="457" table:style-name="ce1">
            <text:p>457</text:p>
          </table:table-cell>
          <table:table-cell office:value-type="float" office:value="41" table:style-name="ce1">
            <text:p>41</text:p>
          </table:table-cell>
          <table:table-cell office:value-type="float" office:value="2.37" table:style-name="ce1">
            <text:p>2,37</text:p>
          </table:table-cell>
          <table:table-cell office:value-type="float" office:value="162982" table:style-name="ce1">
            <text:p>162982</text:p>
          </table:table-cell>
          <table:table-cell office:value-type="float" office:value="5316" table:style-name="ce2">
            <text:p>5316</text:p>
          </table:table-cell>
          <table:table-cell office:value-type="float" office:value="2.4" table:style-name="ce1">
            <text:p>2,4</text:p>
          </table:table-cell>
          <table:table-cell office:value-type="float" office:value="162982" table:style-name="ce1">
            <text:p>162982</text:p>
          </table:table-cell>
          <table:table-cell office:value-type="float" office:value="5316" table:style-name="ce2">
            <text:p>5316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155790" table:style-name="ce1">
            <text:p>155790</text:p>
          </table:table-cell>
          <table:table-cell office:value-type="float" office:value="4294" table:style-name="ce1">
            <text:p>4294</text:p>
          </table:table-cell>
          <table:table-cell office:value-type="float" office:value="3.13" table:style-name="ce1">
            <text:p>3,13</text:p>
          </table:table-cell>
          <table:table-cell office:value-type="float" office:value="281277" table:style-name="ce2">
            <text:p>281277</text:p>
          </table:table-cell>
          <table:table-cell office:value-type="float" office:value="2452" table:style-name="ce1">
            <text:p>2452</text:p>
          </table:table-cell>
          <table:table-cell office:value-type="float" office:value="2.7" table:style-name="ce1">
            <text:p>2,7</text:p>
          </table:table-cell>
          <table:table-cell office:value-type="float" office:value="162982" table:style-name="ce1">
            <text:p>162982</text:p>
          </table:table-cell>
          <table:table-cell office:value-type="float" office:value="5316" table:style-name="ce2">
            <text:p>5316</text:p>
          </table:table-cell>
          <table:table-cell office:value-type="float" office:value="2.61" table:style-name="ce1">
            <text:p>2,61</text:p>
          </table:table-cell>
          <table:table-cell office:value-type="float" office:value="162982" table:style-name="ce1">
            <text:p>162982</text:p>
          </table:table-cell>
          <table:table-cell office:value-type="float" office:value="5316" table:style-name="ce2">
            <text:p>531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3.27" table:style-name="ce1">
            <text:p>3,27</text:p>
          </table:table-cell>
          <table:table-cell office:value-type="float" office:value="281277" table:style-name="ce2">
            <text:p>281277</text:p>
          </table:table-cell>
          <table:table-cell office:value-type="float" office:value="2452" table:style-name="ce1">
            <text:p>2452</text:p>
          </table:table-cell>
          <table:table-cell office:value-type="float" office:value="0.02" table:style-name="ce1">
            <text:p>0,02</text:p>
          </table:table-cell>
          <table:table-cell office:value-type="float" office:value="550" table:style-name="ce1">
            <text:p>550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1">
            <text:p>0,02</text:p>
          </table:table-cell>
          <table:table-cell office:value-type="float" office:value="550" table:style-name="ce1">
            <text:p>550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1">
            <text:p>0,02</text:p>
          </table:table-cell>
          <table:table-cell office:value-type="float" office:value="550" table:style-name="ce1">
            <text:p>550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1">
            <text:p>0,02</text:p>
          </table:table-cell>
          <table:table-cell office:value-type="float" office:value="550" table:style-name="ce1">
            <text:p>550</text:p>
          </table:table-cell>
          <table:table-cell office:value-type="float" office:value="24" table:style-name="ce1">
            <text:p>24</text:p>
          </table:table-cell>
          <table:table-cell office:value-type="float" office:value="0.01" table:style-name="ce3">
            <text:p>0,01</text:p>
          </table:table-cell>
          <table:table-cell office:value-type="float" office:value="363" table:style-name="ce1">
            <text:p>363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1646" table:style-name="ce1">
            <text:p>1646</text:p>
          </table:table-cell>
          <table:table-cell office:value-type="float" office:value="78" table:style-name="ce1">
            <text:p>78</text:p>
          </table:table-cell>
          <table:table-cell office:value-type="float" office:value="0.03" table:style-name="ce1">
            <text:p>0,03</text:p>
          </table:table-cell>
          <table:table-cell office:value-type="float" office:value="2540" table:style-name="ce1">
            <text:p>2540</text:p>
          </table:table-cell>
          <table:table-cell office:value-type="float" office:value="69" table:style-name="ce1">
            <text:p>69</text:p>
          </table:table-cell>
          <table:table-cell office:value-type="float" office:value="0.02" table:style-name="ce1">
            <text:p>0,02</text:p>
          </table:table-cell>
          <table:table-cell office:value-type="float" office:value="242" table:style-name="ce3">
            <text:p>242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963" table:style-name="ce1">
            <text:p>963</text:p>
          </table:table-cell>
          <table:table-cell office:value-type="float" office:value="47" table:style-name="ce1">
            <text:p>47</text:p>
          </table:table-cell>
          <table:table-cell office:value-type="float" office:value="0.03" table:style-name="ce1">
            <text:p>0,03</text:p>
          </table:table-cell>
          <table:table-cell office:value-type="float" office:value="2167" table:style-name="ce1">
            <text:p>2167</text:p>
          </table:table-cell>
          <table:table-cell office:value-type="float" office:value="84" table:style-name="ce1">
            <text:p>84</text:p>
          </table:table-cell>
          <table:table-cell office:value-type="float" office:value="0.03" table:style-name="ce1">
            <text:p>0,03</text:p>
          </table:table-cell>
          <table:table-cell office:value-type="float" office:value="2111" table:style-name="ce1">
            <text:p>2111</text:p>
          </table:table-cell>
          <table:table-cell office:value-type="float" office:value="77" table:style-name="ce1">
            <text:p>77</text:p>
          </table:table-cell>
          <table:table-cell office:value-type="float" office:value="0.03" table:style-name="ce1">
            <text:p>0,03</text:p>
          </table:table-cell>
          <table:table-cell office:value-type="float" office:value="457" table:style-name="ce1">
            <text:p>457</text:p>
          </table:table-cell>
          <table:table-cell office:value-type="float" office:value="41" table:style-name="ce1">
            <text:p>41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1">
            <text:p>504</text:p>
          </table:table-cell>
          <table:table-cell office:value-type="float" office:value="22" table:style-name="ce1">
            <text:p>22</text:p>
          </table:table-cell>
          <table:table-cell office:value-type="float" office:value="0.01" table:formula="of:=MIN([.$B36];[.$E36];[.$H36];[.$K36];[.$N36];[.$Q36];[.$T36];[.$W36];[.$Z36];[.$AC36];[.$AF36];[.$AI36];[.$AL36];[.$AO36];[.$AR36];[.$AU36];[.$AX36];[.$BA36];[.$BD36];[.$BG36];[.$BJ36];[.$BM36];[.$BP36];[.$BS36];[.$BV36];[.$BY36];[.$CB36];[.$CE36];[.$CH36])" table:style-name="ce1">
            <text:p>0,01</text:p>
          </table:table-cell>
          <table:table-cell office:value-type="float" office:value="242" table:formula="of:=MIN([.$C36];[.$F36];[.$I36];[.$L36];[.$O36];[.$R36];[.$U36];[.$X36];[.$AA36];[.$AD36];[.$AG36];[.$AJ36];[.$AM36];[.$AP36];[.$AV36];[.$AY36];[.$BB36];[.$BE36];[.$BH36];[.$BK36];[.$BN36];[.$BQ36];[.$BT36];[.$BW36];[.$BZ36];[.$CC36];[.$CF36];[.$CI36])" table:style-name="ce1">
            <text:p>242</text:p>
          </table:table-cell>
          <table:table-cell office:value-type="float" office:value="9" table:formula="of:=MIN([.$D36];[.$G36];[.$J36];[.$M36];[.$P36];[.$S36];[.$V36];[.$Y36];[.$AB36];[.$AE36];[.$AH36];[.$AK36];[.$AN36];[.$AQ36];[.$AW36];[.$AZ36];[.$BC36];[.$BF36];[.$BI36];[.$BL36];[.$BO36];[.$BR36];[.$BU36];[.$BX36];[.$CA36];[.$CD36];[.$CG36];[.$CJ36])" table:style-name="ce1">
            <text:p>9</text:p>
          </table:table-cell>
          <table:table-cell office:value-type="float" office:value="0.03" table:formula="of:=MEDIAN([.$B36];[.$E36];[.$H36];[.$K36];[.$N36];[.$Q36];[.$T36];[.$W36];[.$Z36];[.$AC36];[.$AF36];[.$AI36];[.$AL36];[.$AO36];[.$AR36];[.$AU36];[.$AX36];[.$BA36];[.$BD36];[.$BG36];[.$BJ36];[.$BM36];[.$BP36];[.$BS36];[.$BV36];[.$BY36];[.$CB36];[.$CE36];[.$CH36])" table:style-name="ce1">
            <text:p>0,03</text:p>
          </table:table-cell>
          <table:table-cell office:value-type="float" office:value="630.5" table:formula="of:=MEDIAN([.$C36];[.$F36];[.$I36];[.$L36];[.$O36];[.$R36];[.$U36];[.$X36];[.$AA36];[.$AD36];[.$AG36];[.$AJ36];[.$AM36];[.$AP36];[.$AV36];[.$AY36];[.$BB36];[.$BE36];[.$BH36];[.$BK36];[.$BN36];[.$BQ36];[.$BT36];[.$BW36];[.$BZ36];[.$CC36];[.$CF36];[.$CI36])" table:style-name="ce1">
            <text:p>630,5</text:p>
          </table:table-cell>
          <table:table-cell office:value-type="float" office:value="44" table:formula="of:=MEDIAN([.$D36];[.$G36];[.$J36];[.$M36];[.$P36];[.$S36];[.$V36];[.$Y36];[.$AB36];[.$AE36];[.$AH36];[.$AK36];[.$AN36];[.$AQ36];[.$AW36];[.$AZ36];[.$BC36];[.$BF36];[.$BI36];[.$BL36];[.$BO36];[.$BR36];[.$BU36];[.$BX36];[.$CA36];[.$CD36];[.$CG36];[.$CJ36])" table:style-name="ce1">
            <text:p>44</text:p>
          </table:table-cell>
          <table:table-cell office:value-type="float" office:value="1200" table:formula="of:=MAX([.$B36];[.$E36];[.$H36];[.$K36];[.$N36];[.$Q36];[.$T36];[.$W36];[.$Z36];[.$AC36];[.$AF36];[.$AI36];[.$AL36];[.$AO36];[.$AR36];[.$AU36];[.$AX36];[.$BA36];[.$BD36];[.$BG36];[.$BJ36];[.$BM36];[.$BP36];[.$BS36];[.$BV36];[.$BY36];[.$CB36];[.$CE36];[.$CH36])" table:style-name="ce1">
            <text:p>1200</text:p>
          </table:table-cell>
          <table:table-cell office:value-type="float" office:value="281277" table:formula="of:=MAX([.$C36];[.$F36];[.$I36];[.$L36];[.$O36];[.$R36];[.$U36];[.$X36];[.$AA36];[.$AD36];[.$AG36];[.$AJ36];[.$AM36];[.$AP36];[.$AV36];[.$AY36];[.$BB36];[.$BE36];[.$BH36];[.$BK36];[.$BN36];[.$BQ36];[.$BT36];[.$BW36];[.$BZ36];[.$CC36];[.$CF36];[.$CI36])" table:style-name="ce1">
            <text:p>281277</text:p>
          </table:table-cell>
          <table:table-cell office:value-type="float" office:value="5316" table:formula="of:=MAX([.$D36];[.$G36];[.$J36];[.$M36];[.$P36];[.$S36];[.$V36];[.$Y36];[.$AB36];[.$AE36];[.$AH36];[.$AK36];[.$AN36];[.$AQ36];[.$AW36];[.$AZ36];[.$BC36];[.$BF36];[.$BI36];[.$BL36];[.$BO36];[.$BR36];[.$BU36];[.$BX36];[.$CA36];[.$CD36];[.$CG36];[.$CJ36])" table:style-name="ce1">
            <text:p>5316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3_a1_c70_h18.lp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1350" table:style-name="ce2">
            <text:p>135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929" table:style-name="ce1">
            <text:p>929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929" table:style-name="ce1">
            <text:p>929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995" table:style-name="ce1">
            <text:p>995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1350" table:style-name="ce2">
            <text:p>1350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929" table:style-name="ce1">
            <text:p>929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2" table:style-name="ce1">
            <text:p>0,02</text:p>
          </table:table-cell>
          <table:table-cell office:value-type="float" office:value="995" table:style-name="ce1">
            <text:p>99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37];[.$E37];[.$H37];[.$K37];[.$N37];[.$Q37];[.$T37];[.$W37];[.$Z37];[.$AC37];[.$AF37];[.$AI37];[.$AL37];[.$AO37];[.$AR37];[.$AU37];[.$AX37];[.$BA37];[.$BD37];[.$BG37];[.$BJ37];[.$BM37];[.$BP37];[.$BS37];[.$BV37];[.$BY37];[.$CB37];[.$CE37];[.$CH37])" table:style-name="ce1">
            <text:p>0</text:p>
          </table:table-cell>
          <table:table-cell office:value-type="float" office:value="7" table:formula="of:=MIN([.$C37];[.$F37];[.$I37];[.$L37];[.$O37];[.$R37];[.$U37];[.$X37];[.$AA37];[.$AD37];[.$AG37];[.$AJ37];[.$AM37];[.$AP37];[.$AV37];[.$AY37];[.$BB37];[.$BE37];[.$BH37];[.$BK37];[.$BN37];[.$BQ37];[.$BT37];[.$BW37];[.$BZ37];[.$CC37];[.$CF37];[.$CI37])" table:style-name="ce1">
            <text:p>7</text:p>
          </table:table-cell>
          <table:table-cell office:value-type="float" office:value="3" table:formula="of:=MIN([.$D37];[.$G37];[.$J37];[.$M37];[.$P37];[.$S37];[.$V37];[.$Y37];[.$AB37];[.$AE37];[.$AH37];[.$AK37];[.$AN37];[.$AQ37];[.$AW37];[.$AZ37];[.$BC37];[.$BF37];[.$BI37];[.$BL37];[.$BO37];[.$BR37];[.$BU37];[.$BX37];[.$CA37];[.$CD37];[.$CG37];[.$CJ37])" table:style-name="ce1">
            <text:p>3</text:p>
          </table:table-cell>
          <table:table-cell office:value-type="float" office:value="0" table:formula="of:=MEDIAN([.$B37];[.$E37];[.$H37];[.$K37];[.$N37];[.$Q37];[.$T37];[.$W37];[.$Z37];[.$AC37];[.$AF37];[.$AI37];[.$AL37];[.$AO37];[.$AR37];[.$AU37];[.$AX37];[.$BA37];[.$BD37];[.$BG37];[.$BJ37];[.$BM37];[.$BP37];[.$BS37];[.$BV37];[.$BY37];[.$CB37];[.$CE37];[.$CH37])" table:style-name="ce1">
            <text:p>0</text:p>
          </table:table-cell>
          <table:table-cell office:value-type="float" office:value="17" table:formula="of:=MEDIAN([.$C37];[.$F37];[.$I37];[.$L37];[.$O37];[.$R37];[.$U37];[.$X37];[.$AA37];[.$AD37];[.$AG37];[.$AJ37];[.$AM37];[.$AP37];[.$AV37];[.$AY37];[.$BB37];[.$BE37];[.$BH37];[.$BK37];[.$BN37];[.$BQ37];[.$BT37];[.$BW37];[.$BZ37];[.$CC37];[.$CF37];[.$CI37])" table:style-name="ce1">
            <text:p>17</text:p>
          </table:table-cell>
          <table:table-cell office:value-type="float" office:value="4" table:formula="of:=MEDIAN([.$D37];[.$G37];[.$J37];[.$M37];[.$P37];[.$S37];[.$V37];[.$Y37];[.$AB37];[.$AE37];[.$AH37];[.$AK37];[.$AN37];[.$AQ37];[.$AW37];[.$AZ37];[.$BC37];[.$BF37];[.$BI37];[.$BL37];[.$BO37];[.$BR37];[.$BU37];[.$BX37];[.$CA37];[.$CD37];[.$CG37];[.$CJ37])" table:style-name="ce1">
            <text:p>4</text:p>
          </table:table-cell>
          <table:table-cell office:value-type="float" office:value="1200" table:formula="of:=MAX([.$B37];[.$E37];[.$H37];[.$K37];[.$N37];[.$Q37];[.$T37];[.$W37];[.$Z37];[.$AC37];[.$AF37];[.$AI37];[.$AL37];[.$AO37];[.$AR37];[.$AU37];[.$AX37];[.$BA37];[.$BD37];[.$BG37];[.$BJ37];[.$BM37];[.$BP37];[.$BS37];[.$BV37];[.$BY37];[.$CB37];[.$CE37];[.$CH37])" table:style-name="ce1">
            <text:p>1200</text:p>
          </table:table-cell>
          <table:table-cell office:value-type="float" office:value="1350" table:formula="of:=MAX([.$C37];[.$F37];[.$I37];[.$L37];[.$O37];[.$R37];[.$U37];[.$X37];[.$AA37];[.$AD37];[.$AG37];[.$AJ37];[.$AM37];[.$AP37];[.$AV37];[.$AY37];[.$BB37];[.$BE37];[.$BH37];[.$BK37];[.$BN37];[.$BQ37];[.$BT37];[.$BW37];[.$BZ37];[.$CC37];[.$CF37];[.$CI37])" table:style-name="ce1">
            <text:p>1350</text:p>
          </table:table-cell>
          <table:table-cell office:value-type="float" office:value="14" table:formula="of:=MAX([.$D37];[.$G37];[.$J37];[.$M37];[.$P37];[.$S37];[.$V37];[.$Y37];[.$AB37];[.$AE37];[.$AH37];[.$AK37];[.$AN37];[.$AQ37];[.$AW37];[.$AZ37];[.$BC37];[.$BF37];[.$BI37];[.$BL37];[.$BO37];[.$BR37];[.$BU37];[.$BX37];[.$CA37];[.$CD37];[.$CG37];[.$CJ37])" table:style-name="ce1">
            <text:p>14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4_a1_c70_h16.lp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38];[.$E38];[.$H38];[.$K38];[.$N38];[.$Q38];[.$T38];[.$W38];[.$Z38];[.$AC38];[.$AF38];[.$AI38];[.$AL38];[.$AO38];[.$AR38];[.$AU38];[.$AX38];[.$BA38];[.$BD38];[.$BG38];[.$BJ38];[.$BM38];[.$BP38];[.$BS38];[.$BV38];[.$BY38];[.$CB38];[.$CE38];[.$CH38])" table:style-name="ce1">
            <text:p>0</text:p>
          </table:table-cell>
          <table:table-cell office:value-type="float" office:value="3" table:formula="of:=MIN([.$C38];[.$F38];[.$I38];[.$L38];[.$O38];[.$R38];[.$U38];[.$X38];[.$AA38];[.$AD38];[.$AG38];[.$AJ38];[.$AM38];[.$AP38];[.$AV38];[.$AY38];[.$BB38];[.$BE38];[.$BH38];[.$BK38];[.$BN38];[.$BQ38];[.$BT38];[.$BW38];[.$BZ38];[.$CC38];[.$CF38];[.$CI38])" table:style-name="ce1">
            <text:p>3</text:p>
          </table:table-cell>
          <table:table-cell office:value-type="float" office:value="0" table:formula="of:=MIN([.$D38];[.$G38];[.$J38];[.$M38];[.$P38];[.$S38];[.$V38];[.$Y38];[.$AB38];[.$AE38];[.$AH38];[.$AK38];[.$AN38];[.$AQ38];[.$AW38];[.$AZ38];[.$BC38];[.$BF38];[.$BI38];[.$BL38];[.$BO38];[.$BR38];[.$BU38];[.$BX38];[.$CA38];[.$CD38];[.$CG38];[.$CJ38])" table:style-name="ce1">
            <text:p>0</text:p>
          </table:table-cell>
          <table:table-cell office:value-type="float" office:value="0" table:formula="of:=MEDIAN([.$B38];[.$E38];[.$H38];[.$K38];[.$N38];[.$Q38];[.$T38];[.$W38];[.$Z38];[.$AC38];[.$AF38];[.$AI38];[.$AL38];[.$AO38];[.$AR38];[.$AU38];[.$AX38];[.$BA38];[.$BD38];[.$BG38];[.$BJ38];[.$BM38];[.$BP38];[.$BS38];[.$BV38];[.$BY38];[.$CB38];[.$CE38];[.$CH38])" table:style-name="ce1">
            <text:p>0</text:p>
          </table:table-cell>
          <table:table-cell office:value-type="float" office:value="13" table:formula="of:=MEDIAN([.$C38];[.$F38];[.$I38];[.$L38];[.$O38];[.$R38];[.$U38];[.$X38];[.$AA38];[.$AD38];[.$AG38];[.$AJ38];[.$AM38];[.$AP38];[.$AV38];[.$AY38];[.$BB38];[.$BE38];[.$BH38];[.$BK38];[.$BN38];[.$BQ38];[.$BT38];[.$BW38];[.$BZ38];[.$CC38];[.$CF38];[.$CI38])" table:style-name="ce1">
            <text:p>13</text:p>
          </table:table-cell>
          <table:table-cell office:value-type="float" office:value="3" table:formula="of:=MEDIAN([.$D38];[.$G38];[.$J38];[.$M38];[.$P38];[.$S38];[.$V38];[.$Y38];[.$AB38];[.$AE38];[.$AH38];[.$AK38];[.$AN38];[.$AQ38];[.$AW38];[.$AZ38];[.$BC38];[.$BF38];[.$BI38];[.$BL38];[.$BO38];[.$BR38];[.$BU38];[.$BX38];[.$CA38];[.$CD38];[.$CG38];[.$CJ38])" table:style-name="ce1">
            <text:p>3</text:p>
          </table:table-cell>
          <table:table-cell office:value-type="float" office:value="1200" table:formula="of:=MAX([.$B38];[.$E38];[.$H38];[.$K38];[.$N38];[.$Q38];[.$T38];[.$W38];[.$Z38];[.$AC38];[.$AF38];[.$AI38];[.$AL38];[.$AO38];[.$AR38];[.$AU38];[.$AX38];[.$BA38];[.$BD38];[.$BG38];[.$BJ38];[.$BM38];[.$BP38];[.$BS38];[.$BV38];[.$BY38];[.$CB38];[.$CE38];[.$CH38])" table:style-name="ce1">
            <text:p>1200</text:p>
          </table:table-cell>
          <table:table-cell office:value-type="float" office:value="1155" table:formula="of:=MAX([.$C38];[.$F38];[.$I38];[.$L38];[.$O38];[.$R38];[.$U38];[.$X38];[.$AA38];[.$AD38];[.$AG38];[.$AJ38];[.$AM38];[.$AP38];[.$AV38];[.$AY38];[.$BB38];[.$BE38];[.$BH38];[.$BK38];[.$BN38];[.$BQ38];[.$BT38];[.$BW38];[.$BZ38];[.$CC38];[.$CF38];[.$CI38])" table:style-name="ce1">
            <text:p>1155</text:p>
          </table:table-cell>
          <table:table-cell office:value-type="float" office:value="8" table:formula="of:=MAX([.$D38];[.$G38];[.$J38];[.$M38];[.$P38];[.$S38];[.$V38];[.$Y38];[.$AB38];[.$AE38];[.$AH38];[.$AK38];[.$AN38];[.$AQ38];[.$AW38];[.$AZ38];[.$BC38];[.$BF38];[.$BI38];[.$BL38];[.$BO38];[.$BR38];[.$BU38];[.$BX38];[.$CA38];[.$CD38];[.$CG38];[.$CJ38])" table:style-name="ce1">
            <text:p>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4_a3_c70_h14.lp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1">
            <text:p>79</text:p>
          </table:table-cell>
          <table:table-cell office:value-type="float" office:value="13" table:style-name="ce2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.06" table:style-name="ce1">
            <text:p>0,06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0.04" table:style-name="ce1">
            <text:p>0,04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0.05" table:style-name="ce1">
            <text:p>0,05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0.04" table:style-name="ce1">
            <text:p>0,04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0.05" table:style-name="ce1">
            <text:p>0,05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0.06" table:style-name="ce1">
            <text:p>0,06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5" table:style-name="ce1">
            <text:p>0,05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171" table:style-name="ce1">
            <text:p>17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71" table:style-name="ce1">
            <text:p>17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71" table:style-name="ce1">
            <text:p>17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71" table:style-name="ce1">
            <text:p>17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69" table:style-name="ce1">
            <text:p>169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69" table:style-name="ce1">
            <text:p>169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39];[.$E39];[.$H39];[.$K39];[.$N39];[.$Q39];[.$T39];[.$W39];[.$Z39];[.$AC39];[.$AF39];[.$AI39];[.$AL39];[.$AO39];[.$AR39];[.$AU39];[.$AX39];[.$BA39];[.$BD39];[.$BG39];[.$BJ39];[.$BM39];[.$BP39];[.$BS39];[.$BV39];[.$BY39];[.$CB39];[.$CE39];[.$CH39])" table:style-name="ce1">
            <text:p>0</text:p>
          </table:table-cell>
          <table:table-cell office:value-type="float" office:value="26" table:formula="of:=MIN([.$C39];[.$F39];[.$I39];[.$L39];[.$O39];[.$R39];[.$U39];[.$X39];[.$AA39];[.$AD39];[.$AG39];[.$AJ39];[.$AM39];[.$AP39];[.$AV39];[.$AY39];[.$BB39];[.$BE39];[.$BH39];[.$BK39];[.$BN39];[.$BQ39];[.$BT39];[.$BW39];[.$BZ39];[.$CC39];[.$CF39];[.$CI39])" table:style-name="ce1">
            <text:p>26</text:p>
          </table:table-cell>
          <table:table-cell office:value-type="float" office:value="1" table:formula="of:=MIN([.$D39];[.$G39];[.$J39];[.$M39];[.$P39];[.$S39];[.$V39];[.$Y39];[.$AB39];[.$AE39];[.$AH39];[.$AK39];[.$AN39];[.$AQ39];[.$AW39];[.$AZ39];[.$BC39];[.$BF39];[.$BI39];[.$BL39];[.$BO39];[.$BR39];[.$BU39];[.$BX39];[.$CA39];[.$CD39];[.$CG39];[.$CJ39])" table:style-name="ce1">
            <text:p>1</text:p>
          </table:table-cell>
          <table:table-cell office:value-type="float" office:value="0.01" table:formula="of:=MEDIAN([.$B39];[.$E39];[.$H39];[.$K39];[.$N39];[.$Q39];[.$T39];[.$W39];[.$Z39];[.$AC39];[.$AF39];[.$AI39];[.$AL39];[.$AO39];[.$AR39];[.$AU39];[.$AX39];[.$BA39];[.$BD39];[.$BG39];[.$BJ39];[.$BM39];[.$BP39];[.$BS39];[.$BV39];[.$BY39];[.$CB39];[.$CE39];[.$CH39])" table:style-name="ce1">
            <text:p>0,01</text:p>
          </table:table-cell>
          <table:table-cell office:value-type="float" office:value="169" table:formula="of:=MEDIAN([.$C39];[.$F39];[.$I39];[.$L39];[.$O39];[.$R39];[.$U39];[.$X39];[.$AA39];[.$AD39];[.$AG39];[.$AJ39];[.$AM39];[.$AP39];[.$AV39];[.$AY39];[.$BB39];[.$BE39];[.$BH39];[.$BK39];[.$BN39];[.$BQ39];[.$BT39];[.$BW39];[.$BZ39];[.$CC39];[.$CF39];[.$CI39])" table:style-name="ce1">
            <text:p>169</text:p>
          </table:table-cell>
          <table:table-cell office:value-type="float" office:value="7" table:formula="of:=MEDIAN([.$D39];[.$G39];[.$J39];[.$M39];[.$P39];[.$S39];[.$V39];[.$Y39];[.$AB39];[.$AE39];[.$AH39];[.$AK39];[.$AN39];[.$AQ39];[.$AW39];[.$AZ39];[.$BC39];[.$BF39];[.$BI39];[.$BL39];[.$BO39];[.$BR39];[.$BU39];[.$BX39];[.$CA39];[.$CD39];[.$CG39];[.$CJ39])" table:style-name="ce1">
            <text:p>7</text:p>
          </table:table-cell>
          <table:table-cell office:value-type="float" office:value="1200" table:formula="of:=MAX([.$B39];[.$E39];[.$H39];[.$K39];[.$N39];[.$Q39];[.$T39];[.$W39];[.$Z39];[.$AC39];[.$AF39];[.$AI39];[.$AL39];[.$AO39];[.$AR39];[.$AU39];[.$AX39];[.$BA39];[.$BD39];[.$BG39];[.$BJ39];[.$BM39];[.$BP39];[.$BS39];[.$BV39];[.$BY39];[.$CB39];[.$CE39];[.$CH39])" table:style-name="ce1">
            <text:p>1200</text:p>
          </table:table-cell>
          <table:table-cell office:value-type="float" office:value="3278" table:formula="of:=MAX([.$C39];[.$F39];[.$I39];[.$L39];[.$O39];[.$R39];[.$U39];[.$X39];[.$AA39];[.$AD39];[.$AG39];[.$AJ39];[.$AM39];[.$AP39];[.$AV39];[.$AY39];[.$BB39];[.$BE39];[.$BH39];[.$BK39];[.$BN39];[.$BQ39];[.$BT39];[.$BW39];[.$BZ39];[.$CC39];[.$CF39];[.$CI39])" table:style-name="ce1">
            <text:p>3278</text:p>
          </table:table-cell>
          <table:table-cell office:value-type="float" office:value="13" table:formula="of:=MAX([.$D39];[.$G39];[.$J39];[.$M39];[.$P39];[.$S39];[.$V39];[.$Y39];[.$AB39];[.$AE39];[.$AH39];[.$AK39];[.$AN39];[.$AQ39];[.$AW39];[.$AZ39];[.$BC39];[.$BF39];[.$BI39];[.$BL39];[.$BO39];[.$BR39];[.$BU39];[.$BX39];[.$CA39];[.$CD39];[.$CG39];[.$CJ39])" table:style-name="ce1">
            <text:p>1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5_a3_c70_h17.lp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381" table:style-name="ce1">
            <text:p>38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5" table:style-name="ce2">
            <text:p>15</text:p>
          </table:table-cell>
          <table:table-cell office:value-type="float" office:value="0.06" table:style-name="ce1">
            <text:p>0,06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0.06" table:style-name="ce1">
            <text:p>0,06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0.08" table:style-name="ce1">
            <text:p>0,08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0.08" table:style-name="ce1">
            <text:p>0,08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0.08" table:style-name="ce1">
            <text:p>0,08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9" table:style-name="ce1">
            <text:p>0,09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81" table:style-name="ce1">
            <text:p>38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81" table:style-name="ce1">
            <text:p>381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40];[.$E40];[.$H40];[.$K40];[.$N40];[.$Q40];[.$T40];[.$W40];[.$Z40];[.$AC40];[.$AF40];[.$AI40];[.$AL40];[.$AO40];[.$AR40];[.$AU40];[.$AX40];[.$BA40];[.$BD40];[.$BG40];[.$BJ40];[.$BM40];[.$BP40];[.$BS40];[.$BV40];[.$BY40];[.$CB40];[.$CE40];[.$CH40])" table:style-name="ce1">
            <text:p>0</text:p>
          </table:table-cell>
          <table:table-cell office:value-type="float" office:value="27" table:formula="of:=MIN([.$C40];[.$F40];[.$I40];[.$L40];[.$O40];[.$R40];[.$U40];[.$X40];[.$AA40];[.$AD40];[.$AG40];[.$AJ40];[.$AM40];[.$AP40];[.$AV40];[.$AY40];[.$BB40];[.$BE40];[.$BH40];[.$BK40];[.$BN40];[.$BQ40];[.$BT40];[.$BW40];[.$BZ40];[.$CC40];[.$CF40];[.$CI40])" table:style-name="ce1">
            <text:p>27</text:p>
          </table:table-cell>
          <table:table-cell office:value-type="float" office:value="0" table:formula="of:=MIN([.$D40];[.$G40];[.$J40];[.$M40];[.$P40];[.$S40];[.$V40];[.$Y40];[.$AB40];[.$AE40];[.$AH40];[.$AK40];[.$AN40];[.$AQ40];[.$AW40];[.$AZ40];[.$BC40];[.$BF40];[.$BI40];[.$BL40];[.$BO40];[.$BR40];[.$BU40];[.$BX40];[.$CA40];[.$CD40];[.$CG40];[.$CJ40])" table:style-name="ce1">
            <text:p>0</text:p>
          </table:table-cell>
          <table:table-cell office:value-type="float" office:value="0" table:formula="of:=MEDIAN([.$B40];[.$E40];[.$H40];[.$K40];[.$N40];[.$Q40];[.$T40];[.$W40];[.$Z40];[.$AC40];[.$AF40];[.$AI40];[.$AL40];[.$AO40];[.$AR40];[.$AU40];[.$AX40];[.$BA40];[.$BD40];[.$BG40];[.$BJ40];[.$BM40];[.$BP40];[.$BS40];[.$BV40];[.$BY40];[.$CB40];[.$CE40];[.$CH40])" table:style-name="ce1">
            <text:p>0</text:p>
          </table:table-cell>
          <table:table-cell office:value-type="float" office:value="120" table:formula="of:=MEDIAN([.$C40];[.$F40];[.$I40];[.$L40];[.$O40];[.$R40];[.$U40];[.$X40];[.$AA40];[.$AD40];[.$AG40];[.$AJ40];[.$AM40];[.$AP40];[.$AV40];[.$AY40];[.$BB40];[.$BE40];[.$BH40];[.$BK40];[.$BN40];[.$BQ40];[.$BT40];[.$BW40];[.$BZ40];[.$CC40];[.$CF40];[.$CI40])" table:style-name="ce1">
            <text:p>120</text:p>
          </table:table-cell>
          <table:table-cell office:value-type="float" office:value="4" table:formula="of:=MEDIAN([.$D40];[.$G40];[.$J40];[.$M40];[.$P40];[.$S40];[.$V40];[.$Y40];[.$AB40];[.$AE40];[.$AH40];[.$AK40];[.$AN40];[.$AQ40];[.$AW40];[.$AZ40];[.$BC40];[.$BF40];[.$BI40];[.$BL40];[.$BO40];[.$BR40];[.$BU40];[.$BX40];[.$CA40];[.$CD40];[.$CG40];[.$CJ40])" table:style-name="ce1">
            <text:p>4</text:p>
          </table:table-cell>
          <table:table-cell office:value-type="float" office:value="1200" table:formula="of:=MAX([.$B40];[.$E40];[.$H40];[.$K40];[.$N40];[.$Q40];[.$T40];[.$W40];[.$Z40];[.$AC40];[.$AF40];[.$AI40];[.$AL40];[.$AO40];[.$AR40];[.$AU40];[.$AX40];[.$BA40];[.$BD40];[.$BG40];[.$BJ40];[.$BM40];[.$BP40];[.$BS40];[.$BV40];[.$BY40];[.$CB40];[.$CE40];[.$CH40])" table:style-name="ce1">
            <text:p>1200</text:p>
          </table:table-cell>
          <table:table-cell office:value-type="float" office:value="3358" table:formula="of:=MAX([.$C40];[.$F40];[.$I40];[.$L40];[.$O40];[.$R40];[.$U40];[.$X40];[.$AA40];[.$AD40];[.$AG40];[.$AJ40];[.$AM40];[.$AP40];[.$AV40];[.$AY40];[.$BB40];[.$BE40];[.$BH40];[.$BK40];[.$BN40];[.$BQ40];[.$BT40];[.$BW40];[.$BZ40];[.$CC40];[.$CF40];[.$CI40])" table:style-name="ce1">
            <text:p>3358</text:p>
          </table:table-cell>
          <table:table-cell office:value-type="float" office:value="15" table:formula="of:=MAX([.$D40];[.$G40];[.$J40];[.$M40];[.$P40];[.$S40];[.$V40];[.$Y40];[.$AB40];[.$AE40];[.$AH40];[.$AK40];[.$AN40];[.$AQ40];[.$AW40];[.$AZ40];[.$BC40];[.$BF40];[.$BI40];[.$BL40];[.$BO40];[.$BR40];[.$BU40];[.$BX40];[.$CA40];[.$CD40];[.$CG40];[.$CJ40])" table:style-name="ce1">
            <text:p>1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6_a3_c70_h22.lp</text:p>
          </table:table-cell>
          <table:table-cell office:value-type="float" office:value="0" table:style-name="ce3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05" table:style-name="ce1">
            <text:p>30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741" table:style-name="ce1">
            <text:p>74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2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0.19" table:style-name="ce1">
            <text:p>0,19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0.24" table:style-name="ce1">
            <text:p>0,24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0.21" table:style-name="ce1">
            <text:p>0,21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0.2" table:style-name="ce1">
            <text:p>0,2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0.22" table:style-name="ce1">
            <text:p>0,22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0.16" table:style-name="ce1">
            <text:p>0,16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67" table:style-name="ce1">
            <text:p>16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67" table:style-name="ce1">
            <text:p>16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67" table:style-name="ce1">
            <text:p>16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67" table:style-name="ce1">
            <text:p>16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439" table:style-name="ce1">
            <text:p>43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39" table:style-name="ce1">
            <text:p>43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3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741" table:style-name="ce1">
            <text:p>74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741" table:style-name="ce1">
            <text:p>74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66" table:style-name="ce1">
            <text:p>166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41];[.$E41];[.$H41];[.$K41];[.$N41];[.$Q41];[.$T41];[.$W41];[.$Z41];[.$AC41];[.$AF41];[.$AI41];[.$AL41];[.$AO41];[.$AR41];[.$AU41];[.$AX41];[.$BA41];[.$BD41];[.$BG41];[.$BJ41];[.$BM41];[.$BP41];[.$BS41];[.$BV41];[.$BY41];[.$CB41];[.$CE41];[.$CH41])" table:style-name="ce1">
            <text:p>0</text:p>
          </table:table-cell>
          <table:table-cell office:value-type="float" office:value="27" table:formula="of:=MIN([.$C41];[.$F41];[.$I41];[.$L41];[.$O41];[.$R41];[.$U41];[.$X41];[.$AA41];[.$AD41];[.$AG41];[.$AJ41];[.$AM41];[.$AP41];[.$AV41];[.$AY41];[.$BB41];[.$BE41];[.$BH41];[.$BK41];[.$BN41];[.$BQ41];[.$BT41];[.$BW41];[.$BZ41];[.$CC41];[.$CF41];[.$CI41])" table:style-name="ce1">
            <text:p>27</text:p>
          </table:table-cell>
          <table:table-cell office:value-type="float" office:value="1" table:formula="of:=MIN([.$D41];[.$G41];[.$J41];[.$M41];[.$P41];[.$S41];[.$V41];[.$Y41];[.$AB41];[.$AE41];[.$AH41];[.$AK41];[.$AN41];[.$AQ41];[.$AW41];[.$AZ41];[.$BC41];[.$BF41];[.$BI41];[.$BL41];[.$BO41];[.$BR41];[.$BU41];[.$BX41];[.$CA41];[.$CD41];[.$CG41];[.$CJ41])" table:style-name="ce1">
            <text:p>1</text:p>
          </table:table-cell>
          <table:table-cell office:value-type="float" office:value="0.01" table:formula="of:=MEDIAN([.$B41];[.$E41];[.$H41];[.$K41];[.$N41];[.$Q41];[.$T41];[.$W41];[.$Z41];[.$AC41];[.$AF41];[.$AI41];[.$AL41];[.$AO41];[.$AR41];[.$AU41];[.$AX41];[.$BA41];[.$BD41];[.$BG41];[.$BJ41];[.$BM41];[.$BP41];[.$BS41];[.$BV41];[.$BY41];[.$CB41];[.$CE41];[.$CH41])" table:style-name="ce1">
            <text:p>0,01</text:p>
          </table:table-cell>
          <table:table-cell office:value-type="float" office:value="167" table:formula="of:=MEDIAN([.$C41];[.$F41];[.$I41];[.$L41];[.$O41];[.$R41];[.$U41];[.$X41];[.$AA41];[.$AD41];[.$AG41];[.$AJ41];[.$AM41];[.$AP41];[.$AV41];[.$AY41];[.$BB41];[.$BE41];[.$BH41];[.$BK41];[.$BN41];[.$BQ41];[.$BT41];[.$BW41];[.$BZ41];[.$CC41];[.$CF41];[.$CI41])" table:style-name="ce1">
            <text:p>167</text:p>
          </table:table-cell>
          <table:table-cell office:value-type="float" office:value="7" table:formula="of:=MEDIAN([.$D41];[.$G41];[.$J41];[.$M41];[.$P41];[.$S41];[.$V41];[.$Y41];[.$AB41];[.$AE41];[.$AH41];[.$AK41];[.$AN41];[.$AQ41];[.$AW41];[.$AZ41];[.$BC41];[.$BF41];[.$BI41];[.$BL41];[.$BO41];[.$BR41];[.$BU41];[.$BX41];[.$CA41];[.$CD41];[.$CG41];[.$CJ41])" table:style-name="ce1">
            <text:p>7</text:p>
          </table:table-cell>
          <table:table-cell office:value-type="float" office:value="1200" table:formula="of:=MAX([.$B41];[.$E41];[.$H41];[.$K41];[.$N41];[.$Q41];[.$T41];[.$W41];[.$Z41];[.$AC41];[.$AF41];[.$AI41];[.$AL41];[.$AO41];[.$AR41];[.$AU41];[.$AX41];[.$BA41];[.$BD41];[.$BG41];[.$BJ41];[.$BM41];[.$BP41];[.$BS41];[.$BV41];[.$BY41];[.$CB41];[.$CE41];[.$CH41])" table:style-name="ce1">
            <text:p>1200</text:p>
          </table:table-cell>
          <table:table-cell office:value-type="float" office:value="8898" table:formula="of:=MAX([.$C41];[.$F41];[.$I41];[.$L41];[.$O41];[.$R41];[.$U41];[.$X41];[.$AA41];[.$AD41];[.$AG41];[.$AJ41];[.$AM41];[.$AP41];[.$AV41];[.$AY41];[.$BB41];[.$BE41];[.$BH41];[.$BK41];[.$BN41];[.$BQ41];[.$BT41];[.$BW41];[.$BZ41];[.$CC41];[.$CF41];[.$CI41])" table:style-name="ce1">
            <text:p>8898</text:p>
          </table:table-cell>
          <table:table-cell office:value-type="float" office:value="17" table:formula="of:=MAX([.$D41];[.$G41];[.$J41];[.$M41];[.$P41];[.$S41];[.$V41];[.$Y41];[.$AB41];[.$AE41];[.$AH41];[.$AK41];[.$AN41];[.$AQ41];[.$AW41];[.$AZ41];[.$BC41];[.$BF41];[.$BI41];[.$BL41];[.$BO41];[.$BR41];[.$BU41];[.$BX41];[.$CA41];[.$CD41];[.$CG41];[.$CJ41])" table:style-name="ce1">
            <text:p>1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7_a2_c70_h15.lp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,05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,05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0.06" table:style-name="ce1">
            <text:p>0,06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0.06" table:style-name="ce1">
            <text:p>0,06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,08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7.0000000000000007E-2" table:style-name="ce1">
            <text:p>0,07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99" table:style-name="ce1">
            <text:p>19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99" table:style-name="ce1">
            <text:p>19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42];[.$E42];[.$H42];[.$K42];[.$N42];[.$Q42];[.$T42];[.$W42];[.$Z42];[.$AC42];[.$AF42];[.$AI42];[.$AL42];[.$AO42];[.$AR42];[.$AU42];[.$AX42];[.$BA42];[.$BD42];[.$BG42];[.$BJ42];[.$BM42];[.$BP42];[.$BS42];[.$BV42];[.$BY42];[.$CB42];[.$CE42];[.$CH42])" table:style-name="ce1">
            <text:p>0</text:p>
          </table:table-cell>
          <table:table-cell office:value-type="float" office:value="15" table:formula="of:=MIN([.$C42];[.$F42];[.$I42];[.$L42];[.$O42];[.$R42];[.$U42];[.$X42];[.$AA42];[.$AD42];[.$AG42];[.$AJ42];[.$AM42];[.$AP42];[.$AV42];[.$AY42];[.$BB42];[.$BE42];[.$BH42];[.$BK42];[.$BN42];[.$BQ42];[.$BT42];[.$BW42];[.$BZ42];[.$CC42];[.$CF42];[.$CI42])" table:style-name="ce1">
            <text:p>15</text:p>
          </table:table-cell>
          <table:table-cell office:value-type="float" office:value="0" table:formula="of:=MIN([.$D42];[.$G42];[.$J42];[.$M42];[.$P42];[.$S42];[.$V42];[.$Y42];[.$AB42];[.$AE42];[.$AH42];[.$AK42];[.$AN42];[.$AQ42];[.$AW42];[.$AZ42];[.$BC42];[.$BF42];[.$BI42];[.$BL42];[.$BO42];[.$BR42];[.$BU42];[.$BX42];[.$CA42];[.$CD42];[.$CG42];[.$CJ42])" table:style-name="ce1">
            <text:p>0</text:p>
          </table:table-cell>
          <table:table-cell office:value-type="float" office:value="0" table:formula="of:=MEDIAN([.$B42];[.$E42];[.$H42];[.$K42];[.$N42];[.$Q42];[.$T42];[.$W42];[.$Z42];[.$AC42];[.$AF42];[.$AI42];[.$AL42];[.$AO42];[.$AR42];[.$AU42];[.$AX42];[.$BA42];[.$BD42];[.$BG42];[.$BJ42];[.$BM42];[.$BP42];[.$BS42];[.$BV42];[.$BY42];[.$CB42];[.$CE42];[.$CH42])" table:style-name="ce1">
            <text:p>0</text:p>
          </table:table-cell>
          <table:table-cell office:value-type="float" office:value="31" table:formula="of:=MEDIAN([.$C42];[.$F42];[.$I42];[.$L42];[.$O42];[.$R42];[.$U42];[.$X42];[.$AA42];[.$AD42];[.$AG42];[.$AJ42];[.$AM42];[.$AP42];[.$AV42];[.$AY42];[.$BB42];[.$BE42];[.$BH42];[.$BK42];[.$BN42];[.$BQ42];[.$BT42];[.$BW42];[.$BZ42];[.$CC42];[.$CF42];[.$CI42])" table:style-name="ce1">
            <text:p>31</text:p>
          </table:table-cell>
          <table:table-cell office:value-type="float" office:value="1" table:formula="of:=MEDIAN([.$D42];[.$G42];[.$J42];[.$M42];[.$P42];[.$S42];[.$V42];[.$Y42];[.$AB42];[.$AE42];[.$AH42];[.$AK42];[.$AN42];[.$AQ42];[.$AW42];[.$AZ42];[.$BC42];[.$BF42];[.$BI42];[.$BL42];[.$BO42];[.$BR42];[.$BU42];[.$BX42];[.$CA42];[.$CD42];[.$CG42];[.$CJ42])" table:style-name="ce1">
            <text:p>1</text:p>
          </table:table-cell>
          <table:table-cell office:value-type="float" office:value="1200" table:formula="of:=MAX([.$B42];[.$E42];[.$H42];[.$K42];[.$N42];[.$Q42];[.$T42];[.$W42];[.$Z42];[.$AC42];[.$AF42];[.$AI42];[.$AL42];[.$AO42];[.$AR42];[.$AU42];[.$AX42];[.$BA42];[.$BD42];[.$BG42];[.$BJ42];[.$BM42];[.$BP42];[.$BS42];[.$BV42];[.$BY42];[.$CB42];[.$CE42];[.$CH42])" table:style-name="ce1">
            <text:p>1200</text:p>
          </table:table-cell>
          <table:table-cell office:value-type="float" office:value="2449" table:formula="of:=MAX([.$C42];[.$F42];[.$I42];[.$L42];[.$O42];[.$R42];[.$U42];[.$X42];[.$AA42];[.$AD42];[.$AG42];[.$AJ42];[.$AM42];[.$AP42];[.$AV42];[.$AY42];[.$BB42];[.$BE42];[.$BH42];[.$BK42];[.$BN42];[.$BQ42];[.$BT42];[.$BW42];[.$BZ42];[.$CC42];[.$CF42];[.$CI42])" table:style-name="ce1">
            <text:p>2449</text:p>
          </table:table-cell>
          <table:table-cell office:value-type="float" office:value="2" table:formula="of:=MAX([.$D42];[.$G42];[.$J42];[.$M42];[.$P42];[.$S42];[.$V42];[.$Y42];[.$AB42];[.$AE42];[.$AH42];[.$AK42];[.$AN42];[.$AQ42];[.$AW42];[.$AZ42];[.$BC42];[.$BF42];[.$BI42];[.$BL42];[.$BO42];[.$BR42];[.$BU42];[.$BX42];[.$CA42];[.$CD42];[.$CG42];[.$CJ42])" table:style-name="ce1">
            <text:p>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7_a3_c70_h13.lp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798" table:style-name="ce1">
            <text:p>79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,08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,08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8" table:style-name="ce1">
            <text:p>0,08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38" table:style-name="ce1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38" table:style-name="ce1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38" table:style-name="ce1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38" table:style-name="ce1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14" table:style-name="ce1">
            <text:p>41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402" table:style-name="ce1">
            <text:p>40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32" table:style-name="ce1">
            <text:p>132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798" table:style-name="ce1">
            <text:p>79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98" table:style-name="ce1">
            <text:p>79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35" table:style-name="ce1">
            <text:p>135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43];[.$E43];[.$H43];[.$K43];[.$N43];[.$Q43];[.$T43];[.$W43];[.$Z43];[.$AC43];[.$AF43];[.$AI43];[.$AL43];[.$AO43];[.$AR43];[.$AU43];[.$AX43];[.$BA43];[.$BD43];[.$BG43];[.$BJ43];[.$BM43];[.$BP43];[.$BS43];[.$BV43];[.$BY43];[.$CB43];[.$CE43];[.$CH43])" table:style-name="ce1">
            <text:p>0</text:p>
          </table:table-cell>
          <table:table-cell office:value-type="float" office:value="18" table:formula="of:=MIN([.$C43];[.$F43];[.$I43];[.$L43];[.$O43];[.$R43];[.$U43];[.$X43];[.$AA43];[.$AD43];[.$AG43];[.$AJ43];[.$AM43];[.$AP43];[.$AV43];[.$AY43];[.$BB43];[.$BE43];[.$BH43];[.$BK43];[.$BN43];[.$BQ43];[.$BT43];[.$BW43];[.$BZ43];[.$CC43];[.$CF43];[.$CI43])" table:style-name="ce1">
            <text:p>18</text:p>
          </table:table-cell>
          <table:table-cell office:value-type="float" office:value="0" table:formula="of:=MIN([.$D43];[.$G43];[.$J43];[.$M43];[.$P43];[.$S43];[.$V43];[.$Y43];[.$AB43];[.$AE43];[.$AH43];[.$AK43];[.$AN43];[.$AQ43];[.$AW43];[.$AZ43];[.$BC43];[.$BF43];[.$BI43];[.$BL43];[.$BO43];[.$BR43];[.$BU43];[.$BX43];[.$CA43];[.$CD43];[.$CG43];[.$CJ43])" table:style-name="ce1">
            <text:p>0</text:p>
          </table:table-cell>
          <table:table-cell office:value-type="float" office:value="0.01" table:formula="of:=MEDIAN([.$B43];[.$E43];[.$H43];[.$K43];[.$N43];[.$Q43];[.$T43];[.$W43];[.$Z43];[.$AC43];[.$AF43];[.$AI43];[.$AL43];[.$AO43];[.$AR43];[.$AU43];[.$AX43];[.$BA43];[.$BD43];[.$BG43];[.$BJ43];[.$BM43];[.$BP43];[.$BS43];[.$BV43];[.$BY43];[.$CB43];[.$CE43];[.$CH43])" table:style-name="ce1">
            <text:p>0,01</text:p>
          </table:table-cell>
          <table:table-cell office:value-type="float" office:value="138" table:formula="of:=MEDIAN([.$C43];[.$F43];[.$I43];[.$L43];[.$O43];[.$R43];[.$U43];[.$X43];[.$AA43];[.$AD43];[.$AG43];[.$AJ43];[.$AM43];[.$AP43];[.$AV43];[.$AY43];[.$BB43];[.$BE43];[.$BH43];[.$BK43];[.$BN43];[.$BQ43];[.$BT43];[.$BW43];[.$BZ43];[.$CC43];[.$CF43];[.$CI43])" table:style-name="ce1">
            <text:p>138</text:p>
          </table:table-cell>
          <table:table-cell office:value-type="float" office:value="8" table:formula="of:=MEDIAN([.$D43];[.$G43];[.$J43];[.$M43];[.$P43];[.$S43];[.$V43];[.$Y43];[.$AB43];[.$AE43];[.$AH43];[.$AK43];[.$AN43];[.$AQ43];[.$AW43];[.$AZ43];[.$BC43];[.$BF43];[.$BI43];[.$BL43];[.$BO43];[.$BR43];[.$BU43];[.$BX43];[.$CA43];[.$CD43];[.$CG43];[.$CJ43])" table:style-name="ce1">
            <text:p>8</text:p>
          </table:table-cell>
          <table:table-cell office:value-type="float" office:value="1200" table:formula="of:=MAX([.$B43];[.$E43];[.$H43];[.$K43];[.$N43];[.$Q43];[.$T43];[.$W43];[.$Z43];[.$AC43];[.$AF43];[.$AI43];[.$AL43];[.$AO43];[.$AR43];[.$AU43];[.$AX43];[.$BA43];[.$BD43];[.$BG43];[.$BJ43];[.$BM43];[.$BP43];[.$BS43];[.$BV43];[.$BY43];[.$CB43];[.$CE43];[.$CH43])" table:style-name="ce1">
            <text:p>1200</text:p>
          </table:table-cell>
          <table:table-cell office:value-type="float" office:value="4228" table:formula="of:=MAX([.$C43];[.$F43];[.$I43];[.$L43];[.$O43];[.$R43];[.$U43];[.$X43];[.$AA43];[.$AD43];[.$AG43];[.$AJ43];[.$AM43];[.$AP43];[.$AV43];[.$AY43];[.$BB43];[.$BE43];[.$BH43];[.$BK43];[.$BN43];[.$BQ43];[.$BT43];[.$BW43];[.$BZ43];[.$CC43];[.$CF43];[.$CI43])" table:style-name="ce1">
            <text:p>4228</text:p>
          </table:table-cell>
          <table:table-cell office:value-type="float" office:value="9" table:formula="of:=MAX([.$D43];[.$G43];[.$J43];[.$M43];[.$P43];[.$S43];[.$V43];[.$Y43];[.$AB43];[.$AE43];[.$AH43];[.$AK43];[.$AN43];[.$AQ43];[.$AW43];[.$AZ43];[.$BC43];[.$BF43];[.$BI43];[.$BL43];[.$BO43];[.$BR43];[.$BU43];[.$BX43];[.$CA43];[.$CD43];[.$CG43];[.$CJ43])" table:style-name="ce1">
            <text:p>9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8_a2_c70_h19.lp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68" table:style-name="ce1">
            <text:p>16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1.81" table:style-name="ce1">
            <text:p>1,81</text:p>
          </table:table-cell>
          <table:table-cell office:value-type="float" office:value="61746" table:style-name="ce1">
            <text:p>61746</text:p>
          </table:table-cell>
          <table:table-cell office:value-type="float" office:value="4873" table:style-name="ce1">
            <text:p>4873</text:p>
          </table:table-cell>
          <table:table-cell office:value-type="float" office:value="1.92" table:style-name="ce1">
            <text:p>1,92</text:p>
          </table:table-cell>
          <table:table-cell office:value-type="float" office:value="61746" table:style-name="ce1">
            <text:p>61746</text:p>
          </table:table-cell>
          <table:table-cell office:value-type="float" office:value="4873" table:style-name="ce1">
            <text:p>4873</text:p>
          </table:table-cell>
          <table:table-cell office:value-type="float" office:value="7.43" table:style-name="ce1">
            <text:p>7,43</text:p>
          </table:table-cell>
          <table:table-cell office:value-type="float" office:value="265904" table:style-name="ce2">
            <text:p>265904</text:p>
          </table:table-cell>
          <table:table-cell office:value-type="float" office:value="24280" table:style-name="ce2">
            <text:p>24280</text:p>
          </table:table-cell>
          <table:table-cell office:value-type="float" office:value="5.67" table:style-name="ce1">
            <text:p>5,67</text:p>
          </table:table-cell>
          <table:table-cell office:value-type="float" office:value="112243" table:style-name="ce1">
            <text:p>112243</text:p>
          </table:table-cell>
          <table:table-cell office:value-type="float" office:value="9044" table:style-name="ce1">
            <text:p>9044</text:p>
          </table:table-cell>
          <table:table-cell office:value-type="float" office:value="1.87" table:style-name="ce1">
            <text:p>1,87</text:p>
          </table:table-cell>
          <table:table-cell office:value-type="float" office:value="61746" table:style-name="ce1">
            <text:p>61746</text:p>
          </table:table-cell>
          <table:table-cell office:value-type="float" office:value="4873" table:style-name="ce1">
            <text:p>4873</text:p>
          </table:table-cell>
          <table:table-cell office:value-type="float" office:value="1.93" table:style-name="ce1">
            <text:p>1,93</text:p>
          </table:table-cell>
          <table:table-cell office:value-type="float" office:value="61746" table:style-name="ce1">
            <text:p>61746</text:p>
          </table:table-cell>
          <table:table-cell office:value-type="float" office:value="4873" table:style-name="ce1">
            <text:p>487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5.46" table:style-name="ce1">
            <text:p>5,46</text:p>
          </table:table-cell>
          <table:table-cell office:value-type="float" office:value="112243" table:style-name="ce1">
            <text:p>112243</text:p>
          </table:table-cell>
          <table:table-cell office:value-type="float" office:value="9044" table:style-name="ce1">
            <text:p>9044</text:p>
          </table:table-cell>
          <table:table-cell office:value-type="float" office:value="0.01" table:style-name="ce1">
            <text:p>0,01</text:p>
          </table:table-cell>
          <table:table-cell office:value-type="float" office:value="288" table:style-name="ce1">
            <text:p>28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88" table:style-name="ce1">
            <text:p>28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88" table:style-name="ce1">
            <text:p>28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88" table:style-name="ce1">
            <text:p>28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24" table:style-name="ce1">
            <text:p>124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98" table:style-name="ce1">
            <text:p>9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98" table:style-name="ce1">
            <text:p>9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85" table:style-name="ce1">
            <text:p>285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68" table:style-name="ce1">
            <text:p>16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68" table:style-name="ce1">
            <text:p>16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86" table:style-name="ce1">
            <text:p>286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44];[.$E44];[.$H44];[.$K44];[.$N44];[.$Q44];[.$T44];[.$W44];[.$Z44];[.$AC44];[.$AF44];[.$AI44];[.$AL44];[.$AO44];[.$AR44];[.$AU44];[.$AX44];[.$BA44];[.$BD44];[.$BG44];[.$BJ44];[.$BM44];[.$BP44];[.$BS44];[.$BV44];[.$BY44];[.$CB44];[.$CE44];[.$CH44])" table:style-name="ce1">
            <text:p>0</text:p>
          </table:table-cell>
          <table:table-cell office:value-type="float" office:value="11" table:formula="of:=MIN([.$C44];[.$F44];[.$I44];[.$L44];[.$O44];[.$R44];[.$U44];[.$X44];[.$AA44];[.$AD44];[.$AG44];[.$AJ44];[.$AM44];[.$AP44];[.$AV44];[.$AY44];[.$BB44];[.$BE44];[.$BH44];[.$BK44];[.$BN44];[.$BQ44];[.$BT44];[.$BW44];[.$BZ44];[.$CC44];[.$CF44];[.$CI44])" table:style-name="ce1">
            <text:p>11</text:p>
          </table:table-cell>
          <table:table-cell office:value-type="float" office:value="1" table:formula="of:=MIN([.$D44];[.$G44];[.$J44];[.$M44];[.$P44];[.$S44];[.$V44];[.$Y44];[.$AB44];[.$AE44];[.$AH44];[.$AK44];[.$AN44];[.$AQ44];[.$AW44];[.$AZ44];[.$BC44];[.$BF44];[.$BI44];[.$BL44];[.$BO44];[.$BR44];[.$BU44];[.$BX44];[.$CA44];[.$CD44];[.$CG44];[.$CJ44])" table:style-name="ce1">
            <text:p>1</text:p>
          </table:table-cell>
          <table:table-cell office:value-type="float" office:value="0.01" table:formula="of:=MEDIAN([.$B44];[.$E44];[.$H44];[.$K44];[.$N44];[.$Q44];[.$T44];[.$W44];[.$Z44];[.$AC44];[.$AF44];[.$AI44];[.$AL44];[.$AO44];[.$AR44];[.$AU44];[.$AX44];[.$BA44];[.$BD44];[.$BG44];[.$BJ44];[.$BM44];[.$BP44];[.$BS44];[.$BV44];[.$BY44];[.$CB44];[.$CE44];[.$CH44])" table:style-name="ce1">
            <text:p>0,01</text:p>
          </table:table-cell>
          <table:table-cell office:value-type="float" office:value="168" table:formula="of:=MEDIAN([.$C44];[.$F44];[.$I44];[.$L44];[.$O44];[.$R44];[.$U44];[.$X44];[.$AA44];[.$AD44];[.$AG44];[.$AJ44];[.$AM44];[.$AP44];[.$AV44];[.$AY44];[.$BB44];[.$BE44];[.$BH44];[.$BK44];[.$BN44];[.$BQ44];[.$BT44];[.$BW44];[.$BZ44];[.$CC44];[.$CF44];[.$CI44])" table:style-name="ce1">
            <text:p>168</text:p>
          </table:table-cell>
          <table:table-cell office:value-type="float" office:value="8" table:formula="of:=MEDIAN([.$D44];[.$G44];[.$J44];[.$M44];[.$P44];[.$S44];[.$V44];[.$Y44];[.$AB44];[.$AE44];[.$AH44];[.$AK44];[.$AN44];[.$AQ44];[.$AW44];[.$AZ44];[.$BC44];[.$BF44];[.$BI44];[.$BL44];[.$BO44];[.$BR44];[.$BU44];[.$BX44];[.$CA44];[.$CD44];[.$CG44];[.$CJ44])" table:style-name="ce1">
            <text:p>8</text:p>
          </table:table-cell>
          <table:table-cell office:value-type="float" office:value="1200" table:formula="of:=MAX([.$B44];[.$E44];[.$H44];[.$K44];[.$N44];[.$Q44];[.$T44];[.$W44];[.$Z44];[.$AC44];[.$AF44];[.$AI44];[.$AL44];[.$AO44];[.$AR44];[.$AU44];[.$AX44];[.$BA44];[.$BD44];[.$BG44];[.$BJ44];[.$BM44];[.$BP44];[.$BS44];[.$BV44];[.$BY44];[.$CB44];[.$CE44];[.$CH44])" table:style-name="ce1">
            <text:p>1200</text:p>
          </table:table-cell>
          <table:table-cell office:value-type="float" office:value="265904" table:formula="of:=MAX([.$C44];[.$F44];[.$I44];[.$L44];[.$O44];[.$R44];[.$U44];[.$X44];[.$AA44];[.$AD44];[.$AG44];[.$AJ44];[.$AM44];[.$AP44];[.$AV44];[.$AY44];[.$BB44];[.$BE44];[.$BH44];[.$BK44];[.$BN44];[.$BQ44];[.$BT44];[.$BW44];[.$BZ44];[.$CC44];[.$CF44];[.$CI44])" table:style-name="ce1">
            <text:p>265904</text:p>
          </table:table-cell>
          <table:table-cell office:value-type="float" office:value="24280" table:formula="of:=MAX([.$D44];[.$G44];[.$J44];[.$M44];[.$P44];[.$S44];[.$V44];[.$Y44];[.$AB44];[.$AE44];[.$AH44];[.$AK44];[.$AN44];[.$AQ44];[.$AW44];[.$AZ44];[.$BC44];[.$BF44];[.$BI44];[.$BL44];[.$BO44];[.$BR44];[.$BU44];[.$BX44];[.$CA44];[.$CD44];[.$CG44];[.$CJ44])" table:style-name="ce1">
            <text:p>242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8_a3_c70_h18.lp</text:p>
          </table:table-cell>
          <table:table-cell office:value-type="float" office:value="0.01" table:style-name="ce3">
            <text:p>0,01</text:p>
          </table:table-cell>
          <table:table-cell office:value-type="float" office:value="169" table:style-name="ce1">
            <text:p>169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407" table:style-name="ce1">
            <text:p>407</text:p>
          </table:table-cell>
          <table:table-cell office:value-type="float" office:value="3" table:style-name="ce3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186" table:style-name="ce1">
            <text:p>186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186" table:style-name="ce1">
            <text:p>186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43" table:style-name="ce3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957" table:style-name="ce1">
            <text:p>95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152" table:style-name="ce1">
            <text:p>15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3">
            <text:p>0,01</text:p>
          </table:table-cell>
          <table:table-cell office:value-type="float" office:value="43" table:style-name="ce3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0.12" table:style-name="ce1">
            <text:p>0,12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0.16" table:style-name="ce1">
            <text:p>0,16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0.17" table:style-name="ce1">
            <text:p>0,17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4000000000000001" table:style-name="ce1">
            <text:p>0,14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240" table:style-name="ce1">
            <text:p>240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69" table:style-name="ce1">
            <text:p>269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1019" table:style-name="ce1">
            <text:p>10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1045" table:style-name="ce1">
            <text:p>1045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,05</text:p>
          </table:table-cell>
          <table:table-cell office:value-type="float" office:value="553" table:style-name="ce1">
            <text:p>553</text:p>
          </table:table-cell>
          <table:table-cell office:value-type="float" office:value="28" table:style-name="ce2">
            <text:p>28</text:p>
          </table:table-cell>
          <table:table-cell office:value-type="float" office:value="0.01" table:style-name="ce3">
            <text:p>0,01</text:p>
          </table:table-cell>
          <table:table-cell office:value-type="float" office:value="197" table:style-name="ce1">
            <text:p>197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957" table:style-name="ce1">
            <text:p>95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957" table:style-name="ce1">
            <text:p>95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43" table:style-name="ce3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237" table:style-name="ce1">
            <text:p>237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45];[.$E45];[.$H45];[.$K45];[.$N45];[.$Q45];[.$T45];[.$W45];[.$Z45];[.$AC45];[.$AF45];[.$AI45];[.$AL45];[.$AO45];[.$AR45];[.$AU45];[.$AX45];[.$BA45];[.$BD45];[.$BG45];[.$BJ45];[.$BM45];[.$BP45];[.$BS45];[.$BV45];[.$BY45];[.$CB45];[.$CE45];[.$CH45])" table:style-name="ce1">
            <text:p>0,01</text:p>
          </table:table-cell>
          <table:table-cell office:value-type="float" office:value="43" table:formula="of:=MIN([.$C45];[.$F45];[.$I45];[.$L45];[.$O45];[.$R45];[.$U45];[.$X45];[.$AA45];[.$AD45];[.$AG45];[.$AJ45];[.$AM45];[.$AP45];[.$AV45];[.$AY45];[.$BB45];[.$BE45];[.$BH45];[.$BK45];[.$BN45];[.$BQ45];[.$BT45];[.$BW45];[.$BZ45];[.$CC45];[.$CF45];[.$CI45])" table:style-name="ce1">
            <text:p>43</text:p>
          </table:table-cell>
          <table:table-cell office:value-type="float" office:value="3" table:formula="of:=MIN([.$D45];[.$G45];[.$J45];[.$M45];[.$P45];[.$S45];[.$V45];[.$Y45];[.$AB45];[.$AE45];[.$AH45];[.$AK45];[.$AN45];[.$AQ45];[.$AW45];[.$AZ45];[.$BC45];[.$BF45];[.$BI45];[.$BL45];[.$BO45];[.$BR45];[.$BU45];[.$BX45];[.$CA45];[.$CD45];[.$CG45];[.$CJ45])" table:style-name="ce1">
            <text:p>3</text:p>
          </table:table-cell>
          <table:table-cell office:value-type="float" office:value="0.02" table:formula="of:=MEDIAN([.$B45];[.$E45];[.$H45];[.$K45];[.$N45];[.$Q45];[.$T45];[.$W45];[.$Z45];[.$AC45];[.$AF45];[.$AI45];[.$AL45];[.$AO45];[.$AR45];[.$AU45];[.$AX45];[.$BA45];[.$BD45];[.$BG45];[.$BJ45];[.$BM45];[.$BP45];[.$BS45];[.$BV45];[.$BY45];[.$CB45];[.$CE45];[.$CH45])" table:style-name="ce1">
            <text:p>0,02</text:p>
          </table:table-cell>
          <table:table-cell office:value-type="float" office:value="338" table:formula="of:=MEDIAN([.$C45];[.$F45];[.$I45];[.$L45];[.$O45];[.$R45];[.$U45];[.$X45];[.$AA45];[.$AD45];[.$AG45];[.$AJ45];[.$AM45];[.$AP45];[.$AV45];[.$AY45];[.$BB45];[.$BE45];[.$BH45];[.$BK45];[.$BN45];[.$BQ45];[.$BT45];[.$BW45];[.$BZ45];[.$CC45];[.$CF45];[.$CI45])" table:style-name="ce1">
            <text:p>338</text:p>
          </table:table-cell>
          <table:table-cell office:value-type="float" office:value="7" table:formula="of:=MEDIAN([.$D45];[.$G45];[.$J45];[.$M45];[.$P45];[.$S45];[.$V45];[.$Y45];[.$AB45];[.$AE45];[.$AH45];[.$AK45];[.$AN45];[.$AQ45];[.$AW45];[.$AZ45];[.$BC45];[.$BF45];[.$BI45];[.$BL45];[.$BO45];[.$BR45];[.$BU45];[.$BX45];[.$CA45];[.$CD45];[.$CG45];[.$CJ45])" table:style-name="ce1">
            <text:p>7</text:p>
          </table:table-cell>
          <table:table-cell office:value-type="float" office:value="1200" table:formula="of:=MAX([.$B45];[.$E45];[.$H45];[.$K45];[.$N45];[.$Q45];[.$T45];[.$W45];[.$Z45];[.$AC45];[.$AF45];[.$AI45];[.$AL45];[.$AO45];[.$AR45];[.$AU45];[.$AX45];[.$BA45];[.$BD45];[.$BG45];[.$BJ45];[.$BM45];[.$BP45];[.$BS45];[.$BV45];[.$BY45];[.$CB45];[.$CE45];[.$CH45])" table:style-name="ce1">
            <text:p>1200</text:p>
          </table:table-cell>
          <table:table-cell office:value-type="float" office:value="6606" table:formula="of:=MAX([.$C45];[.$F45];[.$I45];[.$L45];[.$O45];[.$R45];[.$U45];[.$X45];[.$AA45];[.$AD45];[.$AG45];[.$AJ45];[.$AM45];[.$AP45];[.$AV45];[.$AY45];[.$BB45];[.$BE45];[.$BH45];[.$BK45];[.$BN45];[.$BQ45];[.$BT45];[.$BW45];[.$BZ45];[.$CC45];[.$CF45];[.$CI45])" table:style-name="ce1">
            <text:p>6606</text:p>
          </table:table-cell>
          <table:table-cell office:value-type="float" office:value="28" table:formula="of:=MAX([.$D45];[.$G45];[.$J45];[.$M45];[.$P45];[.$S45];[.$V45];[.$Y45];[.$AB45];[.$AE45];[.$AH45];[.$AK45];[.$AN45];[.$AQ45];[.$AW45];[.$AZ45];[.$BC45];[.$BF45];[.$BI45];[.$BL45];[.$BO45];[.$BR45];[.$BU45];[.$BX45];[.$CA45];[.$CD45];[.$CG45];[.$CJ45])" table:style-name="ce1">
            <text:p>2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9_a2_c70_h32.lp</text:p>
          </table:table-cell>
          <table:table-cell office:value-type="float" office:value="0.01" table:style-name="ce3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102" table:style-name="ce1">
            <text:p>102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3">
            <text:p>0,01</text:p>
          </table:table-cell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3">
            <text:p>0,01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1">
            <text:p>504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3">
            <text:p>0,01</text:p>
          </table:table-cell>
          <table:table-cell office:value-type="float" office:value="93" table:style-name="ce1">
            <text:p>93</text:p>
          </table:table-cell>
          <table:table-cell office:value-type="float" office:value="23" table:style-name="ce2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33" table:style-name="ce1">
            <text:p>0,33</text:p>
          </table:table-cell>
          <table:table-cell office:value-type="float" office:value="7849" table:style-name="ce1">
            <text:p>7849</text:p>
          </table:table-cell>
          <table:table-cell office:value-type="float" office:value="22" table:style-name="ce1">
            <text:p>22</text:p>
          </table:table-cell>
          <table:table-cell office:value-type="float" office:value="0.25" table:style-name="ce1">
            <text:p>0,25</text:p>
          </table:table-cell>
          <table:table-cell office:value-type="float" office:value="8092" table:style-name="ce2">
            <text:p>8092</text:p>
          </table:table-cell>
          <table:table-cell office:value-type="float" office:value="18" table:style-name="ce1">
            <text:p>18</text:p>
          </table:table-cell>
          <table:table-cell office:value-type="float" office:value="0.23" table:style-name="ce1">
            <text:p>0,23</text:p>
          </table:table-cell>
          <table:table-cell office:value-type="float" office:value="8092" table:style-name="ce2">
            <text:p>8092</text:p>
          </table:table-cell>
          <table:table-cell office:value-type="float" office:value="18" table:style-name="ce1">
            <text:p>18</text:p>
          </table:table-cell>
          <table:table-cell office:value-type="float" office:value="0.24" table:style-name="ce1">
            <text:p>0,24</text:p>
          </table:table-cell>
          <table:table-cell office:value-type="float" office:value="7852" table:style-name="ce1">
            <text:p>7852</text:p>
          </table:table-cell>
          <table:table-cell office:value-type="float" office:value="23" table:style-name="ce2">
            <text:p>23</text:p>
          </table:table-cell>
          <table:table-cell office:value-type="float" office:value="0.36" table:style-name="ce1">
            <text:p>0,36</text:p>
          </table:table-cell>
          <table:table-cell office:value-type="float" office:value="7849" table:style-name="ce1">
            <text:p>7849</text:p>
          </table:table-cell>
          <table:table-cell office:value-type="float" office:value="22" table:style-name="ce1">
            <text:p>22</text:p>
          </table:table-cell>
          <table:table-cell office:value-type="float" office:value="0.39" table:style-name="ce1">
            <text:p>0,39</text:p>
          </table:table-cell>
          <table:table-cell office:value-type="float" office:value="8092" table:style-name="ce2">
            <text:p>8092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1" table:style-name="ce1">
            <text:p>0,31</text:p>
          </table:table-cell>
          <table:table-cell office:value-type="float" office:value="7852" table:style-name="ce1">
            <text:p>7852</text:p>
          </table:table-cell>
          <table:table-cell office:value-type="float" office:value="23" table:style-name="ce2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356" table:style-name="ce1">
            <text:p>356</text:p>
          </table:table-cell>
          <table:table-cell office:value-type="float" office:value="20" table:style-name="ce1">
            <text:p>20</text:p>
          </table:table-cell>
          <table:table-cell office:value-type="float" office:value="0.02" table:style-name="ce1">
            <text:p>0,02</text:p>
          </table:table-cell>
          <table:table-cell office:value-type="float" office:value="356" table:style-name="ce1">
            <text:p>356</text:p>
          </table:table-cell>
          <table:table-cell office:value-type="float" office:value="20" table:style-name="ce1">
            <text:p>20</text:p>
          </table:table-cell>
          <table:table-cell office:value-type="float" office:value="0.02" table:style-name="ce1">
            <text:p>0,02</text:p>
          </table:table-cell>
          <table:table-cell office:value-type="float" office:value="356" table:style-name="ce1">
            <text:p>356</text:p>
          </table:table-cell>
          <table:table-cell office:value-type="float" office:value="20" table:style-name="ce1">
            <text:p>20</text:p>
          </table:table-cell>
          <table:table-cell office:value-type="float" office:value="0.02" table:style-name="ce1">
            <text:p>0,02</text:p>
          </table:table-cell>
          <table:table-cell office:value-type="float" office:value="356" table:style-name="ce1">
            <text:p>356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3">
            <text:p>0,01</text:p>
          </table:table-cell>
          <table:table-cell office:value-type="float" office:value="665" table:style-name="ce1">
            <text:p>665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872" table:style-name="ce1">
            <text:p>872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872" table:style-name="ce1">
            <text:p>872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3">
            <text:p>0,01</text:p>
          </table:table-cell>
          <table:table-cell office:value-type="float" office:value="378" table:style-name="ce1">
            <text:p>378</text:p>
          </table:table-cell>
          <table:table-cell office:value-type="float" office:value="23" table:style-name="ce2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1">
            <text:p>504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1">
            <text:p>504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363" table:style-name="ce1">
            <text:p>363</text:p>
          </table:table-cell>
          <table:table-cell office:value-type="float" office:value="21" table:style-name="ce1">
            <text:p>21</text:p>
          </table:table-cell>
          <table:table-cell office:value-type="float" office:value="0.01" table:formula="of:=MIN([.$B46];[.$E46];[.$H46];[.$K46];[.$N46];[.$Q46];[.$T46];[.$W46];[.$Z46];[.$AC46];[.$AF46];[.$AI46];[.$AL46];[.$AO46];[.$AR46];[.$AU46];[.$AX46];[.$BA46];[.$BD46];[.$BG46];[.$BJ46];[.$BM46];[.$BP46];[.$BS46];[.$BV46];[.$BY46];[.$CB46];[.$CE46];[.$CH46])" table:style-name="ce1">
            <text:p>0,01</text:p>
          </table:table-cell>
          <table:table-cell office:value-type="float" office:value="24" table:formula="of:=MIN([.$C46];[.$F46];[.$I46];[.$L46];[.$O46];[.$R46];[.$U46];[.$X46];[.$AA46];[.$AD46];[.$AG46];[.$AJ46];[.$AM46];[.$AP46];[.$AV46];[.$AY46];[.$BB46];[.$BE46];[.$BH46];[.$BK46];[.$BN46];[.$BQ46];[.$BT46];[.$BW46];[.$BZ46];[.$CC46];[.$CF46];[.$CI46])" table:style-name="ce1">
            <text:p>24</text:p>
          </table:table-cell>
          <table:table-cell office:value-type="float" office:value="1" table:formula="of:=MIN([.$D46];[.$G46];[.$J46];[.$M46];[.$P46];[.$S46];[.$V46];[.$Y46];[.$AB46];[.$AE46];[.$AH46];[.$AK46];[.$AN46];[.$AQ46];[.$AW46];[.$AZ46];[.$BC46];[.$BF46];[.$BI46];[.$BL46];[.$BO46];[.$BR46];[.$BU46];[.$BX46];[.$CA46];[.$CD46];[.$CG46];[.$CJ46])" table:style-name="ce1">
            <text:p>1</text:p>
          </table:table-cell>
          <table:table-cell office:value-type="float" office:value="0.02" table:formula="of:=MEDIAN([.$B46];[.$E46];[.$H46];[.$K46];[.$N46];[.$Q46];[.$T46];[.$W46];[.$Z46];[.$AC46];[.$AF46];[.$AI46];[.$AL46];[.$AO46];[.$AR46];[.$AU46];[.$AX46];[.$BA46];[.$BD46];[.$BG46];[.$BJ46];[.$BM46];[.$BP46];[.$BS46];[.$BV46];[.$BY46];[.$CB46];[.$CE46];[.$CH46])" table:style-name="ce1">
            <text:p>0,02</text:p>
          </table:table-cell>
          <table:table-cell office:value-type="float" office:value="370.5" table:formula="of:=MEDIAN([.$C46];[.$F46];[.$I46];[.$L46];[.$O46];[.$R46];[.$U46];[.$X46];[.$AA46];[.$AD46];[.$AG46];[.$AJ46];[.$AM46];[.$AP46];[.$AV46];[.$AY46];[.$BB46];[.$BE46];[.$BH46];[.$BK46];[.$BN46];[.$BQ46];[.$BT46];[.$BW46];[.$BZ46];[.$CC46];[.$CF46];[.$CI46])" table:style-name="ce1">
            <text:p>370,5</text:p>
          </table:table-cell>
          <table:table-cell office:value-type="float" office:value="16.5" table:formula="of:=MEDIAN([.$D46];[.$G46];[.$J46];[.$M46];[.$P46];[.$S46];[.$V46];[.$Y46];[.$AB46];[.$AE46];[.$AH46];[.$AK46];[.$AN46];[.$AQ46];[.$AW46];[.$AZ46];[.$BC46];[.$BF46];[.$BI46];[.$BL46];[.$BO46];[.$BR46];[.$BU46];[.$BX46];[.$CA46];[.$CD46];[.$CG46];[.$CJ46])" table:style-name="ce1">
            <text:p>16,5</text:p>
          </table:table-cell>
          <table:table-cell office:value-type="float" office:value="1200" table:formula="of:=MAX([.$B46];[.$E46];[.$H46];[.$K46];[.$N46];[.$Q46];[.$T46];[.$W46];[.$Z46];[.$AC46];[.$AF46];[.$AI46];[.$AL46];[.$AO46];[.$AR46];[.$AU46];[.$AX46];[.$BA46];[.$BD46];[.$BG46];[.$BJ46];[.$BM46];[.$BP46];[.$BS46];[.$BV46];[.$BY46];[.$CB46];[.$CE46];[.$CH46])" table:style-name="ce1">
            <text:p>1200</text:p>
          </table:table-cell>
          <table:table-cell office:value-type="float" office:value="8092" table:formula="of:=MAX([.$C46];[.$F46];[.$I46];[.$L46];[.$O46];[.$R46];[.$U46];[.$X46];[.$AA46];[.$AD46];[.$AG46];[.$AJ46];[.$AM46];[.$AP46];[.$AV46];[.$AY46];[.$BB46];[.$BE46];[.$BH46];[.$BK46];[.$BN46];[.$BQ46];[.$BT46];[.$BW46];[.$BZ46];[.$CC46];[.$CF46];[.$CI46])" table:style-name="ce1">
            <text:p>8092</text:p>
          </table:table-cell>
          <table:table-cell office:value-type="float" office:value="23" table:formula="of:=MAX([.$D46];[.$G46];[.$J46];[.$M46];[.$P46];[.$S46];[.$V46];[.$Y46];[.$AB46];[.$AE46];[.$AH46];[.$AK46];[.$AN46];[.$AQ46];[.$AW46];[.$AZ46];[.$BC46];[.$BF46];[.$BI46];[.$BL46];[.$BO46];[.$BR46];[.$BU46];[.$BX46];[.$CA46];[.$CD46];[.$CG46];[.$CJ46])" table:style-name="ce1">
            <text:p>2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0_a2_c70_h27.lp</text:p>
          </table:table-cell>
          <table:table-cell office:value-type="float" office:value="0.01" table:style-name="ce3">
            <text:p>0,01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662" table:style-name="ce1">
            <text:p>662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3">
            <text:p>0,01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51" table:style-name="ce3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0.01" table:style-name="ce3">
            <text:p>0,01</text:p>
          </table:table-cell>
          <table:table-cell office:value-type="float" office:value="1574" table:style-name="ce1">
            <text:p>157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51" table:style-name="ce3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0.22" table:style-name="ce1">
            <text:p>0,22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,2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18" table:style-name="ce1">
            <text:p>0,18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23" table:style-name="ce1">
            <text:p>0,23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26" table:style-name="ce1">
            <text:p>0,26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25" table:style-name="ce1">
            <text:p>0,25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5" table:style-name="ce1">
            <text:p>0,25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154" table:style-name="ce1">
            <text:p>154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515" table:style-name="ce1">
            <text:p>515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515" table:style-name="ce1">
            <text:p>515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3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1574" table:style-name="ce1">
            <text:p>157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1574" table:style-name="ce1">
            <text:p>157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51" table:style-name="ce3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0.01" table:style-name="ce3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1" table:formula="of:=MIN([.$B47];[.$E47];[.$H47];[.$K47];[.$N47];[.$Q47];[.$T47];[.$W47];[.$Z47];[.$AC47];[.$AF47];[.$AI47];[.$AL47];[.$AO47];[.$AR47];[.$AU47];[.$AX47];[.$BA47];[.$BD47];[.$BG47];[.$BJ47];[.$BM47];[.$BP47];[.$BS47];[.$BV47];[.$BY47];[.$CB47];[.$CE47];[.$CH47])" table:style-name="ce1">
            <text:p>0,01</text:p>
          </table:table-cell>
          <table:table-cell office:value-type="float" office:value="51" table:formula="of:=MIN([.$C47];[.$F47];[.$I47];[.$L47];[.$O47];[.$R47];[.$U47];[.$X47];[.$AA47];[.$AD47];[.$AG47];[.$AJ47];[.$AM47];[.$AP47];[.$AV47];[.$AY47];[.$BB47];[.$BE47];[.$BH47];[.$BK47];[.$BN47];[.$BQ47];[.$BT47];[.$BW47];[.$BZ47];[.$CC47];[.$CF47];[.$CI47])" table:style-name="ce1">
            <text:p>51</text:p>
          </table:table-cell>
          <table:table-cell office:value-type="float" office:value="3" table:formula="of:=MIN([.$D47];[.$G47];[.$J47];[.$M47];[.$P47];[.$S47];[.$V47];[.$Y47];[.$AB47];[.$AE47];[.$AH47];[.$AK47];[.$AN47];[.$AQ47];[.$AW47];[.$AZ47];[.$BC47];[.$BF47];[.$BI47];[.$BL47];[.$BO47];[.$BR47];[.$BU47];[.$BX47];[.$CA47];[.$CD47];[.$CG47];[.$CJ47])" table:style-name="ce1">
            <text:p>3</text:p>
          </table:table-cell>
          <table:table-cell office:value-type="float" office:value="0.02" table:formula="of:=MEDIAN([.$B47];[.$E47];[.$H47];[.$K47];[.$N47];[.$Q47];[.$T47];[.$W47];[.$Z47];[.$AC47];[.$AF47];[.$AI47];[.$AL47];[.$AO47];[.$AR47];[.$AU47];[.$AX47];[.$BA47];[.$BD47];[.$BG47];[.$BJ47];[.$BM47];[.$BP47];[.$BS47];[.$BV47];[.$BY47];[.$CB47];[.$CE47];[.$CH47])" table:style-name="ce1">
            <text:p>0,02</text:p>
          </table:table-cell>
          <table:table-cell office:value-type="float" office:value="159" table:formula="of:=MEDIAN([.$C47];[.$F47];[.$I47];[.$L47];[.$O47];[.$R47];[.$U47];[.$X47];[.$AA47];[.$AD47];[.$AG47];[.$AJ47];[.$AM47];[.$AP47];[.$AV47];[.$AY47];[.$BB47];[.$BE47];[.$BH47];[.$BK47];[.$BN47];[.$BQ47];[.$BT47];[.$BW47];[.$BZ47];[.$CC47];[.$CF47];[.$CI47])" table:style-name="ce1">
            <text:p>159</text:p>
          </table:table-cell>
          <table:table-cell office:value-type="float" office:value="5" table:formula="of:=MEDIAN([.$D47];[.$G47];[.$J47];[.$M47];[.$P47];[.$S47];[.$V47];[.$Y47];[.$AB47];[.$AE47];[.$AH47];[.$AK47];[.$AN47];[.$AQ47];[.$AW47];[.$AZ47];[.$BC47];[.$BF47];[.$BI47];[.$BL47];[.$BO47];[.$BR47];[.$BU47];[.$BX47];[.$CA47];[.$CD47];[.$CG47];[.$CJ47])" table:style-name="ce1">
            <text:p>5</text:p>
          </table:table-cell>
          <table:table-cell office:value-type="float" office:value="1200" table:formula="of:=MAX([.$B47];[.$E47];[.$H47];[.$K47];[.$N47];[.$Q47];[.$T47];[.$W47];[.$Z47];[.$AC47];[.$AF47];[.$AI47];[.$AL47];[.$AO47];[.$AR47];[.$AU47];[.$AX47];[.$BA47];[.$BD47];[.$BG47];[.$BJ47];[.$BM47];[.$BP47];[.$BS47];[.$BV47];[.$BY47];[.$CB47];[.$CE47];[.$CH47])" table:style-name="ce1">
            <text:p>1200</text:p>
          </table:table-cell>
          <table:table-cell office:value-type="float" office:value="8146" table:formula="of:=MAX([.$C47];[.$F47];[.$I47];[.$L47];[.$O47];[.$R47];[.$U47];[.$X47];[.$AA47];[.$AD47];[.$AG47];[.$AJ47];[.$AM47];[.$AP47];[.$AV47];[.$AY47];[.$BB47];[.$BE47];[.$BH47];[.$BK47];[.$BN47];[.$BQ47];[.$BT47];[.$BW47];[.$BZ47];[.$CC47];[.$CF47];[.$CI47])" table:style-name="ce1">
            <text:p>8146</text:p>
          </table:table-cell>
          <table:table-cell office:value-type="float" office:value="14" table:formula="of:=MAX([.$D47];[.$G47];[.$J47];[.$M47];[.$P47];[.$S47];[.$V47];[.$Y47];[.$AB47];[.$AE47];[.$AH47];[.$AK47];[.$AN47];[.$AQ47];[.$AW47];[.$AZ47];[.$BC47];[.$BF47];[.$BI47];[.$BL47];[.$BO47];[.$BR47];[.$BU47];[.$BX47];[.$CA47];[.$CD47];[.$CG47];[.$CJ47])" table:style-name="ce1">
            <text:p>14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0_a3_c70_h20.lp</text:p>
          </table:table-cell>
          <table:table-cell office:value-type="float" office:value="0.01" table:style-name="ce3">
            <text:p>0,01</text:p>
          </table:table-cell>
          <table:table-cell office:value-type="float" office:value="158" table:style-name="ce1">
            <text:p>158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361" table:style-name="ce1">
            <text:p>361</text:p>
          </table:table-cell>
          <table:table-cell office:value-type="float" office:value="2" table:style-name="ce3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231" table:style-name="ce1">
            <text:p>231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231" table:style-name="ce1">
            <text:p>231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41" table:style-name="ce3">
            <text:p>141</text:p>
          </table:table-cell>
          <table:table-cell office:value-type="float" office:value="23" table:style-name="ce2">
            <text:p>23</text:p>
          </table:table-cell>
          <table:table-cell office:value-type="float" office:value="0.01" table:style-name="ce3">
            <text:p>0,01</text:p>
          </table:table-cell>
          <table:table-cell office:value-type="float" office:value="896" table:style-name="ce1">
            <text:p>89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67" table:style-name="ce1">
            <text:p>167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1">
            <text:p>0,02</text:p>
          </table:table-cell>
          <table:table-cell office:value-type="float" office:value="141" table:style-name="ce3">
            <text:p>141</text:p>
          </table:table-cell>
          <table:table-cell office:value-type="float" office:value="23" table:style-name="ce2">
            <text:p>23</text:p>
          </table:table-cell>
          <table:table-cell office:value-type="float" office:value="0.22" table:style-name="ce1">
            <text:p>0,22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24" table:style-name="ce1">
            <text:p>0,24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24" table:style-name="ce1">
            <text:p>0,24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27" table:style-name="ce1">
            <text:p>0,27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27" table:style-name="ce1">
            <text:p>0,27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7" table:style-name="ce1">
            <text:p>0,27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214" table:style-name="ce1">
            <text:p>214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14" table:style-name="ce1">
            <text:p>214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14" table:style-name="ce1">
            <text:p>214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14" table:style-name="ce1">
            <text:p>214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212" table:style-name="ce1">
            <text:p>212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109" table:style-name="ce1">
            <text:p>1109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105" table:style-name="ce1">
            <text:p>1105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95" table:style-name="ce1">
            <text:p>295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12" table:style-name="ce1">
            <text:p>212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896" table:style-name="ce1">
            <text:p>896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896" table:style-name="ce1">
            <text:p>89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41" table:style-name="ce3">
            <text:p>141</text:p>
          </table:table-cell>
          <table:table-cell office:value-type="float" office:value="23" table:style-name="ce2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212" table:style-name="ce1">
            <text:p>212</text:p>
          </table:table-cell>
          <table:table-cell office:value-type="float" office:value="8" table:style-name="ce1">
            <text:p>8</text:p>
          </table:table-cell>
          <table:table-cell office:value-type="float" office:value="0.01" table:formula="of:=MIN([.$B48];[.$E48];[.$H48];[.$K48];[.$N48];[.$Q48];[.$T48];[.$W48];[.$Z48];[.$AC48];[.$AF48];[.$AI48];[.$AL48];[.$AO48];[.$AR48];[.$AU48];[.$AX48];[.$BA48];[.$BD48];[.$BG48];[.$BJ48];[.$BM48];[.$BP48];[.$BS48];[.$BV48];[.$BY48];[.$CB48];[.$CE48];[.$CH48])" table:style-name="ce1">
            <text:p>0,01</text:p>
          </table:table-cell>
          <table:table-cell office:value-type="float" office:value="141" table:formula="of:=MIN([.$C48];[.$F48];[.$I48];[.$L48];[.$O48];[.$R48];[.$U48];[.$X48];[.$AA48];[.$AD48];[.$AG48];[.$AJ48];[.$AM48];[.$AP48];[.$AV48];[.$AY48];[.$BB48];[.$BE48];[.$BH48];[.$BK48];[.$BN48];[.$BQ48];[.$BT48];[.$BW48];[.$BZ48];[.$CC48];[.$CF48];[.$CI48])" table:style-name="ce1">
            <text:p>141</text:p>
          </table:table-cell>
          <table:table-cell office:value-type="float" office:value="2" table:formula="of:=MIN([.$D48];[.$G48];[.$J48];[.$M48];[.$P48];[.$S48];[.$V48];[.$Y48];[.$AB48];[.$AE48];[.$AH48];[.$AK48];[.$AN48];[.$AQ48];[.$AW48];[.$AZ48];[.$BC48];[.$BF48];[.$BI48];[.$BL48];[.$BO48];[.$BR48];[.$BU48];[.$BX48];[.$CA48];[.$CD48];[.$CG48];[.$CJ48])" table:style-name="ce1">
            <text:p>2</text:p>
          </table:table-cell>
          <table:table-cell office:value-type="float" office:value="0.02" table:formula="of:=MEDIAN([.$B48];[.$E48];[.$H48];[.$K48];[.$N48];[.$Q48];[.$T48];[.$W48];[.$Z48];[.$AC48];[.$AF48];[.$AI48];[.$AL48];[.$AO48];[.$AR48];[.$AU48];[.$AX48];[.$BA48];[.$BD48];[.$BG48];[.$BJ48];[.$BM48];[.$BP48];[.$BS48];[.$BV48];[.$BY48];[.$CB48];[.$CE48];[.$CH48])" table:style-name="ce1">
            <text:p>0,02</text:p>
          </table:table-cell>
          <table:table-cell office:value-type="float" office:value="263" table:formula="of:=MEDIAN([.$C48];[.$F48];[.$I48];[.$L48];[.$O48];[.$R48];[.$U48];[.$X48];[.$AA48];[.$AD48];[.$AG48];[.$AJ48];[.$AM48];[.$AP48];[.$AV48];[.$AY48];[.$BB48];[.$BE48];[.$BH48];[.$BK48];[.$BN48];[.$BQ48];[.$BT48];[.$BW48];[.$BZ48];[.$CC48];[.$CF48];[.$CI48])" table:style-name="ce1">
            <text:p>263</text:p>
          </table:table-cell>
          <table:table-cell office:value-type="float" office:value="8" table:formula="of:=MEDIAN([.$D48];[.$G48];[.$J48];[.$M48];[.$P48];[.$S48];[.$V48];[.$Y48];[.$AB48];[.$AE48];[.$AH48];[.$AK48];[.$AN48];[.$AQ48];[.$AW48];[.$AZ48];[.$BC48];[.$BF48];[.$BI48];[.$BL48];[.$BO48];[.$BR48];[.$BU48];[.$BX48];[.$CA48];[.$CD48];[.$CG48];[.$CJ48])" table:style-name="ce1">
            <text:p>8</text:p>
          </table:table-cell>
          <table:table-cell office:value-type="float" office:value="1200" table:formula="of:=MAX([.$B48];[.$E48];[.$H48];[.$K48];[.$N48];[.$Q48];[.$T48];[.$W48];[.$Z48];[.$AC48];[.$AF48];[.$AI48];[.$AL48];[.$AO48];[.$AR48];[.$AU48];[.$AX48];[.$BA48];[.$BD48];[.$BG48];[.$BJ48];[.$BM48];[.$BP48];[.$BS48];[.$BV48];[.$BY48];[.$CB48];[.$CE48];[.$CH48])" table:style-name="ce1">
            <text:p>1200</text:p>
          </table:table-cell>
          <table:table-cell office:value-type="float" office:value="8344" table:formula="of:=MAX([.$C48];[.$F48];[.$I48];[.$L48];[.$O48];[.$R48];[.$U48];[.$X48];[.$AA48];[.$AD48];[.$AG48];[.$AJ48];[.$AM48];[.$AP48];[.$AV48];[.$AY48];[.$BB48];[.$BE48];[.$BH48];[.$BK48];[.$BN48];[.$BQ48];[.$BT48];[.$BW48];[.$BZ48];[.$CC48];[.$CF48];[.$CI48])" table:style-name="ce1">
            <text:p>8344</text:p>
          </table:table-cell>
          <table:table-cell office:value-type="float" office:value="23" table:formula="of:=MAX([.$D48];[.$G48];[.$J48];[.$M48];[.$P48];[.$S48];[.$V48];[.$Y48];[.$AB48];[.$AE48];[.$AH48];[.$AK48];[.$AN48];[.$AQ48];[.$AW48];[.$AZ48];[.$BC48];[.$BF48];[.$BI48];[.$BL48];[.$BO48];[.$BR48];[.$BU48];[.$BX48];[.$CA48];[.$CD48];[.$CG48];[.$CJ48])" table:style-name="ce1">
            <text:p>2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1_a12_c41_h47.lp</text:p>
          </table:table-cell>
          <table:table-cell office:value-type="float" office:value="0.13" table:style-name="ce1">
            <text:p>0,13</text:p>
          </table:table-cell>
          <table:table-cell office:value-type="float" office:value="1155" table:style-name="ce1">
            <text:p>1155</text:p>
          </table:table-cell>
          <table:table-cell office:value-type="float" office:value="52" table:style-name="ce1">
            <text:p>52</text:p>
          </table:table-cell>
          <table:table-cell office:value-type="float" office:value="0.38" table:style-name="ce1">
            <text:p>0,38</text:p>
          </table:table-cell>
          <table:table-cell office:value-type="float" office:value="19330" table:style-name="ce1">
            <text:p>19330</text:p>
          </table:table-cell>
          <table:table-cell office:value-type="float" office:value="306" table:style-name="ce1">
            <text:p>306</text:p>
          </table:table-cell>
          <table:table-cell office:value-type="float" office:value="0.44" table:style-name="ce1">
            <text:p>0,44</text:p>
          </table:table-cell>
          <table:table-cell office:value-type="float" office:value="4646" table:style-name="ce1">
            <text:p>4646</text:p>
          </table:table-cell>
          <table:table-cell office:value-type="float" office:value="295" table:style-name="ce1">
            <text:p>295</text:p>
          </table:table-cell>
          <table:table-cell office:value-type="float" office:value="0.4" table:style-name="ce1">
            <text:p>0,4</text:p>
          </table:table-cell>
          <table:table-cell office:value-type="float" office:value="4646" table:style-name="ce1">
            <text:p>4646</text:p>
          </table:table-cell>
          <table:table-cell office:value-type="float" office:value="295" table:style-name="ce1">
            <text:p>295</text:p>
          </table:table-cell>
          <table:table-cell office:value-type="float" office:value="0.33" table:style-name="ce1">
            <text:p>0,33</text:p>
          </table:table-cell>
          <table:table-cell office:value-type="float" office:value="2649" table:style-name="ce1">
            <text:p>2649</text:p>
          </table:table-cell>
          <table:table-cell office:value-type="float" office:value="202" table:style-name="ce1">
            <text:p>202</text:p>
          </table:table-cell>
          <table:table-cell office:value-type="float" office:value="0.34" table:style-name="ce1">
            <text:p>0,34</text:p>
          </table:table-cell>
          <table:table-cell office:value-type="float" office:value="11319" table:style-name="ce1">
            <text:p>11319</text:p>
          </table:table-cell>
          <table:table-cell office:value-type="float" office:value="303" table:style-name="ce1">
            <text:p>303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846" table:style-name="ce3">
            <text:p>846</text:p>
          </table:table-cell>
          <table:table-cell office:value-type="float" office:value="64" table:style-name="ce1">
            <text:p>6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649" table:style-name="ce1">
            <text:p>2649</text:p>
          </table:table-cell>
          <table:table-cell office:value-type="float" office:value="202" table:style-name="ce1">
            <text:p>202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5260" table:style-name="ce1">
            <text:p>15260</text:p>
          </table:table-cell>
          <table:table-cell office:value-type="float" office:value="161" table:style-name="ce1">
            <text:p>161</text:p>
          </table:table-cell>
          <table:table-cell office:value-type="float" office:value="1.6" table:style-name="ce1">
            <text:p>1,6</text:p>
          </table:table-cell>
          <table:table-cell office:value-type="float" office:value="22916" table:style-name="ce1">
            <text:p>22916</text:p>
          </table:table-cell>
          <table:table-cell office:value-type="float" office:value="42" table:style-name="ce3">
            <text:p>42</text:p>
          </table:table-cell>
          <table:table-cell office:value-type="float" office:value="1.42" table:style-name="ce1">
            <text:p>1,42</text:p>
          </table:table-cell>
          <table:table-cell office:value-type="float" office:value="23004" table:style-name="ce1">
            <text:p>23004</text:p>
          </table:table-cell>
          <table:table-cell office:value-type="float" office:value="42" table:style-name="ce3">
            <text:p>42</text:p>
          </table:table-cell>
          <table:table-cell office:value-type="float" office:value="1.07" table:style-name="ce1">
            <text:p>1,07</text:p>
          </table:table-cell>
          <table:table-cell office:value-type="float" office:value="15451" table:style-name="ce1">
            <text:p>15451</text:p>
          </table:table-cell>
          <table:table-cell office:value-type="float" office:value="61" table:style-name="ce1">
            <text:p>61</text:p>
          </table:table-cell>
          <table:table-cell office:value-type="float" office:value="1.33" table:style-name="ce1">
            <text:p>1,33</text:p>
          </table:table-cell>
          <table:table-cell office:value-type="float" office:value="15260" table:style-name="ce1">
            <text:p>15260</text:p>
          </table:table-cell>
          <table:table-cell office:value-type="float" office:value="161" table:style-name="ce1">
            <text:p>161</text:p>
          </table:table-cell>
          <table:table-cell office:value-type="float" office:value="1.64" table:style-name="ce1">
            <text:p>1,64</text:p>
          </table:table-cell>
          <table:table-cell office:value-type="float" office:value="22916" table:style-name="ce1">
            <text:p>22916</text:p>
          </table:table-cell>
          <table:table-cell office:value-type="float" office:value="42" table:style-name="ce3">
            <text:p>4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26" table:style-name="ce1">
            <text:p>1,26</text:p>
          </table:table-cell>
          <table:table-cell office:value-type="float" office:value="15451" table:style-name="ce1">
            <text:p>15451</text:p>
          </table:table-cell>
          <table:table-cell office:value-type="float" office:value="61" table:style-name="ce1">
            <text:p>61</text:p>
          </table:table-cell>
          <table:table-cell office:value-type="float" office:value="0.17" table:style-name="ce1">
            <text:p>0,17</text:p>
          </table:table-cell>
          <table:table-cell office:value-type="float" office:value="1656" table:style-name="ce1">
            <text:p>1656</text:p>
          </table:table-cell>
          <table:table-cell office:value-type="float" office:value="168" table:style-name="ce1">
            <text:p>168</text:p>
          </table:table-cell>
          <table:table-cell office:value-type="float" office:value="0.15" table:style-name="ce1">
            <text:p>0,15</text:p>
          </table:table-cell>
          <table:table-cell office:value-type="float" office:value="1656" table:style-name="ce1">
            <text:p>1656</text:p>
          </table:table-cell>
          <table:table-cell office:value-type="float" office:value="168" table:style-name="ce1">
            <text:p>168</text:p>
          </table:table-cell>
          <table:table-cell office:value-type="float" office:value="0.15" table:style-name="ce1">
            <text:p>0,15</text:p>
          </table:table-cell>
          <table:table-cell office:value-type="float" office:value="1656" table:style-name="ce1">
            <text:p>1656</text:p>
          </table:table-cell>
          <table:table-cell office:value-type="float" office:value="168" table:style-name="ce1">
            <text:p>168</text:p>
          </table:table-cell>
          <table:table-cell office:value-type="float" office:value="0.15" table:style-name="ce1">
            <text:p>0,15</text:p>
          </table:table-cell>
          <table:table-cell office:value-type="float" office:value="1656" table:style-name="ce1">
            <text:p>1656</text:p>
          </table:table-cell>
          <table:table-cell office:value-type="float" office:value="168" table:style-name="ce1">
            <text:p>168</text:p>
          </table:table-cell>
          <table:table-cell office:value-type="float" office:value="0.12" table:style-name="ce1">
            <text:p>0,12</text:p>
          </table:table-cell>
          <table:table-cell office:value-type="float" office:value="875" table:style-name="ce1">
            <text:p>875</text:p>
          </table:table-cell>
          <table:table-cell office:value-type="float" office:value="54" table:style-name="ce1">
            <text:p>54</text:p>
          </table:table-cell>
          <table:table-cell office:value-type="float" office:value="0.1" table:style-name="ce3">
            <text:p>0,1</text:p>
          </table:table-cell>
          <table:table-cell office:value-type="float" office:value="2983" table:style-name="ce1">
            <text:p>2983</text:p>
          </table:table-cell>
          <table:table-cell office:value-type="float" office:value="45" table:style-name="ce1">
            <text:p>45</text:p>
          </table:table-cell>
          <table:table-cell office:value-type="float" office:value="0.4" table:style-name="ce1">
            <text:p>0,4</text:p>
          </table:table-cell>
          <table:table-cell office:value-type="float" office:value="27326" table:style-name="ce2">
            <text:p>27326</text:p>
          </table:table-cell>
          <table:table-cell office:value-type="float" office:value="320" table:style-name="ce1">
            <text:p>320</text:p>
          </table:table-cell>
          <table:table-cell office:value-type="float" office:value="0.49" table:style-name="ce1">
            <text:p>0,49</text:p>
          </table:table-cell>
          <table:table-cell office:value-type="float" office:value="4496" table:style-name="ce1">
            <text:p>4496</text:p>
          </table:table-cell>
          <table:table-cell office:value-type="float" office:value="358" table:style-name="ce2">
            <text:p>35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917" table:style-name="ce1">
            <text:p>917</text:p>
          </table:table-cell>
          <table:table-cell office:value-type="float" office:value="46" table:style-name="ce1">
            <text:p>46</text:p>
          </table:table-cell>
          <table:table-cell office:value-type="float" office:value="0.37" table:style-name="ce1">
            <text:p>0,37</text:p>
          </table:table-cell>
          <table:table-cell office:value-type="float" office:value="11319" table:style-name="ce1">
            <text:p>11319</text:p>
          </table:table-cell>
          <table:table-cell office:value-type="float" office:value="303" table:style-name="ce1">
            <text:p>303</text:p>
          </table:table-cell>
          <table:table-cell office:value-type="float" office:value="0.16" table:style-name="ce1">
            <text:p>0,16</text:p>
          </table:table-cell>
          <table:table-cell office:value-type="float" office:value="5631" table:style-name="ce1">
            <text:p>5631</text:p>
          </table:table-cell>
          <table:table-cell office:value-type="float" office:value="312" table:style-name="ce1">
            <text:p>312</text:p>
          </table:table-cell>
          <table:table-cell office:value-type="float" office:value="0.34" table:style-name="ce1">
            <text:p>0,34</text:p>
          </table:table-cell>
          <table:table-cell office:value-type="float" office:value="2649" table:style-name="ce1">
            <text:p>2649</text:p>
          </table:table-cell>
          <table:table-cell office:value-type="float" office:value="202" table:style-name="ce1">
            <text:p>202</text:p>
          </table:table-cell>
          <table:table-cell office:value-type="float" office:value="0.16" table:style-name="ce1">
            <text:p>0,16</text:p>
          </table:table-cell>
          <table:table-cell office:value-type="float" office:value="1162" table:style-name="ce1">
            <text:p>1162</text:p>
          </table:table-cell>
          <table:table-cell office:value-type="float" office:value="77" table:style-name="ce1">
            <text:p>77</text:p>
          </table:table-cell>
          <table:table-cell office:value-type="float" office:value="0.1" table:formula="of:=MIN([.$B49];[.$E49];[.$H49];[.$K49];[.$N49];[.$Q49];[.$T49];[.$W49];[.$Z49];[.$AC49];[.$AF49];[.$AI49];[.$AL49];[.$AO49];[.$AR49];[.$AU49];[.$AX49];[.$BA49];[.$BD49];[.$BG49];[.$BJ49];[.$BM49];[.$BP49];[.$BS49];[.$BV49];[.$BY49];[.$CB49];[.$CE49];[.$CH49])" table:style-name="ce1">
            <text:p>0,1</text:p>
          </table:table-cell>
          <table:table-cell office:value-type="float" office:value="846" table:formula="of:=MIN([.$C49];[.$F49];[.$I49];[.$L49];[.$O49];[.$R49];[.$U49];[.$X49];[.$AA49];[.$AD49];[.$AG49];[.$AJ49];[.$AM49];[.$AP49];[.$AV49];[.$AY49];[.$BB49];[.$BE49];[.$BH49];[.$BK49];[.$BN49];[.$BQ49];[.$BT49];[.$BW49];[.$BZ49];[.$CC49];[.$CF49];[.$CI49])" table:style-name="ce1">
            <text:p>846</text:p>
          </table:table-cell>
          <table:table-cell office:value-type="float" office:value="42" table:formula="of:=MIN([.$D49];[.$G49];[.$J49];[.$M49];[.$P49];[.$S49];[.$V49];[.$Y49];[.$AB49];[.$AE49];[.$AH49];[.$AK49];[.$AN49];[.$AQ49];[.$AW49];[.$AZ49];[.$BC49];[.$BF49];[.$BI49];[.$BL49];[.$BO49];[.$BR49];[.$BU49];[.$BX49];[.$CA49];[.$CD49];[.$CG49];[.$CJ49])" table:style-name="ce1">
            <text:p>42</text:p>
          </table:table-cell>
          <table:table-cell office:value-type="float" office:value="0.34" table:formula="of:=MEDIAN([.$B49];[.$E49];[.$H49];[.$K49];[.$N49];[.$Q49];[.$T49];[.$W49];[.$Z49];[.$AC49];[.$AF49];[.$AI49];[.$AL49];[.$AO49];[.$AR49];[.$AU49];[.$AX49];[.$BA49];[.$BD49];[.$BG49];[.$BJ49];[.$BM49];[.$BP49];[.$BS49];[.$BV49];[.$BY49];[.$CB49];[.$CE49];[.$CH49])" table:style-name="ce1">
            <text:p>0,34</text:p>
          </table:table-cell>
          <table:table-cell office:value-type="float" office:value="4571" table:formula="of:=MEDIAN([.$C49];[.$F49];[.$I49];[.$L49];[.$O49];[.$R49];[.$U49];[.$X49];[.$AA49];[.$AD49];[.$AG49];[.$AJ49];[.$AM49];[.$AP49];[.$AV49];[.$AY49];[.$BB49];[.$BE49];[.$BH49];[.$BK49];[.$BN49];[.$BQ49];[.$BT49];[.$BW49];[.$BZ49];[.$CC49];[.$CF49];[.$CI49])" table:style-name="ce1">
            <text:p>4571</text:p>
          </table:table-cell>
          <table:table-cell office:value-type="float" office:value="168" table:formula="of:=MEDIAN([.$D49];[.$G49];[.$J49];[.$M49];[.$P49];[.$S49];[.$V49];[.$Y49];[.$AB49];[.$AE49];[.$AH49];[.$AK49];[.$AN49];[.$AQ49];[.$AW49];[.$AZ49];[.$BC49];[.$BF49];[.$BI49];[.$BL49];[.$BO49];[.$BR49];[.$BU49];[.$BX49];[.$CA49];[.$CD49];[.$CG49];[.$CJ49])" table:style-name="ce1">
            <text:p>168</text:p>
          </table:table-cell>
          <table:table-cell office:value-type="float" office:value="1200" table:formula="of:=MAX([.$B49];[.$E49];[.$H49];[.$K49];[.$N49];[.$Q49];[.$T49];[.$W49];[.$Z49];[.$AC49];[.$AF49];[.$AI49];[.$AL49];[.$AO49];[.$AR49];[.$AU49];[.$AX49];[.$BA49];[.$BD49];[.$BG49];[.$BJ49];[.$BM49];[.$BP49];[.$BS49];[.$BV49];[.$BY49];[.$CB49];[.$CE49];[.$CH49])" table:style-name="ce1">
            <text:p>1200</text:p>
          </table:table-cell>
          <table:table-cell office:value-type="float" office:value="27326" table:formula="of:=MAX([.$C49];[.$F49];[.$I49];[.$L49];[.$O49];[.$R49];[.$U49];[.$X49];[.$AA49];[.$AD49];[.$AG49];[.$AJ49];[.$AM49];[.$AP49];[.$AV49];[.$AY49];[.$BB49];[.$BE49];[.$BH49];[.$BK49];[.$BN49];[.$BQ49];[.$BT49];[.$BW49];[.$BZ49];[.$CC49];[.$CF49];[.$CI49])" table:style-name="ce1">
            <text:p>27326</text:p>
          </table:table-cell>
          <table:table-cell office:value-type="float" office:value="358" table:formula="of:=MAX([.$D49];[.$G49];[.$J49];[.$M49];[.$P49];[.$S49];[.$V49];[.$Y49];[.$AB49];[.$AE49];[.$AH49];[.$AK49];[.$AN49];[.$AQ49];[.$AW49];[.$AZ49];[.$BC49];[.$BF49];[.$BI49];[.$BL49];[.$BO49];[.$BR49];[.$BU49];[.$BX49];[.$CA49];[.$CD49];[.$CG49];[.$CJ49])" table:style-name="ce1">
            <text:p>35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1_a1_c70_h28.lp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.23" table:style-name="ce1">
            <text:p>0,23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.17" table:style-name="ce1">
            <text:p>0,17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.19" table:style-name="ce1">
            <text:p>0,19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.16" table:style-name="ce1">
            <text:p>0,16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.18" table:style-name="ce1">
            <text:p>0,18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.12" table:style-name="ce1">
            <text:p>0,12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2" table:style-name="ce1">
            <text:p>0,12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48" table:style-name="ce1">
            <text:p>14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82" table:style-name="ce1">
            <text:p>282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82" table:style-name="ce1">
            <text:p>282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50];[.$E50];[.$H50];[.$K50];[.$N50];[.$Q50];[.$T50];[.$W50];[.$Z50];[.$AC50];[.$AF50];[.$AI50];[.$AL50];[.$AO50];[.$AR50];[.$AU50];[.$AX50];[.$BA50];[.$BD50];[.$BG50];[.$BJ50];[.$BM50];[.$BP50];[.$BS50];[.$BV50];[.$BY50];[.$CB50];[.$CE50];[.$CH50])" table:style-name="ce1">
            <text:p>0</text:p>
          </table:table-cell>
          <table:table-cell office:value-type="float" office:value="7" table:formula="of:=MIN([.$C50];[.$F50];[.$I50];[.$L50];[.$O50];[.$R50];[.$U50];[.$X50];[.$AA50];[.$AD50];[.$AG50];[.$AJ50];[.$AM50];[.$AP50];[.$AV50];[.$AY50];[.$BB50];[.$BE50];[.$BH50];[.$BK50];[.$BN50];[.$BQ50];[.$BT50];[.$BW50];[.$BZ50];[.$CC50];[.$CF50];[.$CI50])" table:style-name="ce1">
            <text:p>7</text:p>
          </table:table-cell>
          <table:table-cell office:value-type="float" office:value="1" table:formula="of:=MIN([.$D50];[.$G50];[.$J50];[.$M50];[.$P50];[.$S50];[.$V50];[.$Y50];[.$AB50];[.$AE50];[.$AH50];[.$AK50];[.$AN50];[.$AQ50];[.$AW50];[.$AZ50];[.$BC50];[.$BF50];[.$BI50];[.$BL50];[.$BO50];[.$BR50];[.$BU50];[.$BX50];[.$CA50];[.$CD50];[.$CG50];[.$CJ50])" table:style-name="ce1">
            <text:p>1</text:p>
          </table:table-cell>
          <table:table-cell office:value-type="float" office:value="0.01" table:formula="of:=MEDIAN([.$B50];[.$E50];[.$H50];[.$K50];[.$N50];[.$Q50];[.$T50];[.$W50];[.$Z50];[.$AC50];[.$AF50];[.$AI50];[.$AL50];[.$AO50];[.$AR50];[.$AU50];[.$AX50];[.$BA50];[.$BD50];[.$BG50];[.$BJ50];[.$BM50];[.$BP50];[.$BS50];[.$BV50];[.$BY50];[.$CB50];[.$CE50];[.$CH50])" table:style-name="ce1">
            <text:p>0,01</text:p>
          </table:table-cell>
          <table:table-cell office:value-type="float" office:value="23" table:formula="of:=MEDIAN([.$C50];[.$F50];[.$I50];[.$L50];[.$O50];[.$R50];[.$U50];[.$X50];[.$AA50];[.$AD50];[.$AG50];[.$AJ50];[.$AM50];[.$AP50];[.$AV50];[.$AY50];[.$BB50];[.$BE50];[.$BH50];[.$BK50];[.$BN50];[.$BQ50];[.$BT50];[.$BW50];[.$BZ50];[.$CC50];[.$CF50];[.$CI50])" table:style-name="ce1">
            <text:p>23</text:p>
          </table:table-cell>
          <table:table-cell office:value-type="float" office:value="5" table:formula="of:=MEDIAN([.$D50];[.$G50];[.$J50];[.$M50];[.$P50];[.$S50];[.$V50];[.$Y50];[.$AB50];[.$AE50];[.$AH50];[.$AK50];[.$AN50];[.$AQ50];[.$AW50];[.$AZ50];[.$BC50];[.$BF50];[.$BI50];[.$BL50];[.$BO50];[.$BR50];[.$BU50];[.$BX50];[.$CA50];[.$CD50];[.$CG50];[.$CJ50])" table:style-name="ce1">
            <text:p>5</text:p>
          </table:table-cell>
          <table:table-cell office:value-type="float" office:value="1200" table:formula="of:=MAX([.$B50];[.$E50];[.$H50];[.$K50];[.$N50];[.$Q50];[.$T50];[.$W50];[.$Z50];[.$AC50];[.$AF50];[.$AI50];[.$AL50];[.$AO50];[.$AR50];[.$AU50];[.$AX50];[.$BA50];[.$BD50];[.$BG50];[.$BJ50];[.$BM50];[.$BP50];[.$BS50];[.$BV50];[.$BY50];[.$CB50];[.$CE50];[.$CH50])" table:style-name="ce1">
            <text:p>1200</text:p>
          </table:table-cell>
          <table:table-cell office:value-type="float" office:value="4127" table:formula="of:=MAX([.$C50];[.$F50];[.$I50];[.$L50];[.$O50];[.$R50];[.$U50];[.$X50];[.$AA50];[.$AD50];[.$AG50];[.$AJ50];[.$AM50];[.$AP50];[.$AV50];[.$AY50];[.$BB50];[.$BE50];[.$BH50];[.$BK50];[.$BN50];[.$BQ50];[.$BT50];[.$BW50];[.$BZ50];[.$CC50];[.$CF50];[.$CI50])" table:style-name="ce1">
            <text:p>4127</text:p>
          </table:table-cell>
          <table:table-cell office:value-type="float" office:value="16" table:formula="of:=MAX([.$D50];[.$G50];[.$J50];[.$M50];[.$P50];[.$S50];[.$V50];[.$Y50];[.$AB50];[.$AE50];[.$AH50];[.$AK50];[.$AN50];[.$AQ50];[.$AW50];[.$AZ50];[.$BC50];[.$BF50];[.$BI50];[.$BL50];[.$BO50];[.$BR50];[.$BU50];[.$BX50];[.$CA50];[.$CD50];[.$CG50];[.$CJ50])" table:style-name="ce1">
            <text:p>16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1_a2_c70_h24.lp</text:p>
          </table:table-cell>
          <table:table-cell office:value-type="float" office:value="0.01" table:style-name="ce1">
            <text:p>0,01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3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3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837" table:style-name="ce1">
            <text:p>83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32" table:style-name="ce1">
            <text:p>132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0.23" table:style-name="ce1">
            <text:p>0,23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2" table:style-name="ce1">
            <text:p>0,2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26" table:style-name="ce1">
            <text:p>0,26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18" table:style-name="ce1">
            <text:p>0,18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19" table:style-name="ce1">
            <text:p>0,19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17" table:style-name="ce1">
            <text:p>0,17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5" table:style-name="ce1">
            <text:p>0,25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46" table:style-name="ce1">
            <text:p>146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2146" table:style-name="ce1">
            <text:p>2146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2614" table:style-name="ce1">
            <text:p>2614</text:p>
          </table:table-cell>
          <table:table-cell office:value-type="float" office:value="7" table:style-name="ce1">
            <text:p>7</text:p>
          </table:table-cell>
          <table:table-cell office:value-type="float" office:value="0.08" table:style-name="ce1">
            <text:p>0,08</text:p>
          </table:table-cell>
          <table:table-cell office:value-type="float" office:value="760" table:style-name="ce1">
            <text:p>760</text:p>
          </table:table-cell>
          <table:table-cell office:value-type="float" office:value="41" table:style-name="ce2">
            <text:p>41</text:p>
          </table:table-cell>
          <table:table-cell office:value-type="float" office:value="0.01" table:style-name="ce1">
            <text:p>0,01</text:p>
          </table:table-cell>
          <table:table-cell office:value-type="float" office:value="184" table:style-name="ce1">
            <text:p>18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37" table:style-name="ce1">
            <text:p>83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837" table:style-name="ce1">
            <text:p>83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84" table:style-name="ce1">
            <text:p>184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51];[.$E51];[.$H51];[.$K51];[.$N51];[.$Q51];[.$T51];[.$W51];[.$Z51];[.$AC51];[.$AF51];[.$AI51];[.$AL51];[.$AO51];[.$AR51];[.$AU51];[.$AX51];[.$BA51];[.$BD51];[.$BG51];[.$BJ51];[.$BM51];[.$BP51];[.$BS51];[.$BV51];[.$BY51];[.$CB51];[.$CE51];[.$CH51])" table:style-name="ce1">
            <text:p>0,01</text:p>
          </table:table-cell>
          <table:table-cell office:value-type="float" office:value="31" table:formula="of:=MIN([.$C51];[.$F51];[.$I51];[.$L51];[.$O51];[.$R51];[.$U51];[.$X51];[.$AA51];[.$AD51];[.$AG51];[.$AJ51];[.$AM51];[.$AP51];[.$AV51];[.$AY51];[.$BB51];[.$BE51];[.$BH51];[.$BK51];[.$BN51];[.$BQ51];[.$BT51];[.$BW51];[.$BZ51];[.$CC51];[.$CF51];[.$CI51])" table:style-name="ce1">
            <text:p>31</text:p>
          </table:table-cell>
          <table:table-cell office:value-type="float" office:value="2" table:formula="of:=MIN([.$D51];[.$G51];[.$J51];[.$M51];[.$P51];[.$S51];[.$V51];[.$Y51];[.$AB51];[.$AE51];[.$AH51];[.$AK51];[.$AN51];[.$AQ51];[.$AW51];[.$AZ51];[.$BC51];[.$BF51];[.$BI51];[.$BL51];[.$BO51];[.$BR51];[.$BU51];[.$BX51];[.$CA51];[.$CD51];[.$CG51];[.$CJ51])" table:style-name="ce1">
            <text:p>2</text:p>
          </table:table-cell>
          <table:table-cell office:value-type="float" office:value="0.01" table:formula="of:=MEDIAN([.$B51];[.$E51];[.$H51];[.$K51];[.$N51];[.$Q51];[.$T51];[.$W51];[.$Z51];[.$AC51];[.$AF51];[.$AI51];[.$AL51];[.$AO51];[.$AR51];[.$AU51];[.$AX51];[.$BA51];[.$BD51];[.$BG51];[.$BJ51];[.$BM51];[.$BP51];[.$BS51];[.$BV51];[.$BY51];[.$CB51];[.$CE51];[.$CH51])" table:style-name="ce1">
            <text:p>0,01</text:p>
          </table:table-cell>
          <table:table-cell office:value-type="float" office:value="185" table:formula="of:=MEDIAN([.$C51];[.$F51];[.$I51];[.$L51];[.$O51];[.$R51];[.$U51];[.$X51];[.$AA51];[.$AD51];[.$AG51];[.$AJ51];[.$AM51];[.$AP51];[.$AV51];[.$AY51];[.$BB51];[.$BE51];[.$BH51];[.$BK51];[.$BN51];[.$BQ51];[.$BT51];[.$BW51];[.$BZ51];[.$CC51];[.$CF51];[.$CI51])" table:style-name="ce1">
            <text:p>185</text:p>
          </table:table-cell>
          <table:table-cell office:value-type="float" office:value="7" table:formula="of:=MEDIAN([.$D51];[.$G51];[.$J51];[.$M51];[.$P51];[.$S51];[.$V51];[.$Y51];[.$AB51];[.$AE51];[.$AH51];[.$AK51];[.$AN51];[.$AQ51];[.$AW51];[.$AZ51];[.$BC51];[.$BF51];[.$BI51];[.$BL51];[.$BO51];[.$BR51];[.$BU51];[.$BX51];[.$CA51];[.$CD51];[.$CG51];[.$CJ51])" table:style-name="ce1">
            <text:p>7</text:p>
          </table:table-cell>
          <table:table-cell office:value-type="float" office:value="1200" table:formula="of:=MAX([.$B51];[.$E51];[.$H51];[.$K51];[.$N51];[.$Q51];[.$T51];[.$W51];[.$Z51];[.$AC51];[.$AF51];[.$AI51];[.$AL51];[.$AO51];[.$AR51];[.$AU51];[.$AX51];[.$BA51];[.$BD51];[.$BG51];[.$BJ51];[.$BM51];[.$BP51];[.$BS51];[.$BV51];[.$BY51];[.$CB51];[.$CE51];[.$CH51])" table:style-name="ce1">
            <text:p>1200</text:p>
          </table:table-cell>
          <table:table-cell office:value-type="float" office:value="6249" table:formula="of:=MAX([.$C51];[.$F51];[.$I51];[.$L51];[.$O51];[.$R51];[.$U51];[.$X51];[.$AA51];[.$AD51];[.$AG51];[.$AJ51];[.$AM51];[.$AP51];[.$AV51];[.$AY51];[.$BB51];[.$BE51];[.$BH51];[.$BK51];[.$BN51];[.$BQ51];[.$BT51];[.$BW51];[.$BZ51];[.$CC51];[.$CF51];[.$CI51])" table:style-name="ce1">
            <text:p>6249</text:p>
          </table:table-cell>
          <table:table-cell office:value-type="float" office:value="41" table:formula="of:=MAX([.$D51];[.$G51];[.$J51];[.$M51];[.$P51];[.$S51];[.$V51];[.$Y51];[.$AB51];[.$AE51];[.$AH51];[.$AK51];[.$AN51];[.$AQ51];[.$AW51];[.$AZ51];[.$BC51];[.$BF51];[.$BI51];[.$BL51];[.$BO51];[.$BR51];[.$BU51];[.$BX51];[.$CA51];[.$CD51];[.$CG51];[.$CJ51])" table:style-name="ce1">
            <text:p>4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1_a3_c70_h23.lp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45" table:style-name="ce1">
            <text:p>345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938" table:style-name="ce1">
            <text:p>9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16" table:style-name="ce1">
            <text:p>116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0.43" table:style-name="ce1">
            <text:p>0,43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48" table:style-name="ce1">
            <text:p>0,48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6" table:style-name="ce1">
            <text:p>0,6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5" table:style-name="ce1">
            <text:p>0,5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43" table:style-name="ce1">
            <text:p>0,43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52" table:style-name="ce1">
            <text:p>0,52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114" table:style-name="ce1">
            <text:p>114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14" table:style-name="ce1">
            <text:p>11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14" table:style-name="ce1">
            <text:p>114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14" table:style-name="ce1">
            <text:p>11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61" table:style-name="ce1">
            <text:p>161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2244" table:style-name="ce1">
            <text:p>2244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231" table:style-name="ce1">
            <text:p>2231</text:p>
          </table:table-cell>
          <table:table-cell office:value-type="float" office:value="5" table:style-name="ce1">
            <text:p>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32" table:style-name="ce1">
            <text:p>732</text:p>
          </table:table-cell>
          <table:table-cell office:value-type="float" office:value="17" table:style-name="ce2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938" table:style-name="ce1">
            <text:p>9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938" table:style-name="ce1">
            <text:p>9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52];[.$E52];[.$H52];[.$K52];[.$N52];[.$Q52];[.$T52];[.$W52];[.$Z52];[.$AC52];[.$AF52];[.$AI52];[.$AL52];[.$AO52];[.$AR52];[.$AU52];[.$AX52];[.$BA52];[.$BD52];[.$BG52];[.$BJ52];[.$BM52];[.$BP52];[.$BS52];[.$BV52];[.$BY52];[.$CB52];[.$CE52];[.$CH52])" table:style-name="ce1">
            <text:p>0,01</text:p>
          </table:table-cell>
          <table:table-cell office:value-type="float" office:value="46" table:formula="of:=MIN([.$C52];[.$F52];[.$I52];[.$L52];[.$O52];[.$R52];[.$U52];[.$X52];[.$AA52];[.$AD52];[.$AG52];[.$AJ52];[.$AM52];[.$AP52];[.$AV52];[.$AY52];[.$BB52];[.$BE52];[.$BH52];[.$BK52];[.$BN52];[.$BQ52];[.$BT52];[.$BW52];[.$BZ52];[.$CC52];[.$CF52];[.$CI52])" table:style-name="ce1">
            <text:p>46</text:p>
          </table:table-cell>
          <table:table-cell office:value-type="float" office:value="0" table:formula="of:=MIN([.$D52];[.$G52];[.$J52];[.$M52];[.$P52];[.$S52];[.$V52];[.$Y52];[.$AB52];[.$AE52];[.$AH52];[.$AK52];[.$AN52];[.$AQ52];[.$AW52];[.$AZ52];[.$BC52];[.$BF52];[.$BI52];[.$BL52];[.$BO52];[.$BR52];[.$BU52];[.$BX52];[.$CA52];[.$CD52];[.$CG52];[.$CJ52])" table:style-name="ce1">
            <text:p>0</text:p>
          </table:table-cell>
          <table:table-cell office:value-type="float" office:value="0.01" table:formula="of:=MEDIAN([.$B52];[.$E52];[.$H52];[.$K52];[.$N52];[.$Q52];[.$T52];[.$W52];[.$Z52];[.$AC52];[.$AF52];[.$AI52];[.$AL52];[.$AO52];[.$AR52];[.$AU52];[.$AX52];[.$BA52];[.$BD52];[.$BG52];[.$BJ52];[.$BM52];[.$BP52];[.$BS52];[.$BV52];[.$BY52];[.$CB52];[.$CE52];[.$CH52])" table:style-name="ce1">
            <text:p>0,01</text:p>
          </table:table-cell>
          <table:table-cell office:value-type="float" office:value="253" table:formula="of:=MEDIAN([.$C52];[.$F52];[.$I52];[.$L52];[.$O52];[.$R52];[.$U52];[.$X52];[.$AA52];[.$AD52];[.$AG52];[.$AJ52];[.$AM52];[.$AP52];[.$AV52];[.$AY52];[.$BB52];[.$BE52];[.$BH52];[.$BK52];[.$BN52];[.$BQ52];[.$BT52];[.$BW52];[.$BZ52];[.$CC52];[.$CF52];[.$CI52])" table:style-name="ce1">
            <text:p>253</text:p>
          </table:table-cell>
          <table:table-cell office:value-type="float" office:value="7" table:formula="of:=MEDIAN([.$D52];[.$G52];[.$J52];[.$M52];[.$P52];[.$S52];[.$V52];[.$Y52];[.$AB52];[.$AE52];[.$AH52];[.$AK52];[.$AN52];[.$AQ52];[.$AW52];[.$AZ52];[.$BC52];[.$BF52];[.$BI52];[.$BL52];[.$BO52];[.$BR52];[.$BU52];[.$BX52];[.$CA52];[.$CD52];[.$CG52];[.$CJ52])" table:style-name="ce1">
            <text:p>7</text:p>
          </table:table-cell>
          <table:table-cell office:value-type="float" office:value="1200" table:formula="of:=MAX([.$B52];[.$E52];[.$H52];[.$K52];[.$N52];[.$Q52];[.$T52];[.$W52];[.$Z52];[.$AC52];[.$AF52];[.$AI52];[.$AL52];[.$AO52];[.$AR52];[.$AU52];[.$AX52];[.$BA52];[.$BD52];[.$BG52];[.$BJ52];[.$BM52];[.$BP52];[.$BS52];[.$BV52];[.$BY52];[.$CB52];[.$CE52];[.$CH52])" table:style-name="ce1">
            <text:p>1200</text:p>
          </table:table-cell>
          <table:table-cell office:value-type="float" office:value="15068" table:formula="of:=MAX([.$C52];[.$F52];[.$I52];[.$L52];[.$O52];[.$R52];[.$U52];[.$X52];[.$AA52];[.$AD52];[.$AG52];[.$AJ52];[.$AM52];[.$AP52];[.$AV52];[.$AY52];[.$BB52];[.$BE52];[.$BH52];[.$BK52];[.$BN52];[.$BQ52];[.$BT52];[.$BW52];[.$BZ52];[.$CC52];[.$CF52];[.$CI52])" table:style-name="ce1">
            <text:p>15068</text:p>
          </table:table-cell>
          <table:table-cell office:value-type="float" office:value="17" table:formula="of:=MAX([.$D52];[.$G52];[.$J52];[.$M52];[.$P52];[.$S52];[.$V52];[.$Y52];[.$AB52];[.$AE52];[.$AH52];[.$AK52];[.$AN52];[.$AQ52];[.$AW52];[.$AZ52];[.$BC52];[.$BF52];[.$BI52];[.$BL52];[.$BO52];[.$BR52];[.$BU52];[.$BX52];[.$CA52];[.$CD52];[.$CG52];[.$CJ52])" table:style-name="ce1">
            <text:p>1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2_a2_c70_h26.lp</text:p>
          </table:table-cell>
          <table:table-cell office:value-type="float" office:value="0.01" table:style-name="ce3">
            <text:p>0,01</text:p>
          </table:table-cell>
          <table:table-cell office:value-type="float" office:value="156" table:style-name="ce1">
            <text:p>156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3">
            <text:p>0,01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38" table:style-name="ce3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3">
            <text:p>0,01</text:p>
          </table:table-cell>
          <table:table-cell office:value-type="float" office:value="38" table:style-name="ce3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3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3">
            <text:p>0,01</text:p>
          </table:table-cell>
          <table:table-cell office:value-type="float" office:value="763" table:style-name="ce1">
            <text:p>763</text:p>
          </table:table-cell>
          <table:table-cell office:value-type="float" office:value="2" table:style-name="ce3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162" table:style-name="ce1">
            <text:p>162</text:p>
          </table:table-cell>
          <table:table-cell office:value-type="float" office:value="29" table:style-name="ce1">
            <text:p>29</text:p>
          </table:table-cell>
          <table:table-cell office:value-type="float" office:value="0.01" table:style-name="ce3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0.25" table:style-name="ce1">
            <text:p>0,25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0.26" table:style-name="ce1">
            <text:p>0,26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0.37" table:style-name="ce1">
            <text:p>0,37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0.32" table:style-name="ce1">
            <text:p>0,32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0.36" table:style-name="ce1">
            <text:p>0,36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3" table:style-name="ce1">
            <text:p>0,33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0.03" table:style-name="ce1">
            <text:p>0,03</text:p>
          </table:table-cell>
          <table:table-cell office:value-type="float" office:value="828" table:style-name="ce1">
            <text:p>828</text:p>
          </table:table-cell>
          <table:table-cell office:value-type="float" office:value="18" table:style-name="ce1">
            <text:p>18</text:p>
          </table:table-cell>
          <table:table-cell office:value-type="float" office:value="0.03" table:style-name="ce1">
            <text:p>0,03</text:p>
          </table:table-cell>
          <table:table-cell office:value-type="float" office:value="828" table:style-name="ce1">
            <text:p>828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1">
            <text:p>0,02</text:p>
          </table:table-cell>
          <table:table-cell office:value-type="float" office:value="828" table:style-name="ce1">
            <text:p>828</text:p>
          </table:table-cell>
          <table:table-cell office:value-type="float" office:value="18" table:style-name="ce1">
            <text:p>18</text:p>
          </table:table-cell>
          <table:table-cell office:value-type="float" office:value="0.03" table:style-name="ce1">
            <text:p>0,03</text:p>
          </table:table-cell>
          <table:table-cell office:value-type="float" office:value="828" table:style-name="ce1">
            <text:p>828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3">
            <text:p>0,01</text:p>
          </table:table-cell>
          <table:table-cell office:value-type="float" office:value="523" table:style-name="ce1">
            <text:p>523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637" table:style-name="ce1">
            <text:p>637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3">
            <text:p>0,01</text:p>
          </table:table-cell>
          <table:table-cell office:value-type="float" office:value="637" table:style-name="ce1">
            <text:p>637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3">
            <text:p>0,01</text:p>
          </table:table-cell>
          <table:table-cell office:value-type="float" office:value="84" table:style-name="ce1">
            <text:p>84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652" table:style-name="ce1">
            <text:p>652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3">
            <text:p>0,01</text:p>
          </table:table-cell>
          <table:table-cell office:value-type="float" office:value="763" table:style-name="ce1">
            <text:p>763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3">
            <text:p>0,01</text:p>
          </table:table-cell>
          <table:table-cell office:value-type="float" office:value="763" table:style-name="ce1">
            <text:p>763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3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989" table:style-name="ce1">
            <text:p>989</text:p>
          </table:table-cell>
          <table:table-cell office:value-type="float" office:value="19" table:style-name="ce1">
            <text:p>19</text:p>
          </table:table-cell>
          <table:table-cell office:value-type="float" office:value="0.01" table:formula="of:=MIN([.$B53];[.$E53];[.$H53];[.$K53];[.$N53];[.$Q53];[.$T53];[.$W53];[.$Z53];[.$AC53];[.$AF53];[.$AI53];[.$AL53];[.$AO53];[.$AR53];[.$AU53];[.$AX53];[.$BA53];[.$BD53];[.$BG53];[.$BJ53];[.$BM53];[.$BP53];[.$BS53];[.$BV53];[.$BY53];[.$CB53];[.$CE53];[.$CH53])" table:style-name="ce1">
            <text:p>0,01</text:p>
          </table:table-cell>
          <table:table-cell office:value-type="float" office:value="38" table:formula="of:=MIN([.$C53];[.$F53];[.$I53];[.$L53];[.$O53];[.$R53];[.$U53];[.$X53];[.$AA53];[.$AD53];[.$AG53];[.$AJ53];[.$AM53];[.$AP53];[.$AV53];[.$AY53];[.$BB53];[.$BE53];[.$BH53];[.$BK53];[.$BN53];[.$BQ53];[.$BT53];[.$BW53];[.$BZ53];[.$CC53];[.$CF53];[.$CI53])" table:style-name="ce1">
            <text:p>38</text:p>
          </table:table-cell>
          <table:table-cell office:value-type="float" office:value="2" table:formula="of:=MIN([.$D53];[.$G53];[.$J53];[.$M53];[.$P53];[.$S53];[.$V53];[.$Y53];[.$AB53];[.$AE53];[.$AH53];[.$AK53];[.$AN53];[.$AQ53];[.$AW53];[.$AZ53];[.$BC53];[.$BF53];[.$BI53];[.$BL53];[.$BO53];[.$BR53];[.$BU53];[.$BX53];[.$CA53];[.$CD53];[.$CG53];[.$CJ53])" table:style-name="ce1">
            <text:p>2</text:p>
          </table:table-cell>
          <table:table-cell office:value-type="float" office:value="0.02" table:formula="of:=MEDIAN([.$B53];[.$E53];[.$H53];[.$K53];[.$N53];[.$Q53];[.$T53];[.$W53];[.$Z53];[.$AC53];[.$AF53];[.$AI53];[.$AL53];[.$AO53];[.$AR53];[.$AU53];[.$AX53];[.$BA53];[.$BD53];[.$BG53];[.$BJ53];[.$BM53];[.$BP53];[.$BS53];[.$BV53];[.$BY53];[.$CB53];[.$CE53];[.$CH53])" table:style-name="ce1">
            <text:p>0,02</text:p>
          </table:table-cell>
          <table:table-cell office:value-type="float" office:value="763" table:formula="of:=MEDIAN([.$C53];[.$F53];[.$I53];[.$L53];[.$O53];[.$R53];[.$U53];[.$X53];[.$AA53];[.$AD53];[.$AG53];[.$AJ53];[.$AM53];[.$AP53];[.$AV53];[.$AY53];[.$BB53];[.$BE53];[.$BH53];[.$BK53];[.$BN53];[.$BQ53];[.$BT53];[.$BW53];[.$BZ53];[.$CC53];[.$CF53];[.$CI53])" table:style-name="ce1">
            <text:p>763</text:p>
          </table:table-cell>
          <table:table-cell office:value-type="float" office:value="17.5" table:formula="of:=MEDIAN([.$D53];[.$G53];[.$J53];[.$M53];[.$P53];[.$S53];[.$V53];[.$Y53];[.$AB53];[.$AE53];[.$AH53];[.$AK53];[.$AN53];[.$AQ53];[.$AW53];[.$AZ53];[.$BC53];[.$BF53];[.$BI53];[.$BL53];[.$BO53];[.$BR53];[.$BU53];[.$BX53];[.$CA53];[.$CD53];[.$CG53];[.$CJ53])" table:style-name="ce1">
            <text:p>17,5</text:p>
          </table:table-cell>
          <table:table-cell office:value-type="float" office:value="1200" table:formula="of:=MAX([.$B53];[.$E53];[.$H53];[.$K53];[.$N53];[.$Q53];[.$T53];[.$W53];[.$Z53];[.$AC53];[.$AF53];[.$AI53];[.$AL53];[.$AO53];[.$AR53];[.$AU53];[.$AX53];[.$BA53];[.$BD53];[.$BG53];[.$BJ53];[.$BM53];[.$BP53];[.$BS53];[.$BV53];[.$BY53];[.$CB53];[.$CE53];[.$CH53])" table:style-name="ce1">
            <text:p>1200</text:p>
          </table:table-cell>
          <table:table-cell office:value-type="float" office:value="10233" table:formula="of:=MAX([.$C53];[.$F53];[.$I53];[.$L53];[.$O53];[.$R53];[.$U53];[.$X53];[.$AA53];[.$AD53];[.$AG53];[.$AJ53];[.$AM53];[.$AP53];[.$AV53];[.$AY53];[.$BB53];[.$BE53];[.$BH53];[.$BK53];[.$BN53];[.$BQ53];[.$BT53];[.$BW53];[.$BZ53];[.$CC53];[.$CF53];[.$CI53])" table:style-name="ce1">
            <text:p>10233</text:p>
          </table:table-cell>
          <table:table-cell office:value-type="float" office:value="31" table:formula="of:=MAX([.$D53];[.$G53];[.$J53];[.$M53];[.$P53];[.$S53];[.$V53];[.$Y53];[.$AB53];[.$AE53];[.$AH53];[.$AK53];[.$AN53];[.$AQ53];[.$AW53];[.$AZ53];[.$BC53];[.$BF53];[.$BI53];[.$BL53];[.$BO53];[.$BR53];[.$BU53];[.$BX53];[.$CA53];[.$CD53];[.$CG53];[.$CJ53])" table:style-name="ce1">
            <text:p>3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3_a2_c70_h19.lp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306" table:style-name="ce1">
            <text:p>30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0.15" table:style-name="ce1">
            <text:p>0,15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13" table:style-name="ce1">
            <text:p>0,13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15" table:style-name="ce1">
            <text:p>0,15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17" table:style-name="ce1">
            <text:p>0,17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18" table:style-name="ce1">
            <text:p>0,18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13" table:style-name="ce1">
            <text:p>0,13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8" table:style-name="ce1">
            <text:p>0,18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07" table:style-name="ce1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06" table:style-name="ce1">
            <text:p>30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06" table:style-name="ce1">
            <text:p>30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07" table:style-name="ce1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54];[.$E54];[.$H54];[.$K54];[.$N54];[.$Q54];[.$T54];[.$W54];[.$Z54];[.$AC54];[.$AF54];[.$AI54];[.$AL54];[.$AO54];[.$AR54];[.$AU54];[.$AX54];[.$BA54];[.$BD54];[.$BG54];[.$BJ54];[.$BM54];[.$BP54];[.$BS54];[.$BV54];[.$BY54];[.$CB54];[.$CE54];[.$CH54])" table:style-name="ce1">
            <text:p>0</text:p>
          </table:table-cell>
          <table:table-cell office:value-type="float" office:value="17" table:formula="of:=MIN([.$C54];[.$F54];[.$I54];[.$L54];[.$O54];[.$R54];[.$U54];[.$X54];[.$AA54];[.$AD54];[.$AG54];[.$AJ54];[.$AM54];[.$AP54];[.$AV54];[.$AY54];[.$BB54];[.$BE54];[.$BH54];[.$BK54];[.$BN54];[.$BQ54];[.$BT54];[.$BW54];[.$BZ54];[.$CC54];[.$CF54];[.$CI54])" table:style-name="ce1">
            <text:p>17</text:p>
          </table:table-cell>
          <table:table-cell office:value-type="float" office:value="0" table:formula="of:=MIN([.$D54];[.$G54];[.$J54];[.$M54];[.$P54];[.$S54];[.$V54];[.$Y54];[.$AB54];[.$AE54];[.$AH54];[.$AK54];[.$AN54];[.$AQ54];[.$AW54];[.$AZ54];[.$BC54];[.$BF54];[.$BI54];[.$BL54];[.$BO54];[.$BR54];[.$BU54];[.$BX54];[.$CA54];[.$CD54];[.$CG54];[.$CJ54])" table:style-name="ce1">
            <text:p>0</text:p>
          </table:table-cell>
          <table:table-cell office:value-type="float" office:value="0.01" table:formula="of:=MEDIAN([.$B54];[.$E54];[.$H54];[.$K54];[.$N54];[.$Q54];[.$T54];[.$W54];[.$Z54];[.$AC54];[.$AF54];[.$AI54];[.$AL54];[.$AO54];[.$AR54];[.$AU54];[.$AX54];[.$BA54];[.$BD54];[.$BG54];[.$BJ54];[.$BM54];[.$BP54];[.$BS54];[.$BV54];[.$BY54];[.$CB54];[.$CE54];[.$CH54])" table:style-name="ce1">
            <text:p>0,01</text:p>
          </table:table-cell>
          <table:table-cell office:value-type="float" office:value="108" table:formula="of:=MEDIAN([.$C54];[.$F54];[.$I54];[.$L54];[.$O54];[.$R54];[.$U54];[.$X54];[.$AA54];[.$AD54];[.$AG54];[.$AJ54];[.$AM54];[.$AP54];[.$AV54];[.$AY54];[.$BB54];[.$BE54];[.$BH54];[.$BK54];[.$BN54];[.$BQ54];[.$BT54];[.$BW54];[.$BZ54];[.$CC54];[.$CF54];[.$CI54])" table:style-name="ce1">
            <text:p>108</text:p>
          </table:table-cell>
          <table:table-cell office:value-type="float" office:value="6" table:formula="of:=MEDIAN([.$D54];[.$G54];[.$J54];[.$M54];[.$P54];[.$S54];[.$V54];[.$Y54];[.$AB54];[.$AE54];[.$AH54];[.$AK54];[.$AN54];[.$AQ54];[.$AW54];[.$AZ54];[.$BC54];[.$BF54];[.$BI54];[.$BL54];[.$BO54];[.$BR54];[.$BU54];[.$BX54];[.$CA54];[.$CD54];[.$CG54];[.$CJ54])" table:style-name="ce1">
            <text:p>6</text:p>
          </table:table-cell>
          <table:table-cell office:value-type="float" office:value="1200" table:formula="of:=MAX([.$B54];[.$E54];[.$H54];[.$K54];[.$N54];[.$Q54];[.$T54];[.$W54];[.$Z54];[.$AC54];[.$AF54];[.$AI54];[.$AL54];[.$AO54];[.$AR54];[.$AU54];[.$AX54];[.$BA54];[.$BD54];[.$BG54];[.$BJ54];[.$BM54];[.$BP54];[.$BS54];[.$BV54];[.$BY54];[.$CB54];[.$CE54];[.$CH54])" table:style-name="ce1">
            <text:p>1200</text:p>
          </table:table-cell>
          <table:table-cell office:value-type="float" office:value="6053" table:formula="of:=MAX([.$C54];[.$F54];[.$I54];[.$L54];[.$O54];[.$R54];[.$U54];[.$X54];[.$AA54];[.$AD54];[.$AG54];[.$AJ54];[.$AM54];[.$AP54];[.$AV54];[.$AY54];[.$BB54];[.$BE54];[.$BH54];[.$BK54];[.$BN54];[.$BQ54];[.$BT54];[.$BW54];[.$BZ54];[.$CC54];[.$CF54];[.$CI54])" table:style-name="ce1">
            <text:p>6053</text:p>
          </table:table-cell>
          <table:table-cell office:value-type="float" office:value="8" table:formula="of:=MAX([.$D54];[.$G54];[.$J54];[.$M54];[.$P54];[.$S54];[.$V54];[.$Y54];[.$AB54];[.$AE54];[.$AH54];[.$AK54];[.$AN54];[.$AQ54];[.$AW54];[.$AZ54];[.$BC54];[.$BF54];[.$BI54];[.$BL54];[.$BO54];[.$BR54];[.$BU54];[.$BX54];[.$CA54];[.$CD54];[.$CG54];[.$CJ54])" table:style-name="ce1">
            <text:p>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3_a3_c70_h27.lp</text:p>
          </table:table-cell>
          <table:table-cell office:value-type="float" office:value="0.03" table:style-name="ce1">
            <text:p>0,03</text:p>
          </table:table-cell>
          <table:table-cell office:value-type="float" office:value="178" table:style-name="ce1">
            <text:p>178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1835" table:style-name="ce1">
            <text:p>183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3">
            <text:p>0,02</text:p>
          </table:table-cell>
          <table:table-cell office:value-type="float" office:value="77" table:style-name="ce3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77" table:style-name="ce3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3">
            <text:p>0,02</text:p>
          </table:table-cell>
          <table:table-cell office:value-type="float" office:value="2385" table:style-name="ce1">
            <text:p>2385</text:p>
          </table:table-cell>
          <table:table-cell office:value-type="float" office:value="4" table:style-name="ce3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274" table:style-name="ce1">
            <text:p>274</text:p>
          </table:table-cell>
          <table:table-cell office:value-type="float" office:value="20" table:style-name="ce1">
            <text:p>20</text:p>
          </table:table-cell>
          <table:table-cell office:value-type="float" office:value="0.02" table:style-name="ce3">
            <text:p>0,02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0.44" table:style-name="ce1">
            <text:p>0,44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48" table:style-name="ce1">
            <text:p>0,48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38" table:style-name="ce1">
            <text:p>0,38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39" table:style-name="ce1">
            <text:p>0,39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37" table:style-name="ce1">
            <text:p>0,37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52" table:style-name="ce1">
            <text:p>0,52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46" table:style-name="ce1">
            <text:p>0,46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03" table:style-name="ce1">
            <text:p>0,03</text:p>
          </table:table-cell>
          <table:table-cell office:value-type="float" office:value="604" table:style-name="ce1">
            <text:p>604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604" table:style-name="ce1">
            <text:p>604</text:p>
          </table:table-cell>
          <table:table-cell office:value-type="float" office:value="16" table:style-name="ce1">
            <text:p>16</text:p>
          </table:table-cell>
          <table:table-cell office:value-type="float" office:value="0.03" table:style-name="ce1">
            <text:p>0,03</text:p>
          </table:table-cell>
          <table:table-cell office:value-type="float" office:value="604" table:style-name="ce1">
            <text:p>604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604" table:style-name="ce1">
            <text:p>604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360" table:style-name="ce1">
            <text:p>360</text:p>
          </table:table-cell>
          <table:table-cell office:value-type="float" office:value="16" table:style-name="ce1">
            <text:p>16</text:p>
          </table:table-cell>
          <table:table-cell office:value-type="float" office:value="0.02" table:style-name="ce3">
            <text:p>0,02</text:p>
          </table:table-cell>
          <table:table-cell office:value-type="float" office:value="402" table:style-name="ce1">
            <text:p>402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3">
            <text:p>0,02</text:p>
          </table:table-cell>
          <table:table-cell office:value-type="float" office:value="598" table:style-name="ce1">
            <text:p>598</text:p>
          </table:table-cell>
          <table:table-cell office:value-type="float" office:value="7" table:style-name="ce1">
            <text:p>7</text:p>
          </table:table-cell>
          <table:table-cell office:value-type="float" office:value="0.04" table:style-name="ce1">
            <text:p>0,04</text:p>
          </table:table-cell>
          <table:table-cell office:value-type="float" office:value="230" table:style-name="ce1">
            <text:p>230</text:p>
          </table:table-cell>
          <table:table-cell office:value-type="float" office:value="32" table:style-name="ce2">
            <text:p>32</text:p>
          </table:table-cell>
          <table:table-cell office:value-type="float" office:value="0.03" table:style-name="ce1">
            <text:p>0,03</text:p>
          </table:table-cell>
          <table:table-cell office:value-type="float" office:value="601" table:style-name="ce1">
            <text:p>601</text:p>
          </table:table-cell>
          <table:table-cell office:value-type="float" office:value="16" table:style-name="ce1">
            <text:p>16</text:p>
          </table:table-cell>
          <table:table-cell office:value-type="float" office:value="0.02" table:style-name="ce3">
            <text:p>0,02</text:p>
          </table:table-cell>
          <table:table-cell office:value-type="float" office:value="2385" table:style-name="ce1">
            <text:p>2385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3">
            <text:p>0,02</text:p>
          </table:table-cell>
          <table:table-cell office:value-type="float" office:value="2385" table:style-name="ce1">
            <text:p>2385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3">
            <text:p>0,02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0.03" table:style-name="ce1">
            <text:p>0,03</text:p>
          </table:table-cell>
          <table:table-cell office:value-type="float" office:value="603" table:style-name="ce1">
            <text:p>603</text:p>
          </table:table-cell>
          <table:table-cell office:value-type="float" office:value="16" table:style-name="ce1">
            <text:p>16</text:p>
          </table:table-cell>
          <table:table-cell office:value-type="float" office:value="0.02" table:formula="of:=MIN([.$B55];[.$E55];[.$H55];[.$K55];[.$N55];[.$Q55];[.$T55];[.$W55];[.$Z55];[.$AC55];[.$AF55];[.$AI55];[.$AL55];[.$AO55];[.$AR55];[.$AU55];[.$AX55];[.$BA55];[.$BD55];[.$BG55];[.$BJ55];[.$BM55];[.$BP55];[.$BS55];[.$BV55];[.$BY55];[.$CB55];[.$CE55];[.$CH55])" table:style-name="ce1">
            <text:p>0,02</text:p>
          </table:table-cell>
          <table:table-cell office:value-type="float" office:value="77" table:formula="of:=MIN([.$C55];[.$F55];[.$I55];[.$L55];[.$O55];[.$R55];[.$U55];[.$X55];[.$AA55];[.$AD55];[.$AG55];[.$AJ55];[.$AM55];[.$AP55];[.$AV55];[.$AY55];[.$BB55];[.$BE55];[.$BH55];[.$BK55];[.$BN55];[.$BQ55];[.$BT55];[.$BW55];[.$BZ55];[.$CC55];[.$CF55];[.$CI55])" table:style-name="ce1">
            <text:p>77</text:p>
          </table:table-cell>
          <table:table-cell office:value-type="float" office:value="4" table:formula="of:=MIN([.$D55];[.$G55];[.$J55];[.$M55];[.$P55];[.$S55];[.$V55];[.$Y55];[.$AB55];[.$AE55];[.$AH55];[.$AK55];[.$AN55];[.$AQ55];[.$AW55];[.$AZ55];[.$BC55];[.$BF55];[.$BI55];[.$BL55];[.$BO55];[.$BR55];[.$BU55];[.$BX55];[.$CA55];[.$CD55];[.$CG55];[.$CJ55])" table:style-name="ce1">
            <text:p>4</text:p>
          </table:table-cell>
          <table:table-cell office:value-type="float" office:value="0.03" table:formula="of:=MEDIAN([.$B55];[.$E55];[.$H55];[.$K55];[.$N55];[.$Q55];[.$T55];[.$W55];[.$Z55];[.$AC55];[.$AF55];[.$AI55];[.$AL55];[.$AO55];[.$AR55];[.$AU55];[.$AX55];[.$BA55];[.$BD55];[.$BG55];[.$BJ55];[.$BM55];[.$BP55];[.$BS55];[.$BV55];[.$BY55];[.$CB55];[.$CE55];[.$CH55])" table:style-name="ce1">
            <text:p>0,03</text:p>
          </table:table-cell>
          <table:table-cell office:value-type="float" office:value="604" table:formula="of:=MEDIAN([.$C55];[.$F55];[.$I55];[.$L55];[.$O55];[.$R55];[.$U55];[.$X55];[.$AA55];[.$AD55];[.$AG55];[.$AJ55];[.$AM55];[.$AP55];[.$AV55];[.$AY55];[.$BB55];[.$BE55];[.$BH55];[.$BK55];[.$BN55];[.$BQ55];[.$BT55];[.$BW55];[.$BZ55];[.$CC55];[.$CF55];[.$CI55])" table:style-name="ce1">
            <text:p>604</text:p>
          </table:table-cell>
          <table:table-cell office:value-type="float" office:value="16" table:formula="of:=MEDIAN([.$D55];[.$G55];[.$J55];[.$M55];[.$P55];[.$S55];[.$V55];[.$Y55];[.$AB55];[.$AE55];[.$AH55];[.$AK55];[.$AN55];[.$AQ55];[.$AW55];[.$AZ55];[.$BC55];[.$BF55];[.$BI55];[.$BL55];[.$BO55];[.$BR55];[.$BU55];[.$BX55];[.$CA55];[.$CD55];[.$CG55];[.$CJ55])" table:style-name="ce1">
            <text:p>16</text:p>
          </table:table-cell>
          <table:table-cell office:value-type="float" office:value="1200" table:formula="of:=MAX([.$B55];[.$E55];[.$H55];[.$K55];[.$N55];[.$Q55];[.$T55];[.$W55];[.$Z55];[.$AC55];[.$AF55];[.$AI55];[.$AL55];[.$AO55];[.$AR55];[.$AU55];[.$AX55];[.$BA55];[.$BD55];[.$BG55];[.$BJ55];[.$BM55];[.$BP55];[.$BS55];[.$BV55];[.$BY55];[.$CB55];[.$CE55];[.$CH55])" table:style-name="ce1">
            <text:p>1200</text:p>
          </table:table-cell>
          <table:table-cell office:value-type="float" office:value="13615" table:formula="of:=MAX([.$C55];[.$F55];[.$I55];[.$L55];[.$O55];[.$R55];[.$U55];[.$X55];[.$AA55];[.$AD55];[.$AG55];[.$AJ55];[.$AM55];[.$AP55];[.$AV55];[.$AY55];[.$BB55];[.$BE55];[.$BH55];[.$BK55];[.$BN55];[.$BQ55];[.$BT55];[.$BW55];[.$BZ55];[.$CC55];[.$CF55];[.$CI55])" table:style-name="ce1">
            <text:p>13615</text:p>
          </table:table-cell>
          <table:table-cell office:value-type="float" office:value="32" table:formula="of:=MAX([.$D55];[.$G55];[.$J55];[.$M55];[.$P55];[.$S55];[.$V55];[.$Y55];[.$AB55];[.$AE55];[.$AH55];[.$AK55];[.$AN55];[.$AQ55];[.$AW55];[.$AZ55];[.$BC55];[.$BF55];[.$BI55];[.$BL55];[.$BO55];[.$BR55];[.$BU55];[.$BX55];[.$CA55];[.$CD55];[.$CG55];[.$CJ55])" table:style-name="ce1">
            <text:p>3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4_a1_c70_h21.lp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08" table:style-name="ce1">
            <text:p>0,08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.1" table:style-name="ce1">
            <text:p>0,1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.12" table:style-name="ce1">
            <text:p>0,12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.09" table:style-name="ce1">
            <text:p>0,09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.08" table:style-name="ce1">
            <text:p>0,08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.13" table:style-name="ce1">
            <text:p>0,13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2" table:style-name="ce1">
            <text:p>0,12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56];[.$E56];[.$H56];[.$K56];[.$N56];[.$Q56];[.$T56];[.$W56];[.$Z56];[.$AC56];[.$AF56];[.$AI56];[.$AL56];[.$AO56];[.$AR56];[.$AU56];[.$AX56];[.$BA56];[.$BD56];[.$BG56];[.$BJ56];[.$BM56];[.$BP56];[.$BS56];[.$BV56];[.$BY56];[.$CB56];[.$CE56];[.$CH56])" table:style-name="ce1">
            <text:p>0</text:p>
          </table:table-cell>
          <table:table-cell office:value-type="float" office:value="6" table:formula="of:=MIN([.$C56];[.$F56];[.$I56];[.$L56];[.$O56];[.$R56];[.$U56];[.$X56];[.$AA56];[.$AD56];[.$AG56];[.$AJ56];[.$AM56];[.$AP56];[.$AV56];[.$AY56];[.$BB56];[.$BE56];[.$BH56];[.$BK56];[.$BN56];[.$BQ56];[.$BT56];[.$BW56];[.$BZ56];[.$CC56];[.$CF56];[.$CI56])" table:style-name="ce1">
            <text:p>6</text:p>
          </table:table-cell>
          <table:table-cell office:value-type="float" office:value="2" table:formula="of:=MIN([.$D56];[.$G56];[.$J56];[.$M56];[.$P56];[.$S56];[.$V56];[.$Y56];[.$AB56];[.$AE56];[.$AH56];[.$AK56];[.$AN56];[.$AQ56];[.$AW56];[.$AZ56];[.$BC56];[.$BF56];[.$BI56];[.$BL56];[.$BO56];[.$BR56];[.$BU56];[.$BX56];[.$CA56];[.$CD56];[.$CG56];[.$CJ56])" table:style-name="ce1">
            <text:p>2</text:p>
          </table:table-cell>
          <table:table-cell office:value-type="float" office:value="0" table:formula="of:=MEDIAN([.$B56];[.$E56];[.$H56];[.$K56];[.$N56];[.$Q56];[.$T56];[.$W56];[.$Z56];[.$AC56];[.$AF56];[.$AI56];[.$AL56];[.$AO56];[.$AR56];[.$AU56];[.$AX56];[.$BA56];[.$BD56];[.$BG56];[.$BJ56];[.$BM56];[.$BP56];[.$BS56];[.$BV56];[.$BY56];[.$CB56];[.$CE56];[.$CH56])" table:style-name="ce1">
            <text:p>0</text:p>
          </table:table-cell>
          <table:table-cell office:value-type="float" office:value="12" table:formula="of:=MEDIAN([.$C56];[.$F56];[.$I56];[.$L56];[.$O56];[.$R56];[.$U56];[.$X56];[.$AA56];[.$AD56];[.$AG56];[.$AJ56];[.$AM56];[.$AP56];[.$AV56];[.$AY56];[.$BB56];[.$BE56];[.$BH56];[.$BK56];[.$BN56];[.$BQ56];[.$BT56];[.$BW56];[.$BZ56];[.$CC56];[.$CF56];[.$CI56])" table:style-name="ce1">
            <text:p>12</text:p>
          </table:table-cell>
          <table:table-cell office:value-type="float" office:value="4" table:formula="of:=MEDIAN([.$D56];[.$G56];[.$J56];[.$M56];[.$P56];[.$S56];[.$V56];[.$Y56];[.$AB56];[.$AE56];[.$AH56];[.$AK56];[.$AN56];[.$AQ56];[.$AW56];[.$AZ56];[.$BC56];[.$BF56];[.$BI56];[.$BL56];[.$BO56];[.$BR56];[.$BU56];[.$BX56];[.$CA56];[.$CD56];[.$CG56];[.$CJ56])" table:style-name="ce1">
            <text:p>4</text:p>
          </table:table-cell>
          <table:table-cell office:value-type="float" office:value="1200" table:formula="of:=MAX([.$B56];[.$E56];[.$H56];[.$K56];[.$N56];[.$Q56];[.$T56];[.$W56];[.$Z56];[.$AC56];[.$AF56];[.$AI56];[.$AL56];[.$AO56];[.$AR56];[.$AU56];[.$AX56];[.$BA56];[.$BD56];[.$BG56];[.$BJ56];[.$BM56];[.$BP56];[.$BS56];[.$BV56];[.$BY56];[.$CB56];[.$CE56];[.$CH56])" table:style-name="ce1">
            <text:p>1200</text:p>
          </table:table-cell>
          <table:table-cell office:value-type="float" office:value="2387" table:formula="of:=MAX([.$C56];[.$F56];[.$I56];[.$L56];[.$O56];[.$R56];[.$U56];[.$X56];[.$AA56];[.$AD56];[.$AG56];[.$AJ56];[.$AM56];[.$AP56];[.$AV56];[.$AY56];[.$BB56];[.$BE56];[.$BH56];[.$BK56];[.$BN56];[.$BQ56];[.$BT56];[.$BW56];[.$BZ56];[.$CC56];[.$CF56];[.$CI56])" table:style-name="ce1">
            <text:p>2387</text:p>
          </table:table-cell>
          <table:table-cell office:value-type="float" office:value="8" table:formula="of:=MAX([.$D56];[.$G56];[.$J56];[.$M56];[.$P56];[.$S56];[.$V56];[.$Y56];[.$AB56];[.$AE56];[.$AH56];[.$AK56];[.$AN56];[.$AQ56];[.$AW56];[.$AZ56];[.$BC56];[.$BF56];[.$BI56];[.$BL56];[.$BO56];[.$BR56];[.$BU56];[.$BX56];[.$CA56];[.$CD56];[.$CG56];[.$CJ56])" table:style-name="ce1">
            <text:p>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4_a2_c70_h23.lp</text:p>
          </table:table-cell>
          <table:table-cell office:value-type="float" office:value="0.01" table:style-name="ce1">
            <text:p>0,01</text:p>
          </table:table-cell>
          <table:table-cell office:value-type="float" office:value="96" table:style-name="ce1">
            <text:p>96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678" table:style-name="ce1">
            <text:p>678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3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3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41" table:style-name="ce1">
            <text:p>141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0.35" table:style-name="ce1">
            <text:p>0,35</text:p>
          </table:table-cell>
          <table:table-cell office:value-type="float" office:value="14135" table:style-name="ce1">
            <text:p>14135</text:p>
          </table:table-cell>
          <table:table-cell office:value-type="float" office:value="11" table:style-name="ce1">
            <text:p>11</text:p>
          </table:table-cell>
          <table:table-cell office:value-type="float" office:value="0.47" table:style-name="ce1">
            <text:p>0,47</text:p>
          </table:table-cell>
          <table:table-cell office:value-type="float" office:value="14135" table:style-name="ce1">
            <text:p>14135</text:p>
          </table:table-cell>
          <table:table-cell office:value-type="float" office:value="11" table:style-name="ce1">
            <text:p>11</text:p>
          </table:table-cell>
          <table:table-cell office:value-type="float" office:value="0.42" table:style-name="ce1">
            <text:p>0,42</text:p>
          </table:table-cell>
          <table:table-cell office:value-type="float" office:value="14137" table:style-name="ce1">
            <text:p>14137</text:p>
          </table:table-cell>
          <table:table-cell office:value-type="float" office:value="11" table:style-name="ce1">
            <text:p>11</text:p>
          </table:table-cell>
          <table:table-cell office:value-type="float" office:value="0.51" table:style-name="ce1">
            <text:p>0,51</text:p>
          </table:table-cell>
          <table:table-cell office:value-type="float" office:value="18817" table:style-name="ce2">
            <text:p>18817</text:p>
          </table:table-cell>
          <table:table-cell office:value-type="float" office:value="14" table:style-name="ce1">
            <text:p>14</text:p>
          </table:table-cell>
          <table:table-cell office:value-type="float" office:value="0.33" table:style-name="ce1">
            <text:p>0,33</text:p>
          </table:table-cell>
          <table:table-cell office:value-type="float" office:value="14135" table:style-name="ce1">
            <text:p>14135</text:p>
          </table:table-cell>
          <table:table-cell office:value-type="float" office:value="11" table:style-name="ce1">
            <text:p>11</text:p>
          </table:table-cell>
          <table:table-cell office:value-type="float" office:value="0.45" table:style-name="ce1">
            <text:p>0,45</text:p>
          </table:table-cell>
          <table:table-cell office:value-type="float" office:value="14135" table:style-name="ce1">
            <text:p>14135</text:p>
          </table:table-cell>
          <table:table-cell office:value-type="float" office:value="11" table:style-name="ce1">
            <text:p>1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56000000000000005" table:style-name="ce1">
            <text:p>0,56</text:p>
          </table:table-cell>
          <table:table-cell office:value-type="float" office:value="18817" table:style-name="ce2">
            <text:p>18817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16" table:style-name="ce1">
            <text:p>116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819" table:style-name="ce1">
            <text:p>81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19" table:style-name="ce1">
            <text:p>819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370" table:style-name="ce1">
            <text:p>370</text:p>
          </table:table-cell>
          <table:table-cell office:value-type="float" office:value="15" table:style-name="ce2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90" table:style-name="ce1">
            <text:p>19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90" table:style-name="ce1">
            <text:p>190</text:p>
          </table:table-cell>
          <table:table-cell office:value-type="float" office:value="8" table:style-name="ce1">
            <text:p>8</text:p>
          </table:table-cell>
          <table:table-cell office:value-type="float" office:value="0.01" table:formula="of:=MIN([.$B57];[.$E57];[.$H57];[.$K57];[.$N57];[.$Q57];[.$T57];[.$W57];[.$Z57];[.$AC57];[.$AF57];[.$AI57];[.$AL57];[.$AO57];[.$AR57];[.$AU57];[.$AX57];[.$BA57];[.$BD57];[.$BG57];[.$BJ57];[.$BM57];[.$BP57];[.$BS57];[.$BV57];[.$BY57];[.$CB57];[.$CE57];[.$CH57])" table:style-name="ce1">
            <text:p>0,01</text:p>
          </table:table-cell>
          <table:table-cell office:value-type="float" office:value="33" table:formula="of:=MIN([.$C57];[.$F57];[.$I57];[.$L57];[.$O57];[.$R57];[.$U57];[.$X57];[.$AA57];[.$AD57];[.$AG57];[.$AJ57];[.$AM57];[.$AP57];[.$AV57];[.$AY57];[.$BB57];[.$BE57];[.$BH57];[.$BK57];[.$BN57];[.$BQ57];[.$BT57];[.$BW57];[.$BZ57];[.$CC57];[.$CF57];[.$CI57])" table:style-name="ce1">
            <text:p>33</text:p>
          </table:table-cell>
          <table:table-cell office:value-type="float" office:value="2" table:formula="of:=MIN([.$D57];[.$G57];[.$J57];[.$M57];[.$P57];[.$S57];[.$V57];[.$Y57];[.$AB57];[.$AE57];[.$AH57];[.$AK57];[.$AN57];[.$AQ57];[.$AW57];[.$AZ57];[.$BC57];[.$BF57];[.$BI57];[.$BL57];[.$BO57];[.$BR57];[.$BU57];[.$BX57];[.$CA57];[.$CD57];[.$CG57];[.$CJ57])" table:style-name="ce1">
            <text:p>2</text:p>
          </table:table-cell>
          <table:table-cell office:value-type="float" office:value="0.01" table:formula="of:=MEDIAN([.$B57];[.$E57];[.$H57];[.$K57];[.$N57];[.$Q57];[.$T57];[.$W57];[.$Z57];[.$AC57];[.$AF57];[.$AI57];[.$AL57];[.$AO57];[.$AR57];[.$AU57];[.$AX57];[.$BA57];[.$BD57];[.$BG57];[.$BJ57];[.$BM57];[.$BP57];[.$BS57];[.$BV57];[.$BY57];[.$CB57];[.$CE57];[.$CH57])" table:style-name="ce1">
            <text:p>0,01</text:p>
          </table:table-cell>
          <table:table-cell office:value-type="float" office:value="280.5" table:formula="of:=MEDIAN([.$C57];[.$F57];[.$I57];[.$L57];[.$O57];[.$R57];[.$U57];[.$X57];[.$AA57];[.$AD57];[.$AG57];[.$AJ57];[.$AM57];[.$AP57];[.$AV57];[.$AY57];[.$BB57];[.$BE57];[.$BH57];[.$BK57];[.$BN57];[.$BQ57];[.$BT57];[.$BW57];[.$BZ57];[.$CC57];[.$CF57];[.$CI57])" table:style-name="ce1">
            <text:p>280,5</text:p>
          </table:table-cell>
          <table:table-cell office:value-type="float" office:value="8" table:formula="of:=MEDIAN([.$D57];[.$G57];[.$J57];[.$M57];[.$P57];[.$S57];[.$V57];[.$Y57];[.$AB57];[.$AE57];[.$AH57];[.$AK57];[.$AN57];[.$AQ57];[.$AW57];[.$AZ57];[.$BC57];[.$BF57];[.$BI57];[.$BL57];[.$BO57];[.$BR57];[.$BU57];[.$BX57];[.$CA57];[.$CD57];[.$CG57];[.$CJ57])" table:style-name="ce1">
            <text:p>8</text:p>
          </table:table-cell>
          <table:table-cell office:value-type="float" office:value="1200" table:formula="of:=MAX([.$B57];[.$E57];[.$H57];[.$K57];[.$N57];[.$Q57];[.$T57];[.$W57];[.$Z57];[.$AC57];[.$AF57];[.$AI57];[.$AL57];[.$AO57];[.$AR57];[.$AU57];[.$AX57];[.$BA57];[.$BD57];[.$BG57];[.$BJ57];[.$BM57];[.$BP57];[.$BS57];[.$BV57];[.$BY57];[.$CB57];[.$CE57];[.$CH57])" table:style-name="ce1">
            <text:p>1200</text:p>
          </table:table-cell>
          <table:table-cell office:value-type="float" office:value="18817" table:formula="of:=MAX([.$C57];[.$F57];[.$I57];[.$L57];[.$O57];[.$R57];[.$U57];[.$X57];[.$AA57];[.$AD57];[.$AG57];[.$AJ57];[.$AM57];[.$AP57];[.$AV57];[.$AY57];[.$BB57];[.$BE57];[.$BH57];[.$BK57];[.$BN57];[.$BQ57];[.$BT57];[.$BW57];[.$BZ57];[.$CC57];[.$CF57];[.$CI57])" table:style-name="ce1">
            <text:p>18817</text:p>
          </table:table-cell>
          <table:table-cell office:value-type="float" office:value="15" table:formula="of:=MAX([.$D57];[.$G57];[.$J57];[.$M57];[.$P57];[.$S57];[.$V57];[.$Y57];[.$AB57];[.$AE57];[.$AH57];[.$AK57];[.$AN57];[.$AQ57];[.$AW57];[.$AZ57];[.$BC57];[.$BF57];[.$BI57];[.$BL57];[.$BO57];[.$BR57];[.$BU57];[.$BX57];[.$CA57];[.$CD57];[.$CG57];[.$CJ57])" table:style-name="ce1">
            <text:p>1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5_a3_c70_h17.lp</text:p>
          </table:table-cell>
          <table:table-cell office:value-type="float" office:value="0.02" table:style-name="ce1">
            <text:p>0,02</text:p>
          </table:table-cell>
          <table:table-cell office:value-type="float" office:value="184" table:style-name="ce1">
            <text:p>18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746" table:style-name="ce1">
            <text:p>746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88" table:style-name="ce1">
            <text:p>188</text:p>
          </table:table-cell>
          <table:table-cell office:value-type="float" office:value="17" table:style-name="ce2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0.5" table:style-name="ce1">
            <text:p>0,5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51" table:style-name="ce1">
            <text:p>0,51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43" table:style-name="ce1">
            <text:p>0,43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62" table:style-name="ce1">
            <text:p>0,62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48" table:style-name="ce1">
            <text:p>0,48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45" table:style-name="ce1">
            <text:p>0,45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56999999999999995" table:style-name="ce1">
            <text:p>0,57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205" table:style-name="ce1">
            <text:p>20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85" table:style-name="ce1">
            <text:p>285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85" table:style-name="ce1">
            <text:p>285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746" table:style-name="ce1">
            <text:p>746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746" table:style-name="ce1">
            <text:p>746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58];[.$E58];[.$H58];[.$K58];[.$N58];[.$Q58];[.$T58];[.$W58];[.$Z58];[.$AC58];[.$AF58];[.$AI58];[.$AL58];[.$AO58];[.$AR58];[.$AU58];[.$AX58];[.$BA58];[.$BD58];[.$BG58];[.$BJ58];[.$BM58];[.$BP58];[.$BS58];[.$BV58];[.$BY58];[.$CB58];[.$CE58];[.$CH58])" table:style-name="ce1">
            <text:p>0,01</text:p>
          </table:table-cell>
          <table:table-cell office:value-type="float" office:value="31" table:formula="of:=MIN([.$C58];[.$F58];[.$I58];[.$L58];[.$O58];[.$R58];[.$U58];[.$X58];[.$AA58];[.$AD58];[.$AG58];[.$AJ58];[.$AM58];[.$AP58];[.$AV58];[.$AY58];[.$BB58];[.$BE58];[.$BH58];[.$BK58];[.$BN58];[.$BQ58];[.$BT58];[.$BW58];[.$BZ58];[.$CC58];[.$CF58];[.$CI58])" table:style-name="ce1">
            <text:p>31</text:p>
          </table:table-cell>
          <table:table-cell office:value-type="float" office:value="0" table:formula="of:=MIN([.$D58];[.$G58];[.$J58];[.$M58];[.$P58];[.$S58];[.$V58];[.$Y58];[.$AB58];[.$AE58];[.$AH58];[.$AK58];[.$AN58];[.$AQ58];[.$AW58];[.$AZ58];[.$BC58];[.$BF58];[.$BI58];[.$BL58];[.$BO58];[.$BR58];[.$BU58];[.$BX58];[.$CA58];[.$CD58];[.$CG58];[.$CJ58])" table:style-name="ce1">
            <text:p>0</text:p>
          </table:table-cell>
          <table:table-cell office:value-type="float" office:value="0.01" table:formula="of:=MEDIAN([.$B58];[.$E58];[.$H58];[.$K58];[.$N58];[.$Q58];[.$T58];[.$W58];[.$Z58];[.$AC58];[.$AF58];[.$AI58];[.$AL58];[.$AO58];[.$AR58];[.$AU58];[.$AX58];[.$BA58];[.$BD58];[.$BG58];[.$BJ58];[.$BM58];[.$BP58];[.$BS58];[.$BV58];[.$BY58];[.$CB58];[.$CE58];[.$CH58])" table:style-name="ce1">
            <text:p>0,01</text:p>
          </table:table-cell>
          <table:table-cell office:value-type="float" office:value="196.5" table:formula="of:=MEDIAN([.$C58];[.$F58];[.$I58];[.$L58];[.$O58];[.$R58];[.$U58];[.$X58];[.$AA58];[.$AD58];[.$AG58];[.$AJ58];[.$AM58];[.$AP58];[.$AV58];[.$AY58];[.$BB58];[.$BE58];[.$BH58];[.$BK58];[.$BN58];[.$BQ58];[.$BT58];[.$BW58];[.$BZ58];[.$CC58];[.$CF58];[.$CI58])" table:style-name="ce1">
            <text:p>196,5</text:p>
          </table:table-cell>
          <table:table-cell office:value-type="float" office:value="7" table:formula="of:=MEDIAN([.$D58];[.$G58];[.$J58];[.$M58];[.$P58];[.$S58];[.$V58];[.$Y58];[.$AB58];[.$AE58];[.$AH58];[.$AK58];[.$AN58];[.$AQ58];[.$AW58];[.$AZ58];[.$BC58];[.$BF58];[.$BI58];[.$BL58];[.$BO58];[.$BR58];[.$BU58];[.$BX58];[.$CA58];[.$CD58];[.$CG58];[.$CJ58])" table:style-name="ce1">
            <text:p>7</text:p>
          </table:table-cell>
          <table:table-cell office:value-type="float" office:value="1200" table:formula="of:=MAX([.$B58];[.$E58];[.$H58];[.$K58];[.$N58];[.$Q58];[.$T58];[.$W58];[.$Z58];[.$AC58];[.$AF58];[.$AI58];[.$AL58];[.$AO58];[.$AR58];[.$AU58];[.$AX58];[.$BA58];[.$BD58];[.$BG58];[.$BJ58];[.$BM58];[.$BP58];[.$BS58];[.$BV58];[.$BY58];[.$CB58];[.$CE58];[.$CH58])" table:style-name="ce1">
            <text:p>1200</text:p>
          </table:table-cell>
          <table:table-cell office:value-type="float" office:value="18723" table:formula="of:=MAX([.$C58];[.$F58];[.$I58];[.$L58];[.$O58];[.$R58];[.$U58];[.$X58];[.$AA58];[.$AD58];[.$AG58];[.$AJ58];[.$AM58];[.$AP58];[.$AV58];[.$AY58];[.$BB58];[.$BE58];[.$BH58];[.$BK58];[.$BN58];[.$BQ58];[.$BT58];[.$BW58];[.$BZ58];[.$CC58];[.$CF58];[.$CI58])" table:style-name="ce1">
            <text:p>18723</text:p>
          </table:table-cell>
          <table:table-cell office:value-type="float" office:value="17" table:formula="of:=MAX([.$D58];[.$G58];[.$J58];[.$M58];[.$P58];[.$S58];[.$V58];[.$Y58];[.$AB58];[.$AE58];[.$AH58];[.$AK58];[.$AN58];[.$AQ58];[.$AW58];[.$AZ58];[.$BC58];[.$BF58];[.$BI58];[.$BL58];[.$BO58];[.$BR58];[.$BU58];[.$BX58];[.$CA58];[.$CD58];[.$CG58];[.$CJ58])" table:style-name="ce1">
            <text:p>1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6_a1_c70_h17.lp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09" table:style-name="ce1">
            <text:p>0,09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0.09" table:style-name="ce1">
            <text:p>0,09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7.0000000000000007E-2" table:style-name="ce1">
            <text:p>0,07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59];[.$E59];[.$H59];[.$K59];[.$N59];[.$Q59];[.$T59];[.$W59];[.$Z59];[.$AC59];[.$AF59];[.$AI59];[.$AL59];[.$AO59];[.$AR59];[.$AU59];[.$AX59];[.$BA59];[.$BD59];[.$BG59];[.$BJ59];[.$BM59];[.$BP59];[.$BS59];[.$BV59];[.$BY59];[.$CB59];[.$CE59];[.$CH59])" table:style-name="ce1">
            <text:p>0</text:p>
          </table:table-cell>
          <table:table-cell office:value-type="float" office:value="7" table:formula="of:=MIN([.$C59];[.$F59];[.$I59];[.$L59];[.$O59];[.$R59];[.$U59];[.$X59];[.$AA59];[.$AD59];[.$AG59];[.$AJ59];[.$AM59];[.$AP59];[.$AV59];[.$AY59];[.$BB59];[.$BE59];[.$BH59];[.$BK59];[.$BN59];[.$BQ59];[.$BT59];[.$BW59];[.$BZ59];[.$CC59];[.$CF59];[.$CI59])" table:style-name="ce1">
            <text:p>7</text:p>
          </table:table-cell>
          <table:table-cell office:value-type="float" office:value="2" table:formula="of:=MIN([.$D59];[.$G59];[.$J59];[.$M59];[.$P59];[.$S59];[.$V59];[.$Y59];[.$AB59];[.$AE59];[.$AH59];[.$AK59];[.$AN59];[.$AQ59];[.$AW59];[.$AZ59];[.$BC59];[.$BF59];[.$BI59];[.$BL59];[.$BO59];[.$BR59];[.$BU59];[.$BX59];[.$CA59];[.$CD59];[.$CG59];[.$CJ59])" table:style-name="ce1">
            <text:p>2</text:p>
          </table:table-cell>
          <table:table-cell office:value-type="float" office:value="0" table:formula="of:=MEDIAN([.$B59];[.$E59];[.$H59];[.$K59];[.$N59];[.$Q59];[.$T59];[.$W59];[.$Z59];[.$AC59];[.$AF59];[.$AI59];[.$AL59];[.$AO59];[.$AR59];[.$AU59];[.$AX59];[.$BA59];[.$BD59];[.$BG59];[.$BJ59];[.$BM59];[.$BP59];[.$BS59];[.$BV59];[.$BY59];[.$CB59];[.$CE59];[.$CH59])" table:style-name="ce1">
            <text:p>0</text:p>
          </table:table-cell>
          <table:table-cell office:value-type="float" office:value="13" table:formula="of:=MEDIAN([.$C59];[.$F59];[.$I59];[.$L59];[.$O59];[.$R59];[.$U59];[.$X59];[.$AA59];[.$AD59];[.$AG59];[.$AJ59];[.$AM59];[.$AP59];[.$AV59];[.$AY59];[.$BB59];[.$BE59];[.$BH59];[.$BK59];[.$BN59];[.$BQ59];[.$BT59];[.$BW59];[.$BZ59];[.$CC59];[.$CF59];[.$CI59])" table:style-name="ce1">
            <text:p>13</text:p>
          </table:table-cell>
          <table:table-cell office:value-type="float" office:value="4.5" table:formula="of:=MEDIAN([.$D59];[.$G59];[.$J59];[.$M59];[.$P59];[.$S59];[.$V59];[.$Y59];[.$AB59];[.$AE59];[.$AH59];[.$AK59];[.$AN59];[.$AQ59];[.$AW59];[.$AZ59];[.$BC59];[.$BF59];[.$BI59];[.$BL59];[.$BO59];[.$BR59];[.$BU59];[.$BX59];[.$CA59];[.$CD59];[.$CG59];[.$CJ59])" table:style-name="ce1">
            <text:p>4,5</text:p>
          </table:table-cell>
          <table:table-cell office:value-type="float" office:value="1200" table:formula="of:=MAX([.$B59];[.$E59];[.$H59];[.$K59];[.$N59];[.$Q59];[.$T59];[.$W59];[.$Z59];[.$AC59];[.$AF59];[.$AI59];[.$AL59];[.$AO59];[.$AR59];[.$AU59];[.$AX59];[.$BA59];[.$BD59];[.$BG59];[.$BJ59];[.$BM59];[.$BP59];[.$BS59];[.$BV59];[.$BY59];[.$CB59];[.$CE59];[.$CH59])" table:style-name="ce1">
            <text:p>1200</text:p>
          </table:table-cell>
          <table:table-cell office:value-type="float" office:value="2438" table:formula="of:=MAX([.$C59];[.$F59];[.$I59];[.$L59];[.$O59];[.$R59];[.$U59];[.$X59];[.$AA59];[.$AD59];[.$AG59];[.$AJ59];[.$AM59];[.$AP59];[.$AV59];[.$AY59];[.$BB59];[.$BE59];[.$BH59];[.$BK59];[.$BN59];[.$BQ59];[.$BT59];[.$BW59];[.$BZ59];[.$CC59];[.$CF59];[.$CI59])" table:style-name="ce1">
            <text:p>2438</text:p>
          </table:table-cell>
          <table:table-cell office:value-type="float" office:value="9" table:formula="of:=MAX([.$D59];[.$G59];[.$J59];[.$M59];[.$P59];[.$S59];[.$V59];[.$Y59];[.$AB59];[.$AE59];[.$AH59];[.$AK59];[.$AN59];[.$AQ59];[.$AW59];[.$AZ59];[.$BC59];[.$BF59];[.$BI59];[.$BL59];[.$BO59];[.$BR59];[.$BU59];[.$BX59];[.$CA59];[.$CD59];[.$CG59];[.$CJ59])" table:style-name="ce1">
            <text:p>9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6_a2_c70_h35.lp</text:p>
          </table:table-cell>
          <table:table-cell office:value-type="float" office:value="0.03" table:style-name="ce1">
            <text:p>0,03</text:p>
          </table:table-cell>
          <table:table-cell office:value-type="float" office:value="277" table:style-name="ce1">
            <text:p>277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3">
            <text:p>0,02</text:p>
          </table:table-cell>
          <table:table-cell office:value-type="float" office:value="615" table:style-name="ce1">
            <text:p>615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3">
            <text:p>0,02</text:p>
          </table:table-cell>
          <table:table-cell office:value-type="float" office:value="97" table:style-name="ce1">
            <text:p>97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3">
            <text:p>0,02</text:p>
          </table:table-cell>
          <table:table-cell office:value-type="float" office:value="97" table:style-name="ce1">
            <text:p>97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75" table:style-name="ce3">
            <text:p>75</text:p>
          </table:table-cell>
          <table:table-cell office:value-type="float" office:value="6" table:style-name="ce3">
            <text:p>6</text:p>
          </table:table-cell>
          <table:table-cell office:value-type="float" office:value="0.02" table:style-name="ce3">
            <text:p>0,02</text:p>
          </table:table-cell>
          <table:table-cell office:value-type="float" office:value="158" table:style-name="ce1">
            <text:p>158</text:p>
          </table:table-cell>
          <table:table-cell office:value-type="float" office:value="7" table:style-name="ce1">
            <text:p>7</text:p>
          </table:table-cell>
          <table:table-cell office:value-type="float" office:value="0.04" table:style-name="ce1">
            <text:p>0,04</text:p>
          </table:table-cell>
          <table:table-cell office:value-type="float" office:value="290" table:style-name="ce1">
            <text:p>290</text:p>
          </table:table-cell>
          <table:table-cell office:value-type="float" office:value="32" table:style-name="ce1">
            <text:p>32</text:p>
          </table:table-cell>
          <table:table-cell office:value-type="float" office:value="0.02" table:style-name="ce3">
            <text:p>0,02</text:p>
          </table:table-cell>
          <table:table-cell office:value-type="float" office:value="75" table:style-name="ce3">
            <text:p>75</text:p>
          </table:table-cell>
          <table:table-cell office:value-type="float" office:value="6" table:style-name="ce3">
            <text:p>6</text:p>
          </table:table-cell>
          <table:table-cell office:value-type="float" office:value="1.87" table:style-name="ce1">
            <text:p>1,87</text:p>
          </table:table-cell>
          <table:table-cell office:value-type="float" office:value="27583" table:style-name="ce1">
            <text:p>27583</text:p>
          </table:table-cell>
          <table:table-cell office:value-type="float" office:value="29" table:style-name="ce1">
            <text:p>29</text:p>
          </table:table-cell>
          <table:table-cell office:value-type="float" office:value="1.85" table:style-name="ce1">
            <text:p>1,85</text:p>
          </table:table-cell>
          <table:table-cell office:value-type="float" office:value="27583" table:style-name="ce1">
            <text:p>27583</text:p>
          </table:table-cell>
          <table:table-cell office:value-type="float" office:value="29" table:style-name="ce1">
            <text:p>29</text:p>
          </table:table-cell>
          <table:table-cell office:value-type="float" office:value="1.77" table:style-name="ce1">
            <text:p>1,77</text:p>
          </table:table-cell>
          <table:table-cell office:value-type="float" office:value="27950" table:style-name="ce1">
            <text:p>27950</text:p>
          </table:table-cell>
          <table:table-cell office:value-type="float" office:value="29" table:style-name="ce1">
            <text:p>29</text:p>
          </table:table-cell>
          <table:table-cell office:value-type="float" office:value="2.11" table:style-name="ce1">
            <text:p>2,11</text:p>
          </table:table-cell>
          <table:table-cell office:value-type="float" office:value="34536" table:style-name="ce2">
            <text:p>34536</text:p>
          </table:table-cell>
          <table:table-cell office:value-type="float" office:value="40" table:style-name="ce2">
            <text:p>40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27583" table:style-name="ce1">
            <text:p>27583</text:p>
          </table:table-cell>
          <table:table-cell office:value-type="float" office:value="29" table:style-name="ce1">
            <text:p>29</text:p>
          </table:table-cell>
          <table:table-cell office:value-type="float" office:value="2.21" table:style-name="ce1">
            <text:p>2,21</text:p>
          </table:table-cell>
          <table:table-cell office:value-type="float" office:value="27583" table:style-name="ce1">
            <text:p>2758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2.5299999999999998" table:style-name="ce1">
            <text:p>2,53</text:p>
          </table:table-cell>
          <table:table-cell office:value-type="float" office:value="34536" table:style-name="ce2">
            <text:p>34536</text:p>
          </table:table-cell>
          <table:table-cell office:value-type="float" office:value="40" table:style-name="ce2">
            <text:p>40</text:p>
          </table:table-cell>
          <table:table-cell office:value-type="float" office:value="0.04" table:style-name="ce1">
            <text:p>0,04</text:p>
          </table:table-cell>
          <table:table-cell office:value-type="float" office:value="539" table:style-name="ce1">
            <text:p>539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539" table:style-name="ce1">
            <text:p>539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539" table:style-name="ce1">
            <text:p>539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539" table:style-name="ce1">
            <text:p>539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548" table:style-name="ce1">
            <text:p>548</text:p>
          </table:table-cell>
          <table:table-cell office:value-type="float" office:value="19" table:style-name="ce1">
            <text:p>19</text:p>
          </table:table-cell>
          <table:table-cell office:value-type="float" office:value="0.05" table:style-name="ce1">
            <text:p>0,05</text:p>
          </table:table-cell>
          <table:table-cell office:value-type="float" office:value="570" table:style-name="ce1">
            <text:p>570</text:p>
          </table:table-cell>
          <table:table-cell office:value-type="float" office:value="21" table:style-name="ce1">
            <text:p>21</text:p>
          </table:table-cell>
          <table:table-cell office:value-type="float" office:value="0.04" table:style-name="ce1">
            <text:p>0,04</text:p>
          </table:table-cell>
          <table:table-cell office:value-type="float" office:value="697" table:style-name="ce1">
            <text:p>697</text:p>
          </table:table-cell>
          <table:table-cell office:value-type="float" office:value="20" table:style-name="ce1">
            <text:p>20</text:p>
          </table:table-cell>
          <table:table-cell office:value-type="float" office:value="0.08" table:style-name="ce1">
            <text:p>0,08</text:p>
          </table:table-cell>
          <table:table-cell office:value-type="float" office:value="486" table:style-name="ce1">
            <text:p>486</text:p>
          </table:table-cell>
          <table:table-cell office:value-type="float" office:value="28" table:style-name="ce1">
            <text:p>28</text:p>
          </table:table-cell>
          <table:table-cell office:value-type="float" office:value="0.03" table:style-name="ce1">
            <text:p>0,03</text:p>
          </table:table-cell>
          <table:table-cell office:value-type="float" office:value="538" table:style-name="ce1">
            <text:p>538</text:p>
          </table:table-cell>
          <table:table-cell office:value-type="float" office:value="19" table:style-name="ce1">
            <text:p>19</text:p>
          </table:table-cell>
          <table:table-cell office:value-type="float" office:value="0.02" table:style-name="ce3">
            <text:p>0,02</text:p>
          </table:table-cell>
          <table:table-cell office:value-type="float" office:value="158" table:style-name="ce1">
            <text:p>158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3">
            <text:p>0,02</text:p>
          </table:table-cell>
          <table:table-cell office:value-type="float" office:value="158" table:style-name="ce1">
            <text:p>158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3">
            <text:p>0,02</text:p>
          </table:table-cell>
          <table:table-cell office:value-type="float" office:value="75" table:style-name="ce3">
            <text:p>75</text:p>
          </table:table-cell>
          <table:table-cell office:value-type="float" office:value="6" table:style-name="ce3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537" table:style-name="ce1">
            <text:p>537</text:p>
          </table:table-cell>
          <table:table-cell office:value-type="float" office:value="19" table:style-name="ce1">
            <text:p>19</text:p>
          </table:table-cell>
          <table:table-cell office:value-type="float" office:value="0.02" table:formula="of:=MIN([.$B60];[.$E60];[.$H60];[.$K60];[.$N60];[.$Q60];[.$T60];[.$W60];[.$Z60];[.$AC60];[.$AF60];[.$AI60];[.$AL60];[.$AO60];[.$AR60];[.$AU60];[.$AX60];[.$BA60];[.$BD60];[.$BG60];[.$BJ60];[.$BM60];[.$BP60];[.$BS60];[.$BV60];[.$BY60];[.$CB60];[.$CE60];[.$CH60])" table:style-name="ce1">
            <text:p>0,02</text:p>
          </table:table-cell>
          <table:table-cell office:value-type="float" office:value="75" table:formula="of:=MIN([.$C60];[.$F60];[.$I60];[.$L60];[.$O60];[.$R60];[.$U60];[.$X60];[.$AA60];[.$AD60];[.$AG60];[.$AJ60];[.$AM60];[.$AP60];[.$AV60];[.$AY60];[.$BB60];[.$BE60];[.$BH60];[.$BK60];[.$BN60];[.$BQ60];[.$BT60];[.$BW60];[.$BZ60];[.$CC60];[.$CF60];[.$CI60])" table:style-name="ce1">
            <text:p>75</text:p>
          </table:table-cell>
          <table:table-cell office:value-type="float" office:value="6" table:formula="of:=MIN([.$D60];[.$G60];[.$J60];[.$M60];[.$P60];[.$S60];[.$V60];[.$Y60];[.$AB60];[.$AE60];[.$AH60];[.$AK60];[.$AN60];[.$AQ60];[.$AW60];[.$AZ60];[.$BC60];[.$BF60];[.$BI60];[.$BL60];[.$BO60];[.$BR60];[.$BU60];[.$BX60];[.$CA60];[.$CD60];[.$CG60];[.$CJ60])" table:style-name="ce1">
            <text:p>6</text:p>
          </table:table-cell>
          <table:table-cell office:value-type="float" office:value="0.03" table:formula="of:=MEDIAN([.$B60];[.$E60];[.$H60];[.$K60];[.$N60];[.$Q60];[.$T60];[.$W60];[.$Z60];[.$AC60];[.$AF60];[.$AI60];[.$AL60];[.$AO60];[.$AR60];[.$AU60];[.$AX60];[.$BA60];[.$BD60];[.$BG60];[.$BJ60];[.$BM60];[.$BP60];[.$BS60];[.$BV60];[.$BY60];[.$CB60];[.$CE60];[.$CH60])" table:style-name="ce1">
            <text:p>0,03</text:p>
          </table:table-cell>
          <table:table-cell office:value-type="float" office:value="539" table:formula="of:=MEDIAN([.$C60];[.$F60];[.$I60];[.$L60];[.$O60];[.$R60];[.$U60];[.$X60];[.$AA60];[.$AD60];[.$AG60];[.$AJ60];[.$AM60];[.$AP60];[.$AV60];[.$AY60];[.$BB60];[.$BE60];[.$BH60];[.$BK60];[.$BN60];[.$BQ60];[.$BT60];[.$BW60];[.$BZ60];[.$CC60];[.$CF60];[.$CI60])" table:style-name="ce1">
            <text:p>539</text:p>
          </table:table-cell>
          <table:table-cell office:value-type="float" office:value="19" table:formula="of:=MEDIAN([.$D60];[.$G60];[.$J60];[.$M60];[.$P60];[.$S60];[.$V60];[.$Y60];[.$AB60];[.$AE60];[.$AH60];[.$AK60];[.$AN60];[.$AQ60];[.$AW60];[.$AZ60];[.$BC60];[.$BF60];[.$BI60];[.$BL60];[.$BO60];[.$BR60];[.$BU60];[.$BX60];[.$CA60];[.$CD60];[.$CG60];[.$CJ60])" table:style-name="ce1">
            <text:p>19</text:p>
          </table:table-cell>
          <table:table-cell office:value-type="float" office:value="1200" table:formula="of:=MAX([.$B60];[.$E60];[.$H60];[.$K60];[.$N60];[.$Q60];[.$T60];[.$W60];[.$Z60];[.$AC60];[.$AF60];[.$AI60];[.$AL60];[.$AO60];[.$AR60];[.$AU60];[.$AX60];[.$BA60];[.$BD60];[.$BG60];[.$BJ60];[.$BM60];[.$BP60];[.$BS60];[.$BV60];[.$BY60];[.$CB60];[.$CE60];[.$CH60])" table:style-name="ce1">
            <text:p>1200</text:p>
          </table:table-cell>
          <table:table-cell office:value-type="float" office:value="34536" table:formula="of:=MAX([.$C60];[.$F60];[.$I60];[.$L60];[.$O60];[.$R60];[.$U60];[.$X60];[.$AA60];[.$AD60];[.$AG60];[.$AJ60];[.$AM60];[.$AP60];[.$AV60];[.$AY60];[.$BB60];[.$BE60];[.$BH60];[.$BK60];[.$BN60];[.$BQ60];[.$BT60];[.$BW60];[.$BZ60];[.$CC60];[.$CF60];[.$CI60])" table:style-name="ce1">
            <text:p>34536</text:p>
          </table:table-cell>
          <table:table-cell office:value-type="float" office:value="40" table:formula="of:=MAX([.$D60];[.$G60];[.$J60];[.$M60];[.$P60];[.$S60];[.$V60];[.$Y60];[.$AB60];[.$AE60];[.$AH60];[.$AK60];[.$AN60];[.$AQ60];[.$AW60];[.$AZ60];[.$BC60];[.$BF60];[.$BI60];[.$BL60];[.$BO60];[.$BR60];[.$BU60];[.$BX60];[.$CA60];[.$CD60];[.$CG60];[.$CJ60])" table:style-name="ce1">
            <text:p>4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6_a3_c70_h27.lp</text:p>
          </table:table-cell>
          <table:table-cell office:value-type="float" office:value="0.04" table:style-name="ce1">
            <text:p>0,04</text:p>
          </table:table-cell>
          <table:table-cell office:value-type="float" office:value="330" table:style-name="ce1">
            <text:p>330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3">
            <text:p>0,01</text:p>
          </table:table-cell>
          <table:table-cell office:value-type="float" office:value="399" table:style-name="ce1">
            <text:p>399</text:p>
          </table:table-cell>
          <table:table-cell office:value-type="float" office:value="1" table:style-name="ce3">
            <text:p>1</text:p>
          </table:table-cell>
          <table:table-cell office:value-type="float" office:value="0.1" table:style-name="ce1">
            <text:p>0,1</text:p>
          </table:table-cell>
          <table:table-cell office:value-type="float" office:value="648" table:style-name="ce1">
            <text:p>648</text:p>
          </table:table-cell>
          <table:table-cell office:value-type="float" office:value="23" table:style-name="ce1">
            <text:p>23</text:p>
          </table:table-cell>
          <table:table-cell office:value-type="float" office:value="0.11" table:style-name="ce1">
            <text:p>0,11</text:p>
          </table:table-cell>
          <table:table-cell office:value-type="float" office:value="648" table:style-name="ce1">
            <text:p>648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143" table:style-name="ce3">
            <text:p>143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1">
            <text:p>0,02</text:p>
          </table:table-cell>
          <table:table-cell office:value-type="float" office:value="2549" table:style-name="ce1">
            <text:p>2549</text:p>
          </table:table-cell>
          <table:table-cell office:value-type="float" office:value="7" table:style-name="ce1">
            <text:p>7</text:p>
          </table:table-cell>
          <table:table-cell office:value-type="float" office:value="0.04" table:style-name="ce1">
            <text:p>0,04</text:p>
          </table:table-cell>
          <table:table-cell office:value-type="float" office:value="281" table:style-name="ce1">
            <text:p>281</text:p>
          </table:table-cell>
          <table:table-cell office:value-type="float" office:value="14" table:style-name="ce1">
            <text:p>14</text:p>
          </table:table-cell>
          <table:table-cell office:value-type="float" office:value="0.02" table:style-name="ce1">
            <text:p>0,02</text:p>
          </table:table-cell>
          <table:table-cell office:value-type="float" office:value="143" table:style-name="ce3">
            <text:p>143</text:p>
          </table:table-cell>
          <table:table-cell office:value-type="float" office:value="24" table:style-name="ce1">
            <text:p>24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262513" table:style-name="ce1">
            <text:p>262513</text:p>
          </table:table-cell>
          <table:table-cell office:value-type="float" office:value="3432" table:style-name="ce2">
            <text:p>3432</text:p>
          </table:table-cell>
          <table:table-cell office:value-type="float" office:value="7.61" table:style-name="ce1">
            <text:p>7,61</text:p>
          </table:table-cell>
          <table:table-cell office:value-type="float" office:value="262513" table:style-name="ce1">
            <text:p>262513</text:p>
          </table:table-cell>
          <table:table-cell office:value-type="float" office:value="3432" table:style-name="ce2">
            <text:p>3432</text:p>
          </table:table-cell>
          <table:table-cell office:value-type="float" office:value="2.5" table:style-name="ce1">
            <text:p>2,5</text:p>
          </table:table-cell>
          <table:table-cell office:value-type="float" office:value="71354" table:style-name="ce1">
            <text:p>71354</text:p>
          </table:table-cell>
          <table:table-cell office:value-type="float" office:value="175" table:style-name="ce1">
            <text:p>175</text:p>
          </table:table-cell>
          <table:table-cell office:value-type="float" office:value="7.92" table:style-name="ce1">
            <text:p>7,92</text:p>
          </table:table-cell>
          <table:table-cell office:value-type="float" office:value="362429" table:style-name="ce2">
            <text:p>362429</text:p>
          </table:table-cell>
          <table:table-cell office:value-type="float" office:value="1607" table:style-name="ce1">
            <text:p>1607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262513" table:style-name="ce1">
            <text:p>262513</text:p>
          </table:table-cell>
          <table:table-cell office:value-type="float" office:value="3432" table:style-name="ce2">
            <text:p>3432</text:p>
          </table:table-cell>
          <table:table-cell office:value-type="float" office:value="7" table:style-name="ce1">
            <text:p>7</text:p>
          </table:table-cell>
          <table:table-cell office:value-type="float" office:value="262513" table:style-name="ce1">
            <text:p>262513</text:p>
          </table:table-cell>
          <table:table-cell office:value-type="float" office:value="3432" table:style-name="ce2">
            <text:p>343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7.84" table:style-name="ce1">
            <text:p>7,84</text:p>
          </table:table-cell>
          <table:table-cell office:value-type="float" office:value="362429" table:style-name="ce2">
            <text:p>362429</text:p>
          </table:table-cell>
          <table:table-cell office:value-type="float" office:value="1607" table:style-name="ce1">
            <text:p>1607</text:p>
          </table:table-cell>
          <table:table-cell office:value-type="float" office:value="0.05" table:style-name="ce1">
            <text:p>0,05</text:p>
          </table:table-cell>
          <table:table-cell office:value-type="float" office:value="330" table:style-name="ce1">
            <text:p>330</text:p>
          </table:table-cell>
          <table:table-cell office:value-type="float" office:value="13" table:style-name="ce1">
            <text:p>13</text:p>
          </table:table-cell>
          <table:table-cell office:value-type="float" office:value="0.05" table:style-name="ce1">
            <text:p>0,05</text:p>
          </table:table-cell>
          <table:table-cell office:value-type="float" office:value="330" table:style-name="ce1">
            <text:p>330</text:p>
          </table:table-cell>
          <table:table-cell office:value-type="float" office:value="13" table:style-name="ce1">
            <text:p>13</text:p>
          </table:table-cell>
          <table:table-cell office:value-type="float" office:value="0.06" table:style-name="ce1">
            <text:p>0,06</text:p>
          </table:table-cell>
          <table:table-cell office:value-type="float" office:value="330" table:style-name="ce1">
            <text:p>330</text:p>
          </table:table-cell>
          <table:table-cell office:value-type="float" office:value="13" table:style-name="ce1">
            <text:p>13</text:p>
          </table:table-cell>
          <table:table-cell office:value-type="float" office:value="0.06" table:style-name="ce1">
            <text:p>0,06</text:p>
          </table:table-cell>
          <table:table-cell office:value-type="float" office:value="330" table:style-name="ce1">
            <text:p>330</text:p>
          </table:table-cell>
          <table:table-cell office:value-type="float" office:value="13" table:style-name="ce1">
            <text:p>13</text:p>
          </table:table-cell>
          <table:table-cell office:value-type="float" office:value="0.04" table:style-name="ce1">
            <text:p>0,04</text:p>
          </table:table-cell>
          <table:table-cell office:value-type="float" office:value="464" table:style-name="ce1">
            <text:p>464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1494" table:style-name="ce1">
            <text:p>1494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284" table:style-name="ce1">
            <text:p>1284</text:p>
          </table:table-cell>
          <table:table-cell office:value-type="float" office:value="5" table:style-name="ce1">
            <text:p>5</text:p>
          </table:table-cell>
          <table:table-cell office:value-type="float" office:value="0.54" table:style-name="ce1">
            <text:p>0,54</text:p>
          </table:table-cell>
          <table:table-cell office:value-type="float" office:value="2946" table:style-name="ce1">
            <text:p>2946</text:p>
          </table:table-cell>
          <table:table-cell office:value-type="float" office:value="114" table:style-name="ce1">
            <text:p>114</text:p>
          </table:table-cell>
          <table:table-cell office:value-type="float" office:value="0.05" table:style-name="ce1">
            <text:p>0,05</text:p>
          </table:table-cell>
          <table:table-cell office:value-type="float" office:value="328" table:style-name="ce1">
            <text:p>328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1">
            <text:p>0,02</text:p>
          </table:table-cell>
          <table:table-cell office:value-type="float" office:value="2549" table:style-name="ce1">
            <text:p>2549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2549" table:style-name="ce1">
            <text:p>2549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43" table:style-name="ce3">
            <text:p>143</text:p>
          </table:table-cell>
          <table:table-cell office:value-type="float" office:value="24" table:style-name="ce1">
            <text:p>24</text:p>
          </table:table-cell>
          <table:table-cell office:value-type="float" office:value="0.05" table:style-name="ce1">
            <text:p>0,05</text:p>
          </table:table-cell>
          <table:table-cell office:value-type="float" office:value="328" table:style-name="ce1">
            <text:p>328</text:p>
          </table:table-cell>
          <table:table-cell office:value-type="float" office:value="13" table:style-name="ce1">
            <text:p>13</text:p>
          </table:table-cell>
          <table:table-cell office:value-type="float" office:value="0.01" table:formula="of:=MIN([.$B61];[.$E61];[.$H61];[.$K61];[.$N61];[.$Q61];[.$T61];[.$W61];[.$Z61];[.$AC61];[.$AF61];[.$AI61];[.$AL61];[.$AO61];[.$AR61];[.$AU61];[.$AX61];[.$BA61];[.$BD61];[.$BG61];[.$BJ61];[.$BM61];[.$BP61];[.$BS61];[.$BV61];[.$BY61];[.$CB61];[.$CE61];[.$CH61])" table:style-name="ce1">
            <text:p>0,01</text:p>
          </table:table-cell>
          <table:table-cell office:value-type="float" office:value="143" table:formula="of:=MIN([.$C61];[.$F61];[.$I61];[.$L61];[.$O61];[.$R61];[.$U61];[.$X61];[.$AA61];[.$AD61];[.$AG61];[.$AJ61];[.$AM61];[.$AP61];[.$AV61];[.$AY61];[.$BB61];[.$BE61];[.$BH61];[.$BK61];[.$BN61];[.$BQ61];[.$BT61];[.$BW61];[.$BZ61];[.$CC61];[.$CF61];[.$CI61])" table:style-name="ce1">
            <text:p>143</text:p>
          </table:table-cell>
          <table:table-cell office:value-type="float" office:value="1" table:formula="of:=MIN([.$D61];[.$G61];[.$J61];[.$M61];[.$P61];[.$S61];[.$V61];[.$Y61];[.$AB61];[.$AE61];[.$AH61];[.$AK61];[.$AN61];[.$AQ61];[.$AW61];[.$AZ61];[.$BC61];[.$BF61];[.$BI61];[.$BL61];[.$BO61];[.$BR61];[.$BU61];[.$BX61];[.$CA61];[.$CD61];[.$CG61];[.$CJ61])" table:style-name="ce1">
            <text:p>1</text:p>
          </table:table-cell>
          <table:table-cell office:value-type="float" office:value="0.05" table:formula="of:=MEDIAN([.$B61];[.$E61];[.$H61];[.$K61];[.$N61];[.$Q61];[.$T61];[.$W61];[.$Z61];[.$AC61];[.$AF61];[.$AI61];[.$AL61];[.$AO61];[.$AR61];[.$AU61];[.$AX61];[.$BA61];[.$BD61];[.$BG61];[.$BJ61];[.$BM61];[.$BP61];[.$BS61];[.$BV61];[.$BY61];[.$CB61];[.$CE61];[.$CH61])" table:style-name="ce1">
            <text:p>0,05</text:p>
          </table:table-cell>
          <table:table-cell office:value-type="float" office:value="648" table:formula="of:=MEDIAN([.$C61];[.$F61];[.$I61];[.$L61];[.$O61];[.$R61];[.$U61];[.$X61];[.$AA61];[.$AD61];[.$AG61];[.$AJ61];[.$AM61];[.$AP61];[.$AV61];[.$AY61];[.$BB61];[.$BE61];[.$BH61];[.$BK61];[.$BN61];[.$BQ61];[.$BT61];[.$BW61];[.$BZ61];[.$CC61];[.$CF61];[.$CI61])" table:style-name="ce1">
            <text:p>648</text:p>
          </table:table-cell>
          <table:table-cell office:value-type="float" office:value="13.5" table:formula="of:=MEDIAN([.$D61];[.$G61];[.$J61];[.$M61];[.$P61];[.$S61];[.$V61];[.$Y61];[.$AB61];[.$AE61];[.$AH61];[.$AK61];[.$AN61];[.$AQ61];[.$AW61];[.$AZ61];[.$BC61];[.$BF61];[.$BI61];[.$BL61];[.$BO61];[.$BR61];[.$BU61];[.$BX61];[.$CA61];[.$CD61];[.$CG61];[.$CJ61])" table:style-name="ce1">
            <text:p>13,5</text:p>
          </table:table-cell>
          <table:table-cell office:value-type="float" office:value="1200" table:formula="of:=MAX([.$B61];[.$E61];[.$H61];[.$K61];[.$N61];[.$Q61];[.$T61];[.$W61];[.$Z61];[.$AC61];[.$AF61];[.$AI61];[.$AL61];[.$AO61];[.$AR61];[.$AU61];[.$AX61];[.$BA61];[.$BD61];[.$BG61];[.$BJ61];[.$BM61];[.$BP61];[.$BS61];[.$BV61];[.$BY61];[.$CB61];[.$CE61];[.$CH61])" table:style-name="ce1">
            <text:p>1200</text:p>
          </table:table-cell>
          <table:table-cell office:value-type="float" office:value="362429" table:formula="of:=MAX([.$C61];[.$F61];[.$I61];[.$L61];[.$O61];[.$R61];[.$U61];[.$X61];[.$AA61];[.$AD61];[.$AG61];[.$AJ61];[.$AM61];[.$AP61];[.$AV61];[.$AY61];[.$BB61];[.$BE61];[.$BH61];[.$BK61];[.$BN61];[.$BQ61];[.$BT61];[.$BW61];[.$BZ61];[.$CC61];[.$CF61];[.$CI61])" table:style-name="ce1">
            <text:p>362429</text:p>
          </table:table-cell>
          <table:table-cell office:value-type="float" office:value="3432" table:formula="of:=MAX([.$D61];[.$G61];[.$J61];[.$M61];[.$P61];[.$S61];[.$V61];[.$Y61];[.$AB61];[.$AE61];[.$AH61];[.$AK61];[.$AN61];[.$AQ61];[.$AW61];[.$AZ61];[.$BC61];[.$BF61];[.$BI61];[.$BL61];[.$BO61];[.$BR61];[.$BU61];[.$BX61];[.$CA61];[.$CD61];[.$CG61];[.$CJ61])" table:style-name="ce1">
            <text:p>343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7_a2_c70_h15.lp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77" table:style-name="ce1">
            <text:p>177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38" table:style-name="ce1">
            <text:p>0,38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37" table:style-name="ce1">
            <text:p>0,37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43" table:style-name="ce1">
            <text:p>0,43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4" table:style-name="ce1">
            <text:p>0,4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31" table:style-name="ce1">
            <text:p>0,31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32" table:style-name="ce1">
            <text:p>0,32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41" table:style-name="ce1">
            <text:p>0,41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54" table:style-name="ce1">
            <text:p>25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83" table:style-name="ce1">
            <text:p>283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77" table:style-name="ce1">
            <text:p>177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77" table:style-name="ce1">
            <text:p>177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62];[.$E62];[.$H62];[.$K62];[.$N62];[.$Q62];[.$T62];[.$W62];[.$Z62];[.$AC62];[.$AF62];[.$AI62];[.$AL62];[.$AO62];[.$AR62];[.$AU62];[.$AX62];[.$BA62];[.$BD62];[.$BG62];[.$BJ62];[.$BM62];[.$BP62];[.$BS62];[.$BV62];[.$BY62];[.$CB62];[.$CE62];[.$CH62])" table:style-name="ce1">
            <text:p>0</text:p>
          </table:table-cell>
          <table:table-cell office:value-type="float" office:value="13" table:formula="of:=MIN([.$C62];[.$F62];[.$I62];[.$L62];[.$O62];[.$R62];[.$U62];[.$X62];[.$AA62];[.$AD62];[.$AG62];[.$AJ62];[.$AM62];[.$AP62];[.$AV62];[.$AY62];[.$BB62];[.$BE62];[.$BH62];[.$BK62];[.$BN62];[.$BQ62];[.$BT62];[.$BW62];[.$BZ62];[.$CC62];[.$CF62];[.$CI62])" table:style-name="ce1">
            <text:p>13</text:p>
          </table:table-cell>
          <table:table-cell office:value-type="float" office:value="1" table:formula="of:=MIN([.$D62];[.$G62];[.$J62];[.$M62];[.$P62];[.$S62];[.$V62];[.$Y62];[.$AB62];[.$AE62];[.$AH62];[.$AK62];[.$AN62];[.$AQ62];[.$AW62];[.$AZ62];[.$BC62];[.$BF62];[.$BI62];[.$BL62];[.$BO62];[.$BR62];[.$BU62];[.$BX62];[.$CA62];[.$CD62];[.$CG62];[.$CJ62])" table:style-name="ce1">
            <text:p>1</text:p>
          </table:table-cell>
          <table:table-cell office:value-type="float" office:value="0.01" table:formula="of:=MEDIAN([.$B62];[.$E62];[.$H62];[.$K62];[.$N62];[.$Q62];[.$T62];[.$W62];[.$Z62];[.$AC62];[.$AF62];[.$AI62];[.$AL62];[.$AO62];[.$AR62];[.$AU62];[.$AX62];[.$BA62];[.$BD62];[.$BG62];[.$BJ62];[.$BM62];[.$BP62];[.$BS62];[.$BV62];[.$BY62];[.$CB62];[.$CE62];[.$CH62])" table:style-name="ce1">
            <text:p>0,01</text:p>
          </table:table-cell>
          <table:table-cell office:value-type="float" office:value="60" table:formula="of:=MEDIAN([.$C62];[.$F62];[.$I62];[.$L62];[.$O62];[.$R62];[.$U62];[.$X62];[.$AA62];[.$AD62];[.$AG62];[.$AJ62];[.$AM62];[.$AP62];[.$AV62];[.$AY62];[.$BB62];[.$BE62];[.$BH62];[.$BK62];[.$BN62];[.$BQ62];[.$BT62];[.$BW62];[.$BZ62];[.$CC62];[.$CF62];[.$CI62])" table:style-name="ce1">
            <text:p>60</text:p>
          </table:table-cell>
          <table:table-cell office:value-type="float" office:value="7" table:formula="of:=MEDIAN([.$D62];[.$G62];[.$J62];[.$M62];[.$P62];[.$S62];[.$V62];[.$Y62];[.$AB62];[.$AE62];[.$AH62];[.$AK62];[.$AN62];[.$AQ62];[.$AW62];[.$AZ62];[.$BC62];[.$BF62];[.$BI62];[.$BL62];[.$BO62];[.$BR62];[.$BU62];[.$BX62];[.$CA62];[.$CD62];[.$CG62];[.$CJ62])" table:style-name="ce1">
            <text:p>7</text:p>
          </table:table-cell>
          <table:table-cell office:value-type="float" office:value="1200" table:formula="of:=MAX([.$B62];[.$E62];[.$H62];[.$K62];[.$N62];[.$Q62];[.$T62];[.$W62];[.$Z62];[.$AC62];[.$AF62];[.$AI62];[.$AL62];[.$AO62];[.$AR62];[.$AU62];[.$AX62];[.$BA62];[.$BD62];[.$BG62];[.$BJ62];[.$BM62];[.$BP62];[.$BS62];[.$BV62];[.$BY62];[.$CB62];[.$CE62];[.$CH62])" table:style-name="ce1">
            <text:p>1200</text:p>
          </table:table-cell>
          <table:table-cell office:value-type="float" office:value="11140" table:formula="of:=MAX([.$C62];[.$F62];[.$I62];[.$L62];[.$O62];[.$R62];[.$U62];[.$X62];[.$AA62];[.$AD62];[.$AG62];[.$AJ62];[.$AM62];[.$AP62];[.$AV62];[.$AY62];[.$BB62];[.$BE62];[.$BH62];[.$BK62];[.$BN62];[.$BQ62];[.$BT62];[.$BW62];[.$BZ62];[.$CC62];[.$CF62];[.$CI62])" table:style-name="ce1">
            <text:p>11140</text:p>
          </table:table-cell>
          <table:table-cell office:value-type="float" office:value="8" table:formula="of:=MAX([.$D62];[.$G62];[.$J62];[.$M62];[.$P62];[.$S62];[.$V62];[.$Y62];[.$AB62];[.$AE62];[.$AH62];[.$AK62];[.$AN62];[.$AQ62];[.$AW62];[.$AZ62];[.$BC62];[.$BF62];[.$BI62];[.$BL62];[.$BO62];[.$BR62];[.$BU62];[.$BX62];[.$CA62];[.$CD62];[.$CG62];[.$CJ62])" table:style-name="ce1">
            <text:p>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7_a3_c70_h24.lp</text:p>
          </table:table-cell>
          <table:table-cell office:value-type="float" office:value="0.02" table:style-name="ce1">
            <text:p>0,02</text:p>
          </table:table-cell>
          <table:table-cell office:value-type="float" office:value="116" table:style-name="ce1">
            <text:p>116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694" table:style-name="ce1">
            <text:p>69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54" table:style-name="ce3">
            <text:p>54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3">
            <text:p>0,01</text:p>
          </table:table-cell>
          <table:table-cell office:value-type="float" office:value="54" table:style-name="ce3">
            <text:p>54</text:p>
          </table:table-cell>
          <table:table-cell office:value-type="float" office:value="3" table:style-name="ce3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1363" table:style-name="ce1">
            <text:p>1363</text:p>
          </table:table-cell>
          <table:table-cell office:value-type="float" office:value="3" table:style-name="ce3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163" table:style-name="ce1">
            <text:p>163</text:p>
          </table:table-cell>
          <table:table-cell office:value-type="float" office:value="16" table:style-name="ce2">
            <text:p>16</text:p>
          </table:table-cell>
          <table:table-cell office:value-type="float" office:value="0.03" table:style-name="ce1">
            <text:p>0,03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29133" table:style-name="ce1">
            <text:p>29133</text:p>
          </table:table-cell>
          <table:table-cell office:value-type="float" office:value="14" table:style-name="ce1">
            <text:p>14</text:p>
          </table:table-cell>
          <table:table-cell office:value-type="float" office:value="1.36" table:style-name="ce1">
            <text:p>1,36</text:p>
          </table:table-cell>
          <table:table-cell office:value-type="float" office:value="29133" table:style-name="ce1">
            <text:p>29133</text:p>
          </table:table-cell>
          <table:table-cell office:value-type="float" office:value="14" table:style-name="ce1">
            <text:p>14</text:p>
          </table:table-cell>
          <table:table-cell office:value-type="float" office:value="1.06" table:style-name="ce1">
            <text:p>1,06</text:p>
          </table:table-cell>
          <table:table-cell office:value-type="float" office:value="29386" table:style-name="ce2">
            <text:p>29386</text:p>
          </table:table-cell>
          <table:table-cell office:value-type="float" office:value="14" table:style-name="ce1">
            <text:p>14</text:p>
          </table:table-cell>
          <table:table-cell office:value-type="float" office:value="1.34" table:style-name="ce1">
            <text:p>1,34</text:p>
          </table:table-cell>
          <table:table-cell office:value-type="float" office:value="29131" table:style-name="ce1">
            <text:p>29131</text:p>
          </table:table-cell>
          <table:table-cell office:value-type="float" office:value="15" table:style-name="ce1">
            <text:p>15</text:p>
          </table:table-cell>
          <table:table-cell office:value-type="float" office:value="1.36" table:style-name="ce1">
            <text:p>1,36</text:p>
          </table:table-cell>
          <table:table-cell office:value-type="float" office:value="29133" table:style-name="ce1">
            <text:p>2913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9133" table:style-name="ce1">
            <text:p>2913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23" table:style-name="ce1">
            <text:p>1,23</text:p>
          </table:table-cell>
          <table:table-cell office:value-type="float" office:value="29131" table:style-name="ce1">
            <text:p>29131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8" table:style-name="ce1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8" table:style-name="ce1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8" table:style-name="ce1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8" table:style-name="ce1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150" table:style-name="ce1">
            <text:p>150</text:p>
          </table:table-cell>
          <table:table-cell office:value-type="float" office:value="7" table:style-name="ce1">
            <text:p>7</text:p>
          </table:table-cell>
          <table:table-cell office:value-type="float" office:value="0.05" table:style-name="ce1">
            <text:p>0,05</text:p>
          </table:table-cell>
          <table:table-cell office:value-type="float" office:value="3019" table:style-name="ce1">
            <text:p>3019</text:p>
          </table:table-cell>
          <table:table-cell office:value-type="float" office:value="7" table:style-name="ce1">
            <text:p>7</text:p>
          </table:table-cell>
          <table:table-cell office:value-type="float" office:value="0.05" table:style-name="ce1">
            <text:p>0,05</text:p>
          </table:table-cell>
          <table:table-cell office:value-type="float" office:value="3018" table:style-name="ce1">
            <text:p>3018</text:p>
          </table:table-cell>
          <table:table-cell office:value-type="float" office:value="7" table:style-name="ce1">
            <text:p>7</text:p>
          </table:table-cell>
          <table:table-cell office:value-type="float" office:value="0.12" table:style-name="ce1">
            <text:p>0,12</text:p>
          </table:table-cell>
          <table:table-cell office:value-type="float" office:value="554" table:style-name="ce1">
            <text:p>554</text:p>
          </table:table-cell>
          <table:table-cell office:value-type="float" office:value="14" table:style-name="ce1">
            <text:p>14</text:p>
          </table:table-cell>
          <table:table-cell office:value-type="float" office:value="0.03" table:style-name="ce1">
            <text:p>0,03</text:p>
          </table:table-cell>
          <table:table-cell office:value-type="float" office:value="321" table:style-name="ce1">
            <text:p>321</text:p>
          </table:table-cell>
          <table:table-cell office:value-type="float" office:value="8" table:style-name="ce1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1363" table:style-name="ce1">
            <text:p>1363</text:p>
          </table:table-cell>
          <table:table-cell office:value-type="float" office:value="3" table:style-name="ce3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1363" table:style-name="ce1">
            <text:p>1363</text:p>
          </table:table-cell>
          <table:table-cell office:value-type="float" office:value="3" table:style-name="ce3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321" table:style-name="ce1">
            <text:p>321</text:p>
          </table:table-cell>
          <table:table-cell office:value-type="float" office:value="8" table:style-name="ce1">
            <text:p>8</text:p>
          </table:table-cell>
          <table:table-cell office:value-type="float" office:value="0.01" table:formula="of:=MIN([.$B63];[.$E63];[.$H63];[.$K63];[.$N63];[.$Q63];[.$T63];[.$W63];[.$Z63];[.$AC63];[.$AF63];[.$AI63];[.$AL63];[.$AO63];[.$AR63];[.$AU63];[.$AX63];[.$BA63];[.$BD63];[.$BG63];[.$BJ63];[.$BM63];[.$BP63];[.$BS63];[.$BV63];[.$BY63];[.$CB63];[.$CE63];[.$CH63])" table:style-name="ce1">
            <text:p>0,01</text:p>
          </table:table-cell>
          <table:table-cell office:value-type="float" office:value="54" table:formula="of:=MIN([.$C63];[.$F63];[.$I63];[.$L63];[.$O63];[.$R63];[.$U63];[.$X63];[.$AA63];[.$AD63];[.$AG63];[.$AJ63];[.$AM63];[.$AP63];[.$AV63];[.$AY63];[.$BB63];[.$BE63];[.$BH63];[.$BK63];[.$BN63];[.$BQ63];[.$BT63];[.$BW63];[.$BZ63];[.$CC63];[.$CF63];[.$CI63])" table:style-name="ce1">
            <text:p>54</text:p>
          </table:table-cell>
          <table:table-cell office:value-type="float" office:value="3" table:formula="of:=MIN([.$D63];[.$G63];[.$J63];[.$M63];[.$P63];[.$S63];[.$V63];[.$Y63];[.$AB63];[.$AE63];[.$AH63];[.$AK63];[.$AN63];[.$AQ63];[.$AW63];[.$AZ63];[.$BC63];[.$BF63];[.$BI63];[.$BL63];[.$BO63];[.$BR63];[.$BU63];[.$BX63];[.$CA63];[.$CD63];[.$CG63];[.$CJ63])" table:style-name="ce1">
            <text:p>3</text:p>
          </table:table-cell>
          <table:table-cell office:value-type="float" office:value="0.03" table:formula="of:=MEDIAN([.$B63];[.$E63];[.$H63];[.$K63];[.$N63];[.$Q63];[.$T63];[.$W63];[.$Z63];[.$AC63];[.$AF63];[.$AI63];[.$AL63];[.$AO63];[.$AR63];[.$AU63];[.$AX63];[.$BA63];[.$BD63];[.$BG63];[.$BJ63];[.$BM63];[.$BP63];[.$BS63];[.$BV63];[.$BY63];[.$CB63];[.$CE63];[.$CH63])" table:style-name="ce1">
            <text:p>0,03</text:p>
          </table:table-cell>
          <table:table-cell office:value-type="float" office:value="438.5" table:formula="of:=MEDIAN([.$C63];[.$F63];[.$I63];[.$L63];[.$O63];[.$R63];[.$U63];[.$X63];[.$AA63];[.$AD63];[.$AG63];[.$AJ63];[.$AM63];[.$AP63];[.$AV63];[.$AY63];[.$BB63];[.$BE63];[.$BH63];[.$BK63];[.$BN63];[.$BQ63];[.$BT63];[.$BW63];[.$BZ63];[.$CC63];[.$CF63];[.$CI63])" table:style-name="ce1">
            <text:p>438,5</text:p>
          </table:table-cell>
          <table:table-cell office:value-type="float" office:value="8" table:formula="of:=MEDIAN([.$D63];[.$G63];[.$J63];[.$M63];[.$P63];[.$S63];[.$V63];[.$Y63];[.$AB63];[.$AE63];[.$AH63];[.$AK63];[.$AN63];[.$AQ63];[.$AW63];[.$AZ63];[.$BC63];[.$BF63];[.$BI63];[.$BL63];[.$BO63];[.$BR63];[.$BU63];[.$BX63];[.$CA63];[.$CD63];[.$CG63];[.$CJ63])" table:style-name="ce1">
            <text:p>8</text:p>
          </table:table-cell>
          <table:table-cell office:value-type="float" office:value="1200" table:formula="of:=MAX([.$B63];[.$E63];[.$H63];[.$K63];[.$N63];[.$Q63];[.$T63];[.$W63];[.$Z63];[.$AC63];[.$AF63];[.$AI63];[.$AL63];[.$AO63];[.$AR63];[.$AU63];[.$AX63];[.$BA63];[.$BD63];[.$BG63];[.$BJ63];[.$BM63];[.$BP63];[.$BS63];[.$BV63];[.$BY63];[.$CB63];[.$CE63];[.$CH63])" table:style-name="ce1">
            <text:p>1200</text:p>
          </table:table-cell>
          <table:table-cell office:value-type="float" office:value="29386" table:formula="of:=MAX([.$C63];[.$F63];[.$I63];[.$L63];[.$O63];[.$R63];[.$U63];[.$X63];[.$AA63];[.$AD63];[.$AG63];[.$AJ63];[.$AM63];[.$AP63];[.$AV63];[.$AY63];[.$BB63];[.$BE63];[.$BH63];[.$BK63];[.$BN63];[.$BQ63];[.$BT63];[.$BW63];[.$BZ63];[.$CC63];[.$CF63];[.$CI63])" table:style-name="ce1">
            <text:p>29386</text:p>
          </table:table-cell>
          <table:table-cell office:value-type="float" office:value="16" table:formula="of:=MAX([.$D63];[.$G63];[.$J63];[.$M63];[.$P63];[.$S63];[.$V63];[.$Y63];[.$AB63];[.$AE63];[.$AH63];[.$AK63];[.$AN63];[.$AQ63];[.$AW63];[.$AZ63];[.$BC63];[.$BF63];[.$BI63];[.$BL63];[.$BO63];[.$BR63];[.$BU63];[.$BX63];[.$CA63];[.$CD63];[.$CG63];[.$CJ63])" table:style-name="ce1">
            <text:p>16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8_a2_c70_h54.lp</text:p>
          </table:table-cell>
          <table:table-cell office:value-type="float" office:value="0.05" table:style-name="ce3">
            <text:p>0,05</text:p>
          </table:table-cell>
          <table:table-cell office:value-type="float" office:value="267" table:style-name="ce1">
            <text:p>267</text:p>
          </table:table-cell>
          <table:table-cell office:value-type="float" office:value="10" table:style-name="ce1">
            <text:p>1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569" table:style-name="ce1">
            <text:p>2569</text:p>
          </table:table-cell>
          <table:table-cell office:value-type="float" office:value="10" table:style-name="ce1">
            <text:p>10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584" table:style-name="ce1">
            <text:p>584</text:p>
          </table:table-cell>
          <table:table-cell office:value-type="float" office:value="223" table:style-name="ce1">
            <text:p>223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584" table:style-name="ce1">
            <text:p>584</text:p>
          </table:table-cell>
          <table:table-cell office:value-type="float" office:value="223" table:style-name="ce1">
            <text:p>223</text:p>
          </table:table-cell>
          <table:table-cell office:value-type="float" office:value="0.05" table:style-name="ce3">
            <text:p>0,05</text:p>
          </table:table-cell>
          <table:table-cell office:value-type="float" office:value="74" table:style-name="ce3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0.05" table:style-name="ce3">
            <text:p>0,05</text:p>
          </table:table-cell>
          <table:table-cell office:value-type="float" office:value="2851" table:style-name="ce1">
            <text:p>2851</text:p>
          </table:table-cell>
          <table:table-cell office:value-type="float" office:value="3" table:style-name="ce3">
            <text:p>3</text:p>
          </table:table-cell>
          <table:table-cell office:value-type="float" office:value="0.05" table:style-name="ce3">
            <text:p>0,05</text:p>
          </table:table-cell>
          <table:table-cell office:value-type="float" office:value="249" table:style-name="ce1">
            <text:p>249</text:p>
          </table:table-cell>
          <table:table-cell office:value-type="float" office:value="11" table:style-name="ce1">
            <text:p>11</text:p>
          </table:table-cell>
          <table:table-cell office:value-type="float" office:value="0.06" table:style-name="ce1">
            <text:p>0,06</text:p>
          </table:table-cell>
          <table:table-cell office:value-type="float" office:value="74" table:style-name="ce3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2.89" table:style-name="ce1">
            <text:p>2,89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2.36" table:style-name="ce1">
            <text:p>2,36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2.72" table:style-name="ce1">
            <text:p>2,72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2.7" table:style-name="ce1">
            <text:p>2,7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2.57" table:style-name="ce1">
            <text:p>2,57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2.38" table:style-name="ce1">
            <text:p>2,38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2.71" table:style-name="ce1">
            <text:p>2,71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0.08" table:style-name="ce1">
            <text:p>0,08</text:p>
          </table:table-cell>
          <table:table-cell office:value-type="float" office:value="250" table:style-name="ce1">
            <text:p>250</text:p>
          </table:table-cell>
          <table:table-cell office:value-type="float" office:value="11" table:style-name="ce1">
            <text:p>11</text:p>
          </table:table-cell>
          <table:table-cell office:value-type="float" office:value="0.08" table:style-name="ce1">
            <text:p>0,08</text:p>
          </table:table-cell>
          <table:table-cell office:value-type="float" office:value="250" table:style-name="ce1">
            <text:p>250</text:p>
          </table:table-cell>
          <table:table-cell office:value-type="float" office:value="11" table:style-name="ce1">
            <text:p>1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50" table:style-name="ce1">
            <text:p>250</text:p>
          </table:table-cell>
          <table:table-cell office:value-type="float" office:value="11" table:style-name="ce1">
            <text:p>11</text:p>
          </table:table-cell>
          <table:table-cell office:value-type="float" office:value="0.09" table:style-name="ce1">
            <text:p>0,09</text:p>
          </table:table-cell>
          <table:table-cell office:value-type="float" office:value="250" table:style-name="ce1">
            <text:p>250</text:p>
          </table:table-cell>
          <table:table-cell office:value-type="float" office:value="11" table:style-name="ce1">
            <text:p>11</text:p>
          </table:table-cell>
          <table:table-cell office:value-type="float" office:value="0.06" table:style-name="ce1">
            <text:p>0,06</text:p>
          </table:table-cell>
          <table:table-cell office:value-type="float" office:value="479" table:style-name="ce1">
            <text:p>479</text:p>
          </table:table-cell>
          <table:table-cell office:value-type="float" office:value="11" table:style-name="ce1">
            <text:p>11</text:p>
          </table:table-cell>
          <table:table-cell office:value-type="float" office:value="0.09" table:style-name="ce1">
            <text:p>0,09</text:p>
          </table:table-cell>
          <table:table-cell office:value-type="float" office:value="4060" table:style-name="ce1">
            <text:p>4060</text:p>
          </table:table-cell>
          <table:table-cell office:value-type="float" office:value="9" table:style-name="ce1">
            <text:p>9</text:p>
          </table:table-cell>
          <table:table-cell office:value-type="float" office:value="0.1" table:style-name="ce1">
            <text:p>0,1</text:p>
          </table:table-cell>
          <table:table-cell office:value-type="float" office:value="4120" table:style-name="ce1">
            <text:p>4120</text:p>
          </table:table-cell>
          <table:table-cell office:value-type="float" office:value="9" table:style-name="ce1">
            <text:p>9</text:p>
          </table:table-cell>
          <table:table-cell office:value-type="float" office:value="2.68" table:style-name="ce1">
            <text:p>2,68</text:p>
          </table:table-cell>
          <table:table-cell office:value-type="float" office:value="13239" table:style-name="ce1">
            <text:p>13239</text:p>
          </table:table-cell>
          <table:table-cell office:value-type="float" office:value="297" table:style-name="ce2">
            <text:p>297</text:p>
          </table:table-cell>
          <table:table-cell office:value-type="float" office:value="0.06" table:style-name="ce1">
            <text:p>0,06</text:p>
          </table:table-cell>
          <table:table-cell office:value-type="float" office:value="249" table:style-name="ce1">
            <text:p>249</text:p>
          </table:table-cell>
          <table:table-cell office:value-type="float" office:value="11" table:style-name="ce1">
            <text:p>11</text:p>
          </table:table-cell>
          <table:table-cell office:value-type="float" office:value="0.05" table:style-name="ce3">
            <text:p>0,05</text:p>
          </table:table-cell>
          <table:table-cell office:value-type="float" office:value="2851" table:style-name="ce1">
            <text:p>2851</text:p>
          </table:table-cell>
          <table:table-cell office:value-type="float" office:value="3" table:style-name="ce3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2851" table:style-name="ce1">
            <text:p>2851</text:p>
          </table:table-cell>
          <table:table-cell office:value-type="float" office:value="3" table:style-name="ce3">
            <text:p>3</text:p>
          </table:table-cell>
          <table:table-cell office:value-type="float" office:value="0.05" table:style-name="ce3">
            <text:p>0,05</text:p>
          </table:table-cell>
          <table:table-cell office:value-type="float" office:value="74" table:style-name="ce3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0.06" table:style-name="ce1">
            <text:p>0,06</text:p>
          </table:table-cell>
          <table:table-cell office:value-type="float" office:value="249" table:style-name="ce1">
            <text:p>249</text:p>
          </table:table-cell>
          <table:table-cell office:value-type="float" office:value="11" table:style-name="ce1">
            <text:p>11</text:p>
          </table:table-cell>
          <table:table-cell office:value-type="float" office:value="0.05" table:formula="of:=MIN([.$B64];[.$E64];[.$H64];[.$K64];[.$N64];[.$Q64];[.$T64];[.$W64];[.$Z64];[.$AC64];[.$AF64];[.$AI64];[.$AL64];[.$AO64];[.$AR64];[.$AU64];[.$AX64];[.$BA64];[.$BD64];[.$BG64];[.$BJ64];[.$BM64];[.$BP64];[.$BS64];[.$BV64];[.$BY64];[.$CB64];[.$CE64];[.$CH64])" table:style-name="ce1">
            <text:p>0,05</text:p>
          </table:table-cell>
          <table:table-cell office:value-type="float" office:value="74" table:formula="of:=MIN([.$C64];[.$F64];[.$I64];[.$L64];[.$O64];[.$R64];[.$U64];[.$X64];[.$AA64];[.$AD64];[.$AG64];[.$AJ64];[.$AM64];[.$AP64];[.$AV64];[.$AY64];[.$BB64];[.$BE64];[.$BH64];[.$BK64];[.$BN64];[.$BQ64];[.$BT64];[.$BW64];[.$BZ64];[.$CC64];[.$CF64];[.$CI64])" table:style-name="ce1">
            <text:p>74</text:p>
          </table:table-cell>
          <table:table-cell office:value-type="float" office:value="3" table:formula="of:=MIN([.$D64];[.$G64];[.$J64];[.$M64];[.$P64];[.$S64];[.$V64];[.$Y64];[.$AB64];[.$AE64];[.$AH64];[.$AK64];[.$AN64];[.$AQ64];[.$AW64];[.$AZ64];[.$BC64];[.$BF64];[.$BI64];[.$BL64];[.$BO64];[.$BR64];[.$BU64];[.$BX64];[.$CA64];[.$CD64];[.$CG64];[.$CJ64])" table:style-name="ce1">
            <text:p>3</text:p>
          </table:table-cell>
          <table:table-cell office:value-type="float" office:value="0.08" table:formula="of:=MEDIAN([.$B64];[.$E64];[.$H64];[.$K64];[.$N64];[.$Q64];[.$T64];[.$W64];[.$Z64];[.$AC64];[.$AF64];[.$AI64];[.$AL64];[.$AO64];[.$AR64];[.$AU64];[.$AX64];[.$BA64];[.$BD64];[.$BG64];[.$BJ64];[.$BM64];[.$BP64];[.$BS64];[.$BV64];[.$BY64];[.$CB64];[.$CE64];[.$CH64])" table:style-name="ce1">
            <text:p>0,08</text:p>
          </table:table-cell>
          <table:table-cell office:value-type="float" office:value="1576.5" table:formula="of:=MEDIAN([.$C64];[.$F64];[.$I64];[.$L64];[.$O64];[.$R64];[.$U64];[.$X64];[.$AA64];[.$AD64];[.$AG64];[.$AJ64];[.$AM64];[.$AP64];[.$AV64];[.$AY64];[.$BB64];[.$BE64];[.$BH64];[.$BK64];[.$BN64];[.$BQ64];[.$BT64];[.$BW64];[.$BZ64];[.$CC64];[.$CF64];[.$CI64])" table:style-name="ce1">
            <text:p>1576,5</text:p>
          </table:table-cell>
          <table:table-cell office:value-type="float" office:value="11" table:formula="of:=MEDIAN([.$D64];[.$G64];[.$J64];[.$M64];[.$P64];[.$S64];[.$V64];[.$Y64];[.$AB64];[.$AE64];[.$AH64];[.$AK64];[.$AN64];[.$AQ64];[.$AW64];[.$AZ64];[.$BC64];[.$BF64];[.$BI64];[.$BL64];[.$BO64];[.$BR64];[.$BU64];[.$BX64];[.$CA64];[.$CD64];[.$CG64];[.$CJ64])" table:style-name="ce1">
            <text:p>11</text:p>
          </table:table-cell>
          <table:table-cell office:value-type="float" office:value="1200" table:formula="of:=MAX([.$B64];[.$E64];[.$H64];[.$K64];[.$N64];[.$Q64];[.$T64];[.$W64];[.$Z64];[.$AC64];[.$AF64];[.$AI64];[.$AL64];[.$AO64];[.$AR64];[.$AU64];[.$AX64];[.$BA64];[.$BD64];[.$BG64];[.$BJ64];[.$BM64];[.$BP64];[.$BS64];[.$BV64];[.$BY64];[.$CB64];[.$CE64];[.$CH64])" table:style-name="ce1">
            <text:p>1200</text:p>
          </table:table-cell>
          <table:table-cell office:value-type="float" office:value="30567" table:formula="of:=MAX([.$C64];[.$F64];[.$I64];[.$L64];[.$O64];[.$R64];[.$U64];[.$X64];[.$AA64];[.$AD64];[.$AG64];[.$AJ64];[.$AM64];[.$AP64];[.$AV64];[.$AY64];[.$BB64];[.$BE64];[.$BH64];[.$BK64];[.$BN64];[.$BQ64];[.$BT64];[.$BW64];[.$BZ64];[.$CC64];[.$CF64];[.$CI64])" table:style-name="ce1">
            <text:p>30567</text:p>
          </table:table-cell>
          <table:table-cell office:value-type="float" office:value="297" table:formula="of:=MAX([.$D64];[.$G64];[.$J64];[.$M64];[.$P64];[.$S64];[.$V64];[.$Y64];[.$AB64];[.$AE64];[.$AH64];[.$AK64];[.$AN64];[.$AQ64];[.$AW64];[.$AZ64];[.$BC64];[.$BF64];[.$BI64];[.$BL64];[.$BO64];[.$BR64];[.$BU64];[.$BX64];[.$CA64];[.$CD64];[.$CG64];[.$CJ64])" table:style-name="ce1">
            <text:p>29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8_a3_c70_h22.lp</text:p>
          </table:table-cell>
          <table:table-cell office:value-type="float" office:value="0.05" table:style-name="ce1">
            <text:p>0,05</text:p>
          </table:table-cell>
          <table:table-cell office:value-type="float" office:value="311" table:style-name="ce1">
            <text:p>311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3">
            <text:p>0,02</text:p>
          </table:table-cell>
          <table:table-cell office:value-type="float" office:value="191" table:style-name="ce1">
            <text:p>191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3">
            <text:p>0,02</text:p>
          </table:table-cell>
          <table:table-cell office:value-type="float" office:value="31" table:style-name="ce3">
            <text:p>31</text:p>
          </table:table-cell>
          <table:table-cell office:value-type="float" office:value="2" table:style-name="ce3">
            <text:p>2</text:p>
          </table:table-cell>
          <table:table-cell office:value-type="float" office:value="0.02" table:style-name="ce3">
            <text:p>0,02</text:p>
          </table:table-cell>
          <table:table-cell office:value-type="float" office:value="31" table:style-name="ce3">
            <text:p>31</text:p>
          </table:table-cell>
          <table:table-cell office:value-type="float" office:value="2" table:style-name="ce3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0.02" table:style-name="ce3">
            <text:p>0,02</text:p>
          </table:table-cell>
          <table:table-cell office:value-type="float" office:value="2304" table:style-name="ce1">
            <text:p>2304</text:p>
          </table:table-cell>
          <table:table-cell office:value-type="float" office:value="4" table:style-name="ce1">
            <text:p>4</text:p>
          </table:table-cell>
          <table:table-cell office:value-type="float" office:value="0.08" table:style-name="ce1">
            <text:p>0,08</text:p>
          </table:table-cell>
          <table:table-cell office:value-type="float" office:value="456" table:style-name="ce1">
            <text:p>456</text:p>
          </table:table-cell>
          <table:table-cell office:value-type="float" office:value="38" table:style-name="ce2">
            <text:p>38</text:p>
          </table:table-cell>
          <table:table-cell office:value-type="float" office:value="0.03" table:style-name="ce1">
            <text:p>0,03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0.91" table:style-name="ce1">
            <text:p>0,91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0.8" table:style-name="ce1">
            <text:p>0,8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0.9" table:style-name="ce1">
            <text:p>0,9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1.04" table:style-name="ce1">
            <text:p>1,04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1.05" table:style-name="ce1">
            <text:p>1,05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0.87" table:style-name="ce1">
            <text:p>0,87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74" table:style-name="ce1">
            <text:p>0,74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0.06" table:style-name="ce1">
            <text:p>0,06</text:p>
          </table:table-cell>
          <table:table-cell office:value-type="float" office:value="1194" table:style-name="ce1">
            <text:p>1194</text:p>
          </table:table-cell>
          <table:table-cell office:value-type="float" office:value="21" table:style-name="ce1">
            <text:p>21</text:p>
          </table:table-cell>
          <table:table-cell office:value-type="float" office:value="0.06" table:style-name="ce1">
            <text:p>0,06</text:p>
          </table:table-cell>
          <table:table-cell office:value-type="float" office:value="1194" table:style-name="ce1">
            <text:p>1194</text:p>
          </table:table-cell>
          <table:table-cell office:value-type="float" office:value="21" table:style-name="ce1">
            <text:p>21</text:p>
          </table:table-cell>
          <table:table-cell office:value-type="float" office:value="0.05" table:style-name="ce1">
            <text:p>0,05</text:p>
          </table:table-cell>
          <table:table-cell office:value-type="float" office:value="1194" table:style-name="ce1">
            <text:p>1194</text:p>
          </table:table-cell>
          <table:table-cell office:value-type="float" office:value="21" table:style-name="ce1">
            <text:p>21</text:p>
          </table:table-cell>
          <table:table-cell office:value-type="float" office:value="0.05" table:style-name="ce1">
            <text:p>0,05</text:p>
          </table:table-cell>
          <table:table-cell office:value-type="float" office:value="1194" table:style-name="ce1">
            <text:p>1194</text:p>
          </table:table-cell>
          <table:table-cell office:value-type="float" office:value="21" table:style-name="ce1">
            <text:p>2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584" table:style-name="ce1">
            <text:p>584</text:p>
          </table:table-cell>
          <table:table-cell office:value-type="float" office:value="22" table:style-name="ce1">
            <text:p>22</text:p>
          </table:table-cell>
          <table:table-cell office:value-type="float" office:value="0.03" table:style-name="ce1">
            <text:p>0,03</text:p>
          </table:table-cell>
          <table:table-cell office:value-type="float" office:value="2091" table:style-name="ce1">
            <text:p>2091</text:p>
          </table:table-cell>
          <table:table-cell office:value-type="float" office:value="6" table:style-name="ce1">
            <text:p>6</text:p>
          </table:table-cell>
          <table:table-cell office:value-type="float" office:value="0.04" table:style-name="ce1">
            <text:p>0,04</text:p>
          </table:table-cell>
          <table:table-cell office:value-type="float" office:value="2075" table:style-name="ce1">
            <text:p>2075</text:p>
          </table:table-cell>
          <table:table-cell office:value-type="float" office:value="6" table:style-name="ce1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0.06" table:style-name="ce1">
            <text:p>0,06</text:p>
          </table:table-cell>
          <table:table-cell office:value-type="float" office:value="1083" table:style-name="ce1">
            <text:p>1083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3">
            <text:p>0,02</text:p>
          </table:table-cell>
          <table:table-cell office:value-type="float" office:value="2304" table:style-name="ce1">
            <text:p>2304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3">
            <text:p>0,02</text:p>
          </table:table-cell>
          <table:table-cell office:value-type="float" office:value="2304" table:style-name="ce1">
            <text:p>2304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0.06" table:style-name="ce1">
            <text:p>0,06</text:p>
          </table:table-cell>
          <table:table-cell office:value-type="float" office:value="1198" table:style-name="ce1">
            <text:p>1198</text:p>
          </table:table-cell>
          <table:table-cell office:value-type="float" office:value="21" table:style-name="ce1">
            <text:p>21</text:p>
          </table:table-cell>
          <table:table-cell office:value-type="float" office:value="0.02" table:formula="of:=MIN([.$B65];[.$E65];[.$H65];[.$K65];[.$N65];[.$Q65];[.$T65];[.$W65];[.$Z65];[.$AC65];[.$AF65];[.$AI65];[.$AL65];[.$AO65];[.$AR65];[.$AU65];[.$AX65];[.$BA65];[.$BD65];[.$BG65];[.$BJ65];[.$BM65];[.$BP65];[.$BS65];[.$BV65];[.$BY65];[.$CB65];[.$CE65];[.$CH65])" table:style-name="ce1">
            <text:p>0,02</text:p>
          </table:table-cell>
          <table:table-cell office:value-type="float" office:value="31" table:formula="of:=MIN([.$C65];[.$F65];[.$I65];[.$L65];[.$O65];[.$R65];[.$U65];[.$X65];[.$AA65];[.$AD65];[.$AG65];[.$AJ65];[.$AM65];[.$AP65];[.$AV65];[.$AY65];[.$BB65];[.$BE65];[.$BH65];[.$BK65];[.$BN65];[.$BQ65];[.$BT65];[.$BW65];[.$BZ65];[.$CC65];[.$CF65];[.$CI65])" table:style-name="ce1">
            <text:p>31</text:p>
          </table:table-cell>
          <table:table-cell office:value-type="float" office:value="2" table:formula="of:=MIN([.$D65];[.$G65];[.$J65];[.$M65];[.$P65];[.$S65];[.$V65];[.$Y65];[.$AB65];[.$AE65];[.$AH65];[.$AK65];[.$AN65];[.$AQ65];[.$AW65];[.$AZ65];[.$BC65];[.$BF65];[.$BI65];[.$BL65];[.$BO65];[.$BR65];[.$BU65];[.$BX65];[.$CA65];[.$CD65];[.$CG65];[.$CJ65])" table:style-name="ce1">
            <text:p>2</text:p>
          </table:table-cell>
          <table:table-cell office:value-type="float" office:value="0.05" table:formula="of:=MEDIAN([.$B65];[.$E65];[.$H65];[.$K65];[.$N65];[.$Q65];[.$T65];[.$W65];[.$Z65];[.$AC65];[.$AF65];[.$AI65];[.$AL65];[.$AO65];[.$AR65];[.$AU65];[.$AX65];[.$BA65];[.$BD65];[.$BG65];[.$BJ65];[.$BM65];[.$BP65];[.$BS65];[.$BV65];[.$BY65];[.$CB65];[.$CE65];[.$CH65])" table:style-name="ce1">
            <text:p>0,05</text:p>
          </table:table-cell>
          <table:table-cell office:value-type="float" office:value="1194" table:formula="of:=MEDIAN([.$C65];[.$F65];[.$I65];[.$L65];[.$O65];[.$R65];[.$U65];[.$X65];[.$AA65];[.$AD65];[.$AG65];[.$AJ65];[.$AM65];[.$AP65];[.$AV65];[.$AY65];[.$BB65];[.$BE65];[.$BH65];[.$BK65];[.$BN65];[.$BQ65];[.$BT65];[.$BW65];[.$BZ65];[.$CC65];[.$CF65];[.$CI65])" table:style-name="ce1">
            <text:p>1194</text:p>
          </table:table-cell>
          <table:table-cell office:value-type="float" office:value="21" table:formula="of:=MEDIAN([.$D65];[.$G65];[.$J65];[.$M65];[.$P65];[.$S65];[.$V65];[.$Y65];[.$AB65];[.$AE65];[.$AH65];[.$AK65];[.$AN65];[.$AQ65];[.$AW65];[.$AZ65];[.$BC65];[.$BF65];[.$BI65];[.$BL65];[.$BO65];[.$BR65];[.$BU65];[.$BX65];[.$CA65];[.$CD65];[.$CG65];[.$CJ65])" table:style-name="ce1">
            <text:p>21</text:p>
          </table:table-cell>
          <table:table-cell office:value-type="float" office:value="1200" table:formula="of:=MAX([.$B65];[.$E65];[.$H65];[.$K65];[.$N65];[.$Q65];[.$T65];[.$W65];[.$Z65];[.$AC65];[.$AF65];[.$AI65];[.$AL65];[.$AO65];[.$AR65];[.$AU65];[.$AX65];[.$BA65];[.$BD65];[.$BG65];[.$BJ65];[.$BM65];[.$BP65];[.$BS65];[.$BV65];[.$BY65];[.$CB65];[.$CE65];[.$CH65])" table:style-name="ce1">
            <text:p>1200</text:p>
          </table:table-cell>
          <table:table-cell office:value-type="float" office:value="18880" table:formula="of:=MAX([.$C65];[.$F65];[.$I65];[.$L65];[.$O65];[.$R65];[.$U65];[.$X65];[.$AA65];[.$AD65];[.$AG65];[.$AJ65];[.$AM65];[.$AP65];[.$AV65];[.$AY65];[.$BB65];[.$BE65];[.$BH65];[.$BK65];[.$BN65];[.$BQ65];[.$BT65];[.$BW65];[.$BZ65];[.$CC65];[.$CF65];[.$CI65])" table:style-name="ce1">
            <text:p>18880</text:p>
          </table:table-cell>
          <table:table-cell office:value-type="float" office:value="38" table:formula="of:=MAX([.$D65];[.$G65];[.$J65];[.$M65];[.$P65];[.$S65];[.$V65];[.$Y65];[.$AB65];[.$AE65];[.$AH65];[.$AK65];[.$AN65];[.$AQ65];[.$AW65];[.$AZ65];[.$BC65];[.$BF65];[.$BI65];[.$BL65];[.$BO65];[.$BR65];[.$BU65];[.$BX65];[.$CA65];[.$CD65];[.$CG65];[.$CJ65])" table:style-name="ce1">
            <text:p>3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9_a1_c70_h26.lp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4.32" table:style-name="ce1">
            <text:p>4,32</text:p>
          </table:table-cell>
          <table:table-cell office:value-type="float" office:value="42347" table:style-name="ce1">
            <text:p>42347</text:p>
          </table:table-cell>
          <table:table-cell office:value-type="float" office:value="1891" table:style-name="ce2">
            <text:p>1891</text:p>
          </table:table-cell>
          <table:table-cell office:value-type="float" office:value="5.57" table:style-name="ce1">
            <text:p>5,57</text:p>
          </table:table-cell>
          <table:table-cell office:value-type="float" office:value="42347" table:style-name="ce1">
            <text:p>42347</text:p>
          </table:table-cell>
          <table:table-cell office:value-type="float" office:value="1891" table:style-name="ce2">
            <text:p>1891</text:p>
          </table:table-cell>
          <table:table-cell office:value-type="float" office:value="3.09" table:style-name="ce1">
            <text:p>3,09</text:p>
          </table:table-cell>
          <table:table-cell office:value-type="float" office:value="77813" table:style-name="ce2">
            <text:p>77813</text:p>
          </table:table-cell>
          <table:table-cell office:value-type="float" office:value="1636" table:style-name="ce1">
            <text:p>1636</text:p>
          </table:table-cell>
          <table:table-cell office:value-type="float" office:value="5.83" table:style-name="ce1">
            <text:p>5,83</text:p>
          </table:table-cell>
          <table:table-cell office:value-type="float" office:value="44149" table:style-name="ce1">
            <text:p>44149</text:p>
          </table:table-cell>
          <table:table-cell office:value-type="float" office:value="1297" table:style-name="ce1">
            <text:p>1297</text:p>
          </table:table-cell>
          <table:table-cell office:value-type="float" office:value="5.46" table:style-name="ce1">
            <text:p>5,46</text:p>
          </table:table-cell>
          <table:table-cell office:value-type="float" office:value="42347" table:style-name="ce1">
            <text:p>42347</text:p>
          </table:table-cell>
          <table:table-cell office:value-type="float" office:value="1891" table:style-name="ce2">
            <text:p>1891</text:p>
          </table:table-cell>
          <table:table-cell office:value-type="float" office:value="4.84" table:style-name="ce1">
            <text:p>4,84</text:p>
          </table:table-cell>
          <table:table-cell office:value-type="float" office:value="42347" table:style-name="ce1">
            <text:p>42347</text:p>
          </table:table-cell>
          <table:table-cell office:value-type="float" office:value="1891" table:style-name="ce2">
            <text:p>189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6.62" table:style-name="ce1">
            <text:p>6,62</text:p>
          </table:table-cell>
          <table:table-cell office:value-type="float" office:value="44149" table:style-name="ce1">
            <text:p>44149</text:p>
          </table:table-cell>
          <table:table-cell office:value-type="float" office:value="1297" table:style-name="ce1">
            <text:p>1297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66];[.$E66];[.$H66];[.$K66];[.$N66];[.$Q66];[.$T66];[.$W66];[.$Z66];[.$AC66];[.$AF66];[.$AI66];[.$AL66];[.$AO66];[.$AR66];[.$AU66];[.$AX66];[.$BA66];[.$BD66];[.$BG66];[.$BJ66];[.$BM66];[.$BP66];[.$BS66];[.$BV66];[.$BY66];[.$CB66];[.$CE66];[.$CH66])" table:style-name="ce1">
            <text:p>0</text:p>
          </table:table-cell>
          <table:table-cell office:value-type="float" office:value="3" table:formula="of:=MIN([.$C66];[.$F66];[.$I66];[.$L66];[.$O66];[.$R66];[.$U66];[.$X66];[.$AA66];[.$AD66];[.$AG66];[.$AJ66];[.$AM66];[.$AP66];[.$AV66];[.$AY66];[.$BB66];[.$BE66];[.$BH66];[.$BK66];[.$BN66];[.$BQ66];[.$BT66];[.$BW66];[.$BZ66];[.$CC66];[.$CF66];[.$CI66])" table:style-name="ce1">
            <text:p>3</text:p>
          </table:table-cell>
          <table:table-cell office:value-type="float" office:value="0" table:formula="of:=MIN([.$D66];[.$G66];[.$J66];[.$M66];[.$P66];[.$S66];[.$V66];[.$Y66];[.$AB66];[.$AE66];[.$AH66];[.$AK66];[.$AN66];[.$AQ66];[.$AW66];[.$AZ66];[.$BC66];[.$BF66];[.$BI66];[.$BL66];[.$BO66];[.$BR66];[.$BU66];[.$BX66];[.$CA66];[.$CD66];[.$CG66];[.$CJ66])" table:style-name="ce1">
            <text:p>0</text:p>
          </table:table-cell>
          <table:table-cell office:value-type="float" office:value="0.01" table:formula="of:=MEDIAN([.$B66];[.$E66];[.$H66];[.$K66];[.$N66];[.$Q66];[.$T66];[.$W66];[.$Z66];[.$AC66];[.$AF66];[.$AI66];[.$AL66];[.$AO66];[.$AR66];[.$AU66];[.$AX66];[.$BA66];[.$BD66];[.$BG66];[.$BJ66];[.$BM66];[.$BP66];[.$BS66];[.$BV66];[.$BY66];[.$CB66];[.$CE66];[.$CH66])" table:style-name="ce1">
            <text:p>0,01</text:p>
          </table:table-cell>
          <table:table-cell office:value-type="float" office:value="17" table:formula="of:=MEDIAN([.$C66];[.$F66];[.$I66];[.$L66];[.$O66];[.$R66];[.$U66];[.$X66];[.$AA66];[.$AD66];[.$AG66];[.$AJ66];[.$AM66];[.$AP66];[.$AV66];[.$AY66];[.$BB66];[.$BE66];[.$BH66];[.$BK66];[.$BN66];[.$BQ66];[.$BT66];[.$BW66];[.$BZ66];[.$CC66];[.$CF66];[.$CI66])" table:style-name="ce1">
            <text:p>17</text:p>
          </table:table-cell>
          <table:table-cell office:value-type="float" office:value="6" table:formula="of:=MEDIAN([.$D66];[.$G66];[.$J66];[.$M66];[.$P66];[.$S66];[.$V66];[.$Y66];[.$AB66];[.$AE66];[.$AH66];[.$AK66];[.$AN66];[.$AQ66];[.$AW66];[.$AZ66];[.$BC66];[.$BF66];[.$BI66];[.$BL66];[.$BO66];[.$BR66];[.$BU66];[.$BX66];[.$CA66];[.$CD66];[.$CG66];[.$CJ66])" table:style-name="ce1">
            <text:p>6</text:p>
          </table:table-cell>
          <table:table-cell office:value-type="float" office:value="1200" table:formula="of:=MAX([.$B66];[.$E66];[.$H66];[.$K66];[.$N66];[.$Q66];[.$T66];[.$W66];[.$Z66];[.$AC66];[.$AF66];[.$AI66];[.$AL66];[.$AO66];[.$AR66];[.$AU66];[.$AX66];[.$BA66];[.$BD66];[.$BG66];[.$BJ66];[.$BM66];[.$BP66];[.$BS66];[.$BV66];[.$BY66];[.$CB66];[.$CE66];[.$CH66])" table:style-name="ce1">
            <text:p>1200</text:p>
          </table:table-cell>
          <table:table-cell office:value-type="float" office:value="77813" table:formula="of:=MAX([.$C66];[.$F66];[.$I66];[.$L66];[.$O66];[.$R66];[.$U66];[.$X66];[.$AA66];[.$AD66];[.$AG66];[.$AJ66];[.$AM66];[.$AP66];[.$AV66];[.$AY66];[.$BB66];[.$BE66];[.$BH66];[.$BK66];[.$BN66];[.$BQ66];[.$BT66];[.$BW66];[.$BZ66];[.$CC66];[.$CF66];[.$CI66])" table:style-name="ce1">
            <text:p>77813</text:p>
          </table:table-cell>
          <table:table-cell office:value-type="float" office:value="1891" table:formula="of:=MAX([.$D66];[.$G66];[.$J66];[.$M66];[.$P66];[.$S66];[.$V66];[.$Y66];[.$AB66];[.$AE66];[.$AH66];[.$AK66];[.$AN66];[.$AQ66];[.$AW66];[.$AZ66];[.$BC66];[.$BF66];[.$BI66];[.$BL66];[.$BO66];[.$BR66];[.$BU66];[.$BX66];[.$CA66];[.$CD66];[.$CG66];[.$CJ66])" table:style-name="ce1">
            <text:p>189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9_a2_c70_h13.lp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.39" table:style-name="ce1">
            <text:p>0,39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.36" table:style-name="ce1">
            <text:p>0,36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,33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,3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.32" table:style-name="ce1">
            <text:p>0,32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42" table:style-name="ce1">
            <text:p>0,42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67];[.$E67];[.$H67];[.$K67];[.$N67];[.$Q67];[.$T67];[.$W67];[.$Z67];[.$AC67];[.$AF67];[.$AI67];[.$AL67];[.$AO67];[.$AR67];[.$AU67];[.$AX67];[.$BA67];[.$BD67];[.$BG67];[.$BJ67];[.$BM67];[.$BP67];[.$BS67];[.$BV67];[.$BY67];[.$CB67];[.$CE67];[.$CH67])" table:style-name="ce1">
            <text:p>0</text:p>
          </table:table-cell>
          <table:table-cell office:value-type="float" office:value="12" table:formula="of:=MIN([.$C67];[.$F67];[.$I67];[.$L67];[.$O67];[.$R67];[.$U67];[.$X67];[.$AA67];[.$AD67];[.$AG67];[.$AJ67];[.$AM67];[.$AP67];[.$AV67];[.$AY67];[.$BB67];[.$BE67];[.$BH67];[.$BK67];[.$BN67];[.$BQ67];[.$BT67];[.$BW67];[.$BZ67];[.$CC67];[.$CF67];[.$CI67])" table:style-name="ce1">
            <text:p>12</text:p>
          </table:table-cell>
          <table:table-cell office:value-type="float" office:value="0" table:formula="of:=MIN([.$D67];[.$G67];[.$J67];[.$M67];[.$P67];[.$S67];[.$V67];[.$Y67];[.$AB67];[.$AE67];[.$AH67];[.$AK67];[.$AN67];[.$AQ67];[.$AW67];[.$AZ67];[.$BC67];[.$BF67];[.$BI67];[.$BL67];[.$BO67];[.$BR67];[.$BU67];[.$BX67];[.$CA67];[.$CD67];[.$CG67];[.$CJ67])" table:style-name="ce1">
            <text:p>0</text:p>
          </table:table-cell>
          <table:table-cell office:value-type="float" office:value="0" table:formula="of:=MEDIAN([.$B67];[.$E67];[.$H67];[.$K67];[.$N67];[.$Q67];[.$T67];[.$W67];[.$Z67];[.$AC67];[.$AF67];[.$AI67];[.$AL67];[.$AO67];[.$AR67];[.$AU67];[.$AX67];[.$BA67];[.$BD67];[.$BG67];[.$BJ67];[.$BM67];[.$BP67];[.$BS67];[.$BV67];[.$BY67];[.$CB67];[.$CE67];[.$CH67])" table:style-name="ce1">
            <text:p>0</text:p>
          </table:table-cell>
          <table:table-cell office:value-type="float" office:value="13" table:formula="of:=MEDIAN([.$C67];[.$F67];[.$I67];[.$L67];[.$O67];[.$R67];[.$U67];[.$X67];[.$AA67];[.$AD67];[.$AG67];[.$AJ67];[.$AM67];[.$AP67];[.$AV67];[.$AY67];[.$BB67];[.$BE67];[.$BH67];[.$BK67];[.$BN67];[.$BQ67];[.$BT67];[.$BW67];[.$BZ67];[.$CC67];[.$CF67];[.$CI67])" table:style-name="ce1">
            <text:p>13</text:p>
          </table:table-cell>
          <table:table-cell office:value-type="float" office:value="0" table:formula="of:=MEDIAN([.$D67];[.$G67];[.$J67];[.$M67];[.$P67];[.$S67];[.$V67];[.$Y67];[.$AB67];[.$AE67];[.$AH67];[.$AK67];[.$AN67];[.$AQ67];[.$AW67];[.$AZ67];[.$BC67];[.$BF67];[.$BI67];[.$BL67];[.$BO67];[.$BR67];[.$BU67];[.$BX67];[.$CA67];[.$CD67];[.$CG67];[.$CJ67])" table:style-name="ce1">
            <text:p>0</text:p>
          </table:table-cell>
          <table:table-cell office:value-type="float" office:value="1200" table:formula="of:=MAX([.$B67];[.$E67];[.$H67];[.$K67];[.$N67];[.$Q67];[.$T67];[.$W67];[.$Z67];[.$AC67];[.$AF67];[.$AI67];[.$AL67];[.$AO67];[.$AR67];[.$AU67];[.$AX67];[.$BA67];[.$BD67];[.$BG67];[.$BJ67];[.$BM67];[.$BP67];[.$BS67];[.$BV67];[.$BY67];[.$CB67];[.$CE67];[.$CH67])" table:style-name="ce1">
            <text:p>1200</text:p>
          </table:table-cell>
          <table:table-cell office:value-type="float" office:value="12480" table:formula="of:=MAX([.$C67];[.$F67];[.$I67];[.$L67];[.$O67];[.$R67];[.$U67];[.$X67];[.$AA67];[.$AD67];[.$AG67];[.$AJ67];[.$AM67];[.$AP67];[.$AV67];[.$AY67];[.$BB67];[.$BE67];[.$BH67];[.$BK67];[.$BN67];[.$BQ67];[.$BT67];[.$BW67];[.$BZ67];[.$CC67];[.$CF67];[.$CI67])" table:style-name="ce1">
            <text:p>12480</text:p>
          </table:table-cell>
          <table:table-cell office:value-type="float" office:value="1" table:formula="of:=MAX([.$D67];[.$G67];[.$J67];[.$M67];[.$P67];[.$S67];[.$V67];[.$Y67];[.$AB67];[.$AE67];[.$AH67];[.$AK67];[.$AN67];[.$AQ67];[.$AW67];[.$AZ67];[.$BC67];[.$BF67];[.$BI67];[.$BL67];[.$BO67];[.$BR67];[.$BU67];[.$BX67];[.$CA67];[.$CD67];[.$CG67];[.$CJ67])" table:style-name="ce1">
            <text:p>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30_a1_c70_h29.lp</text:p>
          </table:table-cell>
          <table:table-cell office:value-type="float" office:value="0.01" table:style-name="ce1">
            <text:p>0,01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25" table:style-name="ce1">
            <text:p>0,25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31" table:style-name="ce1">
            <text:p>0,31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37" table:style-name="ce1">
            <text:p>0,37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3" table:style-name="ce1">
            <text:p>0,3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34" table:style-name="ce1">
            <text:p>0,34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36" table:style-name="ce1">
            <text:p>0,36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3" table:style-name="ce1">
            <text:p>0,33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64" table:style-name="ce1">
            <text:p>164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2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330" table:style-name="ce1">
            <text:p>330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30" table:style-name="ce1">
            <text:p>330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68];[.$E68];[.$H68];[.$K68];[.$N68];[.$Q68];[.$T68];[.$W68];[.$Z68];[.$AC68];[.$AF68];[.$AI68];[.$AL68];[.$AO68];[.$AR68];[.$AU68];[.$AX68];[.$BA68];[.$BD68];[.$BG68];[.$BJ68];[.$BM68];[.$BP68];[.$BS68];[.$BV68];[.$BY68];[.$CB68];[.$CE68];[.$CH68])" table:style-name="ce1">
            <text:p>0</text:p>
          </table:table-cell>
          <table:table-cell office:value-type="float" office:value="11" table:formula="of:=MIN([.$C68];[.$F68];[.$I68];[.$L68];[.$O68];[.$R68];[.$U68];[.$X68];[.$AA68];[.$AD68];[.$AG68];[.$AJ68];[.$AM68];[.$AP68];[.$AV68];[.$AY68];[.$BB68];[.$BE68];[.$BH68];[.$BK68];[.$BN68];[.$BQ68];[.$BT68];[.$BW68];[.$BZ68];[.$CC68];[.$CF68];[.$CI68])" table:style-name="ce1">
            <text:p>11</text:p>
          </table:table-cell>
          <table:table-cell office:value-type="float" office:value="2" table:formula="of:=MIN([.$D68];[.$G68];[.$J68];[.$M68];[.$P68];[.$S68];[.$V68];[.$Y68];[.$AB68];[.$AE68];[.$AH68];[.$AK68];[.$AN68];[.$AQ68];[.$AW68];[.$AZ68];[.$BC68];[.$BF68];[.$BI68];[.$BL68];[.$BO68];[.$BR68];[.$BU68];[.$BX68];[.$CA68];[.$CD68];[.$CG68];[.$CJ68])" table:style-name="ce1">
            <text:p>2</text:p>
          </table:table-cell>
          <table:table-cell office:value-type="float" office:value="0.02" table:formula="of:=MEDIAN([.$B68];[.$E68];[.$H68];[.$K68];[.$N68];[.$Q68];[.$T68];[.$W68];[.$Z68];[.$AC68];[.$AF68];[.$AI68];[.$AL68];[.$AO68];[.$AR68];[.$AU68];[.$AX68];[.$BA68];[.$BD68];[.$BG68];[.$BJ68];[.$BM68];[.$BP68];[.$BS68];[.$BV68];[.$BY68];[.$CB68];[.$CE68];[.$CH68])" table:style-name="ce1">
            <text:p>0,02</text:p>
          </table:table-cell>
          <table:table-cell office:value-type="float" office:value="26" table:formula="of:=MEDIAN([.$C68];[.$F68];[.$I68];[.$L68];[.$O68];[.$R68];[.$U68];[.$X68];[.$AA68];[.$AD68];[.$AG68];[.$AJ68];[.$AM68];[.$AP68];[.$AV68];[.$AY68];[.$BB68];[.$BE68];[.$BH68];[.$BK68];[.$BN68];[.$BQ68];[.$BT68];[.$BW68];[.$BZ68];[.$CC68];[.$CF68];[.$CI68])" table:style-name="ce1">
            <text:p>26</text:p>
          </table:table-cell>
          <table:table-cell office:value-type="float" office:value="5" table:formula="of:=MEDIAN([.$D68];[.$G68];[.$J68];[.$M68];[.$P68];[.$S68];[.$V68];[.$Y68];[.$AB68];[.$AE68];[.$AH68];[.$AK68];[.$AN68];[.$AQ68];[.$AW68];[.$AZ68];[.$BC68];[.$BF68];[.$BI68];[.$BL68];[.$BO68];[.$BR68];[.$BU68];[.$BX68];[.$CA68];[.$CD68];[.$CG68];[.$CJ68])" table:style-name="ce1">
            <text:p>5</text:p>
          </table:table-cell>
          <table:table-cell office:value-type="float" office:value="1200" table:formula="of:=MAX([.$B68];[.$E68];[.$H68];[.$K68];[.$N68];[.$Q68];[.$T68];[.$W68];[.$Z68];[.$AC68];[.$AF68];[.$AI68];[.$AL68];[.$AO68];[.$AR68];[.$AU68];[.$AX68];[.$BA68];[.$BD68];[.$BG68];[.$BJ68];[.$BM68];[.$BP68];[.$BS68];[.$BV68];[.$BY68];[.$CB68];[.$CE68];[.$CH68])" table:style-name="ce1">
            <text:p>1200</text:p>
          </table:table-cell>
          <table:table-cell office:value-type="float" office:value="8901" table:formula="of:=MAX([.$C68];[.$F68];[.$I68];[.$L68];[.$O68];[.$R68];[.$U68];[.$X68];[.$AA68];[.$AD68];[.$AG68];[.$AJ68];[.$AM68];[.$AP68];[.$AV68];[.$AY68];[.$BB68];[.$BE68];[.$BH68];[.$BK68];[.$BN68];[.$BQ68];[.$BT68];[.$BW68];[.$BZ68];[.$CC68];[.$CF68];[.$CI68])" table:style-name="ce1">
            <text:p>8901</text:p>
          </table:table-cell>
          <table:table-cell office:value-type="float" office:value="11" table:formula="of:=MAX([.$D68];[.$G68];[.$J68];[.$M68];[.$P68];[.$S68];[.$V68];[.$Y68];[.$AB68];[.$AE68];[.$AH68];[.$AK68];[.$AN68];[.$AQ68];[.$AW68];[.$AZ68];[.$BC68];[.$BF68];[.$BI68];[.$BL68];[.$BO68];[.$BR68];[.$BU68];[.$BX68];[.$CA68];[.$CD68];[.$CG68];[.$CJ68])" table:style-name="ce1">
            <text:p>1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30_a3_c70_h27.lp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20" table:style-name="ce1">
            <text:p>320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855" table:style-name="ce1">
            <text:p>8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3">
            <text:p>0,02</text:p>
          </table:table-cell>
          <table:table-cell office:value-type="float" office:value="76" table:style-name="ce3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76" table:style-name="ce3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0.04" table:style-name="ce1">
            <text:p>0,04</text:p>
          </table:table-cell>
          <table:table-cell office:value-type="float" office:value="137" table:style-name="ce1">
            <text:p>137</text:p>
          </table:table-cell>
          <table:table-cell office:value-type="float" office:value="18" table:style-name="ce2">
            <text:p>18</text:p>
          </table:table-cell>
          <table:table-cell office:value-type="float" office:value="0.03" table:style-name="ce1">
            <text:p>0,03</text:p>
          </table:table-cell>
          <table:table-cell office:value-type="float" office:value="2680" table:style-name="ce1">
            <text:p>2680</text:p>
          </table:table-cell>
          <table:table-cell office:value-type="float" office:value="4" table:style-name="ce1">
            <text:p>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45" table:style-name="ce1">
            <text:p>345</text:p>
          </table:table-cell>
          <table:table-cell office:value-type="float" office:value="12" table:style-name="ce1">
            <text:p>12</text:p>
          </table:table-cell>
          <table:table-cell office:value-type="float" office:value="0.04" table:style-name="ce1">
            <text:p>0,04</text:p>
          </table:table-cell>
          <table:table-cell office:value-type="float" office:value="137" table:style-name="ce1">
            <text:p>137</text:p>
          </table:table-cell>
          <table:table-cell office:value-type="float" office:value="18" table:style-name="ce2">
            <text:p>18</text:p>
          </table:table-cell>
          <table:table-cell office:value-type="float" office:value="1.2" table:style-name="ce1">
            <text:p>1,2</text:p>
          </table:table-cell>
          <table:table-cell office:value-type="float" office:value="23836" table:style-name="ce1">
            <text:p>23836</text:p>
          </table:table-cell>
          <table:table-cell office:value-type="float" office:value="10" table:style-name="ce1">
            <text:p>10</text:p>
          </table:table-cell>
          <table:table-cell office:value-type="float" office:value="1.35" table:style-name="ce1">
            <text:p>1,35</text:p>
          </table:table-cell>
          <table:table-cell office:value-type="float" office:value="23543" table:style-name="ce1">
            <text:p>23543</text:p>
          </table:table-cell>
          <table:table-cell office:value-type="float" office:value="3" table:style-name="ce3">
            <text:p>3</text:p>
          </table:table-cell>
          <table:table-cell office:value-type="float" office:value="1.27" table:style-name="ce1">
            <text:p>1,27</text:p>
          </table:table-cell>
          <table:table-cell office:value-type="float" office:value="23543" table:style-name="ce1">
            <text:p>23543</text:p>
          </table:table-cell>
          <table:table-cell office:value-type="float" office:value="3" table:style-name="ce3">
            <text:p>3</text:p>
          </table:table-cell>
          <table:table-cell office:value-type="float" office:value="1.42" table:style-name="ce1">
            <text:p>1,42</text:p>
          </table:table-cell>
          <table:table-cell office:value-type="float" office:value="23846" table:style-name="ce2">
            <text:p>23846</text:p>
          </table:table-cell>
          <table:table-cell office:value-type="float" office:value="10" table:style-name="ce1">
            <text:p>10</text:p>
          </table:table-cell>
          <table:table-cell office:value-type="float" office:value="1.43" table:style-name="ce1">
            <text:p>1,43</text:p>
          </table:table-cell>
          <table:table-cell office:value-type="float" office:value="23836" table:style-name="ce1">
            <text:p>23836</text:p>
          </table:table-cell>
          <table:table-cell office:value-type="float" office:value="10" table:style-name="ce1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3543" table:style-name="ce1">
            <text:p>23543</text:p>
          </table:table-cell>
          <table:table-cell office:value-type="float" office:value="3" table:style-name="ce3">
            <text:p>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21" table:style-name="ce1">
            <text:p>1,21</text:p>
          </table:table-cell>
          <table:table-cell office:value-type="float" office:value="23846" table:style-name="ce2">
            <text:p>23846</text:p>
          </table:table-cell>
          <table:table-cell office:value-type="float" office:value="10" table:style-name="ce1">
            <text:p>1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53" table:style-name="ce1">
            <text:p>353</text:p>
          </table:table-cell>
          <table:table-cell office:value-type="float" office:value="9" table:style-name="ce1">
            <text:p>9</text:p>
          </table:table-cell>
          <table:table-cell office:value-type="float" office:value="0.06" table:style-name="ce1">
            <text:p>0,06</text:p>
          </table:table-cell>
          <table:table-cell office:value-type="float" office:value="353" table:style-name="ce1">
            <text:p>353</text:p>
          </table:table-cell>
          <table:table-cell office:value-type="float" office:value="9" table:style-name="ce1">
            <text:p>9</text:p>
          </table:table-cell>
          <table:table-cell office:value-type="float" office:value="0.06" table:style-name="ce1">
            <text:p>0,06</text:p>
          </table:table-cell>
          <table:table-cell office:value-type="float" office:value="353" table:style-name="ce1">
            <text:p>353</text:p>
          </table:table-cell>
          <table:table-cell office:value-type="float" office:value="9" table:style-name="ce1">
            <text:p>9</text:p>
          </table:table-cell>
          <table:table-cell office:value-type="float" office:value="0.06" table:style-name="ce1">
            <text:p>0,06</text:p>
          </table:table-cell>
          <table:table-cell office:value-type="float" office:value="353" table:style-name="ce1">
            <text:p>353</text:p>
          </table:table-cell>
          <table:table-cell office:value-type="float" office:value="9" table:style-name="ce1">
            <text:p>9</text:p>
          </table:table-cell>
          <table:table-cell office:value-type="float" office:value="0.05" table:style-name="ce1">
            <text:p>0,05</text:p>
          </table:table-cell>
          <table:table-cell office:value-type="float" office:value="250" table:style-name="ce1">
            <text:p>250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2776" table:style-name="ce1">
            <text:p>2776</text:p>
          </table:table-cell>
          <table:table-cell office:value-type="float" office:value="6" table:style-name="ce1">
            <text:p>6</text:p>
          </table:table-cell>
          <table:table-cell office:value-type="float" office:value="0.04" table:style-name="ce1">
            <text:p>0,04</text:p>
          </table:table-cell>
          <table:table-cell office:value-type="float" office:value="2776" table:style-name="ce1">
            <text:p>2776</text:p>
          </table:table-cell>
          <table:table-cell office:value-type="float" office:value="6" table:style-name="ce1">
            <text:p>6</text:p>
          </table:table-cell>
          <table:table-cell office:value-type="float" office:value="0.1" table:style-name="ce1">
            <text:p>0,1</text:p>
          </table:table-cell>
          <table:table-cell office:value-type="float" office:value="408" table:style-name="ce1">
            <text:p>408</text:p>
          </table:table-cell>
          <table:table-cell office:value-type="float" office:value="10" table:style-name="ce1">
            <text:p>1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53" table:style-name="ce1">
            <text:p>353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2680" table:style-name="ce1">
            <text:p>2680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2680" table:style-name="ce1">
            <text:p>2680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137" table:style-name="ce1">
            <text:p>137</text:p>
          </table:table-cell>
          <table:table-cell office:value-type="float" office:value="18" table:style-name="ce2">
            <text:p>1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53" table:style-name="ce1">
            <text:p>353</text:p>
          </table:table-cell>
          <table:table-cell office:value-type="float" office:value="10" table:style-name="ce1">
            <text:p>10</text:p>
          </table:table-cell>
          <table:table-cell office:value-type="float" office:value="0.02" table:formula="of:=MIN([.$B69];[.$E69];[.$H69];[.$K69];[.$N69];[.$Q69];[.$T69];[.$W69];[.$Z69];[.$AC69];[.$AF69];[.$AI69];[.$AL69];[.$AO69];[.$AR69];[.$AU69];[.$AX69];[.$BA69];[.$BD69];[.$BG69];[.$BJ69];[.$BM69];[.$BP69];[.$BS69];[.$BV69];[.$BY69];[.$CB69];[.$CE69];[.$CH69])" table:style-name="ce1">
            <text:p>0,02</text:p>
          </table:table-cell>
          <table:table-cell office:value-type="float" office:value="76" table:formula="of:=MIN([.$C69];[.$F69];[.$I69];[.$L69];[.$O69];[.$R69];[.$U69];[.$X69];[.$AA69];[.$AD69];[.$AG69];[.$AJ69];[.$AM69];[.$AP69];[.$AV69];[.$AY69];[.$BB69];[.$BE69];[.$BH69];[.$BK69];[.$BN69];[.$BQ69];[.$BT69];[.$BW69];[.$BZ69];[.$CC69];[.$CF69];[.$CI69])" table:style-name="ce1">
            <text:p>76</text:p>
          </table:table-cell>
          <table:table-cell office:value-type="float" office:value="3" table:formula="of:=MIN([.$D69];[.$G69];[.$J69];[.$M69];[.$P69];[.$S69];[.$V69];[.$Y69];[.$AB69];[.$AE69];[.$AH69];[.$AK69];[.$AN69];[.$AQ69];[.$AW69];[.$AZ69];[.$BC69];[.$BF69];[.$BI69];[.$BL69];[.$BO69];[.$BR69];[.$BU69];[.$BX69];[.$CA69];[.$CD69];[.$CG69];[.$CJ69])" table:style-name="ce1">
            <text:p>3</text:p>
          </table:table-cell>
          <table:table-cell office:value-type="float" office:value="0.06" table:formula="of:=MEDIAN([.$B69];[.$E69];[.$H69];[.$K69];[.$N69];[.$Q69];[.$T69];[.$W69];[.$Z69];[.$AC69];[.$AF69];[.$AI69];[.$AL69];[.$AO69];[.$AR69];[.$AU69];[.$AX69];[.$BA69];[.$BD69];[.$BG69];[.$BJ69];[.$BM69];[.$BP69];[.$BS69];[.$BV69];[.$BY69];[.$CB69];[.$CE69];[.$CH69])" table:style-name="ce1">
            <text:p>0,06</text:p>
          </table:table-cell>
          <table:table-cell office:value-type="float" office:value="380.5" table:formula="of:=MEDIAN([.$C69];[.$F69];[.$I69];[.$L69];[.$O69];[.$R69];[.$U69];[.$X69];[.$AA69];[.$AD69];[.$AG69];[.$AJ69];[.$AM69];[.$AP69];[.$AV69];[.$AY69];[.$BB69];[.$BE69];[.$BH69];[.$BK69];[.$BN69];[.$BQ69];[.$BT69];[.$BW69];[.$BZ69];[.$CC69];[.$CF69];[.$CI69])" table:style-name="ce1">
            <text:p>380,5</text:p>
          </table:table-cell>
          <table:table-cell office:value-type="float" office:value="9" table:formula="of:=MEDIAN([.$D69];[.$G69];[.$J69];[.$M69];[.$P69];[.$S69];[.$V69];[.$Y69];[.$AB69];[.$AE69];[.$AH69];[.$AK69];[.$AN69];[.$AQ69];[.$AW69];[.$AZ69];[.$BC69];[.$BF69];[.$BI69];[.$BL69];[.$BO69];[.$BR69];[.$BU69];[.$BX69];[.$CA69];[.$CD69];[.$CG69];[.$CJ69])" table:style-name="ce1">
            <text:p>9</text:p>
          </table:table-cell>
          <table:table-cell office:value-type="float" office:value="1200" table:formula="of:=MAX([.$B69];[.$E69];[.$H69];[.$K69];[.$N69];[.$Q69];[.$T69];[.$W69];[.$Z69];[.$AC69];[.$AF69];[.$AI69];[.$AL69];[.$AO69];[.$AR69];[.$AU69];[.$AX69];[.$BA69];[.$BD69];[.$BG69];[.$BJ69];[.$BM69];[.$BP69];[.$BS69];[.$BV69];[.$BY69];[.$CB69];[.$CE69];[.$CH69])" table:style-name="ce1">
            <text:p>1200</text:p>
          </table:table-cell>
          <table:table-cell office:value-type="float" office:value="23846" table:formula="of:=MAX([.$C69];[.$F69];[.$I69];[.$L69];[.$O69];[.$R69];[.$U69];[.$X69];[.$AA69];[.$AD69];[.$AG69];[.$AJ69];[.$AM69];[.$AP69];[.$AV69];[.$AY69];[.$BB69];[.$BE69];[.$BH69];[.$BK69];[.$BN69];[.$BQ69];[.$BT69];[.$BW69];[.$BZ69];[.$CC69];[.$CF69];[.$CI69])" table:style-name="ce1">
            <text:p>23846</text:p>
          </table:table-cell>
          <table:table-cell office:value-type="float" office:value="18" table:formula="of:=MAX([.$D69];[.$G69];[.$J69];[.$M69];[.$P69];[.$S69];[.$V69];[.$Y69];[.$AB69];[.$AE69];[.$AH69];[.$AK69];[.$AN69];[.$AQ69];[.$AW69];[.$AZ69];[.$BC69];[.$BF69];[.$BI69];[.$BL69];[.$BO69];[.$BR69];[.$BU69];[.$BX69];[.$CA69];[.$CD69];[.$CG69];[.$CJ69])" table:style-name="ce1">
            <text:p>1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6_a2_w5_h19.lp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03" table:style-name="ce1">
            <text:p>30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595" table:style-name="ce1">
            <text:p>59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19" table:style-name="ce1">
            <text:p>119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0.08" table:style-name="ce1">
            <text:p>0,08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0.08" table:style-name="ce1">
            <text:p>0,08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0.08" table:style-name="ce1">
            <text:p>0,08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0.11" table:style-name="ce1">
            <text:p>0,11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0.08" table:style-name="ce1">
            <text:p>0,08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0.11" table:style-name="ce1">
            <text:p>0,11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9" table:style-name="ce1">
            <text:p>0,09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113" table:style-name="ce1">
            <text:p>11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13" table:style-name="ce1">
            <text:p>11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13" table:style-name="ce1">
            <text:p>11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13" table:style-name="ce1">
            <text:p>11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27" table:style-name="ce1">
            <text:p>12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842" table:style-name="ce1">
            <text:p>84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842" table:style-name="ce1">
            <text:p>84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595" table:style-name="ce1">
            <text:p>59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595" table:style-name="ce1">
            <text:p>59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" table:formula="of:=MIN([.$B70];[.$E70];[.$H70];[.$K70];[.$N70];[.$Q70];[.$T70];[.$W70];[.$Z70];[.$AC70];[.$AF70];[.$AI70];[.$AL70];[.$AO70];[.$AR70];[.$AU70];[.$AX70];[.$BA70];[.$BD70];[.$BG70];[.$BJ70];[.$BM70];[.$BP70];[.$BS70];[.$BV70];[.$BY70];[.$CB70];[.$CE70];[.$CH70])" table:style-name="ce1">
            <text:p>0</text:p>
          </table:table-cell>
          <table:table-cell office:value-type="float" office:value="26" table:formula="of:=MIN([.$C70];[.$F70];[.$I70];[.$L70];[.$O70];[.$R70];[.$U70];[.$X70];[.$AA70];[.$AD70];[.$AG70];[.$AJ70];[.$AM70];[.$AP70];[.$AV70];[.$AY70];[.$BB70];[.$BE70];[.$BH70];[.$BK70];[.$BN70];[.$BQ70];[.$BT70];[.$BW70];[.$BZ70];[.$CC70];[.$CF70];[.$CI70])" table:style-name="ce1">
            <text:p>26</text:p>
          </table:table-cell>
          <table:table-cell office:value-type="float" office:value="2" table:formula="of:=MIN([.$D70];[.$G70];[.$J70];[.$M70];[.$P70];[.$S70];[.$V70];[.$Y70];[.$AB70];[.$AE70];[.$AH70];[.$AK70];[.$AN70];[.$AQ70];[.$AW70];[.$AZ70];[.$BC70];[.$BF70];[.$BI70];[.$BL70];[.$BO70];[.$BR70];[.$BU70];[.$BX70];[.$CA70];[.$CD70];[.$CG70];[.$CJ70])" table:style-name="ce1">
            <text:p>2</text:p>
          </table:table-cell>
          <table:table-cell office:value-type="float" office:value="0.01" table:formula="of:=MEDIAN([.$B70];[.$E70];[.$H70];[.$K70];[.$N70];[.$Q70];[.$T70];[.$W70];[.$Z70];[.$AC70];[.$AF70];[.$AI70];[.$AL70];[.$AO70];[.$AR70];[.$AU70];[.$AX70];[.$BA70];[.$BD70];[.$BG70];[.$BJ70];[.$BM70];[.$BP70];[.$BS70];[.$BV70];[.$BY70];[.$CB70];[.$CE70];[.$CH70])" table:style-name="ce1">
            <text:p>0,01</text:p>
          </table:table-cell>
          <table:table-cell office:value-type="float" office:value="123" table:formula="of:=MEDIAN([.$C70];[.$F70];[.$I70];[.$L70];[.$O70];[.$R70];[.$U70];[.$X70];[.$AA70];[.$AD70];[.$AG70];[.$AJ70];[.$AM70];[.$AP70];[.$AV70];[.$AY70];[.$BB70];[.$BE70];[.$BH70];[.$BK70];[.$BN70];[.$BQ70];[.$BT70];[.$BW70];[.$BZ70];[.$CC70];[.$CF70];[.$CI70])" table:style-name="ce1">
            <text:p>123</text:p>
          </table:table-cell>
          <table:table-cell office:value-type="float" office:value="6.5" table:formula="of:=MEDIAN([.$D70];[.$G70];[.$J70];[.$M70];[.$P70];[.$S70];[.$V70];[.$Y70];[.$AB70];[.$AE70];[.$AH70];[.$AK70];[.$AN70];[.$AQ70];[.$AW70];[.$AZ70];[.$BC70];[.$BF70];[.$BI70];[.$BL70];[.$BO70];[.$BR70];[.$BU70];[.$BX70];[.$CA70];[.$CD70];[.$CG70];[.$CJ70])" table:style-name="ce1">
            <text:p>6,5</text:p>
          </table:table-cell>
          <table:table-cell office:value-type="float" office:value="1200" table:formula="of:=MAX([.$B70];[.$E70];[.$H70];[.$K70];[.$N70];[.$Q70];[.$T70];[.$W70];[.$Z70];[.$AC70];[.$AF70];[.$AI70];[.$AL70];[.$AO70];[.$AR70];[.$AU70];[.$AX70];[.$BA70];[.$BD70];[.$BG70];[.$BJ70];[.$BM70];[.$BP70];[.$BS70];[.$BV70];[.$BY70];[.$CB70];[.$CE70];[.$CH70])" table:style-name="ce1">
            <text:p>1200</text:p>
          </table:table-cell>
          <table:table-cell office:value-type="float" office:value="6981" table:formula="of:=MAX([.$C70];[.$F70];[.$I70];[.$L70];[.$O70];[.$R70];[.$U70];[.$X70];[.$AA70];[.$AD70];[.$AG70];[.$AJ70];[.$AM70];[.$AP70];[.$AV70];[.$AY70];[.$BB70];[.$BE70];[.$BH70];[.$BK70];[.$BN70];[.$BQ70];[.$BT70];[.$BW70];[.$BZ70];[.$CC70];[.$CF70];[.$CI70])" table:style-name="ce1">
            <text:p>6981</text:p>
          </table:table-cell>
          <table:table-cell office:value-type="float" office:value="21" table:formula="of:=MAX([.$D70];[.$G70];[.$J70];[.$M70];[.$P70];[.$S70];[.$V70];[.$Y70];[.$AB70];[.$AE70];[.$AH70];[.$AK70];[.$AN70];[.$AQ70];[.$AW70];[.$AZ70];[.$BC70];[.$BF70];[.$BI70];[.$BL70];[.$BO70];[.$BR70];[.$BU70];[.$BX70];[.$CA70];[.$CD70];[.$CG70];[.$CJ70])" table:style-name="ce1">
            <text:p>2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6_a3_w5_h14.lp</text:p>
          </table:table-cell>
          <table:table-cell office:value-type="float" office:value="0.01" table:style-name="ce1">
            <text:p>0,01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19" table:style-name="ce1">
            <text:p>3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0.01" table:style-name="ce1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482284" table:style-name="ce2">
            <text:p>482284</text:p>
          </table:table-cell>
          <table:table-cell office:value-type="float" office:value="30203" table:style-name="ce2">
            <text:p>30203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482284" table:style-name="ce2">
            <text:p>482284</text:p>
          </table:table-cell>
          <table:table-cell office:value-type="float" office:value="30203" table:style-name="ce2">
            <text:p>30203</text:p>
          </table:table-cell>
          <table:table-cell office:value-type="float" office:value="1.89" table:style-name="ce1">
            <text:p>1,89</text:p>
          </table:table-cell>
          <table:table-cell office:value-type="float" office:value="79856" table:style-name="ce1">
            <text:p>79856</text:p>
          </table:table-cell>
          <table:table-cell office:value-type="float" office:value="9779" table:style-name="ce1">
            <text:p>9779</text:p>
          </table:table-cell>
          <table:table-cell office:value-type="float" office:value="1.68" table:style-name="ce1">
            <text:p>1,68</text:p>
          </table:table-cell>
          <table:table-cell office:value-type="float" office:value="214267" table:style-name="ce1">
            <text:p>214267</text:p>
          </table:table-cell>
          <table:table-cell office:value-type="float" office:value="12521" table:style-name="ce1">
            <text:p>12521</text:p>
          </table:table-cell>
          <table:table-cell office:value-type="float" office:value="4.91" table:style-name="ce1">
            <text:p>4,91</text:p>
          </table:table-cell>
          <table:table-cell office:value-type="float" office:value="482284" table:style-name="ce2">
            <text:p>482284</text:p>
          </table:table-cell>
          <table:table-cell office:value-type="float" office:value="30203" table:style-name="ce2">
            <text:p>30203</text:p>
          </table:table-cell>
          <table:table-cell office:value-type="float" office:value="5.38" table:style-name="ce1">
            <text:p>5,38</text:p>
          </table:table-cell>
          <table:table-cell office:value-type="float" office:value="482284" table:style-name="ce2">
            <text:p>482284</text:p>
          </table:table-cell>
          <table:table-cell office:value-type="float" office:value="30203" table:style-name="ce2">
            <text:p>3020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79" table:style-name="ce1">
            <text:p>1,79</text:p>
          </table:table-cell>
          <table:table-cell office:value-type="float" office:value="214267" table:style-name="ce1">
            <text:p>214267</text:p>
          </table:table-cell>
          <table:table-cell office:value-type="float" office:value="12521" table:style-name="ce1">
            <text:p>12521</text:p>
          </table:table-cell>
          <table:table-cell office:value-type="float" office:value="0.01" table:style-name="ce1">
            <text:p>0,01</text:p>
          </table:table-cell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78" table:style-name="ce1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13" table:style-name="ce1">
            <text:p>2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14" table:style-name="ce1">
            <text:p>2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319" table:style-name="ce1">
            <text:p>3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19" table:style-name="ce1">
            <text:p>3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25" table:style-name="ce1">
            <text:p>125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71];[.$E71];[.$H71];[.$K71];[.$N71];[.$Q71];[.$T71];[.$W71];[.$Z71];[.$AC71];[.$AF71];[.$AI71];[.$AL71];[.$AO71];[.$AR71];[.$AU71];[.$AX71];[.$BA71];[.$BD71];[.$BG71];[.$BJ71];[.$BM71];[.$BP71];[.$BS71];[.$BV71];[.$BY71];[.$CB71];[.$CE71];[.$CH71])" table:style-name="ce1">
            <text:p>0</text:p>
          </table:table-cell>
          <table:table-cell office:value-type="float" office:value="21" table:formula="of:=MIN([.$C71];[.$F71];[.$I71];[.$L71];[.$O71];[.$R71];[.$U71];[.$X71];[.$AA71];[.$AD71];[.$AG71];[.$AJ71];[.$AM71];[.$AP71];[.$AV71];[.$AY71];[.$BB71];[.$BE71];[.$BH71];[.$BK71];[.$BN71];[.$BQ71];[.$BT71];[.$BW71];[.$BZ71];[.$CC71];[.$CF71];[.$CI71])" table:style-name="ce1">
            <text:p>21</text:p>
          </table:table-cell>
          <table:table-cell office:value-type="float" office:value="1" table:formula="of:=MIN([.$D71];[.$G71];[.$J71];[.$M71];[.$P71];[.$S71];[.$V71];[.$Y71];[.$AB71];[.$AE71];[.$AH71];[.$AK71];[.$AN71];[.$AQ71];[.$AW71];[.$AZ71];[.$BC71];[.$BF71];[.$BI71];[.$BL71];[.$BO71];[.$BR71];[.$BU71];[.$BX71];[.$CA71];[.$CD71];[.$CG71];[.$CJ71])" table:style-name="ce1">
            <text:p>1</text:p>
          </table:table-cell>
          <table:table-cell office:value-type="float" office:value="0.01" table:formula="of:=MEDIAN([.$B71];[.$E71];[.$H71];[.$K71];[.$N71];[.$Q71];[.$T71];[.$W71];[.$Z71];[.$AC71];[.$AF71];[.$AI71];[.$AL71];[.$AO71];[.$AR71];[.$AU71];[.$AX71];[.$BA71];[.$BD71];[.$BG71];[.$BJ71];[.$BM71];[.$BP71];[.$BS71];[.$BV71];[.$BY71];[.$CB71];[.$CE71];[.$CH71])" table:style-name="ce1">
            <text:p>0,01</text:p>
          </table:table-cell>
          <table:table-cell office:value-type="float" office:value="128" table:formula="of:=MEDIAN([.$C71];[.$F71];[.$I71];[.$L71];[.$O71];[.$R71];[.$U71];[.$X71];[.$AA71];[.$AD71];[.$AG71];[.$AJ71];[.$AM71];[.$AP71];[.$AV71];[.$AY71];[.$BB71];[.$BE71];[.$BH71];[.$BK71];[.$BN71];[.$BQ71];[.$BT71];[.$BW71];[.$BZ71];[.$CC71];[.$CF71];[.$CI71])" table:style-name="ce1">
            <text:p>128</text:p>
          </table:table-cell>
          <table:table-cell office:value-type="float" office:value="8.5" table:formula="of:=MEDIAN([.$D71];[.$G71];[.$J71];[.$M71];[.$P71];[.$S71];[.$V71];[.$Y71];[.$AB71];[.$AE71];[.$AH71];[.$AK71];[.$AN71];[.$AQ71];[.$AW71];[.$AZ71];[.$BC71];[.$BF71];[.$BI71];[.$BL71];[.$BO71];[.$BR71];[.$BU71];[.$BX71];[.$CA71];[.$CD71];[.$CG71];[.$CJ71])" table:style-name="ce1">
            <text:p>8,5</text:p>
          </table:table-cell>
          <table:table-cell office:value-type="float" office:value="1200" table:formula="of:=MAX([.$B71];[.$E71];[.$H71];[.$K71];[.$N71];[.$Q71];[.$T71];[.$W71];[.$Z71];[.$AC71];[.$AF71];[.$AI71];[.$AL71];[.$AO71];[.$AR71];[.$AU71];[.$AX71];[.$BA71];[.$BD71];[.$BG71];[.$BJ71];[.$BM71];[.$BP71];[.$BS71];[.$BV71];[.$BY71];[.$CB71];[.$CE71];[.$CH71])" table:style-name="ce1">
            <text:p>1200</text:p>
          </table:table-cell>
          <table:table-cell office:value-type="float" office:value="482284" table:formula="of:=MAX([.$C71];[.$F71];[.$I71];[.$L71];[.$O71];[.$R71];[.$U71];[.$X71];[.$AA71];[.$AD71];[.$AG71];[.$AJ71];[.$AM71];[.$AP71];[.$AV71];[.$AY71];[.$BB71];[.$BE71];[.$BH71];[.$BK71];[.$BN71];[.$BQ71];[.$BT71];[.$BW71];[.$BZ71];[.$CC71];[.$CF71];[.$CI71])" table:style-name="ce1">
            <text:p>482284</text:p>
          </table:table-cell>
          <table:table-cell office:value-type="float" office:value="30203" table:formula="of:=MAX([.$D71];[.$G71];[.$J71];[.$M71];[.$P71];[.$S71];[.$V71];[.$Y71];[.$AB71];[.$AE71];[.$AH71];[.$AK71];[.$AN71];[.$AQ71];[.$AW71];[.$AZ71];[.$BC71];[.$BF71];[.$BI71];[.$BL71];[.$BO71];[.$BR71];[.$BU71];[.$BX71];[.$CA71];[.$CD71];[.$CG71];[.$CJ71])" table:style-name="ce1">
            <text:p>3020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7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72];[.$E72];[.$H72];[.$K72];[.$N72];[.$Q72];[.$T72];[.$W72];[.$Z72];[.$AC72];[.$AF72];[.$AI72];[.$AL72];[.$AO72];[.$AR72];[.$AU72];[.$AX72];[.$BA72];[.$BD72];[.$BG72];[.$BJ72];[.$BM72];[.$BP72];[.$BS72];[.$BV72];[.$BY72];[.$CB72];[.$CE72];[.$CH72])" table:style-name="ce1">
            <text:p>0</text:p>
          </table:table-cell>
          <table:table-cell office:value-type="float" office:value="0" table:formula="of:=MIN([.$C72];[.$F72];[.$I72];[.$L72];[.$O72];[.$R72];[.$U72];[.$X72];[.$AA72];[.$AD72];[.$AG72];[.$AJ72];[.$AM72];[.$AP72];[.$AV72];[.$AY72];[.$BB72];[.$BE72];[.$BH72];[.$BK72];[.$BN72];[.$BQ72];[.$BT72];[.$BW72];[.$BZ72];[.$CC72];[.$CF72];[.$CI72])" table:style-name="ce1">
            <text:p>0</text:p>
          </table:table-cell>
          <table:table-cell office:value-type="float" office:value="0" table:formula="of:=MIN([.$D72];[.$G72];[.$J72];[.$M72];[.$P72];[.$S72];[.$V72];[.$Y72];[.$AB72];[.$AE72];[.$AH72];[.$AK72];[.$AN72];[.$AQ72];[.$AW72];[.$AZ72];[.$BC72];[.$BF72];[.$BI72];[.$BL72];[.$BO72];[.$BR72];[.$BU72];[.$BX72];[.$CA72];[.$CD72];[.$CG72];[.$CJ72])" table:style-name="ce1">
            <text:p>0</text:p>
          </table:table-cell>
          <table:table-cell office:value-type="float" office:value="0" table:formula="of:=MEDIAN([.$B72];[.$E72];[.$H72];[.$K72];[.$N72];[.$Q72];[.$T72];[.$W72];[.$Z72];[.$AC72];[.$AF72];[.$AI72];[.$AL72];[.$AO72];[.$AR72];[.$AU72];[.$AX72];[.$BA72];[.$BD72];[.$BG72];[.$BJ72];[.$BM72];[.$BP72];[.$BS72];[.$BV72];[.$BY72];[.$CB72];[.$CE72];[.$CH72])" table:style-name="ce1">
            <text:p>0</text:p>
          </table:table-cell>
          <table:table-cell office:value-type="float" office:value="0" table:formula="of:=MEDIAN([.$C72];[.$F72];[.$I72];[.$L72];[.$O72];[.$R72];[.$U72];[.$X72];[.$AA72];[.$AD72];[.$AG72];[.$AJ72];[.$AM72];[.$AP72];[.$AV72];[.$AY72];[.$BB72];[.$BE72];[.$BH72];[.$BK72];[.$BN72];[.$BQ72];[.$BT72];[.$BW72];[.$BZ72];[.$CC72];[.$CF72];[.$CI72])" table:style-name="ce1">
            <text:p>0</text:p>
          </table:table-cell>
          <table:table-cell office:value-type="float" office:value="0" table:formula="of:=MEDIAN([.$D72];[.$G72];[.$J72];[.$M72];[.$P72];[.$S72];[.$V72];[.$Y72];[.$AB72];[.$AE72];[.$AH72];[.$AK72];[.$AN72];[.$AQ72];[.$AW72];[.$AZ72];[.$BC72];[.$BF72];[.$BI72];[.$BL72];[.$BO72];[.$BR72];[.$BU72];[.$BX72];[.$CA72];[.$CD72];[.$CG72];[.$CJ72])" table:style-name="ce1">
            <text:p>0</text:p>
          </table:table-cell>
          <table:table-cell office:value-type="float" office:value="1200" table:formula="of:=MAX([.$B72];[.$E72];[.$H72];[.$K72];[.$N72];[.$Q72];[.$T72];[.$W72];[.$Z72];[.$AC72];[.$AF72];[.$AI72];[.$AL72];[.$AO72];[.$AR72];[.$AU72];[.$AX72];[.$BA72];[.$BD72];[.$BG72];[.$BJ72];[.$BM72];[.$BP72];[.$BS72];[.$BV72];[.$BY72];[.$CB72];[.$CE72];[.$CH72])" table:style-name="ce1">
            <text:p>1200</text:p>
          </table:table-cell>
          <table:table-cell office:value-type="float" office:value="6" table:formula="of:=MAX([.$C72];[.$F72];[.$I72];[.$L72];[.$O72];[.$R72];[.$U72];[.$X72];[.$AA72];[.$AD72];[.$AG72];[.$AJ72];[.$AM72];[.$AP72];[.$AV72];[.$AY72];[.$BB72];[.$BE72];[.$BH72];[.$BK72];[.$BN72];[.$BQ72];[.$BT72];[.$BW72];[.$BZ72];[.$CC72];[.$CF72];[.$CI72])" table:style-name="ce1">
            <text:p>6</text:p>
          </table:table-cell>
          <table:table-cell office:value-type="float" office:value="0" table:formula="of:=MAX([.$D72];[.$G72];[.$J72];[.$M72];[.$P72];[.$S72];[.$V72];[.$Y72];[.$AB72];[.$AE72];[.$AH72];[.$AK72];[.$AN72];[.$AQ72];[.$AW72];[.$AZ72];[.$BC72];[.$BF72];[.$BI72];[.$BL72];[.$BO72];[.$BR72];[.$BU72];[.$BX72];[.$CA72];[.$CD72];[.$CG72];[.$CJ72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7_a2_w5_h8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,03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2" table:style-name="ce1">
            <text:p>0,02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73];[.$E73];[.$H73];[.$K73];[.$N73];[.$Q73];[.$T73];[.$W73];[.$Z73];[.$AC73];[.$AF73];[.$AI73];[.$AL73];[.$AO73];[.$AR73];[.$AU73];[.$AX73];[.$BA73];[.$BD73];[.$BG73];[.$BJ73];[.$BM73];[.$BP73];[.$BS73];[.$BV73];[.$BY73];[.$CB73];[.$CE73];[.$CH73])" table:style-name="ce1">
            <text:p>0</text:p>
          </table:table-cell>
          <table:table-cell office:value-type="float" office:value="0" table:formula="of:=MIN([.$C73];[.$F73];[.$I73];[.$L73];[.$O73];[.$R73];[.$U73];[.$X73];[.$AA73];[.$AD73];[.$AG73];[.$AJ73];[.$AM73];[.$AP73];[.$AV73];[.$AY73];[.$BB73];[.$BE73];[.$BH73];[.$BK73];[.$BN73];[.$BQ73];[.$BT73];[.$BW73];[.$BZ73];[.$CC73];[.$CF73];[.$CI73])" table:style-name="ce1">
            <text:p>0</text:p>
          </table:table-cell>
          <table:table-cell office:value-type="float" office:value="0" table:formula="of:=MIN([.$D73];[.$G73];[.$J73];[.$M73];[.$P73];[.$S73];[.$V73];[.$Y73];[.$AB73];[.$AE73];[.$AH73];[.$AK73];[.$AN73];[.$AQ73];[.$AW73];[.$AZ73];[.$BC73];[.$BF73];[.$BI73];[.$BL73];[.$BO73];[.$BR73];[.$BU73];[.$BX73];[.$CA73];[.$CD73];[.$CG73];[.$CJ73])" table:style-name="ce1">
            <text:p>0</text:p>
          </table:table-cell>
          <table:table-cell office:value-type="float" office:value="0" table:formula="of:=MEDIAN([.$B73];[.$E73];[.$H73];[.$K73];[.$N73];[.$Q73];[.$T73];[.$W73];[.$Z73];[.$AC73];[.$AF73];[.$AI73];[.$AL73];[.$AO73];[.$AR73];[.$AU73];[.$AX73];[.$BA73];[.$BD73];[.$BG73];[.$BJ73];[.$BM73];[.$BP73];[.$BS73];[.$BV73];[.$BY73];[.$CB73];[.$CE73];[.$CH73])" table:style-name="ce1">
            <text:p>0</text:p>
          </table:table-cell>
          <table:table-cell office:value-type="float" office:value="0" table:formula="of:=MEDIAN([.$C73];[.$F73];[.$I73];[.$L73];[.$O73];[.$R73];[.$U73];[.$X73];[.$AA73];[.$AD73];[.$AG73];[.$AJ73];[.$AM73];[.$AP73];[.$AV73];[.$AY73];[.$BB73];[.$BE73];[.$BH73];[.$BK73];[.$BN73];[.$BQ73];[.$BT73];[.$BW73];[.$BZ73];[.$CC73];[.$CF73];[.$CI73])" table:style-name="ce1">
            <text:p>0</text:p>
          </table:table-cell>
          <table:table-cell office:value-type="float" office:value="0" table:formula="of:=MEDIAN([.$D73];[.$G73];[.$J73];[.$M73];[.$P73];[.$S73];[.$V73];[.$Y73];[.$AB73];[.$AE73];[.$AH73];[.$AK73];[.$AN73];[.$AQ73];[.$AW73];[.$AZ73];[.$BC73];[.$BF73];[.$BI73];[.$BL73];[.$BO73];[.$BR73];[.$BU73];[.$BX73];[.$CA73];[.$CD73];[.$CG73];[.$CJ73])" table:style-name="ce1">
            <text:p>0</text:p>
          </table:table-cell>
          <table:table-cell office:value-type="float" office:value="1200" table:formula="of:=MAX([.$B73];[.$E73];[.$H73];[.$K73];[.$N73];[.$Q73];[.$T73];[.$W73];[.$Z73];[.$AC73];[.$AF73];[.$AI73];[.$AL73];[.$AO73];[.$AR73];[.$AU73];[.$AX73];[.$BA73];[.$BD73];[.$BG73];[.$BJ73];[.$BM73];[.$BP73];[.$BS73];[.$BV73];[.$BY73];[.$CB73];[.$CE73];[.$CH73])" table:style-name="ce1">
            <text:p>1200</text:p>
          </table:table-cell>
          <table:table-cell office:value-type="float" office:value="2663" table:formula="of:=MAX([.$C73];[.$F73];[.$I73];[.$L73];[.$O73];[.$R73];[.$U73];[.$X73];[.$AA73];[.$AD73];[.$AG73];[.$AJ73];[.$AM73];[.$AP73];[.$AV73];[.$AY73];[.$BB73];[.$BE73];[.$BH73];[.$BK73];[.$BN73];[.$BQ73];[.$BT73];[.$BW73];[.$BZ73];[.$CC73];[.$CF73];[.$CI73])" table:style-name="ce1">
            <text:p>2663</text:p>
          </table:table-cell>
          <table:table-cell office:value-type="float" office:value="0" table:formula="of:=MAX([.$D73];[.$G73];[.$J73];[.$M73];[.$P73];[.$S73];[.$V73];[.$Y73];[.$AB73];[.$AE73];[.$AH73];[.$AK73];[.$AN73];[.$AQ73];[.$AW73];[.$AZ73];[.$BC73];[.$BF73];[.$BI73];[.$BL73];[.$BO73];[.$BR73];[.$BU73];[.$BX73];[.$CA73];[.$CD73];[.$CG73];[.$CJ73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7_a3_w5_h13.lp</text:p>
          </table:table-cell>
          <table:table-cell office:value-type="float" office:value="0.01" table:style-name="ce1">
            <text:p>0,01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46" table:style-name="ce1">
            <text:p>146</text:p>
          </table:table-cell>
          <table:table-cell office:value-type="float" office:value="20" table:style-name="ce2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0.1" table:style-name="ce1">
            <text:p>0,1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0.09" table:style-name="ce1">
            <text:p>0,09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0.1" table:style-name="ce1">
            <text:p>0,1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0.1" table:style-name="ce1">
            <text:p>0,1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0.09" table:style-name="ce1">
            <text:p>0,09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0.13" table:style-name="ce1">
            <text:p>0,13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210" table:style-name="ce1">
            <text:p>21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10" table:style-name="ce1">
            <text:p>21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10" table:style-name="ce1">
            <text:p>21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10" table:style-name="ce1">
            <text:p>21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25" table:style-name="ce1">
            <text:p>225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306" table:style-name="ce1">
            <text:p>30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06" table:style-name="ce1">
            <text:p>30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45" table:style-name="ce1">
            <text:p>245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1">
            <text:p>0,01</text:p>
          </table:table-cell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74];[.$E74];[.$H74];[.$K74];[.$N74];[.$Q74];[.$T74];[.$W74];[.$Z74];[.$AC74];[.$AF74];[.$AI74];[.$AL74];[.$AO74];[.$AR74];[.$AU74];[.$AX74];[.$BA74];[.$BD74];[.$BG74];[.$BJ74];[.$BM74];[.$BP74];[.$BS74];[.$BV74];[.$BY74];[.$CB74];[.$CE74];[.$CH74])" table:style-name="ce1">
            <text:p>0</text:p>
          </table:table-cell>
          <table:table-cell office:value-type="float" office:value="23" table:formula="of:=MIN([.$C74];[.$F74];[.$I74];[.$L74];[.$O74];[.$R74];[.$U74];[.$X74];[.$AA74];[.$AD74];[.$AG74];[.$AJ74];[.$AM74];[.$AP74];[.$AV74];[.$AY74];[.$BB74];[.$BE74];[.$BH74];[.$BK74];[.$BN74];[.$BQ74];[.$BT74];[.$BW74];[.$BZ74];[.$CC74];[.$CF74];[.$CI74])" table:style-name="ce1">
            <text:p>23</text:p>
          </table:table-cell>
          <table:table-cell office:value-type="float" office:value="1" table:formula="of:=MIN([.$D74];[.$G74];[.$J74];[.$M74];[.$P74];[.$S74];[.$V74];[.$Y74];[.$AB74];[.$AE74];[.$AH74];[.$AK74];[.$AN74];[.$AQ74];[.$AW74];[.$AZ74];[.$BC74];[.$BF74];[.$BI74];[.$BL74];[.$BO74];[.$BR74];[.$BU74];[.$BX74];[.$CA74];[.$CD74];[.$CG74];[.$CJ74])" table:style-name="ce1">
            <text:p>1</text:p>
          </table:table-cell>
          <table:table-cell office:value-type="float" office:value="0.01" table:formula="of:=MEDIAN([.$B74];[.$E74];[.$H74];[.$K74];[.$N74];[.$Q74];[.$T74];[.$W74];[.$Z74];[.$AC74];[.$AF74];[.$AI74];[.$AL74];[.$AO74];[.$AR74];[.$AU74];[.$AX74];[.$BA74];[.$BD74];[.$BG74];[.$BJ74];[.$BM74];[.$BP74];[.$BS74];[.$BV74];[.$BY74];[.$CB74];[.$CE74];[.$CH74])" table:style-name="ce1">
            <text:p>0,01</text:p>
          </table:table-cell>
          <table:table-cell office:value-type="float" office:value="217.5" table:formula="of:=MEDIAN([.$C74];[.$F74];[.$I74];[.$L74];[.$O74];[.$R74];[.$U74];[.$X74];[.$AA74];[.$AD74];[.$AG74];[.$AJ74];[.$AM74];[.$AP74];[.$AV74];[.$AY74];[.$BB74];[.$BE74];[.$BH74];[.$BK74];[.$BN74];[.$BQ74];[.$BT74];[.$BW74];[.$BZ74];[.$CC74];[.$CF74];[.$CI74])" table:style-name="ce1">
            <text:p>217,5</text:p>
          </table:table-cell>
          <table:table-cell office:value-type="float" office:value="9" table:formula="of:=MEDIAN([.$D74];[.$G74];[.$J74];[.$M74];[.$P74];[.$S74];[.$V74];[.$Y74];[.$AB74];[.$AE74];[.$AH74];[.$AK74];[.$AN74];[.$AQ74];[.$AW74];[.$AZ74];[.$BC74];[.$BF74];[.$BI74];[.$BL74];[.$BO74];[.$BR74];[.$BU74];[.$BX74];[.$CA74];[.$CD74];[.$CG74];[.$CJ74])" table:style-name="ce1">
            <text:p>9</text:p>
          </table:table-cell>
          <table:table-cell office:value-type="float" office:value="1200" table:formula="of:=MAX([.$B74];[.$E74];[.$H74];[.$K74];[.$N74];[.$Q74];[.$T74];[.$W74];[.$Z74];[.$AC74];[.$AF74];[.$AI74];[.$AL74];[.$AO74];[.$AR74];[.$AU74];[.$AX74];[.$BA74];[.$BD74];[.$BG74];[.$BJ74];[.$BM74];[.$BP74];[.$BS74];[.$BV74];[.$BY74];[.$CB74];[.$CE74];[.$CH74])" table:style-name="ce1">
            <text:p>1200</text:p>
          </table:table-cell>
          <table:table-cell office:value-type="float" office:value="8005" table:formula="of:=MAX([.$C74];[.$F74];[.$I74];[.$L74];[.$O74];[.$R74];[.$U74];[.$X74];[.$AA74];[.$AD74];[.$AG74];[.$AJ74];[.$AM74];[.$AP74];[.$AV74];[.$AY74];[.$BB74];[.$BE74];[.$BH74];[.$BK74];[.$BN74];[.$BQ74];[.$BT74];[.$BW74];[.$BZ74];[.$CC74];[.$CF74];[.$CI74])" table:style-name="ce1">
            <text:p>8005</text:p>
          </table:table-cell>
          <table:table-cell office:value-type="float" office:value="20" table:formula="of:=MAX([.$D74];[.$G74];[.$J74];[.$M74];[.$P74];[.$S74];[.$V74];[.$Y74];[.$AB74];[.$AE74];[.$AH74];[.$AK74];[.$AN74];[.$AQ74];[.$AW74];[.$AZ74];[.$BC74];[.$BF74];[.$BI74];[.$BL74];[.$BO74];[.$BR74];[.$BU74];[.$BX74];[.$CA74];[.$CD74];[.$CG74];[.$CJ74])" table:style-name="ce1">
            <text:p>2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8_a1_w5_h5.lp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75];[.$E75];[.$H75];[.$K75];[.$N75];[.$Q75];[.$T75];[.$W75];[.$Z75];[.$AC75];[.$AF75];[.$AI75];[.$AL75];[.$AO75];[.$AR75];[.$AU75];[.$AX75];[.$BA75];[.$BD75];[.$BG75];[.$BJ75];[.$BM75];[.$BP75];[.$BS75];[.$BV75];[.$BY75];[.$CB75];[.$CE75];[.$CH75])" table:style-name="ce1">
            <text:p>0</text:p>
          </table:table-cell>
          <table:table-cell office:value-type="float" office:value="1" table:formula="of:=MIN([.$C75];[.$F75];[.$I75];[.$L75];[.$O75];[.$R75];[.$U75];[.$X75];[.$AA75];[.$AD75];[.$AG75];[.$AJ75];[.$AM75];[.$AP75];[.$AV75];[.$AY75];[.$BB75];[.$BE75];[.$BH75];[.$BK75];[.$BN75];[.$BQ75];[.$BT75];[.$BW75];[.$BZ75];[.$CC75];[.$CF75];[.$CI75])" table:style-name="ce1">
            <text:p>1</text:p>
          </table:table-cell>
          <table:table-cell office:value-type="float" office:value="0" table:formula="of:=MIN([.$D75];[.$G75];[.$J75];[.$M75];[.$P75];[.$S75];[.$V75];[.$Y75];[.$AB75];[.$AE75];[.$AH75];[.$AK75];[.$AN75];[.$AQ75];[.$AW75];[.$AZ75];[.$BC75];[.$BF75];[.$BI75];[.$BL75];[.$BO75];[.$BR75];[.$BU75];[.$BX75];[.$CA75];[.$CD75];[.$CG75];[.$CJ75])" table:style-name="ce1">
            <text:p>0</text:p>
          </table:table-cell>
          <table:table-cell office:value-type="float" office:value="0" table:formula="of:=MEDIAN([.$B75];[.$E75];[.$H75];[.$K75];[.$N75];[.$Q75];[.$T75];[.$W75];[.$Z75];[.$AC75];[.$AF75];[.$AI75];[.$AL75];[.$AO75];[.$AR75];[.$AU75];[.$AX75];[.$BA75];[.$BD75];[.$BG75];[.$BJ75];[.$BM75];[.$BP75];[.$BS75];[.$BV75];[.$BY75];[.$CB75];[.$CE75];[.$CH75])" table:style-name="ce1">
            <text:p>0</text:p>
          </table:table-cell>
          <table:table-cell office:value-type="float" office:value="2" table:formula="of:=MEDIAN([.$C75];[.$F75];[.$I75];[.$L75];[.$O75];[.$R75];[.$U75];[.$X75];[.$AA75];[.$AD75];[.$AG75];[.$AJ75];[.$AM75];[.$AP75];[.$AV75];[.$AY75];[.$BB75];[.$BE75];[.$BH75];[.$BK75];[.$BN75];[.$BQ75];[.$BT75];[.$BW75];[.$BZ75];[.$CC75];[.$CF75];[.$CI75])" table:style-name="ce1">
            <text:p>2</text:p>
          </table:table-cell>
          <table:table-cell office:value-type="float" office:value="1" table:formula="of:=MEDIAN([.$D75];[.$G75];[.$J75];[.$M75];[.$P75];[.$S75];[.$V75];[.$Y75];[.$AB75];[.$AE75];[.$AH75];[.$AK75];[.$AN75];[.$AQ75];[.$AW75];[.$AZ75];[.$BC75];[.$BF75];[.$BI75];[.$BL75];[.$BO75];[.$BR75];[.$BU75];[.$BX75];[.$CA75];[.$CD75];[.$CG75];[.$CJ75])" table:style-name="ce1">
            <text:p>1</text:p>
          </table:table-cell>
          <table:table-cell office:value-type="float" office:value="1200" table:formula="of:=MAX([.$B75];[.$E75];[.$H75];[.$K75];[.$N75];[.$Q75];[.$T75];[.$W75];[.$Z75];[.$AC75];[.$AF75];[.$AI75];[.$AL75];[.$AO75];[.$AR75];[.$AU75];[.$AX75];[.$BA75];[.$BD75];[.$BG75];[.$BJ75];[.$BM75];[.$BP75];[.$BS75];[.$BV75];[.$BY75];[.$CB75];[.$CE75];[.$CH75])" table:style-name="ce1">
            <text:p>1200</text:p>
          </table:table-cell>
          <table:table-cell office:value-type="float" office:value="852" table:formula="of:=MAX([.$C75];[.$F75];[.$I75];[.$L75];[.$O75];[.$R75];[.$U75];[.$X75];[.$AA75];[.$AD75];[.$AG75];[.$AJ75];[.$AM75];[.$AP75];[.$AV75];[.$AY75];[.$BB75];[.$BE75];[.$BH75];[.$BK75];[.$BN75];[.$BQ75];[.$BT75];[.$BW75];[.$BZ75];[.$CC75];[.$CF75];[.$CI75])" table:style-name="ce1">
            <text:p>852</text:p>
          </table:table-cell>
          <table:table-cell office:value-type="float" office:value="1" table:formula="of:=MAX([.$D75];[.$G75];[.$J75];[.$M75];[.$P75];[.$S75];[.$V75];[.$Y75];[.$AB75];[.$AE75];[.$AH75];[.$AK75];[.$AN75];[.$AQ75];[.$AW75];[.$AZ75];[.$BC75];[.$BF75];[.$BI75];[.$BL75];[.$BO75];[.$BR75];[.$BU75];[.$BX75];[.$CA75];[.$CD75];[.$CG75];[.$CJ75])" table:style-name="ce1">
            <text:p>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8_a2_w5_h15.lp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2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3" table:style-name="ce1">
            <text:p>0,13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0.12" table:style-name="ce1">
            <text:p>0,12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0.13" table:style-name="ce1">
            <text:p>0,13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0.13" table:style-name="ce1">
            <text:p>0,13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0.12" table:style-name="ce1">
            <text:p>0,12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0.18" table:style-name="ce1">
            <text:p>0,18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3" table:style-name="ce1">
            <text:p>0,13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64" table:style-name="ce1">
            <text:p>16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MIN([.$B76];[.$E76];[.$H76];[.$K76];[.$N76];[.$Q76];[.$T76];[.$W76];[.$Z76];[.$AC76];[.$AF76];[.$AI76];[.$AL76];[.$AO76];[.$AR76];[.$AU76];[.$AX76];[.$BA76];[.$BD76];[.$BG76];[.$BJ76];[.$BM76];[.$BP76];[.$BS76];[.$BV76];[.$BY76];[.$CB76];[.$CE76];[.$CH76])" table:style-name="ce1">
            <text:p>0</text:p>
          </table:table-cell>
          <table:table-cell office:value-type="float" office:value="15" table:formula="of:=MIN([.$C76];[.$F76];[.$I76];[.$L76];[.$O76];[.$R76];[.$U76];[.$X76];[.$AA76];[.$AD76];[.$AG76];[.$AJ76];[.$AM76];[.$AP76];[.$AV76];[.$AY76];[.$BB76];[.$BE76];[.$BH76];[.$BK76];[.$BN76];[.$BQ76];[.$BT76];[.$BW76];[.$BZ76];[.$CC76];[.$CF76];[.$CI76])" table:style-name="ce1">
            <text:p>15</text:p>
          </table:table-cell>
          <table:table-cell office:value-type="float" office:value="2" table:formula="of:=MIN([.$D76];[.$G76];[.$J76];[.$M76];[.$P76];[.$S76];[.$V76];[.$Y76];[.$AB76];[.$AE76];[.$AH76];[.$AK76];[.$AN76];[.$AQ76];[.$AW76];[.$AZ76];[.$BC76];[.$BF76];[.$BI76];[.$BL76];[.$BO76];[.$BR76];[.$BU76];[.$BX76];[.$CA76];[.$CD76];[.$CG76];[.$CJ76])" table:style-name="ce1">
            <text:p>2</text:p>
          </table:table-cell>
          <table:table-cell office:value-type="float" office:value="0.01" table:formula="of:=MEDIAN([.$B76];[.$E76];[.$H76];[.$K76];[.$N76];[.$Q76];[.$T76];[.$W76];[.$Z76];[.$AC76];[.$AF76];[.$AI76];[.$AL76];[.$AO76];[.$AR76];[.$AU76];[.$AX76];[.$BA76];[.$BD76];[.$BG76];[.$BJ76];[.$BM76];[.$BP76];[.$BS76];[.$BV76];[.$BY76];[.$CB76];[.$CE76];[.$CH76])" table:style-name="ce1">
            <text:p>0,01</text:p>
          </table:table-cell>
          <table:table-cell office:value-type="float" office:value="159" table:formula="of:=MEDIAN([.$C76];[.$F76];[.$I76];[.$L76];[.$O76];[.$R76];[.$U76];[.$X76];[.$AA76];[.$AD76];[.$AG76];[.$AJ76];[.$AM76];[.$AP76];[.$AV76];[.$AY76];[.$BB76];[.$BE76];[.$BH76];[.$BK76];[.$BN76];[.$BQ76];[.$BT76];[.$BW76];[.$BZ76];[.$CC76];[.$CF76];[.$CI76])" table:style-name="ce1">
            <text:p>159</text:p>
          </table:table-cell>
          <table:table-cell office:value-type="float" office:value="10" table:formula="of:=MEDIAN([.$D76];[.$G76];[.$J76];[.$M76];[.$P76];[.$S76];[.$V76];[.$Y76];[.$AB76];[.$AE76];[.$AH76];[.$AK76];[.$AN76];[.$AQ76];[.$AW76];[.$AZ76];[.$BC76];[.$BF76];[.$BI76];[.$BL76];[.$BO76];[.$BR76];[.$BU76];[.$BX76];[.$CA76];[.$CD76];[.$CG76];[.$CJ76])" table:style-name="ce1">
            <text:p>10</text:p>
          </table:table-cell>
          <table:table-cell office:value-type="float" office:value="1200" table:formula="of:=MAX([.$B76];[.$E76];[.$H76];[.$K76];[.$N76];[.$Q76];[.$T76];[.$W76];[.$Z76];[.$AC76];[.$AF76];[.$AI76];[.$AL76];[.$AO76];[.$AR76];[.$AU76];[.$AX76];[.$BA76];[.$BD76];[.$BG76];[.$BJ76];[.$BM76];[.$BP76];[.$BS76];[.$BV76];[.$BY76];[.$CB76];[.$CE76];[.$CH76])" table:style-name="ce1">
            <text:p>1200</text:p>
          </table:table-cell>
          <table:table-cell office:value-type="float" office:value="10765" table:formula="of:=MAX([.$C76];[.$F76];[.$I76];[.$L76];[.$O76];[.$R76];[.$U76];[.$X76];[.$AA76];[.$AD76];[.$AG76];[.$AJ76];[.$AM76];[.$AP76];[.$AV76];[.$AY76];[.$BB76];[.$BE76];[.$BH76];[.$BK76];[.$BN76];[.$BQ76];[.$BT76];[.$BW76];[.$BZ76];[.$CC76];[.$CF76];[.$CI76])" table:style-name="ce1">
            <text:p>10765</text:p>
          </table:table-cell>
          <table:table-cell office:value-type="float" office:value="20" table:formula="of:=MAX([.$D76];[.$G76];[.$J76];[.$M76];[.$P76];[.$S76];[.$V76];[.$Y76];[.$AB76];[.$AE76];[.$AH76];[.$AK76];[.$AN76];[.$AQ76];[.$AW76];[.$AZ76];[.$BC76];[.$BF76];[.$BI76];[.$BL76];[.$BO76];[.$BR76];[.$BU76];[.$BX76];[.$CA76];[.$CD76];[.$CG76];[.$CJ76])" table:style-name="ce1">
            <text:p>2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8_a3_w5_h27.lp</text:p>
          </table:table-cell>
          <table:table-cell office:value-type="float" office:value="0.03" table:style-name="ce1">
            <text:p>0,03</text:p>
          </table:table-cell>
          <table:table-cell office:value-type="float" office:value="723" table:style-name="ce1">
            <text:p>723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3">
            <text:p>0,02</text:p>
          </table:table-cell>
          <table:table-cell office:value-type="float" office:value="1138" table:style-name="ce1">
            <text:p>1138</text:p>
          </table:table-cell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12" table:style-name="ce1">
            <text:p>612</text:p>
          </table:table-cell>
          <table:table-cell office:value-type="float" office:value="12" table:style-name="ce1">
            <text:p>1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12" table:style-name="ce1">
            <text:p>612</text:p>
          </table:table-cell>
          <table:table-cell office:value-type="float" office:value="12" table:style-name="ce1">
            <text:p>12</text:p>
          </table:table-cell>
          <table:table-cell office:value-type="float" office:value="0.03" table:style-name="ce1">
            <text:p>0,03</text:p>
          </table:table-cell>
          <table:table-cell office:value-type="float" office:value="211" table:style-name="ce3">
            <text:p>211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3">
            <text:p>0,02</text:p>
          </table:table-cell>
          <table:table-cell office:value-type="float" office:value="1671" table:style-name="ce1">
            <text:p>1671</text:p>
          </table:table-cell>
          <table:table-cell office:value-type="float" office:value="5" table:style-name="ce3">
            <text:p>5</text:p>
          </table:table-cell>
          <table:table-cell office:value-type="float" office:value="0.05" table:style-name="ce1">
            <text:p>0,05</text:p>
          </table:table-cell>
          <table:table-cell office:value-type="float" office:value="555" table:style-name="ce1">
            <text:p>555</text:p>
          </table:table-cell>
          <table:table-cell office:value-type="float" office:value="35" table:style-name="ce2">
            <text:p>35</text:p>
          </table:table-cell>
          <table:table-cell office:value-type="float" office:value="0.03" table:style-name="ce1">
            <text:p>0,03</text:p>
          </table:table-cell>
          <table:table-cell office:value-type="float" office:value="211" table:style-name="ce3">
            <text:p>211</text:p>
          </table:table-cell>
          <table:table-cell office:value-type="float" office:value="18" table:style-name="ce1">
            <text:p>18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78" table:style-name="ce1">
            <text:p>0,78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59" table:style-name="ce1">
            <text:p>0,59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560" table:style-name="ce1">
            <text:p>560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560" table:style-name="ce1">
            <text:p>560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560" table:style-name="ce1">
            <text:p>560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560" table:style-name="ce1">
            <text:p>560</text:p>
          </table:table-cell>
          <table:table-cell office:value-type="float" office:value="11" table:style-name="ce1">
            <text:p>11</text:p>
          </table:table-cell>
          <table:table-cell office:value-type="float" office:value="0.04" table:style-name="ce1">
            <text:p>0,04</text:p>
          </table:table-cell>
          <table:table-cell office:value-type="float" office:value="778" table:style-name="ce1">
            <text:p>778</text:p>
          </table:table-cell>
          <table:table-cell office:value-type="float" office:value="18" table:style-name="ce1">
            <text:p>18</text:p>
          </table:table-cell>
          <table:table-cell office:value-type="float" office:value="0.03" table:style-name="ce1">
            <text:p>0,03</text:p>
          </table:table-cell>
          <table:table-cell office:value-type="float" office:value="3054" table:style-name="ce1">
            <text:p>3054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3">
            <text:p>0,02</text:p>
          </table:table-cell>
          <table:table-cell office:value-type="float" office:value="2812" table:style-name="ce1">
            <text:p>2812</text:p>
          </table:table-cell>
          <table:table-cell office:value-type="float" office:value="7" table:style-name="ce1">
            <text:p>7</text:p>
          </table:table-cell>
          <table:table-cell office:value-type="float" office:value="0.11" table:style-name="ce1">
            <text:p>0,11</text:p>
          </table:table-cell>
          <table:table-cell office:value-type="float" office:value="1078" table:style-name="ce1">
            <text:p>1078</text:p>
          </table:table-cell>
          <table:table-cell office:value-type="float" office:value="31" table:style-name="ce1">
            <text:p>31</text:p>
          </table:table-cell>
          <table:table-cell office:value-type="float" office:value="0.03" table:style-name="ce1">
            <text:p>0,03</text:p>
          </table:table-cell>
          <table:table-cell office:value-type="float" office:value="491" table:style-name="ce1">
            <text:p>491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3">
            <text:p>0,02</text:p>
          </table:table-cell>
          <table:table-cell office:value-type="float" office:value="1671" table:style-name="ce1">
            <text:p>1671</text:p>
          </table:table-cell>
          <table:table-cell office:value-type="float" office:value="5" table:style-name="ce3">
            <text:p>5</text:p>
          </table:table-cell>
          <table:table-cell office:value-type="float" office:value="0.02" table:style-name="ce3">
            <text:p>0,02</text:p>
          </table:table-cell>
          <table:table-cell office:value-type="float" office:value="1671" table:style-name="ce1">
            <text:p>1671</text:p>
          </table:table-cell>
          <table:table-cell office:value-type="float" office:value="5" table:style-name="ce3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11" table:style-name="ce3">
            <text:p>211</text:p>
          </table:table-cell>
          <table:table-cell office:value-type="float" office:value="18" table:style-name="ce1">
            <text:p>18</text:p>
          </table:table-cell>
          <table:table-cell office:value-type="float" office:value="0.03" table:style-name="ce1">
            <text:p>0,03</text:p>
          </table:table-cell>
          <table:table-cell office:value-type="float" office:value="554" table:style-name="ce1">
            <text:p>554</text:p>
          </table:table-cell>
          <table:table-cell office:value-type="float" office:value="10" table:style-name="ce1">
            <text:p>10</text:p>
          </table:table-cell>
          <table:table-cell office:value-type="float" office:value="0.02" table:formula="of:=MIN([.$B77];[.$E77];[.$H77];[.$K77];[.$N77];[.$Q77];[.$T77];[.$W77];[.$Z77];[.$AC77];[.$AF77];[.$AI77];[.$AL77];[.$AO77];[.$AR77];[.$AU77];[.$AX77];[.$BA77];[.$BD77];[.$BG77];[.$BJ77];[.$BM77];[.$BP77];[.$BS77];[.$BV77];[.$BY77];[.$CB77];[.$CE77];[.$CH77])" table:style-name="ce1">
            <text:p>0,02</text:p>
          </table:table-cell>
          <table:table-cell office:value-type="float" office:value="211" table:formula="of:=MIN([.$C77];[.$F77];[.$I77];[.$L77];[.$O77];[.$R77];[.$U77];[.$X77];[.$AA77];[.$AD77];[.$AG77];[.$AJ77];[.$AM77];[.$AP77];[.$AV77];[.$AY77];[.$BB77];[.$BE77];[.$BH77];[.$BK77];[.$BN77];[.$BQ77];[.$BT77];[.$BW77];[.$BZ77];[.$CC77];[.$CF77];[.$CI77])" table:style-name="ce1">
            <text:p>211</text:p>
          </table:table-cell>
          <table:table-cell office:value-type="float" office:value="5" table:formula="of:=MIN([.$D77];[.$G77];[.$J77];[.$M77];[.$P77];[.$S77];[.$V77];[.$Y77];[.$AB77];[.$AE77];[.$AH77];[.$AK77];[.$AN77];[.$AQ77];[.$AW77];[.$AZ77];[.$BC77];[.$BF77];[.$BI77];[.$BL77];[.$BO77];[.$BR77];[.$BU77];[.$BX77];[.$CA77];[.$CD77];[.$CG77];[.$CJ77])" table:style-name="ce1">
            <text:p>5</text:p>
          </table:table-cell>
          <table:table-cell office:value-type="float" office:value="0.03" table:formula="of:=MEDIAN([.$B77];[.$E77];[.$H77];[.$K77];[.$N77];[.$Q77];[.$T77];[.$W77];[.$Z77];[.$AC77];[.$AF77];[.$AI77];[.$AL77];[.$AO77];[.$AR77];[.$AU77];[.$AX77];[.$BA77];[.$BD77];[.$BG77];[.$BJ77];[.$BM77];[.$BP77];[.$BS77];[.$BV77];[.$BY77];[.$CB77];[.$CE77];[.$CH77])" table:style-name="ce1">
            <text:p>0,03</text:p>
          </table:table-cell>
          <table:table-cell office:value-type="float" office:value="928" table:formula="of:=MEDIAN([.$C77];[.$F77];[.$I77];[.$L77];[.$O77];[.$R77];[.$U77];[.$X77];[.$AA77];[.$AD77];[.$AG77];[.$AJ77];[.$AM77];[.$AP77];[.$AV77];[.$AY77];[.$BB77];[.$BE77];[.$BH77];[.$BK77];[.$BN77];[.$BQ77];[.$BT77];[.$BW77];[.$BZ77];[.$CC77];[.$CF77];[.$CI77])" table:style-name="ce1">
            <text:p>928</text:p>
          </table:table-cell>
          <table:table-cell office:value-type="float" office:value="11" table:formula="of:=MEDIAN([.$D77];[.$G77];[.$J77];[.$M77];[.$P77];[.$S77];[.$V77];[.$Y77];[.$AB77];[.$AE77];[.$AH77];[.$AK77];[.$AN77];[.$AQ77];[.$AW77];[.$AZ77];[.$BC77];[.$BF77];[.$BI77];[.$BL77];[.$BO77];[.$BR77];[.$BU77];[.$BX77];[.$CA77];[.$CD77];[.$CG77];[.$CJ77])" table:style-name="ce1">
            <text:p>11</text:p>
          </table:table-cell>
          <table:table-cell office:value-type="float" office:value="1200" table:formula="of:=MAX([.$B77];[.$E77];[.$H77];[.$K77];[.$N77];[.$Q77];[.$T77];[.$W77];[.$Z77];[.$AC77];[.$AF77];[.$AI77];[.$AL77];[.$AO77];[.$AR77];[.$AU77];[.$AX77];[.$BA77];[.$BD77];[.$BG77];[.$BJ77];[.$BM77];[.$BP77];[.$BS77];[.$BV77];[.$BY77];[.$CB77];[.$CE77];[.$CH77])" table:style-name="ce1">
            <text:p>1200</text:p>
          </table:table-cell>
          <table:table-cell office:value-type="float" office:value="25293" table:formula="of:=MAX([.$C77];[.$F77];[.$I77];[.$L77];[.$O77];[.$R77];[.$U77];[.$X77];[.$AA77];[.$AD77];[.$AG77];[.$AJ77];[.$AM77];[.$AP77];[.$AV77];[.$AY77];[.$BB77];[.$BE77];[.$BH77];[.$BK77];[.$BN77];[.$BQ77];[.$BT77];[.$BW77];[.$BZ77];[.$CC77];[.$CF77];[.$CI77])" table:style-name="ce1">
            <text:p>25293</text:p>
          </table:table-cell>
          <table:table-cell office:value-type="float" office:value="35" table:formula="of:=MAX([.$D77];[.$G77];[.$J77];[.$M77];[.$P77];[.$S77];[.$V77];[.$Y77];[.$AB77];[.$AE77];[.$AH77];[.$AK77];[.$AN77];[.$AQ77];[.$AW77];[.$AZ77];[.$BC77];[.$BF77];[.$BI77];[.$BL77];[.$BO77];[.$BR77];[.$BU77];[.$BX77];[.$CA77];[.$CD77];[.$CG77];[.$CJ77])" table:style-name="ce1">
            <text:p>3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9_a2_w5_h2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78];[.$E78];[.$H78];[.$K78];[.$N78];[.$Q78];[.$T78];[.$W78];[.$Z78];[.$AC78];[.$AF78];[.$AI78];[.$AL78];[.$AO78];[.$AR78];[.$AU78];[.$AX78];[.$BA78];[.$BD78];[.$BG78];[.$BJ78];[.$BM78];[.$BP78];[.$BS78];[.$BV78];[.$BY78];[.$CB78];[.$CE78];[.$CH78])" table:style-name="ce1">
            <text:p>0</text:p>
          </table:table-cell>
          <table:table-cell office:value-type="float" office:value="1" table:formula="of:=MIN([.$C78];[.$F78];[.$I78];[.$L78];[.$O78];[.$R78];[.$U78];[.$X78];[.$AA78];[.$AD78];[.$AG78];[.$AJ78];[.$AM78];[.$AP78];[.$AV78];[.$AY78];[.$BB78];[.$BE78];[.$BH78];[.$BK78];[.$BN78];[.$BQ78];[.$BT78];[.$BW78];[.$BZ78];[.$CC78];[.$CF78];[.$CI78])" table:style-name="ce1">
            <text:p>1</text:p>
          </table:table-cell>
          <table:table-cell office:value-type="float" office:value="0" table:formula="of:=MIN([.$D78];[.$G78];[.$J78];[.$M78];[.$P78];[.$S78];[.$V78];[.$Y78];[.$AB78];[.$AE78];[.$AH78];[.$AK78];[.$AN78];[.$AQ78];[.$AW78];[.$AZ78];[.$BC78];[.$BF78];[.$BI78];[.$BL78];[.$BO78];[.$BR78];[.$BU78];[.$BX78];[.$CA78];[.$CD78];[.$CG78];[.$CJ78])" table:style-name="ce1">
            <text:p>0</text:p>
          </table:table-cell>
          <table:table-cell office:value-type="float" office:value="0" table:formula="of:=MEDIAN([.$B78];[.$E78];[.$H78];[.$K78];[.$N78];[.$Q78];[.$T78];[.$W78];[.$Z78];[.$AC78];[.$AF78];[.$AI78];[.$AL78];[.$AO78];[.$AR78];[.$AU78];[.$AX78];[.$BA78];[.$BD78];[.$BG78];[.$BJ78];[.$BM78];[.$BP78];[.$BS78];[.$BV78];[.$BY78];[.$CB78];[.$CE78];[.$CH78])" table:style-name="ce1">
            <text:p>0</text:p>
          </table:table-cell>
          <table:table-cell office:value-type="float" office:value="1" table:formula="of:=MEDIAN([.$C78];[.$F78];[.$I78];[.$L78];[.$O78];[.$R78];[.$U78];[.$X78];[.$AA78];[.$AD78];[.$AG78];[.$AJ78];[.$AM78];[.$AP78];[.$AV78];[.$AY78];[.$BB78];[.$BE78];[.$BH78];[.$BK78];[.$BN78];[.$BQ78];[.$BT78];[.$BW78];[.$BZ78];[.$CC78];[.$CF78];[.$CI78])" table:style-name="ce1">
            <text:p>1</text:p>
          </table:table-cell>
          <table:table-cell office:value-type="float" office:value="0" table:formula="of:=MEDIAN([.$D78];[.$G78];[.$J78];[.$M78];[.$P78];[.$S78];[.$V78];[.$Y78];[.$AB78];[.$AE78];[.$AH78];[.$AK78];[.$AN78];[.$AQ78];[.$AW78];[.$AZ78];[.$BC78];[.$BF78];[.$BI78];[.$BL78];[.$BO78];[.$BR78];[.$BU78];[.$BX78];[.$CA78];[.$CD78];[.$CG78];[.$CJ78])" table:style-name="ce1">
            <text:p>0</text:p>
          </table:table-cell>
          <table:table-cell office:value-type="float" office:value="1200" table:formula="of:=MAX([.$B78];[.$E78];[.$H78];[.$K78];[.$N78];[.$Q78];[.$T78];[.$W78];[.$Z78];[.$AC78];[.$AF78];[.$AI78];[.$AL78];[.$AO78];[.$AR78];[.$AU78];[.$AX78];[.$BA78];[.$BD78];[.$BG78];[.$BJ78];[.$BM78];[.$BP78];[.$BS78];[.$BV78];[.$BY78];[.$CB78];[.$CE78];[.$CH78])" table:style-name="ce1">
            <text:p>1200</text:p>
          </table:table-cell>
          <table:table-cell office:value-type="float" office:value="406" table:formula="of:=MAX([.$C78];[.$F78];[.$I78];[.$L78];[.$O78];[.$R78];[.$U78];[.$X78];[.$AA78];[.$AD78];[.$AG78];[.$AJ78];[.$AM78];[.$AP78];[.$AV78];[.$AY78];[.$BB78];[.$BE78];[.$BH78];[.$BK78];[.$BN78];[.$BQ78];[.$BT78];[.$BW78];[.$BZ78];[.$CC78];[.$CF78];[.$CI78])" table:style-name="ce1">
            <text:p>406</text:p>
          </table:table-cell>
          <table:table-cell office:value-type="float" office:value="0" table:formula="of:=MAX([.$D78];[.$G78];[.$J78];[.$M78];[.$P78];[.$S78];[.$V78];[.$Y78];[.$AB78];[.$AE78];[.$AH78];[.$AK78];[.$AN78];[.$AQ78];[.$AW78];[.$AZ78];[.$BC78];[.$BF78];[.$BI78];[.$BL78];[.$BO78];[.$BR78];[.$BU78];[.$BX78];[.$CA78];[.$CD78];[.$CG78];[.$CJ78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9_a3_w5_h11.lp</text:p>
          </table:table-cell>
          <table:table-cell office:value-type="float" office:value="0.01" table:style-name="ce1">
            <text:p>0,01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0.1" table:style-name="ce1">
            <text:p>0,1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0.08" table:style-name="ce1">
            <text:p>0,08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0.08" table:style-name="ce1">
            <text:p>0,08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0.09" table:style-name="ce1">
            <text:p>0,09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0.1" table:style-name="ce1">
            <text:p>0,1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8" table:style-name="ce1">
            <text:p>0,08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79];[.$E79];[.$H79];[.$K79];[.$N79];[.$Q79];[.$T79];[.$W79];[.$Z79];[.$AC79];[.$AF79];[.$AI79];[.$AL79];[.$AO79];[.$AR79];[.$AU79];[.$AX79];[.$BA79];[.$BD79];[.$BG79];[.$BJ79];[.$BM79];[.$BP79];[.$BS79];[.$BV79];[.$BY79];[.$CB79];[.$CE79];[.$CH79])" table:style-name="ce1">
            <text:p>0</text:p>
          </table:table-cell>
          <table:table-cell office:value-type="float" office:value="22" table:formula="of:=MIN([.$C79];[.$F79];[.$I79];[.$L79];[.$O79];[.$R79];[.$U79];[.$X79];[.$AA79];[.$AD79];[.$AG79];[.$AJ79];[.$AM79];[.$AP79];[.$AV79];[.$AY79];[.$BB79];[.$BE79];[.$BH79];[.$BK79];[.$BN79];[.$BQ79];[.$BT79];[.$BW79];[.$BZ79];[.$CC79];[.$CF79];[.$CI79])" table:style-name="ce1">
            <text:p>22</text:p>
          </table:table-cell>
          <table:table-cell office:value-type="float" office:value="1" table:formula="of:=MIN([.$D79];[.$G79];[.$J79];[.$M79];[.$P79];[.$S79];[.$V79];[.$Y79];[.$AB79];[.$AE79];[.$AH79];[.$AK79];[.$AN79];[.$AQ79];[.$AW79];[.$AZ79];[.$BC79];[.$BF79];[.$BI79];[.$BL79];[.$BO79];[.$BR79];[.$BU79];[.$BX79];[.$CA79];[.$CD79];[.$CG79];[.$CJ79])" table:style-name="ce1">
            <text:p>1</text:p>
          </table:table-cell>
          <table:table-cell office:value-type="float" office:value="0.01" table:formula="of:=MEDIAN([.$B79];[.$E79];[.$H79];[.$K79];[.$N79];[.$Q79];[.$T79];[.$W79];[.$Z79];[.$AC79];[.$AF79];[.$AI79];[.$AL79];[.$AO79];[.$AR79];[.$AU79];[.$AX79];[.$BA79];[.$BD79];[.$BG79];[.$BJ79];[.$BM79];[.$BP79];[.$BS79];[.$BV79];[.$BY79];[.$CB79];[.$CE79];[.$CH79])" table:style-name="ce1">
            <text:p>0,01</text:p>
          </table:table-cell>
          <table:table-cell office:value-type="float" office:value="52.5" table:formula="of:=MEDIAN([.$C79];[.$F79];[.$I79];[.$L79];[.$O79];[.$R79];[.$U79];[.$X79];[.$AA79];[.$AD79];[.$AG79];[.$AJ79];[.$AM79];[.$AP79];[.$AV79];[.$AY79];[.$BB79];[.$BE79];[.$BH79];[.$BK79];[.$BN79];[.$BQ79];[.$BT79];[.$BW79];[.$BZ79];[.$CC79];[.$CF79];[.$CI79])" table:style-name="ce1">
            <text:p>52,5</text:p>
          </table:table-cell>
          <table:table-cell office:value-type="float" office:value="8" table:formula="of:=MEDIAN([.$D79];[.$G79];[.$J79];[.$M79];[.$P79];[.$S79];[.$V79];[.$Y79];[.$AB79];[.$AE79];[.$AH79];[.$AK79];[.$AN79];[.$AQ79];[.$AW79];[.$AZ79];[.$BC79];[.$BF79];[.$BI79];[.$BL79];[.$BO79];[.$BR79];[.$BU79];[.$BX79];[.$CA79];[.$CD79];[.$CG79];[.$CJ79])" table:style-name="ce1">
            <text:p>8</text:p>
          </table:table-cell>
          <table:table-cell office:value-type="float" office:value="1200" table:formula="of:=MAX([.$B79];[.$E79];[.$H79];[.$K79];[.$N79];[.$Q79];[.$T79];[.$W79];[.$Z79];[.$AC79];[.$AF79];[.$AI79];[.$AL79];[.$AO79];[.$AR79];[.$AU79];[.$AX79];[.$BA79];[.$BD79];[.$BG79];[.$BJ79];[.$BM79];[.$BP79];[.$BS79];[.$BV79];[.$BY79];[.$CB79];[.$CE79];[.$CH79])" table:style-name="ce1">
            <text:p>1200</text:p>
          </table:table-cell>
          <table:table-cell office:value-type="float" office:value="6412" table:formula="of:=MAX([.$C79];[.$F79];[.$I79];[.$L79];[.$O79];[.$R79];[.$U79];[.$X79];[.$AA79];[.$AD79];[.$AG79];[.$AJ79];[.$AM79];[.$AP79];[.$AV79];[.$AY79];[.$BB79];[.$BE79];[.$BH79];[.$BK79];[.$BN79];[.$BQ79];[.$BT79];[.$BW79];[.$BZ79];[.$CC79];[.$CF79];[.$CI79])" table:style-name="ce1">
            <text:p>6412</text:p>
          </table:table-cell>
          <table:table-cell office:value-type="float" office:value="15" table:formula="of:=MAX([.$D79];[.$G79];[.$J79];[.$M79];[.$P79];[.$S79];[.$V79];[.$Y79];[.$AB79];[.$AE79];[.$AH79];[.$AK79];[.$AN79];[.$AQ79];[.$AW79];[.$AZ79];[.$BC79];[.$BF79];[.$BI79];[.$BL79];[.$BO79];[.$BR79];[.$BU79];[.$BX79];[.$CA79];[.$CD79];[.$CG79];[.$CJ79])" table:style-name="ce1">
            <text:p>1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0_a1_w5_h25.lp</text:p>
          </table:table-cell>
          <table:table-cell office:value-type="float" office:value="0" table:style-name="ce3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2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2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,09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.08" table:style-name="ce1">
            <text:p>0,08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.09" table:style-name="ce1">
            <text:p>0,09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.1" table:style-name="ce1">
            <text:p>0,1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.09" table:style-name="ce1">
            <text:p>0,09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.1" table:style-name="ce1">
            <text:p>0,1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9" table:style-name="ce1">
            <text:p>0,09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3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4" table:style-name="ce1">
            <text:p>54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80];[.$E80];[.$H80];[.$K80];[.$N80];[.$Q80];[.$T80];[.$W80];[.$Z80];[.$AC80];[.$AF80];[.$AI80];[.$AL80];[.$AO80];[.$AR80];[.$AU80];[.$AX80];[.$BA80];[.$BD80];[.$BG80];[.$BJ80];[.$BM80];[.$BP80];[.$BS80];[.$BV80];[.$BY80];[.$CB80];[.$CE80];[.$CH80])" table:style-name="ce1">
            <text:p>0</text:p>
          </table:table-cell>
          <table:table-cell office:value-type="float" office:value="22" table:formula="of:=MIN([.$C80];[.$F80];[.$I80];[.$L80];[.$O80];[.$R80];[.$U80];[.$X80];[.$AA80];[.$AD80];[.$AG80];[.$AJ80];[.$AM80];[.$AP80];[.$AV80];[.$AY80];[.$BB80];[.$BE80];[.$BH80];[.$BK80];[.$BN80];[.$BQ80];[.$BT80];[.$BW80];[.$BZ80];[.$CC80];[.$CF80];[.$CI80])" table:style-name="ce1">
            <text:p>22</text:p>
          </table:table-cell>
          <table:table-cell office:value-type="float" office:value="3" table:formula="of:=MIN([.$D80];[.$G80];[.$J80];[.$M80];[.$P80];[.$S80];[.$V80];[.$Y80];[.$AB80];[.$AE80];[.$AH80];[.$AK80];[.$AN80];[.$AQ80];[.$AW80];[.$AZ80];[.$BC80];[.$BF80];[.$BI80];[.$BL80];[.$BO80];[.$BR80];[.$BU80];[.$BX80];[.$CA80];[.$CD80];[.$CG80];[.$CJ80])" table:style-name="ce1">
            <text:p>3</text:p>
          </table:table-cell>
          <table:table-cell office:value-type="float" office:value="0.01" table:formula="of:=MEDIAN([.$B80];[.$E80];[.$H80];[.$K80];[.$N80];[.$Q80];[.$T80];[.$W80];[.$Z80];[.$AC80];[.$AF80];[.$AI80];[.$AL80];[.$AO80];[.$AR80];[.$AU80];[.$AX80];[.$BA80];[.$BD80];[.$BG80];[.$BJ80];[.$BM80];[.$BP80];[.$BS80];[.$BV80];[.$BY80];[.$CB80];[.$CE80];[.$CH80])" table:style-name="ce1">
            <text:p>0,01</text:p>
          </table:table-cell>
          <table:table-cell office:value-type="float" office:value="51.5" table:formula="of:=MEDIAN([.$C80];[.$F80];[.$I80];[.$L80];[.$O80];[.$R80];[.$U80];[.$X80];[.$AA80];[.$AD80];[.$AG80];[.$AJ80];[.$AM80];[.$AP80];[.$AV80];[.$AY80];[.$BB80];[.$BE80];[.$BH80];[.$BK80];[.$BN80];[.$BQ80];[.$BT80];[.$BW80];[.$BZ80];[.$CC80];[.$CF80];[.$CI80])" table:style-name="ce1">
            <text:p>51,5</text:p>
          </table:table-cell>
          <table:table-cell office:value-type="float" office:value="8" table:formula="of:=MEDIAN([.$D80];[.$G80];[.$J80];[.$M80];[.$P80];[.$S80];[.$V80];[.$Y80];[.$AB80];[.$AE80];[.$AH80];[.$AK80];[.$AN80];[.$AQ80];[.$AW80];[.$AZ80];[.$BC80];[.$BF80];[.$BI80];[.$BL80];[.$BO80];[.$BR80];[.$BU80];[.$BX80];[.$CA80];[.$CD80];[.$CG80];[.$CJ80])" table:style-name="ce1">
            <text:p>8</text:p>
          </table:table-cell>
          <table:table-cell office:value-type="float" office:value="1200" table:formula="of:=MAX([.$B80];[.$E80];[.$H80];[.$K80];[.$N80];[.$Q80];[.$T80];[.$W80];[.$Z80];[.$AC80];[.$AF80];[.$AI80];[.$AL80];[.$AO80];[.$AR80];[.$AU80];[.$AX80];[.$BA80];[.$BD80];[.$BG80];[.$BJ80];[.$BM80];[.$BP80];[.$BS80];[.$BV80];[.$BY80];[.$CB80];[.$CE80];[.$CH80])" table:style-name="ce1">
            <text:p>1200</text:p>
          </table:table-cell>
          <table:table-cell office:value-type="float" office:value="4694" table:formula="of:=MAX([.$C80];[.$F80];[.$I80];[.$L80];[.$O80];[.$R80];[.$U80];[.$X80];[.$AA80];[.$AD80];[.$AG80];[.$AJ80];[.$AM80];[.$AP80];[.$AV80];[.$AY80];[.$BB80];[.$BE80];[.$BH80];[.$BK80];[.$BN80];[.$BQ80];[.$BT80];[.$BW80];[.$BZ80];[.$CC80];[.$CF80];[.$CI80])" table:style-name="ce1">
            <text:p>4694</text:p>
          </table:table-cell>
          <table:table-cell office:value-type="float" office:value="21" table:formula="of:=MAX([.$D80];[.$G80];[.$J80];[.$M80];[.$P80];[.$S80];[.$V80];[.$Y80];[.$AB80];[.$AE80];[.$AH80];[.$AK80];[.$AN80];[.$AQ80];[.$AW80];[.$AZ80];[.$BC80];[.$BF80];[.$BI80];[.$BL80];[.$BO80];[.$BR80];[.$BU80];[.$BX80];[.$CA80];[.$CD80];[.$CG80];[.$CJ80])" table:style-name="ce1">
            <text:p>2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0_a2_w5_h35.lp</text:p>
          </table:table-cell>
          <table:table-cell office:value-type="float" office:value="0.02" table:style-name="ce3">
            <text:p>0,02</text:p>
          </table:table-cell>
          <table:table-cell office:value-type="float" office:value="485" table:style-name="ce1">
            <text:p>485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791" table:style-name="ce1">
            <text:p>791</text:p>
          </table:table-cell>
          <table:table-cell office:value-type="float" office:value="5" table:style-name="ce1">
            <text:p>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4" table:style-name="ce1">
            <text:p>244</text:p>
          </table:table-cell>
          <table:table-cell office:value-type="float" office:value="12" table:style-name="ce1">
            <text:p>12</text:p>
          </table:table-cell>
          <table:table-cell office:value-type="float" office:value="0.06" table:style-name="ce1">
            <text:p>0,06</text:p>
          </table:table-cell>
          <table:table-cell office:value-type="float" office:value="244" table:style-name="ce1">
            <text:p>244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3">
            <text:p>0,02</text:p>
          </table:table-cell>
          <table:table-cell office:value-type="float" office:value="41" table:style-name="ce3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3">
            <text:p>0,02</text:p>
          </table:table-cell>
          <table:table-cell office:value-type="float" office:value="595" table:style-name="ce1">
            <text:p>595</text:p>
          </table:table-cell>
          <table:table-cell office:value-type="float" office:value="4" table:style-name="ce3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150" table:style-name="ce1">
            <text:p>150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3">
            <text:p>0,02</text:p>
          </table:table-cell>
          <table:table-cell office:value-type="float" office:value="41" table:style-name="ce3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0.36" table:style-name="ce1">
            <text:p>0,36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0.37" table:style-name="ce1">
            <text:p>0,37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0.4" table:style-name="ce1">
            <text:p>0,4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0.35" table:style-name="ce1">
            <text:p>0,35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0.37" table:style-name="ce1">
            <text:p>0,37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0.46" table:style-name="ce1">
            <text:p>0,46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6" table:style-name="ce1">
            <text:p>0,36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0.03" table:style-name="ce1">
            <text:p>0,03</text:p>
          </table:table-cell>
          <table:table-cell office:value-type="float" office:value="591" table:style-name="ce1">
            <text:p>591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591" table:style-name="ce1">
            <text:p>591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591" table:style-name="ce1">
            <text:p>591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591" table:style-name="ce1">
            <text:p>591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395" table:style-name="ce1">
            <text:p>395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2652" table:style-name="ce1">
            <text:p>2652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648" table:style-name="ce1">
            <text:p>2648</text:p>
          </table:table-cell>
          <table:table-cell office:value-type="float" office:value="5" table:style-name="ce1">
            <text:p>5</text:p>
          </table:table-cell>
          <table:table-cell office:value-type="float" office:value="0.05" table:style-name="ce1">
            <text:p>0,05</text:p>
          </table:table-cell>
          <table:table-cell office:value-type="float" office:value="221" table:style-name="ce1">
            <text:p>221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3">
            <text:p>0,02</text:p>
          </table:table-cell>
          <table:table-cell office:value-type="float" office:value="555" table:style-name="ce1">
            <text:p>555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595" table:style-name="ce1">
            <text:p>595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3">
            <text:p>0,02</text:p>
          </table:table-cell>
          <table:table-cell office:value-type="float" office:value="595" table:style-name="ce1">
            <text:p>595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3">
            <text:p>0,02</text:p>
          </table:table-cell>
          <table:table-cell office:value-type="float" office:value="41" table:style-name="ce3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3">
            <text:p>0,02</text:p>
          </table:table-cell>
          <table:table-cell office:value-type="float" office:value="590" table:style-name="ce1">
            <text:p>590</text:p>
          </table:table-cell>
          <table:table-cell office:value-type="float" office:value="10" table:style-name="ce1">
            <text:p>10</text:p>
          </table:table-cell>
          <table:table-cell office:value-type="float" office:value="0.02" table:formula="of:=MIN([.$B81];[.$E81];[.$H81];[.$K81];[.$N81];[.$Q81];[.$T81];[.$W81];[.$Z81];[.$AC81];[.$AF81];[.$AI81];[.$AL81];[.$AO81];[.$AR81];[.$AU81];[.$AX81];[.$BA81];[.$BD81];[.$BG81];[.$BJ81];[.$BM81];[.$BP81];[.$BS81];[.$BV81];[.$BY81];[.$CB81];[.$CE81];[.$CH81])" table:style-name="ce1">
            <text:p>0,02</text:p>
          </table:table-cell>
          <table:table-cell office:value-type="float" office:value="41" table:formula="of:=MIN([.$C81];[.$F81];[.$I81];[.$L81];[.$O81];[.$R81];[.$U81];[.$X81];[.$AA81];[.$AD81];[.$AG81];[.$AJ81];[.$AM81];[.$AP81];[.$AV81];[.$AY81];[.$BB81];[.$BE81];[.$BH81];[.$BK81];[.$BN81];[.$BQ81];[.$BT81];[.$BW81];[.$BZ81];[.$CC81];[.$CF81];[.$CI81])" table:style-name="ce1">
            <text:p>41</text:p>
          </table:table-cell>
          <table:table-cell office:value-type="float" office:value="4" table:formula="of:=MIN([.$D81];[.$G81];[.$J81];[.$M81];[.$P81];[.$S81];[.$V81];[.$Y81];[.$AB81];[.$AE81];[.$AH81];[.$AK81];[.$AN81];[.$AQ81];[.$AW81];[.$AZ81];[.$BC81];[.$BF81];[.$BI81];[.$BL81];[.$BO81];[.$BR81];[.$BU81];[.$BX81];[.$CA81];[.$CD81];[.$CG81];[.$CJ81])" table:style-name="ce1">
            <text:p>4</text:p>
          </table:table-cell>
          <table:table-cell office:value-type="float" office:value="0.03" table:formula="of:=MEDIAN([.$B81];[.$E81];[.$H81];[.$K81];[.$N81];[.$Q81];[.$T81];[.$W81];[.$Z81];[.$AC81];[.$AF81];[.$AI81];[.$AL81];[.$AO81];[.$AR81];[.$AU81];[.$AX81];[.$BA81];[.$BD81];[.$BG81];[.$BJ81];[.$BM81];[.$BP81];[.$BS81];[.$BV81];[.$BY81];[.$CB81];[.$CE81];[.$CH81])" table:style-name="ce1">
            <text:p>0,03</text:p>
          </table:table-cell>
          <table:table-cell office:value-type="float" office:value="591" table:formula="of:=MEDIAN([.$C81];[.$F81];[.$I81];[.$L81];[.$O81];[.$R81];[.$U81];[.$X81];[.$AA81];[.$AD81];[.$AG81];[.$AJ81];[.$AM81];[.$AP81];[.$AV81];[.$AY81];[.$BB81];[.$BE81];[.$BH81];[.$BK81];[.$BN81];[.$BQ81];[.$BT81];[.$BW81];[.$BZ81];[.$CC81];[.$CF81];[.$CI81])" table:style-name="ce1">
            <text:p>591</text:p>
          </table:table-cell>
          <table:table-cell office:value-type="float" office:value="10" table:formula="of:=MEDIAN([.$D81];[.$G81];[.$J81];[.$M81];[.$P81];[.$S81];[.$V81];[.$Y81];[.$AB81];[.$AE81];[.$AH81];[.$AK81];[.$AN81];[.$AQ81];[.$AW81];[.$AZ81];[.$BC81];[.$BF81];[.$BI81];[.$BL81];[.$BO81];[.$BR81];[.$BU81];[.$BX81];[.$CA81];[.$CD81];[.$CG81];[.$CJ81])" table:style-name="ce1">
            <text:p>10</text:p>
          </table:table-cell>
          <table:table-cell office:value-type="float" office:value="1200" table:formula="of:=MAX([.$B81];[.$E81];[.$H81];[.$K81];[.$N81];[.$Q81];[.$T81];[.$W81];[.$Z81];[.$AC81];[.$AF81];[.$AI81];[.$AL81];[.$AO81];[.$AR81];[.$AU81];[.$AX81];[.$BA81];[.$BD81];[.$BG81];[.$BJ81];[.$BM81];[.$BP81];[.$BS81];[.$BV81];[.$BY81];[.$CB81];[.$CE81];[.$CH81])" table:style-name="ce1">
            <text:p>1200</text:p>
          </table:table-cell>
          <table:table-cell office:value-type="float" office:value="13919" table:formula="of:=MAX([.$C81];[.$F81];[.$I81];[.$L81];[.$O81];[.$R81];[.$U81];[.$X81];[.$AA81];[.$AD81];[.$AG81];[.$AJ81];[.$AM81];[.$AP81];[.$AV81];[.$AY81];[.$BB81];[.$BE81];[.$BH81];[.$BK81];[.$BN81];[.$BQ81];[.$BT81];[.$BW81];[.$BZ81];[.$CC81];[.$CF81];[.$CI81])" table:style-name="ce1">
            <text:p>13919</text:p>
          </table:table-cell>
          <table:table-cell office:value-type="float" office:value="21" table:formula="of:=MAX([.$D81];[.$G81];[.$J81];[.$M81];[.$P81];[.$S81];[.$V81];[.$Y81];[.$AB81];[.$AE81];[.$AH81];[.$AK81];[.$AN81];[.$AQ81];[.$AW81];[.$AZ81];[.$BC81];[.$BF81];[.$BI81];[.$BL81];[.$BO81];[.$BR81];[.$BU81];[.$BX81];[.$CA81];[.$CD81];[.$CG81];[.$CJ81])" table:style-name="ce1">
            <text:p>2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0_a3_w5_h19.lp</text:p>
          </table:table-cell>
          <table:table-cell office:value-type="float" office:value="0.01" table:style-name="ce1">
            <text:p>0,01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08" table:style-name="ce1">
            <text:p>308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455" table:style-name="ce1">
            <text:p>145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16" table:style-name="ce1">
            <text:p>116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0.42" table:style-name="ce1">
            <text:p>0,42</text:p>
          </table:table-cell>
          <table:table-cell office:value-type="float" office:value="16348" table:style-name="ce1">
            <text:p>16348</text:p>
          </table:table-cell>
          <table:table-cell office:value-type="float" office:value="17" table:style-name="ce1">
            <text:p>17</text:p>
          </table:table-cell>
          <table:table-cell office:value-type="float" office:value="0.38" table:style-name="ce1">
            <text:p>0,38</text:p>
          </table:table-cell>
          <table:table-cell office:value-type="float" office:value="16348" table:style-name="ce1">
            <text:p>16348</text:p>
          </table:table-cell>
          <table:table-cell office:value-type="float" office:value="17" table:style-name="ce1">
            <text:p>17</text:p>
          </table:table-cell>
          <table:table-cell office:value-type="float" office:value="0.49" table:style-name="ce1">
            <text:p>0,49</text:p>
          </table:table-cell>
          <table:table-cell office:value-type="float" office:value="16398" table:style-name="ce1">
            <text:p>16398</text:p>
          </table:table-cell>
          <table:table-cell office:value-type="float" office:value="17" table:style-name="ce1">
            <text:p>17</text:p>
          </table:table-cell>
          <table:table-cell office:value-type="float" office:value="0.4" table:style-name="ce1">
            <text:p>0,4</text:p>
          </table:table-cell>
          <table:table-cell office:value-type="float" office:value="16584" table:style-name="ce2">
            <text:p>16584</text:p>
          </table:table-cell>
          <table:table-cell office:value-type="float" office:value="19" table:style-name="ce2">
            <text:p>19</text:p>
          </table:table-cell>
          <table:table-cell office:value-type="float" office:value="0.42" table:style-name="ce1">
            <text:p>0,42</text:p>
          </table:table-cell>
          <table:table-cell office:value-type="float" office:value="16348" table:style-name="ce1">
            <text:p>16348</text:p>
          </table:table-cell>
          <table:table-cell office:value-type="float" office:value="17" table:style-name="ce1">
            <text:p>17</text:p>
          </table:table-cell>
          <table:table-cell office:value-type="float" office:value="0.49" table:style-name="ce1">
            <text:p>0,49</text:p>
          </table:table-cell>
          <table:table-cell office:value-type="float" office:value="16348" table:style-name="ce1">
            <text:p>16348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43" table:style-name="ce1">
            <text:p>0,43</text:p>
          </table:table-cell>
          <table:table-cell office:value-type="float" office:value="16584" table:style-name="ce2">
            <text:p>16584</text:p>
          </table:table-cell>
          <table:table-cell office:value-type="float" office:value="19" table:style-name="ce2">
            <text:p>19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37" table:style-name="ce1">
            <text:p>13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016" table:style-name="ce1">
            <text:p>1016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016" table:style-name="ce1">
            <text:p>1016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51" table:style-name="ce3">
            <text:p>51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83" table:style-name="ce1">
            <text:p>183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455" table:style-name="ce1">
            <text:p>1455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1455" table:style-name="ce1">
            <text:p>1455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10" table:style-name="ce1">
            <text:p>10</text:p>
          </table:table-cell>
          <table:table-cell office:value-type="float" office:value="0.01" table:formula="of:=MIN([.$B82];[.$E82];[.$H82];[.$K82];[.$N82];[.$Q82];[.$T82];[.$W82];[.$Z82];[.$AC82];[.$AF82];[.$AI82];[.$AL82];[.$AO82];[.$AR82];[.$AU82];[.$AX82];[.$BA82];[.$BD82];[.$BG82];[.$BJ82];[.$BM82];[.$BP82];[.$BS82];[.$BV82];[.$BY82];[.$CB82];[.$CE82];[.$CH82])" table:style-name="ce1">
            <text:p>0,01</text:p>
          </table:table-cell>
          <table:table-cell office:value-type="float" office:value="51" table:formula="of:=MIN([.$C82];[.$F82];[.$I82];[.$L82];[.$O82];[.$R82];[.$U82];[.$X82];[.$AA82];[.$AD82];[.$AG82];[.$AJ82];[.$AM82];[.$AP82];[.$AV82];[.$AY82];[.$BB82];[.$BE82];[.$BH82];[.$BK82];[.$BN82];[.$BQ82];[.$BT82];[.$BW82];[.$BZ82];[.$CC82];[.$CF82];[.$CI82])" table:style-name="ce1">
            <text:p>51</text:p>
          </table:table-cell>
          <table:table-cell office:value-type="float" office:value="2" table:formula="of:=MIN([.$D82];[.$G82];[.$J82];[.$M82];[.$P82];[.$S82];[.$V82];[.$Y82];[.$AB82];[.$AE82];[.$AH82];[.$AK82];[.$AN82];[.$AQ82];[.$AW82];[.$AZ82];[.$BC82];[.$BF82];[.$BI82];[.$BL82];[.$BO82];[.$BR82];[.$BU82];[.$BX82];[.$CA82];[.$CD82];[.$CG82];[.$CJ82])" table:style-name="ce1">
            <text:p>2</text:p>
          </table:table-cell>
          <table:table-cell office:value-type="float" office:value="0.01" table:formula="of:=MEDIAN([.$B82];[.$E82];[.$H82];[.$K82];[.$N82];[.$Q82];[.$T82];[.$W82];[.$Z82];[.$AC82];[.$AF82];[.$AI82];[.$AL82];[.$AO82];[.$AR82];[.$AU82];[.$AX82];[.$BA82];[.$BD82];[.$BG82];[.$BJ82];[.$BM82];[.$BP82];[.$BS82];[.$BV82];[.$BY82];[.$CB82];[.$CE82];[.$CH82])" table:style-name="ce1">
            <text:p>0,01</text:p>
          </table:table-cell>
          <table:table-cell office:value-type="float" office:value="199" table:formula="of:=MEDIAN([.$C82];[.$F82];[.$I82];[.$L82];[.$O82];[.$R82];[.$U82];[.$X82];[.$AA82];[.$AD82];[.$AG82];[.$AJ82];[.$AM82];[.$AP82];[.$AV82];[.$AY82];[.$BB82];[.$BE82];[.$BH82];[.$BK82];[.$BN82];[.$BQ82];[.$BT82];[.$BW82];[.$BZ82];[.$CC82];[.$CF82];[.$CI82])" table:style-name="ce1">
            <text:p>199</text:p>
          </table:table-cell>
          <table:table-cell office:value-type="float" office:value="9" table:formula="of:=MEDIAN([.$D82];[.$G82];[.$J82];[.$M82];[.$P82];[.$S82];[.$V82];[.$Y82];[.$AB82];[.$AE82];[.$AH82];[.$AK82];[.$AN82];[.$AQ82];[.$AW82];[.$AZ82];[.$BC82];[.$BF82];[.$BI82];[.$BL82];[.$BO82];[.$BR82];[.$BU82];[.$BX82];[.$CA82];[.$CD82];[.$CG82];[.$CJ82])" table:style-name="ce1">
            <text:p>9</text:p>
          </table:table-cell>
          <table:table-cell office:value-type="float" office:value="1200" table:formula="of:=MAX([.$B82];[.$E82];[.$H82];[.$K82];[.$N82];[.$Q82];[.$T82];[.$W82];[.$Z82];[.$AC82];[.$AF82];[.$AI82];[.$AL82];[.$AO82];[.$AR82];[.$AU82];[.$AX82];[.$BA82];[.$BD82];[.$BG82];[.$BJ82];[.$BM82];[.$BP82];[.$BS82];[.$BV82];[.$BY82];[.$CB82];[.$CE82];[.$CH82])" table:style-name="ce1">
            <text:p>1200</text:p>
          </table:table-cell>
          <table:table-cell office:value-type="float" office:value="16584" table:formula="of:=MAX([.$C82];[.$F82];[.$I82];[.$L82];[.$O82];[.$R82];[.$U82];[.$X82];[.$AA82];[.$AD82];[.$AG82];[.$AJ82];[.$AM82];[.$AP82];[.$AV82];[.$AY82];[.$BB82];[.$BE82];[.$BH82];[.$BK82];[.$BN82];[.$BQ82];[.$BT82];[.$BW82];[.$BZ82];[.$CC82];[.$CF82];[.$CI82])" table:style-name="ce1">
            <text:p>16584</text:p>
          </table:table-cell>
          <table:table-cell office:value-type="float" office:value="19" table:formula="of:=MAX([.$D82];[.$G82];[.$J82];[.$M82];[.$P82];[.$S82];[.$V82];[.$Y82];[.$AB82];[.$AE82];[.$AH82];[.$AK82];[.$AN82];[.$AQ82];[.$AW82];[.$AZ82];[.$BC82];[.$BF82];[.$BI82];[.$BL82];[.$BO82];[.$BR82];[.$BU82];[.$BX82];[.$CA82];[.$CD82];[.$CG82];[.$CJ82])" table:style-name="ce1">
            <text:p>19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1_a12_w4_h27.lp</text:p>
          </table:table-cell>
          <table:table-cell office:value-type="float" office:value="0.05" table:style-name="ce3">
            <text:p>0,05</text:p>
          </table:table-cell>
          <table:table-cell office:value-type="float" office:value="403" table:style-name="ce3">
            <text:p>403</text:p>
          </table:table-cell>
          <table:table-cell office:value-type="float" office:value="18" table:style-name="ce1">
            <text:p>18</text:p>
          </table:table-cell>
          <table:table-cell office:value-type="float" office:value="0.09" table:style-name="ce1">
            <text:p>0,09</text:p>
          </table:table-cell>
          <table:table-cell office:value-type="float" office:value="3942" table:style-name="ce1">
            <text:p>3942</text:p>
          </table:table-cell>
          <table:table-cell office:value-type="float" office:value="14" table:style-name="ce1">
            <text:p>14</text:p>
          </table:table-cell>
          <table:table-cell office:value-type="float" office:value="0.1" table:style-name="ce1">
            <text:p>0,1</text:p>
          </table:table-cell>
          <table:table-cell office:value-type="float" office:value="529" table:style-name="ce1">
            <text:p>529</text:p>
          </table:table-cell>
          <table:table-cell office:value-type="float" office:value="9" table:style-name="ce3">
            <text:p>9</text:p>
          </table:table-cell>
          <table:table-cell office:value-type="float" office:value="0.09" table:style-name="ce1">
            <text:p>0,09</text:p>
          </table:table-cell>
          <table:table-cell office:value-type="float" office:value="529" table:style-name="ce1">
            <text:p>529</text:p>
          </table:table-cell>
          <table:table-cell office:value-type="float" office:value="9" table:style-name="ce3">
            <text:p>9</text:p>
          </table:table-cell>
          <table:table-cell office:value-type="float" office:value="0.34" table:style-name="ce1">
            <text:p>0,34</text:p>
          </table:table-cell>
          <table:table-cell office:value-type="float" office:value="2308" table:style-name="ce1">
            <text:p>2308</text:p>
          </table:table-cell>
          <table:table-cell office:value-type="float" office:value="118" table:style-name="ce1">
            <text:p>118</text:p>
          </table:table-cell>
          <table:table-cell office:value-type="float" office:value="0.08" table:style-name="ce1">
            <text:p>0,08</text:p>
          </table:table-cell>
          <table:table-cell office:value-type="float" office:value="6606" table:style-name="ce1">
            <text:p>6606</text:p>
          </table:table-cell>
          <table:table-cell office:value-type="float" office:value="27" table:style-name="ce1">
            <text:p>27</text:p>
          </table:table-cell>
          <table:table-cell office:value-type="float" office:value="0.33" table:style-name="ce1">
            <text:p>0,33</text:p>
          </table:table-cell>
          <table:table-cell office:value-type="float" office:value="2701" table:style-name="ce1">
            <text:p>2701</text:p>
          </table:table-cell>
          <table:table-cell office:value-type="float" office:value="125" table:style-name="ce1">
            <text:p>125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308" table:style-name="ce1">
            <text:p>2308</text:p>
          </table:table-cell>
          <table:table-cell office:value-type="float" office:value="118" table:style-name="ce1">
            <text:p>118</text:p>
          </table:table-cell>
          <table:table-cell office:value-type="float" office:value="11.26" table:style-name="ce1">
            <text:p>11,26</text:p>
          </table:table-cell>
          <table:table-cell office:value-type="float" office:value="861467" table:style-name="ce2">
            <text:p>861467</text:p>
          </table:table-cell>
          <table:table-cell office:value-type="float" office:value="5093" table:style-name="ce2">
            <text:p>5093</text:p>
          </table:table-cell>
          <table:table-cell office:value-type="float" office:value="11.04" table:style-name="ce1">
            <text:p>11,04</text:p>
          </table:table-cell>
          <table:table-cell office:value-type="float" office:value="861467" table:style-name="ce2">
            <text:p>861467</text:p>
          </table:table-cell>
          <table:table-cell office:value-type="float" office:value="5093" table:style-name="ce2">
            <text:p>5093</text:p>
          </table:table-cell>
          <table:table-cell office:value-type="float" office:value="8.89" table:style-name="ce1">
            <text:p>8,89</text:p>
          </table:table-cell>
          <table:table-cell office:value-type="float" office:value="555534" table:style-name="ce1">
            <text:p>555534</text:p>
          </table:table-cell>
          <table:table-cell office:value-type="float" office:value="2066" table:style-name="ce1">
            <text:p>2066</text:p>
          </table:table-cell>
          <table:table-cell office:value-type="float" office:value="5.9" table:style-name="ce1">
            <text:p>5,9</text:p>
          </table:table-cell>
          <table:table-cell office:value-type="float" office:value="520945" table:style-name="ce1">
            <text:p>520945</text:p>
          </table:table-cell>
          <table:table-cell office:value-type="float" office:value="517" table:style-name="ce1">
            <text:p>517</text:p>
          </table:table-cell>
          <table:table-cell office:value-type="float" office:value="11.15" table:style-name="ce1">
            <text:p>11,15</text:p>
          </table:table-cell>
          <table:table-cell office:value-type="float" office:value="861467" table:style-name="ce2">
            <text:p>861467</text:p>
          </table:table-cell>
          <table:table-cell office:value-type="float" office:value="5093" table:style-name="ce2">
            <text:p>5093</text:p>
          </table:table-cell>
          <table:table-cell office:value-type="float" office:value="12.88" table:style-name="ce1">
            <text:p>12,88</text:p>
          </table:table-cell>
          <table:table-cell office:value-type="float" office:value="861467" table:style-name="ce2">
            <text:p>861467</text:p>
          </table:table-cell>
          <table:table-cell office:value-type="float" office:value="5093" table:style-name="ce2">
            <text:p>509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7.18" table:style-name="ce1">
            <text:p>7,18</text:p>
          </table:table-cell>
          <table:table-cell office:value-type="float" office:value="520945" table:style-name="ce1">
            <text:p>520945</text:p>
          </table:table-cell>
          <table:table-cell office:value-type="float" office:value="517" table:style-name="ce1">
            <text:p>517</text:p>
          </table:table-cell>
          <table:table-cell office:value-type="float" office:value="0.17" table:style-name="ce1">
            <text:p>0,17</text:p>
          </table:table-cell>
          <table:table-cell office:value-type="float" office:value="2357" table:style-name="ce1">
            <text:p>2357</text:p>
          </table:table-cell>
          <table:table-cell office:value-type="float" office:value="82" table:style-name="ce1">
            <text:p>82</text:p>
          </table:table-cell>
          <table:table-cell office:value-type="float" office:value="0.19" table:style-name="ce1">
            <text:p>0,19</text:p>
          </table:table-cell>
          <table:table-cell office:value-type="float" office:value="2357" table:style-name="ce1">
            <text:p>2357</text:p>
          </table:table-cell>
          <table:table-cell office:value-type="float" office:value="82" table:style-name="ce1">
            <text:p>82</text:p>
          </table:table-cell>
          <table:table-cell office:value-type="float" office:value="0.15" table:style-name="ce1">
            <text:p>0,15</text:p>
          </table:table-cell>
          <table:table-cell office:value-type="float" office:value="2357" table:style-name="ce1">
            <text:p>2357</text:p>
          </table:table-cell>
          <table:table-cell office:value-type="float" office:value="82" table:style-name="ce1">
            <text:p>82</text:p>
          </table:table-cell>
          <table:table-cell office:value-type="float" office:value="0.15" table:style-name="ce1">
            <text:p>0,15</text:p>
          </table:table-cell>
          <table:table-cell office:value-type="float" office:value="2357" table:style-name="ce1">
            <text:p>2357</text:p>
          </table:table-cell>
          <table:table-cell office:value-type="float" office:value="82" table:style-name="ce1">
            <text:p>82</text:p>
          </table:table-cell>
          <table:table-cell office:value-type="float" office:value="0.08" table:style-name="ce1">
            <text:p>0,08</text:p>
          </table:table-cell>
          <table:table-cell office:value-type="float" office:value="833" table:style-name="ce1">
            <text:p>833</text:p>
          </table:table-cell>
          <table:table-cell office:value-type="float" office:value="35" table:style-name="ce1">
            <text:p>3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5044" table:style-name="ce1">
            <text:p>5044</text:p>
          </table:table-cell>
          <table:table-cell office:value-type="float" office:value="25" table:style-name="ce1">
            <text:p>2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5267" table:style-name="ce1">
            <text:p>5267</text:p>
          </table:table-cell>
          <table:table-cell office:value-type="float" office:value="25" table:style-name="ce1">
            <text:p>25</text:p>
          </table:table-cell>
          <table:table-cell office:value-type="float" office:value="0.16" table:style-name="ce1">
            <text:p>0,16</text:p>
          </table:table-cell>
          <table:table-cell office:value-type="float" office:value="1233" table:style-name="ce1">
            <text:p>1233</text:p>
          </table:table-cell>
          <table:table-cell office:value-type="float" office:value="67" table:style-name="ce1">
            <text:p>67</text:p>
          </table:table-cell>
          <table:table-cell office:value-type="float" office:value="0.09" table:style-name="ce1">
            <text:p>0,09</text:p>
          </table:table-cell>
          <table:table-cell office:value-type="float" office:value="1036" table:style-name="ce1">
            <text:p>1036</text:p>
          </table:table-cell>
          <table:table-cell office:value-type="float" office:value="41" table:style-name="ce1">
            <text:p>41</text:p>
          </table:table-cell>
          <table:table-cell office:value-type="float" office:value="0.09" table:style-name="ce1">
            <text:p>0,09</text:p>
          </table:table-cell>
          <table:table-cell office:value-type="float" office:value="6606" table:style-name="ce1">
            <text:p>6606</text:p>
          </table:table-cell>
          <table:table-cell office:value-type="float" office:value="27" table:style-name="ce1">
            <text:p>27</text:p>
          </table:table-cell>
          <table:table-cell office:value-type="float" office:value="0.09" table:style-name="ce1">
            <text:p>0,09</text:p>
          </table:table-cell>
          <table:table-cell office:value-type="float" office:value="6606" table:style-name="ce1">
            <text:p>6606</text:p>
          </table:table-cell>
          <table:table-cell office:value-type="float" office:value="27" table:style-name="ce1">
            <text:p>27</text:p>
          </table:table-cell>
          <table:table-cell office:value-type="float" office:value="0.34" table:style-name="ce1">
            <text:p>0,34</text:p>
          </table:table-cell>
          <table:table-cell office:value-type="float" office:value="2308" table:style-name="ce1">
            <text:p>2308</text:p>
          </table:table-cell>
          <table:table-cell office:value-type="float" office:value="118" table:style-name="ce1">
            <text:p>11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866" table:style-name="ce1">
            <text:p>1866</text:p>
          </table:table-cell>
          <table:table-cell office:value-type="float" office:value="64" table:style-name="ce1">
            <text:p>64</text:p>
          </table:table-cell>
          <table:table-cell office:value-type="float" office:value="0.05" table:formula="of:=MIN([.$B83];[.$E83];[.$H83];[.$K83];[.$N83];[.$Q83];[.$T83];[.$W83];[.$Z83];[.$AC83];[.$AF83];[.$AI83];[.$AL83];[.$AO83];[.$AR83];[.$AU83];[.$AX83];[.$BA83];[.$BD83];[.$BG83];[.$BJ83];[.$BM83];[.$BP83];[.$BS83];[.$BV83];[.$BY83];[.$CB83];[.$CE83];[.$CH83])" table:style-name="ce1">
            <text:p>0,05</text:p>
          </table:table-cell>
          <table:table-cell office:value-type="float" office:value="403" table:formula="of:=MIN([.$C83];[.$F83];[.$I83];[.$L83];[.$O83];[.$R83];[.$U83];[.$X83];[.$AA83];[.$AD83];[.$AG83];[.$AJ83];[.$AM83];[.$AP83];[.$AV83];[.$AY83];[.$BB83];[.$BE83];[.$BH83];[.$BK83];[.$BN83];[.$BQ83];[.$BT83];[.$BW83];[.$BZ83];[.$CC83];[.$CF83];[.$CI83])" table:style-name="ce1">
            <text:p>403</text:p>
          </table:table-cell>
          <table:table-cell office:value-type="float" office:value="9" table:formula="of:=MIN([.$D83];[.$G83];[.$J83];[.$M83];[.$P83];[.$S83];[.$V83];[.$Y83];[.$AB83];[.$AE83];[.$AH83];[.$AK83];[.$AN83];[.$AQ83];[.$AW83];[.$AZ83];[.$BC83];[.$BF83];[.$BI83];[.$BL83];[.$BO83];[.$BR83];[.$BU83];[.$BX83];[.$CA83];[.$CD83];[.$CG83];[.$CJ83])" table:style-name="ce1">
            <text:p>9</text:p>
          </table:table-cell>
          <table:table-cell office:value-type="float" office:value="0.16" table:formula="of:=MEDIAN([.$B83];[.$E83];[.$H83];[.$K83];[.$N83];[.$Q83];[.$T83];[.$W83];[.$Z83];[.$AC83];[.$AF83];[.$AI83];[.$AL83];[.$AO83];[.$AR83];[.$AU83];[.$AX83];[.$BA83];[.$BD83];[.$BG83];[.$BJ83];[.$BM83];[.$BP83];[.$BS83];[.$BV83];[.$BY83];[.$CB83];[.$CE83];[.$CH83])" table:style-name="ce1">
            <text:p>0,16</text:p>
          </table:table-cell>
          <table:table-cell office:value-type="float" office:value="2529" table:formula="of:=MEDIAN([.$C83];[.$F83];[.$I83];[.$L83];[.$O83];[.$R83];[.$U83];[.$X83];[.$AA83];[.$AD83];[.$AG83];[.$AJ83];[.$AM83];[.$AP83];[.$AV83];[.$AY83];[.$BB83];[.$BE83];[.$BH83];[.$BK83];[.$BN83];[.$BQ83];[.$BT83];[.$BW83];[.$BZ83];[.$CC83];[.$CF83];[.$CI83])" table:style-name="ce1">
            <text:p>2529</text:p>
          </table:table-cell>
          <table:table-cell office:value-type="float" office:value="82" table:formula="of:=MEDIAN([.$D83];[.$G83];[.$J83];[.$M83];[.$P83];[.$S83];[.$V83];[.$Y83];[.$AB83];[.$AE83];[.$AH83];[.$AK83];[.$AN83];[.$AQ83];[.$AW83];[.$AZ83];[.$BC83];[.$BF83];[.$BI83];[.$BL83];[.$BO83];[.$BR83];[.$BU83];[.$BX83];[.$CA83];[.$CD83];[.$CG83];[.$CJ83])" table:style-name="ce1">
            <text:p>82</text:p>
          </table:table-cell>
          <table:table-cell office:value-type="float" office:value="1200" table:formula="of:=MAX([.$B83];[.$E83];[.$H83];[.$K83];[.$N83];[.$Q83];[.$T83];[.$W83];[.$Z83];[.$AC83];[.$AF83];[.$AI83];[.$AL83];[.$AO83];[.$AR83];[.$AU83];[.$AX83];[.$BA83];[.$BD83];[.$BG83];[.$BJ83];[.$BM83];[.$BP83];[.$BS83];[.$BV83];[.$BY83];[.$CB83];[.$CE83];[.$CH83])" table:style-name="ce1">
            <text:p>1200</text:p>
          </table:table-cell>
          <table:table-cell office:value-type="float" office:value="861467" table:formula="of:=MAX([.$C83];[.$F83];[.$I83];[.$L83];[.$O83];[.$R83];[.$U83];[.$X83];[.$AA83];[.$AD83];[.$AG83];[.$AJ83];[.$AM83];[.$AP83];[.$AV83];[.$AY83];[.$BB83];[.$BE83];[.$BH83];[.$BK83];[.$BN83];[.$BQ83];[.$BT83];[.$BW83];[.$BZ83];[.$CC83];[.$CF83];[.$CI83])" table:style-name="ce1">
            <text:p>861467</text:p>
          </table:table-cell>
          <table:table-cell office:value-type="float" office:value="5093" table:formula="of:=MAX([.$D83];[.$G83];[.$J83];[.$M83];[.$P83];[.$S83];[.$V83];[.$Y83];[.$AB83];[.$AE83];[.$AH83];[.$AK83];[.$AN83];[.$AQ83];[.$AW83];[.$AZ83];[.$BC83];[.$BF83];[.$BI83];[.$BL83];[.$BO83];[.$BR83];[.$BU83];[.$BX83];[.$CA83];[.$CD83];[.$CG83];[.$CJ83])" table:style-name="ce1">
            <text:p>509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1_a2_w5_h25.lp</text:p>
          </table:table-cell>
          <table:table-cell office:value-type="float" office:value="0.01" table:style-name="ce3">
            <text:p>0,01</text:p>
          </table:table-cell>
          <table:table-cell office:value-type="float" office:value="188" table:style-name="ce1">
            <text:p>188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1">
            <text:p>0,02</text:p>
          </table:table-cell>
          <table:table-cell office:value-type="float" office:value="998" table:style-name="ce1">
            <text:p>99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37" table:style-name="ce3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37" table:style-name="ce3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678" table:style-name="ce1">
            <text:p>678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43" table:style-name="ce1">
            <text:p>143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3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1.82" table:style-name="ce1">
            <text:p>1,82</text:p>
          </table:table-cell>
          <table:table-cell office:value-type="float" office:value="88939" table:style-name="ce1">
            <text:p>88939</text:p>
          </table:table-cell>
          <table:table-cell office:value-type="float" office:value="1490" table:style-name="ce2">
            <text:p>1490</text:p>
          </table:table-cell>
          <table:table-cell office:value-type="float" office:value="1.79" table:style-name="ce1">
            <text:p>1,79</text:p>
          </table:table-cell>
          <table:table-cell office:value-type="float" office:value="88939" table:style-name="ce1">
            <text:p>88939</text:p>
          </table:table-cell>
          <table:table-cell office:value-type="float" office:value="1490" table:style-name="ce2">
            <text:p>1490</text:p>
          </table:table-cell>
          <table:table-cell office:value-type="float" office:value="1.62" table:style-name="ce1">
            <text:p>1,62</text:p>
          </table:table-cell>
          <table:table-cell office:value-type="float" office:value="87936" table:style-name="ce1">
            <text:p>87936</text:p>
          </table:table-cell>
          <table:table-cell office:value-type="float" office:value="1420" table:style-name="ce1">
            <text:p>1420</text:p>
          </table:table-cell>
          <table:table-cell office:value-type="float" office:value="2.14" table:style-name="ce1">
            <text:p>2,14</text:p>
          </table:table-cell>
          <table:table-cell office:value-type="float" office:value="124286" table:style-name="ce2">
            <text:p>124286</text:p>
          </table:table-cell>
          <table:table-cell office:value-type="float" office:value="1090" table:style-name="ce1">
            <text:p>1090</text:p>
          </table:table-cell>
          <table:table-cell office:value-type="float" office:value="1.87" table:style-name="ce1">
            <text:p>1,87</text:p>
          </table:table-cell>
          <table:table-cell office:value-type="float" office:value="88939" table:style-name="ce1">
            <text:p>88939</text:p>
          </table:table-cell>
          <table:table-cell office:value-type="float" office:value="1490" table:style-name="ce2">
            <text:p>1490</text:p>
          </table:table-cell>
          <table:table-cell office:value-type="float" office:value="2.34" table:style-name="ce1">
            <text:p>2,34</text:p>
          </table:table-cell>
          <table:table-cell office:value-type="float" office:value="88939" table:style-name="ce1">
            <text:p>88939</text:p>
          </table:table-cell>
          <table:table-cell office:value-type="float" office:value="1490" table:style-name="ce2">
            <text:p>149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2.1800000000000002" table:style-name="ce1">
            <text:p>2,18</text:p>
          </table:table-cell>
          <table:table-cell office:value-type="float" office:value="124286" table:style-name="ce2">
            <text:p>124286</text:p>
          </table:table-cell>
          <table:table-cell office:value-type="float" office:value="1090" table:style-name="ce1">
            <text:p>1090</text:p>
          </table:table-cell>
          <table:table-cell office:value-type="float" office:value="0.02" table:style-name="ce1">
            <text:p>0,02</text:p>
          </table:table-cell>
          <table:table-cell office:value-type="float" office:value="370" table:style-name="ce1">
            <text:p>370</text:p>
          </table:table-cell>
          <table:table-cell office:value-type="float" office:value="14" table:style-name="ce1">
            <text:p>14</text:p>
          </table:table-cell>
          <table:table-cell office:value-type="float" office:value="0.02" table:style-name="ce1">
            <text:p>0,02</text:p>
          </table:table-cell>
          <table:table-cell office:value-type="float" office:value="370" table:style-name="ce1">
            <text:p>370</text:p>
          </table:table-cell>
          <table:table-cell office:value-type="float" office:value="14" table:style-name="ce1">
            <text:p>14</text:p>
          </table:table-cell>
          <table:table-cell office:value-type="float" office:value="0.03" table:style-name="ce1">
            <text:p>0,03</text:p>
          </table:table-cell>
          <table:table-cell office:value-type="float" office:value="370" table:style-name="ce1">
            <text:p>370</text:p>
          </table:table-cell>
          <table:table-cell office:value-type="float" office:value="14" table:style-name="ce1">
            <text:p>14</text:p>
          </table:table-cell>
          <table:table-cell office:value-type="float" office:value="0.02" table:style-name="ce1">
            <text:p>0,02</text:p>
          </table:table-cell>
          <table:table-cell office:value-type="float" office:value="370" table:style-name="ce1">
            <text:p>370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3">
            <text:p>0,01</text:p>
          </table:table-cell>
          <table:table-cell office:value-type="float" office:value="294" table:style-name="ce1">
            <text:p>294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1">
            <text:p>0,02</text:p>
          </table:table-cell>
          <table:table-cell office:value-type="float" office:value="1480" table:style-name="ce1">
            <text:p>1480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1553" table:style-name="ce1">
            <text:p>1553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101" table:style-name="ce1">
            <text:p>101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314" table:style-name="ce1">
            <text:p>314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3">
            <text:p>0,01</text:p>
          </table:table-cell>
          <table:table-cell office:value-type="float" office:value="678" table:style-name="ce1">
            <text:p>678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678" table:style-name="ce1">
            <text:p>678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369" table:style-name="ce1">
            <text:p>369</text:p>
          </table:table-cell>
          <table:table-cell office:value-type="float" office:value="14" table:style-name="ce1">
            <text:p>14</text:p>
          </table:table-cell>
          <table:table-cell office:value-type="float" office:value="0.01" table:formula="of:=MIN([.$B84];[.$E84];[.$H84];[.$K84];[.$N84];[.$Q84];[.$T84];[.$W84];[.$Z84];[.$AC84];[.$AF84];[.$AI84];[.$AL84];[.$AO84];[.$AR84];[.$AU84];[.$AX84];[.$BA84];[.$BD84];[.$BG84];[.$BJ84];[.$BM84];[.$BP84];[.$BS84];[.$BV84];[.$BY84];[.$CB84];[.$CE84];[.$CH84])" table:style-name="ce1">
            <text:p>0,01</text:p>
          </table:table-cell>
          <table:table-cell office:value-type="float" office:value="37" table:formula="of:=MIN([.$C84];[.$F84];[.$I84];[.$L84];[.$O84];[.$R84];[.$U84];[.$X84];[.$AA84];[.$AD84];[.$AG84];[.$AJ84];[.$AM84];[.$AP84];[.$AV84];[.$AY84];[.$BB84];[.$BE84];[.$BH84];[.$BK84];[.$BN84];[.$BQ84];[.$BT84];[.$BW84];[.$BZ84];[.$CC84];[.$CF84];[.$CI84])" table:style-name="ce1">
            <text:p>37</text:p>
          </table:table-cell>
          <table:table-cell office:value-type="float" office:value="4" table:formula="of:=MIN([.$D84];[.$G84];[.$J84];[.$M84];[.$P84];[.$S84];[.$V84];[.$Y84];[.$AB84];[.$AE84];[.$AH84];[.$AK84];[.$AN84];[.$AQ84];[.$AW84];[.$AZ84];[.$BC84];[.$BF84];[.$BI84];[.$BL84];[.$BO84];[.$BR84];[.$BU84];[.$BX84];[.$CA84];[.$CD84];[.$CG84];[.$CJ84])" table:style-name="ce1">
            <text:p>4</text:p>
          </table:table-cell>
          <table:table-cell office:value-type="float" office:value="0.02" table:formula="of:=MEDIAN([.$B84];[.$E84];[.$H84];[.$K84];[.$N84];[.$Q84];[.$T84];[.$W84];[.$Z84];[.$AC84];[.$AF84];[.$AI84];[.$AL84];[.$AO84];[.$AR84];[.$AU84];[.$AX84];[.$BA84];[.$BD84];[.$BG84];[.$BJ84];[.$BM84];[.$BP84];[.$BS84];[.$BV84];[.$BY84];[.$CB84];[.$CE84];[.$CH84])" table:style-name="ce1">
            <text:p>0,02</text:p>
          </table:table-cell>
          <table:table-cell office:value-type="float" office:value="370" table:formula="of:=MEDIAN([.$C84];[.$F84];[.$I84];[.$L84];[.$O84];[.$R84];[.$U84];[.$X84];[.$AA84];[.$AD84];[.$AG84];[.$AJ84];[.$AM84];[.$AP84];[.$AV84];[.$AY84];[.$BB84];[.$BE84];[.$BH84];[.$BK84];[.$BN84];[.$BQ84];[.$BT84];[.$BW84];[.$BZ84];[.$CC84];[.$CF84];[.$CI84])" table:style-name="ce1">
            <text:p>370</text:p>
          </table:table-cell>
          <table:table-cell office:value-type="float" office:value="12" table:formula="of:=MEDIAN([.$D84];[.$G84];[.$J84];[.$M84];[.$P84];[.$S84];[.$V84];[.$Y84];[.$AB84];[.$AE84];[.$AH84];[.$AK84];[.$AN84];[.$AQ84];[.$AW84];[.$AZ84];[.$BC84];[.$BF84];[.$BI84];[.$BL84];[.$BO84];[.$BR84];[.$BU84];[.$BX84];[.$CA84];[.$CD84];[.$CG84];[.$CJ84])" table:style-name="ce1">
            <text:p>12</text:p>
          </table:table-cell>
          <table:table-cell office:value-type="float" office:value="1200" table:formula="of:=MAX([.$B84];[.$E84];[.$H84];[.$K84];[.$N84];[.$Q84];[.$T84];[.$W84];[.$Z84];[.$AC84];[.$AF84];[.$AI84];[.$AL84];[.$AO84];[.$AR84];[.$AU84];[.$AX84];[.$BA84];[.$BD84];[.$BG84];[.$BJ84];[.$BM84];[.$BP84];[.$BS84];[.$BV84];[.$BY84];[.$CB84];[.$CE84];[.$CH84])" table:style-name="ce1">
            <text:p>1200</text:p>
          </table:table-cell>
          <table:table-cell office:value-type="float" office:value="124286" table:formula="of:=MAX([.$C84];[.$F84];[.$I84];[.$L84];[.$O84];[.$R84];[.$U84];[.$X84];[.$AA84];[.$AD84];[.$AG84];[.$AJ84];[.$AM84];[.$AP84];[.$AV84];[.$AY84];[.$BB84];[.$BE84];[.$BH84];[.$BK84];[.$BN84];[.$BQ84];[.$BT84];[.$BW84];[.$BZ84];[.$CC84];[.$CF84];[.$CI84])" table:style-name="ce1">
            <text:p>124286</text:p>
          </table:table-cell>
          <table:table-cell office:value-type="float" office:value="1490" table:formula="of:=MAX([.$D84];[.$G84];[.$J84];[.$M84];[.$P84];[.$S84];[.$V84];[.$Y84];[.$AB84];[.$AE84];[.$AH84];[.$AK84];[.$AN84];[.$AQ84];[.$AW84];[.$AZ84];[.$BC84];[.$BF84];[.$BI84];[.$BL84];[.$BO84];[.$BR84];[.$BU84];[.$BX84];[.$CA84];[.$CD84];[.$CG84];[.$CJ84])" table:style-name="ce1">
            <text:p>149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1_a3_w5_h14.lp</text:p>
          </table:table-cell>
          <table:table-cell office:value-type="float" office:value="0.01" table:style-name="ce1">
            <text:p>0,01</text:p>
          </table:table-cell>
          <table:table-cell office:value-type="float" office:value="94" table:style-name="ce1">
            <text:p>94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1">
            <text:p>0,01</text:p>
          </table:table-cell>
          <table:table-cell office:value-type="float" office:value="183" table:style-name="ce1">
            <text:p>18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8" table:style-name="ce3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8" table:style-name="ce3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19" table:style-name="ce1">
            <text:p>119</text:p>
          </table:table-cell>
          <table:table-cell office:value-type="float" office:value="23" table:style-name="ce2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0.26" table:style-name="ce1">
            <text:p>0,26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23" table:style-name="ce1">
            <text:p>0,23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27" table:style-name="ce1">
            <text:p>0,27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24" table:style-name="ce1">
            <text:p>0,24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26" table:style-name="ce1">
            <text:p>0,26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23" table:style-name="ce1">
            <text:p>0,23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8999999999999998" table:style-name="ce1">
            <text:p>0,29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312" table:style-name="ce1">
            <text:p>312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312" table:style-name="ce1">
            <text:p>312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312" table:style-name="ce1">
            <text:p>312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312" table:style-name="ce1">
            <text:p>312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21" table:style-name="ce1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262" table:style-name="ce1">
            <text:p>262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66" table:style-name="ce1">
            <text:p>266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25" table:style-name="ce1">
            <text:p>325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08" table:style-name="ce1">
            <text:p>308</text:p>
          </table:table-cell>
          <table:table-cell office:value-type="float" office:value="15" table:style-name="ce1">
            <text:p>15</text:p>
          </table:table-cell>
          <table:table-cell office:value-type="float" office:value="0.01" table:formula="of:=MIN([.$B85];[.$E85];[.$H85];[.$K85];[.$N85];[.$Q85];[.$T85];[.$W85];[.$Z85];[.$AC85];[.$AF85];[.$AI85];[.$AL85];[.$AO85];[.$AR85];[.$AU85];[.$AX85];[.$BA85];[.$BD85];[.$BG85];[.$BJ85];[.$BM85];[.$BP85];[.$BS85];[.$BV85];[.$BY85];[.$CB85];[.$CE85];[.$CH85])" table:style-name="ce1">
            <text:p>0,01</text:p>
          </table:table-cell>
          <table:table-cell office:value-type="float" office:value="28" table:formula="of:=MIN([.$C85];[.$F85];[.$I85];[.$L85];[.$O85];[.$R85];[.$U85];[.$X85];[.$AA85];[.$AD85];[.$AG85];[.$AJ85];[.$AM85];[.$AP85];[.$AV85];[.$AY85];[.$BB85];[.$BE85];[.$BH85];[.$BK85];[.$BN85];[.$BQ85];[.$BT85];[.$BW85];[.$BZ85];[.$CC85];[.$CF85];[.$CI85])" table:style-name="ce1">
            <text:p>28</text:p>
          </table:table-cell>
          <table:table-cell office:value-type="float" office:value="4" table:formula="of:=MIN([.$D85];[.$G85];[.$J85];[.$M85];[.$P85];[.$S85];[.$V85];[.$Y85];[.$AB85];[.$AE85];[.$AH85];[.$AK85];[.$AN85];[.$AQ85];[.$AW85];[.$AZ85];[.$BC85];[.$BF85];[.$BI85];[.$BL85];[.$BO85];[.$BR85];[.$BU85];[.$BX85];[.$CA85];[.$CD85];[.$CG85];[.$CJ85])" table:style-name="ce1">
            <text:p>4</text:p>
          </table:table-cell>
          <table:table-cell office:value-type="float" office:value="0.01" table:formula="of:=MEDIAN([.$B85];[.$E85];[.$H85];[.$K85];[.$N85];[.$Q85];[.$T85];[.$W85];[.$Z85];[.$AC85];[.$AF85];[.$AI85];[.$AL85];[.$AO85];[.$AR85];[.$AU85];[.$AX85];[.$BA85];[.$BD85];[.$BG85];[.$BJ85];[.$BM85];[.$BP85];[.$BS85];[.$BV85];[.$BY85];[.$CB85];[.$CE85];[.$CH85])" table:style-name="ce1">
            <text:p>0,01</text:p>
          </table:table-cell>
          <table:table-cell office:value-type="float" office:value="264" table:formula="of:=MEDIAN([.$C85];[.$F85];[.$I85];[.$L85];[.$O85];[.$R85];[.$U85];[.$X85];[.$AA85];[.$AD85];[.$AG85];[.$AJ85];[.$AM85];[.$AP85];[.$AV85];[.$AY85];[.$BB85];[.$BE85];[.$BH85];[.$BK85];[.$BN85];[.$BQ85];[.$BT85];[.$BW85];[.$BZ85];[.$CC85];[.$CF85];[.$CI85])" table:style-name="ce1">
            <text:p>264</text:p>
          </table:table-cell>
          <table:table-cell office:value-type="float" office:value="14" table:formula="of:=MEDIAN([.$D85];[.$G85];[.$J85];[.$M85];[.$P85];[.$S85];[.$V85];[.$Y85];[.$AB85];[.$AE85];[.$AH85];[.$AK85];[.$AN85];[.$AQ85];[.$AW85];[.$AZ85];[.$BC85];[.$BF85];[.$BI85];[.$BL85];[.$BO85];[.$BR85];[.$BU85];[.$BX85];[.$CA85];[.$CD85];[.$CG85];[.$CJ85])" table:style-name="ce1">
            <text:p>14</text:p>
          </table:table-cell>
          <table:table-cell office:value-type="float" office:value="1200" table:formula="of:=MAX([.$B85];[.$E85];[.$H85];[.$K85];[.$N85];[.$Q85];[.$T85];[.$W85];[.$Z85];[.$AC85];[.$AF85];[.$AI85];[.$AL85];[.$AO85];[.$AR85];[.$AU85];[.$AX85];[.$BA85];[.$BD85];[.$BG85];[.$BJ85];[.$BM85];[.$BP85];[.$BS85];[.$BV85];[.$BY85];[.$CB85];[.$CE85];[.$CH85])" table:style-name="ce1">
            <text:p>1200</text:p>
          </table:table-cell>
          <table:table-cell office:value-type="float" office:value="9199" table:formula="of:=MAX([.$C85];[.$F85];[.$I85];[.$L85];[.$O85];[.$R85];[.$U85];[.$X85];[.$AA85];[.$AD85];[.$AG85];[.$AJ85];[.$AM85];[.$AP85];[.$AV85];[.$AY85];[.$BB85];[.$BE85];[.$BH85];[.$BK85];[.$BN85];[.$BQ85];[.$BT85];[.$BW85];[.$BZ85];[.$CC85];[.$CF85];[.$CI85])" table:style-name="ce1">
            <text:p>9199</text:p>
          </table:table-cell>
          <table:table-cell office:value-type="float" office:value="23" table:formula="of:=MAX([.$D85];[.$G85];[.$J85];[.$M85];[.$P85];[.$S85];[.$V85];[.$Y85];[.$AB85];[.$AE85];[.$AH85];[.$AK85];[.$AN85];[.$AQ85];[.$AW85];[.$AZ85];[.$BC85];[.$BF85];[.$BI85];[.$BL85];[.$BO85];[.$BR85];[.$BU85];[.$BX85];[.$CA85];[.$CD85];[.$CG85];[.$CJ85])" table:style-name="ce1">
            <text:p>2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2_a2_w5_h8.lp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,06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,05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,05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,05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,06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5" table:style-name="ce1">
            <text:p>0,05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86];[.$E86];[.$H86];[.$K86];[.$N86];[.$Q86];[.$T86];[.$W86];[.$Z86];[.$AC86];[.$AF86];[.$AI86];[.$AL86];[.$AO86];[.$AR86];[.$AU86];[.$AX86];[.$BA86];[.$BD86];[.$BG86];[.$BJ86];[.$BM86];[.$BP86];[.$BS86];[.$BV86];[.$BY86];[.$CB86];[.$CE86];[.$CH86])" table:style-name="ce1">
            <text:p>0</text:p>
          </table:table-cell>
          <table:table-cell office:value-type="float" office:value="2" table:formula="of:=MIN([.$C86];[.$F86];[.$I86];[.$L86];[.$O86];[.$R86];[.$U86];[.$X86];[.$AA86];[.$AD86];[.$AG86];[.$AJ86];[.$AM86];[.$AP86];[.$AV86];[.$AY86];[.$BB86];[.$BE86];[.$BH86];[.$BK86];[.$BN86];[.$BQ86];[.$BT86];[.$BW86];[.$BZ86];[.$CC86];[.$CF86];[.$CI86])" table:style-name="ce1">
            <text:p>2</text:p>
          </table:table-cell>
          <table:table-cell office:value-type="float" office:value="0" table:formula="of:=MIN([.$D86];[.$G86];[.$J86];[.$M86];[.$P86];[.$S86];[.$V86];[.$Y86];[.$AB86];[.$AE86];[.$AH86];[.$AK86];[.$AN86];[.$AQ86];[.$AW86];[.$AZ86];[.$BC86];[.$BF86];[.$BI86];[.$BL86];[.$BO86];[.$BR86];[.$BU86];[.$BX86];[.$CA86];[.$CD86];[.$CG86];[.$CJ86])" table:style-name="ce1">
            <text:p>0</text:p>
          </table:table-cell>
          <table:table-cell office:value-type="float" office:value="0" table:formula="of:=MEDIAN([.$B86];[.$E86];[.$H86];[.$K86];[.$N86];[.$Q86];[.$T86];[.$W86];[.$Z86];[.$AC86];[.$AF86];[.$AI86];[.$AL86];[.$AO86];[.$AR86];[.$AU86];[.$AX86];[.$BA86];[.$BD86];[.$BG86];[.$BJ86];[.$BM86];[.$BP86];[.$BS86];[.$BV86];[.$BY86];[.$CB86];[.$CE86];[.$CH86])" table:style-name="ce1">
            <text:p>0</text:p>
          </table:table-cell>
          <table:table-cell office:value-type="float" office:value="19.5" table:formula="of:=MEDIAN([.$C86];[.$F86];[.$I86];[.$L86];[.$O86];[.$R86];[.$U86];[.$X86];[.$AA86];[.$AD86];[.$AG86];[.$AJ86];[.$AM86];[.$AP86];[.$AV86];[.$AY86];[.$BB86];[.$BE86];[.$BH86];[.$BK86];[.$BN86];[.$BQ86];[.$BT86];[.$BW86];[.$BZ86];[.$CC86];[.$CF86];[.$CI86])" table:style-name="ce1">
            <text:p>19,5</text:p>
          </table:table-cell>
          <table:table-cell office:value-type="float" office:value="2" table:formula="of:=MEDIAN([.$D86];[.$G86];[.$J86];[.$M86];[.$P86];[.$S86];[.$V86];[.$Y86];[.$AB86];[.$AE86];[.$AH86];[.$AK86];[.$AN86];[.$AQ86];[.$AW86];[.$AZ86];[.$BC86];[.$BF86];[.$BI86];[.$BL86];[.$BO86];[.$BR86];[.$BU86];[.$BX86];[.$CA86];[.$CD86];[.$CG86];[.$CJ86])" table:style-name="ce1">
            <text:p>2</text:p>
          </table:table-cell>
          <table:table-cell office:value-type="float" office:value="1200" table:formula="of:=MAX([.$B86];[.$E86];[.$H86];[.$K86];[.$N86];[.$Q86];[.$T86];[.$W86];[.$Z86];[.$AC86];[.$AF86];[.$AI86];[.$AL86];[.$AO86];[.$AR86];[.$AU86];[.$AX86];[.$BA86];[.$BD86];[.$BG86];[.$BJ86];[.$BM86];[.$BP86];[.$BS86];[.$BV86];[.$BY86];[.$CB86];[.$CE86];[.$CH86])" table:style-name="ce1">
            <text:p>1200</text:p>
          </table:table-cell>
          <table:table-cell office:value-type="float" office:value="5123" table:formula="of:=MAX([.$C86];[.$F86];[.$I86];[.$L86];[.$O86];[.$R86];[.$U86];[.$X86];[.$AA86];[.$AD86];[.$AG86];[.$AJ86];[.$AM86];[.$AP86];[.$AV86];[.$AY86];[.$BB86];[.$BE86];[.$BH86];[.$BK86];[.$BN86];[.$BQ86];[.$BT86];[.$BW86];[.$BZ86];[.$CC86];[.$CF86];[.$CI86])" table:style-name="ce1">
            <text:p>5123</text:p>
          </table:table-cell>
          <table:table-cell office:value-type="float" office:value="3" table:formula="of:=MAX([.$D86];[.$G86];[.$J86];[.$M86];[.$P86];[.$S86];[.$V86];[.$Y86];[.$AB86];[.$AE86];[.$AH86];[.$AK86];[.$AN86];[.$AQ86];[.$AW86];[.$AZ86];[.$BC86];[.$BF86];[.$BI86];[.$BL86];[.$BO86];[.$BR86];[.$BU86];[.$BX86];[.$CA86];[.$CD86];[.$CG86];[.$CJ86])" table:style-name="ce1">
            <text:p>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2_a3_w5_h22.lp</text:p>
          </table:table-cell>
          <table:table-cell office:value-type="float" office:value="0.01" table:style-name="ce3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649" table:style-name="ce1">
            <text:p>649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3">
            <text:p>0,01</text:p>
          </table:table-cell>
          <table:table-cell office:value-type="float" office:value="47" table:style-name="ce3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3">
            <text:p>0,01</text:p>
          </table:table-cell>
          <table:table-cell office:value-type="float" office:value="47" table:style-name="ce3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185" table:style-name="ce1">
            <text:p>185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1">
            <text:p>0,02</text:p>
          </table:table-cell>
          <table:table-cell office:value-type="float" office:value="1497" table:style-name="ce1">
            <text:p>1497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247" table:style-name="ce1">
            <text:p>247</text:p>
          </table:table-cell>
          <table:table-cell office:value-type="float" office:value="29" table:style-name="ce1">
            <text:p>29</text:p>
          </table:table-cell>
          <table:table-cell office:value-type="float" office:value="0.04" table:style-name="ce1">
            <text:p>0,04</text:p>
          </table:table-cell>
          <table:table-cell office:value-type="float" office:value="185" table:style-name="ce1">
            <text:p>185</text:p>
          </table:table-cell>
          <table:table-cell office:value-type="float" office:value="13" table:style-name="ce1">
            <text:p>13</text:p>
          </table:table-cell>
          <table:table-cell office:value-type="float" office:value="15.91" table:style-name="ce1">
            <text:p>15,91</text:p>
          </table:table-cell>
          <table:table-cell office:value-type="float" office:value="507861" table:style-name="ce1">
            <text:p>507861</text:p>
          </table:table-cell>
          <table:table-cell office:value-type="float" office:value="13574" table:style-name="ce1">
            <text:p>13574</text:p>
          </table:table-cell>
          <table:table-cell office:value-type="float" office:value="17.63" table:style-name="ce1">
            <text:p>17,63</text:p>
          </table:table-cell>
          <table:table-cell office:value-type="float" office:value="507861" table:style-name="ce1">
            <text:p>507861</text:p>
          </table:table-cell>
          <table:table-cell office:value-type="float" office:value="13574" table:style-name="ce1">
            <text:p>13574</text:p>
          </table:table-cell>
          <table:table-cell office:value-type="float" office:value="33.39" table:style-name="ce1">
            <text:p>33,39</text:p>
          </table:table-cell>
          <table:table-cell office:value-type="float" office:value="1696449" table:style-name="ce1">
            <text:p>1696449</text:p>
          </table:table-cell>
          <table:table-cell office:value-type="float" office:value="50797" table:style-name="ce1">
            <text:p>50797</text:p>
          </table:table-cell>
          <table:table-cell office:value-type="float" office:value="126.41" table:style-name="ce1">
            <text:p>126,41</text:p>
          </table:table-cell>
          <table:table-cell office:value-type="float" office:value="10646795" table:style-name="ce2">
            <text:p>10646795</text:p>
          </table:table-cell>
          <table:table-cell office:value-type="float" office:value="330801" table:style-name="ce2">
            <text:p>330801</text:p>
          </table:table-cell>
          <table:table-cell office:value-type="float" office:value="16.079999999999998" table:style-name="ce1">
            <text:p>16,08</text:p>
          </table:table-cell>
          <table:table-cell office:value-type="float" office:value="507861" table:style-name="ce1">
            <text:p>507861</text:p>
          </table:table-cell>
          <table:table-cell office:value-type="float" office:value="13574" table:style-name="ce1">
            <text:p>13574</text:p>
          </table:table-cell>
          <table:table-cell office:value-type="float" office:value="24" table:style-name="ce1">
            <text:p>24</text:p>
          </table:table-cell>
          <table:table-cell office:value-type="float" office:value="507861" table:style-name="ce1">
            <text:p>507861</text:p>
          </table:table-cell>
          <table:table-cell office:value-type="float" office:value="13574" table:style-name="ce1">
            <text:p>1357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28.24" table:style-name="ce1">
            <text:p>128,24</text:p>
          </table:table-cell>
          <table:table-cell office:value-type="float" office:value="10646795" table:style-name="ce2">
            <text:p>10646795</text:p>
          </table:table-cell>
          <table:table-cell office:value-type="float" office:value="330801" table:style-name="ce2">
            <text:p>330801</text:p>
          </table:table-cell>
          <table:table-cell office:value-type="float" office:value="0.02" table:style-name="ce1">
            <text:p>0,02</text:p>
          </table:table-cell>
          <table:table-cell office:value-type="float" office:value="224" table:style-name="ce1">
            <text:p>22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224" table:style-name="ce1">
            <text:p>22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224" table:style-name="ce1">
            <text:p>22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224" table:style-name="ce1">
            <text:p>22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6" table:style-name="ce1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1950" table:style-name="ce1">
            <text:p>1950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1950" table:style-name="ce1">
            <text:p>1950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162" table:style-name="ce1">
            <text:p>162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3">
            <text:p>0,01</text:p>
          </table:table-cell>
          <table:table-cell office:value-type="float" office:value="236" table:style-name="ce1">
            <text:p>236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497" table:style-name="ce1">
            <text:p>1497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1497" table:style-name="ce1">
            <text:p>1497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185" table:style-name="ce1">
            <text:p>185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3">
            <text:p>0,01</text:p>
          </table:table-cell>
          <table:table-cell office:value-type="float" office:value="222" table:style-name="ce1">
            <text:p>222</text:p>
          </table:table-cell>
          <table:table-cell office:value-type="float" office:value="6" table:style-name="ce1">
            <text:p>6</text:p>
          </table:table-cell>
          <table:table-cell office:value-type="float" office:value="0.01" table:formula="of:=MIN([.$B87];[.$E87];[.$H87];[.$K87];[.$N87];[.$Q87];[.$T87];[.$W87];[.$Z87];[.$AC87];[.$AF87];[.$AI87];[.$AL87];[.$AO87];[.$AR87];[.$AU87];[.$AX87];[.$BA87];[.$BD87];[.$BG87];[.$BJ87];[.$BM87];[.$BP87];[.$BS87];[.$BV87];[.$BY87];[.$CB87];[.$CE87];[.$CH87])" table:style-name="ce1">
            <text:p>0,01</text:p>
          </table:table-cell>
          <table:table-cell office:value-type="float" office:value="47" table:formula="of:=MIN([.$C87];[.$F87];[.$I87];[.$L87];[.$O87];[.$R87];[.$U87];[.$X87];[.$AA87];[.$AD87];[.$AG87];[.$AJ87];[.$AM87];[.$AP87];[.$AV87];[.$AY87];[.$BB87];[.$BE87];[.$BH87];[.$BK87];[.$BN87];[.$BQ87];[.$BT87];[.$BW87];[.$BZ87];[.$CC87];[.$CF87];[.$CI87])" table:style-name="ce1">
            <text:p>47</text:p>
          </table:table-cell>
          <table:table-cell office:value-type="float" office:value="1" table:formula="of:=MIN([.$D87];[.$G87];[.$J87];[.$M87];[.$P87];[.$S87];[.$V87];[.$Y87];[.$AB87];[.$AE87];[.$AH87];[.$AK87];[.$AN87];[.$AQ87];[.$AW87];[.$AZ87];[.$BC87];[.$BF87];[.$BI87];[.$BL87];[.$BO87];[.$BR87];[.$BU87];[.$BX87];[.$CA87];[.$CD87];[.$CG87];[.$CJ87])" table:style-name="ce1">
            <text:p>1</text:p>
          </table:table-cell>
          <table:table-cell office:value-type="float" office:value="0.02" table:formula="of:=MEDIAN([.$B87];[.$E87];[.$H87];[.$K87];[.$N87];[.$Q87];[.$T87];[.$W87];[.$Z87];[.$AC87];[.$AF87];[.$AI87];[.$AL87];[.$AO87];[.$AR87];[.$AU87];[.$AX87];[.$BA87];[.$BD87];[.$BG87];[.$BJ87];[.$BM87];[.$BP87];[.$BS87];[.$BV87];[.$BY87];[.$CB87];[.$CE87];[.$CH87])" table:style-name="ce1">
            <text:p>0,02</text:p>
          </table:table-cell>
          <table:table-cell office:value-type="float" office:value="241.5" table:formula="of:=MEDIAN([.$C87];[.$F87];[.$I87];[.$L87];[.$O87];[.$R87];[.$U87];[.$X87];[.$AA87];[.$AD87];[.$AG87];[.$AJ87];[.$AM87];[.$AP87];[.$AV87];[.$AY87];[.$BB87];[.$BE87];[.$BH87];[.$BK87];[.$BN87];[.$BQ87];[.$BT87];[.$BW87];[.$BZ87];[.$CC87];[.$CF87];[.$CI87])" table:style-name="ce1">
            <text:p>241,5</text:p>
          </table:table-cell>
          <table:table-cell office:value-type="float" office:value="6" table:formula="of:=MEDIAN([.$D87];[.$G87];[.$J87];[.$M87];[.$P87];[.$S87];[.$V87];[.$Y87];[.$AB87];[.$AE87];[.$AH87];[.$AK87];[.$AN87];[.$AQ87];[.$AW87];[.$AZ87];[.$BC87];[.$BF87];[.$BI87];[.$BL87];[.$BO87];[.$BR87];[.$BU87];[.$BX87];[.$CA87];[.$CD87];[.$CG87];[.$CJ87])" table:style-name="ce1">
            <text:p>6</text:p>
          </table:table-cell>
          <table:table-cell office:value-type="float" office:value="1200" table:formula="of:=MAX([.$B87];[.$E87];[.$H87];[.$K87];[.$N87];[.$Q87];[.$T87];[.$W87];[.$Z87];[.$AC87];[.$AF87];[.$AI87];[.$AL87];[.$AO87];[.$AR87];[.$AU87];[.$AX87];[.$BA87];[.$BD87];[.$BG87];[.$BJ87];[.$BM87];[.$BP87];[.$BS87];[.$BV87];[.$BY87];[.$CB87];[.$CE87];[.$CH87])" table:style-name="ce1">
            <text:p>1200</text:p>
          </table:table-cell>
          <table:table-cell office:value-type="float" office:value="10646795" table:formula="of:=MAX([.$C87];[.$F87];[.$I87];[.$L87];[.$O87];[.$R87];[.$U87];[.$X87];[.$AA87];[.$AD87];[.$AG87];[.$AJ87];[.$AM87];[.$AP87];[.$AV87];[.$AY87];[.$BB87];[.$BE87];[.$BH87];[.$BK87];[.$BN87];[.$BQ87];[.$BT87];[.$BW87];[.$BZ87];[.$CC87];[.$CF87];[.$CI87])" table:style-name="ce1">
            <text:p>10646795</text:p>
          </table:table-cell>
          <table:table-cell office:value-type="float" office:value="330801" table:formula="of:=MAX([.$D87];[.$G87];[.$J87];[.$M87];[.$P87];[.$S87];[.$V87];[.$Y87];[.$AB87];[.$AE87];[.$AH87];[.$AK87];[.$AN87];[.$AQ87];[.$AW87];[.$AZ87];[.$BC87];[.$BF87];[.$BI87];[.$BL87];[.$BO87];[.$BR87];[.$BU87];[.$BX87];[.$CA87];[.$CD87];[.$CG87];[.$CJ87])" table:style-name="ce1">
            <text:p>33080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3_a2_w5_h19.lp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2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3">
            <text:p>4</text:p>
          </table:table-cell>
          <table:table-cell office:value-type="float" office:value="0.25" table:style-name="ce1">
            <text:p>0,25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0.22" table:style-name="ce1">
            <text:p>0,22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0.33" table:style-name="ce1">
            <text:p>0,33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0.25" table:style-name="ce1">
            <text:p>0,25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0.3" table:style-name="ce1">
            <text:p>0,3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0.32" table:style-name="ce1">
            <text:p>0,32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4" table:style-name="ce1">
            <text:p>0,24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134" table:style-name="ce1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34" table:style-name="ce1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34" table:style-name="ce1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34" table:style-name="ce1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MIN([.$B88];[.$E88];[.$H88];[.$K88];[.$N88];[.$Q88];[.$T88];[.$W88];[.$Z88];[.$AC88];[.$AF88];[.$AI88];[.$AL88];[.$AO88];[.$AR88];[.$AU88];[.$AX88];[.$BA88];[.$BD88];[.$BG88];[.$BJ88];[.$BM88];[.$BP88];[.$BS88];[.$BV88];[.$BY88];[.$CB88];[.$CE88];[.$CH88])" table:style-name="ce1">
            <text:p>0</text:p>
          </table:table-cell>
          <table:table-cell office:value-type="float" office:value="13" table:formula="of:=MIN([.$C88];[.$F88];[.$I88];[.$L88];[.$O88];[.$R88];[.$U88];[.$X88];[.$AA88];[.$AD88];[.$AG88];[.$AJ88];[.$AM88];[.$AP88];[.$AV88];[.$AY88];[.$BB88];[.$BE88];[.$BH88];[.$BK88];[.$BN88];[.$BQ88];[.$BT88];[.$BW88];[.$BZ88];[.$CC88];[.$CF88];[.$CI88])" table:style-name="ce1">
            <text:p>13</text:p>
          </table:table-cell>
          <table:table-cell office:value-type="float" office:value="4" table:formula="of:=MIN([.$D88];[.$G88];[.$J88];[.$M88];[.$P88];[.$S88];[.$V88];[.$Y88];[.$AB88];[.$AE88];[.$AH88];[.$AK88];[.$AN88];[.$AQ88];[.$AW88];[.$AZ88];[.$BC88];[.$BF88];[.$BI88];[.$BL88];[.$BO88];[.$BR88];[.$BU88];[.$BX88];[.$CA88];[.$CD88];[.$CG88];[.$CJ88])" table:style-name="ce1">
            <text:p>4</text:p>
          </table:table-cell>
          <table:table-cell office:value-type="float" office:value="0.01" table:formula="of:=MEDIAN([.$B88];[.$E88];[.$H88];[.$K88];[.$N88];[.$Q88];[.$T88];[.$W88];[.$Z88];[.$AC88];[.$AF88];[.$AI88];[.$AL88];[.$AO88];[.$AR88];[.$AU88];[.$AX88];[.$BA88];[.$BD88];[.$BG88];[.$BJ88];[.$BM88];[.$BP88];[.$BS88];[.$BV88];[.$BY88];[.$CB88];[.$CE88];[.$CH88])" table:style-name="ce1">
            <text:p>0,01</text:p>
          </table:table-cell>
          <table:table-cell office:value-type="float" office:value="95.5" table:formula="of:=MEDIAN([.$C88];[.$F88];[.$I88];[.$L88];[.$O88];[.$R88];[.$U88];[.$X88];[.$AA88];[.$AD88];[.$AG88];[.$AJ88];[.$AM88];[.$AP88];[.$AV88];[.$AY88];[.$BB88];[.$BE88];[.$BH88];[.$BK88];[.$BN88];[.$BQ88];[.$BT88];[.$BW88];[.$BZ88];[.$CC88];[.$CF88];[.$CI88])" table:style-name="ce1">
            <text:p>95,5</text:p>
          </table:table-cell>
          <table:table-cell office:value-type="float" office:value="9" table:formula="of:=MEDIAN([.$D88];[.$G88];[.$J88];[.$M88];[.$P88];[.$S88];[.$V88];[.$Y88];[.$AB88];[.$AE88];[.$AH88];[.$AK88];[.$AN88];[.$AQ88];[.$AW88];[.$AZ88];[.$BC88];[.$BF88];[.$BI88];[.$BL88];[.$BO88];[.$BR88];[.$BU88];[.$BX88];[.$CA88];[.$CD88];[.$CG88];[.$CJ88])" table:style-name="ce1">
            <text:p>9</text:p>
          </table:table-cell>
          <table:table-cell office:value-type="float" office:value="1200" table:formula="of:=MAX([.$B88];[.$E88];[.$H88];[.$K88];[.$N88];[.$Q88];[.$T88];[.$W88];[.$Z88];[.$AC88];[.$AF88];[.$AI88];[.$AL88];[.$AO88];[.$AR88];[.$AU88];[.$AX88];[.$BA88];[.$BD88];[.$BG88];[.$BJ88];[.$BM88];[.$BP88];[.$BS88];[.$BV88];[.$BY88];[.$CB88];[.$CE88];[.$CH88])" table:style-name="ce1">
            <text:p>1200</text:p>
          </table:table-cell>
          <table:table-cell office:value-type="float" office:value="12303" table:formula="of:=MAX([.$C88];[.$F88];[.$I88];[.$L88];[.$O88];[.$R88];[.$U88];[.$X88];[.$AA88];[.$AD88];[.$AG88];[.$AJ88];[.$AM88];[.$AP88];[.$AV88];[.$AY88];[.$BB88];[.$BE88];[.$BH88];[.$BK88];[.$BN88];[.$BQ88];[.$BT88];[.$BW88];[.$BZ88];[.$CC88];[.$CF88];[.$CI88])" table:style-name="ce1">
            <text:p>12303</text:p>
          </table:table-cell>
          <table:table-cell office:value-type="float" office:value="23" table:formula="of:=MAX([.$D88];[.$G88];[.$J88];[.$M88];[.$P88];[.$S88];[.$V88];[.$Y88];[.$AB88];[.$AE88];[.$AH88];[.$AK88];[.$AN88];[.$AQ88];[.$AW88];[.$AZ88];[.$BC88];[.$BF88];[.$BI88];[.$BL88];[.$BO88];[.$BR88];[.$BU88];[.$BX88];[.$CA88];[.$CD88];[.$CG88];[.$CJ88])" table:style-name="ce1">
            <text:p>2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3_a3_w5_h9.lp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2">
            <text:p>11</text:p>
          </table:table-cell>
          <table:table-cell office:value-type="float" office:value="0.12" table:style-name="ce1">
            <text:p>0,12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,1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.09" table:style-name="ce1">
            <text:p>0,09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.11" table:style-name="ce1">
            <text:p>0,11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.11" table:style-name="ce1">
            <text:p>0,11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,1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1" table:style-name="ce1">
            <text:p>0,11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89];[.$E89];[.$H89];[.$K89];[.$N89];[.$Q89];[.$T89];[.$W89];[.$Z89];[.$AC89];[.$AF89];[.$AI89];[.$AL89];[.$AO89];[.$AR89];[.$AU89];[.$AX89];[.$BA89];[.$BD89];[.$BG89];[.$BJ89];[.$BM89];[.$BP89];[.$BS89];[.$BV89];[.$BY89];[.$CB89];[.$CE89];[.$CH89])" table:style-name="ce1">
            <text:p>0</text:p>
          </table:table-cell>
          <table:table-cell office:value-type="float" office:value="16" table:formula="of:=MIN([.$C89];[.$F89];[.$I89];[.$L89];[.$O89];[.$R89];[.$U89];[.$X89];[.$AA89];[.$AD89];[.$AG89];[.$AJ89];[.$AM89];[.$AP89];[.$AV89];[.$AY89];[.$BB89];[.$BE89];[.$BH89];[.$BK89];[.$BN89];[.$BQ89];[.$BT89];[.$BW89];[.$BZ89];[.$CC89];[.$CF89];[.$CI89])" table:style-name="ce1">
            <text:p>16</text:p>
          </table:table-cell>
          <table:table-cell office:value-type="float" office:value="0" table:formula="of:=MIN([.$D89];[.$G89];[.$J89];[.$M89];[.$P89];[.$S89];[.$V89];[.$Y89];[.$AB89];[.$AE89];[.$AH89];[.$AK89];[.$AN89];[.$AQ89];[.$AW89];[.$AZ89];[.$BC89];[.$BF89];[.$BI89];[.$BL89];[.$BO89];[.$BR89];[.$BU89];[.$BX89];[.$CA89];[.$CD89];[.$CG89];[.$CJ89])" table:style-name="ce1">
            <text:p>0</text:p>
          </table:table-cell>
          <table:table-cell office:value-type="float" office:value="0.01" table:formula="of:=MEDIAN([.$B89];[.$E89];[.$H89];[.$K89];[.$N89];[.$Q89];[.$T89];[.$W89];[.$Z89];[.$AC89];[.$AF89];[.$AI89];[.$AL89];[.$AO89];[.$AR89];[.$AU89];[.$AX89];[.$BA89];[.$BD89];[.$BG89];[.$BJ89];[.$BM89];[.$BP89];[.$BS89];[.$BV89];[.$BY89];[.$CB89];[.$CE89];[.$CH89])" table:style-name="ce1">
            <text:p>0,01</text:p>
          </table:table-cell>
          <table:table-cell office:value-type="float" office:value="60" table:formula="of:=MEDIAN([.$C89];[.$F89];[.$I89];[.$L89];[.$O89];[.$R89];[.$U89];[.$X89];[.$AA89];[.$AD89];[.$AG89];[.$AJ89];[.$AM89];[.$AP89];[.$AV89];[.$AY89];[.$BB89];[.$BE89];[.$BH89];[.$BK89];[.$BN89];[.$BQ89];[.$BT89];[.$BW89];[.$BZ89];[.$CC89];[.$CF89];[.$CI89])" table:style-name="ce1">
            <text:p>60</text:p>
          </table:table-cell>
          <table:table-cell office:value-type="float" office:value="1" table:formula="of:=MEDIAN([.$D89];[.$G89];[.$J89];[.$M89];[.$P89];[.$S89];[.$V89];[.$Y89];[.$AB89];[.$AE89];[.$AH89];[.$AK89];[.$AN89];[.$AQ89];[.$AW89];[.$AZ89];[.$BC89];[.$BF89];[.$BI89];[.$BL89];[.$BO89];[.$BR89];[.$BU89];[.$BX89];[.$CA89];[.$CD89];[.$CG89];[.$CJ89])" table:style-name="ce1">
            <text:p>1</text:p>
          </table:table-cell>
          <table:table-cell office:value-type="float" office:value="1200" table:formula="of:=MAX([.$B89];[.$E89];[.$H89];[.$K89];[.$N89];[.$Q89];[.$T89];[.$W89];[.$Z89];[.$AC89];[.$AF89];[.$AI89];[.$AL89];[.$AO89];[.$AR89];[.$AU89];[.$AX89];[.$BA89];[.$BD89];[.$BG89];[.$BJ89];[.$BM89];[.$BP89];[.$BS89];[.$BV89];[.$BY89];[.$CB89];[.$CE89];[.$CH89])" table:style-name="ce1">
            <text:p>1200</text:p>
          </table:table-cell>
          <table:table-cell office:value-type="float" office:value="8461" table:formula="of:=MAX([.$C89];[.$F89];[.$I89];[.$L89];[.$O89];[.$R89];[.$U89];[.$X89];[.$AA89];[.$AD89];[.$AG89];[.$AJ89];[.$AM89];[.$AP89];[.$AV89];[.$AY89];[.$BB89];[.$BE89];[.$BH89];[.$BK89];[.$BN89];[.$BQ89];[.$BT89];[.$BW89];[.$BZ89];[.$CC89];[.$CF89];[.$CI89])" table:style-name="ce1">
            <text:p>8461</text:p>
          </table:table-cell>
          <table:table-cell office:value-type="float" office:value="11" table:formula="of:=MAX([.$D89];[.$G89];[.$J89];[.$M89];[.$P89];[.$S89];[.$V89];[.$Y89];[.$AB89];[.$AE89];[.$AH89];[.$AK89];[.$AN89];[.$AQ89];[.$AW89];[.$AZ89];[.$BC89];[.$BF89];[.$BI89];[.$BL89];[.$BO89];[.$BR89];[.$BU89];[.$BX89];[.$CA89];[.$CD89];[.$CG89];[.$CJ89])" table:style-name="ce1">
            <text:p>1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4_a18_w4_h31.lp</text:p>
          </table:table-cell>
          <table:table-cell office:value-type="float" office:value="0.21" table:style-name="ce1">
            <text:p>0,21</text:p>
          </table:table-cell>
          <table:table-cell office:value-type="float" office:value="1718" table:style-name="ce3">
            <text:p>1718</text:p>
          </table:table-cell>
          <table:table-cell office:value-type="float" office:value="41" table:style-name="ce1">
            <text:p>41</text:p>
          </table:table-cell>
          <table:table-cell office:value-type="float" office:value="0.19" table:style-name="ce3">
            <text:p>0,19</text:p>
          </table:table-cell>
          <table:table-cell office:value-type="float" office:value="9470" table:style-name="ce1">
            <text:p>9470</text:p>
          </table:table-cell>
          <table:table-cell office:value-type="float" office:value="23" table:style-name="ce1">
            <text:p>23</text:p>
          </table:table-cell>
          <table:table-cell office:value-type="float" office:value="0.37" table:style-name="ce1">
            <text:p>0,37</text:p>
          </table:table-cell>
          <table:table-cell office:value-type="float" office:value="2211" table:style-name="ce1">
            <text:p>2211</text:p>
          </table:table-cell>
          <table:table-cell office:value-type="float" office:value="18" table:style-name="ce3">
            <text:p>18</text:p>
          </table:table-cell>
          <table:table-cell office:value-type="float" office:value="0.35" table:style-name="ce1">
            <text:p>0,35</text:p>
          </table:table-cell>
          <table:table-cell office:value-type="float" office:value="2211" table:style-name="ce1">
            <text:p>2211</text:p>
          </table:table-cell>
          <table:table-cell office:value-type="float" office:value="18" table:style-name="ce3">
            <text:p>18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14345" table:style-name="ce1">
            <text:p>14345</text:p>
          </table:table-cell>
          <table:table-cell office:value-type="float" office:value="302" table:style-name="ce1">
            <text:p>302</text:p>
          </table:table-cell>
          <table:table-cell office:value-type="float" office:value="0.22" table:style-name="ce1">
            <text:p>0,22</text:p>
          </table:table-cell>
          <table:table-cell office:value-type="float" office:value="22749" table:style-name="ce1">
            <text:p>22749</text:p>
          </table:table-cell>
          <table:table-cell office:value-type="float" office:value="40" table:style-name="ce1">
            <text:p>40</text:p>
          </table:table-cell>
          <table:table-cell office:value-type="float" office:value="1.76" table:style-name="ce1">
            <text:p>1,76</text:p>
          </table:table-cell>
          <table:table-cell office:value-type="float" office:value="16894" table:style-name="ce1">
            <text:p>16894</text:p>
          </table:table-cell>
          <table:table-cell office:value-type="float" office:value="313" table:style-name="ce1">
            <text:p>313</text:p>
          </table:table-cell>
          <table:table-cell office:value-type="float" office:value="2.37" table:style-name="ce1">
            <text:p>2,37</text:p>
          </table:table-cell>
          <table:table-cell office:value-type="float" office:value="14345" table:style-name="ce1">
            <text:p>14345</text:p>
          </table:table-cell>
          <table:table-cell office:value-type="float" office:value="302" table:style-name="ce1">
            <text:p>302</text:p>
          </table:table-cell>
          <table:table-cell office:value-type="float" office:value="13.77" table:style-name="ce1">
            <text:p>13,77</text:p>
          </table:table-cell>
          <table:table-cell office:value-type="float" office:value="652426" table:style-name="ce1">
            <text:p>652426</text:p>
          </table:table-cell>
          <table:table-cell office:value-type="float" office:value="243" table:style-name="ce1">
            <text:p>243</text:p>
          </table:table-cell>
          <table:table-cell office:value-type="float" office:value="14.4" table:style-name="ce1">
            <text:p>14,4</text:p>
          </table:table-cell>
          <table:table-cell office:value-type="float" office:value="652426" table:style-name="ce1">
            <text:p>652426</text:p>
          </table:table-cell>
          <table:table-cell office:value-type="float" office:value="243" table:style-name="ce1">
            <text:p>243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977360" table:style-name="ce1">
            <text:p>977360</text:p>
          </table:table-cell>
          <table:table-cell office:value-type="float" office:value="280" table:style-name="ce1">
            <text:p>280</text:p>
          </table:table-cell>
          <table:table-cell office:value-type="float" office:value="24.7" table:style-name="ce1">
            <text:p>24,7</text:p>
          </table:table-cell>
          <table:table-cell office:value-type="float" office:value="1446641" table:style-name="ce2">
            <text:p>1446641</text:p>
          </table:table-cell>
          <table:table-cell office:value-type="float" office:value="547" table:style-name="ce2">
            <text:p>547</text:p>
          </table:table-cell>
          <table:table-cell office:value-type="float" office:value="14.44" table:style-name="ce1">
            <text:p>14,44</text:p>
          </table:table-cell>
          <table:table-cell office:value-type="float" office:value="652426" table:style-name="ce1">
            <text:p>652426</text:p>
          </table:table-cell>
          <table:table-cell office:value-type="float" office:value="243" table:style-name="ce1">
            <text:p>243</text:p>
          </table:table-cell>
          <table:table-cell office:value-type="float" office:value="16.3" table:style-name="ce1">
            <text:p>16,3</text:p>
          </table:table-cell>
          <table:table-cell office:value-type="float" office:value="652426" table:style-name="ce1">
            <text:p>652426</text:p>
          </table:table-cell>
          <table:table-cell office:value-type="float" office:value="243" table:style-name="ce1">
            <text:p>24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27.99" table:style-name="ce1">
            <text:p>27,99</text:p>
          </table:table-cell>
          <table:table-cell office:value-type="float" office:value="1446641" table:style-name="ce2">
            <text:p>1446641</text:p>
          </table:table-cell>
          <table:table-cell office:value-type="float" office:value="547" table:style-name="ce2">
            <text:p>547</text:p>
          </table:table-cell>
          <table:table-cell office:value-type="float" office:value="0.69" table:style-name="ce1">
            <text:p>0,69</text:p>
          </table:table-cell>
          <table:table-cell office:value-type="float" office:value="6903" table:style-name="ce1">
            <text:p>6903</text:p>
          </table:table-cell>
          <table:table-cell office:value-type="float" office:value="69" table:style-name="ce1">
            <text:p>69</text:p>
          </table:table-cell>
          <table:table-cell office:value-type="float" office:value="0.72" table:style-name="ce1">
            <text:p>0,72</text:p>
          </table:table-cell>
          <table:table-cell office:value-type="float" office:value="6903" table:style-name="ce1">
            <text:p>6903</text:p>
          </table:table-cell>
          <table:table-cell office:value-type="float" office:value="69" table:style-name="ce1">
            <text:p>69</text:p>
          </table:table-cell>
          <table:table-cell office:value-type="float" office:value="0.66" table:style-name="ce1">
            <text:p>0,66</text:p>
          </table:table-cell>
          <table:table-cell office:value-type="float" office:value="6903" table:style-name="ce1">
            <text:p>6903</text:p>
          </table:table-cell>
          <table:table-cell office:value-type="float" office:value="69" table:style-name="ce1">
            <text:p>69</text:p>
          </table:table-cell>
          <table:table-cell office:value-type="float" office:value="0.68" table:style-name="ce1">
            <text:p>0,68</text:p>
          </table:table-cell>
          <table:table-cell office:value-type="float" office:value="6903" table:style-name="ce1">
            <text:p>6903</text:p>
          </table:table-cell>
          <table:table-cell office:value-type="float" office:value="69" table:style-name="ce1">
            <text:p>69</text:p>
          </table:table-cell>
          <table:table-cell office:value-type="float" office:value="0.6" table:style-name="ce1">
            <text:p>0,6</text:p>
          </table:table-cell>
          <table:table-cell office:value-type="float" office:value="5516" table:style-name="ce1">
            <text:p>5516</text:p>
          </table:table-cell>
          <table:table-cell office:value-type="float" office:value="57" table:style-name="ce1">
            <text:p>57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35370" table:style-name="ce1">
            <text:p>35370</text:p>
          </table:table-cell>
          <table:table-cell office:value-type="float" office:value="58" table:style-name="ce1">
            <text:p>58</text:p>
          </table:table-cell>
          <table:table-cell office:value-type="float" office:value="0.59" table:style-name="ce1">
            <text:p>0,59</text:p>
          </table:table-cell>
          <table:table-cell office:value-type="float" office:value="44833" table:style-name="ce1">
            <text:p>44833</text:p>
          </table:table-cell>
          <table:table-cell office:value-type="float" office:value="57" table:style-name="ce1">
            <text:p>57</text:p>
          </table:table-cell>
          <table:table-cell office:value-type="float" office:value="1.5" table:style-name="ce1">
            <text:p>1,5</text:p>
          </table:table-cell>
          <table:table-cell office:value-type="float" office:value="9906" table:style-name="ce1">
            <text:p>9906</text:p>
          </table:table-cell>
          <table:table-cell office:value-type="float" office:value="238" table:style-name="ce1">
            <text:p>238</text:p>
          </table:table-cell>
          <table:table-cell office:value-type="float" office:value="0.65" table:style-name="ce1">
            <text:p>0,65</text:p>
          </table:table-cell>
          <table:table-cell office:value-type="float" office:value="7093" table:style-name="ce1">
            <text:p>7093</text:p>
          </table:table-cell>
          <table:table-cell office:value-type="float" office:value="67" table:style-name="ce1">
            <text:p>67</text:p>
          </table:table-cell>
          <table:table-cell office:value-type="float" office:value="0.24" table:style-name="ce1">
            <text:p>0,24</text:p>
          </table:table-cell>
          <table:table-cell office:value-type="float" office:value="22749" table:style-name="ce1">
            <text:p>22749</text:p>
          </table:table-cell>
          <table:table-cell office:value-type="float" office:value="40" table:style-name="ce1">
            <text:p>40</text:p>
          </table:table-cell>
          <table:table-cell office:value-type="float" office:value="0.24" table:style-name="ce1">
            <text:p>0,24</text:p>
          </table:table-cell>
          <table:table-cell office:value-type="float" office:value="22745" table:style-name="ce1">
            <text:p>22745</text:p>
          </table:table-cell>
          <table:table-cell office:value-type="float" office:value="40" table:style-name="ce1">
            <text:p>40</text:p>
          </table:table-cell>
          <table:table-cell office:value-type="float" office:value="2.34" table:style-name="ce1">
            <text:p>2,34</text:p>
          </table:table-cell>
          <table:table-cell office:value-type="float" office:value="14345" table:style-name="ce1">
            <text:p>14345</text:p>
          </table:table-cell>
          <table:table-cell office:value-type="float" office:value="302" table:style-name="ce1">
            <text:p>302</text:p>
          </table:table-cell>
          <table:table-cell office:value-type="float" office:value="0.74" table:style-name="ce1">
            <text:p>0,74</text:p>
          </table:table-cell>
          <table:table-cell office:value-type="float" office:value="7640" table:style-name="ce1">
            <text:p>7640</text:p>
          </table:table-cell>
          <table:table-cell office:value-type="float" office:value="79" table:style-name="ce1">
            <text:p>79</text:p>
          </table:table-cell>
          <table:table-cell office:value-type="float" office:value="0.19" table:formula="of:=MIN([.$B90];[.$E90];[.$H90];[.$K90];[.$N90];[.$Q90];[.$T90];[.$W90];[.$Z90];[.$AC90];[.$AF90];[.$AI90];[.$AL90];[.$AO90];[.$AR90];[.$AU90];[.$AX90];[.$BA90];[.$BD90];[.$BG90];[.$BJ90];[.$BM90];[.$BP90];[.$BS90];[.$BV90];[.$BY90];[.$CB90];[.$CE90];[.$CH90])" table:style-name="ce1">
            <text:p>0,19</text:p>
          </table:table-cell>
          <table:table-cell office:value-type="float" office:value="1718" table:formula="of:=MIN([.$C90];[.$F90];[.$I90];[.$L90];[.$O90];[.$R90];[.$U90];[.$X90];[.$AA90];[.$AD90];[.$AG90];[.$AJ90];[.$AM90];[.$AP90];[.$AV90];[.$AY90];[.$BB90];[.$BE90];[.$BH90];[.$BK90];[.$BN90];[.$BQ90];[.$BT90];[.$BW90];[.$BZ90];[.$CC90];[.$CF90];[.$CI90])" table:style-name="ce1">
            <text:p>1718</text:p>
          </table:table-cell>
          <table:table-cell office:value-type="float" office:value="18" table:formula="of:=MIN([.$D90];[.$G90];[.$J90];[.$M90];[.$P90];[.$S90];[.$V90];[.$Y90];[.$AB90];[.$AE90];[.$AH90];[.$AK90];[.$AN90];[.$AQ90];[.$AW90];[.$AZ90];[.$BC90];[.$BF90];[.$BI90];[.$BL90];[.$BO90];[.$BR90];[.$BU90];[.$BX90];[.$CA90];[.$CD90];[.$CG90];[.$CJ90])" table:style-name="ce1">
            <text:p>18</text:p>
          </table:table-cell>
          <table:table-cell office:value-type="float" office:value="0.72" table:formula="of:=MEDIAN([.$B90];[.$E90];[.$H90];[.$K90];[.$N90];[.$Q90];[.$T90];[.$W90];[.$Z90];[.$AC90];[.$AF90];[.$AI90];[.$AL90];[.$AO90];[.$AR90];[.$AU90];[.$AX90];[.$BA90];[.$BD90];[.$BG90];[.$BJ90];[.$BM90];[.$BP90];[.$BS90];[.$BV90];[.$BY90];[.$CB90];[.$CE90];[.$CH90])" table:style-name="ce1">
            <text:p>0,72</text:p>
          </table:table-cell>
          <table:table-cell office:value-type="float" office:value="14345" table:formula="of:=MEDIAN([.$C90];[.$F90];[.$I90];[.$L90];[.$O90];[.$R90];[.$U90];[.$X90];[.$AA90];[.$AD90];[.$AG90];[.$AJ90];[.$AM90];[.$AP90];[.$AV90];[.$AY90];[.$BB90];[.$BE90];[.$BH90];[.$BK90];[.$BN90];[.$BQ90];[.$BT90];[.$BW90];[.$BZ90];[.$CC90];[.$CF90];[.$CI90])" table:style-name="ce1">
            <text:p>14345</text:p>
          </table:table-cell>
          <table:table-cell office:value-type="float" office:value="69" table:formula="of:=MEDIAN([.$D90];[.$G90];[.$J90];[.$M90];[.$P90];[.$S90];[.$V90];[.$Y90];[.$AB90];[.$AE90];[.$AH90];[.$AK90];[.$AN90];[.$AQ90];[.$AW90];[.$AZ90];[.$BC90];[.$BF90];[.$BI90];[.$BL90];[.$BO90];[.$BR90];[.$BU90];[.$BX90];[.$CA90];[.$CD90];[.$CG90];[.$CJ90])" table:style-name="ce1">
            <text:p>69</text:p>
          </table:table-cell>
          <table:table-cell office:value-type="float" office:value="1200" table:formula="of:=MAX([.$B90];[.$E90];[.$H90];[.$K90];[.$N90];[.$Q90];[.$T90];[.$W90];[.$Z90];[.$AC90];[.$AF90];[.$AI90];[.$AL90];[.$AO90];[.$AR90];[.$AU90];[.$AX90];[.$BA90];[.$BD90];[.$BG90];[.$BJ90];[.$BM90];[.$BP90];[.$BS90];[.$BV90];[.$BY90];[.$CB90];[.$CE90];[.$CH90])" table:style-name="ce1">
            <text:p>1200</text:p>
          </table:table-cell>
          <table:table-cell office:value-type="float" office:value="1446641" table:formula="of:=MAX([.$C90];[.$F90];[.$I90];[.$L90];[.$O90];[.$R90];[.$U90];[.$X90];[.$AA90];[.$AD90];[.$AG90];[.$AJ90];[.$AM90];[.$AP90];[.$AV90];[.$AY90];[.$BB90];[.$BE90];[.$BH90];[.$BK90];[.$BN90];[.$BQ90];[.$BT90];[.$BW90];[.$BZ90];[.$CC90];[.$CF90];[.$CI90])" table:style-name="ce1">
            <text:p>1446641</text:p>
          </table:table-cell>
          <table:table-cell office:value-type="float" office:value="547" table:formula="of:=MAX([.$D90];[.$G90];[.$J90];[.$M90];[.$P90];[.$S90];[.$V90];[.$Y90];[.$AB90];[.$AE90];[.$AH90];[.$AK90];[.$AN90];[.$AQ90];[.$AW90];[.$AZ90];[.$BC90];[.$BF90];[.$BI90];[.$BL90];[.$BO90];[.$BR90];[.$BU90];[.$BX90];[.$CA90];[.$CD90];[.$CG90];[.$CJ90])" table:style-name="ce1">
            <text:p>54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4_a2_w5_h29.lp</text:p>
          </table:table-cell>
          <table:table-cell office:value-type="float" office:value="0.02" table:style-name="ce1">
            <text:p>0,02</text:p>
          </table:table-cell>
          <table:table-cell office:value-type="float" office:value="104" table:style-name="ce1">
            <text:p>104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3">
            <text:p>0,01</text:p>
          </table:table-cell>
          <table:table-cell office:value-type="float" office:value="176" table:style-name="ce1">
            <text:p>176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77" table:style-name="ce1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77" table:style-name="ce1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32" table:style-name="ce3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755" table:style-name="ce1">
            <text:p>7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0.02" table:style-name="ce1">
            <text:p>0,02</text:p>
          </table:table-cell>
          <table:table-cell office:value-type="float" office:value="32" table:style-name="ce3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44" table:style-name="ce1">
            <text:p>0,44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41" table:style-name="ce1">
            <text:p>0,41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36" table:style-name="ce1">
            <text:p>0,36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39" table:style-name="ce1">
            <text:p>0,39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41" table:style-name="ce1">
            <text:p>0,41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48" table:style-name="ce1">
            <text:p>0,48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9" table:style-name="ce1">
            <text:p>0,39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662" table:style-name="ce1">
            <text:p>662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662" table:style-name="ce1">
            <text:p>662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662" table:style-name="ce1">
            <text:p>662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662" table:style-name="ce1">
            <text:p>662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475" table:style-name="ce1">
            <text:p>475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1650" table:style-name="ce1">
            <text:p>1650</text:p>
          </table:table-cell>
          <table:table-cell office:value-type="float" office:value="4" table:style-name="ce3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1650" table:style-name="ce1">
            <text:p>1650</text:p>
          </table:table-cell>
          <table:table-cell office:value-type="float" office:value="4" table:style-name="ce3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2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657" table:style-name="ce1">
            <text:p>657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755" table:style-name="ce1">
            <text:p>7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755" table:style-name="ce1">
            <text:p>7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32" table:style-name="ce3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661" table:style-name="ce1">
            <text:p>661</text:p>
          </table:table-cell>
          <table:table-cell office:value-type="float" office:value="10" table:style-name="ce1">
            <text:p>10</text:p>
          </table:table-cell>
          <table:table-cell office:value-type="float" office:value="0.01" table:formula="of:=MIN([.$B91];[.$E91];[.$H91];[.$K91];[.$N91];[.$Q91];[.$T91];[.$W91];[.$Z91];[.$AC91];[.$AF91];[.$AI91];[.$AL91];[.$AO91];[.$AR91];[.$AU91];[.$AX91];[.$BA91];[.$BD91];[.$BG91];[.$BJ91];[.$BM91];[.$BP91];[.$BS91];[.$BV91];[.$BY91];[.$CB91];[.$CE91];[.$CH91])" table:style-name="ce1">
            <text:p>0,01</text:p>
          </table:table-cell>
          <table:table-cell office:value-type="float" office:value="32" table:formula="of:=MIN([.$C91];[.$F91];[.$I91];[.$L91];[.$O91];[.$R91];[.$U91];[.$X91];[.$AA91];[.$AD91];[.$AG91];[.$AJ91];[.$AM91];[.$AP91];[.$AV91];[.$AY91];[.$BB91];[.$BE91];[.$BH91];[.$BK91];[.$BN91];[.$BQ91];[.$BT91];[.$BW91];[.$BZ91];[.$CC91];[.$CF91];[.$CI91])" table:style-name="ce1">
            <text:p>32</text:p>
          </table:table-cell>
          <table:table-cell office:value-type="float" office:value="4" table:formula="of:=MIN([.$D91];[.$G91];[.$J91];[.$M91];[.$P91];[.$S91];[.$V91];[.$Y91];[.$AB91];[.$AE91];[.$AH91];[.$AK91];[.$AN91];[.$AQ91];[.$AW91];[.$AZ91];[.$BC91];[.$BF91];[.$BI91];[.$BL91];[.$BO91];[.$BR91];[.$BU91];[.$BX91];[.$CA91];[.$CD91];[.$CG91];[.$CJ91])" table:style-name="ce1">
            <text:p>4</text:p>
          </table:table-cell>
          <table:table-cell office:value-type="float" office:value="0.02" table:formula="of:=MEDIAN([.$B91];[.$E91];[.$H91];[.$K91];[.$N91];[.$Q91];[.$T91];[.$W91];[.$Z91];[.$AC91];[.$AF91];[.$AI91];[.$AL91];[.$AO91];[.$AR91];[.$AU91];[.$AX91];[.$BA91];[.$BD91];[.$BG91];[.$BJ91];[.$BM91];[.$BP91];[.$BS91];[.$BV91];[.$BY91];[.$CB91];[.$CE91];[.$CH91])" table:style-name="ce1">
            <text:p>0,02</text:p>
          </table:table-cell>
          <table:table-cell office:value-type="float" office:value="662" table:formula="of:=MEDIAN([.$C91];[.$F91];[.$I91];[.$L91];[.$O91];[.$R91];[.$U91];[.$X91];[.$AA91];[.$AD91];[.$AG91];[.$AJ91];[.$AM91];[.$AP91];[.$AV91];[.$AY91];[.$BB91];[.$BE91];[.$BH91];[.$BK91];[.$BN91];[.$BQ91];[.$BT91];[.$BW91];[.$BZ91];[.$CC91];[.$CF91];[.$CI91])" table:style-name="ce1">
            <text:p>662</text:p>
          </table:table-cell>
          <table:table-cell office:value-type="float" office:value="10" table:formula="of:=MEDIAN([.$D91];[.$G91];[.$J91];[.$M91];[.$P91];[.$S91];[.$V91];[.$Y91];[.$AB91];[.$AE91];[.$AH91];[.$AK91];[.$AN91];[.$AQ91];[.$AW91];[.$AZ91];[.$BC91];[.$BF91];[.$BI91];[.$BL91];[.$BO91];[.$BR91];[.$BU91];[.$BX91];[.$CA91];[.$CD91];[.$CG91];[.$CJ91])" table:style-name="ce1">
            <text:p>10</text:p>
          </table:table-cell>
          <table:table-cell office:value-type="float" office:value="1200" table:formula="of:=MAX([.$B91];[.$E91];[.$H91];[.$K91];[.$N91];[.$Q91];[.$T91];[.$W91];[.$Z91];[.$AC91];[.$AF91];[.$AI91];[.$AL91];[.$AO91];[.$AR91];[.$AU91];[.$AX91];[.$BA91];[.$BD91];[.$BG91];[.$BJ91];[.$BM91];[.$BP91];[.$BS91];[.$BV91];[.$BY91];[.$CB91];[.$CE91];[.$CH91])" table:style-name="ce1">
            <text:p>1200</text:p>
          </table:table-cell>
          <table:table-cell office:value-type="float" office:value="20018" table:formula="of:=MAX([.$C91];[.$F91];[.$I91];[.$L91];[.$O91];[.$R91];[.$U91];[.$X91];[.$AA91];[.$AD91];[.$AG91];[.$AJ91];[.$AM91];[.$AP91];[.$AV91];[.$AY91];[.$BB91];[.$BE91];[.$BH91];[.$BK91];[.$BN91];[.$BQ91];[.$BT91];[.$BW91];[.$BZ91];[.$CC91];[.$CF91];[.$CI91])" table:style-name="ce1">
            <text:p>20018</text:p>
          </table:table-cell>
          <table:table-cell office:value-type="float" office:value="21" table:formula="of:=MAX([.$D91];[.$G91];[.$J91];[.$M91];[.$P91];[.$S91];[.$V91];[.$Y91];[.$AB91];[.$AE91];[.$AH91];[.$AK91];[.$AN91];[.$AQ91];[.$AW91];[.$AZ91];[.$BC91];[.$BF91];[.$BI91];[.$BL91];[.$BO91];[.$BR91];[.$BU91];[.$BX91];[.$CA91];[.$CD91];[.$CG91];[.$CJ91])" table:style-name="ce1">
            <text:p>2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4_a3_w5_h8.lp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.09" table:style-name="ce1">
            <text:p>0,09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0.11" table:style-name="ce1">
            <text:p>0,11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,08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0.09" table:style-name="ce1">
            <text:p>0,09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0.12" table:style-name="ce1">
            <text:p>0,12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0.12" table:style-name="ce1">
            <text:p>0,12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54" table:style-name="ce1">
            <text:p>15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38" table:style-name="ce1">
            <text:p>1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92];[.$E92];[.$H92];[.$K92];[.$N92];[.$Q92];[.$T92];[.$W92];[.$Z92];[.$AC92];[.$AF92];[.$AI92];[.$AL92];[.$AO92];[.$AR92];[.$AU92];[.$AX92];[.$BA92];[.$BD92];[.$BG92];[.$BJ92];[.$BM92];[.$BP92];[.$BS92];[.$BV92];[.$BY92];[.$CB92];[.$CE92];[.$CH92])" table:style-name="ce1">
            <text:p>0</text:p>
          </table:table-cell>
          <table:table-cell office:value-type="float" office:value="16" table:formula="of:=MIN([.$C92];[.$F92];[.$I92];[.$L92];[.$O92];[.$R92];[.$U92];[.$X92];[.$AA92];[.$AD92];[.$AG92];[.$AJ92];[.$AM92];[.$AP92];[.$AV92];[.$AY92];[.$BB92];[.$BE92];[.$BH92];[.$BK92];[.$BN92];[.$BQ92];[.$BT92];[.$BW92];[.$BZ92];[.$CC92];[.$CF92];[.$CI92])" table:style-name="ce1">
            <text:p>16</text:p>
          </table:table-cell>
          <table:table-cell office:value-type="float" office:value="0" table:formula="of:=MIN([.$D92];[.$G92];[.$J92];[.$M92];[.$P92];[.$S92];[.$V92];[.$Y92];[.$AB92];[.$AE92];[.$AH92];[.$AK92];[.$AN92];[.$AQ92];[.$AW92];[.$AZ92];[.$BC92];[.$BF92];[.$BI92];[.$BL92];[.$BO92];[.$BR92];[.$BU92];[.$BX92];[.$CA92];[.$CD92];[.$CG92];[.$CJ92])" table:style-name="ce1">
            <text:p>0</text:p>
          </table:table-cell>
          <table:table-cell office:value-type="float" office:value="0.01" table:formula="of:=MEDIAN([.$B92];[.$E92];[.$H92];[.$K92];[.$N92];[.$Q92];[.$T92];[.$W92];[.$Z92];[.$AC92];[.$AF92];[.$AI92];[.$AL92];[.$AO92];[.$AR92];[.$AU92];[.$AX92];[.$BA92];[.$BD92];[.$BG92];[.$BJ92];[.$BM92];[.$BP92];[.$BS92];[.$BV92];[.$BY92];[.$CB92];[.$CE92];[.$CH92])" table:style-name="ce1">
            <text:p>0,01</text:p>
          </table:table-cell>
          <table:table-cell office:value-type="float" office:value="54" table:formula="of:=MEDIAN([.$C92];[.$F92];[.$I92];[.$L92];[.$O92];[.$R92];[.$U92];[.$X92];[.$AA92];[.$AD92];[.$AG92];[.$AJ92];[.$AM92];[.$AP92];[.$AV92];[.$AY92];[.$BB92];[.$BE92];[.$BH92];[.$BK92];[.$BN92];[.$BQ92];[.$BT92];[.$BW92];[.$BZ92];[.$CC92];[.$CF92];[.$CI92])" table:style-name="ce1">
            <text:p>54</text:p>
          </table:table-cell>
          <table:table-cell office:value-type="float" office:value="5.5" table:formula="of:=MEDIAN([.$D92];[.$G92];[.$J92];[.$M92];[.$P92];[.$S92];[.$V92];[.$Y92];[.$AB92];[.$AE92];[.$AH92];[.$AK92];[.$AN92];[.$AQ92];[.$AW92];[.$AZ92];[.$BC92];[.$BF92];[.$BI92];[.$BL92];[.$BO92];[.$BR92];[.$BU92];[.$BX92];[.$CA92];[.$CD92];[.$CG92];[.$CJ92])" table:style-name="ce1">
            <text:p>5,5</text:p>
          </table:table-cell>
          <table:table-cell office:value-type="float" office:value="1200" table:formula="of:=MAX([.$B92];[.$E92];[.$H92];[.$K92];[.$N92];[.$Q92];[.$T92];[.$W92];[.$Z92];[.$AC92];[.$AF92];[.$AI92];[.$AL92];[.$AO92];[.$AR92];[.$AU92];[.$AX92];[.$BA92];[.$BD92];[.$BG92];[.$BJ92];[.$BM92];[.$BP92];[.$BS92];[.$BV92];[.$BY92];[.$CB92];[.$CE92];[.$CH92])" table:style-name="ce1">
            <text:p>1200</text:p>
          </table:table-cell>
          <table:table-cell office:value-type="float" office:value="8008" table:formula="of:=MAX([.$C92];[.$F92];[.$I92];[.$L92];[.$O92];[.$R92];[.$U92];[.$X92];[.$AA92];[.$AD92];[.$AG92];[.$AJ92];[.$AM92];[.$AP92];[.$AV92];[.$AY92];[.$BB92];[.$BE92];[.$BH92];[.$BK92];[.$BN92];[.$BQ92];[.$BT92];[.$BW92];[.$BZ92];[.$CC92];[.$CF92];[.$CI92])" table:style-name="ce1">
            <text:p>8008</text:p>
          </table:table-cell>
          <table:table-cell office:value-type="float" office:value="11" table:formula="of:=MAX([.$D92];[.$G92];[.$J92];[.$M92];[.$P92];[.$S92];[.$V92];[.$Y92];[.$AB92];[.$AE92];[.$AH92];[.$AK92];[.$AN92];[.$AQ92];[.$AW92];[.$AZ92];[.$BC92];[.$BF92];[.$BI92];[.$BL92];[.$BO92];[.$BR92];[.$BU92];[.$BX92];[.$CA92];[.$CD92];[.$CG92];[.$CJ92])" table:style-name="ce1">
            <text:p>1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5_a1_w5_h1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,08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,08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,08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,08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,11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,11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8" table:style-name="ce1">
            <text:p>0,08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93];[.$E93];[.$H93];[.$K93];[.$N93];[.$Q93];[.$T93];[.$W93];[.$Z93];[.$AC93];[.$AF93];[.$AI93];[.$AL93];[.$AO93];[.$AR93];[.$AU93];[.$AX93];[.$BA93];[.$BD93];[.$BG93];[.$BJ93];[.$BM93];[.$BP93];[.$BS93];[.$BV93];[.$BY93];[.$CB93];[.$CE93];[.$CH93])" table:style-name="ce1">
            <text:p>0</text:p>
          </table:table-cell>
          <table:table-cell office:value-type="float" office:value="0" table:formula="of:=MIN([.$C93];[.$F93];[.$I93];[.$L93];[.$O93];[.$R93];[.$U93];[.$X93];[.$AA93];[.$AD93];[.$AG93];[.$AJ93];[.$AM93];[.$AP93];[.$AV93];[.$AY93];[.$BB93];[.$BE93];[.$BH93];[.$BK93];[.$BN93];[.$BQ93];[.$BT93];[.$BW93];[.$BZ93];[.$CC93];[.$CF93];[.$CI93])" table:style-name="ce1">
            <text:p>0</text:p>
          </table:table-cell>
          <table:table-cell office:value-type="float" office:value="0" table:formula="of:=MIN([.$D93];[.$G93];[.$J93];[.$M93];[.$P93];[.$S93];[.$V93];[.$Y93];[.$AB93];[.$AE93];[.$AH93];[.$AK93];[.$AN93];[.$AQ93];[.$AW93];[.$AZ93];[.$BC93];[.$BF93];[.$BI93];[.$BL93];[.$BO93];[.$BR93];[.$BU93];[.$BX93];[.$CA93];[.$CD93];[.$CG93];[.$CJ93])" table:style-name="ce1">
            <text:p>0</text:p>
          </table:table-cell>
          <table:table-cell office:value-type="float" office:value="0" table:formula="of:=MEDIAN([.$B93];[.$E93];[.$H93];[.$K93];[.$N93];[.$Q93];[.$T93];[.$W93];[.$Z93];[.$AC93];[.$AF93];[.$AI93];[.$AL93];[.$AO93];[.$AR93];[.$AU93];[.$AX93];[.$BA93];[.$BD93];[.$BG93];[.$BJ93];[.$BM93];[.$BP93];[.$BS93];[.$BV93];[.$BY93];[.$CB93];[.$CE93];[.$CH93])" table:style-name="ce1">
            <text:p>0</text:p>
          </table:table-cell>
          <table:table-cell office:value-type="float" office:value="0" table:formula="of:=MEDIAN([.$C93];[.$F93];[.$I93];[.$L93];[.$O93];[.$R93];[.$U93];[.$X93];[.$AA93];[.$AD93];[.$AG93];[.$AJ93];[.$AM93];[.$AP93];[.$AV93];[.$AY93];[.$BB93];[.$BE93];[.$BH93];[.$BK93];[.$BN93];[.$BQ93];[.$BT93];[.$BW93];[.$BZ93];[.$CC93];[.$CF93];[.$CI93])" table:style-name="ce1">
            <text:p>0</text:p>
          </table:table-cell>
          <table:table-cell office:value-type="float" office:value="0" table:formula="of:=MEDIAN([.$D93];[.$G93];[.$J93];[.$M93];[.$P93];[.$S93];[.$V93];[.$Y93];[.$AB93];[.$AE93];[.$AH93];[.$AK93];[.$AN93];[.$AQ93];[.$AW93];[.$AZ93];[.$BC93];[.$BF93];[.$BI93];[.$BL93];[.$BO93];[.$BR93];[.$BU93];[.$BX93];[.$CA93];[.$CD93];[.$CG93];[.$CJ93])" table:style-name="ce1">
            <text:p>0</text:p>
          </table:table-cell>
          <table:table-cell office:value-type="float" office:value="1200" table:formula="of:=MAX([.$B93];[.$E93];[.$H93];[.$K93];[.$N93];[.$Q93];[.$T93];[.$W93];[.$Z93];[.$AC93];[.$AF93];[.$AI93];[.$AL93];[.$AO93];[.$AR93];[.$AU93];[.$AX93];[.$BA93];[.$BD93];[.$BG93];[.$BJ93];[.$BM93];[.$BP93];[.$BS93];[.$BV93];[.$BY93];[.$CB93];[.$CE93];[.$CH93])" table:style-name="ce1">
            <text:p>1200</text:p>
          </table:table-cell>
          <table:table-cell office:value-type="float" office:value="4078" table:formula="of:=MAX([.$C93];[.$F93];[.$I93];[.$L93];[.$O93];[.$R93];[.$U93];[.$X93];[.$AA93];[.$AD93];[.$AG93];[.$AJ93];[.$AM93];[.$AP93];[.$AV93];[.$AY93];[.$BB93];[.$BE93];[.$BH93];[.$BK93];[.$BN93];[.$BQ93];[.$BT93];[.$BW93];[.$BZ93];[.$CC93];[.$CF93];[.$CI93])" table:style-name="ce1">
            <text:p>4078</text:p>
          </table:table-cell>
          <table:table-cell office:value-type="float" office:value="0" table:formula="of:=MAX([.$D93];[.$G93];[.$J93];[.$M93];[.$P93];[.$S93];[.$V93];[.$Y93];[.$AB93];[.$AE93];[.$AH93];[.$AK93];[.$AN93];[.$AQ93];[.$AW93];[.$AZ93];[.$BC93];[.$BF93];[.$BI93];[.$BL93];[.$BO93];[.$BR93];[.$BU93];[.$BX93];[.$CA93];[.$CD93];[.$CG93];[.$CJ93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7_a1_w5_h19.lp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.22" table:style-name="ce1">
            <text:p>0,22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,15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,15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.13" table:style-name="ce1">
            <text:p>0,13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.22" table:style-name="ce1">
            <text:p>0,22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4000000000000001" table:style-name="ce1">
            <text:p>0,14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94];[.$E94];[.$H94];[.$K94];[.$N94];[.$Q94];[.$T94];[.$W94];[.$Z94];[.$AC94];[.$AF94];[.$AI94];[.$AL94];[.$AO94];[.$AR94];[.$AU94];[.$AX94];[.$BA94];[.$BD94];[.$BG94];[.$BJ94];[.$BM94];[.$BP94];[.$BS94];[.$BV94];[.$BY94];[.$CB94];[.$CE94];[.$CH94])" table:style-name="ce1">
            <text:p>0</text:p>
          </table:table-cell>
          <table:table-cell office:value-type="float" office:value="3" table:formula="of:=MIN([.$C94];[.$F94];[.$I94];[.$L94];[.$O94];[.$R94];[.$U94];[.$X94];[.$AA94];[.$AD94];[.$AG94];[.$AJ94];[.$AM94];[.$AP94];[.$AV94];[.$AY94];[.$BB94];[.$BE94];[.$BH94];[.$BK94];[.$BN94];[.$BQ94];[.$BT94];[.$BW94];[.$BZ94];[.$CC94];[.$CF94];[.$CI94])" table:style-name="ce1">
            <text:p>3</text:p>
          </table:table-cell>
          <table:table-cell office:value-type="float" office:value="0" table:formula="of:=MIN([.$D94];[.$G94];[.$J94];[.$M94];[.$P94];[.$S94];[.$V94];[.$Y94];[.$AB94];[.$AE94];[.$AH94];[.$AK94];[.$AN94];[.$AQ94];[.$AW94];[.$AZ94];[.$BC94];[.$BF94];[.$BI94];[.$BL94];[.$BO94];[.$BR94];[.$BU94];[.$BX94];[.$CA94];[.$CD94];[.$CG94];[.$CJ94])" table:style-name="ce1">
            <text:p>0</text:p>
          </table:table-cell>
          <table:table-cell office:value-type="float" office:value="0" table:formula="of:=MEDIAN([.$B94];[.$E94];[.$H94];[.$K94];[.$N94];[.$Q94];[.$T94];[.$W94];[.$Z94];[.$AC94];[.$AF94];[.$AI94];[.$AL94];[.$AO94];[.$AR94];[.$AU94];[.$AX94];[.$BA94];[.$BD94];[.$BG94];[.$BJ94];[.$BM94];[.$BP94];[.$BS94];[.$BV94];[.$BY94];[.$CB94];[.$CE94];[.$CH94])" table:style-name="ce1">
            <text:p>0</text:p>
          </table:table-cell>
          <table:table-cell office:value-type="float" office:value="17" table:formula="of:=MEDIAN([.$C94];[.$F94];[.$I94];[.$L94];[.$O94];[.$R94];[.$U94];[.$X94];[.$AA94];[.$AD94];[.$AG94];[.$AJ94];[.$AM94];[.$AP94];[.$AV94];[.$AY94];[.$BB94];[.$BE94];[.$BH94];[.$BK94];[.$BN94];[.$BQ94];[.$BT94];[.$BW94];[.$BZ94];[.$CC94];[.$CF94];[.$CI94])" table:style-name="ce1">
            <text:p>17</text:p>
          </table:table-cell>
          <table:table-cell office:value-type="float" office:value="4" table:formula="of:=MEDIAN([.$D94];[.$G94];[.$J94];[.$M94];[.$P94];[.$S94];[.$V94];[.$Y94];[.$AB94];[.$AE94];[.$AH94];[.$AK94];[.$AN94];[.$AQ94];[.$AW94];[.$AZ94];[.$BC94];[.$BF94];[.$BI94];[.$BL94];[.$BO94];[.$BR94];[.$BU94];[.$BX94];[.$CA94];[.$CD94];[.$CG94];[.$CJ94])" table:style-name="ce1">
            <text:p>4</text:p>
          </table:table-cell>
          <table:table-cell office:value-type="float" office:value="1200" table:formula="of:=MAX([.$B94];[.$E94];[.$H94];[.$K94];[.$N94];[.$Q94];[.$T94];[.$W94];[.$Z94];[.$AC94];[.$AF94];[.$AI94];[.$AL94];[.$AO94];[.$AR94];[.$AU94];[.$AX94];[.$BA94];[.$BD94];[.$BG94];[.$BJ94];[.$BM94];[.$BP94];[.$BS94];[.$BV94];[.$BY94];[.$CB94];[.$CE94];[.$CH94])" table:style-name="ce1">
            <text:p>1200</text:p>
          </table:table-cell>
          <table:table-cell office:value-type="float" office:value="7122" table:formula="of:=MAX([.$C94];[.$F94];[.$I94];[.$L94];[.$O94];[.$R94];[.$U94];[.$X94];[.$AA94];[.$AD94];[.$AG94];[.$AJ94];[.$AM94];[.$AP94];[.$AV94];[.$AY94];[.$BB94];[.$BE94];[.$BH94];[.$BK94];[.$BN94];[.$BQ94];[.$BT94];[.$BW94];[.$BZ94];[.$CC94];[.$CF94];[.$CI94])" table:style-name="ce1">
            <text:p>7122</text:p>
          </table:table-cell>
          <table:table-cell office:value-type="float" office:value="12" table:formula="of:=MAX([.$D94];[.$G94];[.$J94];[.$M94];[.$P94];[.$S94];[.$V94];[.$Y94];[.$AB94];[.$AE94];[.$AH94];[.$AK94];[.$AN94];[.$AQ94];[.$AW94];[.$AZ94];[.$BC94];[.$BF94];[.$BI94];[.$BL94];[.$BO94];[.$BR94];[.$BU94];[.$BX94];[.$CA94];[.$CD94];[.$CG94];[.$CJ94])" table:style-name="ce1">
            <text:p>1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7_a2_w5_h28.lp</text:p>
          </table:table-cell>
          <table:table-cell office:value-type="float" office:value="0.02" table:style-name="ce1">
            <text:p>0,02</text:p>
          </table:table-cell>
          <table:table-cell office:value-type="float" office:value="144" table:style-name="ce1">
            <text:p>144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3">
            <text:p>0,01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3">
            <text:p>0,01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27" table:style-name="ce3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314" table:style-name="ce1">
            <text:p>314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148" table:style-name="ce1">
            <text:p>148</text:p>
          </table:table-cell>
          <table:table-cell office:value-type="float" office:value="30" table:style-name="ce2">
            <text:p>30</text:p>
          </table:table-cell>
          <table:table-cell office:value-type="float" office:value="0.01" table:style-name="ce3">
            <text:p>0,01</text:p>
          </table:table-cell>
          <table:table-cell office:value-type="float" office:value="27" table:style-name="ce3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.06" table:style-name="ce1">
            <text:p>1,06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1.22" table:style-name="ce1">
            <text:p>1,22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1.08" table:style-name="ce1">
            <text:p>1,08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1.29" table:style-name="ce1">
            <text:p>1,29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1.28" table:style-name="ce1">
            <text:p>1,28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1.34" table:style-name="ce1">
            <text:p>1,34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0.02" table:style-name="ce1">
            <text:p>0,02</text:p>
          </table:table-cell>
          <table:table-cell office:value-type="float" office:value="323" table:style-name="ce1">
            <text:p>323</text:p>
          </table:table-cell>
          <table:table-cell office:value-type="float" office:value="17" table:style-name="ce1">
            <text:p>17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17" table:style-name="ce1">
            <text:p>17</text:p>
          </table:table-cell>
          <table:table-cell office:value-type="float" office:value="0.02" table:style-name="ce1">
            <text:p>0,02</text:p>
          </table:table-cell>
          <table:table-cell office:value-type="float" office:value="323" table:style-name="ce1">
            <text:p>323</text:p>
          </table:table-cell>
          <table:table-cell office:value-type="float" office:value="17" table:style-name="ce1">
            <text:p>17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17" table:style-name="ce1">
            <text:p>17</text:p>
          </table:table-cell>
          <table:table-cell office:value-type="float" office:value="0.03" table:style-name="ce1">
            <text:p>0,03</text:p>
          </table:table-cell>
          <table:table-cell office:value-type="float" office:value="507" table:style-name="ce1">
            <text:p>507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3">
            <text:p>0,01</text:p>
          </table:table-cell>
          <table:table-cell office:value-type="float" office:value="1307" table:style-name="ce1">
            <text:p>1307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1315" table:style-name="ce1">
            <text:p>1315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89" table:style-name="ce1">
            <text:p>89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291" table:style-name="ce1">
            <text:p>291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314" table:style-name="ce1">
            <text:p>3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3">
            <text:p>0,01</text:p>
          </table:table-cell>
          <table:table-cell office:value-type="float" office:value="314" table:style-name="ce1">
            <text:p>3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3">
            <text:p>0,01</text:p>
          </table:table-cell>
          <table:table-cell office:value-type="float" office:value="27" table:style-name="ce3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321" table:style-name="ce1">
            <text:p>321</text:p>
          </table:table-cell>
          <table:table-cell office:value-type="float" office:value="17" table:style-name="ce1">
            <text:p>17</text:p>
          </table:table-cell>
          <table:table-cell office:value-type="float" office:value="0.01" table:formula="of:=MIN([.$B95];[.$E95];[.$H95];[.$K95];[.$N95];[.$Q95];[.$T95];[.$W95];[.$Z95];[.$AC95];[.$AF95];[.$AI95];[.$AL95];[.$AO95];[.$AR95];[.$AU95];[.$AX95];[.$BA95];[.$BD95];[.$BG95];[.$BJ95];[.$BM95];[.$BP95];[.$BS95];[.$BV95];[.$BY95];[.$CB95];[.$CE95];[.$CH95])" table:style-name="ce1">
            <text:p>0,01</text:p>
          </table:table-cell>
          <table:table-cell office:value-type="float" office:value="27" table:formula="of:=MIN([.$C95];[.$F95];[.$I95];[.$L95];[.$O95];[.$R95];[.$U95];[.$X95];[.$AA95];[.$AD95];[.$AG95];[.$AJ95];[.$AM95];[.$AP95];[.$AV95];[.$AY95];[.$BB95];[.$BE95];[.$BH95];[.$BK95];[.$BN95];[.$BQ95];[.$BT95];[.$BW95];[.$BZ95];[.$CC95];[.$CF95];[.$CI95])" table:style-name="ce1">
            <text:p>27</text:p>
          </table:table-cell>
          <table:table-cell office:value-type="float" office:value="2" table:formula="of:=MIN([.$D95];[.$G95];[.$J95];[.$M95];[.$P95];[.$S95];[.$V95];[.$Y95];[.$AB95];[.$AE95];[.$AH95];[.$AK95];[.$AN95];[.$AQ95];[.$AW95];[.$AZ95];[.$BC95];[.$BF95];[.$BI95];[.$BL95];[.$BO95];[.$BR95];[.$BU95];[.$BX95];[.$CA95];[.$CD95];[.$CG95];[.$CJ95])" table:style-name="ce1">
            <text:p>2</text:p>
          </table:table-cell>
          <table:table-cell office:value-type="float" office:value="0.02" table:formula="of:=MEDIAN([.$B95];[.$E95];[.$H95];[.$K95];[.$N95];[.$Q95];[.$T95];[.$W95];[.$Z95];[.$AC95];[.$AF95];[.$AI95];[.$AL95];[.$AO95];[.$AR95];[.$AU95];[.$AX95];[.$BA95];[.$BD95];[.$BG95];[.$BJ95];[.$BM95];[.$BP95];[.$BS95];[.$BV95];[.$BY95];[.$CB95];[.$CE95];[.$CH95])" table:style-name="ce1">
            <text:p>0,02</text:p>
          </table:table-cell>
          <table:table-cell office:value-type="float" office:value="322" table:formula="of:=MEDIAN([.$C95];[.$F95];[.$I95];[.$L95];[.$O95];[.$R95];[.$U95];[.$X95];[.$AA95];[.$AD95];[.$AG95];[.$AJ95];[.$AM95];[.$AP95];[.$AV95];[.$AY95];[.$BB95];[.$BE95];[.$BH95];[.$BK95];[.$BN95];[.$BQ95];[.$BT95];[.$BW95];[.$BZ95];[.$CC95];[.$CF95];[.$CI95])" table:style-name="ce1">
            <text:p>322</text:p>
          </table:table-cell>
          <table:table-cell office:value-type="float" office:value="17" table:formula="of:=MEDIAN([.$D95];[.$G95];[.$J95];[.$M95];[.$P95];[.$S95];[.$V95];[.$Y95];[.$AB95];[.$AE95];[.$AH95];[.$AK95];[.$AN95];[.$AQ95];[.$AW95];[.$AZ95];[.$BC95];[.$BF95];[.$BI95];[.$BL95];[.$BO95];[.$BR95];[.$BU95];[.$BX95];[.$CA95];[.$CD95];[.$CG95];[.$CJ95])" table:style-name="ce1">
            <text:p>17</text:p>
          </table:table-cell>
          <table:table-cell office:value-type="float" office:value="1200" table:formula="of:=MAX([.$B95];[.$E95];[.$H95];[.$K95];[.$N95];[.$Q95];[.$T95];[.$W95];[.$Z95];[.$AC95];[.$AF95];[.$AI95];[.$AL95];[.$AO95];[.$AR95];[.$AU95];[.$AX95];[.$BA95];[.$BD95];[.$BG95];[.$BJ95];[.$BM95];[.$BP95];[.$BS95];[.$BV95];[.$BY95];[.$CB95];[.$CE95];[.$CH95])" table:style-name="ce1">
            <text:p>1200</text:p>
          </table:table-cell>
          <table:table-cell office:value-type="float" office:value="24596" table:formula="of:=MAX([.$C95];[.$F95];[.$I95];[.$L95];[.$O95];[.$R95];[.$U95];[.$X95];[.$AA95];[.$AD95];[.$AG95];[.$AJ95];[.$AM95];[.$AP95];[.$AV95];[.$AY95];[.$BB95];[.$BE95];[.$BH95];[.$BK95];[.$BN95];[.$BQ95];[.$BT95];[.$BW95];[.$BZ95];[.$CC95];[.$CF95];[.$CI95])" table:style-name="ce1">
            <text:p>24596</text:p>
          </table:table-cell>
          <table:table-cell office:value-type="float" office:value="30" table:formula="of:=MAX([.$D95];[.$G95];[.$J95];[.$M95];[.$P95];[.$S95];[.$V95];[.$Y95];[.$AB95];[.$AE95];[.$AH95];[.$AK95];[.$AN95];[.$AQ95];[.$AW95];[.$AZ95];[.$BC95];[.$BF95];[.$BI95];[.$BL95];[.$BO95];[.$BR95];[.$BU95];[.$BX95];[.$CA95];[.$CD95];[.$CG95];[.$CJ95])" table:style-name="ce1">
            <text:p>3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8_a2_w5_h20.lp</text:p>
          </table:table-cell>
          <table:table-cell office:value-type="float" office:value="0.01" table:style-name="ce1">
            <text:p>0,01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57" table:style-name="ce1">
            <text:p>457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712" table:style-name="ce1">
            <text:p>712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2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32" table:style-name="ce1">
            <text:p>0,32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34" table:style-name="ce1">
            <text:p>0,34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37" table:style-name="ce1">
            <text:p>0,37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33" table:style-name="ce1">
            <text:p>0,33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32" table:style-name="ce1">
            <text:p>0,32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3" table:style-name="ce1">
            <text:p>0,33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09" table:style-name="ce1">
            <text:p>209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209" table:style-name="ce1">
            <text:p>20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09" table:style-name="ce1">
            <text:p>20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09" table:style-name="ce1">
            <text:p>20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62" table:style-name="ce1">
            <text:p>162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852" table:style-name="ce1">
            <text:p>852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852" table:style-name="ce1">
            <text:p>852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12" table:style-name="ce1">
            <text:p>712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712" table:style-name="ce1">
            <text:p>712</text:p>
          </table:table-cell>
          <table:table-cell office:value-type="float" office:value="2" table:style-name="ce3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4" table:style-name="ce1">
            <text:p>4</text:p>
          </table:table-cell>
          <table:table-cell office:value-type="float" office:value="0.01" table:formula="of:=MIN([.$B96];[.$E96];[.$H96];[.$K96];[.$N96];[.$Q96];[.$T96];[.$W96];[.$Z96];[.$AC96];[.$AF96];[.$AI96];[.$AL96];[.$AO96];[.$AR96];[.$AU96];[.$AX96];[.$BA96];[.$BD96];[.$BG96];[.$BJ96];[.$BM96];[.$BP96];[.$BS96];[.$BV96];[.$BY96];[.$CB96];[.$CE96];[.$CH96])" table:style-name="ce1">
            <text:p>0,01</text:p>
          </table:table-cell>
          <table:table-cell office:value-type="float" office:value="24" table:formula="of:=MIN([.$C96];[.$F96];[.$I96];[.$L96];[.$O96];[.$R96];[.$U96];[.$X96];[.$AA96];[.$AD96];[.$AG96];[.$AJ96];[.$AM96];[.$AP96];[.$AV96];[.$AY96];[.$BB96];[.$BE96];[.$BH96];[.$BK96];[.$BN96];[.$BQ96];[.$BT96];[.$BW96];[.$BZ96];[.$CC96];[.$CF96];[.$CI96])" table:style-name="ce1">
            <text:p>24</text:p>
          </table:table-cell>
          <table:table-cell office:value-type="float" office:value="2" table:formula="of:=MIN([.$D96];[.$G96];[.$J96];[.$M96];[.$P96];[.$S96];[.$V96];[.$Y96];[.$AB96];[.$AE96];[.$AH96];[.$AK96];[.$AN96];[.$AQ96];[.$AW96];[.$AZ96];[.$BC96];[.$BF96];[.$BI96];[.$BL96];[.$BO96];[.$BR96];[.$BU96];[.$BX96];[.$CA96];[.$CD96];[.$CG96];[.$CJ96])" table:style-name="ce1">
            <text:p>2</text:p>
          </table:table-cell>
          <table:table-cell office:value-type="float" office:value="0.01" table:formula="of:=MEDIAN([.$B96];[.$E96];[.$H96];[.$K96];[.$N96];[.$Q96];[.$T96];[.$W96];[.$Z96];[.$AC96];[.$AF96];[.$AI96];[.$AL96];[.$AO96];[.$AR96];[.$AU96];[.$AX96];[.$BA96];[.$BD96];[.$BG96];[.$BJ96];[.$BM96];[.$BP96];[.$BS96];[.$BV96];[.$BY96];[.$CB96];[.$CE96];[.$CH96])" table:style-name="ce1">
            <text:p>0,01</text:p>
          </table:table-cell>
          <table:table-cell office:value-type="float" office:value="209" table:formula="of:=MEDIAN([.$C96];[.$F96];[.$I96];[.$L96];[.$O96];[.$R96];[.$U96];[.$X96];[.$AA96];[.$AD96];[.$AG96];[.$AJ96];[.$AM96];[.$AP96];[.$AV96];[.$AY96];[.$BB96];[.$BE96];[.$BH96];[.$BK96];[.$BN96];[.$BQ96];[.$BT96];[.$BW96];[.$BZ96];[.$CC96];[.$CF96];[.$CI96])" table:style-name="ce1">
            <text:p>209</text:p>
          </table:table-cell>
          <table:table-cell office:value-type="float" office:value="4" table:formula="of:=MEDIAN([.$D96];[.$G96];[.$J96];[.$M96];[.$P96];[.$S96];[.$V96];[.$Y96];[.$AB96];[.$AE96];[.$AH96];[.$AK96];[.$AN96];[.$AQ96];[.$AW96];[.$AZ96];[.$BC96];[.$BF96];[.$BI96];[.$BL96];[.$BO96];[.$BR96];[.$BU96];[.$BX96];[.$CA96];[.$CD96];[.$CG96];[.$CJ96])" table:style-name="ce1">
            <text:p>4</text:p>
          </table:table-cell>
          <table:table-cell office:value-type="float" office:value="1200" table:formula="of:=MAX([.$B96];[.$E96];[.$H96];[.$K96];[.$N96];[.$Q96];[.$T96];[.$W96];[.$Z96];[.$AC96];[.$AF96];[.$AI96];[.$AL96];[.$AO96];[.$AR96];[.$AU96];[.$AX96];[.$BA96];[.$BD96];[.$BG96];[.$BJ96];[.$BM96];[.$BP96];[.$BS96];[.$BV96];[.$BY96];[.$CB96];[.$CE96];[.$CH96])" table:style-name="ce1">
            <text:p>1200</text:p>
          </table:table-cell>
          <table:table-cell office:value-type="float" office:value="18619" table:formula="of:=MAX([.$C96];[.$F96];[.$I96];[.$L96];[.$O96];[.$R96];[.$U96];[.$X96];[.$AA96];[.$AD96];[.$AG96];[.$AJ96];[.$AM96];[.$AP96];[.$AV96];[.$AY96];[.$BB96];[.$BE96];[.$BH96];[.$BK96];[.$BN96];[.$BQ96];[.$BT96];[.$BW96];[.$BZ96];[.$CC96];[.$CF96];[.$CI96])" table:style-name="ce1">
            <text:p>18619</text:p>
          </table:table-cell>
          <table:table-cell office:value-type="float" office:value="10" table:formula="of:=MAX([.$D96];[.$G96];[.$J96];[.$M96];[.$P96];[.$S96];[.$V96];[.$Y96];[.$AB96];[.$AE96];[.$AH96];[.$AK96];[.$AN96];[.$AQ96];[.$AW96];[.$AZ96];[.$BC96];[.$BF96];[.$BI96];[.$BL96];[.$BO96];[.$BR96];[.$BU96];[.$BX96];[.$CA96];[.$CD96];[.$CG96];[.$CJ96])" table:style-name="ce1">
            <text:p>1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8_a3_w5_h31.lp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24" table:style-name="ce1">
            <text:p>124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3">
            <text:p>0,03</text:p>
          </table:table-cell>
          <table:table-cell office:value-type="float" office:value="535" table:style-name="ce1">
            <text:p>535</text:p>
          </table:table-cell>
          <table:table-cell office:value-type="float" office:value="7" table:style-name="ce1">
            <text:p>7</text:p>
          </table:table-cell>
          <table:table-cell office:value-type="float" office:value="0.03" table:style-name="ce3">
            <text:p>0,03</text:p>
          </table:table-cell>
          <table:table-cell office:value-type="float" office:value="78" table:style-name="ce3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0.04" table:style-name="ce1">
            <text:p>0,04</text:p>
          </table:table-cell>
          <table:table-cell office:value-type="float" office:value="78" table:style-name="ce3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0.09" table:style-name="ce1">
            <text:p>0,09</text:p>
          </table:table-cell>
          <table:table-cell office:value-type="float" office:value="196" table:style-name="ce1">
            <text:p>196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3618" table:style-name="ce1">
            <text:p>3618</text:p>
          </table:table-cell>
          <table:table-cell office:value-type="float" office:value="4" table:style-name="ce3">
            <text:p>4</text:p>
          </table:table-cell>
          <table:table-cell office:value-type="float" office:value="0.03" table:style-name="ce3">
            <text:p>0,03</text:p>
          </table:table-cell>
          <table:table-cell office:value-type="float" office:value="127" table:style-name="ce1">
            <text:p>127</text:p>
          </table:table-cell>
          <table:table-cell office:value-type="float" office:value="12" table:style-name="ce1">
            <text:p>12</text:p>
          </table:table-cell>
          <table:table-cell office:value-type="float" office:value="0.06" table:style-name="ce1">
            <text:p>0,06</text:p>
          </table:table-cell>
          <table:table-cell office:value-type="float" office:value="196" table:style-name="ce1">
            <text:p>196</text:p>
          </table:table-cell>
          <table:table-cell office:value-type="float" office:value="16" table:style-name="ce1">
            <text:p>16</text:p>
          </table:table-cell>
          <table:table-cell office:value-type="float" office:value="2.54" table:style-name="ce1">
            <text:p>2,54</text:p>
          </table:table-cell>
          <table:table-cell office:value-type="float" office:value="82769" table:style-name="ce1">
            <text:p>82769</text:p>
          </table:table-cell>
          <table:table-cell office:value-type="float" office:value="39" table:style-name="ce1">
            <text:p>39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82769" table:style-name="ce1">
            <text:p>82769</text:p>
          </table:table-cell>
          <table:table-cell office:value-type="float" office:value="39" table:style-name="ce1">
            <text:p>39</text:p>
          </table:table-cell>
          <table:table-cell office:value-type="float" office:value="2.66" table:style-name="ce1">
            <text:p>2,66</text:p>
          </table:table-cell>
          <table:table-cell office:value-type="float" office:value="83640" table:style-name="ce1">
            <text:p>83640</text:p>
          </table:table-cell>
          <table:table-cell office:value-type="float" office:value="39" table:style-name="ce1">
            <text:p>39</text:p>
          </table:table-cell>
          <table:table-cell office:value-type="float" office:value="3.33" table:style-name="ce1">
            <text:p>3,33</text:p>
          </table:table-cell>
          <table:table-cell office:value-type="float" office:value="140184" table:style-name="ce2">
            <text:p>140184</text:p>
          </table:table-cell>
          <table:table-cell office:value-type="float" office:value="43" table:style-name="ce2">
            <text:p>43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82769" table:style-name="ce1">
            <text:p>82769</text:p>
          </table:table-cell>
          <table:table-cell office:value-type="float" office:value="39" table:style-name="ce1">
            <text:p>39</text:p>
          </table:table-cell>
          <table:table-cell office:value-type="float" office:value="2.98" table:style-name="ce1">
            <text:p>2,98</text:p>
          </table:table-cell>
          <table:table-cell office:value-type="float" office:value="82769" table:style-name="ce1">
            <text:p>82769</text:p>
          </table:table-cell>
          <table:table-cell office:value-type="float" office:value="39" table:style-name="ce1">
            <text:p>3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3.44" table:style-name="ce1">
            <text:p>3,44</text:p>
          </table:table-cell>
          <table:table-cell office:value-type="float" office:value="140184" table:style-name="ce2">
            <text:p>140184</text:p>
          </table:table-cell>
          <table:table-cell office:value-type="float" office:value="43" table:style-name="ce2">
            <text:p>43</text:p>
          </table:table-cell>
          <table:table-cell office:value-type="float" office:value="0.04" table:style-name="ce1">
            <text:p>0,04</text:p>
          </table:table-cell>
          <table:table-cell office:value-type="float" office:value="631" table:style-name="ce1">
            <text:p>631</text:p>
          </table:table-cell>
          <table:table-cell office:value-type="float" office:value="12" table:style-name="ce1">
            <text:p>12</text:p>
          </table:table-cell>
          <table:table-cell office:value-type="float" office:value="0.04" table:style-name="ce1">
            <text:p>0,04</text:p>
          </table:table-cell>
          <table:table-cell office:value-type="float" office:value="631" table:style-name="ce1">
            <text:p>631</text:p>
          </table:table-cell>
          <table:table-cell office:value-type="float" office:value="12" table:style-name="ce1">
            <text:p>12</text:p>
          </table:table-cell>
          <table:table-cell office:value-type="float" office:value="0.04" table:style-name="ce1">
            <text:p>0,04</text:p>
          </table:table-cell>
          <table:table-cell office:value-type="float" office:value="631" table:style-name="ce1">
            <text:p>631</text:p>
          </table:table-cell>
          <table:table-cell office:value-type="float" office:value="12" table:style-name="ce1">
            <text:p>12</text:p>
          </table:table-cell>
          <table:table-cell office:value-type="float" office:value="0.04" table:style-name="ce1">
            <text:p>0,04</text:p>
          </table:table-cell>
          <table:table-cell office:value-type="float" office:value="631" table:style-name="ce1">
            <text:p>631</text:p>
          </table:table-cell>
          <table:table-cell office:value-type="float" office:value="12" table:style-name="ce1">
            <text:p>12</text:p>
          </table:table-cell>
          <table:table-cell office:value-type="float" office:value="0.04" table:style-name="ce1">
            <text:p>0,04</text:p>
          </table:table-cell>
          <table:table-cell office:value-type="float" office:value="233" table:style-name="ce1">
            <text:p>233</text:p>
          </table:table-cell>
          <table:table-cell office:value-type="float" office:value="9" table:style-name="ce1">
            <text:p>9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5826" table:style-name="ce1">
            <text:p>5826</text:p>
          </table:table-cell>
          <table:table-cell office:value-type="float" office:value="8" table:style-name="ce1">
            <text:p>8</text:p>
          </table:table-cell>
          <table:table-cell office:value-type="float" office:value="0.15" table:style-name="ce1">
            <text:p>0,15</text:p>
          </table:table-cell>
          <table:table-cell office:value-type="float" office:value="8767" table:style-name="ce1">
            <text:p>8767</text:p>
          </table:table-cell>
          <table:table-cell office:value-type="float" office:value="11" table:style-name="ce1">
            <text:p>11</text:p>
          </table:table-cell>
          <table:table-cell office:value-type="float" office:value="0.17" table:style-name="ce1">
            <text:p>0,17</text:p>
          </table:table-cell>
          <table:table-cell office:value-type="float" office:value="787" table:style-name="ce1">
            <text:p>787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3">
            <text:p>0,03</text:p>
          </table:table-cell>
          <table:table-cell office:value-type="float" office:value="630" table:style-name="ce1">
            <text:p>630</text:p>
          </table:table-cell>
          <table:table-cell office:value-type="float" office:value="12" table:style-name="ce1">
            <text:p>12</text:p>
          </table:table-cell>
          <table:table-cell office:value-type="float" office:value="0.05" table:style-name="ce1">
            <text:p>0,05</text:p>
          </table:table-cell>
          <table:table-cell office:value-type="float" office:value="3618" table:style-name="ce1">
            <text:p>3618</text:p>
          </table:table-cell>
          <table:table-cell office:value-type="float" office:value="4" table:style-name="ce3">
            <text:p>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618" table:style-name="ce1">
            <text:p>3618</text:p>
          </table:table-cell>
          <table:table-cell office:value-type="float" office:value="4" table:style-name="ce3">
            <text:p>4</text:p>
          </table:table-cell>
          <table:table-cell office:value-type="float" office:value="0.08" table:style-name="ce1">
            <text:p>0,08</text:p>
          </table:table-cell>
          <table:table-cell office:value-type="float" office:value="196" table:style-name="ce1">
            <text:p>196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630" table:style-name="ce1">
            <text:p>630</text:p>
          </table:table-cell>
          <table:table-cell office:value-type="float" office:value="12" table:style-name="ce1">
            <text:p>12</text:p>
          </table:table-cell>
          <table:table-cell office:value-type="float" office:value="0.03" table:formula="of:=MIN([.$B97];[.$E97];[.$H97];[.$K97];[.$N97];[.$Q97];[.$T97];[.$W97];[.$Z97];[.$AC97];[.$AF97];[.$AI97];[.$AL97];[.$AO97];[.$AR97];[.$AU97];[.$AX97];[.$BA97];[.$BD97];[.$BG97];[.$BJ97];[.$BM97];[.$BP97];[.$BS97];[.$BV97];[.$BY97];[.$CB97];[.$CE97];[.$CH97])" table:style-name="ce1">
            <text:p>0,03</text:p>
          </table:table-cell>
          <table:table-cell office:value-type="float" office:value="78" table:formula="of:=MIN([.$C97];[.$F97];[.$I97];[.$L97];[.$O97];[.$R97];[.$U97];[.$X97];[.$AA97];[.$AD97];[.$AG97];[.$AJ97];[.$AM97];[.$AP97];[.$AV97];[.$AY97];[.$BB97];[.$BE97];[.$BH97];[.$BK97];[.$BN97];[.$BQ97];[.$BT97];[.$BW97];[.$BZ97];[.$CC97];[.$CF97];[.$CI97])" table:style-name="ce1">
            <text:p>78</text:p>
          </table:table-cell>
          <table:table-cell office:value-type="float" office:value="4" table:formula="of:=MIN([.$D97];[.$G97];[.$J97];[.$M97];[.$P97];[.$S97];[.$V97];[.$Y97];[.$AB97];[.$AE97];[.$AH97];[.$AK97];[.$AN97];[.$AQ97];[.$AW97];[.$AZ97];[.$BC97];[.$BF97];[.$BI97];[.$BL97];[.$BO97];[.$BR97];[.$BU97];[.$BX97];[.$CA97];[.$CD97];[.$CG97];[.$CJ97])" table:style-name="ce1">
            <text:p>4</text:p>
          </table:table-cell>
          <table:table-cell office:value-type="float" office:value="7.0000000000000007E-2" table:formula="of:=MEDIAN([.$B97];[.$E97];[.$H97];[.$K97];[.$N97];[.$Q97];[.$T97];[.$W97];[.$Z97];[.$AC97];[.$AF97];[.$AI97];[.$AL97];[.$AO97];[.$AR97];[.$AU97];[.$AX97];[.$BA97];[.$BD97];[.$BG97];[.$BJ97];[.$BM97];[.$BP97];[.$BS97];[.$BV97];[.$BY97];[.$CB97];[.$CE97];[.$CH97])" table:style-name="ce1">
            <text:p>0,07</text:p>
          </table:table-cell>
          <table:table-cell office:value-type="float" office:value="631" table:formula="of:=MEDIAN([.$C97];[.$F97];[.$I97];[.$L97];[.$O97];[.$R97];[.$U97];[.$X97];[.$AA97];[.$AD97];[.$AG97];[.$AJ97];[.$AM97];[.$AP97];[.$AV97];[.$AY97];[.$BB97];[.$BE97];[.$BH97];[.$BK97];[.$BN97];[.$BQ97];[.$BT97];[.$BW97];[.$BZ97];[.$CC97];[.$CF97];[.$CI97])" table:style-name="ce1">
            <text:p>631</text:p>
          </table:table-cell>
          <table:table-cell office:value-type="float" office:value="12" table:formula="of:=MEDIAN([.$D97];[.$G97];[.$J97];[.$M97];[.$P97];[.$S97];[.$V97];[.$Y97];[.$AB97];[.$AE97];[.$AH97];[.$AK97];[.$AN97];[.$AQ97];[.$AW97];[.$AZ97];[.$BC97];[.$BF97];[.$BI97];[.$BL97];[.$BO97];[.$BR97];[.$BU97];[.$BX97];[.$CA97];[.$CD97];[.$CG97];[.$CJ97])" table:style-name="ce1">
            <text:p>12</text:p>
          </table:table-cell>
          <table:table-cell office:value-type="float" office:value="1200" table:formula="of:=MAX([.$B97];[.$E97];[.$H97];[.$K97];[.$N97];[.$Q97];[.$T97];[.$W97];[.$Z97];[.$AC97];[.$AF97];[.$AI97];[.$AL97];[.$AO97];[.$AR97];[.$AU97];[.$AX97];[.$BA97];[.$BD97];[.$BG97];[.$BJ97];[.$BM97];[.$BP97];[.$BS97];[.$BV97];[.$BY97];[.$CB97];[.$CE97];[.$CH97])" table:style-name="ce1">
            <text:p>1200</text:p>
          </table:table-cell>
          <table:table-cell office:value-type="float" office:value="140184" table:formula="of:=MAX([.$C97];[.$F97];[.$I97];[.$L97];[.$O97];[.$R97];[.$U97];[.$X97];[.$AA97];[.$AD97];[.$AG97];[.$AJ97];[.$AM97];[.$AP97];[.$AV97];[.$AY97];[.$BB97];[.$BE97];[.$BH97];[.$BK97];[.$BN97];[.$BQ97];[.$BT97];[.$BW97];[.$BZ97];[.$CC97];[.$CF97];[.$CI97])" table:style-name="ce1">
            <text:p>140184</text:p>
          </table:table-cell>
          <table:table-cell office:value-type="float" office:value="43" table:formula="of:=MAX([.$D97];[.$G97];[.$J97];[.$M97];[.$P97];[.$S97];[.$V97];[.$Y97];[.$AB97];[.$AE97];[.$AH97];[.$AK97];[.$AN97];[.$AQ97];[.$AW97];[.$AZ97];[.$BC97];[.$BF97];[.$BI97];[.$BL97];[.$BO97];[.$BR97];[.$BU97];[.$BX97];[.$CA97];[.$CD97];[.$CG97];[.$CJ97])" table:style-name="ce1">
            <text:p>4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9_a1_w5_h11.lp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,09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,09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,09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7.0000000000000007E-2" table:style-name="ce1">
            <text:p>0,07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98];[.$E98];[.$H98];[.$K98];[.$N98];[.$Q98];[.$T98];[.$W98];[.$Z98];[.$AC98];[.$AF98];[.$AI98];[.$AL98];[.$AO98];[.$AR98];[.$AU98];[.$AX98];[.$BA98];[.$BD98];[.$BG98];[.$BJ98];[.$BM98];[.$BP98];[.$BS98];[.$BV98];[.$BY98];[.$CB98];[.$CE98];[.$CH98])" table:style-name="ce1">
            <text:p>0</text:p>
          </table:table-cell>
          <table:table-cell office:value-type="float" office:value="2" table:formula="of:=MIN([.$C98];[.$F98];[.$I98];[.$L98];[.$O98];[.$R98];[.$U98];[.$X98];[.$AA98];[.$AD98];[.$AG98];[.$AJ98];[.$AM98];[.$AP98];[.$AV98];[.$AY98];[.$BB98];[.$BE98];[.$BH98];[.$BK98];[.$BN98];[.$BQ98];[.$BT98];[.$BW98];[.$BZ98];[.$CC98];[.$CF98];[.$CI98])" table:style-name="ce1">
            <text:p>2</text:p>
          </table:table-cell>
          <table:table-cell office:value-type="float" office:value="0" table:formula="of:=MIN([.$D98];[.$G98];[.$J98];[.$M98];[.$P98];[.$S98];[.$V98];[.$Y98];[.$AB98];[.$AE98];[.$AH98];[.$AK98];[.$AN98];[.$AQ98];[.$AW98];[.$AZ98];[.$BC98];[.$BF98];[.$BI98];[.$BL98];[.$BO98];[.$BR98];[.$BU98];[.$BX98];[.$CA98];[.$CD98];[.$CG98];[.$CJ98])" table:style-name="ce1">
            <text:p>0</text:p>
          </table:table-cell>
          <table:table-cell office:value-type="float" office:value="0" table:formula="of:=MEDIAN([.$B98];[.$E98];[.$H98];[.$K98];[.$N98];[.$Q98];[.$T98];[.$W98];[.$Z98];[.$AC98];[.$AF98];[.$AI98];[.$AL98];[.$AO98];[.$AR98];[.$AU98];[.$AX98];[.$BA98];[.$BD98];[.$BG98];[.$BJ98];[.$BM98];[.$BP98];[.$BS98];[.$BV98];[.$BY98];[.$CB98];[.$CE98];[.$CH98])" table:style-name="ce1">
            <text:p>0</text:p>
          </table:table-cell>
          <table:table-cell office:value-type="float" office:value="10" table:formula="of:=MEDIAN([.$C98];[.$F98];[.$I98];[.$L98];[.$O98];[.$R98];[.$U98];[.$X98];[.$AA98];[.$AD98];[.$AG98];[.$AJ98];[.$AM98];[.$AP98];[.$AV98];[.$AY98];[.$BB98];[.$BE98];[.$BH98];[.$BK98];[.$BN98];[.$BQ98];[.$BT98];[.$BW98];[.$BZ98];[.$CC98];[.$CF98];[.$CI98])" table:style-name="ce1">
            <text:p>10</text:p>
          </table:table-cell>
          <table:table-cell office:value-type="float" office:value="2" table:formula="of:=MEDIAN([.$D98];[.$G98];[.$J98];[.$M98];[.$P98];[.$S98];[.$V98];[.$Y98];[.$AB98];[.$AE98];[.$AH98];[.$AK98];[.$AN98];[.$AQ98];[.$AW98];[.$AZ98];[.$BC98];[.$BF98];[.$BI98];[.$BL98];[.$BO98];[.$BR98];[.$BU98];[.$BX98];[.$CA98];[.$CD98];[.$CG98];[.$CJ98])" table:style-name="ce1">
            <text:p>2</text:p>
          </table:table-cell>
          <table:table-cell office:value-type="float" office:value="1200" table:formula="of:=MAX([.$B98];[.$E98];[.$H98];[.$K98];[.$N98];[.$Q98];[.$T98];[.$W98];[.$Z98];[.$AC98];[.$AF98];[.$AI98];[.$AL98];[.$AO98];[.$AR98];[.$AU98];[.$AX98];[.$BA98];[.$BD98];[.$BG98];[.$BJ98];[.$BM98];[.$BP98];[.$BS98];[.$BV98];[.$BY98];[.$CB98];[.$CE98];[.$CH98])" table:style-name="ce1">
            <text:p>1200</text:p>
          </table:table-cell>
          <table:table-cell office:value-type="float" office:value="4888" table:formula="of:=MAX([.$C98];[.$F98];[.$I98];[.$L98];[.$O98];[.$R98];[.$U98];[.$X98];[.$AA98];[.$AD98];[.$AG98];[.$AJ98];[.$AM98];[.$AP98];[.$AV98];[.$AY98];[.$BB98];[.$BE98];[.$BH98];[.$BK98];[.$BN98];[.$BQ98];[.$BT98];[.$BW98];[.$BZ98];[.$CC98];[.$CF98];[.$CI98])" table:style-name="ce1">
            <text:p>4888</text:p>
          </table:table-cell>
          <table:table-cell office:value-type="float" office:value="6" table:formula="of:=MAX([.$D98];[.$G98];[.$J98];[.$M98];[.$P98];[.$S98];[.$V98];[.$Y98];[.$AB98];[.$AE98];[.$AH98];[.$AK98];[.$AN98];[.$AQ98];[.$AW98];[.$AZ98];[.$BC98];[.$BF98];[.$BI98];[.$BL98];[.$BO98];[.$BR98];[.$BU98];[.$BX98];[.$CA98];[.$CD98];[.$CG98];[.$CJ98])" table:style-name="ce1">
            <text:p>6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9_a3_w5_h26.lp</text:p>
          </table:table-cell>
          <table:table-cell office:value-type="float" office:value="0.03" table:style-name="ce1">
            <text:p>0,03</text:p>
          </table:table-cell>
          <table:table-cell office:value-type="float" office:value="105" table:style-name="ce1">
            <text:p>105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3">
            <text:p>0,02</text:p>
          </table:table-cell>
          <table:table-cell office:value-type="float" office:value="629" table:style-name="ce1">
            <text:p>629</text:p>
          </table:table-cell>
          <table:table-cell office:value-type="float" office:value="0" table:style-name="ce3">
            <text:p>0</text:p>
          </table:table-cell>
          <table:table-cell office:value-type="float" office:value="0.02" table:style-name="ce3">
            <text:p>0,02</text:p>
          </table:table-cell>
          <table:table-cell office:value-type="float" office:value="55" table:style-name="ce3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55" table:style-name="ce3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33" table:style-name="ce1">
            <text:p>233</text:p>
          </table:table-cell>
          <table:table-cell office:value-type="float" office:value="29" table:style-name="ce1">
            <text:p>29</text:p>
          </table:table-cell>
          <table:table-cell office:value-type="float" office:value="0.03" table:style-name="ce1">
            <text:p>0,03</text:p>
          </table:table-cell>
          <table:table-cell office:value-type="float" office:value="2569" table:style-name="ce1">
            <text:p>2569</text:p>
          </table:table-cell>
          <table:table-cell office:value-type="float" office:value="5" table:style-name="ce1">
            <text:p>5</text:p>
          </table:table-cell>
          <table:table-cell office:value-type="float" office:value="0.04" table:style-name="ce1">
            <text:p>0,04</text:p>
          </table:table-cell>
          <table:table-cell office:value-type="float" office:value="142" table:style-name="ce1">
            <text:p>142</text:p>
          </table:table-cell>
          <table:table-cell office:value-type="float" office:value="14" table:style-name="ce1">
            <text:p>14</text:p>
          </table:table-cell>
          <table:table-cell office:value-type="float" office:value="0.05" table:style-name="ce1">
            <text:p>0,05</text:p>
          </table:table-cell>
          <table:table-cell office:value-type="float" office:value="233" table:style-name="ce1">
            <text:p>233</text:p>
          </table:table-cell>
          <table:table-cell office:value-type="float" office:value="29" table:style-name="ce1">
            <text:p>29</text:p>
          </table:table-cell>
          <table:table-cell office:value-type="float" office:value="82.76" table:style-name="ce1">
            <text:p>82,76</text:p>
          </table:table-cell>
          <table:table-cell office:value-type="float" office:value="3380274" table:style-name="ce1">
            <text:p>3380274</text:p>
          </table:table-cell>
          <table:table-cell office:value-type="float" office:value="43656" table:style-name="ce1">
            <text:p>43656</text:p>
          </table:table-cell>
          <table:table-cell office:value-type="float" office:value="82.13" table:style-name="ce1">
            <text:p>82,13</text:p>
          </table:table-cell>
          <table:table-cell office:value-type="float" office:value="3380274" table:style-name="ce1">
            <text:p>3380274</text:p>
          </table:table-cell>
          <table:table-cell office:value-type="float" office:value="43656" table:style-name="ce1">
            <text:p>43656</text:p>
          </table:table-cell>
          <table:table-cell office:value-type="float" office:value="742.28" table:style-name="ce1">
            <text:p>742,28</text:p>
          </table:table-cell>
          <table:table-cell office:value-type="float" office:value="54631660" table:style-name="ce1">
            <text:p>54631660</text:p>
          </table:table-cell>
          <table:table-cell office:value-type="float" office:value="1227568" table:style-name="ce1">
            <text:p>1227568</text:p>
          </table:table-cell>
          <table:table-cell office:value-type="float" office:value="883.79" table:style-name="ce1">
            <text:p>883,79</text:p>
          </table:table-cell>
          <table:table-cell office:value-type="float" office:value="59952490" table:style-name="ce2">
            <text:p>59952490</text:p>
          </table:table-cell>
          <table:table-cell office:value-type="float" office:value="1259774" table:style-name="ce2">
            <text:p>1259774</text:p>
          </table:table-cell>
          <table:table-cell office:value-type="float" office:value="82.97" table:style-name="ce1">
            <text:p>82,97</text:p>
          </table:table-cell>
          <table:table-cell office:value-type="float" office:value="3380274" table:style-name="ce1">
            <text:p>3380274</text:p>
          </table:table-cell>
          <table:table-cell office:value-type="float" office:value="43656" table:style-name="ce1">
            <text:p>43656</text:p>
          </table:table-cell>
          <table:table-cell office:value-type="float" office:value="101.74" table:style-name="ce1">
            <text:p>101,74</text:p>
          </table:table-cell>
          <table:table-cell office:value-type="float" office:value="3380274" table:style-name="ce1">
            <text:p>3380274</text:p>
          </table:table-cell>
          <table:table-cell office:value-type="float" office:value="43656" table:style-name="ce1">
            <text:p>4365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874.04" table:style-name="ce1">
            <text:p>874,04</text:p>
          </table:table-cell>
          <table:table-cell office:value-type="float" office:value="59952490" table:style-name="ce2">
            <text:p>59952490</text:p>
          </table:table-cell>
          <table:table-cell office:value-type="float" office:value="1259774" table:style-name="ce2">
            <text:p>1259774</text:p>
          </table:table-cell>
          <table:table-cell office:value-type="float" office:value="0.04" table:style-name="ce1">
            <text:p>0,04</text:p>
          </table:table-cell>
          <table:table-cell office:value-type="float" office:value="255" table:style-name="ce1">
            <text:p>255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255" table:style-name="ce1">
            <text:p>255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255" table:style-name="ce1">
            <text:p>255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255" table:style-name="ce1">
            <text:p>255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152" table:style-name="ce1">
            <text:p>152</text:p>
          </table:table-cell>
          <table:table-cell office:value-type="float" office:value="9" table:style-name="ce1">
            <text:p>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514" table:style-name="ce1">
            <text:p>4514</text:p>
          </table:table-cell>
          <table:table-cell office:value-type="float" office:value="6" table:style-name="ce1">
            <text:p>6</text:p>
          </table:table-cell>
          <table:table-cell office:value-type="float" office:value="0.08" table:style-name="ce1">
            <text:p>0,08</text:p>
          </table:table-cell>
          <table:table-cell office:value-type="float" office:value="5443" table:style-name="ce1">
            <text:p>5443</text:p>
          </table:table-cell>
          <table:table-cell office:value-type="float" office:value="7" table:style-name="ce1">
            <text:p>7</text:p>
          </table:table-cell>
          <table:table-cell office:value-type="float" office:value="0.23" table:style-name="ce1">
            <text:p>0,23</text:p>
          </table:table-cell>
          <table:table-cell office:value-type="float" office:value="1199" table:style-name="ce1">
            <text:p>1199</text:p>
          </table:table-cell>
          <table:table-cell office:value-type="float" office:value="23" table:style-name="ce1">
            <text:p>23</text:p>
          </table:table-cell>
          <table:table-cell office:value-type="float" office:value="0.03" table:style-name="ce1">
            <text:p>0,03</text:p>
          </table:table-cell>
          <table:table-cell office:value-type="float" office:value="254" table:style-name="ce1">
            <text:p>254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2569" table:style-name="ce1">
            <text:p>2569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569" table:style-name="ce1">
            <text:p>2569</text:p>
          </table:table-cell>
          <table:table-cell office:value-type="float" office:value="5" table:style-name="ce1">
            <text:p>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33" table:style-name="ce1">
            <text:p>233</text:p>
          </table:table-cell>
          <table:table-cell office:value-type="float" office:value="29" table:style-name="ce1">
            <text:p>29</text:p>
          </table:table-cell>
          <table:table-cell office:value-type="float" office:value="0.03" table:style-name="ce1">
            <text:p>0,03</text:p>
          </table:table-cell>
          <table:table-cell office:value-type="float" office:value="254" table:style-name="ce1">
            <text:p>254</text:p>
          </table:table-cell>
          <table:table-cell office:value-type="float" office:value="9" table:style-name="ce1">
            <text:p>9</text:p>
          </table:table-cell>
          <table:table-cell office:value-type="float" office:value="0.02" table:formula="of:=MIN([.$B99];[.$E99];[.$H99];[.$K99];[.$N99];[.$Q99];[.$T99];[.$W99];[.$Z99];[.$AC99];[.$AF99];[.$AI99];[.$AL99];[.$AO99];[.$AR99];[.$AU99];[.$AX99];[.$BA99];[.$BD99];[.$BG99];[.$BJ99];[.$BM99];[.$BP99];[.$BS99];[.$BV99];[.$BY99];[.$CB99];[.$CE99];[.$CH99])" table:style-name="ce1">
            <text:p>0,02</text:p>
          </table:table-cell>
          <table:table-cell office:value-type="float" office:value="55" table:formula="of:=MIN([.$C99];[.$F99];[.$I99];[.$L99];[.$O99];[.$R99];[.$U99];[.$X99];[.$AA99];[.$AD99];[.$AG99];[.$AJ99];[.$AM99];[.$AP99];[.$AV99];[.$AY99];[.$BB99];[.$BE99];[.$BH99];[.$BK99];[.$BN99];[.$BQ99];[.$BT99];[.$BW99];[.$BZ99];[.$CC99];[.$CF99];[.$CI99])" table:style-name="ce1">
            <text:p>55</text:p>
          </table:table-cell>
          <table:table-cell office:value-type="float" office:value="0" table:formula="of:=MIN([.$D99];[.$G99];[.$J99];[.$M99];[.$P99];[.$S99];[.$V99];[.$Y99];[.$AB99];[.$AE99];[.$AH99];[.$AK99];[.$AN99];[.$AQ99];[.$AW99];[.$AZ99];[.$BC99];[.$BF99];[.$BI99];[.$BL99];[.$BO99];[.$BR99];[.$BU99];[.$BX99];[.$CA99];[.$CD99];[.$CG99];[.$CJ99])" table:style-name="ce1">
            <text:p>0</text:p>
          </table:table-cell>
          <table:table-cell office:value-type="float" office:value="0.04" table:formula="of:=MEDIAN([.$B99];[.$E99];[.$H99];[.$K99];[.$N99];[.$Q99];[.$T99];[.$W99];[.$Z99];[.$AC99];[.$AF99];[.$AI99];[.$AL99];[.$AO99];[.$AR99];[.$AU99];[.$AX99];[.$BA99];[.$BD99];[.$BG99];[.$BJ99];[.$BM99];[.$BP99];[.$BS99];[.$BV99];[.$BY99];[.$CB99];[.$CE99];[.$CH99])" table:style-name="ce1">
            <text:p>0,04</text:p>
          </table:table-cell>
          <table:table-cell office:value-type="float" office:value="442" table:formula="of:=MEDIAN([.$C99];[.$F99];[.$I99];[.$L99];[.$O99];[.$R99];[.$U99];[.$X99];[.$AA99];[.$AD99];[.$AG99];[.$AJ99];[.$AM99];[.$AP99];[.$AV99];[.$AY99];[.$BB99];[.$BE99];[.$BH99];[.$BK99];[.$BN99];[.$BQ99];[.$BT99];[.$BW99];[.$BZ99];[.$CC99];[.$CF99];[.$CI99])" table:style-name="ce1">
            <text:p>442</text:p>
          </table:table-cell>
          <table:table-cell office:value-type="float" office:value="9" table:formula="of:=MEDIAN([.$D99];[.$G99];[.$J99];[.$M99];[.$P99];[.$S99];[.$V99];[.$Y99];[.$AB99];[.$AE99];[.$AH99];[.$AK99];[.$AN99];[.$AQ99];[.$AW99];[.$AZ99];[.$BC99];[.$BF99];[.$BI99];[.$BL99];[.$BO99];[.$BR99];[.$BU99];[.$BX99];[.$CA99];[.$CD99];[.$CG99];[.$CJ99])" table:style-name="ce1">
            <text:p>9</text:p>
          </table:table-cell>
          <table:table-cell office:value-type="float" office:value="1200" table:formula="of:=MAX([.$B99];[.$E99];[.$H99];[.$K99];[.$N99];[.$Q99];[.$T99];[.$W99];[.$Z99];[.$AC99];[.$AF99];[.$AI99];[.$AL99];[.$AO99];[.$AR99];[.$AU99];[.$AX99];[.$BA99];[.$BD99];[.$BG99];[.$BJ99];[.$BM99];[.$BP99];[.$BS99];[.$BV99];[.$BY99];[.$CB99];[.$CE99];[.$CH99])" table:style-name="ce1">
            <text:p>1200</text:p>
          </table:table-cell>
          <table:table-cell office:value-type="float" office:value="59952490" table:formula="of:=MAX([.$C99];[.$F99];[.$I99];[.$L99];[.$O99];[.$R99];[.$U99];[.$X99];[.$AA99];[.$AD99];[.$AG99];[.$AJ99];[.$AM99];[.$AP99];[.$AV99];[.$AY99];[.$BB99];[.$BE99];[.$BH99];[.$BK99];[.$BN99];[.$BQ99];[.$BT99];[.$BW99];[.$BZ99];[.$CC99];[.$CF99];[.$CI99])" table:style-name="ce1">
            <text:p>59952490</text:p>
          </table:table-cell>
          <table:table-cell office:value-type="float" office:value="1259774" table:formula="of:=MAX([.$D99];[.$G99];[.$J99];[.$M99];[.$P99];[.$S99];[.$V99];[.$Y99];[.$AB99];[.$AE99];[.$AH99];[.$AK99];[.$AN99];[.$AQ99];[.$AW99];[.$AZ99];[.$BC99];[.$BF99];[.$BI99];[.$BL99];[.$BO99];[.$BR99];[.$BU99];[.$BX99];[.$CA99];[.$CD99];[.$CG99];[.$CJ99])" table:style-name="ce1">
            <text:p>1259774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30_a1_w5_h16.lp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.15" table:style-name="ce1">
            <text:p>0,15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.2" table:style-name="ce1">
            <text:p>0,2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.19" table:style-name="ce1">
            <text:p>0,19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.19" table:style-name="ce1">
            <text:p>0,19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.15" table:style-name="ce1">
            <text:p>0,15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.19" table:style-name="ce1">
            <text:p>0,19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8" table:style-name="ce1">
            <text:p>0,18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00];[.$E100];[.$H100];[.$K100];[.$N100];[.$Q100];[.$T100];[.$W100];[.$Z100];[.$AC100];[.$AF100];[.$AI100];[.$AL100];[.$AO100];[.$AR100];[.$AU100];[.$AX100];[.$BA100];[.$BD100];[.$BG100];[.$BJ100];[.$BM100];[.$BP100];[.$BS100];[.$BV100];[.$BY100];[.$CB100];[.$CE100];[.$CH100])" table:style-name="ce1">
            <text:p>0</text:p>
          </table:table-cell>
          <table:table-cell office:value-type="float" office:value="5" table:formula="of:=MIN([.$C100];[.$F100];[.$I100];[.$L100];[.$O100];[.$R100];[.$U100];[.$X100];[.$AA100];[.$AD100];[.$AG100];[.$AJ100];[.$AM100];[.$AP100];[.$AV100];[.$AY100];[.$BB100];[.$BE100];[.$BH100];[.$BK100];[.$BN100];[.$BQ100];[.$BT100];[.$BW100];[.$BZ100];[.$CC100];[.$CF100];[.$CI100])" table:style-name="ce1">
            <text:p>5</text:p>
          </table:table-cell>
          <table:table-cell office:value-type="float" office:value="0" table:formula="of:=MIN([.$D100];[.$G100];[.$J100];[.$M100];[.$P100];[.$S100];[.$V100];[.$Y100];[.$AB100];[.$AE100];[.$AH100];[.$AK100];[.$AN100];[.$AQ100];[.$AW100];[.$AZ100];[.$BC100];[.$BF100];[.$BI100];[.$BL100];[.$BO100];[.$BR100];[.$BU100];[.$BX100];[.$CA100];[.$CD100];[.$CG100];[.$CJ100])" table:style-name="ce1">
            <text:p>0</text:p>
          </table:table-cell>
          <table:table-cell office:value-type="float" office:value="0" table:formula="of:=MEDIAN([.$B100];[.$E100];[.$H100];[.$K100];[.$N100];[.$Q100];[.$T100];[.$W100];[.$Z100];[.$AC100];[.$AF100];[.$AI100];[.$AL100];[.$AO100];[.$AR100];[.$AU100];[.$AX100];[.$BA100];[.$BD100];[.$BG100];[.$BJ100];[.$BM100];[.$BP100];[.$BS100];[.$BV100];[.$BY100];[.$CB100];[.$CE100];[.$CH100])" table:style-name="ce1">
            <text:p>0</text:p>
          </table:table-cell>
          <table:table-cell office:value-type="float" office:value="17" table:formula="of:=MEDIAN([.$C100];[.$F100];[.$I100];[.$L100];[.$O100];[.$R100];[.$U100];[.$X100];[.$AA100];[.$AD100];[.$AG100];[.$AJ100];[.$AM100];[.$AP100];[.$AV100];[.$AY100];[.$BB100];[.$BE100];[.$BH100];[.$BK100];[.$BN100];[.$BQ100];[.$BT100];[.$BW100];[.$BZ100];[.$CC100];[.$CF100];[.$CI100])" table:style-name="ce1">
            <text:p>17</text:p>
          </table:table-cell>
          <table:table-cell office:value-type="float" office:value="4" table:formula="of:=MEDIAN([.$D100];[.$G100];[.$J100];[.$M100];[.$P100];[.$S100];[.$V100];[.$Y100];[.$AB100];[.$AE100];[.$AH100];[.$AK100];[.$AN100];[.$AQ100];[.$AW100];[.$AZ100];[.$BC100];[.$BF100];[.$BI100];[.$BL100];[.$BO100];[.$BR100];[.$BU100];[.$BX100];[.$CA100];[.$CD100];[.$CG100];[.$CJ100])" table:style-name="ce1">
            <text:p>4</text:p>
          </table:table-cell>
          <table:table-cell office:value-type="float" office:value="1200" table:formula="of:=MAX([.$B100];[.$E100];[.$H100];[.$K100];[.$N100];[.$Q100];[.$T100];[.$W100];[.$Z100];[.$AC100];[.$AF100];[.$AI100];[.$AL100];[.$AO100];[.$AR100];[.$AU100];[.$AX100];[.$BA100];[.$BD100];[.$BG100];[.$BJ100];[.$BM100];[.$BP100];[.$BS100];[.$BV100];[.$BY100];[.$CB100];[.$CE100];[.$CH100])" table:style-name="ce1">
            <text:p>1200</text:p>
          </table:table-cell>
          <table:table-cell office:value-type="float" office:value="7362" table:formula="of:=MAX([.$C100];[.$F100];[.$I100];[.$L100];[.$O100];[.$R100];[.$U100];[.$X100];[.$AA100];[.$AD100];[.$AG100];[.$AJ100];[.$AM100];[.$AP100];[.$AV100];[.$AY100];[.$BB100];[.$BE100];[.$BH100];[.$BK100];[.$BN100];[.$BQ100];[.$BT100];[.$BW100];[.$BZ100];[.$CC100];[.$CF100];[.$CI100])" table:style-name="ce1">
            <text:p>7362</text:p>
          </table:table-cell>
          <table:table-cell office:value-type="float" office:value="17" table:formula="of:=MAX([.$D100];[.$G100];[.$J100];[.$M100];[.$P100];[.$S100];[.$V100];[.$Y100];[.$AB100];[.$AE100];[.$AH100];[.$AK100];[.$AN100];[.$AQ100];[.$AW100];[.$AZ100];[.$BC100];[.$BF100];[.$BI100];[.$BL100];[.$BO100];[.$BR100];[.$BU100];[.$BX100];[.$CA100];[.$CD100];[.$CG100];[.$CJ100])" table:style-name="ce1">
            <text:p>17</text:p>
          </table:table-cell>
          <table:table-cell table:number-columns-repeated="1628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.15" table:formula="of:=SUM([.B3:.B100])" table:style-name="ce1">
            <text:p>2,15</text:p>
          </table:table-cell>
          <table:table-cell office:value-type="float" office:value="42877" table:formula="of:=SUM([.C3:.C100])" table:style-name="ce3">
            <text:p>42877</text:p>
          </table:table-cell>
          <table:table-cell office:value-type="float" office:value="4961" table:formula="of:=SUM([.D3:.D100])" table:style-name="ce1">
            <text:p>4961</text:p>
          </table:table-cell>
          <table:table-cell office:value-type="float" office:value="1.7700000000000005" table:formula="of:=SUM([.E3:.E100])" table:style-name="ce3">
            <text:p>1,77</text:p>
          </table:table-cell>
          <table:table-cell office:value-type="float" office:value="94732" table:formula="of:=SUM([.F3:.F100])" table:style-name="ce1">
            <text:p>94732</text:p>
          </table:table-cell>
          <table:table-cell office:value-type="float" office:value="1674" table:formula="of:=SUM([.G3:.G100])" table:style-name="ce3">
            <text:p>1674</text:p>
          </table:table-cell>
          <table:table-cell office:value-type="float" office:value="30.530000000000033" table:formula="of:=SUM([.H3:.H100])" table:style-name="ce1">
            <text:p>30,53</text:p>
          </table:table-cell>
          <table:table-cell office:value-type="float" office:value="706676" table:formula="of:=SUM([.I3:.I100])" table:style-name="ce1">
            <text:p>706676</text:p>
          </table:table-cell>
          <table:table-cell office:value-type="float" office:value="20771" table:formula="of:=SUM([.J3:.J100])" table:style-name="ce1">
            <text:p>20771</text:p>
          </table:table-cell>
          <table:table-cell office:value-type="float" office:value="30.670000000000027" table:formula="of:=SUM([.K3:.K100])" table:style-name="ce1">
            <text:p>30,67</text:p>
          </table:table-cell>
          <table:table-cell office:value-type="float" office:value="706676" table:formula="of:=SUM([.L3:.L100])" table:style-name="ce1">
            <text:p>706676</text:p>
          </table:table-cell>
          <table:table-cell office:value-type="float" office:value="20771" table:formula="of:=SUM([.M3:.M100])" table:style-name="ce1">
            <text:p>20771</text:p>
          </table:table-cell>
          <table:table-cell office:value-type="float" office:value="5.7699999999999942" table:formula="of:=SUM([.N3:.N100])" table:style-name="ce1">
            <text:p>5,77</text:p>
          </table:table-cell>
          <table:table-cell office:value-type="float" office:value="45587" table:formula="of:=SUM([.O3:.O100])" table:style-name="ce1">
            <text:p>45587</text:p>
          </table:table-cell>
          <table:table-cell office:value-type="float" office:value="5561" table:formula="of:=SUM([.P3:.P100])" table:style-name="ce1">
            <text:p>5561</text:p>
          </table:table-cell>
          <table:table-cell office:value-type="float" office:value="2.9499999999999962" table:formula="of:=SUM([.Q3:.Q100])" table:style-name="ce1">
            <text:p>2,95</text:p>
          </table:table-cell>
          <table:table-cell office:value-type="float" office:value="167339" table:formula="of:=SUM([.R3:.R100])" table:style-name="ce1">
            <text:p>167339</text:p>
          </table:table-cell>
          <table:table-cell office:value-type="float" office:value="5140" table:formula="of:=SUM([.S3:.S100])" table:style-name="ce1">
            <text:p>5140</text:p>
          </table:table-cell>
          <table:table-cell office:value-type="float" office:value="9.8999999999999879" table:formula="of:=SUM([.T3:.T100])" table:style-name="ce1">
            <text:p>9,9</text:p>
          </table:table-cell>
          <table:table-cell office:value-type="float" office:value="328116" table:formula="of:=SUM([.U3:.U100])" table:style-name="ce1">
            <text:p>328116</text:p>
          </table:table-cell>
          <table:table-cell office:value-type="float" office:value="44970" table:formula="of:=SUM([.V3:.V100])" table:style-name="ce1">
            <text:p>44970</text:p>
          </table:table-cell>
          <table:table-cell office:value-type="float" office:value="5.5899999999999936" table:formula="of:=SUM([.W3:.W100])" table:style-name="ce1">
            <text:p>5,59</text:p>
          </table:table-cell>
          <table:table-cell office:value-type="float" office:value="45587" table:formula="of:=SUM([.X3:.X100])" table:style-name="ce1">
            <text:p>45587</text:p>
          </table:table-cell>
          <table:table-cell office:value-type="float" office:value="5561" table:formula="of:=SUM([.Y3:.Y100])" table:style-name="ce1">
            <text:p>5561</text:p>
          </table:table-cell>
          <table:table-cell office:value-type="float" office:value="188.06000000000003" table:formula="of:=SUM([.Z3:.Z100])" table:style-name="ce1">
            <text:p>188,06</text:p>
          </table:table-cell>
          <table:table-cell office:value-type="float" office:value="7701539" table:formula="of:=SUM([.AA3:.AA100])" table:style-name="ce1">
            <text:p>7701539</text:p>
          </table:table-cell>
          <table:table-cell office:value-type="float" office:value="189521" table:formula="of:=SUM([.AB3:.AB100])" table:style-name="ce1">
            <text:p>189521</text:p>
          </table:table-cell>
          <table:table-cell office:value-type="float" office:value="186.53999999999996" table:formula="of:=SUM([.AC3:.AC100])" table:style-name="ce1">
            <text:p>186,54</text:p>
          </table:table-cell>
          <table:table-cell office:value-type="float" office:value="7529068" table:formula="of:=SUM([.AD3:.AD100])" table:style-name="ce1">
            <text:p>7529068</text:p>
          </table:table-cell>
          <table:table-cell office:value-type="float" office:value="123978" table:formula="of:=SUM([.AE3:.AE100])" table:style-name="ce1">
            <text:p>123978</text:p>
          </table:table-cell>
          <table:table-cell office:value-type="float" office:value="865.99" table:formula="of:=SUM([.AF3:.AF100])" table:style-name="ce1">
            <text:p>865,99</text:p>
          </table:table-cell>
          <table:table-cell office:value-type="float" office:value="60039743" table:formula="of:=SUM([.AG3:.AG100])" table:style-name="ce1">
            <text:p>60039743</text:p>
          </table:table-cell>
          <table:table-cell office:value-type="float" office:value="1338987" table:formula="of:=SUM([.AH3:.AH100])" table:style-name="ce1">
            <text:p>1338987</text:p>
          </table:table-cell>
          <table:table-cell office:value-type="float" office:value="1114.67" table:formula="of:=SUM([.AI3:.AI100])" table:style-name="ce1">
            <text:p>1114,67</text:p>
          </table:table-cell>
          <table:table-cell office:value-type="float" office:value="75327225" table:formula="of:=SUM([.AJ3:.AJ100])" table:style-name="ce1">
            <text:p>75327225</text:p>
          </table:table-cell>
          <table:table-cell office:value-type="float" office:value="1639296" table:formula="of:=SUM([.AK3:.AK100])" table:style-name="ce1">
            <text:p>1639296</text:p>
          </table:table-cell>
          <table:table-cell office:value-type="float" office:value="192.11" table:formula="of:=SUM([.AL3:.AL100])" table:style-name="ce1">
            <text:p>192,11</text:p>
          </table:table-cell>
          <table:table-cell office:value-type="float" office:value="7701539" table:formula="of:=SUM([.AM3:.AM100])" table:style-name="ce1">
            <text:p>7701539</text:p>
          </table:table-cell>
          <table:table-cell office:value-type="float" office:value="189521" table:formula="of:=SUM([.AN3:.AN100])" table:style-name="ce1">
            <text:p>189521</text:p>
          </table:table-cell>
          <table:table-cell office:value-type="float" office:value="219.08" table:formula="of:=SUM([.AO3:.AO100])" table:style-name="ce1">
            <text:p>219,08</text:p>
          </table:table-cell>
          <table:table-cell office:value-type="float" office:value="7529068" table:formula="of:=SUM([.AP3:.AP100])" table:style-name="ce1">
            <text:p>7529068</text:p>
          </table:table-cell>
          <table:table-cell office:value-type="float" office:value="123978" table:formula="of:=SUM([.AQ3:.AQ100])" table:style-name="ce1">
            <text:p>123978</text:p>
          </table:table-cell>
          <table:table-cell office:value-type="float" office:value="117600" table:formula="of:=SUM([.AR3:.AR100])" table:style-name="ce2">
            <text:p>117600</text:p>
          </table:table-cell>
          <table:table-cell table:number-columns-repeated="2" table:style-name="ce1"/>
          <table:table-cell office:value-type="float" office:value="1113.49" table:formula="of:=SUM([.AU3:.AU100])" table:style-name="ce1">
            <text:p>1113,49</text:p>
          </table:table-cell>
          <table:table-cell office:value-type="float" office:value="75327225" table:formula="of:=SUM([.AV3:.AV100])" table:style-name="ce1">
            <text:p>75327225</text:p>
          </table:table-cell>
          <table:table-cell office:value-type="float" office:value="1639296" table:formula="of:=SUM([.AW3:.AW100])" table:style-name="ce1">
            <text:p>1639296</text:p>
          </table:table-cell>
          <table:table-cell office:value-type="float" office:value="3.4399999999999973" table:formula="of:=SUM([.AX3:.AX100])" table:style-name="ce1">
            <text:p>3,44</text:p>
          </table:table-cell>
          <table:table-cell office:value-type="float" office:value="95111" table:formula="of:=SUM([.AY3:.AY100])" table:style-name="ce1">
            <text:p>95111</text:p>
          </table:table-cell>
          <table:table-cell office:value-type="float" office:value="5597" table:formula="of:=SUM([.AZ3:.AZ100])" table:style-name="ce1">
            <text:p>5597</text:p>
          </table:table-cell>
          <table:table-cell office:value-type="float" office:value="3.5799999999999965" table:formula="of:=SUM([.BA3:.BA100])" table:style-name="ce1">
            <text:p>3,58</text:p>
          </table:table-cell>
          <table:table-cell office:value-type="float" office:value="94982" table:formula="of:=SUM([.BB3:.BB100])" table:style-name="ce1">
            <text:p>94982</text:p>
          </table:table-cell>
          <table:table-cell office:value-type="float" office:value="5559" table:formula="of:=SUM([.BC3:.BC100])" table:style-name="ce1">
            <text:p>5559</text:p>
          </table:table-cell>
          <table:table-cell office:value-type="float" office:value="3.3199999999999972" table:formula="of:=SUM([.BD3:.BD100])" table:style-name="ce1">
            <text:p>3,32</text:p>
          </table:table-cell>
          <table:table-cell office:value-type="float" office:value="94985" table:formula="of:=SUM([.BE3:.BE100])" table:style-name="ce1">
            <text:p>94985</text:p>
          </table:table-cell>
          <table:table-cell office:value-type="float" office:value="5559" table:formula="of:=SUM([.BF3:.BF100])" table:style-name="ce1">
            <text:p>5559</text:p>
          </table:table-cell>
          <table:table-cell office:value-type="float" office:value="3.5299999999999958" table:formula="of:=SUM([.BG3:.BG100])" table:style-name="ce1">
            <text:p>3,53</text:p>
          </table:table-cell>
          <table:table-cell office:value-type="float" office:value="94993" table:formula="of:=SUM([.BH3:.BH100])" table:style-name="ce1">
            <text:p>94993</text:p>
          </table:table-cell>
          <table:table-cell office:value-type="float" office:value="5566" table:formula="of:=SUM([.BI3:.BI100])" table:style-name="ce1">
            <text:p>5566</text:p>
          </table:table-cell>
          <table:table-cell office:value-type="float" office:value="2.74" table:formula="of:=SUM([.BJ3:.BJ100])" table:style-name="ce1">
            <text:p>2,74</text:p>
          </table:table-cell>
          <table:table-cell office:value-type="float" office:value="59722" table:formula="of:=SUM([.BK3:.BK100])" table:style-name="ce1">
            <text:p>59722</text:p>
          </table:table-cell>
          <table:table-cell office:value-type="float" office:value="4125" table:formula="of:=SUM([.BL3:.BL100])" table:style-name="ce1">
            <text:p>4125</text:p>
          </table:table-cell>
          <table:table-cell office:value-type="float" office:value="2.8600000000000003" table:formula="of:=SUM([.BM3:.BM100])" table:style-name="ce1">
            <text:p>2,86</text:p>
          </table:table-cell>
          <table:table-cell office:value-type="float" office:value="165311" table:formula="of:=SUM([.BN3:.BN100])" table:style-name="ce1">
            <text:p>165311</text:p>
          </table:table-cell>
          <table:table-cell office:value-type="float" office:value="3944" table:formula="of:=SUM([.BO3:.BO100])" table:style-name="ce1">
            <text:p>3944</text:p>
          </table:table-cell>
          <table:table-cell office:value-type="float" office:value="1254.7299999999991" table:formula="of:=SUM([.BP3:.BP100])" table:style-name="ce1">
            <text:p>1254,73</text:p>
          </table:table-cell>
          <table:table-cell office:value-type="float" office:value="200513141" table:formula="of:=SUM([.BQ3:.BQ100])" table:style-name="ce2">
            <text:p>200513141</text:p>
          </table:table-cell>
          <table:table-cell office:value-type="float" office:value="5205751" table:formula="of:=SUM([.BR3:.BR100])" table:style-name="ce2">
            <text:p>5205751</text:p>
          </table:table-cell>
          <table:table-cell office:value-type="float" office:value="31.520000000000042" table:formula="of:=SUM([.BS3:.BS100])" table:style-name="ce1">
            <text:p>31,52</text:p>
          </table:table-cell>
          <table:table-cell office:value-type="float" office:value="665534" table:formula="of:=SUM([.BT3:.BT100])" table:style-name="ce1">
            <text:p>665534</text:p>
          </table:table-cell>
          <table:table-cell office:value-type="float" office:value="88979" table:formula="of:=SUM([.BU3:.BU100])" table:style-name="ce1">
            <text:p>88979</text:p>
          </table:table-cell>
          <table:table-cell office:value-type="float" office:value="2.8599999999999994" table:formula="of:=SUM([.BV3:.BV100])" table:style-name="ce1">
            <text:p>2,86</text:p>
          </table:table-cell>
          <table:table-cell office:value-type="float" office:value="76701" table:formula="of:=SUM([.BW3:.BW100])" table:style-name="ce1">
            <text:p>76701</text:p>
          </table:table-cell>
          <table:table-cell office:value-type="float" office:value="4270" table:formula="of:=SUM([.BX3:.BX100])" table:style-name="ce1">
            <text:p>4270</text:p>
          </table:table-cell>
          <table:table-cell office:value-type="float" office:value="2.9699999999999944" table:formula="of:=SUM([.BY3:.BY100])" table:style-name="ce1">
            <text:p>2,97</text:p>
          </table:table-cell>
          <table:table-cell office:value-type="float" office:value="167339" table:formula="of:=SUM([.BZ3:.BZ100])" table:style-name="ce1">
            <text:p>167339</text:p>
          </table:table-cell>
          <table:table-cell office:value-type="float" office:value="5140" table:formula="of:=SUM([.CA3:.CA100])" table:style-name="ce1">
            <text:p>5140</text:p>
          </table:table-cell>
          <table:table-cell office:value-type="float" office:value="2.19" table:formula="of:=SUM([.CB3:.CB100])" table:style-name="ce1">
            <text:p>2,19</text:p>
          </table:table-cell>
          <table:table-cell office:value-type="float" office:value="132249" table:formula="of:=SUM([.CC3:.CC100])" table:style-name="ce1">
            <text:p>132249</text:p>
          </table:table-cell>
          <table:table-cell office:value-type="float" office:value="3349" table:formula="of:=SUM([.CD3:.CD100])" table:style-name="ce1">
            <text:p>3349</text:p>
          </table:table-cell>
          <table:table-cell office:value-type="float" office:value="5.6699999999999946" table:formula="of:=SUM([.CE3:.CE100])" table:style-name="ce1">
            <text:p>5,67</text:p>
          </table:table-cell>
          <table:table-cell office:value-type="float" office:value="45587" table:formula="of:=SUM([.CF3:.CF100])" table:style-name="ce1">
            <text:p>45587</text:p>
          </table:table-cell>
          <table:table-cell office:value-type="float" office:value="5561" table:formula="of:=SUM([.CG3:.CG100])" table:style-name="ce1">
            <text:p>5561</text:p>
          </table:table-cell>
          <table:table-cell office:value-type="float" office:value="3.2799999999999976" table:formula="of:=SUM([.CH3:.CH100])" table:style-name="ce1">
            <text:p>3,28</text:p>
          </table:table-cell>
          <table:table-cell office:value-type="float" office:value="103414" table:formula="of:=SUM([.CI3:.CI100])" table:style-name="ce1">
            <text:p>103414</text:p>
          </table:table-cell>
          <table:table-cell office:value-type="float" office:value="8712" table:formula="of:=SUM([.CJ3:.CJ100])" table:style-name="ce1">
            <text:p>8712</text:p>
          </table:table-cell>
          <table:table-cell office:value-type="float" office:value="1.1600000000000004" table:formula="of:=SUM([.CK3:.CK100])" table:style-name="ce1">
            <text:p>1,16</text:p>
          </table:table-cell>
          <table:table-cell office:value-type="float" office:value="14279" table:formula="of:=SUM([.CL3:.CL100])" table:style-name="ce1">
            <text:p>14279</text:p>
          </table:table-cell>
          <table:table-cell office:value-type="float" office:value="523" table:formula="of:=SUM([.CM3:.CM100])" table:style-name="ce1">
            <text:p>523</text:p>
          </table:table-cell>
          <table:table-cell office:value-type="float" office:value="4.1999999999999931" table:formula="of:=SUM([.CN3:.CN100])" table:style-name="ce1">
            <text:p>4,2</text:p>
          </table:table-cell>
          <table:table-cell office:value-type="float" office:value="99582" table:formula="of:=SUM([.CO3:.CO100])" table:style-name="ce1">
            <text:p>99582</text:p>
          </table:table-cell>
          <table:table-cell office:value-type="float" office:value="4938.5" table:formula="of:=SUM([.CP3:.CP100])" table:style-name="ce1">
            <text:p>4938,5</text:p>
          </table:table-cell>
          <table:table-cell office:value-type="float" office:value="117600" table:formula="of:=SUM([.CQ3:.CQ100])" table:style-name="ce1">
            <text:p>117600</text:p>
          </table:table-cell>
          <table:table-cell office:value-type="float" office:value="276228039" table:formula="of:=SUM([.CR3:.CR100])" table:style-name="ce1">
            <text:p>276228039</text:p>
          </table:table-cell>
          <table:table-cell office:value-type="float" office:value="6950294" table:formula="of:=SUM([.CS3:.CS100])" table:style-name="ce1">
            <text:p>6950294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1938775510204081E-2" table:formula="of:=AVERAGE([.B3:.B100])" table:style-name="ce1">
            <text:p>0,021938776</text:p>
          </table:table-cell>
          <table:table-cell office:value-type="float" office:value="437.5204081632653" table:formula="of:=AVERAGE([.C3:.C100])" table:style-name="ce3">
            <text:p>437,5204082</text:p>
          </table:table-cell>
          <table:table-cell office:value-type="float" office:value="50.622448979591837" table:formula="of:=AVERAGE([.D3:.D100])" table:style-name="ce1">
            <text:p>50,62244898</text:p>
          </table:table-cell>
          <table:table-cell office:value-type="float" office:value="1.8061224489795923E-2" table:formula="of:=AVERAGE([.E3:.E100])" table:style-name="ce3">
            <text:p>0,018061224</text:p>
          </table:table-cell>
          <table:table-cell office:value-type="float" office:value="966.65306122448976" table:formula="of:=AVERAGE([.F3:.F100])" table:style-name="ce1">
            <text:p>966,6530612</text:p>
          </table:table-cell>
          <table:table-cell office:value-type="float" office:value="17.081632653061224" table:formula="of:=AVERAGE([.G3:.G100])" table:style-name="ce3">
            <text:p>17,08163265</text:p>
          </table:table-cell>
          <table:table-cell office:value-type="float" office:value="0.31153061224489831" table:formula="of:=AVERAGE([.H3:.H100])" table:style-name="ce1">
            <text:p>0,311530612</text:p>
          </table:table-cell>
          <table:table-cell office:value-type="float" office:value="7210.9795918367345" table:formula="of:=AVERAGE([.I3:.I100])" table:style-name="ce1">
            <text:p>7210,979592</text:p>
          </table:table-cell>
          <table:table-cell office:value-type="float" office:value="211.94897959183675" table:formula="of:=AVERAGE([.J3:.J100])" table:style-name="ce1">
            <text:p>211,9489796</text:p>
          </table:table-cell>
          <table:table-cell office:value-type="float" office:value="0.31295918367346964" table:formula="of:=AVERAGE([.K3:.K100])" table:style-name="ce1">
            <text:p>0,312959184</text:p>
          </table:table-cell>
          <table:table-cell office:value-type="float" office:value="7210.9795918367345" table:formula="of:=AVERAGE([.L3:.L100])" table:style-name="ce1">
            <text:p>7210,979592</text:p>
          </table:table-cell>
          <table:table-cell office:value-type="float" office:value="211.94897959183675" table:formula="of:=AVERAGE([.M3:.M100])" table:style-name="ce1">
            <text:p>211,9489796</text:p>
          </table:table-cell>
          <table:table-cell office:value-type="float" office:value="5.8877551020408106E-2" table:formula="of:=AVERAGE([.N3:.N100])" table:style-name="ce1">
            <text:p>0,058877551</text:p>
          </table:table-cell>
          <table:table-cell office:value-type="float" office:value="465.17346938775512" table:formula="of:=AVERAGE([.O3:.O100])" table:style-name="ce1">
            <text:p>465,1734694</text:p>
          </table:table-cell>
          <table:table-cell office:value-type="float" office:value="56.744897959183675" table:formula="of:=AVERAGE([.P3:.P100])" table:style-name="ce1">
            <text:p>56,74489796</text:p>
          </table:table-cell>
          <table:table-cell office:value-type="float" office:value="3.0102040816326493E-2" table:formula="of:=AVERAGE([.Q3:.Q100])" table:style-name="ce1">
            <text:p>0,030102041</text:p>
          </table:table-cell>
          <table:table-cell office:value-type="float" office:value="1707.5408163265306" table:formula="of:=AVERAGE([.R3:.R100])" table:style-name="ce1">
            <text:p>1707,540816</text:p>
          </table:table-cell>
          <table:table-cell office:value-type="float" office:value="52.448979591836732" table:formula="of:=AVERAGE([.S3:.S100])" table:style-name="ce1">
            <text:p>52,44897959</text:p>
          </table:table-cell>
          <table:table-cell office:value-type="float" office:value="0.10102040816326519" table:formula="of:=AVERAGE([.T3:.T100])" table:style-name="ce1">
            <text:p>0,101020408</text:p>
          </table:table-cell>
          <table:table-cell office:value-type="float" office:value="3348.1224489795918" table:formula="of:=AVERAGE([.U3:.U100])" table:style-name="ce1">
            <text:p>3348,122449</text:p>
          </table:table-cell>
          <table:table-cell office:value-type="float" office:value="458.87755102040819" table:formula="of:=AVERAGE([.V3:.V100])" table:style-name="ce1">
            <text:p>458,877551</text:p>
          </table:table-cell>
          <table:table-cell office:value-type="float" office:value="5.7040816326530547E-2" table:formula="of:=AVERAGE([.W3:.W100])" table:style-name="ce1">
            <text:p>0,057040816</text:p>
          </table:table-cell>
          <table:table-cell office:value-type="float" office:value="465.17346938775512" table:formula="of:=AVERAGE([.X3:.X100])" table:style-name="ce1">
            <text:p>465,1734694</text:p>
          </table:table-cell>
          <table:table-cell office:value-type="float" office:value="56.744897959183675" table:formula="of:=AVERAGE([.Y3:.Y100])" table:style-name="ce1">
            <text:p>56,74489796</text:p>
          </table:table-cell>
          <table:table-cell office:value-type="float" office:value="1.9189795918367349" table:formula="of:=AVERAGE([.Z3:.Z100])" table:style-name="ce1">
            <text:p>1,918979592</text:p>
          </table:table-cell>
          <table:table-cell office:value-type="float" office:value="78587.132653061228" table:formula="of:=AVERAGE([.AA3:.AA100])" table:style-name="ce1">
            <text:p>78587,13265</text:p>
          </table:table-cell>
          <table:table-cell office:value-type="float" office:value="1933.8877551020407" table:formula="of:=AVERAGE([.AB3:.AB100])" table:style-name="ce1">
            <text:p>1933,887755</text:p>
          </table:table-cell>
          <table:table-cell office:value-type="float" office:value="1.9034693877551017" table:formula="of:=AVERAGE([.AC3:.AC100])" table:style-name="ce1">
            <text:p>1,903469388</text:p>
          </table:table-cell>
          <table:table-cell office:value-type="float" office:value="76827.224489795917" table:formula="of:=AVERAGE([.AD3:.AD100])" table:style-name="ce1">
            <text:p>76827,22449</text:p>
          </table:table-cell>
          <table:table-cell office:value-type="float" office:value="1265.0816326530612" table:formula="of:=AVERAGE([.AE3:.AE100])" table:style-name="ce1">
            <text:p>1265,081633</text:p>
          </table:table-cell>
          <table:table-cell office:value-type="float" office:value="8.8366326530612245" table:formula="of:=AVERAGE([.AF3:.AF100])" table:style-name="ce1">
            <text:p>8,836632653</text:p>
          </table:table-cell>
          <table:table-cell office:value-type="float" office:value="612650.43877551018" table:formula="of:=AVERAGE([.AG3:.AG100])" table:style-name="ce1">
            <text:p>612650,4388</text:p>
          </table:table-cell>
          <table:table-cell office:value-type="float" office:value="13663.132653061224" table:formula="of:=AVERAGE([.AH3:.AH100])" table:style-name="ce1">
            <text:p>13663,13265</text:p>
          </table:table-cell>
          <table:table-cell office:value-type="float" office:value="11.374183673469389" table:formula="of:=AVERAGE([.AI3:.AI100])" table:style-name="ce1">
            <text:p>11,37418367</text:p>
          </table:table-cell>
          <table:table-cell office:value-type="float" office:value="768645.1530612245" table:formula="of:=AVERAGE([.AJ3:.AJ100])" table:style-name="ce1">
            <text:p>768645,1531</text:p>
          </table:table-cell>
          <table:table-cell office:value-type="float" office:value="16727.510204081631" table:formula="of:=AVERAGE([.AK3:.AK100])" table:style-name="ce1">
            <text:p>16727,5102</text:p>
          </table:table-cell>
          <table:table-cell office:value-type="float" office:value="1.9603061224489797" table:formula="of:=AVERAGE([.AL3:.AL100])" table:style-name="ce1">
            <text:p>1,960306122</text:p>
          </table:table-cell>
          <table:table-cell office:value-type="float" office:value="78587.132653061228" table:formula="of:=AVERAGE([.AM3:.AM100])" table:style-name="ce1">
            <text:p>78587,13265</text:p>
          </table:table-cell>
          <table:table-cell office:value-type="float" office:value="1933.8877551020407" table:formula="of:=AVERAGE([.AN3:.AN100])" table:style-name="ce1">
            <text:p>1933,887755</text:p>
          </table:table-cell>
          <table:table-cell office:value-type="float" office:value="2.2355102040816326" table:formula="of:=AVERAGE([.AO3:.AO100])" table:style-name="ce1">
            <text:p>2,235510204</text:p>
          </table:table-cell>
          <table:table-cell office:value-type="float" office:value="76827.224489795917" table:formula="of:=AVERAGE([.AP3:.AP100])" table:style-name="ce1">
            <text:p>76827,22449</text:p>
          </table:table-cell>
          <table:table-cell office:value-type="float" office:value="1265.0816326530612" table:formula="of:=AVERAGE([.AQ3:.AQ100])" table:style-name="ce1">
            <text:p>1265,081633</text:p>
          </table:table-cell>
          <table:table-cell office:value-type="float" office:value="1200" table:formula="of:=AVERAGE([.AR3:.AR100])" table:style-name="ce2">
            <text:p>1200</text:p>
          </table:table-cell>
          <table:table-cell table:number-columns-repeated="2" table:style-name="ce1"/>
          <table:table-cell office:value-type="float" office:value="11.362142857142857" table:formula="of:=AVERAGE([.AU3:.AU100])" table:style-name="ce1">
            <text:p>11,36214286</text:p>
          </table:table-cell>
          <table:table-cell office:value-type="float" office:value="768645.1530612245" table:formula="of:=AVERAGE([.AV3:.AV100])" table:style-name="ce1">
            <text:p>768645,1531</text:p>
          </table:table-cell>
          <table:table-cell office:value-type="float" office:value="16727.510204081631" table:formula="of:=AVERAGE([.AW3:.AW100])" table:style-name="ce1">
            <text:p>16727,5102</text:p>
          </table:table-cell>
          <table:table-cell office:value-type="float" office:value="3.51020408163265E-2" table:formula="of:=AVERAGE([.AX3:.AX100])" table:style-name="ce1">
            <text:p>0,035102041</text:p>
          </table:table-cell>
          <table:table-cell office:value-type="float" office:value="970.5204081632653" table:formula="of:=AVERAGE([.AY3:.AY100])" table:style-name="ce1">
            <text:p>970,5204082</text:p>
          </table:table-cell>
          <table:table-cell office:value-type="float" office:value="57.112244897959187" table:formula="of:=AVERAGE([.AZ3:.AZ100])" table:style-name="ce1">
            <text:p>57,1122449</text:p>
          </table:table-cell>
          <table:table-cell office:value-type="float" office:value="3.6530612244897925E-2" table:formula="of:=AVERAGE([.BA3:.BA100])" table:style-name="ce1">
            <text:p>0,036530612</text:p>
          </table:table-cell>
          <table:table-cell office:value-type="float" office:value="969.20408163265301" table:formula="of:=AVERAGE([.BB3:.BB100])" table:style-name="ce1">
            <text:p>969,2040816</text:p>
          </table:table-cell>
          <table:table-cell office:value-type="float" office:value="56.724489795918366" table:formula="of:=AVERAGE([.BC3:.BC100])" table:style-name="ce1">
            <text:p>56,7244898</text:p>
          </table:table-cell>
          <table:table-cell office:value-type="float" office:value="3.3877551020408132E-2" table:formula="of:=AVERAGE([.BD3:.BD100])" table:style-name="ce1">
            <text:p>0,033877551</text:p>
          </table:table-cell>
          <table:table-cell office:value-type="float" office:value="969.23469387755097" table:formula="of:=AVERAGE([.BE3:.BE100])" table:style-name="ce1">
            <text:p>969,2346939</text:p>
          </table:table-cell>
          <table:table-cell office:value-type="float" office:value="56.724489795918366" table:formula="of:=AVERAGE([.BF3:.BF100])" table:style-name="ce1">
            <text:p>56,7244898</text:p>
          </table:table-cell>
          <table:table-cell office:value-type="float" office:value="3.6020408163265266E-2" table:formula="of:=AVERAGE([.BG3:.BG100])" table:style-name="ce1">
            <text:p>0,036020408</text:p>
          </table:table-cell>
          <table:table-cell office:value-type="float" office:value="969.31632653061229" table:formula="of:=AVERAGE([.BH3:.BH100])" table:style-name="ce1">
            <text:p>969,3163265</text:p>
          </table:table-cell>
          <table:table-cell office:value-type="float" office:value="56.795918367346935" table:formula="of:=AVERAGE([.BI3:.BI100])" table:style-name="ce1">
            <text:p>56,79591837</text:p>
          </table:table-cell>
          <table:table-cell office:value-type="float" office:value="2.795918367346939E-2" table:formula="of:=AVERAGE([.BJ3:.BJ100])" table:style-name="ce1">
            <text:p>0,027959184</text:p>
          </table:table-cell>
          <table:table-cell office:value-type="float" office:value="609.40816326530614" table:formula="of:=AVERAGE([.BK3:.BK100])" table:style-name="ce1">
            <text:p>609,4081633</text:p>
          </table:table-cell>
          <table:table-cell office:value-type="float" office:value="42.091836734693878" table:formula="of:=AVERAGE([.BL3:.BL100])" table:style-name="ce1">
            <text:p>42,09183673</text:p>
          </table:table-cell>
          <table:table-cell office:value-type="float" office:value="2.9183673469387758E-2" table:formula="of:=AVERAGE([.BM3:.BM100])" table:style-name="ce1">
            <text:p>0,029183673</text:p>
          </table:table-cell>
          <table:table-cell office:value-type="float" office:value="1686.8469387755101" table:formula="of:=AVERAGE([.BN3:.BN100])" table:style-name="ce1">
            <text:p>1686,846939</text:p>
          </table:table-cell>
          <table:table-cell office:value-type="float" office:value="40.244897959183675" table:formula="of:=AVERAGE([.BO3:.BO100])" table:style-name="ce1">
            <text:p>40,24489796</text:p>
          </table:table-cell>
          <table:table-cell office:value-type="float" office:value="12.803367346938767" table:formula="of:=AVERAGE([.BP3:.BP100])" table:style-name="ce1">
            <text:p>12,80336735</text:p>
          </table:table-cell>
          <table:table-cell office:value-type="float" office:value="2046052.4591836734" table:formula="of:=AVERAGE([.BQ3:.BQ100])" table:style-name="ce2">
            <text:p>2046052,459</text:p>
          </table:table-cell>
          <table:table-cell office:value-type="float" office:value="53119.908163265303" table:formula="of:=AVERAGE([.BR3:.BR100])" table:style-name="ce2">
            <text:p>53119,90816</text:p>
          </table:table-cell>
          <table:table-cell office:value-type="float" office:value="0.3216326530612249" table:formula="of:=AVERAGE([.BS3:.BS100])" table:style-name="ce1">
            <text:p>0,321632653</text:p>
          </table:table-cell>
          <table:table-cell office:value-type="float" office:value="6791.1632653061224" table:formula="of:=AVERAGE([.BT3:.BT100])" table:style-name="ce1">
            <text:p>6791,163265</text:p>
          </table:table-cell>
          <table:table-cell office:value-type="float" office:value="907.94897959183675" table:formula="of:=AVERAGE([.BU3:.BU100])" table:style-name="ce1">
            <text:p>907,9489796</text:p>
          </table:table-cell>
          <table:table-cell office:value-type="float" office:value="2.9183673469387748E-2" table:formula="of:=AVERAGE([.BV3:.BV100])" table:style-name="ce1">
            <text:p>0,029183673</text:p>
          </table:table-cell>
          <table:table-cell office:value-type="float" office:value="782.66326530612241" table:formula="of:=AVERAGE([.BW3:.BW100])" table:style-name="ce1">
            <text:p>782,6632653</text:p>
          </table:table-cell>
          <table:table-cell office:value-type="float" office:value="43.571428571428569" table:formula="of:=AVERAGE([.BX3:.BX100])" table:style-name="ce1">
            <text:p>43,57142857</text:p>
          </table:table-cell>
          <table:table-cell office:value-type="float" office:value="3.0306122448979535E-2" table:formula="of:=AVERAGE([.BY3:.BY100])" table:style-name="ce1">
            <text:p>0,030306122</text:p>
          </table:table-cell>
          <table:table-cell office:value-type="float" office:value="1707.5408163265306" table:formula="of:=AVERAGE([.BZ3:.BZ100])" table:style-name="ce1">
            <text:p>1707,540816</text:p>
          </table:table-cell>
          <table:table-cell office:value-type="float" office:value="52.448979591836732" table:formula="of:=AVERAGE([.CA3:.CA100])" table:style-name="ce1">
            <text:p>52,44897959</text:p>
          </table:table-cell>
          <table:table-cell office:value-type="float" office:value="2.2346938775510205E-2" table:formula="of:=AVERAGE([.CB3:.CB100])" table:style-name="ce1">
            <text:p>0,022346939</text:p>
          </table:table-cell>
          <table:table-cell office:value-type="float" office:value="1349.4795918367347" table:formula="of:=AVERAGE([.CC3:.CC100])" table:style-name="ce1">
            <text:p>1349,479592</text:p>
          </table:table-cell>
          <table:table-cell office:value-type="float" office:value="34.173469387755105" table:formula="of:=AVERAGE([.CD3:.CD100])" table:style-name="ce1">
            <text:p>34,17346939</text:p>
          </table:table-cell>
          <table:table-cell office:value-type="float" office:value="5.7857142857142801E-2" table:formula="of:=AVERAGE([.CE3:.CE100])" table:style-name="ce1">
            <text:p>0,057857143</text:p>
          </table:table-cell>
          <table:table-cell office:value-type="float" office:value="465.17346938775512" table:formula="of:=AVERAGE([.CF3:.CF100])" table:style-name="ce1">
            <text:p>465,1734694</text:p>
          </table:table-cell>
          <table:table-cell office:value-type="float" office:value="56.744897959183675" table:formula="of:=AVERAGE([.CG3:.CG100])" table:style-name="ce1">
            <text:p>56,74489796</text:p>
          </table:table-cell>
          <table:table-cell office:value-type="float" office:value="3.3469387755102019E-2" table:formula="of:=AVERAGE([.CH3:.CH100])" table:style-name="ce1">
            <text:p>0,033469388</text:p>
          </table:table-cell>
          <table:table-cell office:value-type="float" office:value="1055.2448979591836" table:formula="of:=AVERAGE([.CI3:.CI100])" table:style-name="ce1">
            <text:p>1055,244898</text:p>
          </table:table-cell>
          <table:table-cell office:value-type="float" office:value="88.897959183673464" table:formula="of:=AVERAGE([.CJ3:.CJ100])" table:style-name="ce1">
            <text:p>88,89795918</text:p>
          </table:table-cell>
          <table:table-cell office:value-type="float" office:value="1.1836734693877554E-2" table:formula="of:=AVERAGE([.CK3:.CK100])" table:style-name="ce1">
            <text:p>0,011836735</text:p>
          </table:table-cell>
          <table:table-cell office:value-type="float" office:value="145.70408163265307" table:formula="of:=AVERAGE([.CL3:.CL100])" table:style-name="ce1">
            <text:p>145,7040816</text:p>
          </table:table-cell>
          <table:table-cell office:value-type="float" office:value="5.3367346938775508" table:formula="of:=AVERAGE([.CM3:.CM100])" table:style-name="ce1">
            <text:p>5,336734694</text:p>
          </table:table-cell>
          <table:table-cell office:value-type="float" office:value="4.2857142857142788E-2" table:formula="of:=AVERAGE([.CN3:.CN100])" table:style-name="ce1">
            <text:p>0,042857143</text:p>
          </table:table-cell>
          <table:table-cell office:value-type="float" office:value="1016.1428571428571" table:formula="of:=AVERAGE([.CO3:.CO100])" table:style-name="ce1">
            <text:p>1016,142857</text:p>
          </table:table-cell>
          <table:table-cell office:value-type="float" office:value="50.392857142857146" table:formula="of:=AVERAGE([.CP3:.CP100])" table:style-name="ce1">
            <text:p>50,39285714</text:p>
          </table:table-cell>
          <table:table-cell office:value-type="float" office:value="1200" table:formula="of:=AVERAGE([.CQ3:.CQ100])" table:style-name="ce1">
            <text:p>1200</text:p>
          </table:table-cell>
          <table:table-cell office:value-type="float" office:value="2818653.4591836734" table:formula="of:=AVERAGE([.CR3:.CR100])" table:style-name="ce1">
            <text:p>2818653,459</text:p>
          </table:table-cell>
          <table:table-cell office:value-type="float" office:value="70921.367346938772" table:formula="of:=AVERAGE([.CS3:.CS100])" table:style-name="ce1">
            <text:p>70921,3673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5.041391894335763E-2" table:formula="of:=STDEV([.B3:.B100])" table:style-name="ce1">
            <text:p>0,050413919</text:p>
          </table:table-cell>
          <table:table-cell office:value-type="float" office:value="2176.1703628238351" table:formula="of:=STDEV([.C3:.C100])" table:style-name="ce1">
            <text:p>2176,170363</text:p>
          </table:table-cell>
          <table:table-cell office:value-type="float" office:value="313.89496947543125" table:formula="of:=STDEV([.D3:.D100])" table:style-name="ce1">
            <text:p>313,8949695</text:p>
          </table:table-cell>
          <table:table-cell office:value-type="float" office:value="4.4966382936160815E-2" table:formula="of:=STDEV([.E3:.E100])" table:style-name="ce1">
            <text:p>0,044966383</text:p>
          </table:table-cell>
          <table:table-cell office:value-type="float" office:value="2549.2170016872951" table:formula="of:=STDEV([.F3:.F100])" table:style-name="ce1">
            <text:p>2549,217002</text:p>
          </table:table-cell>
          <table:table-cell office:value-type="float" office:value="51.126621360500181" table:formula="of:=STDEV([.G3:.G100])" table:style-name="ce3">
            <text:p>51,12662136</text:p>
          </table:table-cell>
          <table:table-cell office:value-type="float" office:value="1.6862630874463671" table:formula="of:=STDEV([.H3:.H100])" table:style-name="ce1">
            <text:p>1,686263087</text:p>
          </table:table-cell>
          <table:table-cell office:value-type="float" office:value="45554.329233759148" table:formula="of:=STDEV([.I3:.I100])" table:style-name="ce1">
            <text:p>45554,32923</text:p>
          </table:table-cell>
          <table:table-cell office:value-type="float" office:value="1215.4691968553143" table:formula="of:=STDEV([.J3:.J100])" table:style-name="ce1">
            <text:p>1215,469197</text:p>
          </table:table-cell>
          <table:table-cell office:value-type="float" office:value="1.6896215700159727" table:formula="of:=STDEV([.K3:.K100])" table:style-name="ce1">
            <text:p>1,68962157</text:p>
          </table:table-cell>
          <table:table-cell office:value-type="float" office:value="45554.329233759148" table:formula="of:=STDEV([.L3:.L100])" table:style-name="ce1">
            <text:p>45554,32923</text:p>
          </table:table-cell>
          <table:table-cell office:value-type="float" office:value="1215.4691968553143" table:formula="of:=STDEV([.M3:.M100])" table:style-name="ce1">
            <text:p>1215,469197</text:p>
          </table:table-cell>
          <table:table-cell office:value-type="float" office:value="0.2527167137903471" table:formula="of:=STDEV([.N3:.N100])" table:style-name="ce1">
            <text:p>0,252716714</text:p>
          </table:table-cell>
          <table:table-cell office:value-type="float" office:value="1589.069863616392" table:formula="of:=STDEV([.O3:.O100])" table:style-name="ce3">
            <text:p>1589,069864</text:p>
          </table:table-cell>
          <table:table-cell office:value-type="float" office:value="182.44481223039281" table:formula="of:=STDEV([.P3:.P100])" table:style-name="ce1">
            <text:p>182,4448122</text:p>
          </table:table-cell>
          <table:table-cell office:value-type="float" office:value="8.1119676105506175E-2" table:formula="of:=STDEV([.Q3:.Q100])" table:style-name="ce1">
            <text:p>0,081119676</text:p>
          </table:table-cell>
          <table:table-cell office:value-type="float" office:value="3712.5006887940417" table:formula="of:=STDEV([.R3:.R100])" table:style-name="ce1">
            <text:p>3712,500689</text:p>
          </table:table-cell>
          <table:table-cell office:value-type="float" office:value="214.34196218082297" table:formula="of:=STDEV([.S3:.S100])" table:style-name="ce1">
            <text:p>214,3419622</text:p>
          </table:table-cell>
          <table:table-cell office:value-type="float" office:value="0.6307915005015422" table:formula="of:=STDEV([.T3:.T100])" table:style-name="ce1">
            <text:p>0,630791501</text:p>
          </table:table-cell>
          <table:table-cell office:value-type="float" office:value="29277.971008886918" table:formula="of:=STDEV([.U3:.U100])" table:style-name="ce1">
            <text:p>29277,97101</text:p>
          </table:table-cell>
          <table:table-cell office:value-type="float" office:value="4251.9611879242921" table:formula="of:=STDEV([.V3:.V100])" table:style-name="ce1">
            <text:p>4251,961188</text:p>
          </table:table-cell>
          <table:table-cell office:value-type="float" office:value="0.24558035275049733" table:formula="of:=STDEV([.W3:.W100])" table:style-name="ce1">
            <text:p>0,245580353</text:p>
          </table:table-cell>
          <table:table-cell office:value-type="float" office:value="1589.069863616392" table:formula="of:=STDEV([.X3:.X100])" table:style-name="ce3">
            <text:p>1589,069864</text:p>
          </table:table-cell>
          <table:table-cell office:value-type="float" office:value="182.44481223039281" table:formula="of:=STDEV([.Y3:.Y100])" table:style-name="ce1">
            <text:p>182,4448122</text:p>
          </table:table-cell>
          <table:table-cell office:value-type="float" office:value="8.6410333108946862" table:formula="of:=STDEV([.Z3:.Z100])" table:style-name="ce1">
            <text:p>8,641033311</text:p>
          </table:table-cell>
          <table:table-cell office:value-type="float" office:value="361136.20974890754" table:formula="of:=STDEV([.AA3:.AA100])" table:style-name="ce1">
            <text:p>361136,2097</text:p>
          </table:table-cell>
          <table:table-cell office:value-type="float" office:value="8556.9012816540217" table:formula="of:=STDEV([.AB3:.AB100])" table:style-name="ce1">
            <text:p>8556,901282</text:p>
          </table:table-cell>
          <table:table-cell office:value-type="float" office:value="8.6163028287774068" table:formula="of:=STDEV([.AC3:.AC100])" table:style-name="ce1">
            <text:p>8,616302829</text:p>
          </table:table-cell>
          <table:table-cell office:value-type="float" office:value="361125.53872141981" table:formula="of:=STDEV([.AD3:.AD100])" table:style-name="ce1">
            <text:p>361125,5387</text:p>
          </table:table-cell>
          <table:table-cell office:value-type="float" office:value="5545.0033636189764" table:formula="of:=STDEV([.AE3:.AE100])" table:style-name="ce1">
            <text:p>5545,003364</text:p>
          </table:table-cell>
          <table:table-cell office:value-type="float" office:value="74.958457387441626" table:formula="of:=STDEV([.AF3:.AF100])" table:style-name="ce1">
            <text:p>74,95845739</text:p>
          </table:table-cell>
          <table:table-cell office:value-type="float" office:value="5516793.6125364928" table:formula="of:=STDEV([.AG3:.AG100])" table:style-name="ce1">
            <text:p>5516793,613</text:p>
          </table:table-cell>
          <table:table-cell office:value-type="float" office:value="124020.39457828441" table:formula="of:=STDEV([.AH3:.AH100])" table:style-name="ce1">
            <text:p>124020,3946</text:p>
          </table:table-cell>
          <table:table-cell office:value-type="float" office:value="89.975852040187249" table:formula="of:=STDEV([.AI3:.AI100])" table:style-name="ce1">
            <text:p>89,97585204</text:p>
          </table:table-cell>
          <table:table-cell office:value-type="float" office:value="6136410.073724064" table:formula="of:=STDEV([.AJ3:.AJ100])" table:style-name="ce1">
            <text:p>6136410,074</text:p>
          </table:table-cell>
          <table:table-cell office:value-type="float" office:value="131188.38737961062" table:formula="of:=STDEV([.AK3:.AK100])" table:style-name="ce1">
            <text:p>131188,3874</text:p>
          </table:table-cell>
          <table:table-cell office:value-type="float" office:value="8.6780422579690253" table:formula="of:=STDEV([.AL3:.AL100])" table:style-name="ce1">
            <text:p>8,678042258</text:p>
          </table:table-cell>
          <table:table-cell office:value-type="float" office:value="361136.20974890754" table:formula="of:=STDEV([.AM3:.AM100])" table:style-name="ce1">
            <text:p>361136,2097</text:p>
          </table:table-cell>
          <table:table-cell office:value-type="float" office:value="8556.9012816540217" table:formula="of:=STDEV([.AN3:.AN100])" table:style-name="ce1">
            <text:p>8556,901282</text:p>
          </table:table-cell>
          <table:table-cell office:value-type="float" office:value="10.670063925300443" table:formula="of:=STDEV([.AO3:.AO100])" table:style-name="ce1">
            <text:p>10,67006393</text:p>
          </table:table-cell>
          <table:table-cell office:value-type="float" office:value="361125.53872141981" table:formula="of:=STDEV([.AP3:.AP100])" table:style-name="ce1">
            <text:p>361125,5387</text:p>
          </table:table-cell>
          <table:table-cell office:value-type="float" office:value="5545.0033636189764" table:formula="of:=STDEV([.AQ3:.AQ100])" table:style-name="ce1">
            <text:p>5545,003364</text:p>
          </table:table-cell>
          <table:table-cell office:value-type="float" office:value="0" table:formula="of:=STDEV([.AR3:.AR100])" table:style-name="ce3">
            <text:p>0</text:p>
          </table:table-cell>
          <table:table-cell table:number-columns-repeated="2" table:style-name="ce1"/>
          <table:table-cell office:value-type="float" office:value="89.029343792850483" table:formula="of:=STDEV([.AU3:.AU100])" table:style-name="ce1">
            <text:p>89,02934379</text:p>
          </table:table-cell>
          <table:table-cell office:value-type="float" office:value="6136410.073724064" table:formula="of:=STDEV([.AV3:.AV100])" table:style-name="ce1">
            <text:p>6136410,074</text:p>
          </table:table-cell>
          <table:table-cell office:value-type="float" office:value="131188.38737961062" table:formula="of:=STDEV([.AW3:.AW100])" table:style-name="ce1">
            <text:p>131188,3874</text:p>
          </table:table-cell>
          <table:table-cell office:value-type="float" office:value="0.10345819313979387" table:formula="of:=STDEV([.AX3:.AX100])" table:style-name="ce1">
            <text:p>0,103458193</text:p>
          </table:table-cell>
          <table:table-cell office:value-type="float" office:value="5996.6008004012601" table:formula="of:=STDEV([.AY3:.AY100])" table:style-name="ce1">
            <text:p>5996,6008</text:p>
          </table:table-cell>
          <table:table-cell office:value-type="float" office:value="340.08215752834678" table:formula="of:=STDEV([.AZ3:.AZ100])" table:style-name="ce1">
            <text:p>340,0821575</text:p>
          </table:table-cell>
          <table:table-cell office:value-type="float" office:value="0.10831513816785868" table:formula="of:=STDEV([.BA3:.BA100])" table:style-name="ce1">
            <text:p>0,108315138</text:p>
          </table:table-cell>
          <table:table-cell office:value-type="float" office:value="5996.8053401638963" table:formula="of:=STDEV([.BB3:.BB100])" table:style-name="ce1">
            <text:p>5996,80534</text:p>
          </table:table-cell>
          <table:table-cell office:value-type="float" office:value="340.1422922567786" table:formula="of:=STDEV([.BC3:.BC100])" table:style-name="ce1">
            <text:p>340,1422923</text:p>
          </table:table-cell>
          <table:table-cell office:value-type="float" office:value="9.9500118148002401E-2" table:formula="of:=STDEV([.BD3:.BD100])" table:style-name="ce1">
            <text:p>0,099500118</text:p>
          </table:table-cell>
          <table:table-cell office:value-type="float" office:value="5996.8004524079688" table:formula="of:=STDEV([.BE3:.BE100])" table:style-name="ce1">
            <text:p>5996,800452</text:p>
          </table:table-cell>
          <table:table-cell office:value-type="float" office:value="340.1422922567786" table:formula="of:=STDEV([.BF3:.BF100])" table:style-name="ce1">
            <text:p>340,1422923</text:p>
          </table:table-cell>
          <table:table-cell office:value-type="float" office:value="0.1053295250989182" table:formula="of:=STDEV([.BG3:.BG100])" table:style-name="ce1">
            <text:p>0,105329525</text:p>
          </table:table-cell>
          <table:table-cell office:value-type="float" office:value="5996.7873196102191" table:formula="of:=STDEV([.BH3:.BH100])" table:style-name="ce1">
            <text:p>5996,78732</text:p>
          </table:table-cell>
          <table:table-cell office:value-type="float" office:value="340.13159852190364" table:formula="of:=STDEV([.BI3:.BI100])" table:style-name="ce1">
            <text:p>340,1315985</text:p>
          </table:table-cell>
          <table:table-cell office:value-type="float" office:value="7.8134950449852886E-2" table:formula="of:=STDEV([.BJ3:.BJ100])" table:style-name="ce1">
            <text:p>0,07813495</text:p>
          </table:table-cell>
          <table:table-cell office:value-type="float" office:value="2338.365152037331" table:formula="of:=STDEV([.BK3:.BK100])" table:style-name="ce1">
            <text:p>2338,365152</text:p>
          </table:table-cell>
          <table:table-cell office:value-type="float" office:value="192.64523704300223" table:formula="of:=STDEV([.BL3:.BL100])" table:style-name="ce1">
            <text:p>192,645237</text:p>
          </table:table-cell>
          <table:table-cell office:value-type="float" office:value="6.9351539415907659E-2" table:formula="of:=STDEV([.BM3:.BM100])" table:style-name="ce1">
            <text:p>0,069351539</text:p>
          </table:table-cell>
          <table:table-cell office:value-type="float" office:value="4089.7028862718403" table:formula="of:=STDEV([.BN3:.BN100])" table:style-name="ce1">
            <text:p>4089,702886</text:p>
          </table:table-cell>
          <table:table-cell office:value-type="float" office:value="146.32072252309376" table:formula="of:=STDEV([.BO3:.BO100])" table:style-name="ce1">
            <text:p>146,3207225</text:p>
          </table:table-cell>
          <table:table-cell office:value-type="float" office:value="121.24671506183734" table:formula="of:=STDEV([.BP3:.BP100])" table:style-name="ce2">
            <text:p>121,2467151</text:p>
          </table:table-cell>
          <table:table-cell office:value-type="float" office:value="19481625.910010967" table:formula="of:=STDEV([.BQ3:.BQ100])" table:style-name="ce2">
            <text:p>19481625,91</text:p>
          </table:table-cell>
          <table:table-cell office:value-type="float" office:value="515924.37416102475" table:formula="of:=STDEV([.BR3:.BR100])" table:style-name="ce2">
            <text:p>515924,3742</text:p>
          </table:table-cell>
          <table:table-cell office:value-type="float" office:value="2.1582250696565253" table:formula="of:=STDEV([.BS3:.BS100])" table:style-name="ce1">
            <text:p>2,15822507</text:p>
          </table:table-cell>
          <table:table-cell office:value-type="float" office:value="55257.42424544516" table:formula="of:=STDEV([.BT3:.BT100])" table:style-name="ce1">
            <text:p>55257,42425</text:p>
          </table:table-cell>
          <table:table-cell office:value-type="float" office:value="8285.4878115727497" table:formula="of:=STDEV([.BU3:.BU100])" table:style-name="ce1">
            <text:p>8285,487812</text:p>
          </table:table-cell>
          <table:table-cell office:value-type="float" office:value="8.6055286345558035E-2" table:formula="of:=STDEV([.BV3:.BV100])" table:style-name="ce1">
            <text:p>0,086055286</text:p>
          </table:table-cell>
          <table:table-cell office:value-type="float" office:value="3971.6261489324588" table:formula="of:=STDEV([.BW3:.BW100])" table:style-name="ce1">
            <text:p>3971,626149</text:p>
          </table:table-cell>
          <table:table-cell office:value-type="float" office:value="254.89439899530012" table:formula="of:=STDEV([.BX3:.BX100])" table:style-name="ce1">
            <text:p>254,894399</text:p>
          </table:table-cell>
          <table:table-cell office:value-type="float" office:value="7.9345961533109632E-2" table:formula="of:=STDEV([.BY3:.BY100])" table:style-name="ce1">
            <text:p>0,079345962</text:p>
          </table:table-cell>
          <table:table-cell office:value-type="float" office:value="3712.5006887940417" table:formula="of:=STDEV([.BZ3:.BZ100])" table:style-name="ce1">
            <text:p>3712,500689</text:p>
          </table:table-cell>
          <table:table-cell office:value-type="float" office:value="214.34196218082297" table:formula="of:=STDEV([.CA3:.CA100])" table:style-name="ce1">
            <text:p>214,3419622</text:p>
          </table:table-cell>
          <table:table-cell office:value-type="float" office:value="4.1012973064683565E-2" table:formula="of:=STDEV([.CB3:.CB100])" table:style-name="ce1">
            <text:p>0,041012973</text:p>
          </table:table-cell>
          <table:table-cell office:value-type="float" office:value="2667.0092065507829" table:formula="of:=STDEV([.CC3:.CC100])" table:style-name="ce1">
            <text:p>2667,009207</text:p>
          </table:table-cell>
          <table:table-cell office:value-type="float" office:value="120.1293139594801" table:formula="of:=STDEV([.CD3:.CD100])" table:style-name="ce1">
            <text:p>120,129314</text:p>
          </table:table-cell>
          <table:table-cell office:value-type="float" office:value="0.24346404717748621" table:formula="of:=STDEV([.CE3:.CE100])" table:style-name="ce1">
            <text:p>0,243464047</text:p>
          </table:table-cell>
          <table:table-cell office:value-type="float" office:value="1589.069863616392" table:formula="of:=STDEV([.CF3:.CF100])" table:style-name="ce3">
            <text:p>1589,069864</text:p>
          </table:table-cell>
          <table:table-cell office:value-type="float" office:value="182.44481223039281" table:formula="of:=STDEV([.CG3:.CG100])" table:style-name="ce1">
            <text:p>182,4448122</text:p>
          </table:table-cell>
          <table:table-cell office:value-type="float" office:value="0.10308741202080426" table:formula="of:=STDEV([.CH3:.CH100])" table:style-name="ce1">
            <text:p>0,103087412</text:p>
          </table:table-cell>
          <table:table-cell office:value-type="float" office:value="6086.3049682225765" table:formula="of:=STDEV([.CI3:.CI100])" table:style-name="ce1">
            <text:p>6086,304968</text:p>
          </table:table-cell>
          <table:table-cell office:value-type="float" office:value="641.36205722618206" table:formula="of:=STDEV([.CJ3:.CJ100])" table:style-name="ce1">
            <text:p>641,3620572</text:p>
          </table:table-cell>
          <table:table-cell office:value-type="float" office:value="2.4967894385642501E-2" table:formula="of:=STDEV([.CK3:.CK100])" table:style-name="ce1">
            <text:p>0,024967894</text:p>
          </table:table-cell>
          <table:table-cell office:value-type="float" office:value="341.89321927354803" table:formula="of:=STDEV([.CL3:.CL100])" table:style-name="ce1">
            <text:p>341,8932193</text:p>
          </table:table-cell>
          <table:table-cell office:value-type="float" office:value="14.613187009981116" table:formula="of:=STDEV([.CM3:.CM100])" table:style-name="ce1">
            <text:p>14,61318701</text:p>
          </table:table-cell>
          <table:table-cell office:value-type="float" office:value="0.1144327110612378" table:formula="of:=STDEV([.CN3:.CN100])" table:style-name="ce1">
            <text:p>0,114432711</text:p>
          </table:table-cell>
          <table:table-cell office:value-type="float" office:value="3458.2196070399382" table:formula="of:=STDEV([.CO3:.CO100])" table:style-name="ce1">
            <text:p>3458,219607</text:p>
          </table:table-cell>
          <table:table-cell office:value-type="float" office:value="220.75104055749432" table:formula="of:=STDEV([.CP3:.CP100])" table:style-name="ce1">
            <text:p>220,7510406</text:p>
          </table:table-cell>
          <table:table-cell office:value-type="float" office:value="0" table:formula="of:=STDEV([.CQ3:.CQ100])" table:style-name="ce1">
            <text:p>0</text:p>
          </table:table-cell>
          <table:table-cell office:value-type="float" office:value="20346880.281182036" table:formula="of:=STDEV([.CR3:.CR100])" table:style-name="ce1">
            <text:p>20346880,28</text:p>
          </table:table-cell>
          <table:table-cell office:value-type="float" office:value="530563.68428062496" table:formula="of:=STDEV([.CS3:.CS100])" table:style-name="ce1">
            <text:p>530563,684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0.39761790704142069" table:formula="of:=SUM(([.B3:.B100]-[.$CK3:.$CK100])^2)^0.5" table:number-matrix-columns-spanned="1" table:number-matrix-rows-spanned="1" table:style-name="ce1">
            <text:p>0,397617907</text:p>
          </table:table-cell>
          <table:table-cell office:value-type="float" office:value="19634.027859815214" table:formula="of:=SUM(([.C3:.C100]-[.$CL3:.$CL100])^2)^0.5" table:number-matrix-columns-spanned="1" table:number-matrix-rows-spanned="1" table:style-name="ce1">
            <text:p>19634,02786</text:p>
          </table:table-cell>
          <table:table-cell office:value-type="float" office:value="3089.1866243398117" table:formula="of:=SUM(([.D3:.D100]-[.$CM3:.$CM100])^2)^0.5" table:number-matrix-columns-spanned="1" table:number-matrix-rows-spanned="1" table:style-name="ce1">
            <text:p>3089,186624</text:p>
          </table:table-cell>
          <table:table-cell office:value-type="float" office:value="0.29103264421710501" table:formula="of:=SUM(([.E3:.E100]-[.$CK3:.$CK100])^2)^0.5" table:number-matrix-columns-spanned="1" table:number-matrix-rows-spanned="1" table:style-name="ce1">
            <text:p>0,291032644</text:p>
          </table:table-cell>
          <table:table-cell office:value-type="float" office:value="24398.332217592251" table:formula="of:=SUM(([.F3:.F100]-[.$CL3:.$CL100])^2)^0.5" table:number-matrix-columns-spanned="1" table:number-matrix-rows-spanned="1" table:style-name="ce1">
            <text:p>24398,33222</text:p>
          </table:table-cell>
          <table:table-cell office:value-type="float" office:value="444.21503801649936" table:formula="of:=SUM(([.G3:.G100]-[.$CM3:.$CM100])^2)^0.5" table:number-matrix-columns-spanned="1" table:number-matrix-rows-spanned="1" table:style-name="ce3">
            <text:p>444,215038</text:p>
          </table:table-cell>
          <table:table-cell office:value-type="float" office:value="16.802490886770325" table:formula="of:=SUM(([.H3:.H100]-[.$CK3:.$CK100])^2)^0.5" table:number-matrix-columns-spanned="1" table:number-matrix-rows-spanned="1" table:style-name="ce1">
            <text:p>16,80249089</text:p>
          </table:table-cell>
          <table:table-cell office:value-type="float" office:value="451770.48492237739" table:formula="of:=SUM(([.I3:.I100]-[.$CL3:.$CL100])^2)^0.5" table:number-matrix-columns-spanned="1" table:number-matrix-rows-spanned="1" table:style-name="ce1">
            <text:p>451770,4849</text:p>
          </table:table-cell>
          <table:table-cell office:value-type="float" office:value="12071.208390215124" table:formula="of:=SUM(([.J3:.J100]-[.$CM3:.$CM100])^2)^0.5" table:number-matrix-columns-spanned="1" table:number-matrix-rows-spanned="1" table:style-name="ce1">
            <text:p>12071,20839</text:p>
          </table:table-cell>
          <table:table-cell office:value-type="float" office:value="16.837579992386072" table:formula="of:=SUM(([.K3:.K100]-[.$CK3:.$CK100])^2)^0.5" table:number-matrix-columns-spanned="1" table:number-matrix-rows-spanned="1" table:style-name="ce1">
            <text:p>16,83757999</text:p>
          </table:table-cell>
          <table:table-cell office:value-type="float" office:value="451770.48492237739" table:formula="of:=SUM(([.L3:.L100]-[.$CL3:.$CL100])^2)^0.5" table:number-matrix-columns-spanned="1" table:number-matrix-rows-spanned="1" table:style-name="ce1">
            <text:p>451770,4849</text:p>
          </table:table-cell>
          <table:table-cell office:value-type="float" office:value="12071.208390215124" table:formula="of:=SUM(([.M3:.M100]-[.$CM3:.$CM100])^2)^0.5" table:number-matrix-columns-spanned="1" table:number-matrix-rows-spanned="1" table:style-name="ce1">
            <text:p>12071,20839</text:p>
          </table:table-cell>
          <table:table-cell office:value-type="float" office:value="2.3281537749899597" table:formula="of:=SUM(([.N3:.N100]-[.$CK3:.$CK100])^2)^0.5" table:number-matrix-columns-spanned="1" table:number-matrix-rows-spanned="1" table:style-name="ce1">
            <text:p>2,328153775</text:p>
          </table:table-cell>
          <table:table-cell office:value-type="float" office:value="13554.846365783715" table:formula="of:=SUM(([.O3:.O100]-[.$CL3:.$CL100])^2)^0.5" table:number-matrix-columns-spanned="1" table:number-matrix-rows-spanned="1" table:style-name="ce3">
            <text:p>13554,84637</text:p>
          </table:table-cell>
          <table:table-cell office:value-type="float" office:value="1775.6001802207613" table:formula="of:=SUM(([.P3:.P100]-[.$CM3:.$CM100])^2)^0.5" table:number-matrix-columns-spanned="1" table:number-matrix-rows-spanned="1" table:style-name="ce1">
            <text:p>1775,60018</text:p>
          </table:table-cell>
          <table:table-cell office:value-type="float" office:value="0.70292247083159876" table:formula="of:=SUM(([.Q3:.Q100]-[.$CK3:.$CK100])^2)^0.5" table:number-matrix-columns-spanned="1" table:number-matrix-rows-spanned="1" table:style-name="ce1">
            <text:p>0,702922471</text:p>
          </table:table-cell>
          <table:table-cell office:value-type="float" office:value="37114.021258818073" table:formula="of:=SUM(([.R3:.R100]-[.$CL3:.$CL100])^2)^0.5" table:number-matrix-columns-spanned="1" table:number-matrix-rows-spanned="1" table:style-name="ce1">
            <text:p>37114,02126</text:p>
          </table:table-cell>
          <table:table-cell office:value-type="float" office:value="2098.1365541832592" table:formula="of:=SUM(([.S3:.S100]-[.$CM3:.$CM100])^2)^0.5" table:number-matrix-columns-spanned="1" table:number-matrix-rows-spanned="1" table:style-name="ce1">
            <text:p>2098,136554</text:p>
          </table:table-cell>
          <table:table-cell office:value-type="float" office:value="6.2123425533368719" table:formula="of:=SUM(([.T3:.T100]-[.$CK3:.$CK100])^2)^0.5" table:number-matrix-columns-spanned="1" table:number-matrix-rows-spanned="1" table:style-name="ce1">
            <text:p>6,212342553</text:p>
          </table:table-cell>
          <table:table-cell office:value-type="float" office:value="288347.17159528373" table:formula="of:=SUM(([.U3:.U100]-[.$CL3:.$CL100])^2)^0.5" table:number-matrix-columns-spanned="1" table:number-matrix-rows-spanned="1" table:style-name="ce1">
            <text:p>288347,1716</text:p>
          </table:table-cell>
          <table:table-cell office:value-type="float" office:value="42089.905214908715" table:formula="of:=SUM(([.V3:.V100]-[.$CM3:.$CM100])^2)^0.5" table:number-matrix-columns-spanned="1" table:number-matrix-rows-spanned="1" table:style-name="ce1">
            <text:p>42089,90521</text:p>
          </table:table-cell>
          <table:table-cell office:value-type="float" office:value="2.257232819183701" table:formula="of:=SUM(([.W3:.W100]-[.$CK3:.$CK100])^2)^0.5" table:number-matrix-columns-spanned="1" table:number-matrix-rows-spanned="1" table:style-name="ce1">
            <text:p>2,257232819</text:p>
          </table:table-cell>
          <table:table-cell office:value-type="float" office:value="13554.846365783715" table:formula="of:=SUM(([.X3:.X100]-[.$CL3:.$CL100])^2)^0.5" table:number-matrix-columns-spanned="1" table:number-matrix-rows-spanned="1" table:style-name="ce3">
            <text:p>13554,84637</text:p>
          </table:table-cell>
          <table:table-cell office:value-type="float" office:value="1775.6001802207613" table:formula="of:=SUM(([.Y3:.Y100]-[.$CM3:.$CM100])^2)^0.5" table:number-matrix-columns-spanned="1" table:number-matrix-rows-spanned="1" table:style-name="ce1">
            <text:p>1775,60018</text:p>
          </table:table-cell>
          <table:table-cell office:value-type="float" office:value="87.127480165559717" table:formula="of:=SUM(([.Z3:.Z100]-[.$CK3:.$CK100])^2)^0.5" table:number-matrix-columns-spanned="1" table:number-matrix-rows-spanned="1" table:style-name="ce1">
            <text:p>87,12748017</text:p>
          </table:table-cell>
          <table:table-cell office:value-type="float" office:value="3640275.6785073299" table:formula="of:=SUM(([.AA3:.AA100]-[.$CL3:.$CL100])^2)^0.5" table:number-matrix-columns-spanned="1" table:number-matrix-rows-spanned="1" table:style-name="ce1">
            <text:p>3640275,679</text:p>
          </table:table-cell>
          <table:table-cell office:value-type="float" office:value="86415.551320349739" table:formula="of:=SUM(([.AB3:.AB100]-[.$CM3:.$CM100])^2)^0.5" table:number-matrix-columns-spanned="1" table:number-matrix-rows-spanned="1" table:style-name="ce1">
            <text:p>86415,55132</text:p>
          </table:table-cell>
          <table:table-cell office:value-type="float" office:value="86.856029151694472" table:formula="of:=SUM(([.AC3:.AC100]-[.$CK3:.$CK100])^2)^0.5" table:number-matrix-columns-spanned="1" table:number-matrix-rows-spanned="1" table:style-name="ce1">
            <text:p>86,85602915</text:p>
          </table:table-cell>
          <table:table-cell office:value-type="float" office:value="3636497.6293237149" table:formula="of:=SUM(([.AD3:.AD100]-[.$CL3:.$CL100])^2)^0.5" table:number-matrix-columns-spanned="1" table:number-matrix-rows-spanned="1" table:style-name="ce1">
            <text:p>3636497,629</text:p>
          </table:table-cell>
          <table:table-cell office:value-type="float" office:value="56021.928911810952" table:formula="of:=SUM(([.AE3:.AE100]-[.$CM3:.$CM100])^2)^0.5" table:number-matrix-columns-spanned="1" table:number-matrix-rows-spanned="1" table:style-name="ce1">
            <text:p>56021,92891</text:p>
          </table:table-cell>
          <table:table-cell office:value-type="float" office:value="743.3924898060244" table:formula="of:=SUM(([.AF3:.AF100]-[.$CK3:.$CK100])^2)^0.5" table:number-matrix-columns-spanned="1" table:number-matrix-rows-spanned="1" table:style-name="ce1">
            <text:p>743,3924898</text:p>
          </table:table-cell>
          <table:table-cell office:value-type="float" office:value="54671456.007880658" table:formula="of:=SUM(([.AG3:.AG100]-[.$CL3:.$CL100])^2)^0.5" table:number-matrix-columns-spanned="1" table:number-matrix-rows-spanned="1" table:style-name="ce1">
            <text:p>54671456,01</text:p>
          </table:table-cell>
          <table:table-cell office:value-type="float" office:value="1228925.0143243077" table:formula="of:=SUM(([.AH3:.AH100]-[.$CM3:.$CM100])^2)^0.5" table:number-matrix-columns-spanned="1" table:number-matrix-rows-spanned="1" table:style-name="ce1">
            <text:p>1228925,014</text:p>
          </table:table-cell>
          <table:table-cell office:value-type="float" office:value="893.25607196368946" table:formula="of:=SUM(([.AI3:.AI100]-[.$CK3:.$CK100])^2)^0.5" table:number-matrix-columns-spanned="1" table:number-matrix-rows-spanned="1" table:style-name="ce1">
            <text:p>893,256072</text:p>
          </table:table-cell>
          <table:table-cell office:value-type="float" office:value="60913634.193694338" table:formula="of:=SUM(([.AJ3:.AJ100]-[.$CL3:.$CL100])^2)^0.5" table:number-matrix-columns-spanned="1" table:number-matrix-rows-spanned="1" table:style-name="ce1">
            <text:p>60913634,19</text:p>
          </table:table-cell>
          <table:table-cell office:value-type="float" office:value="1302623.4093386314" table:formula="of:=SUM(([.AK3:.AK100]-[.$CM3:.$CM100])^2)^0.5" table:number-matrix-columns-spanned="1" table:number-matrix-rows-spanned="1" table:style-name="ce1">
            <text:p>1302623,409</text:p>
          </table:table-cell>
          <table:table-cell office:value-type="float" office:value="87.571686634436816" table:formula="of:=SUM(([.AL3:.AL100]-[.$CK3:.$CK100])^2)^0.5" table:number-matrix-columns-spanned="1" table:number-matrix-rows-spanned="1" table:style-name="ce1">
            <text:p>87,57168663</text:p>
          </table:table-cell>
          <table:table-cell office:value-type="float" office:value="3640275.6785073299" table:formula="of:=SUM(([.AM3:.AM100]-[.$CL3:.$CL100])^2)^0.5" table:number-matrix-columns-spanned="1" table:number-matrix-rows-spanned="1" table:style-name="ce1">
            <text:p>3640275,679</text:p>
          </table:table-cell>
          <table:table-cell office:value-type="float" office:value="86415.551320349739" table:formula="of:=SUM(([.AN3:.AN100]-[.$CM3:.$CM100])^2)^0.5" table:number-matrix-columns-spanned="1" table:number-matrix-rows-spanned="1" table:style-name="ce1">
            <text:p>86415,55132</text:p>
          </table:table-cell>
          <table:table-cell office:value-type="float" office:value="107.32570242024974" table:formula="of:=SUM(([.AO3:.AO100]-[.$CK3:.$CK100])^2)^0.5" table:number-matrix-columns-spanned="1" table:number-matrix-rows-spanned="1" table:style-name="ce1">
            <text:p>107,3257024</text:p>
          </table:table-cell>
          <table:table-cell office:value-type="float" office:value="3636497.6293237149" table:formula="of:=SUM(([.AP3:.AP100]-[.$CL3:.$CL100])^2)^0.5" table:number-matrix-columns-spanned="1" table:number-matrix-rows-spanned="1" table:style-name="ce1">
            <text:p>3636497,629</text:p>
          </table:table-cell>
          <table:table-cell office:value-type="float" office:value="56021.928911810952" table:formula="of:=SUM(([.AQ3:.AQ100]-[.$CM3:.$CM100])^2)^0.5" table:number-matrix-columns-spanned="1" table:number-matrix-rows-spanned="1" table:style-name="ce1">
            <text:p>56021,92891</text:p>
          </table:table-cell>
          <table:table-cell office:value-type="float" office:value="11879.276748783996" table:formula="of:=SUM(([.AR3:.AR100]-[.$CK3:.$CK100])^2)^0.5" table:number-matrix-columns-spanned="1" table:number-matrix-rows-spanned="1" table:style-name="ce2">
            <text:p>11879,27675</text:p>
          </table:table-cell>
          <table:table-cell table:number-columns-repeated="2" table:style-name="ce1"/>
          <table:table-cell office:value-type="float" office:value="883.99307254072983" table:formula="of:=SUM(([.AU3:.AU100]-[.$CK3:.$CK100])^2)^0.5" table:number-matrix-columns-spanned="1" table:number-matrix-rows-spanned="1" table:style-name="ce1">
            <text:p>883,9930725</text:p>
          </table:table-cell>
          <table:table-cell office:value-type="float" office:value="60913634.193694338" table:formula="of:=SUM(([.AV3:.AV100]-[.$CL3:.$CL100])^2)^0.5" table:number-matrix-columns-spanned="1" table:number-matrix-rows-spanned="1" table:style-name="ce1">
            <text:p>60913634,19</text:p>
          </table:table-cell>
          <table:table-cell office:value-type="float" office:value="1302623.4093386314" table:formula="of:=SUM(([.AW3:.AW100]-[.$CM3:.$CM100])^2)^0.5" table:number-matrix-columns-spanned="1" table:number-matrix-rows-spanned="1" table:style-name="ce1">
            <text:p>1302623,409</text:p>
          </table:table-cell>
          <table:table-cell office:value-type="float" office:value="0.88555067613321792" table:formula="of:=SUM(([.AX3:.AX100]-[.$CK3:.$CK100])^2)^0.5" table:number-matrix-columns-spanned="1" table:number-matrix-rows-spanned="1" table:style-name="ce1">
            <text:p>0,885550676</text:p>
          </table:table-cell>
          <table:table-cell office:value-type="float" office:value="57724.433128442237" table:formula="of:=SUM(([.AY3:.AY100]-[.$CL3:.$CL100])^2)^0.5" table:number-matrix-columns-spanned="1" table:number-matrix-rows-spanned="1" table:style-name="ce1">
            <text:p>57724,43313</text:p>
          </table:table-cell>
          <table:table-cell office:value-type="float" office:value="3334.9662666959616" table:formula="of:=SUM(([.AZ3:.AZ100]-[.$CM3:.$CM100])^2)^0.5" table:number-matrix-columns-spanned="1" table:number-matrix-rows-spanned="1" table:style-name="ce1">
            <text:p>3334,966267</text:p>
          </table:table-cell>
          <table:table-cell office:value-type="float" office:value="0.94042543564069947" table:formula="of:=SUM(([.BA3:.BA100]-[.$CK3:.$CK100])^2)^0.5" table:number-matrix-columns-spanned="1" table:number-matrix-rows-spanned="1" table:style-name="ce1">
            <text:p>0,940425436</text:p>
          </table:table-cell>
          <table:table-cell office:value-type="float" office:value="57724.362872187681" table:formula="of:=SUM(([.BB3:.BB100]-[.$CL3:.$CL100])^2)^0.5" table:number-matrix-columns-spanned="1" table:number-matrix-rows-spanned="1" table:style-name="ce1">
            <text:p>57724,36287</text:p>
          </table:table-cell>
          <table:table-cell office:value-type="float" office:value="3334.9236872828142" table:formula="of:=SUM(([.BC3:.BC100]-[.$CM3:.$CM100])^2)^0.5" table:number-matrix-columns-spanned="1" table:number-matrix-rows-spanned="1" table:style-name="ce1">
            <text:p>3334,923687</text:p>
          </table:table-cell>
          <table:table-cell office:value-type="float" office:value="0.85029406677925234" table:formula="of:=SUM(([.BD3:.BD100]-[.$CK3:.$CK100])^2)^0.5" table:number-matrix-columns-spanned="1" table:number-matrix-rows-spanned="1" table:style-name="ce1">
            <text:p>0,850294067</text:p>
          </table:table-cell>
          <table:table-cell office:value-type="float" office:value="57724.363106057739" table:formula="of:=SUM(([.BE3:.BE100]-[.$CL3:.$CL100])^2)^0.5" table:number-matrix-columns-spanned="1" table:number-matrix-rows-spanned="1" table:style-name="ce1">
            <text:p>57724,36311</text:p>
          </table:table-cell>
          <table:table-cell office:value-type="float" office:value="3334.9236872828142" table:formula="of:=SUM(([.BF3:.BF100]-[.$CM3:.$CM100])^2)^0.5" table:number-matrix-columns-spanned="1" table:number-matrix-rows-spanned="1" table:style-name="ce1">
            <text:p>3334,923687</text:p>
          </table:table-cell>
          <table:table-cell office:value-type="float" office:value="0.90901045098502542" table:formula="of:=SUM(([.BG3:.BG100]-[.$CK3:.$CK100])^2)^0.5" table:number-matrix-columns-spanned="1" table:number-matrix-rows-spanned="1" table:style-name="ce1">
            <text:p>0,909010451</text:p>
          </table:table-cell>
          <table:table-cell office:value-type="float" office:value="57724.365964469456" table:formula="of:=SUM(([.BH3:.BH100]-[.$CL3:.$CL100])^2)^0.5" table:number-matrix-columns-spanned="1" table:number-matrix-rows-spanned="1" table:style-name="ce1">
            <text:p>57724,36596</text:p>
          </table:table-cell>
          <table:table-cell office:value-type="float" office:value="3334.9304340570584" table:formula="of:=SUM(([.BI3:.BI100]-[.$CM3:.$CM100])^2)^0.5" table:number-matrix-columns-spanned="1" table:number-matrix-rows-spanned="1" table:style-name="ce1">
            <text:p>3334,930434</text:p>
          </table:table-cell>
          <table:table-cell office:value-type="float" office:value="0.59715994507334458" table:formula="of:=SUM(([.BJ3:.BJ100]-[.$CK3:.$CK100])^2)^0.5" table:number-matrix-columns-spanned="1" table:number-matrix-rows-spanned="1" table:style-name="ce1">
            <text:p>0,597159945</text:p>
          </table:table-cell>
          <table:table-cell office:value-type="float" office:value="20933.77584192589" table:formula="of:=SUM(([.BK3:.BK100]-[.$CL3:.$CL100])^2)^0.5" table:number-matrix-columns-spanned="1" table:number-matrix-rows-spanned="1" table:style-name="ce1">
            <text:p>20933,77584</text:p>
          </table:table-cell>
          <table:table-cell office:value-type="float" office:value="1862.0488715390904" table:formula="of:=SUM(([.BL3:.BL100]-[.$CM3:.$CM100])^2)^0.5" table:number-matrix-columns-spanned="1" table:number-matrix-rows-spanned="1" table:style-name="ce1">
            <text:p>1862,048872</text:p>
          </table:table-cell>
          <table:table-cell office:value-type="float" office:value="0.52744667976962378" table:formula="of:=SUM(([.BM3:.BM100]-[.$CK3:.$CK100])^2)^0.5" table:number-matrix-columns-spanned="1" table:number-matrix-rows-spanned="1" table:style-name="ce1">
            <text:p>0,52744668</text:p>
          </table:table-cell>
          <table:table-cell office:value-type="float" office:value="40867.845257610534" table:formula="of:=SUM(([.BN3:.BN100]-[.$CL3:.$CL100])^2)^0.5" table:number-matrix-columns-spanned="1" table:number-matrix-rows-spanned="1" table:style-name="ce1">
            <text:p>40867,84526</text:p>
          </table:table-cell>
          <table:table-cell office:value-type="float" office:value="1429.8283113716836" table:formula="of:=SUM(([.BO3:.BO100]-[.$CM3:.$CM100])^2)^0.5" table:number-matrix-columns-spanned="1" table:number-matrix-rows-spanned="1" table:style-name="ce1">
            <text:p>1429,828311</text:p>
          </table:table-cell>
          <table:table-cell office:value-type="float" office:value="1200.8254475568053" table:formula="of:=SUM(([.BP3:.BP100]-[.$CK3:.$CK100])^2)^0.5" table:number-matrix-columns-spanned="1" table:number-matrix-rows-spanned="1" table:style-name="ce1">
            <text:p>1200,825448</text:p>
          </table:table-cell>
          <table:table-cell office:value-type="float" office:value="192936058.2735185" table:formula="of:=SUM(([.BQ3:.BQ100]-[.$CL3:.$CL100])^2)^0.5" table:number-matrix-columns-spanned="1" table:number-matrix-rows-spanned="1" table:style-name="ce2">
            <text:p>192936058,3</text:p>
          </table:table-cell>
          <table:table-cell office:value-type="float" office:value="5108371.6903439984" table:formula="of:=SUM(([.BR3:.BR100]-[.$CM3:.$CM100])^2)^0.5" table:number-matrix-columns-spanned="1" table:number-matrix-rows-spanned="1" table:style-name="ce2">
            <text:p>5108371,69</text:p>
          </table:table-cell>
          <table:table-cell office:value-type="float" office:value="21.443138762783757" table:formula="of:=SUM(([.BS3:.BS100]-[.$CK3:.$CK100])^2)^0.5" table:number-matrix-columns-spanned="1" table:number-matrix-rows-spanned="1" table:style-name="ce1">
            <text:p>21,44313876</text:p>
          </table:table-cell>
          <table:table-cell office:value-type="float" office:value="546412.83785339457" table:formula="of:=SUM(([.BT3:.BT100]-[.$CL3:.$CL100])^2)^0.5" table:number-matrix-columns-spanned="1" table:number-matrix-rows-spanned="1" table:style-name="ce1">
            <text:p>546412,8379</text:p>
          </table:table-cell>
          <table:table-cell office:value-type="float" office:value="82062.052850266919" table:formula="of:=SUM(([.BU3:.BU100]-[.$CM3:.$CM100])^2)^0.5" table:number-matrix-columns-spanned="1" table:number-matrix-rows-spanned="1" table:style-name="ce1">
            <text:p>82062,05285</text:p>
          </table:table-cell>
          <table:table-cell office:value-type="float" office:value="0.68891218598599324" table:formula="of:=SUM(([.BV3:.BV100]-[.$CK3:.$CK100])^2)^0.5" table:number-matrix-columns-spanned="1" table:number-matrix-rows-spanned="1" table:style-name="ce1">
            <text:p>0,688912186</text:p>
          </table:table-cell>
          <table:table-cell office:value-type="float" office:value="37498.539438223459" table:formula="of:=SUM(([.BW3:.BW100]-[.$CL3:.$CL100])^2)^0.5" table:number-matrix-columns-spanned="1" table:number-matrix-rows-spanned="1" table:style-name="ce1">
            <text:p>37498,53944</text:p>
          </table:table-cell>
          <table:table-cell office:value-type="float" office:value="2496.8213792740562" table:formula="of:=SUM(([.BX3:.BX100]-[.$CM3:.$CM100])^2)^0.5" table:number-matrix-columns-spanned="1" table:number-matrix-rows-spanned="1" table:style-name="ce1">
            <text:p>2496,821379</text:p>
          </table:table-cell>
          <table:table-cell office:value-type="float" office:value="0.67564783726435462" table:formula="of:=SUM(([.BY3:.BY100]-[.$CK3:.$CK100])^2)^0.5" table:number-matrix-columns-spanned="1" table:number-matrix-rows-spanned="1" table:style-name="ce1">
            <text:p>0,675647837</text:p>
          </table:table-cell>
          <table:table-cell office:value-type="float" office:value="37114.021258818073" table:formula="of:=SUM(([.BZ3:.BZ100]-[.$CL3:.$CL100])^2)^0.5" table:number-matrix-columns-spanned="1" table:number-matrix-rows-spanned="1" table:style-name="ce1">
            <text:p>37114,02126</text:p>
          </table:table-cell>
          <table:table-cell office:value-type="float" office:value="2098.1365541832592" table:formula="of:=SUM(([.CA3:.CA100]-[.$CM3:.$CM100])^2)^0.5" table:number-matrix-columns-spanned="1" table:number-matrix-rows-spanned="1" table:style-name="ce1">
            <text:p>2098,136554</text:p>
          </table:table-cell>
          <table:table-cell office:value-type="float" office:value="0.23937418407171659" table:formula="of:=SUM(([.CB3:.CB100]-[.$CK3:.$CK100])^2)^0.5" table:number-matrix-columns-spanned="1" table:number-matrix-rows-spanned="1" table:style-name="ce3">
            <text:p>0,239374184</text:p>
          </table:table-cell>
          <table:table-cell office:value-type="float" office:value="26544.599111683718" table:formula="of:=SUM(([.CC3:.CC100]-[.$CL3:.$CL100])^2)^0.5" table:number-matrix-columns-spanned="1" table:number-matrix-rows-spanned="1" table:style-name="ce1">
            <text:p>26544,59911</text:p>
          </table:table-cell>
          <table:table-cell office:value-type="float" office:value="1113.2070786695529" table:formula="of:=SUM(([.CD3:.CD100]-[.$CM3:.$CM100])^2)^0.5" table:number-matrix-columns-spanned="1" table:number-matrix-rows-spanned="1" table:style-name="ce1">
            <text:p>1113,207079</text:p>
          </table:table-cell>
          <table:table-cell office:value-type="float" office:value="2.235866722324924" table:formula="of:=SUM(([.CE3:.CE100]-[.$CK3:.$CK100])^2)^0.5" table:number-matrix-columns-spanned="1" table:number-matrix-rows-spanned="1" table:style-name="ce1">
            <text:p>2,235866722</text:p>
          </table:table-cell>
          <table:table-cell office:value-type="float" office:value="13554.846365783715" table:formula="of:=SUM(([.CF3:.CF100]-[.$CL3:.$CL100])^2)^0.5" table:number-matrix-columns-spanned="1" table:number-matrix-rows-spanned="1" table:style-name="ce3">
            <text:p>13554,84637</text:p>
          </table:table-cell>
          <table:table-cell office:value-type="float" office:value="1775.6001802207613" table:formula="of:=SUM(([.CG3:.CG100]-[.$CM3:.$CM100])^2)^0.5" table:number-matrix-columns-spanned="1" table:number-matrix-rows-spanned="1" table:style-name="ce1">
            <text:p>1775,60018</text:p>
          </table:table-cell>
          <table:table-cell office:value-type="float" office:value="0.86971259620635588" table:formula="of:=SUM(([.CH3:.CH100]-[.$CK3:.$CK100])^2)^0.5" table:number-matrix-columns-spanned="1" table:number-matrix-rows-spanned="1" table:style-name="ce1">
            <text:p>0,869712596</text:p>
          </table:table-cell>
          <table:table-cell office:value-type="float" office:value="58627.144233707993" table:formula="of:=SUM(([.CI3:.CI100]-[.$CL3:.$CL100])^2)^0.5" table:number-matrix-columns-spanned="1" table:number-matrix-rows-spanned="1" table:style-name="ce1">
            <text:p>58627,14423</text:p>
          </table:table-cell>
          <table:table-cell office:value-type="float" office:value="6333.7234704398015" table:formula="of:=SUM(([.CJ3:.CJ100]-[.$CM3:.$CM100])^2)^0.5" table:number-matrix-columns-spanned="1" table:number-matrix-rows-spanned="1" table:style-name="ce1">
            <text:p>6333,72347</text:p>
          </table:table-cell>
          <table:table-cell table:number-columns-repeated="16296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C3:.C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D3:.D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E3:.E100]=[.$CK3:.$CK100])" table:number-matrix-columns-spanned="1" table:number-matrix-rows-spanned="1" table:style-name="ce3">
            <text:p>0</text:p>
          </table:table-cell>
          <table:table-cell office:value-type="float" office:value="0" table:formula="of:=SUM([.F3:.F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G3:.G100]=[.$CM3:.$CM100])" table:number-matrix-columns-spanned="1" table:number-matrix-rows-spanned="1" table:style-name="ce3">
            <text:p>0</text:p>
          </table:table-cell>
          <table:table-cell office:value-type="float" office:value="0" table:formula="of:=SUM([.H3:.H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I3:.I100]=[.$CL3:.$CL100])" table:number-matrix-columns-spanned="1" table:number-matrix-rows-spanned="1" table:style-name="ce3">
            <text:p>0</text:p>
          </table:table-cell>
          <table:table-cell office:value-type="float" office:value="0" table:formula="of:=SUM([.J3:.J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K3:.K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L3:.L100]=[.$CL3:.$CL100])" table:number-matrix-columns-spanned="1" table:number-matrix-rows-spanned="1" table:style-name="ce3">
            <text:p>0</text:p>
          </table:table-cell>
          <table:table-cell office:value-type="float" office:value="0" table:formula="of:=SUM([.M3:.M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N3:.N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O3:.O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P3:.P100]=[.$CM3:.$CM100])" table:number-matrix-columns-spanned="1" table:number-matrix-rows-spanned="1" table:style-name="ce2">
            <text:p>0</text:p>
          </table:table-cell>
          <table:table-cell office:value-type="float" office:value="0" table:formula="of:=SUM([.Q3:.Q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R3:.R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S3:.S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T3:.T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U3:.U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V3:.V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W3:.W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X3:.X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Y3:.Y100]=[.$CM3:.$CM100])" table:number-matrix-columns-spanned="1" table:number-matrix-rows-spanned="1" table:style-name="ce2">
            <text:p>0</text:p>
          </table:table-cell>
          <table:table-cell office:value-type="float" office:value="0" table:formula="of:=SUM([.Z3:.Z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A3:.AA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B3:.AB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AC3:.AC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D3:.AD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E3:.AE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AF3:.AF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G3:.AG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H3:.AH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AI3:.AI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J3:.AJ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K3:.AK100]=[.$CM3:.$CM100])" table:number-matrix-columns-spanned="1" table:number-matrix-rows-spanned="1" table:style-name="ce2">
            <text:p>0</text:p>
          </table:table-cell>
          <table:table-cell office:value-type="float" office:value="0" table:formula="of:=SUM([.AL3:.AL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M3:.AM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N3:.AN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AO3:.AO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P3:.AP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Q3:.AQ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AR3:.AR100]=[.$CK3:.$CK100])" table:number-matrix-columns-spanned="1" table:number-matrix-rows-spanned="1" table:style-name="ce2">
            <text:p>0</text:p>
          </table:table-cell>
          <table:table-cell table:number-columns-repeated="2" table:style-name="ce1"/>
          <table:table-cell office:value-type="float" office:value="0" table:formula="of:=SUM([.AU3:.AU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V3:.AV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W3:.AW100]=[.$CM3:.$CM100])" table:number-matrix-columns-spanned="1" table:number-matrix-rows-spanned="1" table:style-name="ce2">
            <text:p>0</text:p>
          </table:table-cell>
          <table:table-cell office:value-type="float" office:value="0" table:formula="of:=SUM([.AX3:.AX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Y3:.AY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AZ3:.AZ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A3:.BA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B3:.BB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C3:.BC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D3:.BD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E3:.BE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F3:.BF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G3:.BG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H3:.BH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I3:.BI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J3:.BJ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K3:.BK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L3:.BL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M3:.BM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N3:.BN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O3:.BO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P3:.BP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Q3:.BQ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R3:.BR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S3:.BS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T3:.BT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U3:.BU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V3:.BV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W3:.BW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X3:.BX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Y3:.BY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Z3:.BZ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CA3:.CA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CB3:.CB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CC3:.CC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CD3:.CD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CE3:.CE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CF3:.CF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CG3:.CG100]=[.$CM3:.$CM100])" table:number-matrix-columns-spanned="1" table:number-matrix-rows-spanned="1" table:style-name="ce2">
            <text:p>0</text:p>
          </table:table-cell>
          <table:table-cell office:value-type="float" office:value="0" table:formula="of:=SUM([.CH3:.CH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CI3:.CI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CJ3:.CJ100]=[.$CM3:.$CM100])" table:number-matrix-columns-spanned="1" table:number-matrix-rows-spanned="1" table:style-name="ce1">
            <text:p>0</text:p>
          </table:table-cell>
          <table:table-cell table:number-columns-repeated="16296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C3:.C100]&lt;[.$CO3:.$CO100])" table:number-matrix-columns-spanned="1" table:number-matrix-rows-spanned="1" table:style-name="ce3">
            <text:p>0</text:p>
          </table:table-cell>
          <table:table-cell office:value-type="float" office:value="0" table:formula="of:=SUM([.D3:.D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E3:.E100]&lt;[.$CN3:.$CN100])" table:number-matrix-columns-spanned="1" table:number-matrix-rows-spanned="1" table:style-name="ce3">
            <text:p>0</text:p>
          </table:table-cell>
          <table:table-cell office:value-type="float" office:value="0" table:formula="of:=SUM([.F3:.F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G3:.G100]&lt;[.$CP3:.$CP100])" table:number-matrix-columns-spanned="1" table:number-matrix-rows-spanned="1" table:style-name="ce3">
            <text:p>0</text:p>
          </table:table-cell>
          <table:table-cell office:value-type="float" office:value="0" table:formula="of:=SUM([.H3:.H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I3:.I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J3:.J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K3:.K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L3:.L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M3:.M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N3:.N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O3:.O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P3:.P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Q3:.Q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R3:.R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S3:.S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T3:.T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U3:.U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V3:.V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W3:.W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X3:.X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Y3:.Y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Z3:.Z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A3:.AA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AB3:.AB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AC3:.AC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D3:.AD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AE3:.AE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AF3:.AF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G3:.AG100]&lt;[.$CO3:.$CO100])" table:number-matrix-columns-spanned="1" table:number-matrix-rows-spanned="1" table:style-name="ce2">
            <text:p>0</text:p>
          </table:table-cell>
          <table:table-cell office:value-type="float" office:value="0" table:formula="of:=SUM([.AH3:.AH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AI3:.AI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J3:.AJ100]&lt;[.$CO3:.$CO100])" table:number-matrix-columns-spanned="1" table:number-matrix-rows-spanned="1" table:style-name="ce2">
            <text:p>0</text:p>
          </table:table-cell>
          <table:table-cell office:value-type="float" office:value="0" table:formula="of:=SUM([.AK3:.AK100]&lt;[.$CP3:.$CP100])" table:number-matrix-columns-spanned="1" table:number-matrix-rows-spanned="1" table:style-name="ce2">
            <text:p>0</text:p>
          </table:table-cell>
          <table:table-cell office:value-type="float" office:value="0" table:formula="of:=SUM([.AL3:.AL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M3:.AM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AN3:.AN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AO3:.AO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P3:.AP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AQ3:.AQ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AR3:.AR100]&lt;[.$CN3:.$CN100])" table:number-matrix-columns-spanned="1" table:number-matrix-rows-spanned="1" table:style-name="ce2">
            <text:p>0</text:p>
          </table:table-cell>
          <table:table-cell table:number-columns-repeated="2" table:style-name="ce1"/>
          <table:table-cell office:value-type="float" office:value="0" table:formula="of:=SUM([.AU3:.AU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V3:.AV100]&lt;[.$CO3:.$CO100])" table:number-matrix-columns-spanned="1" table:number-matrix-rows-spanned="1" table:style-name="ce2">
            <text:p>0</text:p>
          </table:table-cell>
          <table:table-cell office:value-type="float" office:value="0" table:formula="of:=SUM([.AW3:.AW100]&lt;[.$CP3:.$CP100])" table:number-matrix-columns-spanned="1" table:number-matrix-rows-spanned="1" table:style-name="ce2">
            <text:p>0</text:p>
          </table:table-cell>
          <table:table-cell office:value-type="float" office:value="0" table:formula="of:=SUM([.AX3:.AX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AY3:.AY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AZ3:.AZ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A3:.BA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B3:.BB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C3:.BC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D3:.BD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E3:.BE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F3:.BF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G3:.BG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H3:.BH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I3:.BI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J3:.BJ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K3:.BK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L3:.BL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M3:.BM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N3:.BN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O3:.BO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P3:.BP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Q3:.BQ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R3:.BR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S3:.BS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T3:.BT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U3:.BU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V3:.BV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W3:.BW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X3:.BX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Y3:.BY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Z3:.BZ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CA3:.CA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CB3:.CB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CC3:.CC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CD3:.CD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CE3:.CE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CF3:.CF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CG3:.CG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CH3:.CH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CI3:.CI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CJ3:.CJ100]&lt;[.$CP3:.$CP100])" table:number-matrix-columns-spanned="1" table:number-matrix-rows-spanned="1" table:style-name="ce1">
            <text:p>0</text:p>
          </table:table-cell>
          <table:table-cell table:number-columns-repeated="16296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100]&gt;[.$CN3:.$CN100])" table:number-matrix-columns-spanned="1" table:number-matrix-rows-spanned="1" table:style-name="ce3">
            <text:p>0</text:p>
          </table:table-cell>
          <table:table-cell office:value-type="float" office:value="0" table:formula="of:=SUM([.C3:.C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D3:.D100]&gt;[.$CP3:.$CP100])" table:number-matrix-columns-spanned="1" table:number-matrix-rows-spanned="1" table:style-name="ce3">
            <text:p>0</text:p>
          </table:table-cell>
          <table:table-cell office:value-type="float" office:value="0" table:formula="of:=SUM([.E3:.E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F3:.F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G3:.G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H3:.H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I3:.I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J3:.J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K3:.K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L3:.L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M3:.M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N3:.N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O3:.O100]&gt;[.$CO3:.$CO100])" table:number-matrix-columns-spanned="1" table:number-matrix-rows-spanned="1" table:style-name="ce3">
            <text:p>0</text:p>
          </table:table-cell>
          <table:table-cell office:value-type="float" office:value="0" table:formula="of:=SUM([.P3:.P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Q3:.Q100]&gt;[.$CN3:.$CN100])" table:number-matrix-columns-spanned="1" table:number-matrix-rows-spanned="1" table:style-name="ce3">
            <text:p>0</text:p>
          </table:table-cell>
          <table:table-cell office:value-type="float" office:value="0" table:formula="of:=SUM([.R3:.R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S3:.S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T3:.T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U3:.U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V3:.V100]&gt;[.$CP3:.$CP100])" table:number-matrix-columns-spanned="1" table:number-matrix-rows-spanned="1" table:style-name="ce2">
            <text:p>0</text:p>
          </table:table-cell>
          <table:table-cell office:value-type="float" office:value="0" table:formula="of:=SUM([.W3:.W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X3:.X100]&gt;[.$CO3:.$CO100])" table:number-matrix-columns-spanned="1" table:number-matrix-rows-spanned="1" table:style-name="ce3">
            <text:p>0</text:p>
          </table:table-cell>
          <table:table-cell office:value-type="float" office:value="0" table:formula="of:=SUM([.Y3:.Y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Z3:.Z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A3:.AA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AB3:.AB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C3:.AC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D3:.AD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AE3:.AE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F3:.AF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G3:.AG100]&gt;[.$CO3:.$CO100])" table:number-matrix-columns-spanned="1" table:number-matrix-rows-spanned="1" table:style-name="ce2">
            <text:p>0</text:p>
          </table:table-cell>
          <table:table-cell office:value-type="float" office:value="0" table:formula="of:=SUM([.AH3:.AH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I3:.AI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J3:.AJ100]&gt;[.$CO3:.$CO100])" table:number-matrix-columns-spanned="1" table:number-matrix-rows-spanned="1" table:style-name="ce2">
            <text:p>0</text:p>
          </table:table-cell>
          <table:table-cell office:value-type="float" office:value="0" table:formula="of:=SUM([.AK3:.AK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L3:.AL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M3:.AM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AN3:.AN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O3:.AO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P3:.AP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AQ3:.AQ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R3:.AR100]&gt;[.$CN3:.$CN100])" table:number-matrix-columns-spanned="1" table:number-matrix-rows-spanned="1" table:style-name="ce2">
            <text:p>0</text:p>
          </table:table-cell>
          <table:table-cell table:number-columns-repeated="2" table:style-name="ce1"/>
          <table:table-cell office:value-type="float" office:value="0" table:formula="of:=SUM([.AU3:.AU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V3:.AV100]&gt;[.$CO3:.$CO100])" table:number-matrix-columns-spanned="1" table:number-matrix-rows-spanned="1" table:style-name="ce2">
            <text:p>0</text:p>
          </table:table-cell>
          <table:table-cell office:value-type="float" office:value="0" table:formula="of:=SUM([.AW3:.AW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X3:.AX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Y3:.AY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AZ3:.AZ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A3:.BA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B3:.BB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C3:.BC100]&gt;[.$CP3:.$CP100])" table:number-matrix-columns-spanned="1" table:number-matrix-rows-spanned="1" table:style-name="ce3">
            <text:p>0</text:p>
          </table:table-cell>
          <table:table-cell office:value-type="float" office:value="0" table:formula="of:=SUM([.BD3:.BD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E3:.BE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F3:.BF100]&gt;[.$CP3:.$CP100])" table:number-matrix-columns-spanned="1" table:number-matrix-rows-spanned="1" table:style-name="ce3">
            <text:p>0</text:p>
          </table:table-cell>
          <table:table-cell office:value-type="float" office:value="0" table:formula="of:=SUM([.BG3:.BG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H3:.BH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I3:.BI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J3:.BJ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K3:.BK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L3:.BL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M3:.BM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N3:.BN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O3:.BO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P3:.BP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Q3:.BQ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R3:.BR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S3:.BS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T3:.BT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U3:.BU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V3:.BV100]&gt;[.$CN3:.$CN100])" table:number-matrix-columns-spanned="1" table:number-matrix-rows-spanned="1" table:style-name="ce3">
            <text:p>0</text:p>
          </table:table-cell>
          <table:table-cell office:value-type="float" office:value="0" table:formula="of:=SUM([.BW3:.BW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X3:.BX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Y3:.BY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Z3:.BZ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CA3:.CA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CB3:.CB100]&gt;[.$CN3:.$CN100])" table:number-matrix-columns-spanned="1" table:number-matrix-rows-spanned="1" table:style-name="ce3">
            <text:p>0</text:p>
          </table:table-cell>
          <table:table-cell office:value-type="float" office:value="0" table:formula="of:=SUM([.CC3:.CC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CD3:.CD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CE3:.CE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CF3:.CF100]&gt;[.$CO3:.$CO100])" table:number-matrix-columns-spanned="1" table:number-matrix-rows-spanned="1" table:style-name="ce3">
            <text:p>0</text:p>
          </table:table-cell>
          <table:table-cell office:value-type="float" office:value="0" table:formula="of:=SUM([.CG3:.CG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CH3:.CH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CI3:.CI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CJ3:.CJ100]&gt;[.$CP3:.$CP100])" table:number-matrix-columns-spanned="1" table:number-matrix-rows-spanned="1" table:style-name="ce1">
            <text:p>0</text:p>
          </table:table-cell>
          <table:table-cell table:number-columns-repeated="16296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C3:.C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D3:.D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E3:.E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F3:.F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G3:.G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H3:.H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I3:.I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J3:.J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K3:.K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L3:.L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M3:.M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N3:.N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O3:.O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P3:.P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Q3:.Q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R3:.R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S3:.S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T3:.T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U3:.U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V3:.V100]=[.$CS3:.$CS100])" table:number-matrix-columns-spanned="1" table:number-matrix-rows-spanned="1" table:style-name="ce2">
            <text:p>0</text:p>
          </table:table-cell>
          <table:table-cell office:value-type="float" office:value="0" table:formula="of:=SUM([.W3:.W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X3:.X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Y3:.Y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Z3:.Z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A3:.AA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AB3:.AB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C3:.AC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D3:.AD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AE3:.AE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F3:.AF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G3:.AG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AH3:.AH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I3:.AI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J3:.AJ100]=[.$CR3:.$CR100])" table:number-matrix-columns-spanned="1" table:number-matrix-rows-spanned="1" table:style-name="ce2">
            <text:p>0</text:p>
          </table:table-cell>
          <table:table-cell office:value-type="float" office:value="0" table:formula="of:=SUM([.AK3:.AK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L3:.AL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M3:.AM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AN3:.AN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O3:.AO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P3:.AP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AQ3:.AQ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R3:.AR100]=[.$CQ3:.$CQ100])" table:number-matrix-columns-spanned="1" table:number-matrix-rows-spanned="1" table:style-name="ce2">
            <text:p>0</text:p>
          </table:table-cell>
          <table:table-cell table:number-columns-repeated="2" table:style-name="ce1"/>
          <table:table-cell office:value-type="float" office:value="0" table:formula="of:=SUM([.AU3:.AU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V3:.AV100]=[.$CR3:.$CR100])" table:number-matrix-columns-spanned="1" table:number-matrix-rows-spanned="1" table:style-name="ce2">
            <text:p>0</text:p>
          </table:table-cell>
          <table:table-cell office:value-type="float" office:value="0" table:formula="of:=SUM([.AW3:.AW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X3:.AX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Y3:.AY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AZ3:.AZ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BA3:.BA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B3:.BB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C3:.BC100]=[.$CS3:.$CS100])" table:number-matrix-columns-spanned="1" table:number-matrix-rows-spanned="1" table:style-name="ce3">
            <text:p>0</text:p>
          </table:table-cell>
          <table:table-cell office:value-type="float" office:value="0" table:formula="of:=SUM([.BD3:.BD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E3:.BE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F3:.BF100]=[.$CS3:.$CS100])" table:number-matrix-columns-spanned="1" table:number-matrix-rows-spanned="1" table:style-name="ce3">
            <text:p>0</text:p>
          </table:table-cell>
          <table:table-cell office:value-type="float" office:value="0" table:formula="of:=SUM([.BG3:.BG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H3:.BH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I3:.BI100]=[.$CS3:.$CS100])" table:number-matrix-columns-spanned="1" table:number-matrix-rows-spanned="1" table:style-name="ce3">
            <text:p>0</text:p>
          </table:table-cell>
          <table:table-cell office:value-type="float" office:value="0" table:formula="of:=SUM([.BJ3:.BJ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K3:.BK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L3:.BL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BM3:.BM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N3:.BN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O3:.BO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BP3:.BP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Q3:.BQ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R3:.BR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BS3:.BS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T3:.BT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U3:.BU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BV3:.BV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W3:.BW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X3:.BX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BY3:.BY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Z3:.BZ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CA3:.CA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CB3:.CB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CC3:.CC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CD3:.CD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CE3:.CE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CF3:.CF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CG3:.CG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CH3:.CH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CI3:.CI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CJ3:.CJ100]=[.$CS3:.$CS100])" table:number-matrix-columns-spanned="1" table:number-matrix-rows-spanned="1" table:style-name="ce1">
            <text:p>0</text:p>
          </table:table-cell>
          <table:table-cell table:number-columns-repeated="16296" table:style-name="ce1"/>
        </table:table-row>
        <table:table-row table:number-rows-repeated="1048467" table:style-name="ro1">
          <table:table-cell table:number-columns-repeated="16384"/>
        </table:table-row>
      </table:table>
      <table:table table:name="Classes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12" table:default-cell-style-name="ce1"/>
        <table:table-column table:style-name="co15" table:number-columns-repeated="16288" table:default-cell-style-name="ce1"/>
        <table:table-row table:style-name="ro1">
          <table:table-cell table:style-name="ce1"/>
          <table:table-cell office:value-type="string" table:style-name="ce1">
            <text:p>clingo-1/setting-hDistance-factor</text:p>
          </table:table-cell>
          <table:table-cell table:number-columns-repeated="2" table:style-name="ce1"/>
          <table:table-cell office:value-type="string" table:style-name="ce1">
            <text:p>clingo-1/setting-hDistance-init</text:p>
          </table:table-cell>
          <table:table-cell table:number-columns-repeated="2" table:style-name="ce1"/>
          <table:table-cell office:value-type="string" table:style-name="ce1">
            <text:p>clingo-1/setting-hDistance-level</text:p>
          </table:table-cell>
          <table:table-cell table:number-columns-repeated="2" table:style-name="ce1"/>
          <table:table-cell office:value-type="string" table:style-name="ce1">
            <text:p>clingo-1/setting-hDistance</text:p>
          </table:table-cell>
          <table:table-cell table:number-columns-repeated="2" table:style-name="ce1"/>
          <table:table-cell office:value-type="string" table:style-name="ce1">
            <text:p>clingo-1/setting-hForbiddenNode-factor</text:p>
          </table:table-cell>
          <table:table-cell table:number-columns-repeated="2" table:style-name="ce1"/>
          <table:table-cell office:value-type="string" table:style-name="ce1">
            <text:p>clingo-1/setting-hForbiddenNode-init</text:p>
          </table:table-cell>
          <table:table-cell table:number-columns-repeated="2" table:style-name="ce1"/>
          <table:table-cell office:value-type="string" table:style-name="ce1">
            <text:p>clingo-1/setting-hForbiddenNode-sign</text:p>
          </table:table-cell>
          <table:table-cell table:number-columns-repeated="2" table:style-name="ce1"/>
          <table:table-cell office:value-type="string" table:style-name="ce1">
            <text:p>clingo-1/setting-hForbiddenNode</text:p>
          </table:table-cell>
          <table:table-cell table:number-columns-repeated="2" table:style-name="ce1"/>
          <table:table-cell office:value-type="string" table:style-name="ce1">
            <text:p>clingo-1/setting-hNaivePathDistance-factor</text:p>
          </table:table-cell>
          <table:table-cell table:number-columns-repeated="2" table:style-name="ce1"/>
          <table:table-cell office:value-type="string" table:style-name="ce1">
            <text:p>clingo-1/setting-hNaivePathDistance-init</text:p>
          </table:table-cell>
          <table:table-cell table:number-columns-repeated="2" table:style-name="ce1"/>
          <table:table-cell office:value-type="string" table:style-name="ce1">
            <text:p>clingo-1/setting-hNaivePathDistance-level</text:p>
          </table:table-cell>
          <table:table-cell table:number-columns-repeated="2" table:style-name="ce1"/>
          <table:table-cell office:value-type="string" table:style-name="ce1">
            <text:p>clingo-1/setting-hNaivePathDistance</text:p>
          </table:table-cell>
          <table:table-cell table:number-columns-repeated="2" table:style-name="ce1"/>
          <table:table-cell office:value-type="string" table:style-name="ce1">
            <text:p>clingo-1/setting-hNaivePathDistance2-factor</text:p>
          </table:table-cell>
          <table:table-cell table:number-columns-repeated="2" table:style-name="ce1"/>
          <table:table-cell office:value-type="string" table:style-name="ce1">
            <text:p>clingo-1/setting-hNaivePathDistance2-init</text:p>
          </table:table-cell>
          <table:table-cell table:number-columns-repeated="2" table:style-name="ce1"/>
          <table:table-cell office:value-type="string" table:style-name="ce1">
            <text:p>clingo-1/setting-hNaivePathDistance2-sign</text:p>
          </table:table-cell>
          <table:table-cell office:value-type="string" table:style-name="ce1">
            <text:p>clingo-1/setting-hNaivePathDistance2</text:p>
          </table:table-cell>
          <table:table-cell table:number-columns-repeated="2" table:style-name="ce1"/>
          <table:table-cell office:value-type="string" table:style-name="ce1">
            <text:p>clingo-1/setting-hNodeCost-factor</text:p>
          </table:table-cell>
          <table:table-cell table:number-columns-repeated="2" table:style-name="ce1"/>
          <table:table-cell office:value-type="string" table:style-name="ce1">
            <text:p>clingo-1/setting-hNodeCost-init</text:p>
          </table:table-cell>
          <table:table-cell table:number-columns-repeated="2" table:style-name="ce1"/>
          <table:table-cell office:value-type="string" table:style-name="ce1">
            <text:p>clingo-1/setting-hNodeCost-sign</text:p>
          </table:table-cell>
          <table:table-cell table:number-columns-repeated="2" table:style-name="ce1"/>
          <table:table-cell office:value-type="string" table:style-name="ce1">
            <text:p>clingo-1/setting-hNodeCost</text:p>
          </table:table-cell>
          <table:table-cell table:number-columns-repeated="2" table:style-name="ce1"/>
          <table:table-cell office:value-type="string" table:style-name="ce1">
            <text:p>clingo-1/setting-hPathArea-factor</text:p>
          </table:table-cell>
          <table:table-cell table:number-columns-repeated="2" table:style-name="ce1"/>
          <table:table-cell office:value-type="string" table:style-name="ce1">
            <text:p>clingo-1/setting-hPathArea-init</text:p>
          </table:table-cell>
          <table:table-cell table:number-columns-repeated="2" table:style-name="ce1"/>
          <table:table-cell office:value-type="string" table:style-name="ce1">
            <text:p>clingo-1/setting-hPathArea-level</text:p>
          </table:table-cell>
          <table:table-cell table:number-columns-repeated="2" table:style-name="ce1"/>
          <table:table-cell office:value-type="string" table:style-name="ce1">
            <text:p>clingo-1/setting-hPathArea</text:p>
          </table:table-cell>
          <table:table-cell table:number-columns-repeated="2" table:style-name="ce1"/>
          <table:table-cell office:value-type="string" table:style-name="ce1">
            <text:p>clingo-1/setting-hStrange-factor</text:p>
          </table:table-cell>
          <table:table-cell table:number-columns-repeated="2" table:style-name="ce1"/>
          <table:table-cell office:value-type="string" table:style-name="ce1">
            <text:p>clingo-1/setting-hStrange-init</text:p>
          </table:table-cell>
          <table:table-cell table:number-columns-repeated="2" table:style-name="ce1"/>
          <table:table-cell office:value-type="string" table:style-name="ce1">
            <text:p>clingo-1/setting-hStrange-level</text:p>
          </table:table-cell>
          <table:table-cell table:number-columns-repeated="2" table:style-name="ce1"/>
          <table:table-cell office:value-type="string" table:style-name="ce1">
            <text:p>clingo-1/setting-hStrange</text:p>
          </table:table-cell>
          <table:table-cell table:number-columns-repeated="2" table:style-name="ce1"/>
          <table:table-cell office:value-type="string" table:style-name="ce1">
            <text:p>clingo-1/setting-Standard</text:p>
          </table:table-cell>
          <table:table-cell table:number-columns-repeated="2"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string" table:style-name="ce1">
            <text:p>median</text:p>
          </table:table-cell>
          <table:table-cell table:number-columns-repeated="2" table:style-name="ce1"/>
          <table:table-cell office:value-type="string" table:style-name="ce1">
            <text:p>max</text:p>
          </table:table-cell>
          <table:table-cell table:number-columns-repeated="16291" table:style-name="ce1"/>
        </table:table-row>
        <table:table-row table:style-name="ro1">
          <table:table-cell table:style-name="ce1"/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289"/>
        </table:table-row>
        <table:table-row table:style-name="ro1">
          <table:table-cell office:value-type="string" table:style-name="ce1">
            <text:p>maze</text:p>
          </table:table-cell>
          <table:table-cell office:value-type="float" office:value="3.0000000000000006E-2" table:formula="of:=AVERAGE([Instances.B3:.B32])" table:style-name="ce1">
            <text:p>0,03</text:p>
          </table:table-cell>
          <table:table-cell office:value-type="float" office:value="986.13333333333333" table:formula="of:=AVERAGE([Instances.C3:.C32])" table:style-name="ce1">
            <text:p>986,1333333</text:p>
          </table:table-cell>
          <table:table-cell office:value-type="float" office:value="140.83333333333334" table:formula="of:=AVERAGE([Instances.D3:.D32])" table:style-name="ce1">
            <text:p>140,8333333</text:p>
          </table:table-cell>
          <table:table-cell office:value-type="float" office:value="1.5333333333333332E-2" table:formula="of:=AVERAGE([Instances.E3:.E32])" table:style-name="ce3">
            <text:p>0,015333333</text:p>
          </table:table-cell>
          <table:table-cell office:value-type="float" office:value="936.56666666666672" table:formula="of:=AVERAGE([Instances.F3:.F32])" table:style-name="ce1">
            <text:p>936,5666667</text:p>
          </table:table-cell>
          <table:table-cell office:value-type="float" office:value="31.4" table:formula="of:=AVERAGE([Instances.G3:.G32])" table:style-name="ce3">
            <text:p>31,4</text:p>
          </table:table-cell>
          <table:table-cell office:value-type="float" office:value="0.74233333333333329" table:formula="of:=AVERAGE([Instances.H3:.H32])" table:style-name="ce1">
            <text:p>0,742333333</text:p>
          </table:table-cell>
          <table:table-cell office:value-type="float" office:value="18548.7" table:formula="of:=AVERAGE([Instances.I3:.I32])" table:style-name="ce1">
            <text:p>18548,7</text:p>
          </table:table-cell>
          <table:table-cell office:value-type="float" office:value="478.03333333333336" table:formula="of:=AVERAGE([Instances.J3:.J32])" table:style-name="ce1">
            <text:p>478,0333333</text:p>
          </table:table-cell>
          <table:table-cell office:value-type="float" office:value="0.74266666666666659" table:formula="of:=AVERAGE([Instances.K3:.K32])" table:style-name="ce1">
            <text:p>0,742666667</text:p>
          </table:table-cell>
          <table:table-cell office:value-type="float" office:value="18548.7" table:formula="of:=AVERAGE([Instances.L3:.L32])" table:style-name="ce1">
            <text:p>18548,7</text:p>
          </table:table-cell>
          <table:table-cell office:value-type="float" office:value="478.03333333333336" table:formula="of:=AVERAGE([Instances.M3:.M32])" table:style-name="ce1">
            <text:p>478,0333333</text:p>
          </table:table-cell>
          <table:table-cell office:value-type="float" office:value="5.2333333333333336E-2" table:formula="of:=AVERAGE([Instances.N3:.N32])" table:style-name="ce1">
            <text:p>0,052333333</text:p>
          </table:table-cell>
          <table:table-cell office:value-type="float" office:value="599.9" table:formula="of:=AVERAGE([Instances.O3:.O32])" table:style-name="ce3">
            <text:p>599,9</text:p>
          </table:table-cell>
          <table:table-cell office:value-type="float" office:value="133" table:formula="of:=AVERAGE([Instances.P3:.P32])" table:style-name="ce1">
            <text:p>133</text:p>
          </table:table-cell>
          <table:table-cell office:value-type="float" office:value="5.0333333333333341E-2" table:formula="of:=AVERAGE([Instances.Q3:.Q32])" table:style-name="ce1">
            <text:p>0,050333333</text:p>
          </table:table-cell>
          <table:table-cell office:value-type="float" office:value="2510.6999999999998" table:formula="of:=AVERAGE([Instances.R3:.R32])" table:style-name="ce1">
            <text:p>2510,7</text:p>
          </table:table-cell>
          <table:table-cell office:value-type="float" office:value="138.80000000000001" table:formula="of:=AVERAGE([Instances.S3:.S32])" table:style-name="ce1">
            <text:p>138,8</text:p>
          </table:table-cell>
          <table:table-cell office:value-type="float" office:value="0.21733333333333321" table:formula="of:=AVERAGE([Instances.T3:.T32])" table:style-name="ce1">
            <text:p>0,217333333</text:p>
          </table:table-cell>
          <table:table-cell office:value-type="float" office:value="9862.1" table:formula="of:=AVERAGE([Instances.U3:.U32])" table:style-name="ce1">
            <text:p>9862,1</text:p>
          </table:table-cell>
          <table:table-cell office:value-type="float" office:value="1437.7666666666667" table:formula="of:=AVERAGE([Instances.V3:.V32])" table:style-name="ce1">
            <text:p>1437,766667</text:p>
          </table:table-cell>
          <table:table-cell office:value-type="float" office:value="5.266666666666666E-2" table:formula="of:=AVERAGE([Instances.W3:.W32])" table:style-name="ce1">
            <text:p>0,052666667</text:p>
          </table:table-cell>
          <table:table-cell office:value-type="float" office:value="599.9" table:formula="of:=AVERAGE([Instances.X3:.X32])" table:style-name="ce3">
            <text:p>599,9</text:p>
          </table:table-cell>
          <table:table-cell office:value-type="float" office:value="133" table:formula="of:=AVERAGE([Instances.Y3:.Y32])" table:style-name="ce1">
            <text:p>133</text:p>
          </table:table-cell>
          <table:table-cell office:value-type="float" office:value="0.52500000000000002" table:formula="of:=AVERAGE([Instances.Z3:.Z32])" table:style-name="ce1">
            <text:p>0,525</text:p>
          </table:table-cell>
          <table:table-cell office:value-type="float" office:value="14393.633333333333" table:formula="of:=AVERAGE([Instances.AA3:.AA32])" table:style-name="ce1">
            <text:p>14393,63333</text:p>
          </table:table-cell>
          <table:table-cell office:value-type="float" office:value="2510.8666666666668" table:formula="of:=AVERAGE([Instances.AB3:.AB32])" table:style-name="ce1">
            <text:p>2510,866667</text:p>
          </table:table-cell>
          <table:table-cell office:value-type="float" office:value="0.40266666666666662" table:formula="of:=AVERAGE([Instances.AC3:.AC32])" table:style-name="ce1">
            <text:p>0,402666667</text:p>
          </table:table-cell>
          <table:table-cell office:value-type="float" office:value="7789.5" table:formula="of:=AVERAGE([Instances.AD3:.AD32])" table:style-name="ce1">
            <text:p>7789,5</text:p>
          </table:table-cell>
          <table:table-cell office:value-type="float" office:value="328.76666666666665" table:formula="of:=AVERAGE([Instances.AE3:.AE32])" table:style-name="ce1">
            <text:p>328,7666667</text:p>
          </table:table-cell>
          <table:table-cell office:value-type="float" office:value="0.61099999999999999" table:formula="of:=AVERAGE([Instances.AF3:.AF32])" table:style-name="ce1">
            <text:p>0,611</text:p>
          </table:table-cell>
          <table:table-cell office:value-type="float" office:value="19399.933333333334" table:formula="of:=AVERAGE([Instances.AG3:.AG32])" table:style-name="ce1">
            <text:p>19399,93333</text:p>
          </table:table-cell>
          <table:table-cell office:value-type="float" office:value="485.06666666666666" table:formula="of:=AVERAGE([Instances.AH3:.AH32])" table:style-name="ce1">
            <text:p>485,0666667</text:p>
          </table:table-cell>
          <table:table-cell office:value-type="float" office:value="0.69666666666666643" table:formula="of:=AVERAGE([Instances.AI3:.AI32])" table:style-name="ce1">
            <text:p>0,696666667</text:p>
          </table:table-cell>
          <table:table-cell office:value-type="float" office:value="23989.1" table:formula="of:=AVERAGE([Instances.AJ3:.AJ32])" table:style-name="ce1">
            <text:p>23989,1</text:p>
          </table:table-cell>
          <table:table-cell office:value-type="float" office:value="604.20000000000005" table:formula="of:=AVERAGE([Instances.AK3:.AK32])" table:style-name="ce1">
            <text:p>604,2</text:p>
          </table:table-cell>
          <table:table-cell office:value-type="float" office:value="0.53533333333333344" table:formula="of:=AVERAGE([Instances.AL3:.AL32])" table:style-name="ce1">
            <text:p>0,535333333</text:p>
          </table:table-cell>
          <table:table-cell office:value-type="float" office:value="14393.633333333333" table:formula="of:=AVERAGE([Instances.AM3:.AM32])" table:style-name="ce1">
            <text:p>14393,63333</text:p>
          </table:table-cell>
          <table:table-cell office:value-type="float" office:value="2510.8666666666668" table:formula="of:=AVERAGE([Instances.AN3:.AN32])" table:style-name="ce1">
            <text:p>2510,866667</text:p>
          </table:table-cell>
          <table:table-cell office:value-type="float" office:value="0.41766666666666669" table:formula="of:=AVERAGE([Instances.AO3:.AO32])" table:style-name="ce1">
            <text:p>0,417666667</text:p>
          </table:table-cell>
          <table:table-cell office:value-type="float" office:value="7789.5" table:formula="of:=AVERAGE([Instances.AP3:.AP32])" table:style-name="ce1">
            <text:p>7789,5</text:p>
          </table:table-cell>
          <table:table-cell office:value-type="float" office:value="328.76666666666665" table:formula="of:=AVERAGE([Instances.AQ3:.AQ32])" table:style-name="ce1">
            <text:p>328,7666667</text:p>
          </table:table-cell>
          <table:table-cell office:value-type="float" office:value="1200" table:formula="of:=AVERAGE([Instances.AR3:.AR32])" table:style-name="ce2">
            <text:p>1200</text:p>
          </table:table-cell>
          <table:table-cell office:value-type="float" office:value="0.73299999999999998" table:formula="of:=AVERAGE([Instances.AU3:.AU32])" table:style-name="ce1">
            <text:p>0,733</text:p>
          </table:table-cell>
          <table:table-cell office:value-type="float" office:value="23989.1" table:formula="of:=AVERAGE([Instances.AV3:.AV32])" table:style-name="ce1">
            <text:p>23989,1</text:p>
          </table:table-cell>
          <table:table-cell office:value-type="float" office:value="604.20000000000005" table:formula="of:=AVERAGE([Instances.AW3:.AW32])" table:style-name="ce1">
            <text:p>604,2</text:p>
          </table:table-cell>
          <table:table-cell office:value-type="float" office:value="4.4000000000000004E-2" table:formula="of:=AVERAGE([Instances.AX3:.AX32])" table:style-name="ce1">
            <text:p>0,044</text:p>
          </table:table-cell>
          <table:table-cell office:value-type="float" office:value="2255.6333333333332" table:formula="of:=AVERAGE([Instances.AY3:.AY32])" table:style-name="ce1">
            <text:p>2255,633333</text:p>
          </table:table-cell>
          <table:table-cell office:value-type="float" office:value="150.23333333333332" table:formula="of:=AVERAGE([Instances.AZ3:.AZ32])" table:style-name="ce1">
            <text:p>150,2333333</text:p>
          </table:table-cell>
          <table:table-cell office:value-type="float" office:value="4.6000000000000013E-2" table:formula="of:=AVERAGE([Instances.BA3:.BA32])" table:style-name="ce1">
            <text:p>0,046</text:p>
          </table:table-cell>
          <table:table-cell office:value-type="float" office:value="2255.6333333333332" table:formula="of:=AVERAGE([Instances.BB3:.BB32])" table:style-name="ce1">
            <text:p>2255,633333</text:p>
          </table:table-cell>
          <table:table-cell office:value-type="float" office:value="150.23333333333332" table:formula="of:=AVERAGE([Instances.BC3:.BC32])" table:style-name="ce1">
            <text:p>150,2333333</text:p>
          </table:table-cell>
          <table:table-cell office:value-type="float" office:value="4.3333333333333342E-2" table:formula="of:=AVERAGE([Instances.BD3:.BD32])" table:style-name="ce1">
            <text:p>0,043333333</text:p>
          </table:table-cell>
          <table:table-cell office:value-type="float" office:value="2255.6333333333332" table:formula="of:=AVERAGE([Instances.BE3:.BE32])" table:style-name="ce1">
            <text:p>2255,633333</text:p>
          </table:table-cell>
          <table:table-cell office:value-type="float" office:value="150.23333333333332" table:formula="of:=AVERAGE([Instances.BF3:.BF32])" table:style-name="ce1">
            <text:p>150,2333333</text:p>
          </table:table-cell>
          <table:table-cell office:value-type="float" office:value="4.7000000000000014E-2" table:formula="of:=AVERAGE([Instances.BG3:.BG32])" table:style-name="ce1">
            <text:p>0,047</text:p>
          </table:table-cell>
          <table:table-cell office:value-type="float" office:value="2255.6333333333332" table:formula="of:=AVERAGE([Instances.BH3:.BH32])" table:style-name="ce1">
            <text:p>2255,633333</text:p>
          </table:table-cell>
          <table:table-cell office:value-type="float" office:value="150.23333333333332" table:formula="of:=AVERAGE([Instances.BI3:.BI32])" table:style-name="ce1">
            <text:p>150,2333333</text:p>
          </table:table-cell>
          <table:table-cell office:value-type="float" office:value="3.333333333333334E-2" table:formula="of:=AVERAGE([Instances.BJ3:.BJ32])" table:style-name="ce1">
            <text:p>0,033333333</text:p>
          </table:table-cell>
          <table:table-cell office:value-type="float" office:value="1179.6666666666667" table:formula="of:=AVERAGE([Instances.BK3:.BK32])" table:style-name="ce1">
            <text:p>1179,666667</text:p>
          </table:table-cell>
          <table:table-cell office:value-type="float" office:value="109.96666666666667" table:formula="of:=AVERAGE([Instances.BL3:.BL32])" table:style-name="ce1">
            <text:p>109,9666667</text:p>
          </table:table-cell>
          <table:table-cell office:value-type="float" office:value="3.1333333333333338E-2" table:formula="of:=AVERAGE([Instances.BM3:.BM32])" table:style-name="ce1">
            <text:p>0,031333333</text:p>
          </table:table-cell>
          <table:table-cell office:value-type="float" office:value="1840.3" table:formula="of:=AVERAGE([Instances.BN3:.BN32])" table:style-name="ce1">
            <text:p>1840,3</text:p>
          </table:table-cell>
          <table:table-cell office:value-type="float" office:value="104.43333333333334" table:formula="of:=AVERAGE([Instances.BO3:.BO32])" table:style-name="ce1">
            <text:p>104,4333333</text:p>
          </table:table-cell>
          <table:table-cell office:value-type="float" office:value="40.252666666666656" table:formula="of:=AVERAGE([Instances.BP3:.BP32])" table:style-name="ce1">
            <text:p>40,25266667</text:p>
          </table:table-cell>
          <table:table-cell office:value-type="float" office:value="6448550.3666666662" table:formula="of:=AVERAGE([Instances.BQ3:.BQ32])" table:style-name="ce2">
            <text:p>6448550,367</text:p>
          </table:table-cell>
          <table:table-cell office:value-type="float" office:value="171027.23333333334" table:formula="of:=AVERAGE([Instances.BR3:.BR32])" table:style-name="ce2">
            <text:p>171027,2333</text:p>
          </table:table-cell>
          <table:table-cell office:value-type="float" office:value="0.76700000000000013" table:formula="of:=AVERAGE([Instances.BS3:.BS32])" table:style-name="ce1">
            <text:p>0,767</text:p>
          </table:table-cell>
          <table:table-cell office:value-type="float" office:value="19715.366666666665" table:formula="of:=AVERAGE([Instances.BT3:.BT32])" table:style-name="ce1">
            <text:p>19715,36667</text:p>
          </table:table-cell>
          <table:table-cell office:value-type="float" office:value="2867.8" table:formula="of:=AVERAGE([Instances.BU3:.BU32])" table:style-name="ce1">
            <text:p>2867,8</text:p>
          </table:table-cell>
          <table:table-cell office:value-type="float" office:value="3.3666666666666671E-2" table:formula="of:=AVERAGE([Instances.BV3:.BV32])" table:style-name="ce1">
            <text:p>0,033666667</text:p>
          </table:table-cell>
          <table:table-cell office:value-type="float" office:value="1576.1333333333334" table:formula="of:=AVERAGE([Instances.BW3:.BW32])" table:style-name="ce1">
            <text:p>1576,133333</text:p>
          </table:table-cell>
          <table:table-cell office:value-type="float" office:value="110.86666666666666" table:formula="of:=AVERAGE([Instances.BX3:.BX32])" table:style-name="ce1">
            <text:p>110,8666667</text:p>
          </table:table-cell>
          <table:table-cell office:value-type="float" office:value="4.8000000000000008E-2" table:formula="of:=AVERAGE([Instances.BY3:.BY32])" table:style-name="ce1">
            <text:p>0,048</text:p>
          </table:table-cell>
          <table:table-cell office:value-type="float" office:value="2510.6999999999998" table:formula="of:=AVERAGE([Instances.BZ3:.BZ32])" table:style-name="ce1">
            <text:p>2510,7</text:p>
          </table:table-cell>
          <table:table-cell office:value-type="float" office:value="138.80000000000001" table:formula="of:=AVERAGE([Instances.CA3:.CA32])" table:style-name="ce1">
            <text:p>138,8</text:p>
          </table:table-cell>
          <table:table-cell office:value-type="float" office:value="2.8000000000000004E-2" table:formula="of:=AVERAGE([Instances.CB3:.CB32])" table:style-name="ce1">
            <text:p>0,028</text:p>
          </table:table-cell>
          <table:table-cell office:value-type="float" office:value="1566.8333333333333" table:formula="of:=AVERAGE([Instances.CC3:.CC32])" table:style-name="ce1">
            <text:p>1566,833333</text:p>
          </table:table-cell>
          <table:table-cell office:value-type="float" office:value="80.066666666666663" table:formula="of:=AVERAGE([Instances.CD3:.CD32])" table:style-name="ce1">
            <text:p>80,06666667</text:p>
          </table:table-cell>
          <table:table-cell office:value-type="float" office:value="5.0333333333333334E-2" table:formula="of:=AVERAGE([Instances.CE3:.CE32])" table:style-name="ce1">
            <text:p>0,050333333</text:p>
          </table:table-cell>
          <table:table-cell office:value-type="float" office:value="599.9" table:formula="of:=AVERAGE([Instances.CF3:.CF32])" table:style-name="ce3">
            <text:p>599,9</text:p>
          </table:table-cell>
          <table:table-cell office:value-type="float" office:value="133" table:formula="of:=AVERAGE([Instances.CG3:.CG32])" table:style-name="ce1">
            <text:p>133</text:p>
          </table:table-cell>
          <table:table-cell office:value-type="float" office:value="3.8000000000000006E-2" table:formula="of:=AVERAGE([Instances.CH3:.CH32])" table:style-name="ce1">
            <text:p>0,038</text:p>
          </table:table-cell>
          <table:table-cell office:value-type="float" office:value="2306.5" table:formula="of:=AVERAGE([Instances.CI3:.CI32])" table:style-name="ce1">
            <text:p>2306,5</text:p>
          </table:table-cell>
          <table:table-cell office:value-type="float" office:value="248.06666666666666" table:formula="of:=AVERAGE([Instances.CJ3:.CJ32])" table:style-name="ce1">
            <text:p>248,0666667</text:p>
          </table:table-cell>
          <table:table-cell office:value-type="float" office:value="1.5333333333333332E-2" table:formula="of:=MIN([.$B3];[.$E3];[.$H3];[.$K3];[.$N3];[.$Q3];[.$T3];[.$W3];[.$Z3];[.$AC3];[.$AF3];[.$AI3];[.$AL3];[.$AO3];[.$AR3];[.$AS3];[.$AV3];[.$AY3];[.$BB3];[.$BE3];[.$BH3];[.$BK3];[.$BN3];[.$BQ3];[.$BT3];[.$BW3];[.$BZ3];[.$CC3];[.$CF3])" table:style-name="ce1">
            <text:p>0,015333333</text:p>
          </table:table-cell>
          <table:table-cell office:value-type="float" office:value="599.9" table:formula="of:=MIN([.$C3];[.$F3];[.$I3];[.$L3];[.$O3];[.$R3];[.$U3];[.$X3];[.$AA3];[.$AD3];[.$AG3];[.$AJ3];[.$AM3];[.$AP3];[.$AT3];[.$AW3];[.$AZ3];[.$BC3];[.$BF3];[.$BI3];[.$BL3];[.$BO3];[.$BR3];[.$BU3];[.$BX3];[.$CA3];[.$CD3];[.$CG3])" table:style-name="ce1">
            <text:p>599,9</text:p>
          </table:table-cell>
          <table:table-cell office:value-type="float" office:value="31.4" table:formula="of:=MIN([.$D3];[.$G3];[.$J3];[.$M3];[.$P3];[.$S3];[.$V3];[.$Y3];[.$AB3];[.$AE3];[.$AH3];[.$AK3];[.$AN3];[.$AQ3];[.$AU3];[.$AX3];[.$BA3];[.$BD3];[.$BG3];[.$BJ3];[.$BM3];[.$BP3];[.$BS3];[.$BV3];[.$BY3];[.$CB3];[.$CE3];[.$CH3])" table:style-name="ce1">
            <text:p>31,4</text:p>
          </table:table-cell>
          <table:table-cell office:value-type="float" office:value="5.2333333333333336E-2" table:formula="of:=MEDIAN([.$B3];[.$E3];[.$H3];[.$K3];[.$N3];[.$Q3];[.$T3];[.$W3];[.$Z3];[.$AC3];[.$AF3];[.$AI3];[.$AL3];[.$AO3];[.$AR3];[.$AS3];[.$AV3];[.$AY3];[.$BB3];[.$BE3];[.$BH3];[.$BK3];[.$BN3];[.$BQ3];[.$BT3];[.$BW3];[.$BZ3];[.$CC3];[.$CF3])" table:style-name="ce1">
            <text:p>0,052333333</text:p>
          </table:table-cell>
          <table:table-cell office:value-type="float" office:value="2408.6" table:formula="of:=MEDIAN([.$C3];[.$F3];[.$I3];[.$L3];[.$O3];[.$R3];[.$U3];[.$X3];[.$AA3];[.$AD3];[.$AG3];[.$AJ3];[.$AM3];[.$AP3];[.$AT3];[.$AW3];[.$AZ3];[.$BC3];[.$BF3];[.$BI3];[.$BL3];[.$BO3];[.$BR3];[.$BU3];[.$BX3];[.$CA3];[.$CD3];[.$CG3])" table:style-name="ce1">
            <text:p>2408,6</text:p>
          </table:table-cell>
          <table:table-cell office:value-type="float" office:value="150.23333333333332" table:formula="of:=MEDIAN([.$D3];[.$G3];[.$J3];[.$M3];[.$P3];[.$S3];[.$V3];[.$Y3];[.$AB3];[.$AE3];[.$AH3];[.$AK3];[.$AN3];[.$AQ3];[.$AU3];[.$AX3];[.$BA3];[.$BD3];[.$BG3];[.$BJ3];[.$BM3];[.$BP3];[.$BS3];[.$BV3];[.$BY3];[.$CB3];[.$CE3];[.$CH3])" table:style-name="ce1">
            <text:p>150,2333333</text:p>
          </table:table-cell>
          <table:table-cell office:value-type="float" office:value="1200" table:formula="of:=MAX([.$B3];[.$E3];[.$H3];[.$K3];[.$N3];[.$Q3];[.$T3];[.$W3];[.$Z3];[.$AC3];[.$AF3];[.$AI3];[.$AL3];[.$AO3];[.$AR3];[.$AS3];[.$AV3];[.$AY3];[.$BB3];[.$BE3];[.$BH3];[.$BK3];[.$BN3];[.$BQ3];[.$BT3];[.$BW3];[.$BZ3];[.$CC3];[.$CF3])" table:style-name="ce1">
            <text:p>1200</text:p>
          </table:table-cell>
          <table:table-cell office:value-type="float" office:value="6448550.3666666662" table:formula="of:=MAX([.$C3];[.$F3];[.$I3];[.$L3];[.$O3];[.$R3];[.$U3];[.$X3];[.$AA3];[.$AD3];[.$AG3];[.$AJ3];[.$AM3];[.$AP3];[.$AT3];[.$AW3];[.$AZ3];[.$BC3];[.$BF3];[.$BI3];[.$BL3];[.$BO3];[.$BR3];[.$BU3];[.$BX3];[.$CA3];[.$CD3];[.$CG3])" table:style-name="ce1">
            <text:p>6448550,367</text:p>
          </table:table-cell>
          <table:table-cell office:value-type="float" office:value="171027.23333333334" table:formula="of:=MAX([.$D3];[.$G3];[.$J3];[.$M3];[.$P3];[.$S3];[.$V3];[.$Y3];[.$AB3];[.$AE3];[.$AH3];[.$AK3];[.$AN3];[.$AQ3];[.$AU3];[.$AX3];[.$BA3];[.$BD3];[.$BG3];[.$BJ3];[.$BM3];[.$BP3];[.$BS3];[.$BV3];[.$BY3];[.$CB3];[.$CE3];[.$CH3])" table:style-name="ce1">
            <text:p>171027,2333</text:p>
          </table:table-cell>
          <table:table-cell table:number-columns-repeated="16289"/>
        </table:table-row>
        <table:table-row table:style-name="ro1">
          <table:table-cell office:value-type="string" table:style-name="ce1">
            <text:p>random</text:p>
          </table:table-cell>
          <table:table-cell office:value-type="float" office:value="1.9189189189189201E-2" table:formula="of:=AVERAGE([Instances.B33:.B69])" table:style-name="ce1">
            <text:p>0,019189189</text:p>
          </table:table-cell>
          <table:table-cell office:value-type="float" office:value="229.35135135135135" table:formula="of:=AVERAGE([Instances.C33:.C69])" table:style-name="ce3">
            <text:p>229,3513514</text:p>
          </table:table-cell>
          <table:table-cell office:value-type="float" office:value="13.324324324324325" table:formula="of:=AVERAGE([Instances.D33:.D69])" table:style-name="ce3">
            <text:p>13,32432432</text:p>
          </table:table-cell>
          <table:table-cell office:value-type="float" office:value="2.2162162162162168E-2" table:formula="of:=AVERAGE([Instances.E33:.E69])" table:style-name="ce1">
            <text:p>0,022162162</text:p>
          </table:table-cell>
          <table:table-cell office:value-type="float" office:value="1255.1891891891892" table:formula="of:=AVERAGE([Instances.F33:.F69])" table:style-name="ce1">
            <text:p>1255,189189</text:p>
          </table:table-cell>
          <table:table-cell office:value-type="float" office:value="17.027027027027028" table:formula="of:=AVERAGE([Instances.G33:.G69])" table:style-name="ce1">
            <text:p>17,02702703</text:p>
          </table:table-cell>
          <table:table-cell office:value-type="float" office:value="0.20216216216216204" table:formula="of:=AVERAGE([Instances.H33:.H69])" table:style-name="ce1">
            <text:p>0,202162162</text:p>
          </table:table-cell>
          <table:table-cell office:value-type="float" office:value="3944.1081081081079" table:formula="of:=AVERAGE([Instances.I33:.I69])" table:style-name="ce1">
            <text:p>3944,108108</text:p>
          </table:table-cell>
          <table:table-cell office:value-type="float" office:value="169.75675675675674" table:formula="of:=AVERAGE([Instances.J33:.J69])" table:style-name="ce1">
            <text:p>169,7567568</text:p>
          </table:table-cell>
          <table:table-cell office:value-type="float" office:value="0.20594594594594584" table:formula="of:=AVERAGE([Instances.K33:.K69])" table:style-name="ce1">
            <text:p>0,205945946</text:p>
          </table:table-cell>
          <table:table-cell office:value-type="float" office:value="3944.1081081081079" table:formula="of:=AVERAGE([Instances.L33:.L69])" table:style-name="ce1">
            <text:p>3944,108108</text:p>
          </table:table-cell>
          <table:table-cell office:value-type="float" office:value="169.75675675675674" table:formula="of:=AVERAGE([Instances.M33:.M69])" table:style-name="ce1">
            <text:p>169,7567568</text:p>
          </table:table-cell>
          <table:table-cell office:value-type="float" office:value="2.7567567567567581E-2" table:formula="of:=AVERAGE([Instances.N33:.N69])" table:style-name="ce1">
            <text:p>0,027567568</text:p>
          </table:table-cell>
          <table:table-cell office:value-type="float" office:value="256.48648648648651" table:formula="of:=AVERAGE([Instances.O33:.O69])" table:style-name="ce1">
            <text:p>256,4864865</text:p>
          </table:table-cell>
          <table:table-cell office:value-type="float" office:value="26.162162162162161" table:formula="of:=AVERAGE([Instances.P33:.P69])" table:style-name="ce1">
            <text:p>26,16216216</text:p>
          </table:table-cell>
          <table:table-cell office:value-type="float" office:value="2.3783783783783794E-2" table:formula="of:=AVERAGE([Instances.Q33:.Q69])" table:style-name="ce1">
            <text:p>0,023783784</text:p>
          </table:table-cell>
          <table:table-cell office:value-type="float" office:value="1261.7027027027027" table:formula="of:=AVERAGE([Instances.R33:.R69])" table:style-name="ce1">
            <text:p>1261,702703</text:p>
          </table:table-cell>
          <table:table-cell office:value-type="float" office:value="22.351351351351351" table:formula="of:=AVERAGE([Instances.S33:.S69])" table:style-name="ce1">
            <text:p>22,35135135</text:p>
          </table:table-cell>
          <table:table-cell office:value-type="float" office:value="2.5945945945945958E-2" table:formula="of:=AVERAGE([Instances.T33:.T69])" table:style-name="ce1">
            <text:p>0,025945946</text:p>
          </table:table-cell>
          <table:table-cell office:value-type="float" office:value="271.48648648648651" table:formula="of:=AVERAGE([Instances.U33:.U69])" table:style-name="ce1">
            <text:p>271,4864865</text:p>
          </table:table-cell>
          <table:table-cell office:value-type="float" office:value="26.675675675675677" table:formula="of:=AVERAGE([Instances.V33:.V69])" table:style-name="ce1">
            <text:p>26,67567568</text:p>
          </table:table-cell>
          <table:table-cell office:value-type="float" office:value="2.6756756756756768E-2" table:formula="of:=AVERAGE([Instances.W33:.W69])" table:style-name="ce1">
            <text:p>0,026756757</text:p>
          </table:table-cell>
          <table:table-cell office:value-type="float" office:value="256.48648648648651" table:formula="of:=AVERAGE([Instances.X33:.X69])" table:style-name="ce1">
            <text:p>256,4864865</text:p>
          </table:table-cell>
          <table:table-cell office:value-type="float" office:value="26.162162162162161" table:formula="of:=AVERAGE([Instances.Y33:.Y69])" table:style-name="ce1">
            <text:p>26,16216216</text:p>
          </table:table-cell>
          <table:table-cell office:value-type="float" office:value="0.93270270270270283" table:formula="of:=AVERAGE([Instances.Z33:.Z69])" table:style-name="ce1">
            <text:p>0,932702703</text:p>
          </table:table-cell>
          <table:table-cell office:value-type="float" office:value="26691.594594594593" table:formula="of:=AVERAGE([Instances.AA33:.AA69])" table:style-name="ce1">
            <text:p>26691,59459</text:p>
          </table:table-cell>
          <table:table-cell office:value-type="float" office:value="531.45945945945948" table:formula="of:=AVERAGE([Instances.AB33:.AB69])" table:style-name="ce1">
            <text:p>531,4594595</text:p>
          </table:table-cell>
          <table:table-cell office:value-type="float" office:value="0.96027027027027034" table:formula="of:=AVERAGE([Instances.AC33:.AC69])" table:style-name="ce1">
            <text:p>0,96027027</text:p>
          </table:table-cell>
          <table:table-cell office:value-type="float" office:value="27384.91891891892" table:formula="of:=AVERAGE([Instances.AD33:.AD69])" table:style-name="ce1">
            <text:p>27384,91892</text:p>
          </table:table-cell>
          <table:table-cell office:value-type="float" office:value="529.29729729729729" table:formula="of:=AVERAGE([Instances.AE33:.AE69])" table:style-name="ce1">
            <text:p>529,2972973</text:p>
          </table:table-cell>
          <table:table-cell office:value-type="float" office:value="0.9027027027027027" table:formula="of:=AVERAGE([Instances.AF33:.AF69])" table:style-name="ce1">
            <text:p>0,902702703</text:p>
          </table:table-cell>
          <table:table-cell office:value-type="float" office:value="30247" table:formula="of:=AVERAGE([Instances.AG33:.AG69])" table:style-name="ce1">
            <text:p>30247</text:p>
          </table:table-cell>
          <table:table-cell office:value-type="float" office:value="871.70270270270271" table:formula="of:=AVERAGE([Instances.AH33:.AH69])" table:style-name="ce1">
            <text:p>871,7027027</text:p>
          </table:table-cell>
          <table:table-cell office:value-type="float" office:value="1.0989189189189188" table:formula="of:=AVERAGE([Instances.AI33:.AI69])" table:style-name="ce1">
            <text:p>1,098918919</text:p>
          </table:table-cell>
          <table:table-cell office:value-type="float" office:value="36096.945945945947" table:formula="of:=AVERAGE([Instances.AJ33:.AJ69])" table:style-name="ce1">
            <text:p>36096,94595</text:p>
          </table:table-cell>
          <table:table-cell office:value-type="float" office:value="422.75675675675677" table:formula="of:=AVERAGE([Instances.AK33:.AK69])" table:style-name="ce1">
            <text:p>422,7567568</text:p>
          </table:table-cell>
          <table:table-cell office:value-type="float" office:value="1.0067567567567568" table:formula="of:=AVERAGE([Instances.AL33:.AL69])" table:style-name="ce1">
            <text:p>1,006756757</text:p>
          </table:table-cell>
          <table:table-cell office:value-type="float" office:value="26691.594594594593" table:formula="of:=AVERAGE([Instances.AM33:.AM69])" table:style-name="ce1">
            <text:p>26691,59459</text:p>
          </table:table-cell>
          <table:table-cell office:value-type="float" office:value="531.45945945945948" table:formula="of:=AVERAGE([Instances.AN33:.AN69])" table:style-name="ce1">
            <text:p>531,4594595</text:p>
          </table:table-cell>
          <table:table-cell office:value-type="float" office:value="0.94486486486486487" table:formula="of:=AVERAGE([Instances.AO33:.AO69])" table:style-name="ce1">
            <text:p>0,944864865</text:p>
          </table:table-cell>
          <table:table-cell office:value-type="float" office:value="27384.91891891892" table:formula="of:=AVERAGE([Instances.AP33:.AP69])" table:style-name="ce1">
            <text:p>27384,91892</text:p>
          </table:table-cell>
          <table:table-cell office:value-type="float" office:value="529.29729729729729" table:formula="of:=AVERAGE([Instances.AQ33:.AQ69])" table:style-name="ce1">
            <text:p>529,2972973</text:p>
          </table:table-cell>
          <table:table-cell office:value-type="float" office:value="1200" table:formula="of:=AVERAGE([Instances.AR33:.AR69])" table:style-name="ce2">
            <text:p>1200</text:p>
          </table:table-cell>
          <table:table-cell office:value-type="float" office:value="1.125945945945946" table:formula="of:=AVERAGE([Instances.AU33:.AU69])" table:style-name="ce1">
            <text:p>1,125945946</text:p>
          </table:table-cell>
          <table:table-cell office:value-type="float" office:value="36096.945945945947" table:formula="of:=AVERAGE([Instances.AV33:.AV69])" table:style-name="ce1">
            <text:p>36096,94595</text:p>
          </table:table-cell>
          <table:table-cell office:value-type="float" office:value="422.75675675675677" table:formula="of:=AVERAGE([Instances.AW33:.AW69])" table:style-name="ce1">
            <text:p>422,7567568</text:p>
          </table:table-cell>
          <table:table-cell office:value-type="float" office:value="2.4864864864864875E-2" table:formula="of:=AVERAGE([Instances.AX33:.AX69])" table:style-name="ce1">
            <text:p>0,024864865</text:p>
          </table:table-cell>
          <table:table-cell office:value-type="float" office:value="345.54054054054052" table:formula="of:=AVERAGE([Instances.AY33:.AY69])" table:style-name="ce1">
            <text:p>345,5405405</text:p>
          </table:table-cell>
          <table:table-cell office:value-type="float" office:value="19.810810810810811" table:formula="of:=AVERAGE([Instances.AZ33:.AZ69])" table:style-name="ce1">
            <text:p>19,81081081</text:p>
          </table:table-cell>
          <table:table-cell office:value-type="float" office:value="2.5135135135135146E-2" table:formula="of:=AVERAGE([Instances.BA33:.BA69])" table:style-name="ce1">
            <text:p>0,025135135</text:p>
          </table:table-cell>
          <table:table-cell office:value-type="float" office:value="344.86486486486484" table:formula="of:=AVERAGE([Instances.BB33:.BB69])" table:style-name="ce1">
            <text:p>344,8648649</text:p>
          </table:table-cell>
          <table:table-cell office:value-type="float" office:value="19.324324324324323" table:formula="of:=AVERAGE([Instances.BC33:.BC69])" table:style-name="ce1">
            <text:p>19,32432432</text:p>
          </table:table-cell>
          <table:table-cell office:value-type="float" office:value="2.4054054054054065E-2" table:formula="of:=AVERAGE([Instances.BD33:.BD69])" table:style-name="ce1">
            <text:p>0,024054054</text:p>
          </table:table-cell>
          <table:table-cell office:value-type="float" office:value="344.89189189189187" table:formula="of:=AVERAGE([Instances.BE33:.BE69])" table:style-name="ce1">
            <text:p>344,8918919</text:p>
          </table:table-cell>
          <table:table-cell office:value-type="float" office:value="19.324324324324323" table:formula="of:=AVERAGE([Instances.BF33:.BF69])" table:style-name="ce1">
            <text:p>19,32432432</text:p>
          </table:table-cell>
          <table:table-cell office:value-type="float" office:value="2.6216216216216223E-2" table:formula="of:=AVERAGE([Instances.BG33:.BG69])" table:style-name="ce1">
            <text:p>0,026216216</text:p>
          </table:table-cell>
          <table:table-cell office:value-type="float" office:value="345.27027027027026" table:formula="of:=AVERAGE([Instances.BH33:.BH69])" table:style-name="ce1">
            <text:p>345,2702703</text:p>
          </table:table-cell>
          <table:table-cell office:value-type="float" office:value="19.351351351351351" table:formula="of:=AVERAGE([Instances.BI33:.BI69])" table:style-name="ce1">
            <text:p>19,35135135</text:p>
          </table:table-cell>
          <table:table-cell office:value-type="float" office:value="2.0810810810810817E-2" table:formula="of:=AVERAGE([Instances.BJ33:.BJ69])" table:style-name="ce1">
            <text:p>0,020810811</text:p>
          </table:table-cell>
          <table:table-cell office:value-type="float" office:value="354.94594594594594" table:formula="of:=AVERAGE([Instances.BK33:.BK69])" table:style-name="ce1">
            <text:p>354,9459459</text:p>
          </table:table-cell>
          <table:table-cell office:value-type="float" office:value="14.297297297297296" table:formula="of:=AVERAGE([Instances.BL33:.BL69])" table:style-name="ce1">
            <text:p>14,2972973</text:p>
          </table:table-cell>
          <table:table-cell office:value-type="float" office:value="2.270270270270271E-2" table:formula="of:=AVERAGE([Instances.BM33:.BM69])" table:style-name="ce1">
            <text:p>0,022702703</text:p>
          </table:table-cell>
          <table:table-cell office:value-type="float" office:value="1163.5945945945946" table:formula="of:=AVERAGE([Instances.BN33:.BN69])" table:style-name="ce1">
            <text:p>1163,594595</text:p>
          </table:table-cell>
          <table:table-cell office:value-type="float" office:value="17" table:formula="of:=AVERAGE([Instances.BO33:.BO69])" table:style-name="ce1">
            <text:p>17</text:p>
          </table:table-cell>
          <table:table-cell office:value-type="float" office:value="1.2440540540540539" table:formula="of:=AVERAGE([Instances.BP33:.BP69])" table:style-name="ce1">
            <text:p>1,244054054</text:p>
          </table:table-cell>
          <table:table-cell office:value-type="float" office:value="188544.86486486485" table:formula="of:=AVERAGE([Instances.BQ33:.BQ69])" table:style-name="ce2">
            <text:p>188544,8649</text:p>
          </table:table-cell>
          <table:table-cell office:value-type="float" office:value="2020.2432432432433" table:formula="of:=AVERAGE([Instances.BR33:.BR69])" table:style-name="ce2">
            <text:p>2020,243243</text:p>
          </table:table-cell>
          <table:table-cell office:value-type="float" office:value="0.16378378378378375" table:formula="of:=AVERAGE([Instances.BS33:.BS69])" table:style-name="ce1">
            <text:p>0,163783784</text:p>
          </table:table-cell>
          <table:table-cell office:value-type="float" office:value="1580.5675675675675" table:formula="of:=AVERAGE([Instances.BT33:.BT69])" table:style-name="ce1">
            <text:p>1580,567568</text:p>
          </table:table-cell>
          <table:table-cell office:value-type="float" office:value="65.21621621621621" table:formula="of:=AVERAGE([Instances.BU33:.BU69])" table:style-name="ce1">
            <text:p>65,21621622</text:p>
          </table:table-cell>
          <table:table-cell office:value-type="float" office:value="2.3783783783783794E-2" table:formula="of:=AVERAGE([Instances.BV33:.BV69])" table:style-name="ce1">
            <text:p>0,023783784</text:p>
          </table:table-cell>
          <table:table-cell office:value-type="float" office:value="426.35135135135135" table:formula="of:=AVERAGE([Instances.BW33:.BW69])" table:style-name="ce1">
            <text:p>426,3513514</text:p>
          </table:table-cell>
          <table:table-cell office:value-type="float" office:value="16.783783783783782" table:formula="of:=AVERAGE([Instances.BX33:.BX69])" table:style-name="ce1">
            <text:p>16,78378378</text:p>
          </table:table-cell>
          <table:table-cell office:value-type="float" office:value="2.4864864864864875E-2" table:formula="of:=AVERAGE([Instances.BY33:.BY69])" table:style-name="ce1">
            <text:p>0,024864865</text:p>
          </table:table-cell>
          <table:table-cell office:value-type="float" office:value="1261.7027027027027" table:formula="of:=AVERAGE([Instances.BZ33:.BZ69])" table:style-name="ce1">
            <text:p>1261,702703</text:p>
          </table:table-cell>
          <table:table-cell office:value-type="float" office:value="22.351351351351351" table:formula="of:=AVERAGE([Instances.CA33:.CA69])" table:style-name="ce1">
            <text:p>22,35135135</text:p>
          </table:table-cell>
          <table:table-cell office:value-type="float" office:value="1.8918918918918923E-2" table:formula="of:=AVERAGE([Instances.CB33:.CB69])" table:style-name="ce3">
            <text:p>0,018918919</text:p>
          </table:table-cell>
          <table:table-cell office:value-type="float" office:value="1078.7297297297298" table:formula="of:=AVERAGE([Instances.CC33:.CC69])" table:style-name="ce1">
            <text:p>1078,72973</text:p>
          </table:table-cell>
          <table:table-cell office:value-type="float" office:value="21.567567567567568" table:formula="of:=AVERAGE([Instances.CD33:.CD69])" table:style-name="ce1">
            <text:p>21,56756757</text:p>
          </table:table-cell>
          <table:table-cell office:value-type="float" office:value="2.8648648648648661E-2" table:formula="of:=AVERAGE([Instances.CE33:.CE69])" table:style-name="ce1">
            <text:p>0,028648649</text:p>
          </table:table-cell>
          <table:table-cell office:value-type="float" office:value="256.48648648648651" table:formula="of:=AVERAGE([Instances.CF33:.CF69])" table:style-name="ce1">
            <text:p>256,4864865</text:p>
          </table:table-cell>
          <table:table-cell office:value-type="float" office:value="26.162162162162161" table:formula="of:=AVERAGE([Instances.CG33:.CG69])" table:style-name="ce1">
            <text:p>26,16216216</text:p>
          </table:table-cell>
          <table:table-cell office:value-type="float" office:value="2.729729729729731E-2" table:formula="of:=AVERAGE([Instances.CH33:.CH69])" table:style-name="ce1">
            <text:p>0,027297297</text:p>
          </table:table-cell>
          <table:table-cell office:value-type="float" office:value="515.37837837837833" table:formula="of:=AVERAGE([Instances.CI33:.CI69])" table:style-name="ce1">
            <text:p>515,3783784</text:p>
          </table:table-cell>
          <table:table-cell office:value-type="float" office:value="24.864864864864863" table:formula="of:=AVERAGE([Instances.CJ33:.CJ69])" table:style-name="ce1">
            <text:p>24,86486486</text:p>
          </table:table-cell>
          <table:table-cell office:value-type="float" office:value="1.8918918918918923E-2" table:formula="of:=MIN([.$B4];[.$E4];[.$H4];[.$K4];[.$N4];[.$Q4];[.$T4];[.$W4];[.$Z4];[.$AC4];[.$AF4];[.$AI4];[.$AL4];[.$AO4];[.$AR4];[.$AS4];[.$AV4];[.$AY4];[.$BB4];[.$BE4];[.$BH4];[.$BK4];[.$BN4];[.$BQ4];[.$BT4];[.$BW4];[.$BZ4];[.$CC4];[.$CF4])" table:style-name="ce1">
            <text:p>0,018918919</text:p>
          </table:table-cell>
          <table:table-cell office:value-type="float" office:value="229.35135135135135" table:formula="of:=MIN([.$C4];[.$F4];[.$I4];[.$L4];[.$O4];[.$R4];[.$U4];[.$X4];[.$AA4];[.$AD4];[.$AG4];[.$AJ4];[.$AM4];[.$AP4];[.$AT4];[.$AW4];[.$AZ4];[.$BC4];[.$BF4];[.$BI4];[.$BL4];[.$BO4];[.$BR4];[.$BU4];[.$BX4];[.$CA4];[.$CD4];[.$CG4])" table:style-name="ce1">
            <text:p>229,3513514</text:p>
          </table:table-cell>
          <table:table-cell office:value-type="float" office:value="13.324324324324325" table:formula="of:=MIN([.$D4];[.$G4];[.$J4];[.$M4];[.$P4];[.$S4];[.$V4];[.$Y4];[.$AB4];[.$AE4];[.$AH4];[.$AK4];[.$AN4];[.$AQ4];[.$AU4];[.$AX4];[.$BA4];[.$BD4];[.$BG4];[.$BJ4];[.$BM4];[.$BP4];[.$BS4];[.$BV4];[.$BY4];[.$CB4];[.$CE4];[.$CH4])" table:style-name="ce1">
            <text:p>13,32432432</text:p>
          </table:table-cell>
          <table:table-cell office:value-type="float" office:value="2.729729729729731E-2" table:formula="of:=MEDIAN([.$B4];[.$E4];[.$H4];[.$K4];[.$N4];[.$Q4];[.$T4];[.$W4];[.$Z4];[.$AC4];[.$AF4];[.$AI4];[.$AL4];[.$AO4];[.$AR4];[.$AS4];[.$AV4];[.$AY4];[.$BB4];[.$BE4];[.$BH4];[.$BK4];[.$BN4];[.$BQ4];[.$BT4];[.$BW4];[.$BZ4];[.$CC4];[.$CF4])" table:style-name="ce1">
            <text:p>0,027297297</text:p>
          </table:table-cell>
          <table:table-cell office:value-type="float" office:value="1209.3918918918919" table:formula="of:=MEDIAN([.$C4];[.$F4];[.$I4];[.$L4];[.$O4];[.$R4];[.$U4];[.$X4];[.$AA4];[.$AD4];[.$AG4];[.$AJ4];[.$AM4];[.$AP4];[.$AT4];[.$AW4];[.$AZ4];[.$BC4];[.$BF4];[.$BI4];[.$BL4];[.$BO4];[.$BR4];[.$BU4];[.$BX4];[.$CA4];[.$CD4];[.$CG4])" table:style-name="ce1">
            <text:p>1209,391892</text:p>
          </table:table-cell>
          <table:table-cell office:value-type="float" office:value="26.162162162162161" table:formula="of:=MEDIAN([.$D4];[.$G4];[.$J4];[.$M4];[.$P4];[.$S4];[.$V4];[.$Y4];[.$AB4];[.$AE4];[.$AH4];[.$AK4];[.$AN4];[.$AQ4];[.$AU4];[.$AX4];[.$BA4];[.$BD4];[.$BG4];[.$BJ4];[.$BM4];[.$BP4];[.$BS4];[.$BV4];[.$BY4];[.$CB4];[.$CE4];[.$CH4])" table:style-name="ce1">
            <text:p>26,16216216</text:p>
          </table:table-cell>
          <table:table-cell office:value-type="float" office:value="1200" table:formula="of:=MAX([.$B4];[.$E4];[.$H4];[.$K4];[.$N4];[.$Q4];[.$T4];[.$W4];[.$Z4];[.$AC4];[.$AF4];[.$AI4];[.$AL4];[.$AO4];[.$AR4];[.$AS4];[.$AV4];[.$AY4];[.$BB4];[.$BE4];[.$BH4];[.$BK4];[.$BN4];[.$BQ4];[.$BT4];[.$BW4];[.$BZ4];[.$CC4];[.$CF4])" table:style-name="ce1">
            <text:p>1200</text:p>
          </table:table-cell>
          <table:table-cell office:value-type="float" office:value="188544.86486486485" table:formula="of:=MAX([.$C4];[.$F4];[.$I4];[.$L4];[.$O4];[.$R4];[.$U4];[.$X4];[.$AA4];[.$AD4];[.$AG4];[.$AJ4];[.$AM4];[.$AP4];[.$AT4];[.$AW4];[.$AZ4];[.$BC4];[.$BF4];[.$BI4];[.$BL4];[.$BO4];[.$BR4];[.$BU4];[.$BX4];[.$CA4];[.$CD4];[.$CG4])" table:style-name="ce1">
            <text:p>188544,8649</text:p>
          </table:table-cell>
          <table:table-cell office:value-type="float" office:value="2020.2432432432433" table:formula="of:=MAX([.$D4];[.$G4];[.$J4];[.$M4];[.$P4];[.$S4];[.$V4];[.$Y4];[.$AB4];[.$AE4];[.$AH4];[.$AK4];[.$AN4];[.$AQ4];[.$AU4];[.$AX4];[.$BA4];[.$BD4];[.$BG4];[.$BJ4];[.$BM4];[.$BP4];[.$BS4];[.$BV4];[.$BY4];[.$CB4];[.$CE4];[.$CH4])" table:style-name="ce1">
            <text:p>2020,243243</text:p>
          </table:table-cell>
          <table:table-cell table:number-columns-repeated="16289"/>
        </table:table-row>
        <table:table-row table:style-name="ro1">
          <table:table-cell office:value-type="string" table:style-name="ce1">
            <text:p>room</text:p>
          </table:table-cell>
          <table:table-cell office:value-type="float" office:value="1.741935483870968E-2" table:formula="of:=AVERAGE([Instances.B70:.B100])" table:style-name="ce1">
            <text:p>0,017419355</text:p>
          </table:table-cell>
          <table:table-cell office:value-type="float" office:value="155.06451612903226" table:formula="of:=AVERAGE([Instances.C70:.C100])" table:style-name="ce1">
            <text:p>155,0645161</text:p>
          </table:table-cell>
          <table:table-cell office:value-type="float" office:value="7.838709677419355" table:formula="of:=AVERAGE([Instances.D70:.D100])" table:style-name="ce1">
            <text:p>7,838709677</text:p>
          </table:table-cell>
          <table:table-cell office:value-type="float" office:value="1.5806451612903231E-2" table:formula="of:=AVERAGE([Instances.E70:.E100])" table:style-name="ce3">
            <text:p>0,015806452</text:p>
          </table:table-cell>
          <table:table-cell office:value-type="float" office:value="651.38709677419354" table:formula="of:=AVERAGE([Instances.F70:.F100])" table:style-name="ce1">
            <text:p>651,3870968</text:p>
          </table:table-cell>
          <table:table-cell office:value-type="float" office:value="3.2903225806451615" table:formula="of:=AVERAGE([Instances.G70:.G100])" table:style-name="ce3">
            <text:p>3,290322581</text:p>
          </table:table-cell>
          <table:table-cell office:value-type="float" office:value="2.5161290322580649E-2" table:formula="of:=AVERAGE([Instances.H70:.H100])" table:style-name="ce1">
            <text:p>0,02516129</text:p>
          </table:table-cell>
          <table:table-cell office:value-type="float" office:value="138.16129032258064" table:formula="of:=AVERAGE([Instances.I70:.I100])" table:style-name="ce3">
            <text:p>138,1612903</text:p>
          </table:table-cell>
          <table:table-cell office:value-type="float" office:value="4.806451612903226" table:formula="of:=AVERAGE([Instances.J70:.J100])" table:style-name="ce1">
            <text:p>4,806451613</text:p>
          </table:table-cell>
          <table:table-cell office:value-type="float" office:value="2.4838709677419361E-2" table:formula="of:=AVERAGE([Instances.K70:.K100])" table:style-name="ce1">
            <text:p>0,02483871</text:p>
          </table:table-cell>
          <table:table-cell office:value-type="float" office:value="138.16129032258064" table:formula="of:=AVERAGE([Instances.L70:.L100])" table:style-name="ce3">
            <text:p>138,1612903</text:p>
          </table:table-cell>
          <table:table-cell office:value-type="float" office:value="4.806451612903226" table:formula="of:=AVERAGE([Instances.M70:.M100])" table:style-name="ce1">
            <text:p>4,806451613</text:p>
          </table:table-cell>
          <table:table-cell office:value-type="float" office:value="0.10258064516129028" table:formula="of:=AVERAGE([Instances.N70:.N100])" table:style-name="ce1">
            <text:p>0,102580645</text:p>
          </table:table-cell>
          <table:table-cell office:value-type="float" office:value="583.87096774193549" table:formula="of:=AVERAGE([Instances.O70:.O100])" table:style-name="ce1">
            <text:p>583,8709677</text:p>
          </table:table-cell>
          <table:table-cell office:value-type="float" office:value="19.451612903225808" table:formula="of:=AVERAGE([Instances.P70:.P100])" table:style-name="ce1">
            <text:p>19,4516129</text:p>
          </table:table-cell>
          <table:table-cell office:value-type="float" office:value="1.806451612903226E-2" table:formula="of:=AVERAGE([Instances.Q70:.Q100])" table:style-name="ce1">
            <text:p>0,018064516</text:p>
          </table:table-cell>
          <table:table-cell office:value-type="float" office:value="1462.4193548387098" table:formula="of:=AVERAGE([Instances.R70:.R100])" table:style-name="ce1">
            <text:p>1462,419355</text:p>
          </table:table-cell>
          <table:table-cell office:value-type="float" office:value="4.806451612903226" table:formula="of:=AVERAGE([Instances.S70:.S100])" table:style-name="ce1">
            <text:p>4,806451613</text:p>
          </table:table-cell>
          <table:table-cell office:value-type="float" office:value="7.8064516129032244E-2" table:formula="of:=AVERAGE([Instances.T70:.T100])" table:style-name="ce1">
            <text:p>0,078064516</text:p>
          </table:table-cell>
          <table:table-cell office:value-type="float" office:value="716.38709677419354" table:formula="of:=AVERAGE([Instances.U70:.U100])" table:style-name="ce1">
            <text:p>716,3870968</text:p>
          </table:table-cell>
          <table:table-cell office:value-type="float" office:value="27.419354838709676" table:formula="of:=AVERAGE([Instances.V70:.V100])" table:style-name="ce1">
            <text:p>27,41935484</text:p>
          </table:table-cell>
          <table:table-cell office:value-type="float" office:value="9.7419354838709685E-2" table:formula="of:=AVERAGE([Instances.W70:.W100])" table:style-name="ce1">
            <text:p>0,097419355</text:p>
          </table:table-cell>
          <table:table-cell office:value-type="float" office:value="583.87096774193549" table:formula="of:=AVERAGE([Instances.X70:.X100])" table:style-name="ce1">
            <text:p>583,8709677</text:p>
          </table:table-cell>
          <table:table-cell office:value-type="float" office:value="19.451612903225808" table:formula="of:=AVERAGE([Instances.Y70:.Y100])" table:style-name="ce1">
            <text:p>19,4516129</text:p>
          </table:table-cell>
          <table:table-cell office:value-type="float" office:value="4.4451612903225808" table:formula="of:=AVERAGE([Instances.Z70:.Z100])" table:style-name="ce1">
            <text:p>4,44516129</text:p>
          </table:table-cell>
          <table:table-cell office:value-type="float" office:value="202649.70967741936" table:formula="of:=AVERAGE([Instances.AA70:.AA100])" table:style-name="ce1">
            <text:p>202649,7097</text:p>
          </table:table-cell>
          <table:table-cell office:value-type="float" office:value="3049.3870967741937" table:formula="of:=AVERAGE([Instances.AB70:.AB100])" table:style-name="ce1">
            <text:p>3049,387097</text:p>
          </table:table-cell>
          <table:table-cell office:value-type="float" office:value="4.4816129032258054" table:formula="of:=AVERAGE([Instances.AC70:.AC100])" table:style-name="ce1">
            <text:p>4,481612903</text:p>
          </table:table-cell>
          <table:table-cell office:value-type="float" office:value="202649.70967741936" table:formula="of:=AVERAGE([Instances.AD70:.AD100])" table:style-name="ce1">
            <text:p>202649,7097</text:p>
          </table:table-cell>
          <table:table-cell office:value-type="float" office:value="3049.3870967741937" table:formula="of:=AVERAGE([Instances.AE70:.AE100])" table:style-name="ce1">
            <text:p>3049,387097</text:p>
          </table:table-cell>
          <table:table-cell office:value-type="float" office:value="26.266451612903225" table:formula="of:=AVERAGE([Instances.AF70:.AF100])" table:style-name="ce1">
            <text:p>26,26645161</text:p>
          </table:table-cell>
          <table:table-cell office:value-type="float" office:value="1881890.5161290322" table:formula="of:=AVERAGE([Instances.AG70:.AG100])" table:style-name="ce1">
            <text:p>1881890,516</text:p>
          </table:table-cell>
          <table:table-cell office:value-type="float" office:value="41683.290322580644" table:formula="of:=AVERAGE([Instances.AH70:.AH100])" table:style-name="ce1">
            <text:p>41683,29032</text:p>
          </table:table-cell>
          <table:table-cell office:value-type="float" office:value="33.97129032258065" table:formula="of:=AVERAGE([Instances.AI70:.AI100])" table:style-name="ce1">
            <text:p>33,97129032</text:p>
          </table:table-cell>
          <table:table-cell office:value-type="float" office:value="2363611.7741935486" table:formula="of:=AVERAGE([Instances.AJ70:.AJ100])" table:style-name="ce2">
            <text:p>2363611,774</text:p>
          </table:table-cell>
          <table:table-cell office:value-type="float" office:value="51791.225806451614" table:formula="of:=AVERAGE([Instances.AK70:.AK100])" table:style-name="ce2">
            <text:p>51791,22581</text:p>
          </table:table-cell>
          <table:table-cell office:value-type="float" office:value="4.4774193548387089" table:formula="of:=AVERAGE([Instances.AL70:.AL100])" table:style-name="ce1">
            <text:p>4,477419355</text:p>
          </table:table-cell>
          <table:table-cell office:value-type="float" office:value="202649.70967741936" table:formula="of:=AVERAGE([Instances.AM70:.AM100])" table:style-name="ce1">
            <text:p>202649,7097</text:p>
          </table:table-cell>
          <table:table-cell office:value-type="float" office:value="3049.3870967741937" table:formula="of:=AVERAGE([Instances.AN70:.AN100])" table:style-name="ce1">
            <text:p>3049,387097</text:p>
          </table:table-cell>
          <table:table-cell office:value-type="float" office:value="5.5351612903225806" table:formula="of:=AVERAGE([Instances.AO70:.AO100])" table:style-name="ce1">
            <text:p>5,53516129</text:p>
          </table:table-cell>
          <table:table-cell office:value-type="float" office:value="202649.70967741936" table:formula="of:=AVERAGE([Instances.AP70:.AP100])" table:style-name="ce1">
            <text:p>202649,7097</text:p>
          </table:table-cell>
          <table:table-cell office:value-type="float" office:value="3049.3870967741937" table:formula="of:=AVERAGE([Instances.AQ70:.AQ100])" table:style-name="ce1">
            <text:p>3049,387097</text:p>
          </table:table-cell>
          <table:table-cell office:value-type="float" office:value="1200" table:formula="of:=AVERAGE([Instances.AR70:.AR100])" table:style-name="ce2">
            <text:p>1200</text:p>
          </table:table-cell>
          <table:table-cell office:value-type="float" office:value="33.865806451612897" table:formula="of:=AVERAGE([Instances.AU70:.AU100])" table:style-name="ce1">
            <text:p>33,86580645</text:p>
          </table:table-cell>
          <table:table-cell office:value-type="float" office:value="2363611.7741935486" table:formula="of:=AVERAGE([Instances.AV70:.AV100])" table:style-name="ce2">
            <text:p>2363611,774</text:p>
          </table:table-cell>
          <table:table-cell office:value-type="float" office:value="51791.225806451614" table:formula="of:=AVERAGE([Instances.AW70:.AW100])" table:style-name="ce2">
            <text:p>51791,22581</text:p>
          </table:table-cell>
          <table:table-cell office:value-type="float" office:value="3.8709677419354847E-2" table:formula="of:=AVERAGE([Instances.AX70:.AX100])" table:style-name="ce1">
            <text:p>0,038709677</text:p>
          </table:table-cell>
          <table:table-cell office:value-type="float" office:value="472.80645161290323" table:formula="of:=AVERAGE([Instances.AY70:.AY100])" table:style-name="ce1">
            <text:p>472,8064516</text:p>
          </table:table-cell>
          <table:table-cell office:value-type="float" office:value="11.516129032258064" table:formula="of:=AVERAGE([Instances.AZ70:.AZ100])" table:style-name="ce1">
            <text:p>11,51612903</text:p>
          </table:table-cell>
          <table:table-cell office:value-type="float" office:value="4.096774193548388E-2" table:formula="of:=AVERAGE([Instances.BA70:.BA100])" table:style-name="ce1">
            <text:p>0,040967742</text:p>
          </table:table-cell>
          <table:table-cell office:value-type="float" office:value="469.45161290322579" table:formula="of:=AVERAGE([Instances.BB70:.BB100])" table:style-name="ce1">
            <text:p>469,4516129</text:p>
          </table:table-cell>
          <table:table-cell office:value-type="float" office:value="10.870967741935484" table:formula="of:=AVERAGE([Instances.BC70:.BC100])" table:style-name="ce1">
            <text:p>10,87096774</text:p>
          </table:table-cell>
          <table:table-cell office:value-type="float" office:value="3.6451612903225808E-2" table:formula="of:=AVERAGE([Instances.BD70:.BD100])" table:style-name="ce1">
            <text:p>0,036451613</text:p>
          </table:table-cell>
          <table:table-cell office:value-type="float" office:value="469.51612903225805" table:formula="of:=AVERAGE([Instances.BE70:.BE100])" table:style-name="ce1">
            <text:p>469,516129</text:p>
          </table:table-cell>
          <table:table-cell office:value-type="float" office:value="10.870967741935484" table:formula="of:=AVERAGE([Instances.BF70:.BF100])" table:style-name="ce1">
            <text:p>10,87096774</text:p>
          </table:table-cell>
          <table:table-cell office:value-type="float" office:value="3.7096774193548399E-2" table:formula="of:=AVERAGE([Instances.BG70:.BG100])" table:style-name="ce1">
            <text:p>0,037096774</text:p>
          </table:table-cell>
          <table:table-cell office:value-type="float" office:value="469.32258064516128" table:formula="of:=AVERAGE([Instances.BH70:.BH100])" table:style-name="ce1">
            <text:p>469,3225806</text:p>
          </table:table-cell>
          <table:table-cell office:value-type="float" office:value="11.064516129032258" table:formula="of:=AVERAGE([Instances.BI70:.BI100])" table:style-name="ce1">
            <text:p>11,06451613</text:p>
          </table:table-cell>
          <table:table-cell office:value-type="float" office:value="3.1290322580645166E-2" table:formula="of:=AVERAGE([Instances.BJ70:.BJ100])" table:style-name="ce1">
            <text:p>0,031290323</text:p>
          </table:table-cell>
          <table:table-cell office:value-type="float" office:value="361.25806451612902" table:formula="of:=AVERAGE([Instances.BK70:.BK100])" table:style-name="ce1">
            <text:p>361,2580645</text:p>
          </table:table-cell>
          <table:table-cell office:value-type="float" office:value="9.5806451612903221" table:formula="of:=AVERAGE([Instances.BL70:.BL100])" table:style-name="ce1">
            <text:p>9,580645161</text:p>
          </table:table-cell>
          <table:table-cell office:value-type="float" office:value="3.4838709677419366E-2" table:formula="of:=AVERAGE([Instances.BM70:.BM100])" table:style-name="ce1">
            <text:p>0,03483871</text:p>
          </table:table-cell>
          <table:table-cell office:value-type="float" office:value="2162.8709677419356" table:formula="of:=AVERAGE([Instances.BN70:.BN100])" table:style-name="ce1">
            <text:p>2162,870968</text:p>
          </table:table-cell>
          <table:table-cell office:value-type="float" office:value="5.870967741935484" table:formula="of:=AVERAGE([Instances.BO70:.BO100])" table:style-name="ce1">
            <text:p>5,870967742</text:p>
          </table:table-cell>
          <table:table-cell office:value-type="float" office:value="3.612903225806452E-2" table:formula="of:=AVERAGE([Instances.BP70:.BP100])" table:style-name="ce1">
            <text:p>0,036129032</text:p>
          </table:table-cell>
          <table:table-cell office:value-type="float" office:value="2595.8064516129034" table:formula="of:=AVERAGE([Instances.BQ70:.BQ100])" table:style-name="ce1">
            <text:p>2595,806452</text:p>
          </table:table-cell>
          <table:table-cell office:value-type="float" office:value="5.967741935483871" table:formula="of:=AVERAGE([Instances.BR70:.BR100])" table:style-name="ce1">
            <text:p>5,967741935</text:p>
          </table:table-cell>
          <table:table-cell office:value-type="float" office:value="7.9032258064516123E-2" table:formula="of:=AVERAGE([Instances.BS70:.BS100])" table:style-name="ce1">
            <text:p>0,079032258</text:p>
          </table:table-cell>
          <table:table-cell office:value-type="float" office:value="502.96774193548384" table:formula="of:=AVERAGE([Instances.BT70:.BT100])" table:style-name="ce1">
            <text:p>502,9677419</text:p>
          </table:table-cell>
          <table:table-cell office:value-type="float" office:value="17.161290322580644" table:formula="of:=AVERAGE([Instances.BU70:.BU100])" table:style-name="ce1">
            <text:p>17,16129032</text:p>
          </table:table-cell>
          <table:table-cell office:value-type="float" office:value="3.1290322580645166E-2" table:formula="of:=AVERAGE([Instances.BV70:.BV100])" table:style-name="ce1">
            <text:p>0,031290323</text:p>
          </table:table-cell>
          <table:table-cell office:value-type="float" office:value="440.06451612903226" table:formula="of:=AVERAGE([Instances.BW70:.BW100])" table:style-name="ce1">
            <text:p>440,0645161</text:p>
          </table:table-cell>
          <table:table-cell office:value-type="float" office:value="10.419354838709678" table:formula="of:=AVERAGE([Instances.BX70:.BX100])" table:style-name="ce1">
            <text:p>10,41935484</text:p>
          </table:table-cell>
          <table:table-cell office:value-type="float" office:value="1.9677419354838712E-2" table:formula="of:=AVERAGE([Instances.BY70:.BY100])" table:style-name="ce1">
            <text:p>0,019677419</text:p>
          </table:table-cell>
          <table:table-cell office:value-type="float" office:value="1462.4193548387098" table:formula="of:=AVERAGE([Instances.BZ70:.BZ100])" table:style-name="ce1">
            <text:p>1462,419355</text:p>
          </table:table-cell>
          <table:table-cell office:value-type="float" office:value="4.806451612903226" table:formula="of:=AVERAGE([Instances.CA70:.CA100])" table:style-name="ce1">
            <text:p>4,806451613</text:p>
          </table:table-cell>
          <table:table-cell office:value-type="float" office:value="2.0967741935483876E-2" table:formula="of:=AVERAGE([Instances.CB70:.CB100])" table:style-name="ce1">
            <text:p>0,020967742</text:p>
          </table:table-cell>
          <table:table-cell office:value-type="float" office:value="1462.2903225806451" table:formula="of:=AVERAGE([Instances.CC70:.CC100])" table:style-name="ce1">
            <text:p>1462,290323</text:p>
          </table:table-cell>
          <table:table-cell office:value-type="float" office:value="4.806451612903226" table:formula="of:=AVERAGE([Instances.CD70:.CD100])" table:style-name="ce1">
            <text:p>4,806451613</text:p>
          </table:table-cell>
          <table:table-cell office:value-type="float" office:value="9.9999999999999978E-2" table:formula="of:=AVERAGE([Instances.CE70:.CE100])" table:style-name="ce1">
            <text:p>0,1</text:p>
          </table:table-cell>
          <table:table-cell office:value-type="float" office:value="583.87096774193549" table:formula="of:=AVERAGE([Instances.CF70:.CF100])" table:style-name="ce1">
            <text:p>583,8709677</text:p>
          </table:table-cell>
          <table:table-cell office:value-type="float" office:value="19.451612903225808" table:formula="of:=AVERAGE([Instances.CG70:.CG100])" table:style-name="ce1">
            <text:p>19,4516129</text:p>
          </table:table-cell>
          <table:table-cell office:value-type="float" office:value="3.6451612903225808E-2" table:formula="of:=AVERAGE([Instances.CH70:.CH100])" table:style-name="ce1">
            <text:p>0,036451613</text:p>
          </table:table-cell>
          <table:table-cell office:value-type="float" office:value="488.70967741935482" table:formula="of:=AVERAGE([Instances.CI70:.CI100])" table:style-name="ce1">
            <text:p>488,7096774</text:p>
          </table:table-cell>
          <table:table-cell office:value-type="float" office:value="11.290322580645162" table:formula="of:=AVERAGE([Instances.CJ70:.CJ100])" table:style-name="ce1">
            <text:p>11,29032258</text:p>
          </table:table-cell>
          <table:table-cell office:value-type="float" office:value="1.5806451612903231E-2" table:formula="of:=MIN([.$B5];[.$E5];[.$H5];[.$K5];[.$N5];[.$Q5];[.$T5];[.$W5];[.$Z5];[.$AC5];[.$AF5];[.$AI5];[.$AL5];[.$AO5];[.$AR5];[.$AS5];[.$AV5];[.$AY5];[.$BB5];[.$BE5];[.$BH5];[.$BK5];[.$BN5];[.$BQ5];[.$BT5];[.$BW5];[.$BZ5];[.$CC5];[.$CF5])" table:style-name="ce1">
            <text:p>0,015806452</text:p>
          </table:table-cell>
          <table:table-cell office:value-type="float" office:value="138.16129032258064" table:formula="of:=MIN([.$C5];[.$F5];[.$I5];[.$L5];[.$O5];[.$R5];[.$U5];[.$X5];[.$AA5];[.$AD5];[.$AG5];[.$AJ5];[.$AM5];[.$AP5];[.$AT5];[.$AW5];[.$AZ5];[.$BC5];[.$BF5];[.$BI5];[.$BL5];[.$BO5];[.$BR5];[.$BU5];[.$BX5];[.$CA5];[.$CD5];[.$CG5])" table:style-name="ce1">
            <text:p>138,1612903</text:p>
          </table:table-cell>
          <table:table-cell office:value-type="float" office:value="3.2903225806451615" table:formula="of:=MIN([.$D5];[.$G5];[.$J5];[.$M5];[.$P5];[.$S5];[.$V5];[.$Y5];[.$AB5];[.$AE5];[.$AH5];[.$AK5];[.$AN5];[.$AQ5];[.$AU5];[.$AX5];[.$BA5];[.$BD5];[.$BG5];[.$BJ5];[.$BM5];[.$BP5];[.$BS5];[.$BV5];[.$BY5];[.$CB5];[.$CE5];[.$CH5])" table:style-name="ce1">
            <text:p>3,290322581</text:p>
          </table:table-cell>
          <table:table-cell office:value-type="float" office:value="3.8709677419354847E-2" table:formula="of:=MEDIAN([.$B5];[.$E5];[.$H5];[.$K5];[.$N5];[.$Q5];[.$T5];[.$W5];[.$Z5];[.$AC5];[.$AF5];[.$AI5];[.$AL5];[.$AO5];[.$AR5];[.$AS5];[.$AV5];[.$AY5];[.$BB5];[.$BE5];[.$BH5];[.$BK5];[.$BN5];[.$BQ5];[.$BT5];[.$BW5];[.$BZ5];[.$CC5];[.$CF5])" table:style-name="ce1">
            <text:p>0,038709677</text:p>
          </table:table-cell>
          <table:table-cell office:value-type="float" office:value="617.62903225806451" table:formula="of:=MEDIAN([.$C5];[.$F5];[.$I5];[.$L5];[.$O5];[.$R5];[.$U5];[.$X5];[.$AA5];[.$AD5];[.$AG5];[.$AJ5];[.$AM5];[.$AP5];[.$AT5];[.$AW5];[.$AZ5];[.$BC5];[.$BF5];[.$BI5];[.$BL5];[.$BO5];[.$BR5];[.$BU5];[.$BX5];[.$CA5];[.$CD5];[.$CG5])" table:style-name="ce1">
            <text:p>617,6290323</text:p>
          </table:table-cell>
          <table:table-cell office:value-type="float" office:value="11.17741935483871" table:formula="of:=MEDIAN([.$D5];[.$G5];[.$J5];[.$M5];[.$P5];[.$S5];[.$V5];[.$Y5];[.$AB5];[.$AE5];[.$AH5];[.$AK5];[.$AN5];[.$AQ5];[.$AU5];[.$AX5];[.$BA5];[.$BD5];[.$BG5];[.$BJ5];[.$BM5];[.$BP5];[.$BS5];[.$BV5];[.$BY5];[.$CB5];[.$CE5];[.$CH5])" table:style-name="ce1">
            <text:p>11,17741935</text:p>
          </table:table-cell>
          <table:table-cell office:value-type="float" office:value="1200" table:formula="of:=MAX([.$B5];[.$E5];[.$H5];[.$K5];[.$N5];[.$Q5];[.$T5];[.$W5];[.$Z5];[.$AC5];[.$AF5];[.$AI5];[.$AL5];[.$AO5];[.$AR5];[.$AS5];[.$AV5];[.$AY5];[.$BB5];[.$BE5];[.$BH5];[.$BK5];[.$BN5];[.$BQ5];[.$BT5];[.$BW5];[.$BZ5];[.$CC5];[.$CF5])" table:style-name="ce1">
            <text:p>1200</text:p>
          </table:table-cell>
          <table:table-cell office:value-type="float" office:value="2363611.7741935486" table:formula="of:=MAX([.$C5];[.$F5];[.$I5];[.$L5];[.$O5];[.$R5];[.$U5];[.$X5];[.$AA5];[.$AD5];[.$AG5];[.$AJ5];[.$AM5];[.$AP5];[.$AT5];[.$AW5];[.$AZ5];[.$BC5];[.$BF5];[.$BI5];[.$BL5];[.$BO5];[.$BR5];[.$BU5];[.$BX5];[.$CA5];[.$CD5];[.$CG5])" table:style-name="ce1">
            <text:p>2363611,774</text:p>
          </table:table-cell>
          <table:table-cell office:value-type="float" office:value="51791.225806451614" table:formula="of:=MAX([.$D5];[.$G5];[.$J5];[.$M5];[.$P5];[.$S5];[.$V5];[.$Y5];[.$AB5];[.$AE5];[.$AH5];[.$AK5];[.$AN5];[.$AQ5];[.$AU5];[.$AX5];[.$BA5];[.$BD5];[.$BG5];[.$BJ5];[.$BM5];[.$BP5];[.$BS5];[.$BV5];[.$BY5];[.$CB5];[.$CE5];[.$CH5])" table:style-name="ce1">
            <text:p>51791,22581</text:p>
          </table:table-cell>
          <table:table-cell table:number-columns-repeated="1628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6.6608544027898883E-2" table:formula="of:=SUM([.B3:.B5])" table:style-name="ce1">
            <text:p>0,066608544</text:p>
          </table:table-cell>
          <table:table-cell office:value-type="float" office:value="1370.5492008137169" table:formula="of:=SUM([.C3:.C5])" table:style-name="ce3">
            <text:p>1370,549201</text:p>
          </table:table-cell>
          <table:table-cell office:value-type="float" office:value="161.99636733507703" table:formula="of:=SUM([.D3:.D5])" table:style-name="ce1">
            <text:p>161,9963673</text:p>
          </table:table-cell>
          <table:table-cell office:value-type="float" office:value="5.3301947108398737E-2" table:formula="of:=SUM([.E3:.E5])" table:style-name="ce3">
            <text:p>0,053301947</text:p>
          </table:table-cell>
          <table:table-cell office:value-type="float" office:value="2843.1429526300494" table:formula="of:=SUM([.F3:.F5])" table:style-name="ce1">
            <text:p>2843,142953</text:p>
          </table:table-cell>
          <table:table-cell office:value-type="float" office:value="51.717349607672183" table:formula="of:=SUM([.G3:.G5])" table:style-name="ce3">
            <text:p>51,71734961</text:p>
          </table:table-cell>
          <table:table-cell office:value-type="float" office:value="0.96965678581807602" table:formula="of:=SUM([.H3:.H5])" table:style-name="ce1">
            <text:p>0,969656786</text:p>
          </table:table-cell>
          <table:table-cell office:value-type="float" office:value="22630.969398430687" table:formula="of:=SUM([.I3:.I5])" table:style-name="ce1">
            <text:p>22630,9694</text:p>
          </table:table-cell>
          <table:table-cell office:value-type="float" office:value="652.59654170299325" table:formula="of:=SUM([.J3:.J5])" table:style-name="ce1">
            <text:p>652,5965417</text:p>
          </table:table-cell>
          <table:table-cell office:value-type="float" office:value="0.97345132229003184" table:formula="of:=SUM([.K3:.K5])" table:style-name="ce1">
            <text:p>0,973451322</text:p>
          </table:table-cell>
          <table:table-cell office:value-type="float" office:value="22630.969398430687" table:formula="of:=SUM([.L3:.L5])" table:style-name="ce1">
            <text:p>22630,9694</text:p>
          </table:table-cell>
          <table:table-cell office:value-type="float" office:value="652.59654170299325" table:formula="of:=SUM([.M3:.M5])" table:style-name="ce1">
            <text:p>652,5965417</text:p>
          </table:table-cell>
          <table:table-cell office:value-type="float" office:value="0.18248154606219119" table:formula="of:=SUM([.N3:.N5])" table:style-name="ce1">
            <text:p>0,182481546</text:p>
          </table:table-cell>
          <table:table-cell office:value-type="float" office:value="1440.2574542284219" table:formula="of:=SUM([.O3:.O5])" table:style-name="ce1">
            <text:p>1440,257454</text:p>
          </table:table-cell>
          <table:table-cell office:value-type="float" office:value="178.61377506538798" table:formula="of:=SUM([.P3:.P5])" table:style-name="ce1">
            <text:p>178,6137751</text:p>
          </table:table-cell>
          <table:table-cell office:value-type="float" office:value="9.2181633246149391E-2" table:formula="of:=SUM([.Q3:.Q5])" table:style-name="ce1">
            <text:p>0,092181633</text:p>
          </table:table-cell>
          <table:table-cell office:value-type="float" office:value="5234.8220575414125" table:formula="of:=SUM([.R3:.R5])" table:style-name="ce1">
            <text:p>5234,822058</text:p>
          </table:table-cell>
          <table:table-cell office:value-type="float" office:value="165.9578029642546" table:formula="of:=SUM([.S3:.S5])" table:style-name="ce1">
            <text:p>165,957803</text:p>
          </table:table-cell>
          <table:table-cell office:value-type="float" office:value="0.32134379540831143" table:formula="of:=SUM([.T3:.T5])" table:style-name="ce1">
            <text:p>0,321343795</text:p>
          </table:table-cell>
          <table:table-cell office:value-type="float" office:value="10849.97358326068" table:formula="of:=SUM([.U3:.U5])" table:style-name="ce1">
            <text:p>10849,97358</text:p>
          </table:table-cell>
          <table:table-cell office:value-type="float" office:value="1491.861697181052" table:formula="of:=SUM([.V3:.V5])" table:style-name="ce1">
            <text:p>1491,861697</text:p>
          </table:table-cell>
          <table:table-cell office:value-type="float" office:value="0.17684277826213313" table:formula="of:=SUM([.W3:.W5])" table:style-name="ce1">
            <text:p>0,176842778</text:p>
          </table:table-cell>
          <table:table-cell office:value-type="float" office:value="1440.2574542284219" table:formula="of:=SUM([.X3:.X5])" table:style-name="ce1">
            <text:p>1440,257454</text:p>
          </table:table-cell>
          <table:table-cell office:value-type="float" office:value="178.61377506538798" table:formula="of:=SUM([.Y3:.Y5])" table:style-name="ce1">
            <text:p>178,6137751</text:p>
          </table:table-cell>
          <table:table-cell office:value-type="float" office:value="5.9028639930252833" table:formula="of:=SUM([.Z3:.Z5])" table:style-name="ce1">
            <text:p>5,902863993</text:p>
          </table:table-cell>
          <table:table-cell office:value-type="float" office:value="243734.93760534728" table:formula="of:=SUM([.AA3:.AA5])" table:style-name="ce1">
            <text:p>243734,9376</text:p>
          </table:table-cell>
          <table:table-cell office:value-type="float" office:value="6091.71322290032" table:formula="of:=SUM([.AB3:.AB5])" table:style-name="ce1">
            <text:p>6091,713223</text:p>
          </table:table-cell>
          <table:table-cell office:value-type="float" office:value="5.8445498401627418" table:formula="of:=SUM([.AC3:.AC5])" table:style-name="ce1">
            <text:p>5,84454984</text:p>
          </table:table-cell>
          <table:table-cell office:value-type="float" office:value="237824.12859633827" table:formula="of:=SUM([.AD3:.AD5])" table:style-name="ce1">
            <text:p>237824,1286</text:p>
          </table:table-cell>
          <table:table-cell office:value-type="float" office:value="3907.4510607381576" table:formula="of:=SUM([.AE3:.AE5])" table:style-name="ce1">
            <text:p>3907,451061</text:p>
          </table:table-cell>
          <table:table-cell office:value-type="float" office:value="27.780154315605927" table:formula="of:=SUM([.AF3:.AF5])" table:style-name="ce1">
            <text:p>27,78015432</text:p>
          </table:table-cell>
          <table:table-cell office:value-type="float" office:value="1931537.4494623656" table:formula="of:=SUM([.AG3:.AG5])" table:style-name="ce1">
            <text:p>1931537,449</text:p>
          </table:table-cell>
          <table:table-cell office:value-type="float" office:value="43040.059691950017" table:formula="of:=SUM([.AH3:.AH5])" table:style-name="ce1">
            <text:p>43040,05969</text:p>
          </table:table-cell>
          <table:table-cell office:value-type="float" office:value="35.766875908166234" table:formula="of:=SUM([.AI3:.AI5])" table:style-name="ce1">
            <text:p>35,76687591</text:p>
          </table:table-cell>
          <table:table-cell office:value-type="float" office:value="2423697.8201394947" table:formula="of:=SUM([.AJ3:.AJ5])" table:style-name="ce1">
            <text:p>2423697,82</text:p>
          </table:table-cell>
          <table:table-cell office:value-type="float" office:value="52818.182563208371" table:formula="of:=SUM([.AK3:.AK5])" table:style-name="ce1">
            <text:p>52818,18256</text:p>
          </table:table-cell>
          <table:table-cell office:value-type="float" office:value="6.0195094449287989" table:formula="of:=SUM([.AL3:.AL5])" table:style-name="ce1">
            <text:p>6,019509445</text:p>
          </table:table-cell>
          <table:table-cell office:value-type="float" office:value="243734.93760534728" table:formula="of:=SUM([.AM3:.AM5])" table:style-name="ce1">
            <text:p>243734,9376</text:p>
          </table:table-cell>
          <table:table-cell office:value-type="float" office:value="6091.71322290032" table:formula="of:=SUM([.AN3:.AN5])" table:style-name="ce1">
            <text:p>6091,713223</text:p>
          </table:table-cell>
          <table:table-cell office:value-type="float" office:value="6.897692821854112" table:formula="of:=SUM([.AO3:.AO5])" table:style-name="ce1">
            <text:p>6,897692822</text:p>
          </table:table-cell>
          <table:table-cell office:value-type="float" office:value="237824.12859633827" table:formula="of:=SUM([.AP3:.AP5])" table:style-name="ce1">
            <text:p>237824,1286</text:p>
          </table:table-cell>
          <table:table-cell office:value-type="float" office:value="3907.4510607381576" table:formula="of:=SUM([.AQ3:.AQ5])" table:style-name="ce1">
            <text:p>3907,451061</text:p>
          </table:table-cell>
          <table:table-cell office:value-type="float" office:value="3600" table:formula="of:=SUM([.AR3:.AR5])" table:style-name="ce2">
            <text:p>3600</text:p>
          </table:table-cell>
          <table:table-cell office:value-type="float" office:value="35.724752397558845" table:formula="of:=SUM([.AS3:.AS5])" table:style-name="ce1">
            <text:p>35,7247524</text:p>
          </table:table-cell>
          <table:table-cell office:value-type="float" office:value="2423697.8201394947" table:formula="of:=SUM([.AT3:.AT5])" table:style-name="ce1">
            <text:p>2423697,82</text:p>
          </table:table-cell>
          <table:table-cell office:value-type="float" office:value="52818.182563208371" table:formula="of:=SUM([.AU3:.AU5])" table:style-name="ce1">
            <text:p>52818,18256</text:p>
          </table:table-cell>
          <table:table-cell office:value-type="float" office:value="0.10757454228421973" table:formula="of:=SUM([.AV3:.AV5])" table:style-name="ce1">
            <text:p>0,107574542</text:p>
          </table:table-cell>
          <table:table-cell office:value-type="float" office:value="3073.980325486777" table:formula="of:=SUM([.AW3:.AW5])" table:style-name="ce1">
            <text:p>3073,980325</text:p>
          </table:table-cell>
          <table:table-cell office:value-type="float" office:value="181.56027317640218" table:formula="of:=SUM([.AX3:.AX5])" table:style-name="ce1">
            <text:p>181,5602732</text:p>
          </table:table-cell>
          <table:table-cell office:value-type="float" office:value="0.11210287707061903" table:formula="of:=SUM([.AY3:.AY5])" table:style-name="ce1">
            <text:p>0,112102877</text:p>
          </table:table-cell>
          <table:table-cell office:value-type="float" office:value="3069.9498111014241" table:formula="of:=SUM([.AZ3:.AZ5])" table:style-name="ce1">
            <text:p>3069,949811</text:p>
          </table:table-cell>
          <table:table-cell office:value-type="float" office:value="180.42862539959313" table:formula="of:=SUM([.BA3:.BA5])" table:style-name="ce1">
            <text:p>180,4286254</text:p>
          </table:table-cell>
          <table:table-cell office:value-type="float" office:value="0.10383900029061321" table:formula="of:=SUM([.BB3:.BB5])" table:style-name="ce1">
            <text:p>0,103839</text:p>
          </table:table-cell>
          <table:table-cell office:value-type="float" office:value="3070.0413542574829" table:formula="of:=SUM([.BC3:.BC5])" table:style-name="ce1">
            <text:p>3070,041354</text:p>
          </table:table-cell>
          <table:table-cell office:value-type="float" office:value="180.42862539959313" table:formula="of:=SUM([.BD3:.BD5])" table:style-name="ce1">
            <text:p>180,4286254</text:p>
          </table:table-cell>
          <table:table-cell office:value-type="float" office:value="0.11031299040976464" table:formula="of:=SUM([.BE3:.BE5])" table:style-name="ce1">
            <text:p>0,11031299</text:p>
          </table:table-cell>
          <table:table-cell office:value-type="float" office:value="3070.2261842487651" table:formula="of:=SUM([.BF3:.BF5])" table:style-name="ce1">
            <text:p>3070,226184</text:p>
          </table:table-cell>
          <table:table-cell office:value-type="float" office:value="180.64920081371693" table:formula="of:=SUM([.BG3:.BG5])" table:style-name="ce1">
            <text:p>180,6492008</text:p>
          </table:table-cell>
          <table:table-cell office:value-type="float" office:value="8.5434466724789326E-2" table:formula="of:=SUM([.BH3:.BH5])" table:style-name="ce1">
            <text:p>0,085434467</text:p>
          </table:table-cell>
          <table:table-cell office:value-type="float" office:value="1895.8706771287418" table:formula="of:=SUM([.BI3:.BI5])" table:style-name="ce1">
            <text:p>1895,870677</text:p>
          </table:table-cell>
          <table:table-cell office:value-type="float" office:value="133.84460912525429" table:formula="of:=SUM([.BJ3:.BJ5])" table:style-name="ce1">
            <text:p>133,8446091</text:p>
          </table:table-cell>
          <table:table-cell office:value-type="float" office:value="8.8874745713455411E-2" table:formula="of:=SUM([.BK3:.BK5])" table:style-name="ce1">
            <text:p>0,088874746</text:p>
          </table:table-cell>
          <table:table-cell office:value-type="float" office:value="5166.7655623365299" table:formula="of:=SUM([.BL3:.BL5])" table:style-name="ce1">
            <text:p>5166,765562</text:p>
          </table:table-cell>
          <table:table-cell office:value-type="float" office:value="127.30430107526882" table:formula="of:=SUM([.BM3:.BM5])" table:style-name="ce1">
            <text:p>127,3043011</text:p>
          </table:table-cell>
          <table:table-cell office:value-type="float" office:value="41.532849752978777" table:formula="of:=SUM([.BN3:.BN5])" table:style-name="ce1">
            <text:p>41,53284975</text:p>
          </table:table-cell>
          <table:table-cell office:value-type="float" office:value="6639691.0379831437" table:formula="of:=SUM([.BO3:.BO5])" table:style-name="ce2">
            <text:p>6639691,038</text:p>
          </table:table-cell>
          <table:table-cell office:value-type="float" office:value="173053.44431851208" table:formula="of:=SUM([.BP3:.BP5])" table:style-name="ce2">
            <text:p>173053,4443</text:p>
          </table:table-cell>
          <table:table-cell office:value-type="float" office:value="1.0098160418483" table:formula="of:=SUM([.BQ3:.BQ5])" table:style-name="ce1">
            <text:p>1,009816042</text:p>
          </table:table-cell>
          <table:table-cell office:value-type="float" office:value="21798.901976169716" table:formula="of:=SUM([.BR3:.BR5])" table:style-name="ce1">
            <text:p>21798,90198</text:p>
          </table:table-cell>
          <table:table-cell office:value-type="float" office:value="2950.1775065387969" table:formula="of:=SUM([.BS3:.BS5])" table:style-name="ce1">
            <text:p>2950,177507</text:p>
          </table:table-cell>
          <table:table-cell office:value-type="float" office:value="8.8740773031095635E-2" table:formula="of:=SUM([.BT3:.BT5])" table:style-name="ce1">
            <text:p>0,088740773</text:p>
          </table:table-cell>
          <table:table-cell office:value-type="float" office:value="2442.5492008137171" table:formula="of:=SUM([.BU3:.BU5])" table:style-name="ce1">
            <text:p>2442,549201</text:p>
          </table:table-cell>
          <table:table-cell office:value-type="float" office:value="138.06980528916012" table:formula="of:=SUM([.BV3:.BV5])" table:style-name="ce1">
            <text:p>138,0698053</text:p>
          </table:table-cell>
          <table:table-cell office:value-type="float" office:value="9.2542284219703591E-2" table:formula="of:=SUM([.BW3:.BW5])" table:style-name="ce1">
            <text:p>0,092542284</text:p>
          </table:table-cell>
          <table:table-cell office:value-type="float" office:value="5234.8220575414125" table:formula="of:=SUM([.BX3:.BX5])" table:style-name="ce1">
            <text:p>5234,822058</text:p>
          </table:table-cell>
          <table:table-cell office:value-type="float" office:value="165.9578029642546" table:formula="of:=SUM([.BY3:.BY5])" table:style-name="ce1">
            <text:p>165,957803</text:p>
          </table:table-cell>
          <table:table-cell office:value-type="float" office:value="6.7886660854402814E-2" table:formula="of:=SUM([.BZ3:.BZ5])" table:style-name="ce1">
            <text:p>0,067886661</text:p>
          </table:table-cell>
          <table:table-cell office:value-type="float" office:value="4107.853385643708" table:formula="of:=SUM([.CA3:.CA5])" table:style-name="ce1">
            <text:p>4107,853386</text:p>
          </table:table-cell>
          <table:table-cell office:value-type="float" office:value="106.44068584713746" table:formula="of:=SUM([.CB3:.CB5])" table:style-name="ce1">
            <text:p>106,4406858</text:p>
          </table:table-cell>
          <table:table-cell office:value-type="float" office:value="0.17898198198198198" table:formula="of:=SUM([.CC3:.CC5])" table:style-name="ce1">
            <text:p>0,178981982</text:p>
          </table:table-cell>
          <table:table-cell office:value-type="float" office:value="1440.2574542284219" table:formula="of:=SUM([.CD3:.CD5])" table:style-name="ce1">
            <text:p>1440,257454</text:p>
          </table:table-cell>
          <table:table-cell office:value-type="float" office:value="178.61377506538798" table:formula="of:=SUM([.CE3:.CE5])" table:style-name="ce1">
            <text:p>178,6137751</text:p>
          </table:table-cell>
          <table:table-cell office:value-type="float" office:value="0.10174891020052312" table:formula="of:=SUM([.CF3:.CF5])" table:style-name="ce1">
            <text:p>0,10174891</text:p>
          </table:table-cell>
          <table:table-cell office:value-type="float" office:value="3310.588055797733" table:formula="of:=SUM([.CG3:.CG5])" table:style-name="ce1">
            <text:p>3310,588056</text:p>
          </table:table-cell>
          <table:table-cell office:value-type="float" office:value="284.22185411217669" table:formula="of:=SUM([.CH3:.CH5])" table:style-name="ce1">
            <text:p>284,2218541</text:p>
          </table:table-cell>
          <table:table-cell office:value-type="float" office:value="5.0058703865155485E-2" table:formula="of:=SUM([.CI3:.CI5])" table:style-name="ce1">
            <text:p>0,050058704</text:p>
          </table:table-cell>
          <table:table-cell office:value-type="float" office:value="967.41264167393194" table:formula="of:=SUM([.CJ3:.CJ5])" table:style-name="ce1">
            <text:p>967,4126417</text:p>
          </table:table-cell>
          <table:table-cell office:value-type="float" office:value="48.014646904969482" table:formula="of:=SUM([.CK3:.CK5])" table:style-name="ce1">
            <text:p>48,0146469</text:p>
          </table:table-cell>
          <table:table-cell office:value-type="float" office:value="0.11834030804998549" table:formula="of:=SUM([.CL3:.CL5])" table:style-name="ce1">
            <text:p>0,118340308</text:p>
          </table:table-cell>
          <table:table-cell office:value-type="float" office:value="4235.6209241499564" table:formula="of:=SUM([.CM3:.CM5])" table:style-name="ce1">
            <text:p>4235,620924</text:p>
          </table:table-cell>
          <table:table-cell office:value-type="float" office:value="187.5729148503342" table:formula="of:=SUM([.CN3:.CN5])" table:style-name="ce1">
            <text:p>187,5729149</text:p>
          </table:table-cell>
          <table:table-cell office:value-type="float" office:value="3600" table:formula="of:=SUM([.CO3:.CO5])" table:style-name="ce1">
            <text:p>3600</text:p>
          </table:table-cell>
          <table:table-cell office:value-type="float" office:value="9000707.0057250783" table:formula="of:=SUM([.CP3:.CP5])" table:style-name="ce1">
            <text:p>9000707,006</text:p>
          </table:table-cell>
          <table:table-cell office:value-type="float" office:value="224838.7023830282" table:formula="of:=SUM([.CQ3:.CQ5])" table:style-name="ce1">
            <text:p>224838,7024</text:p>
          </table:table-cell>
          <table:table-cell table:number-columns-repeated="16289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2202848009299628E-2" table:formula="of:=AVERAGE([.B3:.B5])" table:style-name="ce1">
            <text:p>0,022202848</text:p>
          </table:table-cell>
          <table:table-cell office:value-type="float" office:value="456.84973360457229" table:formula="of:=AVERAGE([.C3:.C5])" table:style-name="ce3">
            <text:p>456,8497336</text:p>
          </table:table-cell>
          <table:table-cell office:value-type="float" office:value="53.998789111692339" table:formula="of:=AVERAGE([.D3:.D5])" table:style-name="ce1">
            <text:p>53,99878911</text:p>
          </table:table-cell>
          <table:table-cell office:value-type="float" office:value="1.7767315702799578E-2" table:formula="of:=AVERAGE([.E3:.E5])" table:style-name="ce3">
            <text:p>0,017767316</text:p>
          </table:table-cell>
          <table:table-cell office:value-type="float" office:value="947.71431754334981" table:formula="of:=AVERAGE([.F3:.F5])" table:style-name="ce1">
            <text:p>947,7143175</text:p>
          </table:table-cell>
          <table:table-cell office:value-type="float" office:value="17.239116535890727" table:formula="of:=AVERAGE([.G3:.G5])" table:style-name="ce3">
            <text:p>17,23911654</text:p>
          </table:table-cell>
          <table:table-cell office:value-type="float" office:value="0.32321892860602536" table:formula="of:=AVERAGE([.H3:.H5])" table:style-name="ce1">
            <text:p>0,323218929</text:p>
          </table:table-cell>
          <table:table-cell office:value-type="float" office:value="7543.6564661435623" table:formula="of:=AVERAGE([.I3:.I5])" table:style-name="ce1">
            <text:p>7543,656466</text:p>
          </table:table-cell>
          <table:table-cell office:value-type="float" office:value="217.53218056766443" table:formula="of:=AVERAGE([.J3:.J5])" table:style-name="ce1">
            <text:p>217,5321806</text:p>
          </table:table-cell>
          <table:table-cell office:value-type="float" office:value="0.32448377409667728" table:formula="of:=AVERAGE([.K3:.K5])" table:style-name="ce1">
            <text:p>0,324483774</text:p>
          </table:table-cell>
          <table:table-cell office:value-type="float" office:value="7543.6564661435623" table:formula="of:=AVERAGE([.L3:.L5])" table:style-name="ce1">
            <text:p>7543,656466</text:p>
          </table:table-cell>
          <table:table-cell office:value-type="float" office:value="217.53218056766443" table:formula="of:=AVERAGE([.M3:.M5])" table:style-name="ce1">
            <text:p>217,5321806</text:p>
          </table:table-cell>
          <table:table-cell office:value-type="float" office:value="6.0827182020730397E-2" table:formula="of:=AVERAGE([.N3:.N5])" table:style-name="ce1">
            <text:p>0,060827182</text:p>
          </table:table-cell>
          <table:table-cell office:value-type="float" office:value="480.08581807614064" table:formula="of:=AVERAGE([.O3:.O5])" table:style-name="ce1">
            <text:p>480,0858181</text:p>
          </table:table-cell>
          <table:table-cell office:value-type="float" office:value="59.537925021795992" table:formula="of:=AVERAGE([.P3:.P5])" table:style-name="ce1">
            <text:p>59,53792502</text:p>
          </table:table-cell>
          <table:table-cell office:value-type="float" office:value="3.0727211082049798E-2" table:formula="of:=AVERAGE([.Q3:.Q5])" table:style-name="ce1">
            <text:p>0,030727211</text:p>
          </table:table-cell>
          <table:table-cell office:value-type="float" office:value="1744.9406858471375" table:formula="of:=AVERAGE([.R3:.R5])" table:style-name="ce1">
            <text:p>1744,940686</text:p>
          </table:table-cell>
          <table:table-cell office:value-type="float" office:value="55.319267654751535" table:formula="of:=AVERAGE([.S3:.S5])" table:style-name="ce1">
            <text:p>55,31926765</text:p>
          </table:table-cell>
          <table:table-cell office:value-type="float" office:value="0.10711459846943715" table:formula="of:=AVERAGE([.T3:.T5])" table:style-name="ce1">
            <text:p>0,107114598</text:p>
          </table:table-cell>
          <table:table-cell office:value-type="float" office:value="3616.6578610868933" table:formula="of:=AVERAGE([.U3:.U5])" table:style-name="ce1">
            <text:p>3616,657861</text:p>
          </table:table-cell>
          <table:table-cell office:value-type="float" office:value="497.28723239368401" table:formula="of:=AVERAGE([.V3:.V5])" table:style-name="ce1">
            <text:p>497,2872324</text:p>
          </table:table-cell>
          <table:table-cell office:value-type="float" office:value="5.8947592754044376E-2" table:formula="of:=AVERAGE([.W3:.W5])" table:style-name="ce1">
            <text:p>0,058947593</text:p>
          </table:table-cell>
          <table:table-cell office:value-type="float" office:value="480.08581807614064" table:formula="of:=AVERAGE([.X3:.X5])" table:style-name="ce1">
            <text:p>480,0858181</text:p>
          </table:table-cell>
          <table:table-cell office:value-type="float" office:value="59.537925021795992" table:formula="of:=AVERAGE([.Y3:.Y5])" table:style-name="ce1">
            <text:p>59,53792502</text:p>
          </table:table-cell>
          <table:table-cell office:value-type="float" office:value="1.9676213310084278" table:formula="of:=AVERAGE([.Z3:.Z5])" table:style-name="ce1">
            <text:p>1,967621331</text:p>
          </table:table-cell>
          <table:table-cell office:value-type="float" office:value="81244.979201782422" table:formula="of:=AVERAGE([.AA3:.AA5])" table:style-name="ce1">
            <text:p>81244,9792</text:p>
          </table:table-cell>
          <table:table-cell office:value-type="float" office:value="2030.5710743001066" table:formula="of:=AVERAGE([.AB3:.AB5])" table:style-name="ce1">
            <text:p>2030,571074</text:p>
          </table:table-cell>
          <table:table-cell office:value-type="float" office:value="1.9481832800542473" table:formula="of:=AVERAGE([.AC3:.AC5])" table:style-name="ce1">
            <text:p>1,94818328</text:p>
          </table:table-cell>
          <table:table-cell office:value-type="float" office:value="79274.709532112756" table:formula="of:=AVERAGE([.AD3:.AD5])" table:style-name="ce1">
            <text:p>79274,70953</text:p>
          </table:table-cell>
          <table:table-cell office:value-type="float" office:value="1302.4836869127191" table:formula="of:=AVERAGE([.AE3:.AE5])" table:style-name="ce1">
            <text:p>1302,483687</text:p>
          </table:table-cell>
          <table:table-cell office:value-type="float" office:value="9.2600514385353083" table:formula="of:=AVERAGE([.AF3:.AF5])" table:style-name="ce1">
            <text:p>9,260051439</text:p>
          </table:table-cell>
          <table:table-cell office:value-type="float" office:value="643845.81648745516" table:formula="of:=AVERAGE([.AG3:.AG5])" table:style-name="ce1">
            <text:p>643845,8165</text:p>
          </table:table-cell>
          <table:table-cell office:value-type="float" office:value="14346.68656398334" table:formula="of:=AVERAGE([.AH3:.AH5])" table:style-name="ce1">
            <text:p>14346,68656</text:p>
          </table:table-cell>
          <table:table-cell office:value-type="float" office:value="11.922291969388745" table:formula="of:=AVERAGE([.AI3:.AI5])" table:style-name="ce1">
            <text:p>11,92229197</text:p>
          </table:table-cell>
          <table:table-cell office:value-type="float" office:value="807899.27337983157" table:formula="of:=AVERAGE([.AJ3:.AJ5])" table:style-name="ce1">
            <text:p>807899,2734</text:p>
          </table:table-cell>
          <table:table-cell office:value-type="float" office:value="17606.060854402789" table:formula="of:=AVERAGE([.AK3:.AK5])" table:style-name="ce1">
            <text:p>17606,06085</text:p>
          </table:table-cell>
          <table:table-cell office:value-type="float" office:value="2.0065031483095996" table:formula="of:=AVERAGE([.AL3:.AL5])" table:style-name="ce1">
            <text:p>2,006503148</text:p>
          </table:table-cell>
          <table:table-cell office:value-type="float" office:value="81244.979201782422" table:formula="of:=AVERAGE([.AM3:.AM5])" table:style-name="ce1">
            <text:p>81244,9792</text:p>
          </table:table-cell>
          <table:table-cell office:value-type="float" office:value="2030.5710743001066" table:formula="of:=AVERAGE([.AN3:.AN5])" table:style-name="ce1">
            <text:p>2030,571074</text:p>
          </table:table-cell>
          <table:table-cell office:value-type="float" office:value="2.2992309406180373" table:formula="of:=AVERAGE([.AO3:.AO5])" table:style-name="ce1">
            <text:p>2,299230941</text:p>
          </table:table-cell>
          <table:table-cell office:value-type="float" office:value="79274.709532112756" table:formula="of:=AVERAGE([.AP3:.AP5])" table:style-name="ce1">
            <text:p>79274,70953</text:p>
          </table:table-cell>
          <table:table-cell office:value-type="float" office:value="1302.4836869127191" table:formula="of:=AVERAGE([.AQ3:.AQ5])" table:style-name="ce1">
            <text:p>1302,483687</text:p>
          </table:table-cell>
          <table:table-cell office:value-type="float" office:value="1200" table:formula="of:=AVERAGE([.AR3:.AR5])" table:style-name="ce2">
            <text:p>1200</text:p>
          </table:table-cell>
          <table:table-cell office:value-type="float" office:value="11.908250799186282" table:formula="of:=AVERAGE([.AS3:.AS5])" table:style-name="ce1">
            <text:p>11,9082508</text:p>
          </table:table-cell>
          <table:table-cell office:value-type="float" office:value="807899.27337983157" table:formula="of:=AVERAGE([.AT3:.AT5])" table:style-name="ce1">
            <text:p>807899,2734</text:p>
          </table:table-cell>
          <table:table-cell office:value-type="float" office:value="17606.060854402789" table:formula="of:=AVERAGE([.AU3:.AU5])" table:style-name="ce1">
            <text:p>17606,06085</text:p>
          </table:table-cell>
          <table:table-cell office:value-type="float" office:value="3.5858180761406573E-2" table:formula="of:=AVERAGE([.AV3:.AV5])" table:style-name="ce1">
            <text:p>0,035858181</text:p>
          </table:table-cell>
          <table:table-cell office:value-type="float" office:value="1024.6601084955923" table:formula="of:=AVERAGE([.AW3:.AW5])" table:style-name="ce1">
            <text:p>1024,660108</text:p>
          </table:table-cell>
          <table:table-cell office:value-type="float" office:value="60.520091058800723" table:formula="of:=AVERAGE([.AX3:.AX5])" table:style-name="ce1">
            <text:p>60,52009106</text:p>
          </table:table-cell>
          <table:table-cell office:value-type="float" office:value="3.7367625690206345E-2" table:formula="of:=AVERAGE([.AY3:.AY5])" table:style-name="ce1">
            <text:p>0,037367626</text:p>
          </table:table-cell>
          <table:table-cell office:value-type="float" office:value="1023.3166037004747" table:formula="of:=AVERAGE([.AZ3:.AZ5])" table:style-name="ce1">
            <text:p>1023,316604</text:p>
          </table:table-cell>
          <table:table-cell office:value-type="float" office:value="60.142875133197713" table:formula="of:=AVERAGE([.BA3:.BA5])" table:style-name="ce1">
            <text:p>60,14287513</text:p>
          </table:table-cell>
          <table:table-cell office:value-type="float" office:value="3.4613000096871072E-2" table:formula="of:=AVERAGE([.BB3:.BB5])" table:style-name="ce1">
            <text:p>0,034613</text:p>
          </table:table-cell>
          <table:table-cell office:value-type="float" office:value="1023.3471180858277" table:formula="of:=AVERAGE([.BC3:.BC5])" table:style-name="ce1">
            <text:p>1023,347118</text:p>
          </table:table-cell>
          <table:table-cell office:value-type="float" office:value="60.142875133197713" table:formula="of:=AVERAGE([.BD3:.BD5])" table:style-name="ce1">
            <text:p>60,14287513</text:p>
          </table:table-cell>
          <table:table-cell office:value-type="float" office:value="3.677099680325488E-2" table:formula="of:=AVERAGE([.BE3:.BE5])" table:style-name="ce1">
            <text:p>0,036770997</text:p>
          </table:table-cell>
          <table:table-cell office:value-type="float" office:value="1023.4087280829217" table:formula="of:=AVERAGE([.BF3:.BF5])" table:style-name="ce1">
            <text:p>1023,408728</text:p>
          </table:table-cell>
          <table:table-cell office:value-type="float" office:value="60.216400271238975" table:formula="of:=AVERAGE([.BG3:.BG5])" table:style-name="ce1">
            <text:p>60,21640027</text:p>
          </table:table-cell>
          <table:table-cell office:value-type="float" office:value="2.8478155574929775E-2" table:formula="of:=AVERAGE([.BH3:.BH5])" table:style-name="ce1">
            <text:p>0,028478156</text:p>
          </table:table-cell>
          <table:table-cell office:value-type="float" office:value="631.95689237624731" table:formula="of:=AVERAGE([.BI3:.BI5])" table:style-name="ce1">
            <text:p>631,9568924</text:p>
          </table:table-cell>
          <table:table-cell office:value-type="float" office:value="44.614869708418098" table:formula="of:=AVERAGE([.BJ3:.BJ5])" table:style-name="ce1">
            <text:p>44,61486971</text:p>
          </table:table-cell>
          <table:table-cell office:value-type="float" office:value="2.9624915237818471E-2" table:formula="of:=AVERAGE([.BK3:.BK5])" table:style-name="ce1">
            <text:p>0,029624915</text:p>
          </table:table-cell>
          <table:table-cell office:value-type="float" office:value="1722.25518744551" table:formula="of:=AVERAGE([.BL3:.BL5])" table:style-name="ce1">
            <text:p>1722,255187</text:p>
          </table:table-cell>
          <table:table-cell office:value-type="float" office:value="42.434767025089606" table:formula="of:=AVERAGE([.BM3:.BM5])" table:style-name="ce1">
            <text:p>42,43476703</text:p>
          </table:table-cell>
          <table:table-cell office:value-type="float" office:value="13.844283250992925" table:formula="of:=AVERAGE([.BN3:.BN5])" table:style-name="ce1">
            <text:p>13,84428325</text:p>
          </table:table-cell>
          <table:table-cell office:value-type="float" office:value="2213230.3459943812" table:formula="of:=AVERAGE([.BO3:.BO5])" table:style-name="ce2">
            <text:p>2213230,346</text:p>
          </table:table-cell>
          <table:table-cell office:value-type="float" office:value="57684.481439504023" table:formula="of:=AVERAGE([.BP3:.BP5])" table:style-name="ce2">
            <text:p>57684,48144</text:p>
          </table:table-cell>
          <table:table-cell office:value-type="float" office:value="0.33660534728276664" table:formula="of:=AVERAGE([.BQ3:.BQ5])" table:style-name="ce1">
            <text:p>0,336605347</text:p>
          </table:table-cell>
          <table:table-cell office:value-type="float" office:value="7266.3006587232385" table:formula="of:=AVERAGE([.BR3:.BR5])" table:style-name="ce1">
            <text:p>7266,300659</text:p>
          </table:table-cell>
          <table:table-cell office:value-type="float" office:value="983.39250217959898" table:formula="of:=AVERAGE([.BS3:.BS5])" table:style-name="ce1">
            <text:p>983,3925022</text:p>
          </table:table-cell>
          <table:table-cell office:value-type="float" office:value="2.9580257677031877E-2" table:formula="of:=AVERAGE([.BT3:.BT5])" table:style-name="ce1">
            <text:p>0,029580258</text:p>
          </table:table-cell>
          <table:table-cell office:value-type="float" office:value="814.18306693790566" table:formula="of:=AVERAGE([.BU3:.BU5])" table:style-name="ce1">
            <text:p>814,1830669</text:p>
          </table:table-cell>
          <table:table-cell office:value-type="float" office:value="46.023268429720041" table:formula="of:=AVERAGE([.BV3:.BV5])" table:style-name="ce1">
            <text:p>46,02326843</text:p>
          </table:table-cell>
          <table:table-cell office:value-type="float" office:value="3.0847428073234529E-2" table:formula="of:=AVERAGE([.BW3:.BW5])" table:style-name="ce1">
            <text:p>0,030847428</text:p>
          </table:table-cell>
          <table:table-cell office:value-type="float" office:value="1744.9406858471375" table:formula="of:=AVERAGE([.BX3:.BX5])" table:style-name="ce1">
            <text:p>1744,940686</text:p>
          </table:table-cell>
          <table:table-cell office:value-type="float" office:value="55.319267654751535" table:formula="of:=AVERAGE([.BY3:.BY5])" table:style-name="ce1">
            <text:p>55,31926765</text:p>
          </table:table-cell>
          <table:table-cell office:value-type="float" office:value="2.2628886951467603E-2" table:formula="of:=AVERAGE([.BZ3:.BZ5])" table:style-name="ce1">
            <text:p>0,022628887</text:p>
          </table:table-cell>
          <table:table-cell office:value-type="float" office:value="1369.284461881236" table:formula="of:=AVERAGE([.CA3:.CA5])" table:style-name="ce1">
            <text:p>1369,284462</text:p>
          </table:table-cell>
          <table:table-cell office:value-type="float" office:value="35.480228615712484" table:formula="of:=AVERAGE([.CB3:.CB5])" table:style-name="ce1">
            <text:p>35,48022862</text:p>
          </table:table-cell>
          <table:table-cell office:value-type="float" office:value="5.9660660660660662E-2" table:formula="of:=AVERAGE([.CC3:.CC5])" table:style-name="ce1">
            <text:p>0,059660661</text:p>
          </table:table-cell>
          <table:table-cell office:value-type="float" office:value="480.08581807614064" table:formula="of:=AVERAGE([.CD3:.CD5])" table:style-name="ce1">
            <text:p>480,0858181</text:p>
          </table:table-cell>
          <table:table-cell office:value-type="float" office:value="59.537925021795992" table:formula="of:=AVERAGE([.CE3:.CE5])" table:style-name="ce1">
            <text:p>59,53792502</text:p>
          </table:table-cell>
          <table:table-cell office:value-type="float" office:value="3.3916303400174375E-2" table:formula="of:=AVERAGE([.CF3:.CF5])" table:style-name="ce1">
            <text:p>0,033916303</text:p>
          </table:table-cell>
          <table:table-cell office:value-type="float" office:value="1103.5293519325776" table:formula="of:=AVERAGE([.CG3:.CG5])" table:style-name="ce1">
            <text:p>1103,529352</text:p>
          </table:table-cell>
          <table:table-cell office:value-type="float" office:value="94.740618037392224" table:formula="of:=AVERAGE([.CH3:.CH5])" table:style-name="ce1">
            <text:p>94,74061804</text:p>
          </table:table-cell>
          <table:table-cell office:value-type="float" office:value="1.6686234621718494E-2" table:formula="of:=AVERAGE([.CI3:.CI5])" table:style-name="ce1">
            <text:p>0,016686235</text:p>
          </table:table-cell>
          <table:table-cell office:value-type="float" office:value="322.4708805579773" table:formula="of:=AVERAGE([.CJ3:.CJ5])" table:style-name="ce1">
            <text:p>322,4708806</text:p>
          </table:table-cell>
          <table:table-cell office:value-type="float" office:value="16.004882301656494" table:formula="of:=AVERAGE([.CK3:.CK5])" table:style-name="ce1">
            <text:p>16,0048823</text:p>
          </table:table-cell>
          <table:table-cell office:value-type="float" office:value="3.9446769349995164E-2" table:formula="of:=AVERAGE([.CL3:.CL5])" table:style-name="ce1">
            <text:p>0,039446769</text:p>
          </table:table-cell>
          <table:table-cell office:value-type="float" office:value="1411.8736413833187" table:formula="of:=AVERAGE([.CM3:.CM5])" table:style-name="ce1">
            <text:p>1411,873641</text:p>
          </table:table-cell>
          <table:table-cell office:value-type="float" office:value="62.5243049501114" table:formula="of:=AVERAGE([.CN3:.CN5])" table:style-name="ce1">
            <text:p>62,52430495</text:p>
          </table:table-cell>
          <table:table-cell office:value-type="float" office:value="1200" table:formula="of:=AVERAGE([.CO3:.CO5])" table:style-name="ce1">
            <text:p>1200</text:p>
          </table:table-cell>
          <table:table-cell office:value-type="float" office:value="3000235.6685750261" table:formula="of:=AVERAGE([.CP3:.CP5])" table:style-name="ce1">
            <text:p>3000235,669</text:p>
          </table:table-cell>
          <table:table-cell office:value-type="float" office:value="74946.234127676071" table:formula="of:=AVERAGE([.CQ3:.CQ5])" table:style-name="ce1">
            <text:p>74946,23413</text:p>
          </table:table-cell>
          <table:table-cell table:number-columns-repeated="16289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6.8102689213860338E-3" table:formula="of:=STDEV([.B3:.B5])" table:style-name="ce1">
            <text:p>0,006810269</text:p>
          </table:table-cell>
          <table:table-cell office:value-type="float" office:value="459.87550508611952" table:formula="of:=STDEV([.C3:.C5])" table:style-name="ce1">
            <text:p>459,8755051</text:p>
          </table:table-cell>
          <table:table-cell office:value-type="float" office:value="75.250923879037401" table:formula="of:=STDEV([.D3:.D5])" table:style-name="ce1">
            <text:p>75,25092388</text:p>
          </table:table-cell>
          <table:table-cell office:value-type="float" office:value="3.8133930793513436E-3" table:formula="of:=STDEV([.E3:.E5])" table:style-name="ce1">
            <text:p>0,003813393</text:p>
          </table:table-cell>
          <table:table-cell office:value-type="float" office:value="302.05536626789609" table:formula="of:=STDEV([.F3:.F5])" table:style-name="ce1">
            <text:p>302,0553663</text:p>
          </table:table-cell>
          <table:table-cell office:value-type="float" office:value="14.05603883122391" table:formula="of:=STDEV([.G3:.G5])" table:style-name="ce3">
            <text:p>14,05603883</text:p>
          </table:table-cell>
          <table:table-cell office:value-type="float" office:value="0.37359736394337317" table:formula="of:=STDEV([.H3:.H5])" table:style-name="ce1">
            <text:p>0,373597364</text:p>
          </table:table-cell>
          <table:table-cell office:value-type="float" office:value="9718.7728228161341" table:formula="of:=STDEV([.I3:.I5])" table:style-name="ce1">
            <text:p>9718,772823</text:p>
          </table:table-cell>
          <table:table-cell office:value-type="float" office:value="240.20364013882971" table:formula="of:=STDEV([.J3:.J5])" table:style-name="ce1">
            <text:p>240,2036401</text:p>
          </table:table-cell>
          <table:table-cell office:value-type="float" office:value="0.37330638420184886" table:formula="of:=STDEV([.K3:.K5])" table:style-name="ce1">
            <text:p>0,373306384</text:p>
          </table:table-cell>
          <table:table-cell office:value-type="float" office:value="9718.7728228161341" table:formula="of:=STDEV([.L3:.L5])" table:style-name="ce1">
            <text:p>9718,772823</text:p>
          </table:table-cell>
          <table:table-cell office:value-type="float" office:value="240.20364013882971" table:formula="of:=STDEV([.M3:.M5])" table:style-name="ce1">
            <text:p>240,2036401</text:p>
          </table:table-cell>
          <table:table-cell office:value-type="float" office:value="3.8221061623975913E-2" table:formula="of:=STDEV([.N3:.N5])" table:style-name="ce1">
            <text:p>0,038221062</text:p>
          </table:table-cell>
          <table:table-cell office:value-type="float" office:value="193.80848351991099" table:formula="of:=STDEV([.O3:.O5])" table:style-name="ce3">
            <text:p>193,8084835</text:p>
          </table:table-cell>
          <table:table-cell office:value-type="float" office:value="63.708439102811205" table:formula="of:=STDEV([.P3:.P5])" table:style-name="ce1">
            <text:p>63,7084391</text:p>
          </table:table-cell>
          <table:table-cell office:value-type="float" office:value="1.7218522814860707E-2" table:formula="of:=STDEV([.Q3:.Q5])" table:style-name="ce1">
            <text:p>0,017218523</text:p>
          </table:table-cell>
          <table:table-cell office:value-type="float" office:value="670.71774169174023" table:formula="of:=STDEV([.R3:.R5])" table:style-name="ce1">
            <text:p>670,7177417</text:p>
          </table:table-cell>
          <table:table-cell office:value-type="float" office:value="72.826714750717073" table:formula="of:=STDEV([.S3:.S5])" table:style-name="ce1">
            <text:p>72,82671475</text:p>
          </table:table-cell>
          <table:table-cell office:value-type="float" office:value="9.8945507607625549E-2" table:formula="of:=STDEV([.T3:.T5])" table:style-name="ce1">
            <text:p>0,098945508</text:p>
          </table:table-cell>
          <table:table-cell office:value-type="float" office:value="5413.2841022010143" table:formula="of:=STDEV([.U3:.U5])" table:style-name="ce1">
            <text:p>5413,284102</text:p>
          </table:table-cell>
          <table:table-cell office:value-type="float" office:value="814.47916669642109" table:formula="of:=STDEV([.V3:.V5])" table:style-name="ce1">
            <text:p>814,4791667</text:p>
          </table:table-cell>
          <table:table-cell office:value-type="float" office:value="3.5747562382758766E-2" table:formula="of:=STDEV([.W3:.W5])" table:style-name="ce1">
            <text:p>0,035747562</text:p>
          </table:table-cell>
          <table:table-cell office:value-type="float" office:value="193.80848351991099" table:formula="of:=STDEV([.X3:.X5])" table:style-name="ce3">
            <text:p>193,8084835</text:p>
          </table:table-cell>
          <table:table-cell office:value-type="float" office:value="63.708439102811205" table:formula="of:=STDEV([.Y3:.Y5])" table:style-name="ce1">
            <text:p>63,7084391</text:p>
          </table:table-cell>
          <table:table-cell office:value-type="float" office:value="2.1552745906140487" table:formula="of:=STDEV([.Z3:.Z5])" table:style-name="ce1">
            <text:p>2,155274591</text:p>
          </table:table-cell>
          <table:table-cell office:value-type="float" office:value="105319.23565613457" table:formula="of:=STDEV([.AA3:.AA5])" table:style-name="ce1">
            <text:p>105319,2357</text:p>
          </table:table-cell>
          <table:table-cell office:value-type="float" office:value="1325.8969751543289" table:formula="of:=STDEV([.AB3:.AB5])" table:style-name="ce1">
            <text:p>1325,896975</text:p>
          </table:table-cell>
          <table:table-cell office:value-type="float" office:value="2.2116576783852242" table:formula="of:=STDEV([.AC3:.AC5])" table:style-name="ce1">
            <text:p>2,211657678</text:p>
          </table:table-cell>
          <table:table-cell office:value-type="float" office:value="107294.16622674685" table:formula="of:=STDEV([.AD3:.AD5])" table:style-name="ce1">
            <text:p>107294,1662</text:p>
          </table:table-cell>
          <table:table-cell office:value-type="float" office:value="1516.1816434697116" table:formula="of:=STDEV([.AE3:.AE5])" table:style-name="ce1">
            <text:p>1516,181643</text:p>
          </table:table-cell>
          <table:table-cell office:value-type="float" office:value="14.728696744272618" table:formula="of:=STDEV([.AF3:.AF5])" table:style-name="ce1">
            <text:p>14,72869674</text:p>
          </table:table-cell>
          <table:table-cell office:value-type="float" office:value="1072191.878092149" table:formula="of:=STDEV([.AG3:.AG5])" table:style-name="ce1">
            <text:p>1072191,878</text:p>
          </table:table-cell>
          <table:table-cell office:value-type="float" office:value="23674.982590215513" table:formula="of:=STDEV([.AH3:.AH5])" table:style-name="ce1">
            <text:p>23674,98259</text:p>
          </table:table-cell>
          <table:table-cell office:value-type="float" office:value="19.096051895690508" table:formula="of:=STDEV([.AI3:.AI5])" table:style-name="ce1">
            <text:p>19,0960519</text:p>
          </table:table-cell>
          <table:table-cell office:value-type="float" office:value="1347300.1480273113" table:formula="of:=STDEV([.AJ3:.AJ5])" table:style-name="ce1">
            <text:p>1347300,148</text:p>
          </table:table-cell>
          <table:table-cell office:value-type="float" office:value="29605.360283430429" table:formula="of:=STDEV([.AK3:.AK5])" table:style-name="ce1">
            <text:p>29605,36028</text:p>
          </table:table-cell>
          <table:table-cell office:value-type="float" office:value="2.1528191251947337" table:formula="of:=STDEV([.AL3:.AL5])" table:style-name="ce1">
            <text:p>2,152819125</text:p>
          </table:table-cell>
          <table:table-cell office:value-type="float" office:value="105319.23565613457" table:formula="of:=STDEV([.AM3:.AM5])" table:style-name="ce1">
            <text:p>105319,2357</text:p>
          </table:table-cell>
          <table:table-cell office:value-type="float" office:value="1325.8969751543289" table:formula="of:=STDEV([.AN3:.AN5])" table:style-name="ce1">
            <text:p>1325,896975</text:p>
          </table:table-cell>
          <table:table-cell office:value-type="float" office:value="2.8147679133722701" table:formula="of:=STDEV([.AO3:.AO5])" table:style-name="ce1">
            <text:p>2,814767913</text:p>
          </table:table-cell>
          <table:table-cell office:value-type="float" office:value="107294.16622674685" table:formula="of:=STDEV([.AP3:.AP5])" table:style-name="ce1">
            <text:p>107294,1662</text:p>
          </table:table-cell>
          <table:table-cell office:value-type="float" office:value="1516.1816434697116" table:formula="of:=STDEV([.AQ3:.AQ5])" table:style-name="ce1">
            <text:p>1516,181643</text:p>
          </table:table-cell>
          <table:table-cell office:value-type="float" office:value="0" table:formula="of:=STDEV([.AR3:.AR5])" table:style-name="ce3">
            <text:p>0</text:p>
          </table:table-cell>
          <table:table-cell office:value-type="float" office:value="19.016815961174149" table:formula="of:=STDEV([.AS3:.AS5])" table:style-name="ce1">
            <text:p>19,01681596</text:p>
          </table:table-cell>
          <table:table-cell office:value-type="float" office:value="1347300.1480273113" table:formula="of:=STDEV([.AT3:.AT5])" table:style-name="ce1">
            <text:p>1347300,148</text:p>
          </table:table-cell>
          <table:table-cell office:value-type="float" office:value="29605.360283430429" table:formula="of:=STDEV([.AU3:.AU5])" table:style-name="ce1">
            <text:p>29605,36028</text:p>
          </table:table-cell>
          <table:table-cell office:value-type="float" office:value="9.8811246350143829E-3" table:formula="of:=STDEV([.AV3:.AV5])" table:style-name="ce1">
            <text:p>0,009881125</text:p>
          </table:table-cell>
          <table:table-cell office:value-type="float" office:value="1067.9515266297624" table:formula="of:=STDEV([.AW3:.AW5])" table:style-name="ce1">
            <text:p>1067,951527</text:p>
          </table:table-cell>
          <table:table-cell office:value-type="float" office:value="77.804561665808521" table:formula="of:=STDEV([.AX3:.AX5])" table:style-name="ce1">
            <text:p>77,80456167</text:p>
          </table:table-cell>
          <table:table-cell office:value-type="float" office:value="1.0888354980983214E-2" table:formula="of:=STDEV([.AY3:.AY5])" table:style-name="ce1">
            <text:p>0,010888355</text:p>
          </table:table-cell>
          <table:table-cell office:value-type="float" office:value="1069.0340761858163" table:formula="of:=STDEV([.AZ3:.AZ5])" table:style-name="ce1">
            <text:p>1069,034076</text:p>
          </table:table-cell>
          <table:table-cell office:value-type="float" office:value="78.135029298068616" table:formula="of:=STDEV([.BA3:.BA5])" table:style-name="ce1">
            <text:p>78,1350293</text:p>
          </table:table-cell>
          <table:table-cell office:value-type="float" office:value="9.7702622877218828E-3" table:formula="of:=STDEV([.BB3:.BB5])" table:style-name="ce1">
            <text:p>0,009770262</text:p>
          </table:table-cell>
          <table:table-cell office:value-type="float" office:value="1069.0087873060122" table:formula="of:=STDEV([.BC3:.BC5])" table:style-name="ce1">
            <text:p>1069,008787</text:p>
          </table:table-cell>
          <table:table-cell office:value-type="float" office:value="78.135029298068616" table:formula="of:=STDEV([.BD3:.BD5])" table:style-name="ce1">
            <text:p>78,1350293</text:p>
          </table:table-cell>
          <table:table-cell office:value-type="float" office:value="1.0395721007885324E-2" table:formula="of:=STDEV([.BE3:.BE5])" table:style-name="ce1">
            <text:p>0,010395721</text:p>
          </table:table-cell>
          <table:table-cell office:value-type="float" office:value="1068.9388908004687" table:formula="of:=STDEV([.BF3:.BF5])" table:style-name="ce1">
            <text:p>1068,938891</text:p>
          </table:table-cell>
          <table:table-cell office:value-type="float" office:value="78.066984621731407" table:formula="of:=STDEV([.BG3:.BG5])" table:style-name="ce1">
            <text:p>78,06698462</text:p>
          </table:table-cell>
          <table:table-cell office:value-type="float" office:value="6.7182293078456683E-3" table:formula="of:=STDEV([.BH3:.BH5])" table:style-name="ce1">
            <text:p>0,006718229</text:p>
          </table:table-cell>
          <table:table-cell office:value-type="float" office:value="474.34107807584797" table:formula="of:=STDEV([.BI3:.BI5])" table:style-name="ce1">
            <text:p>474,3410781</text:p>
          </table:table-cell>
          <table:table-cell office:value-type="float" office:value="56.645429878297641" table:formula="of:=STDEV([.BJ3:.BJ5])" table:style-name="ce1">
            <text:p>56,64542988</text:p>
          </table:table-cell>
          <table:table-cell office:value-type="float" office:value="6.2457734200341338E-3" table:formula="of:=STDEV([.BK3:.BK5])" table:style-name="ce1">
            <text:p>0,006245773</text:p>
          </table:table-cell>
          <table:table-cell office:value-type="float" office:value="509.98946147042506" table:formula="of:=STDEV([.BL3:.BL5])" table:style-name="ce1">
            <text:p>509,9894615</text:p>
          </table:table-cell>
          <table:table-cell office:value-type="float" office:value="53.979908373009771" table:formula="of:=STDEV([.BM3:.BM5])" table:style-name="ce1">
            <text:p>53,97990837</text:p>
          </table:table-cell>
          <table:table-cell office:value-type="float" office:value="22.878304279087068" table:formula="of:=STDEV([.BN3:.BN5])" table:style-name="ce2">
            <text:p>22,87830428</text:p>
          </table:table-cell>
          <table:table-cell office:value-type="float" office:value="3669072.9103156026" table:formula="of:=STDEV([.BO3:.BO5])" table:style-name="ce2">
            <text:p>3669072,91</text:p>
          </table:table-cell>
          <table:table-cell office:value-type="float" office:value="98162.869159363938" table:formula="of:=STDEV([.BP3:.BP5])" table:style-name="ce2">
            <text:p>98162,86916</text:p>
          </table:table-cell>
          <table:table-cell office:value-type="float" office:value="0.37513380691911374" table:formula="of:=STDEV([.BQ3:.BQ5])" table:style-name="ce1">
            <text:p>0,375133807</text:p>
          </table:table-cell>
          <table:table-cell office:value-type="float" office:value="10794.662509715157" table:formula="of:=STDEV([.BR3:.BR5])" table:style-name="ce1">
            <text:p>10794,66251</text:p>
          </table:table-cell>
          <table:table-cell office:value-type="float" office:value="1632.1216352824226" table:formula="of:=STDEV([.BS3:.BS5])" table:style-name="ce1">
            <text:p>1632,121635</text:p>
          </table:table-cell>
          <table:table-cell office:value-type="float" office:value="5.1585933160234959E-3" table:formula="of:=STDEV([.BT3:.BT5])" table:style-name="ce1">
            <text:p>0,005158593</text:p>
          </table:table-cell>
          <table:table-cell office:value-type="float" office:value="659.90390896486008" table:formula="of:=STDEV([.BU3:.BU5])" table:style-name="ce1">
            <text:p>659,903909</text:p>
          </table:table-cell>
          <table:table-cell office:value-type="float" office:value="56.246121734175269" table:formula="of:=STDEV([.BV3:.BV5])" table:style-name="ce1">
            <text:p>56,24612173</text:p>
          </table:table-cell>
          <table:table-cell office:value-type="float" office:value="1.5079305040585276E-2" table:formula="of:=STDEV([.BW3:.BW5])" table:style-name="ce1">
            <text:p>0,015079305</text:p>
          </table:table-cell>
          <table:table-cell office:value-type="float" office:value="670.71774169174023" table:formula="of:=STDEV([.BX3:.BX5])" table:style-name="ce1">
            <text:p>670,7177417</text:p>
          </table:table-cell>
          <table:table-cell office:value-type="float" office:value="72.826714750717073" table:formula="of:=STDEV([.BY3:.BY5])" table:style-name="ce1">
            <text:p>72,82671475</text:p>
          </table:table-cell>
          <table:table-cell office:value-type="float" office:value="4.7629886073123923E-3" table:formula="of:=STDEV([.BZ3:.BZ5])" table:style-name="ce1">
            <text:p>0,004762989</text:p>
          </table:table-cell>
          <table:table-cell office:value-type="float" office:value="256.99970730729331" table:formula="of:=STDEV([.CA3:.CA5])" table:style-name="ce1">
            <text:p>256,9997073</text:p>
          </table:table-cell>
          <table:table-cell office:value-type="float" office:value="39.511980405506208" table:formula="of:=STDEV([.CB3:.CB5])" table:style-name="ce1">
            <text:p>39,51198041</text:p>
          </table:table-cell>
          <table:table-cell office:value-type="float" office:value="3.65787248440856E-2" table:formula="of:=STDEV([.CC3:.CC5])" table:style-name="ce1">
            <text:p>0,036578725</text:p>
          </table:table-cell>
          <table:table-cell office:value-type="float" office:value="193.80848351991099" table:formula="of:=STDEV([.CD3:.CD5])" table:style-name="ce3">
            <text:p>193,8084835</text:p>
          </table:table-cell>
          <table:table-cell office:value-type="float" office:value="63.708439102811205" table:formula="of:=STDEV([.CE3:.CE5])" table:style-name="ce1">
            <text:p>63,7084391</text:p>
          </table:table-cell>
          <table:table-cell office:value-type="float" office:value="5.7842723823145707E-3" table:formula="of:=STDEV([.CF3:.CF5])" table:style-name="ce1">
            <text:p>0,005784272</text:p>
          </table:table-cell>
          <table:table-cell office:value-type="float" office:value="1041.8884729118208" table:formula="of:=STDEV([.CG3:.CG5])" table:style-name="ce1">
            <text:p>1041,888473</text:p>
          </table:table-cell>
          <table:table-cell office:value-type="float" office:value="132.9576058025884" table:formula="of:=STDEV([.CH3:.CH5])" table:style-name="ce1">
            <text:p>132,9576058</text:p>
          </table:table-cell>
          <table:table-cell office:value-type="float" office:value="1.9479783378774573E-3" table:formula="of:=STDEV([.CI3:.CI5])" table:style-name="ce1">
            <text:p>0,001947978</text:p>
          </table:table-cell>
          <table:table-cell office:value-type="float" office:value="244.5487559636928" table:formula="of:=STDEV([.CJ3:.CJ5])" table:style-name="ce1">
            <text:p>244,548756</text:p>
          </table:table-cell>
          <table:table-cell office:value-type="float" office:value="14.245263579780691" table:formula="of:=STDEV([.CK3:.CK5])" table:style-name="ce1">
            <text:p>14,24526358</text:p>
          </table:table-cell>
          <table:table-cell office:value-type="float" office:value="1.2534283126094005E-2" table:formula="of:=STDEV([.CL3:.CL5])" table:style-name="ce1">
            <text:p>0,012534283</text:p>
          </table:table-cell>
          <table:table-cell office:value-type="float" office:value="912.49295667498325" table:formula="of:=STDEV([.CM3:.CM5])" table:style-name="ce1">
            <text:p>912,4929567</text:p>
          </table:table-cell>
          <table:table-cell office:value-type="float" office:value="76.326868625648657" table:formula="of:=STDEV([.CN3:.CN5])" table:style-name="ce1">
            <text:p>76,32686863</text:p>
          </table:table-cell>
          <table:table-cell office:value-type="float" office:value="0" table:formula="of:=STDEV([.CO3:.CO5])" table:style-name="ce1">
            <text:p>0</text:p>
          </table:table-cell>
          <table:table-cell office:value-type="float" office:value="3178188.903734372" table:formula="of:=STDEV([.CP3:.CP5])" table:style-name="ce1">
            <text:p>3178188,904</text:p>
          </table:table-cell>
          <table:table-cell office:value-type="float" office:value="86850.195639359008" table:formula="of:=STDEV([.CQ3:.CQ5])" table:style-name="ce1">
            <text:p>86850,19564</text:p>
          </table:table-cell>
          <table:table-cell table:number-columns-repeated="16289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1.4757561246558326E-2" table:formula="of:=SUM(([.B3:.B5]-[.$CI3:.$CI5])^2)^0.5" table:number-matrix-columns-spanned="1" table:number-matrix-rows-spanned="1" table:style-name="ce1">
            <text:p>0,014757561</text:p>
          </table:table-cell>
          <table:table-cell office:value-type="float" office:value="386.6030351930022" table:formula="of:=SUM(([.C3:.C5]-[.$CJ3:.$CJ5])^2)^0.5" table:number-matrix-columns-spanned="1" table:number-matrix-rows-spanned="1" table:style-name="ce3">
            <text:p>386,6030352</text:p>
          </table:table-cell>
          <table:table-cell office:value-type="float" office:value="109.5278150499979" table:formula="of:=SUM(([.D3:.D5]-[.$CK3:.$CK5])^2)^0.5" table:number-matrix-columns-spanned="1" table:number-matrix-rows-spanned="1" table:style-name="ce1">
            <text:p>109,527815</text:p>
          </table:table-cell>
          <table:table-cell office:value-type="float" office:value="3.2432432432432448E-3" table:formula="of:=SUM(([.E3:.E5]-[.$CI3:.$CI5])^2)^0.5" table:number-matrix-columns-spanned="1" table:number-matrix-rows-spanned="1" table:style-name="ce3">
            <text:p>0,003243243</text:p>
          </table:table-cell>
          <table:table-cell office:value-type="float" office:value="1195.4448721677479" table:formula="of:=SUM(([.F3:.F5]-[.$CJ3:.$CJ5])^2)^0.5" table:number-matrix-columns-spanned="1" table:number-matrix-rows-spanned="1" table:style-name="ce1">
            <text:p>1195,444872</text:p>
          </table:table-cell>
          <table:table-cell office:value-type="float" office:value="3.7027027027027035" table:formula="of:=SUM(([.G3:.G5]-[.$CK3:.$CK5])^2)^0.5" table:number-matrix-columns-spanned="1" table:number-matrix-rows-spanned="1" table:style-name="ce3">
            <text:p>3,702702703</text:p>
          </table:table-cell>
          <table:table-cell office:value-type="float" office:value="0.74979637182476833" table:formula="of:=SUM(([.H3:.H5]-[.$CI3:.$CI5])^2)^0.5" table:number-matrix-columns-spanned="1" table:number-matrix-rows-spanned="1" table:style-name="ce1">
            <text:p>0,749796372</text:p>
          </table:table-cell>
          <table:table-cell office:value-type="float" office:value="18329.179992620237" table:formula="of:=SUM(([.I3:.I5]-[.$CJ3:.$CJ5])^2)^0.5" table:number-matrix-columns-spanned="1" table:number-matrix-rows-spanned="1" table:style-name="ce1">
            <text:p>18329,17999</text:p>
          </table:table-cell>
          <table:table-cell office:value-type="float" office:value="473.23856458282694" table:formula="of:=SUM(([.J3:.J5]-[.$CK3:.$CK5])^2)^0.5" table:number-matrix-columns-spanned="1" table:number-matrix-rows-spanned="1" table:style-name="ce1">
            <text:p>473,2385646</text:p>
          </table:table-cell>
          <table:table-cell office:value-type="float" office:value="0.7510489120570577" table:formula="of:=SUM(([.K3:.K5]-[.$CI3:.$CI5])^2)^0.5" table:number-matrix-columns-spanned="1" table:number-matrix-rows-spanned="1" table:style-name="ce1">
            <text:p>0,751048912</text:p>
          </table:table-cell>
          <table:table-cell office:value-type="float" office:value="18329.179992620237" table:formula="of:=SUM(([.L3:.L5]-[.$CJ3:.$CJ5])^2)^0.5" table:number-matrix-columns-spanned="1" table:number-matrix-rows-spanned="1" table:style-name="ce1">
            <text:p>18329,17999</text:p>
          </table:table-cell>
          <table:table-cell office:value-type="float" office:value="473.23856458282694" table:formula="of:=SUM(([.M3:.M5]-[.$CK3:.$CK5])^2)^0.5" table:number-matrix-columns-spanned="1" table:number-matrix-rows-spanned="1" table:style-name="ce1">
            <text:p>473,2385646</text:p>
          </table:table-cell>
          <table:table-cell office:value-type="float" office:value="9.4728875161804338E-2" table:formula="of:=SUM(([.N3:.N5]-[.$CI3:.$CI5])^2)^0.5" table:number-matrix-columns-spanned="1" table:number-matrix-rows-spanned="1" table:style-name="ce1">
            <text:p>0,094728875</text:p>
          </table:table-cell>
          <table:table-cell office:value-type="float" office:value="446.53491700433398" table:formula="of:=SUM(([.O3:.O5]-[.$CJ3:.$CJ5])^2)^0.5" table:number-matrix-columns-spanned="1" table:number-matrix-rows-spanned="1" table:style-name="ce1">
            <text:p>446,534917</text:p>
          </table:table-cell>
          <table:table-cell office:value-type="float" office:value="103.67524962709932" table:formula="of:=SUM(([.P3:.P5]-[.$CK3:.$CK5])^2)^0.5" table:number-matrix-columns-spanned="1" table:number-matrix-rows-spanned="1" table:style-name="ce1">
            <text:p>103,6752496</text:p>
          </table:table-cell>
          <table:table-cell office:value-type="float" office:value="3.5408554976338678E-2" table:formula="of:=SUM(([.Q3:.Q5]-[.$CI3:.$CI5])^2)^0.5" table:number-matrix-columns-spanned="1" table:number-matrix-rows-spanned="1" table:style-name="ce1">
            <text:p>0,035408555</text:p>
          </table:table-cell>
          <table:table-cell office:value-type="float" office:value="2543.7306017094193" table:formula="of:=SUM(([.R3:.R5]-[.$CJ3:.$CJ5])^2)^0.5" table:number-matrix-columns-spanned="1" table:number-matrix-rows-spanned="1" table:style-name="ce1">
            <text:p>2543,730602</text:p>
          </table:table-cell>
          <table:table-cell office:value-type="float" office:value="107.78935877065572" table:formula="of:=SUM(([.S3:.S5]-[.$CK3:.$CK5])^2)^0.5" table:number-matrix-columns-spanned="1" table:number-matrix-rows-spanned="1" table:style-name="ce1">
            <text:p>107,7893588</text:p>
          </table:table-cell>
          <table:table-cell office:value-type="float" office:value="0.21149337035976565" table:formula="of:=SUM(([.T3:.T5]-[.$CI3:.$CI5])^2)^0.5" table:number-matrix-columns-spanned="1" table:number-matrix-rows-spanned="1" table:style-name="ce1">
            <text:p>0,21149337</text:p>
          </table:table-cell>
          <table:table-cell office:value-type="float" office:value="9280.3270035521637" table:formula="of:=SUM(([.U3:.U5]-[.$CJ3:.$CJ5])^2)^0.5" table:number-matrix-columns-spanned="1" table:number-matrix-rows-spanned="1" table:style-name="ce1">
            <text:p>9280,327004</text:p>
          </table:table-cell>
          <table:table-cell office:value-type="float" office:value="1406.6370071527795" table:formula="of:=SUM(([.V3:.V5]-[.$CK3:.$CK5])^2)^0.5" table:number-matrix-columns-spanned="1" table:number-matrix-rows-spanned="1" table:style-name="ce1">
            <text:p>1406,637007</text:p>
          </table:table-cell>
          <table:table-cell office:value-type="float" office:value="9.0088153786693118E-2" table:formula="of:=SUM(([.W3:.W5]-[.$CI3:.$CI5])^2)^0.5" table:number-matrix-columns-spanned="1" table:number-matrix-rows-spanned="1" table:style-name="ce1">
            <text:p>0,090088154</text:p>
          </table:table-cell>
          <table:table-cell office:value-type="float" office:value="446.53491700433398" table:formula="of:=SUM(([.X3:.X5]-[.$CJ3:.$CJ5])^2)^0.5" table:number-matrix-columns-spanned="1" table:number-matrix-rows-spanned="1" table:style-name="ce1">
            <text:p>446,534917</text:p>
          </table:table-cell>
          <table:table-cell office:value-type="float" office:value="103.67524962709932" table:formula="of:=SUM(([.Y3:.Y5]-[.$CK3:.$CK5])^2)^0.5" table:number-matrix-columns-spanned="1" table:number-matrix-rows-spanned="1" table:style-name="ce1">
            <text:p>103,6752496</text:p>
          </table:table-cell>
          <table:table-cell office:value-type="float" office:value="4.5512575407043441" table:formula="of:=SUM(([.Z3:.Z5]-[.$CI3:.$CI5])^2)^0.5" table:number-matrix-columns-spanned="1" table:number-matrix-rows-spanned="1" table:style-name="ce1">
            <text:p>4,551257541</text:p>
          </table:table-cell>
          <table:table-cell office:value-type="float" office:value="204698.4236062289" table:formula="of:=SUM(([.AA3:.AA5]-[.$CJ3:.$CJ5])^2)^0.5" table:number-matrix-columns-spanned="1" table:number-matrix-rows-spanned="1" table:style-name="ce1">
            <text:p>204698,4236</text:p>
          </table:table-cell>
          <table:table-cell office:value-type="float" office:value="3961.6820325620474" table:formula="of:=SUM(([.AB3:.AB5]-[.$CK3:.$CK5])^2)^0.5" table:number-matrix-columns-spanned="1" table:number-matrix-rows-spanned="1" table:style-name="ce1">
            <text:p>3961,682033</text:p>
          </table:table-cell>
          <table:table-cell office:value-type="float" office:value="4.5803489759045162" table:formula="of:=SUM(([.AC3:.AC5]-[.$CI3:.$CI5])^2)^0.5" table:number-matrix-columns-spanned="1" table:number-matrix-rows-spanned="1" table:style-name="ce1">
            <text:p>4,580348976</text:p>
          </table:table-cell>
          <table:table-cell office:value-type="float" office:value="204450.58676417675" table:formula="of:=SUM(([.AD3:.AD5]-[.$CJ3:.$CJ5])^2)^0.5" table:number-matrix-columns-spanned="1" table:number-matrix-rows-spanned="1" table:style-name="ce1">
            <text:p>204450,5868</text:p>
          </table:table-cell>
          <table:table-cell office:value-type="float" office:value="3103.765551879741" table:formula="of:=SUM(([.AE3:.AE5]-[.$CK3:.$CK5])^2)^0.5" table:number-matrix-columns-spanned="1" table:number-matrix-rows-spanned="1" table:style-name="ce1">
            <text:p>3103,765552</text:p>
          </table:table-cell>
          <table:table-cell office:value-type="float" office:value="26.272271769647787" table:formula="of:=SUM(([.AF3:.AF5]-[.$CI3:.$CI5])^2)^0.5" table:number-matrix-columns-spanned="1" table:number-matrix-rows-spanned="1" table:style-name="ce1">
            <text:p>26,27227177</text:p>
          </table:table-cell>
          <table:table-cell office:value-type="float" office:value="1882085.6583654096" table:formula="of:=SUM(([.AG3:.AG5]-[.$CJ3:.$CJ5])^2)^0.5" table:number-matrix-columns-spanned="1" table:number-matrix-rows-spanned="1" table:style-name="ce1">
            <text:p>1882085,658</text:p>
          </table:table-cell>
          <table:table-cell office:value-type="float" office:value="41691.306370572172" table:formula="of:=SUM(([.AH3:.AH5]-[.$CK3:.$CK5])^2)^0.5" table:number-matrix-columns-spanned="1" table:number-matrix-rows-spanned="1" table:style-name="ce1">
            <text:p>41691,30637</text:p>
          </table:table-cell>
          <table:table-cell office:value-type="float" office:value="33.979486459077954" table:formula="of:=SUM(([.AI3:.AI5]-[.$CI3:.$CI5])^2)^0.5" table:number-matrix-columns-spanned="1" table:number-matrix-rows-spanned="1" table:style-name="ce1">
            <text:p>33,97948646</text:p>
          </table:table-cell>
          <table:table-cell office:value-type="float" office:value="2363861.4718101551" table:formula="of:=SUM(([.AJ3:.AJ5]-[.$CJ3:.$CJ5])^2)^0.5" table:number-matrix-columns-spanned="1" table:number-matrix-rows-spanned="1" table:style-name="ce1">
            <text:p>2363861,472</text:p>
          </table:table-cell>
          <table:table-cell office:value-type="float" office:value="51792.72146198064" table:formula="of:=SUM(([.AK3:.AK5]-[.$CK3:.$CK5])^2)^0.5" table:number-matrix-columns-spanned="1" table:number-matrix-rows-spanned="1" table:style-name="ce1">
            <text:p>51792,72146</text:p>
          </table:table-cell>
          <table:table-cell office:value-type="float" office:value="4.5991535408263049" table:formula="of:=SUM(([.AL3:.AL5]-[.$CI3:.$CI5])^2)^0.5" table:number-matrix-columns-spanned="1" table:number-matrix-rows-spanned="1" table:style-name="ce1">
            <text:p>4,599153541</text:p>
          </table:table-cell>
          <table:table-cell office:value-type="float" office:value="204698.4236062289" table:formula="of:=SUM(([.AM3:.AM5]-[.$CJ3:.$CJ5])^2)^0.5" table:number-matrix-columns-spanned="1" table:number-matrix-rows-spanned="1" table:style-name="ce1">
            <text:p>204698,4236</text:p>
          </table:table-cell>
          <table:table-cell office:value-type="float" office:value="3961.6820325620474" table:formula="of:=SUM(([.AN3:.AN5]-[.$CK3:.$CK5])^2)^0.5" table:number-matrix-columns-spanned="1" table:number-matrix-rows-spanned="1" table:style-name="ce1">
            <text:p>3961,682033</text:p>
          </table:table-cell>
          <table:table-cell office:value-type="float" office:value="5.6109291424426999" table:formula="of:=SUM(([.AO3:.AO5]-[.$CI3:.$CI5])^2)^0.5" table:number-matrix-columns-spanned="1" table:number-matrix-rows-spanned="1" table:style-name="ce1">
            <text:p>5,610929142</text:p>
          </table:table-cell>
          <table:table-cell office:value-type="float" office:value="204450.58676417675" table:formula="of:=SUM(([.AP3:.AP5]-[.$CJ3:.$CJ5])^2)^0.5" table:number-matrix-columns-spanned="1" table:number-matrix-rows-spanned="1" table:style-name="ce1">
            <text:p>204450,5868</text:p>
          </table:table-cell>
          <table:table-cell office:value-type="float" office:value="3103.765551879741" table:formula="of:=SUM(([.AQ3:.AQ5]-[.$CK3:.$CK5])^2)^0.5" table:number-matrix-columns-spanned="1" table:number-matrix-rows-spanned="1" table:style-name="ce1">
            <text:p>3103,765552</text:p>
          </table:table-cell>
          <table:table-cell office:value-type="float" office:value="2078.4320676783268" table:formula="of:=SUM(([.AR3:.AR5]-[.$CI3:.$CI5])^2)^0.5" table:number-matrix-columns-spanned="1" table:number-matrix-rows-spanned="1" table:style-name="ce2">
            <text:p>2078,432068</text:p>
          </table:table-cell>
          <table:table-cell office:value-type="float" office:value="33.875700055984261" table:formula="of:=SUM(([.AS3:.AS5]-[.$CI3:.$CI5])^2)^0.5" table:number-matrix-columns-spanned="1" table:number-matrix-rows-spanned="1" table:style-name="ce1">
            <text:p>33,87570006</text:p>
          </table:table-cell>
          <table:table-cell office:value-type="float" office:value="2363861.4718101551" table:formula="of:=SUM(([.AT3:.AT5]-[.$CJ3:.$CJ5])^2)^0.5" table:number-matrix-columns-spanned="1" table:number-matrix-rows-spanned="1" table:style-name="ce1">
            <text:p>2363861,472</text:p>
          </table:table-cell>
          <table:table-cell office:value-type="float" office:value="51792.72146198064" table:formula="of:=SUM(([.AU3:.AU5]-[.$CK3:.$CK5])^2)^0.5" table:number-matrix-columns-spanned="1" table:number-matrix-rows-spanned="1" table:style-name="ce1">
            <text:p>51792,72146</text:p>
          </table:table-cell>
          <table:table-cell office:value-type="float" office:value="3.7171088271816852E-2" table:formula="of:=SUM(([.AV3:.AV5]-[.$CI3:.$CI5])^2)^0.5" table:number-matrix-columns-spanned="1" table:number-matrix-rows-spanned="1" table:style-name="ce1">
            <text:p>0,037171088</text:p>
          </table:table-cell>
          <table:table-cell office:value-type="float" office:value="1693.2041172790059" table:formula="of:=SUM(([.AW3:.AW5]-[.$CJ3:.$CJ5])^2)^0.5" table:number-matrix-columns-spanned="1" table:number-matrix-rows-spanned="1" table:style-name="ce1">
            <text:p>1693,204117</text:p>
          </table:table-cell>
          <table:table-cell office:value-type="float" office:value="119.29417215367177" table:formula="of:=SUM(([.AX3:.AX5]-[.$CK3:.$CK5])^2)^0.5" table:number-matrix-columns-spanned="1" table:number-matrix-rows-spanned="1" table:style-name="ce1">
            <text:p>119,2941722</text:p>
          </table:table-cell>
          <table:table-cell office:value-type="float" office:value="4.0151915510824455E-2" table:formula="of:=SUM(([.AY3:.AY5]-[.$CI3:.$CI5])^2)^0.5" table:number-matrix-columns-spanned="1" table:number-matrix-rows-spanned="1" table:style-name="ce1">
            <text:p>0,040151916</text:p>
          </table:table-cell>
          <table:table-cell office:value-type="float" office:value="1692.4980120375133" table:formula="of:=SUM(([.AZ3:.AZ5]-[.$CJ3:.$CJ5])^2)^0.5" table:number-matrix-columns-spanned="1" table:number-matrix-rows-spanned="1" table:style-name="ce1">
            <text:p>1692,498012</text:p>
          </table:table-cell>
          <table:table-cell office:value-type="float" office:value="119.22595058196224" table:formula="of:=SUM(([.BA3:.BA5]-[.$CK3:.$CK5])^2)^0.5" table:number-matrix-columns-spanned="1" table:number-matrix-rows-spanned="1" table:style-name="ce1">
            <text:p>119,2259506</text:p>
          </table:table-cell>
          <table:table-cell office:value-type="float" office:value="3.516521431129823E-2" table:formula="of:=SUM(([.BB3:.BB5]-[.$CI3:.$CI5])^2)^0.5" table:number-matrix-columns-spanned="1" table:number-matrix-rows-spanned="1" table:style-name="ce1">
            <text:p>0,035165214</text:p>
          </table:table-cell>
          <table:table-cell office:value-type="float" office:value="1692.5124864401523" table:formula="of:=SUM(([.BC3:.BC5]-[.$CJ3:.$CJ5])^2)^0.5" table:number-matrix-columns-spanned="1" table:number-matrix-rows-spanned="1" table:style-name="ce1">
            <text:p>1692,512486</text:p>
          </table:table-cell>
          <table:table-cell office:value-type="float" office:value="119.22595058196224" table:formula="of:=SUM(([.BD3:.BD5]-[.$CK3:.$CK5])^2)^0.5" table:number-matrix-columns-spanned="1" table:number-matrix-rows-spanned="1" table:style-name="ce1">
            <text:p>119,2259506</text:p>
          </table:table-cell>
          <table:table-cell office:value-type="float" office:value="3.8849789719004282E-2" table:formula="of:=SUM(([.BE3:.BE5]-[.$CI3:.$CI5])^2)^0.5" table:number-matrix-columns-spanned="1" table:number-matrix-rows-spanned="1" table:style-name="ce1">
            <text:p>0,03884979</text:p>
          </table:table-cell>
          <table:table-cell office:value-type="float" office:value="1692.5004777200381" table:formula="of:=SUM(([.BF3:.BF5]-[.$CJ3:.$CJ5])^2)^0.5" table:number-matrix-columns-spanned="1" table:number-matrix-rows-spanned="1" table:style-name="ce1">
            <text:p>1692,500478</text:p>
          </table:table-cell>
          <table:table-cell office:value-type="float" office:value="119.23977629643308" table:formula="of:=SUM(([.BG3:.BG5]-[.$CK3:.$CK5])^2)^0.5" table:number-matrix-columns-spanned="1" table:number-matrix-rows-spanned="1" table:style-name="ce1">
            <text:p>119,2397763</text:p>
          </table:table-cell>
          <table:table-cell office:value-type="float" office:value="2.3818679960826716E-2" table:formula="of:=SUM(([.BH3:.BH5]-[.$CI3:.$CI5])^2)^0.5" table:number-matrix-columns-spanned="1" table:number-matrix-rows-spanned="1" table:style-name="ce1">
            <text:p>0,02381868</text:p>
          </table:table-cell>
          <table:table-cell office:value-type="float" office:value="633.77879471052483" table:formula="of:=SUM(([.BI3:.BI5]-[.$CJ3:.$CJ5])^2)^0.5" table:number-matrix-columns-spanned="1" table:number-matrix-rows-spanned="1" table:style-name="ce1">
            <text:p>633,7787947</text:p>
          </table:table-cell>
          <table:table-cell office:value-type="float" office:value="78.824082269861037" table:formula="of:=SUM(([.BJ3:.BJ5]-[.$CK3:.$CK5])^2)^0.5" table:number-matrix-columns-spanned="1" table:number-matrix-rows-spanned="1" table:style-name="ce1">
            <text:p>78,82408227</text:p>
          </table:table-cell>
          <table:table-cell office:value-type="float" office:value="2.5150424782829511E-2" table:formula="of:=SUM(([.BK3:.BK5]-[.$CI3:.$CI5])^2)^0.5" table:number-matrix-columns-spanned="1" table:number-matrix-rows-spanned="1" table:style-name="ce1">
            <text:p>0,025150425</text:p>
          </table:table-cell>
          <table:table-cell office:value-type="float" office:value="2551.6370971165243" table:formula="of:=SUM(([.BL3:.BL5]-[.$CJ3:.$CJ5])^2)^0.5" table:number-matrix-columns-spanned="1" table:number-matrix-rows-spanned="1" table:style-name="ce1">
            <text:p>2551,637097</text:p>
          </table:table-cell>
          <table:table-cell office:value-type="float" office:value="73.171292860650084" table:formula="of:=SUM(([.BM3:.BM5]-[.$CK3:.$CK5])^2)^0.5" table:number-matrix-columns-spanned="1" table:number-matrix-rows-spanned="1" table:style-name="ce1">
            <text:p>73,17129286</text:p>
          </table:table-cell>
          <table:table-cell office:value-type="float" office:value="40.255985429304843" table:formula="of:=SUM(([.BN3:.BN5]-[.$CI3:.$CI5])^2)^0.5" table:number-matrix-columns-spanned="1" table:number-matrix-rows-spanned="1" table:style-name="ce1">
            <text:p>40,25598543</text:p>
          </table:table-cell>
          <table:table-cell office:value-type="float" office:value="6450700.2715392439" table:formula="of:=SUM(([.BO3:.BO5]-[.$CJ3:.$CJ5])^2)^0.5" table:number-matrix-columns-spanned="1" table:number-matrix-rows-spanned="1" table:style-name="ce2">
            <text:p>6450700,272</text:p>
          </table:table-cell>
          <table:table-cell office:value-type="float" office:value="171007.61020515082" table:formula="of:=SUM(([.BP3:.BP5]-[.$CK3:.$CK5])^2)^0.5" table:number-matrix-columns-spanned="1" table:number-matrix-rows-spanned="1" table:style-name="ce2">
            <text:p>171007,6102</text:p>
          </table:table-cell>
          <table:table-cell office:value-type="float" office:value="0.76810553275676274" table:formula="of:=SUM(([.BQ3:.BQ5]-[.$CI3:.$CI5])^2)^0.5" table:number-matrix-columns-spanned="1" table:number-matrix-rows-spanned="1" table:style-name="ce1">
            <text:p>0,768105533</text:p>
          </table:table-cell>
          <table:table-cell office:value-type="float" office:value="19166.635982731772" table:formula="of:=SUM(([.BR3:.BR5]-[.$CJ3:.$CJ5])^2)^0.5" table:number-matrix-columns-spanned="1" table:number-matrix-rows-spanned="1" table:style-name="ce1">
            <text:p>19166,63598</text:p>
          </table:table-cell>
          <table:table-cell office:value-type="float" office:value="2836.908551961134" table:formula="of:=SUM(([.BS3:.BS5]-[.$CK3:.$CK5])^2)^0.5" table:number-matrix-columns-spanned="1" table:number-matrix-rows-spanned="1" table:style-name="ce1">
            <text:p>2836,908552</text:p>
          </table:table-cell>
          <table:table-cell office:value-type="float" office:value="2.4485266619136286E-2" table:formula="of:=SUM(([.BT3:.BT5]-[.$CI3:.$CI5])^2)^0.5" table:number-matrix-columns-spanned="1" table:number-matrix-rows-spanned="1" table:style-name="ce1">
            <text:p>0,024485267</text:p>
          </table:table-cell>
          <table:table-cell office:value-type="float" office:value="1040.6661707115557" table:formula="of:=SUM(([.BU3:.BU5]-[.$CJ3:.$CJ5])^2)^0.5" table:number-matrix-columns-spanned="1" table:number-matrix-rows-spanned="1" table:style-name="ce1">
            <text:p>1040,666171</text:p>
          </table:table-cell>
          <table:table-cell office:value-type="float" office:value="79.860766786947892" table:formula="of:=SUM(([.BV3:.BV5]-[.$CK3:.$CK5])^2)^0.5" table:number-matrix-columns-spanned="1" table:number-matrix-rows-spanned="1" table:style-name="ce1">
            <text:p>79,86076679</text:p>
          </table:table-cell>
          <table:table-cell office:value-type="float" office:value="3.3428278082520614E-2" table:formula="of:=SUM(([.BW3:.BW5]-[.$CI3:.$CI5])^2)^0.5" table:number-matrix-columns-spanned="1" table:number-matrix-rows-spanned="1" table:style-name="ce1">
            <text:p>0,033428278</text:p>
          </table:table-cell>
          <table:table-cell office:value-type="float" office:value="2543.7306017094193" table:formula="of:=SUM(([.BX3:.BX5]-[.$CJ3:.$CJ5])^2)^0.5" table:number-matrix-columns-spanned="1" table:number-matrix-rows-spanned="1" table:style-name="ce1">
            <text:p>2543,730602</text:p>
          </table:table-cell>
          <table:table-cell office:value-type="float" office:value="107.78935877065572" table:formula="of:=SUM(([.BY3:.BY5]-[.$CK3:.$CK5])^2)^0.5" table:number-matrix-columns-spanned="1" table:number-matrix-rows-spanned="1" table:style-name="ce1">
            <text:p>107,7893588</text:p>
          </table:table-cell>
          <table:table-cell office:value-type="float" office:value="1.3677842016868348E-2" table:formula="of:=SUM(([.BZ3:.BZ5]-[.$CI3:.$CI5])^2)^0.5" table:number-matrix-columns-spanned="1" table:number-matrix-rows-spanned="1" table:style-name="ce1">
            <text:p>0,013677842</text:p>
          </table:table-cell>
          <table:table-cell office:value-type="float" office:value="1846.5430931436376" table:formula="of:=SUM(([.CA3:.CA5]-[.$CJ3:.$CJ5])^2)^0.5" table:number-matrix-columns-spanned="1" table:number-matrix-rows-spanned="1" table:style-name="ce1">
            <text:p>1846,543093</text:p>
          </table:table-cell>
          <table:table-cell office:value-type="float" office:value="49.3831363003017" table:formula="of:=SUM(([.CB3:.CB5]-[.$CK3:.$CK5])^2)^0.5" table:number-matrix-columns-spanned="1" table:number-matrix-rows-spanned="1" table:style-name="ce1">
            <text:p>49,3831363</text:p>
          </table:table-cell>
          <table:table-cell office:value-type="float" office:value="9.1696353420536794E-2" table:formula="of:=SUM(([.CC3:.CC5]-[.$CI3:.$CI5])^2)^0.5" table:number-matrix-columns-spanned="1" table:number-matrix-rows-spanned="1" table:style-name="ce1">
            <text:p>0,091696353</text:p>
          </table:table-cell>
          <table:table-cell office:value-type="float" office:value="446.53491700433398" table:formula="of:=SUM(([.CD3:.CD5]-[.$CJ3:.$CJ5])^2)^0.5" table:number-matrix-columns-spanned="1" table:number-matrix-rows-spanned="1" table:style-name="ce1">
            <text:p>446,534917</text:p>
          </table:table-cell>
          <table:table-cell office:value-type="float" office:value="103.67524962709932" table:formula="of:=SUM(([.CE3:.CE5]-[.$CK3:.$CK5])^2)^0.5" table:number-matrix-columns-spanned="1" table:number-matrix-rows-spanned="1" table:style-name="ce1">
            <text:p>103,6752496</text:p>
          </table:table-cell>
          <table:table-cell office:value-type="float" office:value="3.1783607201393775E-2" table:formula="of:=SUM(([.CF3:.CF5]-[.$CI3:.$CI5])^2)^0.5" table:number-matrix-columns-spanned="1" table:number-matrix-rows-spanned="1" table:style-name="ce1">
            <text:p>0,031783607</text:p>
          </table:table-cell>
          <table:table-cell office:value-type="float" office:value="1765.5535086442633" table:formula="of:=SUM(([.CG3:.CG5]-[.$CJ3:.$CJ5])^2)^0.5" table:number-matrix-columns-spanned="1" table:number-matrix-rows-spanned="1" table:style-name="ce1">
            <text:p>1765,553509</text:p>
          </table:table-cell>
          <table:table-cell office:value-type="float" office:value="217.12123000851921" table:formula="of:=SUM(([.CH3:.CH5]-[.$CK3:.$CK5])^2)^0.5" table:number-matrix-columns-spanned="1" table:number-matrix-rows-spanned="1" table:style-name="ce1">
            <text:p>217,12123</text:p>
          </table:table-cell>
          <table:table-cell table:number-columns-repeated="16298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5]=[.$CI3:.$CI5])" table:number-matrix-columns-spanned="1" table:number-matrix-rows-spanned="1" table:style-name="ce1">
            <text:p>0</text:p>
          </table:table-cell>
          <table:table-cell office:value-type="float" office:value="0" table:formula="of:=SUM([.C3:.C5]=[.$CJ3:.$CJ5])" table:number-matrix-columns-spanned="1" table:number-matrix-rows-spanned="1" table:style-name="ce1">
            <text:p>0</text:p>
          </table:table-cell>
          <table:table-cell office:value-type="float" office:value="0" table:formula="of:=SUM([.D3:.D5]=[.$CK3:.$CK5])" table:number-matrix-columns-spanned="1" table:number-matrix-rows-spanned="1" table:style-name="ce1">
            <text:p>0</text:p>
          </table:table-cell>
          <table:table-cell office:value-type="float" office:value="0" table:formula="of:=SUM([.E3:.E5]=[.$CI3:.$CI5])" table:number-matrix-columns-spanned="1" table:number-matrix-rows-spanned="1" table:style-name="ce1">
            <text:p>0</text:p>
          </table:table-cell>
          <table:table-cell office:value-type="float" office:value="0" table:formula="of:=SUM([.F3:.F5]=[.$CJ3:.$CJ5])" table:number-matrix-columns-spanned="1" table:number-matrix-rows-spanned="1" table:style-name="ce1">
            <text:p>0</text:p>
          </table:table-cell>
          <table:table-cell office:value-type="float" office:value="0" table:formula="of:=SUM([.G3:.G5]=[.$CK3:.$CK5])" table:number-matrix-columns-spanned="1" table:number-matrix-rows-spanned="1" table:style-name="ce1">
            <text:p>0</text:p>
          </table:table-cell>
          <table:table-cell office:value-type="float" office:value="0" table:formula="of:=SUM([.H3:.H5]=[.$CI3:.$CI5])" table:number-matrix-columns-spanned="1" table:number-matrix-rows-spanned="1" table:style-name="ce1">
            <text:p>0</text:p>
          </table:table-cell>
          <table:table-cell office:value-type="float" office:value="0" table:formula="of:=SUM([.I3:.I5]=[.$CJ3:.$CJ5])" table:number-matrix-columns-spanned="1" table:number-matrix-rows-spanned="1" table:style-name="ce1">
            <text:p>0</text:p>
          </table:table-cell>
          <table:table-cell office:value-type="float" office:value="0" table:formula="of:=SUM([.J3:.J5]=[.$CK3:.$CK5])" table:number-matrix-columns-spanned="1" table:number-matrix-rows-spanned="1" table:style-name="ce1">
            <text:p>0</text:p>
          </table:table-cell>
          <table:table-cell office:value-type="float" office:value="0" table:formula="of:=SUM([.K3:.K5]=[.$CI3:.$CI5])" table:number-matrix-columns-spanned="1" table:number-matrix-rows-spanned="1" table:style-name="ce1">
            <text:p>0</text:p>
          </table:table-cell>
          <table:table-cell office:value-type="float" office:value="0" table:formula="of:=SUM([.L3:.L5]=[.$CJ3:.$CJ5])" table:number-matrix-columns-spanned="1" table:number-matrix-rows-spanned="1" table:style-name="ce1">
            <text:p>0</text:p>
          </table:table-cell>
          <table:table-cell office:value-type="float" office:value="0" table:formula="of:=SUM([.M3:.M5]=[.$CK3:.$CK5])" table:number-matrix-columns-spanned="1" table:number-matrix-rows-spanned="1" table:style-name="ce1">
            <text:p>0</text:p>
          </table:table-cell>
          <table:table-cell office:value-type="float" office:value="0" table:formula="of:=SUM([.N3:.N5]=[.$CI3:.$CI5])" table:number-matrix-columns-spanned="1" table:number-matrix-rows-spanned="1" table:style-name="ce1">
            <text:p>0</text:p>
          </table:table-cell>
          <table:table-cell office:value-type="float" office:value="0" table:formula="of:=SUM([.O3:.O5]=[.$CJ3:.$CJ5])" table:number-matrix-columns-spanned="1" table:number-matrix-rows-spanned="1" table:style-name="ce1">
            <text:p>0</text:p>
          </table:table-cell>
          <table:table-cell office:value-type="float" office:value="0" table:formula="of:=SUM([.P3:.P5]=[.$CK3:.$CK5])" table:number-matrix-columns-spanned="1" table:number-matrix-rows-spanned="1" table:style-name="ce1">
            <text:p>0</text:p>
          </table:table-cell>
          <table:table-cell office:value-type="float" office:value="0" table:formula="of:=SUM([.Q3:.Q5]=[.$CI3:.$CI5])" table:number-matrix-columns-spanned="1" table:number-matrix-rows-spanned="1" table:style-name="ce1">
            <text:p>0</text:p>
          </table:table-cell>
          <table:table-cell office:value-type="float" office:value="0" table:formula="of:=SUM([.R3:.R5]=[.$CJ3:.$CJ5])" table:number-matrix-columns-spanned="1" table:number-matrix-rows-spanned="1" table:style-name="ce1">
            <text:p>0</text:p>
          </table:table-cell>
          <table:table-cell office:value-type="float" office:value="0" table:formula="of:=SUM([.S3:.S5]=[.$CK3:.$CK5])" table:number-matrix-columns-spanned="1" table:number-matrix-rows-spanned="1" table:style-name="ce1">
            <text:p>0</text:p>
          </table:table-cell>
          <table:table-cell office:value-type="float" office:value="0" table:formula="of:=SUM([.T3:.T5]=[.$CI3:.$CI5])" table:number-matrix-columns-spanned="1" table:number-matrix-rows-spanned="1" table:style-name="ce1">
            <text:p>0</text:p>
          </table:table-cell>
          <table:table-cell office:value-type="float" office:value="0" table:formula="of:=SUM([.U3:.U5]=[.$CJ3:.$CJ5])" table:number-matrix-columns-spanned="1" table:number-matrix-rows-spanned="1" table:style-name="ce1">
            <text:p>0</text:p>
          </table:table-cell>
          <table:table-cell office:value-type="float" office:value="0" table:formula="of:=SUM([.V3:.V5]=[.$CK3:.$CK5])" table:number-matrix-columns-spanned="1" table:number-matrix-rows-spanned="1" table:style-name="ce1">
            <text:p>0</text:p>
          </table:table-cell>
          <table:table-cell office:value-type="float" office:value="0" table:formula="of:=SUM([.W3:.W5]=[.$CI3:.$CI5])" table:number-matrix-columns-spanned="1" table:number-matrix-rows-spanned="1" table:style-name="ce1">
            <text:p>0</text:p>
          </table:table-cell>
          <table:table-cell office:value-type="float" office:value="0" table:formula="of:=SUM([.X3:.X5]=[.$CJ3:.$CJ5])" table:number-matrix-columns-spanned="1" table:number-matrix-rows-spanned="1" table:style-name="ce1">
            <text:p>0</text:p>
          </table:table-cell>
          <table:table-cell office:value-type="float" office:value="0" table:formula="of:=SUM([.Y3:.Y5]=[.$CK3:.$CK5])" table:number-matrix-columns-spanned="1" table:number-matrix-rows-spanned="1" table:style-name="ce1">
            <text:p>0</text:p>
          </table:table-cell>
          <table:table-cell office:value-type="float" office:value="0" table:formula="of:=SUM([.Z3:.Z5]=[.$CI3:.$CI5])" table:number-matrix-columns-spanned="1" table:number-matrix-rows-spanned="1" table:style-name="ce1">
            <text:p>0</text:p>
          </table:table-cell>
          <table:table-cell office:value-type="float" office:value="0" table:formula="of:=SUM([.AA3:.AA5]=[.$CJ3:.$CJ5])" table:number-matrix-columns-spanned="1" table:number-matrix-rows-spanned="1" table:style-name="ce1">
            <text:p>0</text:p>
          </table:table-cell>
          <table:table-cell office:value-type="float" office:value="0" table:formula="of:=SUM([.AB3:.AB5]=[.$CK3:.$CK5])" table:number-matrix-columns-spanned="1" table:number-matrix-rows-spanned="1" table:style-name="ce1">
            <text:p>0</text:p>
          </table:table-cell>
          <table:table-cell office:value-type="float" office:value="0" table:formula="of:=SUM([.AC3:.AC5]=[.$CI3:.$CI5])" table:number-matrix-columns-spanned="1" table:number-matrix-rows-spanned="1" table:style-name="ce1">
            <text:p>0</text:p>
          </table:table-cell>
          <table:table-cell office:value-type="float" office:value="0" table:formula="of:=SUM([.AD3:.AD5]=[.$CJ3:.$CJ5])" table:number-matrix-columns-spanned="1" table:number-matrix-rows-spanned="1" table:style-name="ce1">
            <text:p>0</text:p>
          </table:table-cell>
          <table:table-cell office:value-type="float" office:value="0" table:formula="of:=SUM([.AE3:.AE5]=[.$CK3:.$CK5])" table:number-matrix-columns-spanned="1" table:number-matrix-rows-spanned="1" table:style-name="ce1">
            <text:p>0</text:p>
          </table:table-cell>
          <table:table-cell office:value-type="float" office:value="0" table:formula="of:=SUM([.AF3:.AF5]=[.$CI3:.$CI5])" table:number-matrix-columns-spanned="1" table:number-matrix-rows-spanned="1" table:style-name="ce1">
            <text:p>0</text:p>
          </table:table-cell>
          <table:table-cell office:value-type="float" office:value="0" table:formula="of:=SUM([.AG3:.AG5]=[.$CJ3:.$CJ5])" table:number-matrix-columns-spanned="1" table:number-matrix-rows-spanned="1" table:style-name="ce1">
            <text:p>0</text:p>
          </table:table-cell>
          <table:table-cell office:value-type="float" office:value="0" table:formula="of:=SUM([.AH3:.AH5]=[.$CK3:.$CK5])" table:number-matrix-columns-spanned="1" table:number-matrix-rows-spanned="1" table:style-name="ce1">
            <text:p>0</text:p>
          </table:table-cell>
          <table:table-cell office:value-type="float" office:value="0" table:formula="of:=SUM([.AI3:.AI5]=[.$CI3:.$CI5])" table:number-matrix-columns-spanned="1" table:number-matrix-rows-spanned="1" table:style-name="ce1">
            <text:p>0</text:p>
          </table:table-cell>
          <table:table-cell office:value-type="float" office:value="0" table:formula="of:=SUM([.AJ3:.AJ5]=[.$CJ3:.$CJ5])" table:number-matrix-columns-spanned="1" table:number-matrix-rows-spanned="1" table:style-name="ce1">
            <text:p>0</text:p>
          </table:table-cell>
          <table:table-cell office:value-type="float" office:value="0" table:formula="of:=SUM([.AK3:.AK5]=[.$CK3:.$CK5])" table:number-matrix-columns-spanned="1" table:number-matrix-rows-spanned="1" table:style-name="ce1">
            <text:p>0</text:p>
          </table:table-cell>
          <table:table-cell office:value-type="float" office:value="0" table:formula="of:=SUM([.AL3:.AL5]=[.$CI3:.$CI5])" table:number-matrix-columns-spanned="1" table:number-matrix-rows-spanned="1" table:style-name="ce1">
            <text:p>0</text:p>
          </table:table-cell>
          <table:table-cell office:value-type="float" office:value="0" table:formula="of:=SUM([.AM3:.AM5]=[.$CJ3:.$CJ5])" table:number-matrix-columns-spanned="1" table:number-matrix-rows-spanned="1" table:style-name="ce1">
            <text:p>0</text:p>
          </table:table-cell>
          <table:table-cell office:value-type="float" office:value="0" table:formula="of:=SUM([.AN3:.AN5]=[.$CK3:.$CK5])" table:number-matrix-columns-spanned="1" table:number-matrix-rows-spanned="1" table:style-name="ce1">
            <text:p>0</text:p>
          </table:table-cell>
          <table:table-cell office:value-type="float" office:value="0" table:formula="of:=SUM([.AO3:.AO5]=[.$CI3:.$CI5])" table:number-matrix-columns-spanned="1" table:number-matrix-rows-spanned="1" table:style-name="ce1">
            <text:p>0</text:p>
          </table:table-cell>
          <table:table-cell office:value-type="float" office:value="0" table:formula="of:=SUM([.AP3:.AP5]=[.$CJ3:.$CJ5])" table:number-matrix-columns-spanned="1" table:number-matrix-rows-spanned="1" table:style-name="ce1">
            <text:p>0</text:p>
          </table:table-cell>
          <table:table-cell office:value-type="float" office:value="0" table:formula="of:=SUM([.AQ3:.AQ5]=[.$CK3:.$CK5])" table:number-matrix-columns-spanned="1" table:number-matrix-rows-spanned="1" table:style-name="ce1">
            <text:p>0</text:p>
          </table:table-cell>
          <table:table-cell office:value-type="float" office:value="0" table:formula="of:=SUM([.AR3:.AR5]=[.$CI3:.$CI5])" table:number-matrix-columns-spanned="1" table:number-matrix-rows-spanned="1" table:style-name="ce1">
            <text:p>0</text:p>
          </table:table-cell>
          <table:table-cell office:value-type="float" office:value="0" table:formula="of:=SUM([.AS3:.AS5]=[.$CI3:.$CI5])" table:number-matrix-columns-spanned="1" table:number-matrix-rows-spanned="1" table:style-name="ce1">
            <text:p>0</text:p>
          </table:table-cell>
          <table:table-cell office:value-type="float" office:value="0" table:formula="of:=SUM([.AT3:.AT5]=[.$CJ3:.$CJ5])" table:number-matrix-columns-spanned="1" table:number-matrix-rows-spanned="1" table:style-name="ce1">
            <text:p>0</text:p>
          </table:table-cell>
          <table:table-cell office:value-type="float" office:value="0" table:formula="of:=SUM([.AU3:.AU5]=[.$CK3:.$CK5])" table:number-matrix-columns-spanned="1" table:number-matrix-rows-spanned="1" table:style-name="ce1">
            <text:p>0</text:p>
          </table:table-cell>
          <table:table-cell office:value-type="float" office:value="0" table:formula="of:=SUM([.AV3:.AV5]=[.$CI3:.$CI5])" table:number-matrix-columns-spanned="1" table:number-matrix-rows-spanned="1" table:style-name="ce1">
            <text:p>0</text:p>
          </table:table-cell>
          <table:table-cell office:value-type="float" office:value="0" table:formula="of:=SUM([.AW3:.AW5]=[.$CJ3:.$CJ5])" table:number-matrix-columns-spanned="1" table:number-matrix-rows-spanned="1" table:style-name="ce1">
            <text:p>0</text:p>
          </table:table-cell>
          <table:table-cell office:value-type="float" office:value="0" table:formula="of:=SUM([.AX3:.AX5]=[.$CK3:.$CK5])" table:number-matrix-columns-spanned="1" table:number-matrix-rows-spanned="1" table:style-name="ce1">
            <text:p>0</text:p>
          </table:table-cell>
          <table:table-cell office:value-type="float" office:value="0" table:formula="of:=SUM([.AY3:.AY5]=[.$CI3:.$CI5])" table:number-matrix-columns-spanned="1" table:number-matrix-rows-spanned="1" table:style-name="ce1">
            <text:p>0</text:p>
          </table:table-cell>
          <table:table-cell office:value-type="float" office:value="0" table:formula="of:=SUM([.AZ3:.AZ5]=[.$CJ3:.$CJ5])" table:number-matrix-columns-spanned="1" table:number-matrix-rows-spanned="1" table:style-name="ce1">
            <text:p>0</text:p>
          </table:table-cell>
          <table:table-cell office:value-type="float" office:value="0" table:formula="of:=SUM([.BA3:.BA5]=[.$CK3:.$CK5])" table:number-matrix-columns-spanned="1" table:number-matrix-rows-spanned="1" table:style-name="ce1">
            <text:p>0</text:p>
          </table:table-cell>
          <table:table-cell office:value-type="float" office:value="0" table:formula="of:=SUM([.BB3:.BB5]=[.$CI3:.$CI5])" table:number-matrix-columns-spanned="1" table:number-matrix-rows-spanned="1" table:style-name="ce1">
            <text:p>0</text:p>
          </table:table-cell>
          <table:table-cell office:value-type="float" office:value="0" table:formula="of:=SUM([.BC3:.BC5]=[.$CJ3:.$CJ5])" table:number-matrix-columns-spanned="1" table:number-matrix-rows-spanned="1" table:style-name="ce1">
            <text:p>0</text:p>
          </table:table-cell>
          <table:table-cell office:value-type="float" office:value="0" table:formula="of:=SUM([.BD3:.BD5]=[.$CK3:.$CK5])" table:number-matrix-columns-spanned="1" table:number-matrix-rows-spanned="1" table:style-name="ce1">
            <text:p>0</text:p>
          </table:table-cell>
          <table:table-cell office:value-type="float" office:value="0" table:formula="of:=SUM([.BE3:.BE5]=[.$CI3:.$CI5])" table:number-matrix-columns-spanned="1" table:number-matrix-rows-spanned="1" table:style-name="ce1">
            <text:p>0</text:p>
          </table:table-cell>
          <table:table-cell office:value-type="float" office:value="0" table:formula="of:=SUM([.BF3:.BF5]=[.$CJ3:.$CJ5])" table:number-matrix-columns-spanned="1" table:number-matrix-rows-spanned="1" table:style-name="ce1">
            <text:p>0</text:p>
          </table:table-cell>
          <table:table-cell office:value-type="float" office:value="0" table:formula="of:=SUM([.BG3:.BG5]=[.$CK3:.$CK5])" table:number-matrix-columns-spanned="1" table:number-matrix-rows-spanned="1" table:style-name="ce1">
            <text:p>0</text:p>
          </table:table-cell>
          <table:table-cell office:value-type="float" office:value="0" table:formula="of:=SUM([.BH3:.BH5]=[.$CI3:.$CI5])" table:number-matrix-columns-spanned="1" table:number-matrix-rows-spanned="1" table:style-name="ce1">
            <text:p>0</text:p>
          </table:table-cell>
          <table:table-cell office:value-type="float" office:value="0" table:formula="of:=SUM([.BI3:.BI5]=[.$CJ3:.$CJ5])" table:number-matrix-columns-spanned="1" table:number-matrix-rows-spanned="1" table:style-name="ce1">
            <text:p>0</text:p>
          </table:table-cell>
          <table:table-cell office:value-type="float" office:value="0" table:formula="of:=SUM([.BJ3:.BJ5]=[.$CK3:.$CK5])" table:number-matrix-columns-spanned="1" table:number-matrix-rows-spanned="1" table:style-name="ce1">
            <text:p>0</text:p>
          </table:table-cell>
          <table:table-cell office:value-type="float" office:value="0" table:formula="of:=SUM([.BK3:.BK5]=[.$CI3:.$CI5])" table:number-matrix-columns-spanned="1" table:number-matrix-rows-spanned="1" table:style-name="ce1">
            <text:p>0</text:p>
          </table:table-cell>
          <table:table-cell office:value-type="float" office:value="0" table:formula="of:=SUM([.BL3:.BL5]=[.$CJ3:.$CJ5])" table:number-matrix-columns-spanned="1" table:number-matrix-rows-spanned="1" table:style-name="ce1">
            <text:p>0</text:p>
          </table:table-cell>
          <table:table-cell office:value-type="float" office:value="0" table:formula="of:=SUM([.BM3:.BM5]=[.$CK3:.$CK5])" table:number-matrix-columns-spanned="1" table:number-matrix-rows-spanned="1" table:style-name="ce1">
            <text:p>0</text:p>
          </table:table-cell>
          <table:table-cell office:value-type="float" office:value="0" table:formula="of:=SUM([.BN3:.BN5]=[.$CI3:.$CI5])" table:number-matrix-columns-spanned="1" table:number-matrix-rows-spanned="1" table:style-name="ce1">
            <text:p>0</text:p>
          </table:table-cell>
          <table:table-cell office:value-type="float" office:value="0" table:formula="of:=SUM([.BO3:.BO5]=[.$CJ3:.$CJ5])" table:number-matrix-columns-spanned="1" table:number-matrix-rows-spanned="1" table:style-name="ce1">
            <text:p>0</text:p>
          </table:table-cell>
          <table:table-cell office:value-type="float" office:value="0" table:formula="of:=SUM([.BP3:.BP5]=[.$CK3:.$CK5])" table:number-matrix-columns-spanned="1" table:number-matrix-rows-spanned="1" table:style-name="ce1">
            <text:p>0</text:p>
          </table:table-cell>
          <table:table-cell office:value-type="float" office:value="0" table:formula="of:=SUM([.BQ3:.BQ5]=[.$CI3:.$CI5])" table:number-matrix-columns-spanned="1" table:number-matrix-rows-spanned="1" table:style-name="ce1">
            <text:p>0</text:p>
          </table:table-cell>
          <table:table-cell office:value-type="float" office:value="0" table:formula="of:=SUM([.BR3:.BR5]=[.$CJ3:.$CJ5])" table:number-matrix-columns-spanned="1" table:number-matrix-rows-spanned="1" table:style-name="ce1">
            <text:p>0</text:p>
          </table:table-cell>
          <table:table-cell office:value-type="float" office:value="0" table:formula="of:=SUM([.BS3:.BS5]=[.$CK3:.$CK5])" table:number-matrix-columns-spanned="1" table:number-matrix-rows-spanned="1" table:style-name="ce1">
            <text:p>0</text:p>
          </table:table-cell>
          <table:table-cell office:value-type="float" office:value="0" table:formula="of:=SUM([.BT3:.BT5]=[.$CI3:.$CI5])" table:number-matrix-columns-spanned="1" table:number-matrix-rows-spanned="1" table:style-name="ce1">
            <text:p>0</text:p>
          </table:table-cell>
          <table:table-cell office:value-type="float" office:value="0" table:formula="of:=SUM([.BU3:.BU5]=[.$CJ3:.$CJ5])" table:number-matrix-columns-spanned="1" table:number-matrix-rows-spanned="1" table:style-name="ce1">
            <text:p>0</text:p>
          </table:table-cell>
          <table:table-cell office:value-type="float" office:value="0" table:formula="of:=SUM([.BV3:.BV5]=[.$CK3:.$CK5])" table:number-matrix-columns-spanned="1" table:number-matrix-rows-spanned="1" table:style-name="ce1">
            <text:p>0</text:p>
          </table:table-cell>
          <table:table-cell office:value-type="float" office:value="0" table:formula="of:=SUM([.BW3:.BW5]=[.$CI3:.$CI5])" table:number-matrix-columns-spanned="1" table:number-matrix-rows-spanned="1" table:style-name="ce1">
            <text:p>0</text:p>
          </table:table-cell>
          <table:table-cell office:value-type="float" office:value="0" table:formula="of:=SUM([.BX3:.BX5]=[.$CJ3:.$CJ5])" table:number-matrix-columns-spanned="1" table:number-matrix-rows-spanned="1" table:style-name="ce1">
            <text:p>0</text:p>
          </table:table-cell>
          <table:table-cell office:value-type="float" office:value="0" table:formula="of:=SUM([.BY3:.BY5]=[.$CK3:.$CK5])" table:number-matrix-columns-spanned="1" table:number-matrix-rows-spanned="1" table:style-name="ce1">
            <text:p>0</text:p>
          </table:table-cell>
          <table:table-cell office:value-type="float" office:value="0" table:formula="of:=SUM([.BZ3:.BZ5]=[.$CI3:.$CI5])" table:number-matrix-columns-spanned="1" table:number-matrix-rows-spanned="1" table:style-name="ce1">
            <text:p>0</text:p>
          </table:table-cell>
          <table:table-cell office:value-type="float" office:value="0" table:formula="of:=SUM([.CA3:.CA5]=[.$CJ3:.$CJ5])" table:number-matrix-columns-spanned="1" table:number-matrix-rows-spanned="1" table:style-name="ce1">
            <text:p>0</text:p>
          </table:table-cell>
          <table:table-cell office:value-type="float" office:value="0" table:formula="of:=SUM([.CB3:.CB5]=[.$CK3:.$CK5])" table:number-matrix-columns-spanned="1" table:number-matrix-rows-spanned="1" table:style-name="ce1">
            <text:p>0</text:p>
          </table:table-cell>
          <table:table-cell office:value-type="float" office:value="0" table:formula="of:=SUM([.CC3:.CC5]=[.$CI3:.$CI5])" table:number-matrix-columns-spanned="1" table:number-matrix-rows-spanned="1" table:style-name="ce1">
            <text:p>0</text:p>
          </table:table-cell>
          <table:table-cell office:value-type="float" office:value="0" table:formula="of:=SUM([.CD3:.CD5]=[.$CJ3:.$CJ5])" table:number-matrix-columns-spanned="1" table:number-matrix-rows-spanned="1" table:style-name="ce1">
            <text:p>0</text:p>
          </table:table-cell>
          <table:table-cell office:value-type="float" office:value="0" table:formula="of:=SUM([.CE3:.CE5]=[.$CK3:.$CK5])" table:number-matrix-columns-spanned="1" table:number-matrix-rows-spanned="1" table:style-name="ce1">
            <text:p>0</text:p>
          </table:table-cell>
          <table:table-cell office:value-type="float" office:value="0" table:formula="of:=SUM([.CF3:.CF5]=[.$CI3:.$CI5])" table:number-matrix-columns-spanned="1" table:number-matrix-rows-spanned="1" table:style-name="ce1">
            <text:p>0</text:p>
          </table:table-cell>
          <table:table-cell office:value-type="float" office:value="0" table:formula="of:=SUM([.CG3:.CG5]=[.$CJ3:.$CJ5])" table:number-matrix-columns-spanned="1" table:number-matrix-rows-spanned="1" table:style-name="ce1">
            <text:p>0</text:p>
          </table:table-cell>
          <table:table-cell office:value-type="float" office:value="0" table:formula="of:=SUM([.CH3:.CH5]=[.$CK3:.$CK5])" table:number-matrix-columns-spanned="1" table:number-matrix-rows-spanned="1" table:style-name="ce1">
            <text:p>0</text:p>
          </table:table-cell>
          <table:table-cell table:number-columns-repeated="16298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C3:.C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D3:.D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E3:.E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F3:.F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G3:.G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H3:.H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I3:.I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J3:.J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K3:.K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L3:.L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M3:.M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N3:.N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O3:.O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P3:.P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Q3:.Q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R3:.R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S3:.S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T3:.T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U3:.U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V3:.V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W3:.W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X3:.X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Y3:.Y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Z3:.Z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A3:.AA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B3:.AB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C3:.AC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D3:.AD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E3:.AE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F3:.AF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G3:.AG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H3:.AH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I3:.AI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J3:.AJ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K3:.AK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L3:.AL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M3:.AM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N3:.AN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O3:.AO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P3:.AP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Q3:.AQ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R3:.AR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S3:.AS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T3:.AT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U3:.AU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V3:.AV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W3:.AW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AX3:.AX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Y3:.AY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Z3:.AZ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BA3:.BA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BB3:.BB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BC3:.BC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BD3:.BD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BE3:.BE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BF3:.BF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BG3:.BG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BH3:.BH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BI3:.BI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BJ3:.BJ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BK3:.BK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BL3:.BL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BM3:.BM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BN3:.BN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BO3:.BO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BP3:.BP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BQ3:.BQ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BR3:.BR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BS3:.BS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BT3:.BT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BU3:.BU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BV3:.BV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BW3:.BW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BX3:.BX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BY3:.BY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BZ3:.BZ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CA3:.CA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CB3:.CB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CC3:.CC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CD3:.CD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CE3:.CE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CF3:.CF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CG3:.CG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CH3:.CH5]&lt;[.$CN3:.$CN5])" table:number-matrix-columns-spanned="1" table:number-matrix-rows-spanned="1" table:style-name="ce1">
            <text:p>0</text:p>
          </table:table-cell>
          <table:table-cell table:number-columns-repeated="16298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C3:.C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D3:.D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E3:.E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F3:.F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G3:.G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H3:.H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I3:.I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J3:.J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K3:.K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L3:.L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M3:.M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N3:.N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O3:.O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P3:.P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Q3:.Q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R3:.R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S3:.S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T3:.T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U3:.U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V3:.V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W3:.W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X3:.X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Y3:.Y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Z3:.Z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A3:.AA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B3:.AB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C3:.AC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D3:.AD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E3:.AE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F3:.AF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G3:.AG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H3:.AH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I3:.AI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J3:.AJ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K3:.AK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L3:.AL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M3:.AM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N3:.AN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O3:.AO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P3:.AP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Q3:.AQ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R3:.AR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S3:.AS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T3:.AT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U3:.AU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V3:.AV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AW3:.AW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AX3:.AX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Y3:.AY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Z3:.AZ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BA3:.BA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B3:.BB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BC3:.BC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BD3:.BD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E3:.BE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BF3:.BF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BG3:.BG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H3:.BH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BI3:.BI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BJ3:.BJ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K3:.BK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BL3:.BL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BM3:.BM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N3:.BN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BO3:.BO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BP3:.BP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BQ3:.BQ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BR3:.BR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BS3:.BS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BT3:.BT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BU3:.BU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BV3:.BV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W3:.BW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BX3:.BX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BY3:.BY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Z3:.BZ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CA3:.CA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CB3:.CB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CC3:.CC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CD3:.CD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CE3:.CE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CF3:.CF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CG3:.CG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CH3:.CH5]&gt;[.$CN3:.$CN5])" table:number-matrix-columns-spanned="1" table:number-matrix-rows-spanned="1" table:style-name="ce1">
            <text:p>0</text:p>
          </table:table-cell>
          <table:table-cell table:number-columns-repeated="16298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5]=[.$CO3:.$CO5])" table:number-matrix-columns-spanned="1" table:number-matrix-rows-spanned="1" table:style-name="ce1">
            <text:p>0</text:p>
          </table:table-cell>
          <table:table-cell office:value-type="float" office:value="0" table:formula="of:=SUM([.C3:.C5]=[.$CP3:.$CP5])" table:number-matrix-columns-spanned="1" table:number-matrix-rows-spanned="1" table:style-name="ce1">
            <text:p>0</text:p>
          </table:table-cell>
          <table:table-cell office:value-type="float" office:value="0" table:formula="of:=SUM([.D3:.D5]=[.$CQ3:.$CQ5])" table:number-matrix-columns-spanned="1" table:number-matrix-rows-spanned="1" table:style-name="ce1">
            <text:p>0</text:p>
          </table:table-cell>
          <table:table-cell office:value-type="float" office:value="0" table:formula="of:=SUM([.E3:.E5]=[.$CO3:.$CO5])" table:number-matrix-columns-spanned="1" table:number-matrix-rows-spanned="1" table:style-name="ce1">
            <text:p>0</text:p>
          </table:table-cell>
          <table:table-cell office:value-type="float" office:value="0" table:formula="of:=SUM([.F3:.F5]=[.$CP3:.$CP5])" table:number-matrix-columns-spanned="1" table:number-matrix-rows-spanned="1" table:style-name="ce1">
            <text:p>0</text:p>
          </table:table-cell>
          <table:table-cell office:value-type="float" office:value="0" table:formula="of:=SUM([.G3:.G5]=[.$CQ3:.$CQ5])" table:number-matrix-columns-spanned="1" table:number-matrix-rows-spanned="1" table:style-name="ce1">
            <text:p>0</text:p>
          </table:table-cell>
          <table:table-cell office:value-type="float" office:value="0" table:formula="of:=SUM([.H3:.H5]=[.$CO3:.$CO5])" table:number-matrix-columns-spanned="1" table:number-matrix-rows-spanned="1" table:style-name="ce1">
            <text:p>0</text:p>
          </table:table-cell>
          <table:table-cell office:value-type="float" office:value="0" table:formula="of:=SUM([.I3:.I5]=[.$CP3:.$CP5])" table:number-matrix-columns-spanned="1" table:number-matrix-rows-spanned="1" table:style-name="ce1">
            <text:p>0</text:p>
          </table:table-cell>
          <table:table-cell office:value-type="float" office:value="0" table:formula="of:=SUM([.J3:.J5]=[.$CQ3:.$CQ5])" table:number-matrix-columns-spanned="1" table:number-matrix-rows-spanned="1" table:style-name="ce1">
            <text:p>0</text:p>
          </table:table-cell>
          <table:table-cell office:value-type="float" office:value="0" table:formula="of:=SUM([.K3:.K5]=[.$CO3:.$CO5])" table:number-matrix-columns-spanned="1" table:number-matrix-rows-spanned="1" table:style-name="ce1">
            <text:p>0</text:p>
          </table:table-cell>
          <table:table-cell office:value-type="float" office:value="0" table:formula="of:=SUM([.L3:.L5]=[.$CP3:.$CP5])" table:number-matrix-columns-spanned="1" table:number-matrix-rows-spanned="1" table:style-name="ce1">
            <text:p>0</text:p>
          </table:table-cell>
          <table:table-cell office:value-type="float" office:value="0" table:formula="of:=SUM([.M3:.M5]=[.$CQ3:.$CQ5])" table:number-matrix-columns-spanned="1" table:number-matrix-rows-spanned="1" table:style-name="ce1">
            <text:p>0</text:p>
          </table:table-cell>
          <table:table-cell office:value-type="float" office:value="0" table:formula="of:=SUM([.N3:.N5]=[.$CO3:.$CO5])" table:number-matrix-columns-spanned="1" table:number-matrix-rows-spanned="1" table:style-name="ce1">
            <text:p>0</text:p>
          </table:table-cell>
          <table:table-cell office:value-type="float" office:value="0" table:formula="of:=SUM([.O3:.O5]=[.$CP3:.$CP5])" table:number-matrix-columns-spanned="1" table:number-matrix-rows-spanned="1" table:style-name="ce1">
            <text:p>0</text:p>
          </table:table-cell>
          <table:table-cell office:value-type="float" office:value="0" table:formula="of:=SUM([.P3:.P5]=[.$CQ3:.$CQ5])" table:number-matrix-columns-spanned="1" table:number-matrix-rows-spanned="1" table:style-name="ce1">
            <text:p>0</text:p>
          </table:table-cell>
          <table:table-cell office:value-type="float" office:value="0" table:formula="of:=SUM([.Q3:.Q5]=[.$CO3:.$CO5])" table:number-matrix-columns-spanned="1" table:number-matrix-rows-spanned="1" table:style-name="ce1">
            <text:p>0</text:p>
          </table:table-cell>
          <table:table-cell office:value-type="float" office:value="0" table:formula="of:=SUM([.R3:.R5]=[.$CP3:.$CP5])" table:number-matrix-columns-spanned="1" table:number-matrix-rows-spanned="1" table:style-name="ce1">
            <text:p>0</text:p>
          </table:table-cell>
          <table:table-cell office:value-type="float" office:value="0" table:formula="of:=SUM([.S3:.S5]=[.$CQ3:.$CQ5])" table:number-matrix-columns-spanned="1" table:number-matrix-rows-spanned="1" table:style-name="ce1">
            <text:p>0</text:p>
          </table:table-cell>
          <table:table-cell office:value-type="float" office:value="0" table:formula="of:=SUM([.T3:.T5]=[.$CO3:.$CO5])" table:number-matrix-columns-spanned="1" table:number-matrix-rows-spanned="1" table:style-name="ce1">
            <text:p>0</text:p>
          </table:table-cell>
          <table:table-cell office:value-type="float" office:value="0" table:formula="of:=SUM([.U3:.U5]=[.$CP3:.$CP5])" table:number-matrix-columns-spanned="1" table:number-matrix-rows-spanned="1" table:style-name="ce1">
            <text:p>0</text:p>
          </table:table-cell>
          <table:table-cell office:value-type="float" office:value="0" table:formula="of:=SUM([.V3:.V5]=[.$CQ3:.$CQ5])" table:number-matrix-columns-spanned="1" table:number-matrix-rows-spanned="1" table:style-name="ce1">
            <text:p>0</text:p>
          </table:table-cell>
          <table:table-cell office:value-type="float" office:value="0" table:formula="of:=SUM([.W3:.W5]=[.$CO3:.$CO5])" table:number-matrix-columns-spanned="1" table:number-matrix-rows-spanned="1" table:style-name="ce1">
            <text:p>0</text:p>
          </table:table-cell>
          <table:table-cell office:value-type="float" office:value="0" table:formula="of:=SUM([.X3:.X5]=[.$CP3:.$CP5])" table:number-matrix-columns-spanned="1" table:number-matrix-rows-spanned="1" table:style-name="ce1">
            <text:p>0</text:p>
          </table:table-cell>
          <table:table-cell office:value-type="float" office:value="0" table:formula="of:=SUM([.Y3:.Y5]=[.$CQ3:.$CQ5])" table:number-matrix-columns-spanned="1" table:number-matrix-rows-spanned="1" table:style-name="ce1">
            <text:p>0</text:p>
          </table:table-cell>
          <table:table-cell office:value-type="float" office:value="0" table:formula="of:=SUM([.Z3:.Z5]=[.$CO3:.$CO5])" table:number-matrix-columns-spanned="1" table:number-matrix-rows-spanned="1" table:style-name="ce1">
            <text:p>0</text:p>
          </table:table-cell>
          <table:table-cell office:value-type="float" office:value="0" table:formula="of:=SUM([.AA3:.AA5]=[.$CP3:.$CP5])" table:number-matrix-columns-spanned="1" table:number-matrix-rows-spanned="1" table:style-name="ce1">
            <text:p>0</text:p>
          </table:table-cell>
          <table:table-cell office:value-type="float" office:value="0" table:formula="of:=SUM([.AB3:.AB5]=[.$CQ3:.$CQ5])" table:number-matrix-columns-spanned="1" table:number-matrix-rows-spanned="1" table:style-name="ce1">
            <text:p>0</text:p>
          </table:table-cell>
          <table:table-cell office:value-type="float" office:value="0" table:formula="of:=SUM([.AC3:.AC5]=[.$CO3:.$CO5])" table:number-matrix-columns-spanned="1" table:number-matrix-rows-spanned="1" table:style-name="ce1">
            <text:p>0</text:p>
          </table:table-cell>
          <table:table-cell office:value-type="float" office:value="0" table:formula="of:=SUM([.AD3:.AD5]=[.$CP3:.$CP5])" table:number-matrix-columns-spanned="1" table:number-matrix-rows-spanned="1" table:style-name="ce1">
            <text:p>0</text:p>
          </table:table-cell>
          <table:table-cell office:value-type="float" office:value="0" table:formula="of:=SUM([.AE3:.AE5]=[.$CQ3:.$CQ5])" table:number-matrix-columns-spanned="1" table:number-matrix-rows-spanned="1" table:style-name="ce1">
            <text:p>0</text:p>
          </table:table-cell>
          <table:table-cell office:value-type="float" office:value="0" table:formula="of:=SUM([.AF3:.AF5]=[.$CO3:.$CO5])" table:number-matrix-columns-spanned="1" table:number-matrix-rows-spanned="1" table:style-name="ce1">
            <text:p>0</text:p>
          </table:table-cell>
          <table:table-cell office:value-type="float" office:value="0" table:formula="of:=SUM([.AG3:.AG5]=[.$CP3:.$CP5])" table:number-matrix-columns-spanned="1" table:number-matrix-rows-spanned="1" table:style-name="ce1">
            <text:p>0</text:p>
          </table:table-cell>
          <table:table-cell office:value-type="float" office:value="0" table:formula="of:=SUM([.AH3:.AH5]=[.$CQ3:.$CQ5])" table:number-matrix-columns-spanned="1" table:number-matrix-rows-spanned="1" table:style-name="ce1">
            <text:p>0</text:p>
          </table:table-cell>
          <table:table-cell office:value-type="float" office:value="0" table:formula="of:=SUM([.AI3:.AI5]=[.$CO3:.$CO5])" table:number-matrix-columns-spanned="1" table:number-matrix-rows-spanned="1" table:style-name="ce1">
            <text:p>0</text:p>
          </table:table-cell>
          <table:table-cell office:value-type="float" office:value="0" table:formula="of:=SUM([.AJ3:.AJ5]=[.$CP3:.$CP5])" table:number-matrix-columns-spanned="1" table:number-matrix-rows-spanned="1" table:style-name="ce1">
            <text:p>0</text:p>
          </table:table-cell>
          <table:table-cell office:value-type="float" office:value="0" table:formula="of:=SUM([.AK3:.AK5]=[.$CQ3:.$CQ5])" table:number-matrix-columns-spanned="1" table:number-matrix-rows-spanned="1" table:style-name="ce1">
            <text:p>0</text:p>
          </table:table-cell>
          <table:table-cell office:value-type="float" office:value="0" table:formula="of:=SUM([.AL3:.AL5]=[.$CO3:.$CO5])" table:number-matrix-columns-spanned="1" table:number-matrix-rows-spanned="1" table:style-name="ce1">
            <text:p>0</text:p>
          </table:table-cell>
          <table:table-cell office:value-type="float" office:value="0" table:formula="of:=SUM([.AM3:.AM5]=[.$CP3:.$CP5])" table:number-matrix-columns-spanned="1" table:number-matrix-rows-spanned="1" table:style-name="ce1">
            <text:p>0</text:p>
          </table:table-cell>
          <table:table-cell office:value-type="float" office:value="0" table:formula="of:=SUM([.AN3:.AN5]=[.$CQ3:.$CQ5])" table:number-matrix-columns-spanned="1" table:number-matrix-rows-spanned="1" table:style-name="ce1">
            <text:p>0</text:p>
          </table:table-cell>
          <table:table-cell office:value-type="float" office:value="0" table:formula="of:=SUM([.AO3:.AO5]=[.$CO3:.$CO5])" table:number-matrix-columns-spanned="1" table:number-matrix-rows-spanned="1" table:style-name="ce1">
            <text:p>0</text:p>
          </table:table-cell>
          <table:table-cell office:value-type="float" office:value="0" table:formula="of:=SUM([.AP3:.AP5]=[.$CP3:.$CP5])" table:number-matrix-columns-spanned="1" table:number-matrix-rows-spanned="1" table:style-name="ce1">
            <text:p>0</text:p>
          </table:table-cell>
          <table:table-cell office:value-type="float" office:value="0" table:formula="of:=SUM([.AQ3:.AQ5]=[.$CQ3:.$CQ5])" table:number-matrix-columns-spanned="1" table:number-matrix-rows-spanned="1" table:style-name="ce1">
            <text:p>0</text:p>
          </table:table-cell>
          <table:table-cell office:value-type="float" office:value="0" table:formula="of:=SUM([.AR3:.AR5]=[.$CO3:.$CO5])" table:number-matrix-columns-spanned="1" table:number-matrix-rows-spanned="1" table:style-name="ce2">
            <text:p>0</text:p>
          </table:table-cell>
          <table:table-cell office:value-type="float" office:value="0" table:formula="of:=SUM([.AS3:.AS5]=[.$CO3:.$CO5])" table:number-matrix-columns-spanned="1" table:number-matrix-rows-spanned="1" table:style-name="ce1">
            <text:p>0</text:p>
          </table:table-cell>
          <table:table-cell office:value-type="float" office:value="0" table:formula="of:=SUM([.AT3:.AT5]=[.$CP3:.$CP5])" table:number-matrix-columns-spanned="1" table:number-matrix-rows-spanned="1" table:style-name="ce1">
            <text:p>0</text:p>
          </table:table-cell>
          <table:table-cell office:value-type="float" office:value="0" table:formula="of:=SUM([.AU3:.AU5]=[.$CQ3:.$CQ5])" table:number-matrix-columns-spanned="1" table:number-matrix-rows-spanned="1" table:style-name="ce1">
            <text:p>0</text:p>
          </table:table-cell>
          <table:table-cell office:value-type="float" office:value="0" table:formula="of:=SUM([.AV3:.AV5]=[.$CO3:.$CO5])" table:number-matrix-columns-spanned="1" table:number-matrix-rows-spanned="1" table:style-name="ce1">
            <text:p>0</text:p>
          </table:table-cell>
          <table:table-cell office:value-type="float" office:value="0" table:formula="of:=SUM([.AW3:.AW5]=[.$CP3:.$CP5])" table:number-matrix-columns-spanned="1" table:number-matrix-rows-spanned="1" table:style-name="ce1">
            <text:p>0</text:p>
          </table:table-cell>
          <table:table-cell office:value-type="float" office:value="0" table:formula="of:=SUM([.AX3:.AX5]=[.$CQ3:.$CQ5])" table:number-matrix-columns-spanned="1" table:number-matrix-rows-spanned="1" table:style-name="ce1">
            <text:p>0</text:p>
          </table:table-cell>
          <table:table-cell office:value-type="float" office:value="0" table:formula="of:=SUM([.AY3:.AY5]=[.$CO3:.$CO5])" table:number-matrix-columns-spanned="1" table:number-matrix-rows-spanned="1" table:style-name="ce1">
            <text:p>0</text:p>
          </table:table-cell>
          <table:table-cell office:value-type="float" office:value="0" table:formula="of:=SUM([.AZ3:.AZ5]=[.$CP3:.$CP5])" table:number-matrix-columns-spanned="1" table:number-matrix-rows-spanned="1" table:style-name="ce1">
            <text:p>0</text:p>
          </table:table-cell>
          <table:table-cell office:value-type="float" office:value="0" table:formula="of:=SUM([.BA3:.BA5]=[.$CQ3:.$CQ5])" table:number-matrix-columns-spanned="1" table:number-matrix-rows-spanned="1" table:style-name="ce1">
            <text:p>0</text:p>
          </table:table-cell>
          <table:table-cell office:value-type="float" office:value="0" table:formula="of:=SUM([.BB3:.BB5]=[.$CO3:.$CO5])" table:number-matrix-columns-spanned="1" table:number-matrix-rows-spanned="1" table:style-name="ce1">
            <text:p>0</text:p>
          </table:table-cell>
          <table:table-cell office:value-type="float" office:value="0" table:formula="of:=SUM([.BC3:.BC5]=[.$CP3:.$CP5])" table:number-matrix-columns-spanned="1" table:number-matrix-rows-spanned="1" table:style-name="ce1">
            <text:p>0</text:p>
          </table:table-cell>
          <table:table-cell office:value-type="float" office:value="0" table:formula="of:=SUM([.BD3:.BD5]=[.$CQ3:.$CQ5])" table:number-matrix-columns-spanned="1" table:number-matrix-rows-spanned="1" table:style-name="ce1">
            <text:p>0</text:p>
          </table:table-cell>
          <table:table-cell office:value-type="float" office:value="0" table:formula="of:=SUM([.BE3:.BE5]=[.$CO3:.$CO5])" table:number-matrix-columns-spanned="1" table:number-matrix-rows-spanned="1" table:style-name="ce1">
            <text:p>0</text:p>
          </table:table-cell>
          <table:table-cell office:value-type="float" office:value="0" table:formula="of:=SUM([.BF3:.BF5]=[.$CP3:.$CP5])" table:number-matrix-columns-spanned="1" table:number-matrix-rows-spanned="1" table:style-name="ce1">
            <text:p>0</text:p>
          </table:table-cell>
          <table:table-cell office:value-type="float" office:value="0" table:formula="of:=SUM([.BG3:.BG5]=[.$CQ3:.$CQ5])" table:number-matrix-columns-spanned="1" table:number-matrix-rows-spanned="1" table:style-name="ce1">
            <text:p>0</text:p>
          </table:table-cell>
          <table:table-cell office:value-type="float" office:value="0" table:formula="of:=SUM([.BH3:.BH5]=[.$CO3:.$CO5])" table:number-matrix-columns-spanned="1" table:number-matrix-rows-spanned="1" table:style-name="ce1">
            <text:p>0</text:p>
          </table:table-cell>
          <table:table-cell office:value-type="float" office:value="0" table:formula="of:=SUM([.BI3:.BI5]=[.$CP3:.$CP5])" table:number-matrix-columns-spanned="1" table:number-matrix-rows-spanned="1" table:style-name="ce1">
            <text:p>0</text:p>
          </table:table-cell>
          <table:table-cell office:value-type="float" office:value="0" table:formula="of:=SUM([.BJ3:.BJ5]=[.$CQ3:.$CQ5])" table:number-matrix-columns-spanned="1" table:number-matrix-rows-spanned="1" table:style-name="ce1">
            <text:p>0</text:p>
          </table:table-cell>
          <table:table-cell office:value-type="float" office:value="0" table:formula="of:=SUM([.BK3:.BK5]=[.$CO3:.$CO5])" table:number-matrix-columns-spanned="1" table:number-matrix-rows-spanned="1" table:style-name="ce1">
            <text:p>0</text:p>
          </table:table-cell>
          <table:table-cell office:value-type="float" office:value="0" table:formula="of:=SUM([.BL3:.BL5]=[.$CP3:.$CP5])" table:number-matrix-columns-spanned="1" table:number-matrix-rows-spanned="1" table:style-name="ce1">
            <text:p>0</text:p>
          </table:table-cell>
          <table:table-cell office:value-type="float" office:value="0" table:formula="of:=SUM([.BM3:.BM5]=[.$CQ3:.$CQ5])" table:number-matrix-columns-spanned="1" table:number-matrix-rows-spanned="1" table:style-name="ce1">
            <text:p>0</text:p>
          </table:table-cell>
          <table:table-cell office:value-type="float" office:value="0" table:formula="of:=SUM([.BN3:.BN5]=[.$CO3:.$CO5])" table:number-matrix-columns-spanned="1" table:number-matrix-rows-spanned="1" table:style-name="ce1">
            <text:p>0</text:p>
          </table:table-cell>
          <table:table-cell office:value-type="float" office:value="0" table:formula="of:=SUM([.BO3:.BO5]=[.$CP3:.$CP5])" table:number-matrix-columns-spanned="1" table:number-matrix-rows-spanned="1" table:style-name="ce1">
            <text:p>0</text:p>
          </table:table-cell>
          <table:table-cell office:value-type="float" office:value="0" table:formula="of:=SUM([.BP3:.BP5]=[.$CQ3:.$CQ5])" table:number-matrix-columns-spanned="1" table:number-matrix-rows-spanned="1" table:style-name="ce1">
            <text:p>0</text:p>
          </table:table-cell>
          <table:table-cell office:value-type="float" office:value="0" table:formula="of:=SUM([.BQ3:.BQ5]=[.$CO3:.$CO5])" table:number-matrix-columns-spanned="1" table:number-matrix-rows-spanned="1" table:style-name="ce1">
            <text:p>0</text:p>
          </table:table-cell>
          <table:table-cell office:value-type="float" office:value="0" table:formula="of:=SUM([.BR3:.BR5]=[.$CP3:.$CP5])" table:number-matrix-columns-spanned="1" table:number-matrix-rows-spanned="1" table:style-name="ce1">
            <text:p>0</text:p>
          </table:table-cell>
          <table:table-cell office:value-type="float" office:value="0" table:formula="of:=SUM([.BS3:.BS5]=[.$CQ3:.$CQ5])" table:number-matrix-columns-spanned="1" table:number-matrix-rows-spanned="1" table:style-name="ce1">
            <text:p>0</text:p>
          </table:table-cell>
          <table:table-cell office:value-type="float" office:value="0" table:formula="of:=SUM([.BT3:.BT5]=[.$CO3:.$CO5])" table:number-matrix-columns-spanned="1" table:number-matrix-rows-spanned="1" table:style-name="ce1">
            <text:p>0</text:p>
          </table:table-cell>
          <table:table-cell office:value-type="float" office:value="0" table:formula="of:=SUM([.BU3:.BU5]=[.$CP3:.$CP5])" table:number-matrix-columns-spanned="1" table:number-matrix-rows-spanned="1" table:style-name="ce1">
            <text:p>0</text:p>
          </table:table-cell>
          <table:table-cell office:value-type="float" office:value="0" table:formula="of:=SUM([.BV3:.BV5]=[.$CQ3:.$CQ5])" table:number-matrix-columns-spanned="1" table:number-matrix-rows-spanned="1" table:style-name="ce1">
            <text:p>0</text:p>
          </table:table-cell>
          <table:table-cell office:value-type="float" office:value="0" table:formula="of:=SUM([.BW3:.BW5]=[.$CO3:.$CO5])" table:number-matrix-columns-spanned="1" table:number-matrix-rows-spanned="1" table:style-name="ce1">
            <text:p>0</text:p>
          </table:table-cell>
          <table:table-cell office:value-type="float" office:value="0" table:formula="of:=SUM([.BX3:.BX5]=[.$CP3:.$CP5])" table:number-matrix-columns-spanned="1" table:number-matrix-rows-spanned="1" table:style-name="ce1">
            <text:p>0</text:p>
          </table:table-cell>
          <table:table-cell office:value-type="float" office:value="0" table:formula="of:=SUM([.BY3:.BY5]=[.$CQ3:.$CQ5])" table:number-matrix-columns-spanned="1" table:number-matrix-rows-spanned="1" table:style-name="ce1">
            <text:p>0</text:p>
          </table:table-cell>
          <table:table-cell office:value-type="float" office:value="0" table:formula="of:=SUM([.BZ3:.BZ5]=[.$CO3:.$CO5])" table:number-matrix-columns-spanned="1" table:number-matrix-rows-spanned="1" table:style-name="ce1">
            <text:p>0</text:p>
          </table:table-cell>
          <table:table-cell office:value-type="float" office:value="0" table:formula="of:=SUM([.CA3:.CA5]=[.$CP3:.$CP5])" table:number-matrix-columns-spanned="1" table:number-matrix-rows-spanned="1" table:style-name="ce1">
            <text:p>0</text:p>
          </table:table-cell>
          <table:table-cell office:value-type="float" office:value="0" table:formula="of:=SUM([.CB3:.CB5]=[.$CQ3:.$CQ5])" table:number-matrix-columns-spanned="1" table:number-matrix-rows-spanned="1" table:style-name="ce1">
            <text:p>0</text:p>
          </table:table-cell>
          <table:table-cell office:value-type="float" office:value="0" table:formula="of:=SUM([.CC3:.CC5]=[.$CO3:.$CO5])" table:number-matrix-columns-spanned="1" table:number-matrix-rows-spanned="1" table:style-name="ce1">
            <text:p>0</text:p>
          </table:table-cell>
          <table:table-cell office:value-type="float" office:value="0" table:formula="of:=SUM([.CD3:.CD5]=[.$CP3:.$CP5])" table:number-matrix-columns-spanned="1" table:number-matrix-rows-spanned="1" table:style-name="ce1">
            <text:p>0</text:p>
          </table:table-cell>
          <table:table-cell office:value-type="float" office:value="0" table:formula="of:=SUM([.CE3:.CE5]=[.$CQ3:.$CQ5])" table:number-matrix-columns-spanned="1" table:number-matrix-rows-spanned="1" table:style-name="ce1">
            <text:p>0</text:p>
          </table:table-cell>
          <table:table-cell office:value-type="float" office:value="0" table:formula="of:=SUM([.CF3:.CF5]=[.$CO3:.$CO5])" table:number-matrix-columns-spanned="1" table:number-matrix-rows-spanned="1" table:style-name="ce1">
            <text:p>0</text:p>
          </table:table-cell>
          <table:table-cell office:value-type="float" office:value="0" table:formula="of:=SUM([.CG3:.CG5]=[.$CP3:.$CP5])" table:number-matrix-columns-spanned="1" table:number-matrix-rows-spanned="1" table:style-name="ce1">
            <text:p>0</text:p>
          </table:table-cell>
          <table:table-cell office:value-type="float" office:value="0" table:formula="of:=SUM([.CH3:.CH5]=[.$CQ3:.$CQ5])" table:number-matrix-columns-spanned="1" table:number-matrix-rows-spanned="1" table:style-name="ce1">
            <text:p>0</text:p>
          </table:table-cell>
          <table:table-cell table:number-columns-repeated="1629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ellBest" style:family="table-cell" style:data-style-name="N0">
      <style:table-cell-properties style:vertical-align="automatic" fo:background-color="#00FF00"/>
    </style:style>
    <style:style style:name="cellWorst" style:family="table-cell" style:data-style-name="N0">
      <style:table-cell-properties style:vertical-align="automatic"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Joul</dc:creator>
    <dc:date>2022-09-13T11:30:17Z</dc:date>
    <meta:editing-duration>PT0S</meta:editing-duration>
  </office:meta>
</office:document-meta>
</file>